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center" style:justify-single-word="false" fo:text-indent="1.199cm" style:auto-text-indent="false"/>
      <style:text-properties fo:font-size="14pt" fo:font-weight="bold" style:font-size-asian="14pt" style:font-weight-asian="bold" style:font-size-complex="14pt" style:font-weight-complex="bold"/>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ГРАВИТАЦИЯ</text:p>
      <text:p text:style-name="P2">роман</text:p>
      <text:p text:style-name="P4"/>
      <text:p text:style-name="P4"/>
      <text:p text:style-name="P6">ЭФИР</text:p>
      <text:p text:style-name="P4"/>
      <text:p text:style-name="P5">1</text:p>
      <text:p text:style-name="P4"/>
      <text:p text:style-name="P4">Она думала о последнем дне перед его отъездом, о вечере, проведенном вместе - перед тем, как на следующее утро дежурный поезд унес его в хаос зарождающегося дня. </text:p>
      <text:p text:style-name="P4">Самое важное - это вспомнить голос. Слова, произнесенные на выдохе. Лицо, склонившееся к ней, в синеватом полумраке квартала - так близко, что она чувствует его частое взволнованное дыхание. Она понимает - он хочет что-то сказать и никак не может решиться. Но его нельзя торопить. Скоро наступит час тишины. </text:p>
      <text:p text:style-name="P4">Электрический свет обманчив. Газовые фонари искажают цвета и воспоминания. Все эти образы, в искусственном освещении, выхваченные раскаленным газом из вечернего сумрака, столь призрачны и мимолетны, что, когда вызываешь их к жизни, пытаешься представить его глаза, улыбку, тонкие морщинки на лбу, то постепенно понимаешь, что лишь беспомощно додумываешь то, что уже успела забыть.</text:p>
      <text:p text:style-name="P4">Но нет, нужен лишь голос.</text:p>
      <text:p text:style-name="P4">Все остальное восстановится само, потянется вслед за словами, прозвучавшими в памяти, и на секунду покажется, что он по-прежнему здесь, он никуда не уезжал, и ей лишь приснилось это пустое невыносимое одиночество.</text:p>
      <text:p text:style-name="P4">Вот вечер. </text:p>
      <text:p text:style-name="P4">Им захотелось пройтись. Воздух в старом районе, уже готовом к пришествию ночи, кажется разреженным, точно они на высоте в сотню миль. Сумрачная улица идет под откос. Стальные своды эстакады нависают над ними, поднимаясь все выше и выше, по мере того, как оседает, проваливается в вечерние сумерки пешеходный тракт. Загораются дымчатым синим светом фонари на каменных стенах. </text:p>
      <text:p text:style-name="P4">И вот он. Идет рядом. Смотрит куда-то в сторону, что-то отвлекло его внимания. Но ведь вокруг них ничего нет, ничего не имеет значения. Она по-прежнему чего-то ждет. Как будто сейчас он посмотрит на нее, улыбнется - его взгляд, едва заметные морщины на лбу - и...</text:p>
      <text:p text:style-name="P4">Над головой проносится поезд, вдалеке проходят какие-то люди, слышатся голоса, затем шум постепенно стихает.</text:p>
      <text:p text:style-name="P4">Она останавливается и смотрит на небо. Он стоит рядом, обнимает ее <text:soft-page-break/>за плечо - и молчит. Небо не сохранилось в памяти, и оттого кажется пустым, лишенным признаков надвигающейся ночи. </text:p>
      <text:p text:style-name="P4">Она вдруг начинает приглядываться к прохожим и понимает, что у них нет лиц, лишь невзрачные тени, даже стены зданий серые и пустые - стоит лишь задержать взгляд, как вся эта иллюзия, это мнимое воспоминание начинает разрушаться, кажется, что все вокруг медленно и неотвратимо проваливается в черную пустоту, исчезают случайные люди, гаснет свет, и последний поезд бесшумно соскальзывает куда-то вниз, за границы зрения...</text:p>
      <text:p text:style-name="P4">Уже поздно, пора возвращаться домой.</text:p>
      <text:p text:style-name="P4">...Мне надо с тобой поговорить... - <text:s/>говорит Нив. </text:p>
      <text:p text:style-name="P4">...Я давно хотел... </text:p>
      <text:p text:style-name="P4">...Как ты себя чувствуешь... </text:p>
      <text:p text:style-name="P4">...Нужно обязательно вернуться сюда...</text:p>
      <text:p text:style-name="P4">Темнота, голос звучит все тише. Она вспоминает уже только слова, но не то, как он произносил их. Она не видит его лица. </text:p>
      <text:p text:style-name="P4">...Просто не происходят...</text:p>
      <text:p text:style-name="P4">...Но ты почему-то все равно...</text:p>
      <text:p text:style-name="P4">...Это пройдет так быстро...</text:p>
      <text:p text:style-name="P4">...Только не забудь, что... - и дальше пустота, она не может вспомнить.</text:p>
      <text:p text:style-name="P4">Некоторые вещи просто не происходят, говорил когда-то Нив, хотя она уже и не помнила, чем они занимались тогда, почему он вдруг сказал это, было сонное утро или же вечер, когда сложно дышать, а может быть, она сама, отчаявшись, придумала все это - воспоминаний не сохранилось, они потерялись в одном из тех снов, после которых кажется, что позабыл целые годы жизни, <text:span text:style-name="T1">и </text:span>остались только слова. Некоторые вещи просто не происходят, говорил Нив, но ты почему-то все равно ждешь их всю жизнь.</text:p>
      <text:p text:style-name="P4">Она думала о дне перед его отъездом, она была уверена, будто забыла о чем-то - он все же решился и сказал ей в тот вечер, когда они были одни под пустым вечерним небом, сказал, что... - и это было так важно, что теперь, лишь из-за того, что эти слова затерялись, запутались где-то в бессонных душных ночах без него, он не может вернуться назад.</text:p>
      <text:p text:style-name="P4">Это было невыносимо - полагаться на память, лежать несколько часов без сна, пытаясь вспомнить то, что совсем еще недавно звучало так ярко и ясно. Когда, обессилев, она наконец засыпала, то сон становится лишь блеклым продолжением ночи, и она видела, чувствовала то же, что и в последние секунды перед тем, как провалиться в беспамятство - темнота, неразборчивые очертания предметов, словно неуверенно отступающих в тень - и так до самого рассвета, пока не начнет работать радио. </text:p>
      <text:p text:style-name="P4">Мерно шумит очиститель воздуха. Собственное дыхание тяжелое и неровное, во сне и наяву. </text:p>
      <text:p text:style-name="P4"><text:soft-page-break/>Опустошенная ночь за окном. В комнате никого нет.</text:p>
      <text:p text:style-name="P4">Иногда ей снилось, что она забыла, как его зовут.</text:p>
      <text:p text:style-name="P4">После того, как он уехал в последний раз - так надолго, что ожидание стало похоже на траур - все вокруг изменилось. Люди на улицах говорили иначе, по-другому ходили поезда. Собственное имя начинало казаться ей холодным и чужим, стоило лишь несколько раз произнести его по слогам, медленно, напевно растягивая округлые гласные - как дети, которые учатся говорить.</text:p>
      <text:p text:style-name="P4">После его отъезда никто почему-то не называл ее по имени. Имя стало лишним, ненужным. Словно она умерла, а имена умерших, как известно, не произносят вслух. Названная при рождении Анасамарах. Он называл ее просто Ана. Яркое, алое, короткое ласкающее "а". Ана.</text:p>
      <text:p text:style-name="P4">Дом, в котором они жили, медленно разрушался. Настенные росписи потускнели и облупились, старинные израсцы были покрыты длинными глубокими трещинами. Ана слышала, как говорили что-то о нарушенной геометрии и недопустимой осадке фундамента - быть может, именно поэтому, вечерами, особенно если она оставалась одна, ей казалось, что начинают стонать стены.</text:p>
      <text:p text:style-name="P4">Весь старый район на севере города был построен задолго до рождения Аны - кроме эстакады, рассекавшей всю улицу, по которой, согласно расписанию, с обязательным перерывом на час тишины, проносились скорые поезда, увлекая за собой свои длинные неровные тени.</text:p>
      <text:p text:style-name="P4">Дом собирались снести, но вместо этого раскрасили пыльный фасад, обращенный к рассвету, в синий и красный - одобренные геральдические цвета - протяжными скучными полосами поверх осыпающегося орнамента. Их кварти<text:span text:style-name="T1">р</text:span>а была на восьмом, счастливое число, этаже - раньше, когда-то очень давно, Ана жила в ней совсем одна.</text:p>
      <text:p text:style-name="P4">Теперь же все вокруг напоминало ей о том, что его нет. </text:p>
      <text:p text:style-name="P4">Шум, неясный и волнующий, доносившийся с неспокойной улицы. Тихое шипение очистителя воздуха. Помехи вместо выпуска вечерних новостей. Шприц и ампула на тумбочке у постели, предусмотрительно заготовленные перед сном. Иногда Ане и правда начинало казаться, что она слышит его голос. Он зовет ее по имени, шепотом, точно боится, что их может кто-то услышать.</text:p>
      <text:p text:style-name="P4">Она постоянно находила в комнате его записки. Вот неразборчивая памятка, тоскливо забытая у окна, никому не нужная. А это как программа вещания - старательный каталог частот, забавные длинные дроби, оставленный у приемника на столе. И, конечно же, список дел, обязательно пронумерованный, написанный им перед самым отъездом - всегда, свернутый вчетверо, в кармане ее длинной куртки.</text:p>
      <text:p text:style-name="P4"><text:soft-page-break/>В тот день, когда она вдруг поняла. как ценны все эти непонятные записки, памятки, числа, выведенные его рукой, радио вдруг перестало работать.</text:p>
      <text:p text:style-name="P4">Ана никак не могла настроить станцию - усыпляющие, слегка запоздалые новости, которые она обычно слушала по вечерам, словно, вопреки предназначению, они помогали забыть о бесцветных событиях дня.</text:p>
      <text:p text:style-name="P4">На привычной частоте было лишь невыразительное монотонное завывание, сквозь которое неуверенно, едва различимо пробивался чей-то голос, казавшийся болезненно знакомым, и музыка, совсем с другого канала, медленная и сумеречная, сливавшаяся с шипением помех. Ана пыталась настроить приемник, но, стоило ей лишь немного повернуть ручку регулятора, как голос совсем исчезал, а музыка становилась громче вместе с раздражающим шипением в динамике - как будто вместо вечерних новостей передавали шум ветра с южного моря и старую бесцветную песню, от которой клонило в сон.</text:p>
      <text:p text:style-name="P4">Так уже раньше случалось - радио последние дни, после того, как уехал Нив, работало все хуже. Ане даже казалось, что некоторые станции и вовсе пропадали, словно стертые навсегда из эфира, и их частоты отзывались лишь вспонтанными всплесками помех, эхом голосов и звуков - с каждым разом все тише, точно радио-волны медленно гасли со временем, распадаясь на бессвязный шум, легкую рябь, которая застывала в неподвижную безразличную тишину. Ана слышала, что всему виной какие-то бури на солнце - наверное, поэтому и рассвет стал похож на зарево от горящего за горизонтом напалма. Впрочем, Ана не была уверена про рассвет.</text:p>
      <text:p text:style-name="P4">Ана любила радио. Лучшие воспоминания детсва были связаны со старым детекторным приемником, который работал так плохо, что его не выбрасывали лишь потому что никто не купил бы им другой. И несмотря на это она проводила вечера, пытаясь вслушиваться в блеклые отголоски странной непонятной жизни, которая начиналась за эстакадой, в городе, где всю ночь горел газовый свет.</text:p>
      <text:p text:style-name="P4">Приемник постоянно хрипел, и часто она ничего не слышала, кроме помех. Но даже помехи были лучше, чем тишина по вечерам в интернате, от которой она начинала задыхаться - все вокруг, в комнате, кажется невыносимо тяжелым, тускнеет свет. Многое из того, что происходило в те дни, позабылось или поблекло в памяти, но Ана отчетливо помнила те дни, когда переставало работать радио.</text:p>
      <text:p text:style-name="P4">Это было для нее самым страшным наказанием - просто сидеть в тишине. После какого-то часа, Ана уже не помнила чисел, выходить из своих комнат было запрещено. Ана сидела у окна и смотрела на сумрачное <text:soft-page-break/>безжизненное море и город в бледно-синей дымке, который казался ей тогда таким живым. Она думала, что там, за эстакадой, непременно что-то происходит, но она никогда не узнает об этом, потому что радио молчит.</text:p>
      <text:p text:style-name="P4">Ведь только благодаря радио люди могут слышать и понимать друг друга, считала она. Без радио даже город, который никогда не спит, такой волнующий и манящий, станет мертвым, как интернат по ночам. Радио - самый быстрый способ преодоления пространства, со скоростью света, через пустоту и абсолютную тишину вселенной. </text:p>
      <text:p text:style-name="P4">С самого раннего детства, вопреки официальной доктрине, непонятным запутывающим учениям, по которым завершение всегда обращалось началом, Ана с точностью представляла, каким будет конец света.</text:p>
      <text:p text:style-name="P4">Это случится в день, когда перестанет работать радио. </text:p>
      <text:p text:style-name="P4">Спутники, сделав последний виток над оглохшей планетой, сойдут с орбиты и упадут в раскаленные пески спящих земель. Корабли не смогут больше подняться в безмолвное черное небо и навсегда застынут в мертвых доках - где-то там, за последней линией, где город переходит в пустыню - и останутся так навеки, превратившись в огромные бесформенные камни. Перестанут ходить скоростные поезда. Свет погаснет везде, рассыпятся гаснущими в воздухе искрами миллионы ламп, которые освещают ночи. На улицах будет поначалу завывать жаркий пустынный ветер, от которого идет горлом кровь, слышаться отзвуки чьих-то разговоров, сдавленный шум перегруженной надземки, музыка, призрачный гомон толпы. А потом наступит вечная тишина.</text:p>
      <text:p text:style-name="P4">Ана выключила радио.</text:p>
      <text:p text:style-name="P4">В комнате без навязчивой болтовни вечерних новостей было как-то неуютно и пусто. Ане так не хотелось привыкать к тому, что она теперь одна. Улица внизу, за окном, мягко таяла в синеватом мареве - уже включили неизменное ночное освещение, круглые газовые фонари на <text:span text:style-name="T1">каменных </text:span>стенах. Ее отражение в окне тоже казалось синим. По эстакаде пронесся опаздывающий состав, ослепив спящую улицу своими мощными прожекторными фарами - стремительное и бесшумно, как в вакууме, высвечивая ярко-белым неестественным светом обветренные фасады старых <text:span text:style-name="T1">домов</text:span>. Ана подумала, что это последний поезд, уходящий в сторону юга - туда, где море и пески - перед тем, как начнется час тишины.</text:p>
      <text:p text:style-name="P4">Завтра не нужно было идти на работу - все отмечали праздник, глупый и неестественный, как веселье на похоронах. Даже транспортную линию обещали отключить позднее чем обычно, отсрочив запретное время, когда нельзя даже появляться на улице. Можно было подумать, что городские власти собираются обмануть солнечные часы, и ноч<text:span text:style-name="T1">ь</text:span> из-за этого действительно не наступит.</text:p>
      <text:p text:style-name="P4"><text:soft-page-break/>Утром Ана не хотела никуда идти, хотя подруга приглашала ее в город, на представление. Ана не стала ничего объяснять - да и не смогла бы, если б даже и захотела - и просто сказалась больной. Ей и правда нездоровилось - очиститель воздуха ночью перестал работать, и с рассветом в комнате пахло пылью и духотой.</text:p>
      <text:p text:style-name="P4">Ана провела весь день дома, сидя у окна и слушая радиостанции, которые когда-то записал Нив - многие из них непреклонно молчали, словно в честь торжества, а по другим передавали одинаковые новости, торжественные объявления, прямой эфир - казалось, что трансляция идет с другой планеты, сквозь миллиарды миль беззвучной пустоты, и все, о чем рассказывает монотонный голос ведущего, неизменный, как бы Ана ни настраивала частоту, происходило давным-давно, столетия назад, но спутники связи уловили отголоски этих трансляций лишь сейчас, когда они уже не имеют ни малейшего смысла.</text:p>
      <text:p text:style-name="P4">Вечером, когда вновь неожиданно ухудшился прием, Ана, сама не понимая зачем, вышла на улицу, точно боялась, что радио вскоре вновь замолчит, и она останется совсем одна, в душной комнате, где не работает очиститель.</text:p>
      <text:p text:style-name="P4">В старом районе было на удивление безлюдно, улица казалась безжизненной и заброшенной как перед бомбардировкой - наверняка все отправились в те далекие, расцвеченные к празднику кварталы, где, согласно сегодняшнему расписанию, справлялось это неуместное торжество. Было еще светло, но уже чувствовалось приближение вечера - по серому, бесцветному небу, такому же пустому, как в воспоминаниях Аны.</text:p>
      <text:p text:style-name="P4">Ана села на поезд на ближайшей станции, в пустой вагон, и огромный <text:s/>яркий состав, вместе с отрывистым гудком, после которого закрылись двери, бесшумно отправился на запад, к завершению дня. </text:p>
      <text:p text:style-name="P4">У Аны было такое чувство, словно она едет на встречу с кем-то, ее давно уже ждут, она рассеянно опаздывает, словно позабыв - точное время, оговоренное место - но при этом знает то, что встреча в любом случае должна состояться.</text:p>
      <text:p text:style-name="P4">На каждой станции в вагон заходили люди, которые уже возвращались домой или же, напротив, только отважились поехать на праздник - определить было невозможно - кто-то смеялся, громко разговаривал, шутил, но большинство вели себя как обычно, как и в любой другой день. Ана вспомнила, как раньше отмечала этот праздник вместе с Нивом - они путешествовали по надземным линиям, Нив составлял маршрут, ей было плохо, она задыхалась, но старалась не показывать не виду, она была счастлива, Нив рассказывал ей о чем-то, общая протяженность транспортных путей, самое высокое здание, самый древний <text:soft-page-break/>храм, а поезд беззвучно нес их над яркими улицами, где раньше она никогда не была.</text:p>
      <text:p text:style-name="P4">Ану толкнул какой-то мужчина, грубо усевшись рядом, мельком взглянул на нее и тут же отвел глаза. От него пахло шаром. Ана даже не посмотрела в его сторону и лишь ссутулилась как от озноба, склонившись к окну. Широкие людные улицы, украшенные разноцветными флагами и праздничной иллюминацией, над которыми проносился поезд, казались ей унылыми и бесцветными. Мужчина, сидевший рядом, что-то сказал на гали - невнятно, заплетающимся языком, словно выплевывая слова - но Ана не поняла ни слова. В поезд набилась уже целая толпа - как в будни, в утренние часы - и в этой шумной бессвязной толкучке не было уже ничего праздничного.</text:p>
      <text:p text:style-name="P4">За спиной постоянно кто-то разговаривал - Ана слышала невыразительные бесплотные голоса, обладатели которых казались настолько обыденными и скучными, что даже не стоили того, чтобы обернуться. Ана слышала лишь отдельные слова и фразы, блеклые и бессвязные, лившиеся непрерывным потоком, с какой-то ритмичной настойчивостью, нарастая как безумный гомон, заглушая и музыку из динамиков, и даже скрип старого рассекающего вечерний воздух состава. Казалось, что Ана и правда невольно подслушивает разговор сумасшедших - тех, у кого болезнь со строгим научным названием, поражение речи, когда произносишь вовсе не то, что в действительности собирался сказать, - или же сама неотвратимо сходит с ума, сгорбившись у сверкающего отражениями уличных огней окна и пряча свое лицо в респираторной маске.</text:p>
      <text:p text:style-name="P4">Ана проехала мимо института, в котором работала. Северняя линия замыкалась в круг, поезд уже вез ее обратно. Ана представляла, что Нив сидит рядом с ней, они оба устали под конец этого праздничного дня, ей уже не хочется выходить на станциях, чтобы посмотреть на сверкающие улицы, украшенные газовыми гирляндами, и они просто едут домой, Нив снова рассказывает <text:s/>о чем-то, голос его мягкий и тихий, как нелегко отличить свет искусственного спутника на орбите планеты от сияния звезды, двадцать тысяч и сотни миллиардов миль, но на первый взгляд не видишь никакой разницы, и лишь по едва ощутимому движению, когда, сосредоточенно присмотревшись, мысленно отмерив мнимое расстояние между искусственной звездой и высокой каменной башней, начинаешь замечать... - но на небе все равно нет звезд, праздники всегда так утомительны, Ане хочется спать.</text:p>
      <text:p text:style-name="P4">Поезд вновь стал постепенно пустеть, люди выходили на станциях, в яркое электрическое зарево гирлянд, которыми были украшены перроны, мужчина, сидевший рядом с Аной, вышел тоже, прекратилась бессвязная <text:soft-page-break/>сводящая с ума болтовня за спиной.</text:p>
      <text:p text:style-name="P4">Ана вернулась домой, когда огромные пушки оборонного комплекса - где-то за чертой города, в песках - начали стрелять по ночному небу. Скоростные поезда все еще проносились по эстакаде - по измененному в честь праздника расписанию, - ослепляя серую старую улицу, которую даже не удосужились украсить к празднику, ярким безжалостным светом, словно яркие стремительные вспышки под ее окном.</text:p>
      <text:p text:style-name="P4">Где-то за соседними домами, за высокой башней, над которой так и не появилась звезда, пылало багряное зарево, а по всему городу разносились тяжелые нарастающие раскаты, отражаясь от бесчисленных стен, сотрясая ослепленные искусственным светом улицы, и Ане даже казалось, что она чувствует, как дрожит стекло в ее окне, когда она касалась, навстречу протянутой ладони призрачного отражения, его рукой.</text:p>
      <text:p text:style-name="P4">Небо было словно выжжено арт-обстрелом, по-прежнему спешили в сторону страшного праздничного салюта сверхурочные поезда.</text:p>
      <text:p text:style-name="P4">Ана включила радио и села у окна. Она не понимала, что может быть праздничного в этй слепой оглушающей канонаде, которую устроили вместо привычного часа тишины. </text:p>
      <text:p text:style-name="P4">Люди словно сошли с ума и, вместо того, чтобы укрыться в своих домах, спрятаться от ужасного арт-обстрела, высыпали на улицу - Ана видела целые толпы у сверкающих линий надземки, хотя там, внизу, абсолютно не на что было смотреть, слышала громкие голоса даже сквозь плотно закрытое окно. Нечасто можно безнаказанно шататься в такое время, наблюдая за торжественным обстрелом неба - невидимых кораблей, которые неумолимо приближались к городу под прикрытием темноты.</text:p>
      <text:p text:style-name="P4">Ане казалось, что сейчас и правда начнет орать запоздалое предупреждение о бомбардировке, и весь старый район, впервые оживший под конец праздничного дня, вновь станет мертвенно пустым. Свет в круглых уличных фонарях сменится с безразличного синего на безумный красный - и во всем городе, с диким безумным воем, замкнет сигнальная сеть. Толпа, вначале ошалевшая от паники, которая захлестнет все улицы, распространяясь со скоростью звука вместе с разрывающим барабанные перепонки воплем сирены, быстро поредеет, растечется с тесных кварталов - все разбегутся по своим домам, надеясь, что осыпающиеся пылью здания смогут защитить от напалма. Наконец последние волнения на улицах улягутся, сирена захлебнется своим воплем и навсегда замолчит - станет тихо, как после контузии - так, что от этой тишины будет закладывать в ушах.</text:p>
      <text:p text:style-name="P4">После того, как стрельба завершилась, и отправился в сторону ночи последний поезд, люди и правда разошлись с улиц - начался час тишины. Было уже очень поздно, Ана хотела спать, но не ложилась - сама не <text:soft-page-break/>понимая, почему. Она попыталась снова найти свою радиостанцию, которая отказалась работать вчера.</text:p>
      <text:p text:style-name="P4">Небо, опаленное праздничной пальбой, погасло и стало серым, точно подернутым пеплом. В стенах зданий напротив ее окна горели синие полуночные лампы. Радио упорно молчало - даже те станции, по которым совсем недавно передавали бравурные поздравления и безвкусные торопливые марши, неловко затихли. Отгремел последний залп, день наконец завершился, город засыпал.</text:p>
      <text:p text:style-name="P4">Ана посмотрела в окно - не пронесется ли последний поезд, опаздывающий вернуться в депо - но нет, движение по линиям было приостановлено, весь город парализовало до начала следующего дня. Ана представила, как улицы сейчас бдительно проверяют полицейские патрули - непременно три человека, цвет униформы не такой как обычно и сливается с темнотой - три кошмарные крадующиеся тени, которые лишь изредка выдает предательские свет синих фонарей. Но внизу никого не было видно, никто не следит за соблюдение тишины. </text:p>
      <text:p text:style-name="P4">Ана подумала - и почему завершение всех праздников, что бы ни отмечали горожане при свете дня, каждется еще более тоскливым и печатльным, чем конец обычных будних дней.</text:p>
      <text:p text:style-name="P4">Внизу мелькнула какая-то фигура, и Ана удивленно присмотрелась к темной улицы, перекрытой отключенной эстакадой. Какой-то человек бежал по тротуару, от ее дома к стене другой невыразительного здания, отступавшего в темноту - он постоянно оглядывался на своих воображаемых преследователей, на невидимые тени ночного патруля. Человек спотыкался и вздрагивал, точно его било током, но продолжал бежать. Это было так странно и страшно - бессильный протест против того, что праздник завершался тишиной. Или же кто-то просто не успел вернуться домой.</text:p>
      <text:p text:style-name="P4">Ана вновь попыталась настроить радио. Завтра ей нужно идти на работу - болезненное утро, обжигающий глаза рассвет, привычная толкучка в поезде - но Ана не могла заставить себя отойти от окна, хотя ее начинало усыпляться даже поскрипывание старого приемника. Ана вдруг подумала, что, согласно новым и неизвестным ей законам, ночью теперь не только запрещалось выходить из домов, но и все радиостанции насильно отключали - даже те, которые передавали лишь скучные записи разговоров, сделанные днем.</text:p>
      <text:p text:style-name="P4">Человек на улице прижался к выщербленной как кора стене соседнего здания - Ана не видела его лица, но была уверена, что он лихорадочно оглядывается по сторонам, не понимая, что в свете сферических ночных ламп его теперь видно значительно лучше, чем раньше - стоит только патруля появится из-за черного поворота, как они <text:soft-page-break/>сразу заметят нарушителя, который неуверенно замер под фонарями, словно позабыв, зачем он выбежал на улицу в такой час. Наконец человек свернул в темный влажный проулок и скрылся. Ана подумала, что он, быть может, спешил к кому-то, кто не мог ждать, пока завершится ночь. Ради кого он готов был рискнуть и нарушить беспрекословные городские законы.</text:p>
      <text:p text:style-name="P4">Но нарушитель исчез, и улица вновь была пуста. Ана снова покрутила ручку регулятора частоты, пытаясь найти хоть одну работающую станцию.</text:p>
      <text:p text:style-name="P4">Радио беспомощно шипело и трещало - казалось, что от этого надсадного шума приемник расстроится и совсем перестанет работать. Иногда сквозь помехи слышались какие-то голоса, неуверенно нарушавшие радио-молчание - они доносились издалека, из ночного сумрака, точно эхо - но даже легкий сдвиг регулятора заставлял сгинуть эти призрачные неясные трансляции, как если бы приемник у Аны стал работать на другом диапазоне частот, несовместимом с полосой вещания, которая была принята в эту ночь. Нив умел настраивать приемник так, что тот и правда начинал работать лучше, но все попытки Аны поймать случайную радио-волну приводили лишь к тому, что помехи и бессвязный шум голосов, напоминавший разговоры людей в вечернем поезде, медленно затихали, гасли, и вся память о прошедшем дне стиралась как бессмысленный сон.</text:p>
      <text:p text:style-name="P4">Ана отвернулась от никчемного приемника, решив уже, что окончательно сбила все настройки, и теперь даже утром ее разбудит не деловитый голос ведущего, а надсадных скрип помех. <text:s/>Она закрыла руками лицо, почувствовав, как начинает обессиленно проваливаться в темноту. И тут приемник громко заскрежетал, точно обезумев, хотелось даже зажать уши, но в скрипящем динамике послышался голос, все громче и четче, поздравляющий горожан с праздником, рассказывающий о том, какие волнующие события их ждут в течение дня. Это объявление Ана уже слышала несколько часов назад <text:s/>- утром, когда только занимался рассвет, запись синхронно передавали по всем станциям. Можно было подумать, что по какой-то из частот эти неуместные теперь поздравления пришли со странной задержкой, точно сигнал, посланный откуда-то далеко, за много световых часов от их планеты - или же этот тягостный праздничный день начнется снова, прояснится небо, проступит из темноты бесформенный городской ландшафт, оживет скоростная магистраль, и ей снова нужно будет делать себе укол, стараясь попасть в вену.</text:p>
      <text:p text:style-name="P4">Ану испугала эта необъяснимая спонтанная запись, звучавшая самодовольно и громко, и она резко повернула ручку регулятора, сбив частоту. Бессмысленно радостный голос ведущего сменился холодной <text:soft-page-break/>тишиной. </text:p>
      <text:p text:style-name="P4">И тут стекла в ее комнате хрупко зазвенели, Ана поначалу даже ничего не услышала, как будто ударная волна опережала прокатившийся по ночным улицам раскат - как от залпа всех оборонных пушек. За окном что-то сверкнуло, и над крышей соседнего здания поднялось в небо огромное облако огня, озарив пепельное ночное небо. Страшный выброс яркого струящегося пламени поднимался все выше и выше, расширяясь, выжигая зыбкие ночные тени - казалось, что начинает гореть сама атмосфера. Послышался рев и визжание истерических сирен полицейских кораблей, низко пронесшихся, рассекая метущимися лучами прожекторов пустое небо, над багровыми домами, оставляя после себя тлеющие полосы огня. Ана застыла от шока, глядя сквозь свое отражение на столб огня; она не могла поверить в то, чо это происходит в действительности. Весь город, казалось, превратился в огромный крематорий, сжигающий самого себя в своих каменных недрах.</text:p>
      <text:p text:style-name="P4">Пламя медленно осело, растаяло в дрожащем воздухе над соседним домом, оставив после себя лишь редующее зарево, отблески кошмарного пожара. Иногда над угловатой крышей здания поднимались редкие всплески яркого неестественного огня, тут же опадая, превращаясь в тонкую полоску бесцветного дыма.</text:p>
      <text:p text:style-name="P4">Ана вдруг успокоилась, продолжая безучастно наблюдать за полицейскими виманами, которые в панике, поднимая тревогу ревом двигателей и сирен, проносились над улицей, где еще горел летаргический синий свет ночных фонарей. Но ночь уже завершилась, небо было бледно-красным, начался ужасающий рассвет. <text:s/>Час тишины завершился громом, от которого в сотнях домов зазвенели стекла.</text:p>
      <text:p text:style-name="P4">Радио тихо шипело, как будто по странной случайной частогте передавали чье-то хриплое больное дыхание. Ана покрутила валик - не передают ли что-нибудь о произошедшем - но нет, радио молчало, не было даже запоздалых поздравлений с праздником, которые так испугали ее перед тем, как раздался взрыв.</text:p>
      <text:p text:style-name="P4">Ана вдруг подумала, что этот пожар был неизбежен - как завершение кощунственного праздника, пальбы из артиллерии оборонного комплекса по тихому ночному небу, ради которой отложили час тишины. Шум за окном постепенно угас, Ана слышала лишь бледные отзвуки полицейских сирен, но языки пламени по-прежнему ярко вспыхивали над крышей соседнего дома.</text:p>
      <text:p text:style-name="P4">Она еще долго смотрела на багровую дымку над растревоженной улицей - пока не почувствовала, что начинает засыпать. Где-то совсем рядом, за отлогим поворотом тесного квартала, за глухой стеной соседнего здания беспомощно боролись с огнем - люди в серебристых комбинезонах, <text:soft-page-break/>как представляла Ана, пьяные и неуклюжие, все еще не повершившие в то, что это не сон. Они окатывали пламя шипящей пеной, но вокруг них начинал гореть сам воздух, и было ясно, что пожар не закончится никогда.</text:p>
      <text:p text:style-name="P4"/>
      <text:p text:style-name="P5">2</text:p>
      <text:p text:style-name="P4"/>
      <text:p text:style-name="P4">Утром Ану разбудил резкий мужской голос - она забыла выключить радио, когда ложилась спать. <text:s/>Ана даже не могла понять, что говорит ведущий - слова и интонации были знакомыми, но в то же время лишенными смысла. Однако стремительный ритм речи, которой вторил дрожащий звон резонирующего динамика, и какая-то неестественная надрывная бодрость голоса - на всей той громкости, что способен был выдать ее слабенький комнатный приемник - заставили ее поспешно встать с постели, несмотря на тяжелую головную боль после вчерашних событий.</text:p>
      <text:p text:style-name="P4">Утренние сумерки за окном были неотличимы от вечерних.</text:p>
      <text:p text:style-name="P4">Над соседним зданием больше не поднимались языки огня, пожар уже потушили, полицейские корабли больше не пикировали над кручей неровных городских строений - улицы, казалось, совсем не сохранили следов недавнего светопреставления, утренний вид из окна был уныл и спокоен, как если бы все произошедшее было лишь бредовым сном после праздничного салюта, но Ана, еще даже не успев окончательно прийти в себя после болезненного пробуждения, чувствовала какие-то неуловимые изменения вокруг, в зареве раннего рассвета, в чистом бесцветном небе, даже в домах на другой стороне улицы, все еще подернутых сумеречной тенью. Как будто чего-то не хватало.</text:p>
      <text:p text:style-name="P4">Голос говорил:</text:p>
      <text:p text:style-name="P4">- Стал известен результат сложения общей площади. Как одна из возможных причин. Не исключается и настоящий момент магистрали. Далеко ведет этот взрыв активности.</text:p>
      <text:p text:style-name="P4">Левая рука у Аны заныла чуть <text:span text:style-name="T1">ниже</text:span> локтя - она вспомнила, что забыла приготовить шприц и ампулу перед сном.</text:p>
      <text:p text:style-name="P4">- Через прямую связь вновь задерживается <text:span text:style-name="T1">включение.</text:span> Это не является первым признаком подобного явления. А может стать лишь усилением расчета солнечной активности. Здесь очевидно отсутствует происшествие.</text:p>
      <text:p text:style-name="P4">В комнате было душно. Очиститель воздуха снова перестал работать - изношенный механизм в его потертом гофрированном корпусе не издавал привычный вялый шелест, и Ана совсем не чувствовала зыбкое слабое дыхание, когда касалась рукой решетчатой лицевой панели очистителя. Приходилось дышать часто и глубоко, с силой втягивая воздух.</text:p>
      <text:p text:style-name="P4">Ане вдруг захотелось открыть окно. Не соображая, что делает, в <text:soft-page-break/>сонной одури, она уже начала сдирать клейкую ленту с рамы, пыталась повернуть тугую ручку, всохшую в переплет окна, но вовремя остановилась.</text:p>
      <text:p text:style-name="P4">Голос по радио говорил:</text:p>
      <text:p text:style-name="P4">- Торжество проводов ночи кроется в причинах возникновения газа. Тот факт, когда представляется невозможным само представление, ради которого был перенес час паники. Смысл становится понятным через очертания трагедии.</text:p>
      <text:p text:style-name="P4">Ана наконец вспомнила, как вставлять ампулу в шприц. Руки ее дрожали. После укола она часто чувствовала тошноту. Теплый ком подступал к горлу, начинали слезиться глаза. Ана выключила радио, и ей как будто стало легче. День начинался. Город в проеме окна казался бесформенным и пустым, как посмертный слепок с человеческого лица.</text:p>
      <text:p text:style-name="P4">До станции Нивартан, где Ана обычно садилась на бесшумный скорый поезд, уносивший ее над раскаленной мостовой в знойное марево занимавшегося дня, надо было пройти лишь один квартал пешком. Ана не выспалась, и даже эта недолгая прогулка представлялась ей невыносимым мучением - ее действительно подшташнивало после укола, лицо в респираторной маске вспотело, ей вдруг захотелось пить, но уже не было времени возвращаться домой. На фасаде соседнего дома судорожно трепыхался синий флажок, который она не заметила раньше. <text:s/>Ветер сдувал с высоких балконов пыль.</text:p>
      <text:p text:style-name="P4">Обычно по утрам на улице было довольно людно, слышался нескончаемый гортанный гомон, приглушенный действием препарата, Ану постоянно кто-то толкал, люди в цветных одеждах толкались под эстакадой, но сейчас, справившись с тошнотой, Ана вдруг поняла, что вокруг никого нет - над головой не проносятся как обычно черные тени поездов, не слышно возгласов и шума шагов, и никто не спешит на станцию. Было пусто и тихо - как будто ночную тревогу еще не отменили и, хотя зарево над городом уже погасло, по-прежнему нельзя было выходить из своих домов.</text:p>
      <text:p text:style-name="P4">Станция Нивартан занимала два первых этажа в обычном жилом здании, построенном в старом абитинском стиле, который раньше, еще когда она обращала внимание на архитектуру, так нравился Ане - десятки этажей, очерченные тонкими козырьками карнизов, поднимавшиеся над жаркой улицей, длинный заостренный купол на конической крыше, от одного взгляда на который, особенно если его скрывал утренний туман, начинала кружиться голова. Стены здания были украшены округлыми израсцами, которые побелели и потрескались от старости, словно покрывшись перхотью, осыпавшейся на тротуар, но высокие арки над входом недавно отреставрировали, и влажная синяя краска смотрелась <text:soft-page-break/>неестественно и чуждо на фоне поблекшего фасада.</text:p>
      <text:p text:style-name="P4">На первом с высокими потолками этаже располагался приемный холл станции, а со второго был выход на перрон - похожий на длинный огороженный перилами балкон, пол которого был стянут из железных свай.</text:p>
      <text:p text:style-name="P4">У самого входа в здание, рядом с красивыми округлыми арками, стояло несколько человек в красной форме, которую носили служащие военной полиции. На плече у каждого висела отполированная автоматическая винтовка. Ане нечасто доводилось видеть такое оружие - короткий, загнутый вниз приклад, рифленый ствол, большой цилиндрический магазин. Она растерянно остановилась, глядя на полицейских.</text:p>
      <text:p text:style-name="P4">Вокруг никого больше не было. Широкий перрон станции, накрывавший прямоугольной тенью часовых в кровавой форме, казался заброшенным, как будто сюда уже много лет не приходили поезда.</text:p>
      <text:p text:style-name="P4">Наконец Ана решилась приблизиться ко входу. Один из полицейских заметил ее и покачал рукой.</text:p>
      <text:p text:style-name="P4">Ана хотела их спросить, что же произошло, почему перестали ходить поезда, откроют ли линию к вечеру, но полицейские совсем перестали обращать на нее внимание, и, так и отважившись с ними заговорить, чувствуя себя как нарушитель безмолвного утреннего спокойствия, которого пренебрежительно отпустили, не желая попусту тратить время, Ана побрела обратно.</text:p>
      <text:p text:style-name="P4">Сесть на поезд до института, где работала Ана, можно было и на другой станции, Самкаре, но чтобы добраться туда приходилось пересечь несколько длинных городских кварталов, а Ана редко ходила на такие расстояния пешком.</text:p>
      <text:p text:style-name="P4">Над улицей, которая начиналась сразу за домом Аны, не возвышался цельнометаллический скелет скоростной эстакады, этот район был одним из немногих, не охваченных вездесущей транспортной сетью, и из-за этого грязно-серые обветренные своды старинных зданий, с легкой <text:s/>тенью разрухи, казались выше, чем обычно.</text:p>
      <text:p text:style-name="P4">Ана вздрогнула, услышав за спиной глухой ломкий стук - с одного из фасадов отвалился кусок рассохшейся облицовки и, рассыпавшись на мелкие осколки еще в воздухе, упал каменным градом на тротуар. Даже ходить по этим улицам было опасно. Ана вспомнила, как кто-то говорил ей - наверное, Нив, хотя ей редко доводилось забредать в эти опустошенные трущобы, - что нужно держаться подальше от стен зданий - на тех улицах, где не прокладывали транспортные линии, дома зачастую даже не пытались реставрировать, и те медленно разрушались, стены рассекали глубокие трещины, фигурный орнамент, когда-то яркий, выцвел и рассохся, из-за чего казалось, что эти веколетний постройки возведены из пыльного <text:soft-page-break/>дуплистого камня.</text:p>
      <text:p text:style-name="P4">Ветер усилился и дул Ане в спину.</text:p>
      <text:p text:style-name="P4">Ана быстро устала. У нее заболели ноги и стало сложно дышать. Было такое чувство, что фильтры в респираторной маске забились - и лишь сильно, судорожно втягивая в себя вместе с дорожной пылью воздух, удавалось хоть как-то вздохнуть. Ана вспомнила свои страшные непонятные сны, в которых она снимала респираторную маску, отдирая ее липкую резиновую кожу от своего лица, и начинала дышать мертвым раскаленным воздухом, который обжигал ей легкие. Но с каждым вздохом дышать хотелось только сильнее, Ана чувствовала пульсирующую постоянно растущую боль в груди, которая, казалось, разрывала ее легкие, а улица начинала сумрачно темнеть как во время утреннего затмения, непроницаемая тьма окружала, смыкалась вокруг Аны, оставляя только узкий бессветный коридор, который уходил в никуда.</text:p>
      <text:p text:style-name="P4">Ана разволновалась, вспомнив об этих кошмарах. Ее лицо под респираторной маской было совсем потным, и черная резина неприятно клеилась к коже. Ана остановилась, чтобы немного передохнуть и, нарушая предупредительный запрет, прислонилась спиной к пыльной стене здания.</text:p>
      <text:p text:style-name="P4">Она совсем отвыкла от долгих пеших прогулок, хотя когда-то, много лет назад, врачи даже советовали ей почаще ходить пешком - как мучительную безжалостную терапию, после которой у нее нередко случался приступ. Сейчас же она больше ходила по коридорам института, чем по улицам. Все было рядом, все далекое казалось близким, когда рядом с домом проходили линии скоростных поездов.</text:p>
      <text:p text:style-name="P4">Длинная куртка Аны, затянутая поясом внахлест, была теплой не по сезону, но привычный звенящий зной постоянно сменялся ветром, резким, приносившим запах песков, который Ана не чувствовала из-за респираторной маски, но в то же время обдающий каким-то необъяснимым вызывающим озноб холодом, и снять куртку Ана не решалась. Ей нужно было продолжать идти.</text:p>
      <text:p text:style-name="P4">Чем дальше Ана отдалялась от своего дома, тем более людными становились улицы. Куски облицовки больше не осыпались со стен на тротуар, здания выглядели чище, многие даже сохранили следы бесчисленных реставраций, точно подтяжек лица. Хлопали двери подъездов, послышался заунывный стон из невидимого громкоговорителя, Ана пыталась прислушаться, но передача мгновенно замолкла. </text:p>
      <text:p text:style-name="P4">От людей вокруг Ане передавалось ощущение какой-то нервной взволнованной спешки. Все шли в одном направлении, точно безвольно подчиняясь строгому однообразному распорядку этого дня, и настолько боялись опоздать, что даже не оглядывались назад. Ветер, приносивший <text:soft-page-break/>пустынную жару, и редкие бессвязные возгласы подгоняли их. Обычно на таких улицах попадались наспех сооруженные рыночные развалы, ветхая барахолка, одинокие приставучие торговцы, но Ана никого не видела, как будто это суматошная спешка даже их согнала с улиц. Ана подумала, что ей тоже надо торопиться - она даже не добралась к надземке, а нужно будет проехать еще столько станций, прежде чем она попадет в институт. Поблескивающие вдалеке высотные пути успокаивали Ану - осталось совсем немного, чуть больше квартала - хоть и казались грубо вставленными в серый бесформенный городской ландшафт, рассекая улицу на две половины.</text:p>
      <text:p text:style-name="P4">Мостовая расширилась, все люди шли в одном направлении, никто не возвращался назад, навстречу Аны. Над улицей пролетел черный полицейский виман, в облаке дрожащего воздуха, оглушая все вокруг раскатистым ревом сжигающих небо моторов, но никто, кроме Аны, даже не посмотрел ему вслед. Ана прошла под яркой газовой вывеской - невразрачная питейная, плотно сомкнутые двери - некоторые буквы на ней почему-то тускло мерцали, точн<text:span text:style-name="T1">о</text:span> не успев остыть после ночи, хотя день уже разгорелся, и не было недостатка в свете. Некоторые дома ближе к Самкаре казались совсем новыми, недавно построенными и лишь подойдя ближе, присмотревшись, можно было увидеть, что это все те же веколетние абитинские башни, обезображенные поспешной реставрацией, выкрашенные в яркие аляповатые цвета, которые смотрелись неестественно и неуместно в плотном ряду умирающих строений. Трещины на них были неровно замазаны комковатой штукатуркой, оббитые израсцы покрыты приторными узорами - точно покойника решили подкрасить и принарядить в последний раз.</text:p>
      <text:p text:style-name="P4">Ана остановилась, чтобы передохнуть, еще один раз - рядом с таким размалеванным к вчерашнему празднику красок строением - но, когда она вышла на забитую площадь перед эстакадой ее все равно мутило от усталости.</text:p>
      <text:p text:style-name="P4">У двух лестниц, согнутых в причудливые зигза<text:span text:style-name="T1">г</text:span>и, поднимаясь кривыми уступами к высокому перрону станции, было столько людей, что вся толпа казалось единой отвратительно копошащейся массой. Зала ожидания у Самкары не было, вс<text:span text:style-name="T1">я</text:span> станция ограничивались лишь высоким балконом, примыкавшим к эстакаде. Огромным, открытым ветру накопителем для ожидающих поезда стала вся городская площадь.</text:p>
      <text:p text:style-name="P4">В разношерстной толпе часто мелькали броские красные фигуры полицейских, можно было подумать, что они спешно ищут кого-то, но прохожих полицейские не останавливали, зато почему-то сгоняли с улиц недовольных торговцев. Ана подумала, что у полицейских, должно быть, тоже есть какие-то особые распоряжения, беспрекословная программа <text:soft-page-break/>действий, согласно которой они пытаются наводить свой безумный порядок.</text:p>
      <text:p text:style-name="P4">У невзрачного приземистого здания напротив станции был грубо выворочен канализационный люк, и из круглого проема в дорожном камне валил густой прогорклый дым. Кто-то вскрикнул - совсем рядом с Аной - и несколько людей в тошнотворно-красной форме устремились на крик. <text:s/>Ана невольно попятилась, испугавшись, что полицейские могли принять ее за этого непонятного нарушителя, и попала под струю дыма, которая поднималась из открытого колодца. Ана прикрыла глаза рукой, но было уже поздно. Саднящий запах дыма чувствовался даже через респираторную маску. Ее глаза, точно обожженные кислотой, заслезились. На какое-то время Ана потеряла зрение - она видела лишь нечеткие силуэты прохожих, которые сливались в единую бесцветную массу, неправильные, как в обратной перспективе, глыбы высоких домов, поднимавших к сияющему небу, изломанную нечеловеческую конструкцию, которая когда-то была эстакадой.</text:p>
      <text:p text:style-name="P4">Прохожие поглядывали на Ану с удивлением и даже опасением - она все еще стояла, точно оцепенев, в клубящемся дыме, пытаясь прикрывать рукой свою уродливую респираторную маску, которая заменяла ей лицо, не решаясь даже сдвинуться с места, чтобы не попасть в открытый колодец. </text:p>
      <text:p text:style-name="P4">Крик раздался снова - Ана не видела, что делают полицейские, - а затем вдруг сменился протяжным жалобным пением, как у уличных попрошаек, которое быстро слилось с гомоном толпы.</text:p>
      <text:p text:style-name="P4">Ана наконец выбралась из едкого чада и, по-прежнему прикрываясь рукавом куртки, хотя ветер относил дым из колодца в противоположную сторону, направилась к нечетко проступавшей на фоне улицы эстакаде.</text:p>
      <text:p text:style-name="P4">Две изломанные лестницы, которые завершались широкой площадкой перрона, обступила плотная яростная толпа. Откуда-то сверху доносились переходящие в звон отголоски бессвязных объявлений, - наверное, сообщали о прибытии очередного поезда по сверкающим на солнце путям. Люди слепо тянулись на перрон, туда, где стонал резонирующий громкоговоритель, привлеченные этим гипнотичным шумом. Хотя одна из лестниц предназначалась для того, чтобы подняться наверх, а другая вела вниз, в жаркое пекло улицы, все направления перемешались - люди, торопившиеся на поезд, пытались протолкнуться там, где спускались прибывшие на Самкару, и на ступеньках образовалась сумасшедшая давка. Непонятно было, чем заняты полицейские, в чем заключались их бездумные распоряжения, согласно которым они гоняли причитающих торговцев и преследовали незадачливого певца, но совсем не интересовались сумасшедшим столпотворением у подъема на Самкару.</text:p>
      <text:p text:style-name="P4">Ана, не отдавая себе отчета в том, что она делает, поддавшись тупому <text:soft-page-break/>чувству толпы, привлеченной срывающимися на звон объявлениями с перрона, тоже полезла вверх по лестнице, но ее быстро оттеснили вниз, грубо оттолкнули со ступенек, и она чуть не упала, едва успев ухватиться за шаткие перила.</text:p>
      <text:p text:style-name="P4">Поезд, который, казалось, лишь на несколько мгновений задержался у забитого перрона станции, пронесся над головой, обдав Ану неестественным колким ветром.</text:p>
      <text:p text:style-name="P4">Ана попыталась пристроиться за массивным мужчиной, чтобы, защищенная его широкой спиной, подняться на перрон, однако уже на первых ступеньках человек, за которым она шгла, резко нырнул куда-то в сторону, и ей пришлось сильно прижаться к перилам, почти согнуться у качающейся перекладины, чтобы толпа вновь не стеснила ее на <text:span text:style-name="T1">площадь.</text:span> Поток людей не ослабевал, даже если поезда долго не было - казалось, что, точно в безумной круговерти, те, кто умудрялся выбраться с перрона на площадь, вновь поднимались назад.</text:p>
      <text:p text:style-name="P4">Ана какое-то время стояла, обхватив руками перила лестницы, безнадежно ожидая, когда толпа наконец поредеет. Потом сама спустилась вниз и укрылась в тени эстакады - стало припекать, у Аны даже слиплись от пота волосы на лбу. Над ней пролетел еще один поезд, а потом вся линия затихла - от раскаленной эстакады исходил жар.</text:p>
      <text:p text:style-name="P4">Ане удалось подняться до выского балкона станции только после того, как прошло несколько поездов, и всю линию как будто парализовало - не звучали больше бессвязные объявления из громкоговорителей наверху, не обдавали теплым ветром тяжелый прибывающие составы.</text:p>
      <text:p text:style-name="P4">Ану оттеснили в самый конец перрона, и она понимала, что нескоро еще сможет уехать с Самкары, даже если восстановится обычный ритм следования поездов. Воздух на станции сильно пах жженой резиной и дымом - Ана чувствовала этот запах даже сквозь респираторную маску. Глаза у нее все еще слезились.</text:p>
      <text:p text:style-name="P4">Слепая толпа внизу, разношерстная, в одеждах ярких цветов, модных в этом сезоне, постепенно редела ближе к обступающим площадь стенам безликих каменных строений. Дым все еще валил из по-прежнему незакрытого канализационного люка. Полицейские не обращали на вывореченный колодец внимания и с неизменным упорством прогоняли людей, теснившихся в тени серых обветренных стен, как будто нарочно заставляя всех толкаться у высотных путей эстакады. Поездов не было видно даже вдалеке - ни в одну из сторон.</text:p>
      <text:p text:style-name="P4">В небе грузно скользил округлый лоснящийся аэростат, похожий на огромную медленно плывующую в утреннем зное бомбу; на боку его красовался сверкающий красный крест с искривленными краями - символ рассвета, хотя уже давно рассвело. Издали казалось, что дирижабль плавно <text:soft-page-break/>оседает под своей тяжестью в расплавленном от жары воздухе, неумолимо снижаясь на пустующей эстакадой. Пролетая над самым перроном, аэростат на какое-то мгновение заслонил собой утреннее солнце, и его гладкий обтекаемый корпус засверкал в нимбе солнечных лучей.</text:p>
      <text:p text:style-name="P4">Ане обычно не удавалось увидеть этот церемонный дирижабль, отмечавший начало дня, пересекая весь город - хаотичное нагромождения кварталов, высотные эстакады, храмы и радио-ретрансляторы - с востока на запад. В это время она уже сидела в своем кабинете в институте. </text:p>
      <text:p text:style-name="P4">Ана вздохнула, провожая взглядом дирижаль. Он был и прекрасен, и уродлив одновременно - Ана не смогла бы объяснить, почему. Она опаздывала на работу.</text:p>
      <text:p text:style-name="P4">Над головой Аны захрипел серебристый громкоговоритель, похожий на длинный изогнутый ротор, и ровный металлический голос стал безразлично произносить какую-то угнетающую бессмыслицу, напоминавшую о радио-передаче, разбудившей ее по утру. Ана разобрала только "задерживается прибытие". По толпе на перроне прокатился взволнованный гомон.</text:p>
      <text:p text:style-name="P4">Задерживается прибытие.</text:p>
      <text:p text:style-name="P4">Медлительный дирижабль, изображающий рассвет, скрылся за высокими, словно выточенным из камня домами у площади. В этой части города утро уже завершилось, и наступил день.</text:p>
      <text:p text:style-name="P4">- Задерживается прибытие, - механически настаивал голос. - Внимание сохраняет форму перрона. Спокойствие выходит за линию ожидания.</text:p>
      <text:p text:style-name="P4">Ана старалась не слушать этот неестественный голос, упорно, с металлическим звоном, повторявший одно и то же объявление, но резонирующие бессмысленные слова преследовали ее, она не могла даже отойти от испорченного громкоговорителя из-за плотно обступавшей ее толпы - хотелось зажать уши руками, навеки лишить себя слуха, только бы прекратить этот навязчивый бред.</text:p>
      <text:p text:style-name="P4">Ане показалось, что она провела на перроне много часов подряд, слушая отдающееся эхом объявление о спокойствии и прибытии - скоро начнутся сумерки, на работе ее уже никто не ждет - когда за сверкающим изломом эстакады показались огни опаздывающего поезда.</text:p>
      <text:p text:style-name="P4">Ана и в этот раз не смогла сесть в вагон, но зато ей удалось пробраться к самому концу перрона, где была разграничительная разметка. Спокойствие выходит за линию ожидания. Ане хотелось только поскорее уехать с Самкары - она сама поражалась, с каким слепым упорством проталкивалась к поезду, в который ей так и удалось попасть - ее бесцеремонно отпихивали в сторону, несколько раз она чуть не упала, упираясь руками в бесформенные фигуры других людей, но вновь, едва <text:soft-page-break/>восстановив равновесие, пыталась протиснуться к той самой разграничительной линии, за которую нельзя было выходить.</text:p>
      <text:p text:style-name="P4">- Интервал поезда в движении, - сообщил резонирующий голос из громкоговорителя. - Сохраняйте спокоствие. Ожидание обретает форму через тишину.</text:p>
      <text:p text:style-name="P4">Ана подумала, что, стоит ей уехать с Самкары, как то невыносимое чувство дисгармонии, губительного разлада, поразившего весь город с самого утра - как в мелодии, которую проигрывают наоборот, и красивая музыка превращается в бессвязный надсадный шум - наконец исчезнет, и этот день, наполовину сошедший с ума, станет таким же, как и сотни других бесцветных дней до него.</text:p>
      <text:p text:style-name="P4">- Сохраняйте тишину, - не успокаивался голос.</text:p>
      <text:p text:style-name="P4">Выслушав очередное объявление, которое теперь звучало тише, заглушенное сотнями голосов людей, стоявших позади нее, Ана вдруг забеспокоилась, а выключила ли она приемник, когда выходила из дома, как будто работающее радио могло кому-нибудь навредить.</text:p>
      <text:p text:style-name="P4">Выключила.</text:p>
      <text:p text:style-name="P4">Голос из громкоговорителя продолжал методично настаивать на сохранении тишины.</text:p>
      <text:p text:style-name="P4">Ане показалось, что на перроне и вправду стало тихо - даже несмотря на бурные переговоры людей за спиной. Металлический голос неожиданно внятно произнес:</text:p>
      <text:p text:style-name="P4">- Движение поездов восстановлено, - и затем снова: - Интервал поезда в движении. Важнее перехода ожидания в постоянное пришествие только сохранение тишины спокойствия.</text:p>
      <text:p text:style-name="P4">Вдалеке показался еще один состав.</text:p>
      <text:p text:style-name="P4">Ана одной из первых оказалась в вагоне - толпа просто втолкнула ее внутрь, едва разомкнулись двери - и даже успела занять найти свободное место у окна. Вагон пришел на Самкару почти пустым.</text:p>
      <text:p text:style-name="P4">В поезде было холодно и как-то умиротворяюще спокойно - звенящий голос громкоговорителя, изрыгающий бессмыслицу, остался там, на заполненном перроне, и от него стремительно удалялся их скоростной состав, кто-то сдвинул вниз створку окна, рядом с которым сидела Ана, и в образовавшийся проем хлестал ветер. Разговоры людей сливались в неразборчивое усыпляющее бормотание, вместо безумных сбивающих с толку объявлений, звучала негромкая электрическая музыка, слегка испорченная помехами от старого динамика - всякий раз, когда они приближались к станции.</text:p>
      <text:p text:style-name="P4">От Самкары Ана доехала до Келивана, а там пересела на другую линию, где уже не было такой давки. Новый поезд, только стоячее месте - Ана стояла напротив двери, ухватившись за высокий поручень, до которого <text:soft-page-break/>еле доставала ее рука - и быстрое, под ритмичную, похожую на марш музыку, путешествие до Хоры через весь деловой район. После этого нужно было перейти на центральную в северном округе магистраль, и там Ане снова пришлось пропускать поезда.</text:p>
      <text:p text:style-name="P4">Ана сильно опоздала и, волнуясь, долго мешкала в пунктах контроля - восемь узких, связанных между собой помещений, в первом из которых странный прибор проверял цвет ее глаз, а в последнем просто заставляли назвать свое имя - сдавленный голос за стеной неизменно задавал один и тот же вопрос - как будто она могла забыть, как ее зовут, пока переходила из одной комнаты в другую. Перед тем, как допустить в первую камеру, Ану заставляли снять респираторную маску и, хотя в помещении института она вполне могла дышать сама, поначалу у нее начинала кружиться голова, и в глазах темнело как от удушья. Ана боялась, что ее спросят о причинах позднего прихода, но не понимала ни слова из того, что говорил приглушенный бесплотный голос в каждой из комнат. Порядок проверок никогда не менялся, но после изнуряющего путешествия по надземке, из-за которого Ане казалось, что она не спит уже много дней подряд, она не была уверена даже в том, что сможет вспомнить свое имя.</text:p>
      <text:p text:style-name="P4">Анасамарах.</text:p>
      <text:p text:style-name="P4">Последняя дверь открылась. Коридор института был пуст.</text:p>
      <text:p text:style-name="P4">Ана тихо прошла в свою комнату - никто не встретился ей по пути, никто не обратил внимание на ее отсутствие - и села за стол напротив неглубокой ниши в стене, которая осталась от окна. Согласно последним распоряжениям, здание института должно быть... - Ана никак не могла вспомнить то самое слово, а, вот оно - закрытым, и все окна зацементировали, заменив солнечный свет на электрические лампы, которые горели весь день.</text:p>
      <text:p text:style-name="P4">Комната Аны была совсем тесной - так, что внутри с трудом помещались даже два человека. Внутри пахло горелой проводкой. Хотелось спать. Лицо Аны - там, где респираторная маска прилегала особенно плотно - воспаленно покраснело. На коже остались следы, похожие на застарелые шрамы, от плотных сочленений узкого каркаса маски. Ана потерла лицо руками, надеясь, что это наконец поможет ей прийти в себя. Но ей только сильнее захотелось спать. Ощущение, что все вокруг искажено и неправильно, не проходило.</text:p>
      <text:p text:style-name="P4">Магнитограф у нее на столе работал - отыграв заслушанную пленку до конца, он как будто терпеливо ждал продолжения записи, издавая тихое струящееся шипение. Но продолжения не было, только этот фрагмент.</text:p>
      <text:p text:style-name="P4">Ана вяло улыбнулась, а затем выключила магнитограф.</text:p>
      <text:p text:style-name="P4">Она некоторая время просто сидела за столом, склонив голову, наслаждаясь тишиной, а потом одела массивные черные наушники и снова <text:soft-page-break/>включила проигрыватель, а после него и вычислительную машину. Послышался тихий электрический гул. Все работало, несмотря на странный запах гари в комнате. Большой профессиональный экран - такие были только у сотрудников института да еще в нескольких учреждениях, - вмещавший сорок строк текста, быстро разгорался, и синеватое изображение блекло проступало в нем, словно проявляясь из дымки.</text:p>
      <text:p text:style-name="P4">Ана отмотала пленку с записью на начало. Сегодня ей нужно было анализировать фрагмент 871 - тот же, что и в день до праздника, когда...</text:p>
      <text:p text:style-name="P4">Ана подумала, что ей станет легче, если она сможет погрузиться в работу - ведь здесь все было неизменно - фрагмент, все та же последовательность сигналов, что и раньше, вычислительная машина, методично продолжавшая анализировать данные, введенные два дня назад и еще не окончательные, наверняка ошибочные.</text:p>
      <text:p text:style-name="P4">Ана некоторое время сосредоточенно прислушивалась к записи, прижимая правый наушник к уху, точно ей было плохо слышно даже на максимальной громкости. Потом остановилась. На лучевой экран ее вычислительной машины - с четким машинальным ритмом - выводилась, строчка за строчкой, какая-то бессмыслица. В наушниках раздавался раздражающий металлический скрип.</text:p>
      <text:p text:style-name="P4"/>
      <text:p text:style-name="P5">3</text:p>
      <text:p text:style-name="P4"/>
      <text:p text:style-name="P4">Нечасто можно было увидеть, как из доков на окраине города - там, где обрывалась недостроенная магистраль, и начинался обширный выжженный солнцем пустырь, одинаково безжизненный в любое время года - взлетает космический корабль, настолько огромный, что кажется выше любого из городских строений, даже когда наполовину скрыт в ракетной шахте. Практически вечные вакуумные батареи, самые мощные за всю историю двигатели, способные придать тысячетонной громаде ускорение в десятки раз превыщающее гравитацию Дёзы, сжигающие всего лишь за одну секунду столько амари, что другим кораблям хватило бы на межпланетный полет.</text:p>
      <text:p text:style-name="P4">Об этом торжественном событии - новый шаг в освоении пустоты - неоднократно сообщали по радио, не уточняя однако время, когда должен состояться запуск корабля. Но несмотря на это, даже при том, что на территорию космопорта никогда никого не пускали, целые толпы зевак стояли с самого утра у высоких тюремных заграждений, обмотанных сверху колючей проволокой, по которой проходил высоковольтный ток.</text:p>
      <text:p text:style-name="P4">Ана в тот день не пошла к врачу, хотя последние дни ей стало совсем плохо, инъекции не помогали, и она задыхалась по вечерам. Ане нужно было увидеть запуск корабля, это представлялось ей настолько важным, <text:soft-page-break/>что все остальное - обследование в кабинете у врача, новый препарат, который нужно было колоть в вену каждое утро, приступы удушья - могло подождать. Еще когда Ана слушала новости по радио она была уверена, что взлет корабля, Вимауны, станет самым ярким воспоминанием за всю ее жизнь, и она никогда не забудет этот день - как забывала о многом, что когда-то тоже казалось ей важным. Пусть даже она ничего толком не сможет рассмотреть за высоким забором.</text:p>
      <text:p text:style-name="P4">Тогда, много лет назад, когда врачи еще согласованно обещали Ане не больше года жизни, было необычно облачно - темно-серые низкие тучи в жаркий сезон, стремительно изменявшие свою форму под порывами ветра, затягивая пасмурной пеленой раскаленный, изнывающий от пустынного пекла город, были чем-то неправдоподобным и противоестественным, как будто сотни обрабатывающих станций в спящих землях, выбрасывающие клубы ядовитого огня в воздух, разрушили тонкий природный баланс, естестественные циклы отравленной планеты, и произошло необратимое нарушение химических процессов в атмосфере. Бюро прогнозов даже неуверенно предупреждало о возможности дождя и рекомендовало воздержаться от прогулок под открытым небом во второй половине дня - Ана практически дословно запомнило тревожное сообщение подавленных синоптиков и то, как она удивлялась тогда этим словам, таким непривычным и непонятным, под открытым, прогулки, небом, когда начинаешь задыхаться, пройдя всего один квартал от станции надземки до своего дома, а в многих районах сумрачно даже днем из-за высоких каменных строений и массивных конструкций транспортных путей, закрывающих черной тенью улицы. Но рядом с доками небо и правда было открытым, облачным и обморочно синим - так, что начинала кружиться голова, если долго смотреть вверх. </text:p>
      <text:p text:style-name="P4">Ану почему-то совсем не пугали облака, она не боялась попасть под дождь. </text:p>
      <text:p text:style-name="P4">Многих, так же как и ее, не остановили настороженные предсказания неожиданных осадков, этот день был слишком значительным, чтобы потерять все из-за такой мелочи, как проливной дождь, который к вечеру раскаленный пустынный ветер мог принести со стороны спящих земель - или же они просто не доверяли бюро прогнозов, которое и вправду ошибалось куда чаще, чем действительно предсказывало погоду. У Аны же было такое чувство, что, если она не увидит взлет Вимауны, то просто не доживет до начала следующего дня, никакие осмотры у врача не смогут ей помочь, и вечерний приступ удушья станет для нее последним - как будто обещанный ей год жизни пройдет лишь за несколько мгновений, в тот момент, когда Вимауна оторвется от земли. По сравнению с этим отложенный визит к врачу, который должен был выписать ей новое <text:soft-page-break/>лекарство, и сомнительные угрозы вечернего дождя казались лишь малозначительными неприятностями.</text:p>
      <text:p text:style-name="P4">Ана и сама не была уверена, почему ее так волновал этот полет - она забыла о нем на многие годы, и только потом случайные трансляцие, пойманные когда она пыталась настраивать свой радио-приемник по вечерам, напомнили ей о корабле, о котором она мечтала еще в детстве, казавшемся ей тогда выше, чем все городские здания вместе взятые, способном пламенем из своих двигателей накрыть облаком огня всю планету. Но потом все это как-то забылось, потускнело в ее памяти - она даже сомневалась, что этот корабль существовал в действительности, а не приснился ей или же не был выдуман от одиночества.</text:p>
      <text:p text:style-name="P4">Ана слышала о Вимауне, когда жила в интернате - в тихие, скованные молчанием вечера, когда она часами слушала монотонные официальные новости, сводки, котировки, бессмысленную статистику, перечисления непонятных многозначительных чисел, разнообразные прогнозы и прямые включения с каких-нибудь отдаленных мест - в пучине песков, на другой стороне планеты, - о которых никто никогда не слышал, сменявшиеся с приближением ночи бледной тишиной, сумеречной протяжной музыкой, а зачастую и просто шумом помех, ставшим таким привычным и естестественным, как непременная часть любой трансляции, на неисправном детекторном приемнике, умевшем ловить только одну радио-волну.</text:p>
      <text:p text:style-name="P4">Тогда Ана думала, что Вимауна - это огромный космический ковчег, который строят для того, чтобы все жители Дёзы улетели сквозь бесконечную ночь вселенной, вечный час тишины, на другую планету, где после дождей не умирает земля, а воздух такой чистый, что даже она сможет дышать без респираторной маски. Днем часто бывает холодно, небо ослепительно синее, нет никакого песка, а вместо пустыни - обширные, до самого горизонта, поля и холмы, также синего цвета, как и упоительное безбрежное небо, как город по ночам.</text:p>
      <text:p text:style-name="P4">Приемник в интернате постоянно сбоил, словно сбиваясь с нужной частоты, обрывая слабые тусклые голоса надрывным хрипом помех - как если бы другая трансляция, безудержный шум песка, грубо врывалась в эфир, - и Ана часто не слышала и половины из того, что говорили в новостях. Незавершенные фразы, безотносительные названия, странные цифры предназначение которых стирал шум помех не давали Ане заснуть, волновали ее, и она пыталась додумывать сама - мысленно вставляла слова, предложения, целые фрашменты пропущенного эфира. </text:p>
      <text:p text:style-name="P4">Ана была уверена, что когда вырастет - если вырастет, - то обязательно полетит в другой мир на этом корабле. Даже когда ей кто-то сказал, - быть может, воспитательница, - что только люди без... - Ана не <text:soft-page-break/>разобрала слово - могут летать в космос и выдерживать страшные перегрузки во время ускорения и посадки, она все равно была уверена. Никто не мог ее разубедить. Ведь об этом говорили по радио. А потом Ана узнала, что Вимауна - это беспилотный корабль, управляемый сложной вычислительной машиной, который будет лететь в пустоту три тысячи лет.</text:p>
      <text:p text:style-name="P4">Ана вспомнила о Вимауне снова, только когда по радио - теперь уже ее собственном, с чистым прозрачным в те времена приемом - стали передавать о скором запуске корабля. Ана решила - просто проснувшись как-то утром, и делая себе бессмысленный болезненный укол, - что она должна непременно увидеть это. Тогда еще не были синтезированы новые препараты, мучительные средства для продления жизеи, и Ана думала, что ей осталось совсем немного - в лучшем случае она увидит лишь еще один жаркий сезон, еще один дождь, который обычно идет лишь один раз за весь год, прежде чем умрет от удушья во сне. </text:p>
      <text:p text:style-name="P4">Взлет Вимауны. </text:p>
      <text:p text:style-name="P4">Ана повторяла эти слова как молитву, хотя не особенно понимала тогда, зачем этот корабль отправляют в космос. Ей просто хотелось иметь хоть какую-то цель, ради которой можно было терпеть приступы и постоянную тошноту от лекарств. Пусть это даже был совсем не тот корабль, о котором она мечтала в детстве.</text:p>
      <text:p text:style-name="P4">В день запуска Вимауны Ана поехала к загородным докам еще ранним утром, взяв с собой лишь керамическую кружку с заваренным сладким супом и бутылку воды. Она боялась, что может пропустить взлет корабля, что его перенесут из обещанного дождя - ведь точное время запуска было неизвестно.</text:p>
      <text:p text:style-name="P4">Бесшумный и плавный поезд довез Ану до самой последней станции, от которой она долго шла пешком, задыхаясь от грозовой жары, до угловатых построек космопорта. А потом весь день, до самого вечера, когда даже пасмурные облака стали назаметны на фоне неба цвета сумерек, провела у высокого заграждения с намотанной наверху колючей проволокой, ожидая запуска корабля.</text:p>
      <text:p text:style-name="P4">День с самого утра и вправду выдался облачным и мглистым, а в пригороде, где располагался порт, стоял сладковатый запах гнили, который приносило ветром с заброшенных свалок - Ана чувствовала эту тошнотворную вонь даже несмотря на защитные фильтры в своей респираторной маске и старалась реже дышать.</text:p>
      <text:p text:style-name="P4">Постепенно вокруг нее собралась целая толпа. Люди приходили, чтобы, как и Ана, посмотреть на взлет корабля, о котором последние дни так взволнованно говорили по радио, но на территорию космодрома никого не пускали - никаких исключений даже в такой торжественный день, только занесенный пылью пустырь у подступов к докам и напряжение в <text:soft-page-break/>десять тысяч вольт на проводах. Недовольные зеваки шумно толпились у высоких замкнутых в смертельно опасную электрическую цепь заграждений, пытаясь разглядеть то, что происходит в порту, который отделяла от них идеально выровненная бетонная площадка почти в милю длиной. Сам корабль, поднимавшийся из глубокой ракетной шахты, было видно даже из города - но он казался застывшим, словно выточенным из камня, как высокое здание причудливой формы, и невозможно было поверить, что он способен подняться над землей.</text:p>
      <text:p text:style-name="P4">На пустыре у доков слышались взволнованные разговоры, даже смех, некоторые возмущались, как будто надеялись увидеть пышное увеселительное зрелище, а вместо этого вынуждены стоять на колючем ветру. С Аной никто даже не пытался заговорить, ее сторонились, точно боялись, что она заразна. Она стояла одна, чуть поодаль от остальных, и смотрела на застывший в утренней мгле корабль.</text:p>
      <text:p text:style-name="P4">В то время болезнь Аны считалась очень редкой и было совсем непривычно увидеть человека в медицинской респираторной маске. Большинство людей спокойно переносили выжженный воздух на Дёзе, но Ана могла дышать только благодаря этому уродливому устройству. Из-за респираторной маски голос ее казался тусклым и неестественным - как будто вместо нее говорил кто-то другой. Резкий, обжигающий нёбо запах защитных фильтров лишал ее обоняния - Ана не различала мягкие ароматы духов, сладких напитков, даже растворимой еды из концентратов, которую часто продавали на улице, - однако саднящую вонь со свалок не мог остановить даже фильтр, и она смешивалась с его медикаментозным смрадом, отравляя ей дыхание.</text:p>
      <text:p text:style-name="P4">Ближе к вечеру, когда обещанный дождь так и не начался, у космопорта стало совсем людно и шумно. Многие раскладывали свои вещи прямо на земле, расстилали цветные вылинявшие тряпки, устраиваясь как на отдыхе. Появились даже приставучие торговцы, предлагавшие сушеный хлеб и воду в бутылках. На небе по-прежнему плыли, раздуваемые ветром, темные клубящиеся облака.</text:p>
      <text:p text:style-name="P4">Ана лишь с сожалением смотрела на свой холодный суп в закупоренном керамическом стакане - она и сама не понимала, зачем взяла с собой еду, неужели она надеялась, что их пустят в одно из зданий, где воздух будет остужен очистителями до приятной прохлады, и они смогут наблюдать за зрелищным стартом Вимауны из широкого окна. Ана устала от тягостного монотонного ожидания - казалось, что корабль намертво вмурован в глубокий колодец, в доках было пусто и тихо, как будто запуск давно отменили - из-за прогнозов погоды или по каким-то другим неизвестным причинам.</text:p>
      <text:p text:style-name="P4">Ана закрыла глаза и попыталась представить, как двигатели, скрытые <text:soft-page-break/>в шахте, изрыгающие кипящий огонь, от которого плавятся камни, наконец заработали, док вдалеке затянуло черным тяжелым дымом, зацементированная площадка космодрома стала дрожать как во время землятрясения, а потом в плотном химическом тумане, разъедающем легкие, засверкала ослепительная электрическая молния, освещая голубоватыми вспышками темно-серое ненастное небо, и из шахты взвился ввысь чудовищный столб огня...</text:p>
      <text:p text:style-name="P4">Впервые за весь день она вдруг почувствовала страх и посмотрела на пасмурное небо.</text:p>
      <text:p text:style-name="P4">У пожилой женщины неподалеку от Аны оказался переносной радио-приемник - редкое и дорогое по тем временам устройство, - и, долго мучаясь с настройкой частоты, вращая в разные стороны слегка погнутый обруч приемной антенны, она наконец смогла поймать зыбкую неустойчивую волну, по которой рассказывали о готовящемся запуске корабля.</text:p>
      <text:p text:style-name="P4">Люди вокруг оживились.</text:p>
      <text:p text:style-name="P4">Ана сидела на земле, лицом к стальному ограждению, увитому колючей проволокой, по которой проходил ток, способный убить мгновенно, подстелив под себя свою куртку как и многие другие. Рядом с Вимауной появились нечеткие силуэты людей - наверное, техников в унылых серых робах, которых едва можно было разглядеть издали, и они сливались на фоне кубических строений дока, торопливо перебегая по взлетной площадке. Вокруг корабля начали вспыхивать красные огоньки. </text:p>
      <text:p text:style-name="P4">Ведущий безымянной передачи торжественно говорил:</text:p>
      <text:p text:style-name="P4">- ...самый значительный и смелый проект по исследованию космоса. Сложно даже представить, каких...</text:p>
      <text:p text:style-name="P4">Голос смешивался с помехами, и женщина начала крутить непокорную антенну, передача на несколько секунд пропала, и был слышен только отрывистый громкий треск. Когда женщина наконец смогла настроить нужную частоту, то голос зазвучал уже тише, как будто ведущий начал говорить благоговейным шепотом, восторгаясь величием корабля:</text:p>
      <text:p text:style-name="P4">- ...Хотя многие считали, что такой полет в принципе невозможен или что даже сама мысль о запуске такого корабля является... </text:p>
      <text:p text:style-name="P4">Серые тени техников скрылись за каким-то невзрачным строением, и взлетная полоса вновь опустела, однако сигнальные маячки стали теперь мигать ярче и чаще.</text:p>
      <text:p text:style-name="P4">- Трудовой подвиг... - продолжал ведущий, которого бесцеременно перебивал хрип старого приемника. - Чем было доказано, что перед... не устоит даже непокорный...</text:p>
      <text:p text:style-name="P4">Вокруг Вимауны что-то засверкало - свет, поднимавшийся из бетонных недр взлетной шахты, ярко освещал матовый корпус корабля. <text:soft-page-break/>Ана не понимала, что происходит. Кто-то позади нее предположил, что начался прогрев двигателей, и ветер, словно в подтверждение этих слов, принес запах едкой гари. </text:p>
      <text:p text:style-name="P4">Одна из вспышек была особенно яркой, и Ана даже отвела глаза. Когда она вновь посмотрела на док, то над взлетной площадкой уже тянулся чёрный дым. </text:p>
      <text:p text:style-name="P4">Это так взволновало собравшихся, что гомон толпы на время заглушил трансляцию. Пожилая женщина опять что-то сделала с антенной, и голос ведущего стал громче:</text:p>
      <text:p text:style-name="P4">- Лучшие инженеры долгие годы... не покладая рук... над этим проектом. В конструкции Вимауны впервые были применены... </text:p>
      <text:p text:style-name="P4">Передача сменилась рябью помех, а когда голос вновь проступил из хаотичного шума, то ведущий говорил уже, казалось, совсем о другом:</text:p>
      <text:p text:style-name="P4">- ...антенна, самая большая из когда-либо построенных человеком. Ее размер превышает суммарные размеры...</text:p>
      <text:p text:style-name="P4">Маячки на взлетной площадки на несколько секунд погасли, а затем, точно кто-то переключил электрическое реле, стали мигать еще чаще, как аварийные сигналы - сначала по центру, затем все дальше и дальше, расходясь волной, затухая и вновь загораясь в центре.</text:p>
      <text:p text:style-name="P4">- ...Также на орбиту будет выведена станция с приемной... - снова шум помех, - ...которые она будет регулярно получать от корабля.</text:p>
      <text:p text:style-name="P4">Свет в шахте погас, а последовательность световых сигналов вновь изменилась. Было совершенно непонятно, что происходит в доке - дым рассеялся, вокруг корабля опять начали мелькать едва различимые фигурки людей в серых робах, а Вимауна продолжала неподвижно возвышаться над зданиями космопорта. На серебристом корпусе корабля отражались стремительные отблески от сверкающих на взлетной полосе огней. Облака начинали сгущаться, пасмурный пар, поднятый ветром, словно снижался над землей, и было действительно похоже на то, что вскоре может пойти дождь. Диктор по радио продолжал увлеченно говорить о выдающихся технических новшествах в конструкции Вимауны и громадной значимости этого дня для всей истории планеты. Многие были так взволнованы, что наверняка давно бы перелезли через ограждения, если бы их не оплетала колючая проволока под напряжением в десять тысяч вольт.</text:p>
      <text:p text:style-name="P4">- План полета был просчитан на ближайшие... - продолжал голос по радио, с трудом различимый в бессвязаном шуме помех. - Сразу же после выхода из атмосферы двигатели Вимауны, самые мощные из когда-либо...</text:p>
      <text:p text:style-name="P4">Ана заметила, что женщина подняла приемник двумя руками над головой, надеясь, что это улучшит качество приема.</text:p>
      <text:p text:style-name="P4">- ...Придадут ускорение в тридцать раз превышающее силу тяготения Дёзы... </text:p>
      <text:p text:style-name="P4"><text:soft-page-break/>Голос слился с глухим шероховатым шипением. Ана заметила, как у пожилой женщины согнулись от усталости руки.</text:p>
      <text:p text:style-name="P4">- ...отключиться навсегда.</text:p>
      <text:p text:style-name="P4">Точное время взлета было неизвестно, и по радио никак не комментировали происходящее в доке - казалось, что ведущий этой бессмысленной выспренней передачи и сам не знает, что происходит с кораблем и пытается тянуть время, рассказывая, уже в который раз, об устройстве всех его систем.</text:p>
      <text:p text:style-name="P4">Под кораблем, в шахте, что-то ослепительно вспыхнуло, и всю взлетную полосу вновь затянуло густым черным дымом - не было видно даже сверкающих красных огней.</text:p>
      <text:p text:style-name="P4">Ана подумала, что все это не может быть обычной проверкой, наверняка у тех суетливых людей, которые пытаются оживить огнедышащую громадину что-то не получается, корабль отказывается подниматься над землей, и его гигантские двигатели, самые мощные из когда-либо построенных человеком, сбоят, захлебываясь ослепительным светом и огнем, будучи не в силах преодолеть притяжение планеты.</text:p>
      <text:p text:style-name="P4">Однако диктор по радио невозмутимо продолжал:</text:p>
      <text:p text:style-name="P4">- Особые сообщения, над которыми работали лучшие... специальная последовательность сигналов, в которых важна как тональность, так и интервал. Это послание с Дёзы, которое, сквозь... будет услышано... изменит навсегда...</text:p>
      <text:p text:style-name="P4">Прошло несколько часов, уже начинало смеркаться. Двигатели корабля по-прежнему включались со строгой периодичностью, озаряя пустырь и угловатые строения доков похожими на молнию вспышками, окатывая тяжелым черным <text:s/>взлетную полосу, который ветер относил в сторону собравшихся у ограждения зевак. Можно было подумать, что эти непонятные проверки, прогрев двигателей или же и вправду устранение каких-то неожиданных неполадок продляться всю ночь, до самого рассвета. Люди уже начали расходиться. Ана боялась, что может начаться дождь.</text:p>
      <text:p text:style-name="P4">Пожилая женщина рядом с Аной попыталась настроить свой приемник на другую волну, но прямого включения с космопорта нигде не было - только помехи, музыка или все та же передачи, в которой рассказывали о священной миссии корабля - точно так же, до единого слова, как и несколько часов назад.</text:p>
      <text:p text:style-name="P4">Дождь, который пророчили в бюро прогнозов, так и не начался, хотя низкие мглистые облака, затянувшие сумеречное вечернее небо, не предвещали ничего хорошего. Ана мучалась от жажды - ее горло словно воспалилось и начало кровоточить, - однако уйти она не могла.</text:p>
      <text:p text:style-name="P4">Пожилая женщина тоже не выдержала изнуряющего ожидания и <text:soft-page-break/>медленно побрела прочь от высоковольной ограды, обхватив, точно ребенка, свой истошно хрипящий приемник. Ана с тоской смотрела ей вслед - ведь испорченная помехами передача была единственным, что хоть как-то связывало ее с происходящим там, вдалеке, у затянутых дымом доков. Однако торжественный голос ведущего, в который раз сообщавшего о вкладе в освоении космоса, беспомощно бледнел и отдалялся.</text:p>
      <text:p text:style-name="P4">Толпа у космопорта сильно порядела и затихла - говорить уже было не о чем, на земле валялись смытая фольга и упаковки от галет, радость и возбуждение, предвкушение зрелищного взлета корабля, о котором многие, как и Ана, слышали еще в детстве, сменились разочарованием и усталостью.</text:p>
      <text:p text:style-name="P4">Когда в очередной раз из шахты поднялись над взлетной площадкой яркие искривленные молнии, сменившиеся затем клубами синего огня, а весь корабль окутала дрожащая дымка от расплавленного воздуха, никто не придал этому особого значения. Люди стояли со скучающим видом, словно дожидаясь определенного часа, когда уже можно будет наконец уйти, вернуться домой, и рассказывать потом всем знакомым о своих неоправданных ожиданиях, о самом громадном за всю историю корабле, который так и не смог взлететь. Но Ане не могла уйти. Дома ее ждала лишь духота, вечерние новости и синяя мгла за окном. Отложенный визит в медицинский центр, где снова будут проверять, как долго ей еще осталось жить.</text:p>
      <text:p text:style-name="P4">И тут по всему пустырю, резко нарушив сонное молчание, усталое оцепенение в преддверии часа тишины, разнеслась оглушительная паническая сирена. Все огни на взлетной площадке и на зданиях дока сменились на красный и стали ярко синхронно мигать. Двигатели Вимауны продолжали работать, огонь вокруг корабля разгорался, обдавая корпус и взлетную полосу, застилая дымом весь док. Ана почувствовала едкий запах химической гари, от которого заболела голова.</text:p>
      <text:p text:style-name="P4">Вопль сирены внезапно оборвался, но откуда-то снизу, из черной горловины взлетного колодца, начал подниматься ровный постоянно нарастающий рокот, от которого - в точности, как себе это представляла Ана еще много лет назад - задрожала залитая цементом земля. Кто-то рядом с Аной радостно вскрикнул, и этот восторженный возглас казался таким неуместным и даже кощунственным, когда все вокруг сотрясалось от страшного рева ожившего корабля. Послышались торопливые отрывистые щелчки фотокамер. Чудовищные раскаты извергающих магму двигателей продолжали усиливаться, и гарь от выхлопов застилала уже весь космопорт. Ана не могла поверить, что это действительно происходит, что тот корабль, о котором она мечатала еще в детстве, сейчас поднимется в облаке огня над землей, сжигая зыбкий вечерний воздух, рассекая <text:soft-page-break/>пасмурные облака.</text:p>
      <text:p text:style-name="P4">Она стояла, не двигаясь, застыв от ужаса.</text:p>
      <text:p text:style-name="P4">Небо было уже совсем темным, почти ночным. У Аны начали слезиться глаза - от дыма, который приносил со взлетной полосы ветер, - и она усиленно терла их руками. Ана чувствовала, как каждое биение сердца отдавалось во всем ее теле. От волнения она забывала даже дышать.</text:p>
      <text:p text:style-name="P4">Земля под ногами вздрогнула, и Ана чуть не упала, беспомощно всплеснув руками, точно ища в воздухе опору. Рев от двигателей стал настолько сильным, что вызывал почти физическую боль. Из взлетной шахты в небо взметнулись полосы огня, а сгустившаяся черная гарь заволокла собой почти весь корабль.</text:p>
      <text:p text:style-name="P4">Люди у заграждений напряженно всматривались в клубящийся дым, но в следующее мгновение корабль уже показался высоко над землей, рассекая в ореле пламени вечернее небо, которое стало багровым, словно его тоже охватил огонь. Не было видно ни единой звезды.</text:p>
      <text:p text:style-name="P4">Корабль поднимался ввысь по странной изогнутой траектории, оставляя после себя страшный след дыма, постепенно превращаясь в сверкающую красную точку, которая вскоре погасла, исчезнув в черной пустоте над ними.</text:p>
      <text:p text:style-name="P4">Люди еще долго стояли у заграждений даже после того, как скрылся корабль, и погасло небо. Радио ни у кого не было, все молчали. Ана чувствовала, что начинает дрожать от ужаса.</text:p>
      <text:p text:style-name="P4">Только потом, когда даже обжигающая гарь от выхлопов развеялась, а сгустившаяся темнота напомнила о приближении часа тишины, все медленно побрели в сторону надземки.</text:p>
      <text:p text:style-name="P4">Ночью Ана долго не могла уснуть и долго лежала в постели, не в силах даже пошевелиться от усталости, как во время паралича. Когда она наконец провалилась в темноту, то ей приснился космический корабль, сжигающий пасмурное небо, и сон этот был не тоскливой мечтой о путешествии в другие миры, где она сможет дышать без респираторной маски, а гнетущим сумрачным кошмаром, в котором все вокруг нее раскалывалось от оглушающего грохота и огня, и она видела перед собой лишь черную бесконечную пустоту, без единой звезды, которая вела в никуда.</text:p>
      <text:p text:style-name="P4"/>
      <text:p text:style-name="P5">4</text:p>
      <text:p text:style-name="P4"/>
      <text:p text:style-name="P4">Фрагмент 871 начинался с тишины. Еще при первичном анализе, когда самая мощная вычислительная машина в институте разделяла единый поток данных на неравномерные части, было как-то установлено, что тишина является частью фрагмента 871. Это выжидающее молчание в <text:soft-page-break/>самом начале записи длилось совсем недолго - меньше, чем размеренный глубокий вздох, - и продолжалось тихим пульсирующим шумом, действительно чем-то напоминавшим дыхание.</text:p>
      <text:p text:style-name="P4">Известно - об этом рассказывали Ане, когда она только изучала анализ фрагментов, - что некоторые слова, самые важные во всем языке, в особенности слова на гали, имеющие сотни несвязанных смыслов, нельзя часто произносить вслух. Именно поэтому молитвы обычно читают шепотом, точно неуверенное признание в любви, а в храмах, где потолки такие высокие, что даже дыхание отзывается эхом, отражаясь от стен, всегда сумрачно и тихо. Произнесенное слово, которое рождается в тот момент, когда язык в последний раз касается нёба, искаженное чьим-то голосом и дыханием - в полную грудь, без малейшего стеснения - блекнет и умирает, как засвечивается на солнце фото-пленка, смысл, заключенный в нем, начинает теряться, и слово как будто распадается на ритмичные механические звуки - открытые протяжные гласные, менящие свою тональность от удивления до крика, твердые бесцветные согласные, - в которых смысла не больше, чем в отрывистых звуках, издаваемах вычислительной машиной. Однако преодолевшие расстояние в миллиарды миль сигналы - сквозь ту самую бессветную тишину, которая так усердно соблюдается в храмах, - беспощадно искаженные помехами, хоть и кажутся поначалу лишь случайным бессвязным шумом, напротив, постепенно обретают цвет и форму, если долго проговаривать их про себя - словно происходит обратная реакция смысла, и загадочное послание постепенно восстанавливается, проступает из обманчивого хаоса помех, даже если тот, кто способствовал этому необъяснимому восстановлению, не в состании ничего понять.</text:p>
      <text:p text:style-name="P4">Невнятное прерывистое шипение, из-за которого казалось, что у Аны стал плохо работать магнитограф, сменялось резким и громким треском, как во время нечеткой передачи, когда голос неожиданно уходит в истерический шум, а потом начиналось <text:s/>быстрое чередование высоких сигналов, похожее на музыку, вроде той, что играют в поездах - тонкий пунктир, в котором каждый звук нервно нарастал, переливаясь в рваный фальцет, нарушая ритм, словно кто-то торопливо отсчитывал колебания воздуха, но потом сбивался и начинал вновь - все громче и громче, с нарастающим раздражением. Эта нервная музыка обрывалась оглушающей тишиной, после которой слышался тусклый шорох, шум рассыпающегося песка в пустыне, и наконец проигрыватель останавливался - один диск с пленкой был уже пуст и беспомощно застыл на шарнире, - отыграв всю запись до конца.</text:p>
      <text:p text:style-name="P4">Ана прослушала фрагмент 871 пять раз подряд, делая перерыв лишь на то, чтобы отмотать пленку, пытаясь найти какие-нибудь закономерности <text:soft-page-break/>записи с помощью своей вычислительной машины. Ана старалась не думать ни о чем другом. К ней обычно заходила в это время подруга. Последние дни они часто говорили о Ниве. Начальник мог заглянуть, чтобы поинтересоваться, как идут дела. Но нет, только эта запись. Нужно было сосредоточиться, погрузиться в работу. </text:p>
      <text:p text:style-name="P4">Как всегда Ане казалось, что фрагмент неполон, что он не имеет смысла без других фрагментов. Интересно, существовали ли в действительности фрагменты 870 и 872? Было совсем непонятно, как, по какому принципу, первичный анализатор - так обычно называли эту чудовищную машину - разделяет неразрывный поток эфира на фрагменты и присваивает им номера. Нумерация никогда не была последовательной. В следующий раз ей могли назначить фрагмент, обозначенный двухзначным число. Это беспокоило Ану - как будто из-за того, что она не понимала закономерности в номерах фрагментов вся ее работа теряла смысл.</text:p>
      <text:p text:style-name="P4">Прослушав запись в шестой раз, Ана вдруг заметила, что ее собственное дыхание начинает подчиняться неровному сбивчивому ритму, так похожему на бызускусные мелодии переполненной надземки, который превращается в раздражающую какофонию и сменяется тишиной, кратким перерывом перед окончанием фрагмента.</text:p>
      <text:p text:style-name="P4">Это было начало.</text:p>
      <text:p text:style-name="P4">Ана сняла тяжелые наушники, положила их на металлическую консоль вычислительной машины и помассировала пальцами переносицу - там, где было воспаленное покраснение от респираторной маски. Перед ней поднимилась к потолку пустая рама от зацементированного окна. Ана старалась дышать медленно, глубоко и ровно - как делала, по совету врача, когда чувствовало приближение приступа, - но это не помогало. Она ощущала странный пульсирующий ритм во всем своем теле, с каждым вздохом, с каждым движением руки. Даже ее тесная комната, освещенная холодным светом потолочной лампы, ровные стыки стиснутых стен, фальшивое окно, идеальная плоскость потолка - все эти параллельные поверхности, пересекающиеся прямые - стала лишь продолжение, олицетворением той сложной ритмичной закономерности, которая таилась во фрагменте 871.</text:p>
      <text:p text:style-name="P4">Теперь уже фрагшмент совсем не казался Ане лишенным смысла. Она начала неосознанно, как бы интуитивно понимать его - точно речь на чужом языке, в которой не разбираешь слов, но в самих интонациях, в паузах, как зияющих пустотах, между фразами, во время которых говорящий делает глубокий вздох, чтобы начать все заново, даже в звенящих окончаниях слов ощущаешь некую тень, ускользающий призрак смысла.</text:p>
      <text:p text:style-name="P4">Ана вновь надела наушники поставила ленту на перемотку. <text:s/>Дышать <text:soft-page-break/>было тяжело, как будто ей теперь даже в помещении требовалась респираторная маска. Ана почувствовала, как у нее начинает тяжелеть как от хмеля голова. Магнитограф издал отрывистый щелчок - запись была снова готова к прослушиванию. Ана неуверенно нажала на затертую, сохранившую отпечатки тысяч прикосновений кнопку, диски с лентой тихой скрипнул, сдвинулся с места, и в наушниках послышалась глубокая осмысленная тишина.</text:p>
      <text:p text:style-name="P4">Ана не отрываясь смотрела на то, как тонкая прозрачная лента медленно тянется между двумя металлическими дисками ее магнитографа, которые синхронно закручивались вокруг своей оси, словно сжимая пространства в магнитную нить. Лента огибала блестящие серебристые стержни - сначала маленький, который мог двигаться в округлых пазах, изменяя скорость проигрывания, затем большой, затем еще один такой же, пока ее не затягивало в угловатый блок с электромагнитными головками, которые считывали с пленки звук. Лентопротяжный механизм чуть слышно поскрипывал, и сам магнитограф судорожно вибрировал под электрическим напряжением - или же это просто дрожали у Аны руки.</text:p>
      <text:p text:style-name="P4">Она подумала, что еще несколько дней назад, когда она слушала ту же самую запись, все так же пытаясь разгадать то, что казалось лишенным смысла, весь это город, ее жизнь, даже то, как она дышит, было другим. Мир вокруг нее поблек и стал казаться нереальным без него. И только магнитограф по-прежнему невозмутимо считывал помехи с пленки.</text:p>
      <text:p text:style-name="P4">Ана снова прослушала фрагмент несколько раз подряд. На мерцающем экране безустанной вычислительной машины выводились - ровными синими отблесками, строка за строкой - ее неловкие попытки вывести во фрагменте смысловые последовательности. Тишина, затем дыхание, затем рваная ритмичная музыка, затем снова тишина.</text:p>
      <text:p text:style-name="P4">С каждым прослушиванием фрагмент казался Ане не таким как прежде.</text:p>
      <text:p text:style-name="P4">Она больше не чувствовала тайный безумный смысл в хаотичной разноголосице, записанной на пленку, которую исправно, раз за разом, воспроизводил ее магнитограф. Что-то было нарушено. Глубинная непостижимая связь между ней и таинственным иррациональным шумом на пленке вдруг исказилась - все вокруг, ее дыхание, тело, которое начинало казаться бесформенным и неуклюжим, страшные и странные устройства на ее столе, работающие от переменного тока, экран с расстроенным сведением, синхронно вращающиеся диски магнитографа упрямо сбивались с заложенного во фрагменте ритма, и это искажения, точно губительная радиация, охватывали всю комнату, ставя под сомнение ее кубическую геометрию, поражали все слепое здание института, где было душно и тихо в любое время дня, весь мира за незрячим окном.</text:p>
      <text:p text:style-name="P4"><text:soft-page-break/>Ана как будто сходила с ума.</text:p>
      <text:p text:style-name="P4">Такое уже случалось раньше - она вспоминала о таких о моментах как о кошмарных приступах безумия. Неужели в этом и был смысл посланий, само предназначение эфира, который она, совместно с другими, ежедневно пыталась разгадать.</text:p>
      <text:p text:style-name="P4">Ана отключила магнитограф, потом лучевой экран, изображение на котором быстро погасло, словно выжженное темнотой, а потом и саму вычислительную машину, даже выдернув кабель из сети - желая убедиться, что напряжение не подается, что машина мертва. Тяжелые черные наушники снова лежали на металлической консоли. Ни один из индикаторов не горел, не было слышно раздражающего электричекого гула. Магнитограф беспомощно застыл, лишенный своего голоса, отмотав только половину пленки.</text:p>
      <text:p text:style-name="P4">Ане стало легче.</text:p>
      <text:p text:style-name="P4">Она откинулась на спинку скрипнувшего стула и глубоко вздохнула. В комнате по-прежнему пахло горелой проводой, и Ана даже подумала, что, быть может, этот запах только чудится ей после всех мучений, которые она перенесла на Самкаре. Просто неудачный день для анализа. Просто неудачный день. </text:p>
      <text:p text:style-name="P4">Ана вдруг подумала, что ей даже хочется, чтобы у нее начался приступ - это помогало ей сосредоточиться, не думать ни о чем, кроме дыхания. Задыхаться было легче, чем вспоминать о том, что произошло два дня назад.</text:p>
      <text:p text:style-name="P4">Лампа на потолке - единственное, что еще работало в ее комнате - на секунду мигнула и загорелась вновь, судорожно наливаясь желтоватым светом. Ана удивленно посмотрела на потолок. Перебои в электричестве. Не показалось ли ей. Такого за все годы ее работы в институте не случалось нип разу. Ана даже улыбнулась, представив, как ее начальник с раскрасневшимся потным лицом - ему постоянно было жарко, даже в залах для сборов, где у других сводило кости от искусственной химической прохлады - возмущенно говорит, что это абсолютно, абсолютно не приемлимо, что такого просто не может быть.</text:p>
      <text:p text:style-name="P4">Ничто не должно отвлекать от работы - ведь так важно сосредоточиться на анализе, не думать ни о чем другом, даже если ты задыхаешься, даже если удушье кажется тебе облегчением. Именно поэтому им даже выделили собственные кабинеты, тесные настолько, что мыслям даже было негде развернуться. Раньше Ана сидела в другом крыле здания, в одной комнате со своей подругой, Илой, - собственно, и подругами они стали потому что работали вместе - но потом, согласно очередным специальным распоряжениям, их перевели в отдельные кабинеты с замурованными окнами, чтобы ничто, ни разговоры, ни <text:soft-page-break/>туманный вид города, поездов, пролетающих по эстакаде, не отвлекало от прослушивания фрагментов. Правда, у Илы был на стене снимок - смутный, как давнее воспоминание, и, хотя касательно изображений на стене никаких распоряжений не существовало, фотография ведь могла отвлекать ничуть не меньше, чем вид за окном.</text:p>
      <text:p text:style-name="P4">Ана попыталась вспомнить, а что в действительности можно было разглядеть из их комнаты, когда она еще сидела вместе с Илой, - серую улицу, отвесные станции надземки, толпы людей, которые однообразно появлились в определенные часы - но так и не смогла. Вид из окна был стерт. Вместо этого она почему-то вспомнила, что Нив не любил фотографироваться.</text:p>
      <text:p text:style-name="P4">Свет на потолоке снова мигнул - с тонким, чуть слышным потрескиванием, словно закоротило провода. Ана потянулась к круглой металлической кнопке у двери - голая стена качнулась навстречу к ней, заскрипел стул, сдвинувшись на затоптанном полу - и выключила свет. Стало темно настолько, что Ана даже вздрогнула, как только погасла лампа на потолке - она совсем не ожидала такого, глаза уже привыкли к режущему электрическому свету, поначалу она не могла ничего разглядеть, комната была непроницаемо пуста, все вокруг затопило темнотой, исчезла ее вычислительная машина, лучевой экран, магнитограф, замерший на середине записи - не было ничего. Но дышать почему-то стало легче, бессмысленные предметы больше не отвлекали ее внимания, и Ана почувствовала себя лучше. До перерыва оставалось совсем немного, к ней могла зайти подруга или даже начальник, увидеть ее в ослепляющей темноте, но Ану это не волновало. Под ее дверью тихо бледнела невыразительная полоска света, напоминая о том, что в здании по-прежнему подается к бессчисленным осветительным приборам переменный ток, но Ана повернулась к ней спиной, снова заскрипев невидимым стулом по невидимому полу. Потом закрыла глаза - ведь смотреть все равно было не на что.</text:p>
      <text:p text:style-name="P4">Однако вскоре из-за двери послышались тревожные голоса, топот ног, даже крики. Ана решила поначалу, что задремала, и непонятный шум ей только послышался, однако взволнованный гомон в коридоре продолжал усиливаться. Полоски света под дверью больше не было. Ана потерла глаза.</text:p>
      <text:p text:style-name="P4">Послышался нарастающий отдающийся в стенах грохот. Кто-то начал грубо открывать все комнаты, из глубины коридора, неотвратимо приближаясь к Ане - двери со всего размаха ударялись в стену, - и Ана испуганно вскочила. Она застыла на какое-то мгновение <text:s/>- глаза ее так и не привыкли к темноте, она с трудом могла разглядеть даже отлогие очертания комнаты, - а затем неуверенно подалась вперед, где-то здесь <text:soft-page-break/>должна быть кнопка, нужно включить свет, как можно быстрее, пока у нее еще есть время. Ана задела о что-то ногой, больно ударилась и чуть не упала, шатко покачнувшись, упершись руками в холодный бетон. Она слепо провела рукой по стене, и ладонь ее провалилась в пустоту. Кнопка куда-то исчезла, Ана беспомощно стирала ладонью пыль, осевшую на стене. Она попыталась перейти к другой стене, но вновь зацепилась за что-то - наверное, за выставленную ножку стула - и, на секунду потеряв равновесие, покачнувшись, уперлась плечом в хлипко скрипнувшую дверь. Потом нащупала ручку.</text:p>
      <text:p text:style-name="P4">В коридоре было тоже темно. Все лампы на потолке не горели. Где-то вдалеке нервно дрожал луч фонарика, то вздымаясь вверх, то падая вниз, в ритме чьих-то торопливых шагов, выхватывая из темноты ровные бесцветные стены, одинаковые двери, оцепеневшие фигуры людей. В коридоре, казалось, собрались все сотрудники института - в хаотичном свете вдалеке, который не освещал, а лишь усиливал гнетущее чувство темноты, мелькали смутные нечеткие тени. Луч фонаря, беспомощно метавшийся в чьих-то руках, стремительно приближался к Ане. Вскоре загорелся еще один фонарь - еще луч неподвижно уставился в низкий потолок, осветив бесполезные сферические лампы. Затем еще один. Стало светлее - Ана уже могла разглядеть людей, стоявших рядом с ней, но все равно не различала лиц.</text:p>
      <text:p text:style-name="P4">Вскоре перед Аной появился Сад, ее начальник. Он был невысоким и полным, в уродливой слегко помятой серебристой каске, как у подземных рабочих. Сад держал перед собой коробку с массивными металлическими фонарями - неизвестно было, откуда он достал эти странные устройства, на вид пролежавшие в пыли не меньше сотни лет - один из которых, включенный, он засунул подмышку, рахитично скривившись, подняв одну плечо и сильно прижимая руку к телу.</text:p>
      <text:p text:style-name="P4">Сад утвердительно кивнул, как будто Ана спросила его о чем-то, и встряхнул коробку, ничего не говоря. Ана взяла один из фонарей. Сад молча направился дальше - было непонятно, как он выбирает, кому отдавать фонари, - может, он просто высматривал в темной оцепенелой от страха толпе знакомые лица.</text:p>
      <text:p text:style-name="P4">Ана неуверенно крутила в руках фонарь, тяжелый и холодный, в цельнометаллическом корпусе, тщетно пытаясь найти включатель. Темнота обступала ее, отовсюду слышались нервные неровные голоса. Незнакомый мужчина, стоявший рядом с ней, стал объяснять что-то тусклой сжавшейся у стены тени - неприятно громко, точно боялся, что душный сумрак в коридоре заглушает его слова. Ана попыталась прислушаться, но не смогла понять ни слова, и это так испугало ее, что она чуть не выронило фонарь из рук.</text:p>
      <text:p text:style-name="P4"><text:soft-page-break/>Вокруг нее были слитный шум от взволнованный разговор, темнота, редкие всполохи света. Ана наконец разобрала, как включать фонарь и направила его луч вниз, под ноги, чтобы никого не ослепить. Мужчина рядом резко замолчал и повернулся к Ане. Он о чем-то спросил ее, но Ана снова не разобрала и лишь покачала головой.</text:p>
      <text:p text:style-name="P4">И тут среди хаотичного мелькания лучей, в эхе от десятков голосов, которое отдавалось в стенах, послышался громкий возглас - яркое, короткое, такое знакомое слово. Ана взволнованно дернулась, потянулась в сторону крика, забыв о фонаре, луч которого взметнулся вверх, к потолку, на мгновение осветив весь кордиор, точно вспышкой фото-камеры.</text:p>
      <text:p text:style-name="P4">Крик повторился снова. Кто-то махал ей рукой.</text:p>
      <text:p text:style-name="P4">Ила попыталась протиснуться к ней через темноту. Ана поздно догадалась посветить ей под ноги фонариком.</text:p>
      <text:p text:style-name="P4">- Кошмар, - проговорила Ила, добравшись наконец до Аны. - Ты как? В порядке?</text:p>
      <text:p text:style-name="P4">Ана весь день боялась этого вопроса, хотя и не думала, что ей придется отвечать на него в душном коридоре, который кажется бесконечным из-за темноты, сжимая в руках тусклый неисправный фонарь, когда весь институт отключат от электрической сети.</text:p>
      <text:p text:style-name="P4">Ана молча кивнула головой, не подумав, что Ила могла и не заметить это в темноте. Фонарь беспомощно повис в ее руке, освещая пыльный пол у них под ногами.</text:p>
      <text:p text:style-name="P4">- А что произошло? - неуверенно, даже боязливо спросила Ана и тут же пожалела - ей совсем не хотелось слышать ответ, она как будто и так его знала.</text:p>
      <text:p text:style-name="P4">- Да кто бы мне самой объяснил! - возмущенно ответила Ила. - Вообще кошмар какой-то. Ты представь, я...</text:p>
      <text:p text:style-name="P4">Кто-то случайно посветил ей в глаза фонарем, и она, поморщившись, отвернулась. На какое-то мгновение лицо ее ярко вспыхнуло в темноте - бледное от неестественного гальванического света, с наморщенным лбом, тонкими, словно поджатые губами.</text:p>
      <text:p text:style-name="P4">Ила была чуть ниже и моложе Аны и в душных сумерках коридора, сухощавая, с высоким, точно ломающимся голосом она была похожа на недовольную девочку-подростка.</text:p>
      <text:p text:style-name="P4">- Надо спросить у Сада, - добавила Ила. - Он где-то тут был...</text:p>
      <text:p text:style-name="P4">Она пыталась всмотреться в редкие проблески света вдалеке коридора, над головами стоящих рядом людей. Ане показалось, что Ила вытянулась и встала на цыпочки.</text:p>
      <text:p text:style-name="P4">- А ты сама-то... - сказала Ила. - Ведь это же он дал тебе фонарь?</text:p>
      <text:p text:style-name="P4">Ана заметила вдалеке знакомый, припадоточно мечущийся из стороны в сторону луч фонарика.</text:p>
      <text:p text:style-name="P4"><text:soft-page-break/>- ...А то он прошел мимо меня, - говорила Ила, глядя, как казалось Ане, куда-то в сторону, на темную фигуру человека, стоявшего рядом с ними, - и не заметил. Я и сама, правда, не сразу поняла, что это был он...</text:p>
      <text:p text:style-name="P4">Луч фонарика уверенно приближался к ним - Сад заканчивал свое бессмысленное шествие из одного конца коридора в другой.</text:p>
      <text:p text:style-name="P4">- ...в это дурацкой каске...</text:p>
      <text:p text:style-name="P4">Ана продолжала смотреть на рассекающий сумрак коридора свет - казалось, что фонарь у Сада был самый яркий, с полностью заряженными батареями, да и сам Сад даже без этого неровного света отлично ориентировался в темноте.</text:p>
      <text:p text:style-name="P4">- Да держи ты его чуть повыше! - сказала Ила. - Я тебя не вижу совсем... Вот так хотя бы, да...</text:p>
      <text:p text:style-name="P4">Ана подняла фонарь, посветил подруге в грудь.</text:p>
      <text:p text:style-name="P4">- Слушай, а у тебя и правда все в порядке? - неожиданно спросила Ила.</text:p>
      <text:p text:style-name="P4">- Да, я просто... - сказала Ана.</text:p>
      <text:p text:style-name="P4">Сад грузно вынырнул из темноты и, посвятив зачем-то Ане в лицо - фонарь, наверное, неуклюже дрогнул у него в руке - шумно вздохнул. Он был весь потный, помятая каска съехала на бок, коробки в руках не было.</text:p>
      <text:p text:style-name="P4">- Телефонные линии работают, - удовлетворенно сказал он, как будто в этом и была цель его сумрачного путешествия в конец коридора. Пока непонятно, что произошло... Возможно, проблемы на подстанции... Возможно, из-за вчерашнего взрыва.</text:p>
      <text:p text:style-name="P4">Сад вытер рукавом пот со лба.</text:p>
      <text:p text:style-name="P4">- И надолго все это? - недовольно спросила Ила.</text:p>
      <text:p text:style-name="P4">- Сейчас подключат резервное питание, - сказал Сад. - Оно должно было включиться сразу, но там, - он снова изможденно вздохнул, - какие-то проблемы.</text:p>
      <text:p text:style-name="P4">Они некоторое время молчали. Сад стоял, как-то пьяно покачиваясь, неподвижно гляда перед собой - как человек, который не успел опомниться от шока. </text:p>
      <text:p text:style-name="P4">- Анида абаддхи, - неожиданно выругался он на гали. - Весь день работы потерян.</text:p>
      <text:p text:style-name="P4">Сад наконец снял бесполезную каску. Его темные редеющие волосы слиплись от пота.</text:p>
      <text:p text:style-name="P4">- Да уж... - сказала Ила.</text:p>
      <text:p text:style-name="P4">Сад умудрялся держать фонарик так, что его мертвенный свет отражался на их лицах, которые казались бескровно-бледными.</text:p>
      <text:p text:style-name="P4">- А я успела сохранить работу, - сказала зачем-то Ана.</text:p>
      <text:p text:style-name="P4">Говорить было больше не о чем. Сад опять одел каску и, сказав, что ему надо идти, торопливо зашагал в расступавшуюся перед ним темноту, <text:soft-page-break/>размахивая перед собой ярким широким лучом.</text:p>
      <text:p text:style-name="P4">В коридоре было душно. Вместе с отключением света все очистители воздуха в здании перестали работать, и людям, испуганно высыпавшим из своих комнат, становилось тесно от дыхания друг друга. Ана почувствовала, как у нее начинает кружиться голова.</text:p>
      <text:p text:style-name="P4">- Может, зайдем ко мне, - предложила она. - Какой смысл тут стоять...</text:p>
      <text:p text:style-name="P4">- Да уж, стоять и правда нечего, - сказала Ила.</text:p>
      <text:p text:style-name="P4">Голос у нее был немного расстроенный, как будто она обижалась на то, что ей не достался фонарь.</text:p>
      <text:p text:style-name="P4">Ана медленно - скользя широким лучом по бесцветным стенам - осветила ближайшие двери. Оказалось, что они стояли совсем близко к ее комнате.</text:p>
      <text:p text:style-name="P4">В кабинете Аны, где свет отключился еще до того, как все здание погрузилось во тьму, воздух был совсем спертый, однако возвращаться назад ей не хотелось. Ана зачем-то щелкнула включателем на стене - потолочная лампа, естественно, не горела.</text:p>
      <text:p text:style-name="P4">- Да, было бы забавно, если б у тебя одной был свет, - усмехнулась Ила.</text:p>
      <text:p text:style-name="P4">Ана положила фонарь на стол - она внимательно изучила весь его корпус, все, что было хоть как-то похоже на рычаги или кнопки - но интенсивность, видимо, никак не регулировалась. Фонарь продолжал светить тускло, точно у него садилась батарея. Надо было спросить у Сада, что он сделал со своим фонарем.</text:p>
      <text:p text:style-name="P4">- Как-то душновато у тебя... - сказала Ила.</text:p>
      <text:p text:style-name="P4">Ана попыталась пристроить фонарь на столе так, чтобы его свет падал на угол стены рядом с не до конца задвинутой дверью - и хотя бы часть ее комнаты была бледно освещенной. </text:p>
      <text:p text:style-name="P4">Ила взгромоздилась на стол рядом с черным экраном, а Ана села в свое кресло.</text:p>
      <text:p text:style-name="P4">- Думаешь, это и правда как-то связано со взрывом? - спросила Ила.</text:p>
      <text:p text:style-name="P4">- Наверное, - сказала Ана. - Не может же это быть просто...</text:p>
      <text:p text:style-name="P4">Кто-то отчетливо прошел мимо их неплотно прикрытой двери - резкие шаги отзывались звоном.</text:p>
      <text:p text:style-name="P4">- ... совпадение.</text:p>
      <text:p text:style-name="P4">Ила кивнула головой.</text:p>
      <text:p text:style-name="P4">- Даже как-то не верится, что все это... - сказала она. <text:s/>- Я сама правда уже спала, но говорили, что всю ночь не могли потушить. А теперь это...</text:p>
      <text:p text:style-name="P4">Ана продолжала прислушиваться к шуму за дверью.</text:p>
      <text:p text:style-name="P4">- Да уж, лишний раз подумаешь, прежде чем идти завтра на работу, - пошутила Ила.</text:p>
      <text:p text:style-name="P4">- А я не спала, - сказала Ана.</text:p>
      <text:p text:style-name="P4"><text:soft-page-break/>- Что? - не поняла Ила.</text:p>
      <text:p text:style-name="P4">- Я не спала.</text:p>
      <text:p text:style-name="P4">Свет в комнате не секунду мигнул, и Ана вздрогнула от неожиданности. За дверью послышались взволнованные голоса.</text:p>
      <text:p text:style-name="P4">- Абаддхи, ну неужели и правда скоро включат? - оживилась Ила.</text:p>
      <text:p text:style-name="P4">Свет загорелся опять, в коридоре послышались радостные возгласы, шумный топот. Ана почувствовала, как резко вспыхнувшая газовая лампа - казалось, что значительно ярче, чем обычно - обожгла ее глаза, и прикрыла лицо рукой.</text:p>
      <text:p text:style-name="P4">Через какое-то время свет погас снова, люди в коридоре как будто разом разочарованно вздохнули, кто-то толкнул их дверь, наверное, поскользнувшись, и плотно прижал ее к косяку.</text:p>
      <text:p text:style-name="P4">В легком полумраке комнаты было спокойнее. Хотя дышать Ане становилось все тяжелее.</text:p>
      <text:p text:style-name="P4">- Можно подумать, что играется кто-то, - сказала Ила. - Что-то мне начинает казаться, что сегодня так ничего толком и не заработает.</text:p>
      <text:p text:style-name="P4">- Должны включить... - негромко сказала Ана.</text:p>
      <text:p text:style-name="P4">- Ты, кстати, не собираешься... - начала Ила, но тут снова загорелась потолочная лампа.</text:p>
      <text:p text:style-name="P4">Они молча сидели, ожидая, когда свет вновь отключится, но лампа продолжала гореть.</text:p>
      <text:p text:style-name="P4">- Неужели... - пробормотала Ила.</text:p>
      <text:p text:style-name="P4">Она слезла со стола, подошла к двери и зачем-то выключила свет, щелкнув серебристой кнопкой, а затем снова включила. Заработал, слегка запаздывая, издавая тихое воздушное сопение, встроенный в стену очиститель. Ана почувствовала приятный холодок.</text:p>
      <text:p text:style-name="P4">Ила приоткрыла дверь. В коридоре все еще толкались какие-то люди - большинство из них выглядело так, словно только что пришли в себя после продолжительной комы. Вдалеке показался Сад, деловито спешивший куда-то - по-прежнему в каске, но уже без фонаря.</text:p>
      <text:p text:style-name="P4">Ана пододвинулась к столу и включила вычислительную машину. Стал медленно разгораться лучевой экран. Работающие от переменного тока устройства, магнитограф, замолкший на полуслове, отмотавший пленку лишь наполовину, монитор с расстроенным сведенем...</text:p>
      <text:p text:style-name="P4">Хотя Ана и сохранила свою работу перед тем как отключить вычислительную машину, она вдруг подумала, что результаты ее труда, сводящего с ума анализа, были каким-то неведомым образом потеряны, стерты как мучительное наваждение.</text:p>
      <text:p text:style-name="P4">Но нет - вычислительная машина исправно загрузила данные с карты и невозмутимо продолжила вычислять всевозможные смысловые последовательности. Тишина, затем дыхание, затем рваная ритмичная <text:soft-page-break/>музыка, затем снова тишина...</text:p>
      <text:p text:style-name="P4">- Пойдем в буфет, - обернувшись, сказала Ила.</text:p>
      <text:p text:style-name="P4"/>
      <text:p text:style-name="P5">5</text:p>
      <text:p text:style-name="P4"/>
      <text:p text:style-name="P4">Ближе к концу рабочего дня сообщили, что линия по-прежнему закрыта - никаких объяснений, лишь невразумительный шум по радио - и что нужно выбирать пути объезда. Как будто у Аны действительно был выбор. Добраться до Хоры, потом через весь деловой район до Келивана, а там перейти на линию до Самкары, откуда уже придется идти несколько кварталов пешком. Ана не знала, как можно вернуться домой иначе.</text:p>
      <text:p text:style-name="P4">Она вышла из здания инстута одна, чуть задержавшись, словно надеясь, что сможет переждать то время, когда ей придется проталкиваться сквозь плотную толпу, чтобы просто подняться на перрон станции - однако ждать пришлось бы слишком долго, она боялась, что в здании вновь отключат свет. Ила куда-то запропастилась, обычно они встречались в коридоре перед холлом на первом этаже, но Илы нигде не было - может, они просто разминулись, или Ила ушла с работы чуть раньше - в любом случае, им нужно ехать в противоположные стороны, и Ана не стала ждать.</text:p>
      <text:p text:style-name="P4">Вечер встретил ее невыразительным небом и резким кислотным запахом, которые издавали фильтры в ее респираторной маске. И снова каждый вздох обжигал ее легкие. Начинало смеркаться, необычно рано, все вокруг было блеклым и серым в мягком естестественном освещении; ни один из уличных фонарей не горел. В квартале за институтом было людно и шумно - как и обычно в такой час, когда все спешно возвращаются с работы - но из-за парализованной эстакады, без привычно мелькающих сигнальных огоньков, похожей на железный каркас бессмысленно огромного недостроенного здания, казалось, что весь город опустел.</text:p>
      <text:p text:style-name="P4">Ана направилась к ближайшей работающей линии, по которой собиралась доехать до Хоры, но долго не могла найти станцию - она сначала шла вверх по улице, по направлению к Хоре, высматривая вдалеке широкий отвесный перрон, а потом ей пришлось возвращаться назад. Это была та же самая станция, на которой Ана приехала утром от Хоры, но она забыла дорогу утуда. Как будто улицы, наэлектризованные линии надземки, все эти пересечения узких кварталов необратимо изменились за прошедшие часы. Ана чувствовала себя потерянной - это был совсем другой город, не такой же, как вчера. Тяжелая конструкция эстакады отражалась черной тенью на тротуаре, пролетали над головой выцветшие поезда. Ана была уверена, что этот день не может завершиться тем, что она просто вернется домой.</text:p>
      <text:p text:style-name="P4">Когда Ана наконец приехала на Хору, то перрон был почти пустым. <text:soft-page-break/>Небо над городом равномерно потемнело, плавно изменив оттенок на темно-серый, словно в нем отражались однообразные массивы строений, терявшие цвет с приближением сумерек. Ане пришлось ждать поезда до самой темноты - куда дольше, чем утром - но это ее даже не удивило.</text:p>
      <text:p text:style-name="P4">Сначала на станции было лишь несколько человек - один стоял в холле и торопливо говорил с коммутатором, двое других ожидали поезд на перроне, - но постепенно собралась целая толпа. Все теснились на широком балконе перед путями и шумно обсуждали, почему не приходит поезд. Ана слышала, как некоторые говорили, будто бы движение парализовано во всем северном районе.</text:p>
      <text:p text:style-name="P4">Люди начинали нервничать. Некоторые, устав от бессмысленного, как они считали, ожидания, возбудившись после разговоров о взрывах и катастрофах, куда-то уходили, - а может, и просто спускались в холл, - но вместо них вскоре появлялись другие. Ана удивлялась, что, хотя многие и не выдерживали нервной толкучки на перроне, толпа постоянно пополнялась - не приходили же эти люди с соседних линий, где тоже невозможно дождаться поезда, словно во всем городе отключили ток.</text:p>
      <text:p text:style-name="P4">Она бы ушла тоже, но не знала, как еще ей вернуться домой.</text:p>
      <text:p text:style-name="P4">Когда вдалеке засверкали огни прибывающего поезда, Ана вдруг поняла, что стоит на самом краю перрона, ей некуда отойти из-за плотной толпы за спиной, и ее сметут приехавшие на Хору люди, которые, наверное, тоже думали, что будут добираться домой целую ночь в самом медленном поезде за всю свою жизнь. Маячки на эстакаде часто замигали красным, яркий прожекторный свет стремительно приближался к перрону, окатывая стоящих людей волнами ветра. Состав неожиданно оказался совсем пустым. Тихое мерцание потолочных ламп в вагонах освещало лишь пустые голые скамьи. Наверняка в динамиках играла музыка, медленная и заунывная, которую никто не слышал.</text:p>
      <text:p text:style-name="P4">Поезд замер напротив перрона и какое-то время стоял с закрытыми дверями. По громкоговорителям на станции ничего не объявляли. По-прежнему горел ровный свет в пустых вагонах, угловато вытягивались желтоватые отражения окон под ногами. Казалось, что этот призрачный состав совершает бессмысленный круговой объезд по всей эстакаде, не забирая ни одного пассажира с переполненных станций. Люди на перроне уже начали волноваться, Ана тоже подумала, что из-за чьей-то усталой рассеянности поезд и правда уедет с Хоры пустым. Кто-то глухо ударил локтем по оконному стеклу, послышались возмущенные крики. Люди на перроне как будто впадали в бешенство. Еще немного, и они попытались бы сами открыть сомкнутые двери. </text:p>
      <text:p text:style-name="P4">Наконец громкоговоритель ожил, раздался непонятный долгий гудок, и двери открылись. Стоило только створкам в вагонам раздвинуться с <text:soft-page-break/>надсадным скрипом, как Ану грубо затолкали внутрь - они споткнулась о маленький ребристый порожек у входа и, панически представив, что будет, если она растянется на пыльном полу вагона, успела схватиться за стальной пилон в центре, подпиравший потолок.</text:p>
      <text:p text:style-name="P4">В вагон набилось столько людей, что двери поначалу даже не могли закрыться. Кому-то прищемило полу длинной куртки. Вновь раздались недовольные крики. Ану грубо проталкивали к противоположной двери симметричного вагона, и она с трудом удерживалась за пилон. Все и правда были уверены, что следующего поезда придется ждать всю ночь. </text:p>
      <text:p text:style-name="P4">После очередного гудка поезд тронулся с сильным рывком. В вагонах как будто стемнело из-за набившейся толпы людей. Стало сложно дышать.</text:p>
      <text:p text:style-name="P4">Ана почувствовала, как у нее трясутся руки, как лицо стало влажным от холодного пота, а респираторная маска больно врезается в кожу. Каждый вздох давался ей с трудом из-за саднящей боли в легких. Это было похоже на начало приступа - вдалеке от дома, без Нива, в вагоне, полном людей.</text:p>
      <text:p text:style-name="P4">Ана попыталась успокоиться - она просто устала, поезд с головокружительной скоростью проносится над смеркающимися улицами, она едет домой, этот безумный день подходит к концу. Ана стояла, прижавшись грудью к пилоту, вагон иногда передергивало от шаткой качки, и она чувствовала как скользят по хромированной поверхности ее вспотевшие руки. Обжигающий запах фильтров в респираторной маске, который она обычно не замечала по привычке, стал вдруг невыносимым - как те страшные, отравляющие дыхание препараты, запах которых иногда ощущаешь в медицинских центрах, особенно в тех отделениях, откуда никогда не выписывают больных. Ану стало подташнивать. Она подумала, что ее может вырвать прямо в респираторной маске. Она даже попыталась снять маску. Что бы ей не говорили, ей не может стать еще хуже, просто нужно избавиться от этого отвратительного запаха, от тяжелого пыточного устройства, которое сдавливало ее виски и мешало дышать. Ана заметила, что на нее смотрят другие пассажиры, с каким-то тупым безучастным интересом и просто вытерла пот со лба.</text:p>
      <text:p text:style-name="P4">Ей нужно было выходить только на Келиване, почти через дюжину остановок, а там пересесть на другую линию и доехать до Самкары, а потом...</text:p>
      <text:p text:style-name="P4">Из динамикой послышалась сдавленная музыка, едва различимая в гортанном гуле голосов - поезд приближался к станции. Ана покачнулась и, не удержавшись за поручень, чуть не упала, вовремя уперевшись рукой в чью-то широкую тучную спину. Их длинный состав начал неотвратимо замедляться. Ана так и не смогла вернуть себе равновесие - ее раздраженно отпихнули назад, она наступила кому-то на ноги и тут же почувствовала, как ее начинают выталкивать в открывшиеся двери вагона. Ана попыталась <text:soft-page-break/>ухватиться за угловатый косяк дверного проема, но руки ее дрожали, и она лишь больно ударила пальцы о стальной наличник.</text:p>
      <text:p text:style-name="P4">Ее оттеснили на самый конец перрона, где толпа наконец успокоилась - пришла в себя после краткого приступа полоумия, точно музыка, которую хрипящие динамики разносили по всему составу, вызывала помутнение рассудка. Однако вернуться Ана уже не успевала - двери вагонов закрылись, громкоговоритель на перрона исторгнал бессвязный набор слов и звуков, поезд отбывал. </text:p>
      <text:p text:style-name="P4">Ана медленно спустилась в холл, присела на единственную свободную скамейку напротив загаженного коммутатора для справок и стала дышать - ровно, спокойно, медленно - едким кислотным запахом, который издавали фильтры в ее респираторной маске. Кто-то входил и выходил. Широкие двери холла с шумом, напоминавшим дыхание, распахивались на темную улицу. Бесцветный вечер постепенно превращался в непроницаемую ночь.</text:p>
      <text:p text:style-name="P4">Домой Ана вернулась уже незадолго до начала часа тишины.</text:p>
      <text:p text:style-name="P4">Она была даже уверена в том, что на Келиване села на самый последний поезд - после которого, стоит только составу пролететь по отверстой магистрали над засыпающими улицами, начинают постепенно, один за другим, гаснуть освещающие линию огни, электрическая цепь размыкается, и вся транспортная сеть отключается до тех пор, пока не начнет светать.</text:p>
      <text:p text:style-name="P4">По дороге домой от Хоры Ана боялась, что может встретиться с патрулем, который она никогда не видела, даже из окна своего дома глубокими бессонными вечерами, однако всегда представляла как выглядят эти люди, в черных одеждах, бдительно охраняющие тишину спустившейся ночи.</text:p>
      <text:p text:style-name="P4">Вся улица перед ней тонула в синем дыму ночного освещения. <text:s/>На черном, точно сгоревшем небе нельзя было разглядеть ни одной звезды.</text:p>
      <text:p text:style-name="P4">Другие прохожие Ане по пути встречались. Она так устала после своего изнуряющего возвращения домой, что у нее подгибались ноги. Весь минувший день казался бессмысленным и жестоким мучением - как будто в наказание за что-то.</text:p>
      <text:p text:style-name="P4">Дома Ане хотелось только спать. Она даже не стала готовить себе ужин, хотя за весь день ела только один раз, в буфете, и была голодна. Усталость оказалась сильнее. Не стала и включать радио как обычно. Не стала она и включать радио как обычно, словно боялась снова услышать безликую тишину и стон помех, вместо вечерних новостей. Ана нашла в себе силы только приготовить шприц и новую ампулу для утренней инъекции и положить их на столик рядом с постелью. Да еще проверить очиститель воздуха, который вновь не издавал ни звука.</text:p>
      <text:p text:style-name="P4"><text:soft-page-break/>Ана ездила так несколько дней, и, хотя поезда теперь приходили вовремя, все северные линии после закрытия основной магистрали оказались безумно переполнены, и в вагонах по-прежнему было невыносимо душно от сотен пассажиров. Люди во что бы то ни стала торопились уехать со станций, пытаясь протиснуться в переполненные вагоны, упрямо не желая дожидаться свободного поезда, <text:s/>как будто следующий состав приходил, согласно бессмысленному расписанию, лишь спустя несколько часов. А может, им просто было к кому возвращаться.</text:p>
      <text:p text:style-name="P4">Ану дома никто не ждал, и она с удовольствием путешествовала бы по линиям хоть до самого рассвета - если бы поезда по заведенному порядку не переставали ходить ночью - только б не попадать в эту сумасшедшую давку.</text:p>
      <text:p text:style-name="P4">Ана как-то разговорилась об этом со своей подругой Илой - в скучном и бесцветном перерыве в середине рабочего дня, когда они пили подслащенную воду со вкусом растений, казавшуюся и горькой, и сладкой одновременно. Ила тоже частенько жаловалась на траспортные проблемы, хотя на ее долю выпало и меньшее количество пересадок.</text:p>
      <text:p text:style-name="P4">Ана думала, что можно как-нибудь ездить через станцию Гарни, которая была значительно ближе к ее дому, чем ненавистная Самкара.</text:p>
      <text:p text:style-name="P4">Сначала нужно пройти мимо станции Нивартан, вход в которую неизменно охраняли два человека в красной форме. </text:p>
      <text:p text:style-name="P4">Потом свернуть в узкий проулок, где, в тени от высоких <text:s/>плотно примыкающих друг к другу зданий сумрачно даже в полдень, над тобой поднимаются бессмысленные окна в обшарпанных стенах, которые не пропускают свет, а от тяжелого смрада едва спасает респираторная маска.</text:p>
      <text:p text:style-name="P4">Потом вновь выйти в открытый солнцу квартал, <text:s/>и там уже нет полицейских, только пустой тротуар, ведущий вниз, под откос, повторяя направление улицы, на которой живет Ана, а вдалеке виднеется <text:s/>высокая, похожая на трапецию башня с широким выступом перрона и сверкающие высотные пути.</text:p>
      <text:p text:style-name="P4">Ила часто брала себе в буфете только килалу и долго пила ее, пока лед в стакане не становился водой. </text:p>
      <text:p text:style-name="P4">Однако Ана сосем не знала ту, другую магистраль, начинавшуюся от этой странной, неправильной формы башни и уходившую на запад, через сотни однообразных улиц, все дальше и дальше, туда, где она никогда не была.</text:p>
      <text:p text:style-name="P4">Лед в стакане уже начал таять, и напиток слегка изменил свой цвет.</text:p>
      <text:p text:style-name="P4">Ана почему-то долго не решалась заговорить об этом, а когда наконец спросила Ила, то даже пожалела об этом.</text:p>
      <text:p text:style-name="P4">- Гарни? - хмыкнула Ила так, словно Ана сказала какую-то глупость. - Ну я представляю примерно эту линию, хотя... - Ила покачала головой. - <text:soft-page-break/>Это тебе мало поможет. Она вообще в другую сторону совсем.</text:p>
      <text:p text:style-name="P4">Ана ничего не ответила.</text:p>
      <text:p text:style-name="P4">Она пыталась вспомнить, когда в последний раз ездила куда-нибудь через Гарни. Ей почему-то казалось, что по этой магистрали весь день ходят пустые поезда.</text:p>
      <text:p text:style-name="P4">В буфете было тихо. Длинные трубчатые лампы над ними, установленные на сгибах, там, где стены переходили в потолок, горели совсем тускло, их дымчатый свет, казалось, неумолимо гас, словно наступали медленные подземные сумерки.</text:p>
      <text:p text:style-name="P4">- Ты думаешь, что теперь будет? - вдруг спросила Ила. - По радио так ничего и не говорят...</text:p>
      <text:p text:style-name="P4">- Ты про... - начала Ана.</text:p>
      <text:p text:style-name="P4">Ила кивнула головой.</text:p>
      <text:p text:style-name="P4">- Интересно, как все это отразится на нас. Я даже не про отключение... - Ила улыбнулась. - Хотя Саду, наверное, это будет сниться в кошмарах.</text:p>
      <text:p text:style-name="P4">Пустые вагоны. Гаснущий свет.</text:p>
      <text:p text:style-name="P4">- Слушай, ну неужели нельзя что-нибудь придумать? - настойчиво спросила Ана. - Наверняка же можно как-нибудь через пересадки... Нестрашно, если даже это получится значительно дольше.</text:p>
      <text:p text:style-name="P4">Буфет находился в соседнем корпусе, на нижнем, как его называли, уровне - там, где отсчет этажей переходил в другую математическую плоскость, - и Ила нередко шутил, а может, и говорила всерьез, с ней не всегда было понятно, что эта партикулярная столовая является по совместительству еще и бомбоубежищем.</text:p>
      <text:p text:style-name="P4">- Пересадку всегда можно сделать, - сказала Ила. - Но ты и так-то опоздываешь, - добавила, улыбаясь она. - А тут будешь приезжать где-нибудь этак... к концу рабочего дня.</text:p>
      <text:p text:style-name="P4">Она продолжила говорить, решив, что эта тема уже исчерпана. Было слышно унылое позвякивание порсуды и оцепенелый шепот людей за соседним столом - казалось, что все собравшиеся в буфете пришли на поминки - только голос Илы звучал резко и громко.</text:p>
      <text:p text:style-name="P4">Ана отвлеклась и не слушала о том, что говорит ее подруга, пока Ила вдруг не сказала, не произнесла его имя - когда вернется твой... - и замерла, ожидая ответа.</text:p>
      <text:p text:style-name="P4">Ана почувствовала, как что-то судорожно сжалось у нее в груди.</text:p>
      <text:p text:style-name="P4">Да, когда вернется. Она просто ждет. По-прежнему ничего не известно. Нив хотя бы и правда хорошо разбирался в схемах линий скоростных поездов. Они даже познакомились благодаря этому.</text:p>
      <text:p text:style-name="P4">- Я тоже разбираюсь, - недовольно сказала Ила. - Но ехать через Гарни - это... - Она задумалась, подбирая остроумное сравнение. - Это все <text:soft-page-break/>равно что ехать в северный район через южный.</text:p>
      <text:p text:style-name="P4">Ана нахмурилась, слова подруги смутно напомнили ей о чем-то - праздничный вечер перед торжественной пальбой, и она, волнуясь как перед свиданием, едет на поезде по северной линии, даже не зная, куда, даже не зная, что линия в действительности замыкается в круг.</text:p>
      <text:p text:style-name="P4">Едет в последний раз.</text:p>
      <text:p text:style-name="P4">- Ну может, я могла бы возвращаться так домой, - предположила Ана.</text:p>
      <text:p text:style-name="P4">Ила хмыкнула.</text:p>
      <text:p text:style-name="P4">- И что, все это ради того, чтобы не попадать в час пик? Не проще ли тогда на работе задержаться. Сад определенно обрадуется.</text:p>
      <text:p text:style-name="P4">Лед в ее стакане уже растаял. Ана молчала.</text:p>
      <text:p text:style-name="P4">- Ладно, - сказала Ила. - В конце концов можно и прикинуть. Это даже забавно, - и достала из кармана замятую сложенную вчетверо схему линий надземку. - Ты сама увидишь, какой бредовый получается маршрут.</text:p>
      <text:p text:style-name="P4">Путь домой начинался с той же линии, что и раньше - только теперь Ана ехала в противоположную сторону.</text:p>
      <text:p text:style-name="P4">После работы, когда весь город задыхался от жары и уличного шума, она отправлялась на ту самую станцию, которую в первый же день после закрытия северной магистрали так долго не могла найти и, вместе еще с несколькими пассажирами - на перроне никогда не было слишком людно - уезжала оттуда далеко на восток, потом переходила на северо-восточные линии - и так, разные поезда, по разным трактам, на разной высоте над уровнем моря, провозили ее чуть ли не через весь город прежде чем она попадала домой - уже настоявшейся темной ночью, в преддверии часа, когда на улицы выходили патрули, измотанная после запутанные путешествий по надземке, но странно по-детски счастливая.</text:p>
      <text:p text:style-name="P4">Ана составила вместе с Илой специальный маршрут - план долгого возвращения домой, начерченный синей ручкой поверх скрупулезной схемы транспортной сети, - с помощью которого она старалась объезжать все перегруженные станции и ветки, иногда сбиваясь с заранее намеченного пути, делая лишние пересадки, уезжая еще дальше от своего дома, в пустых поездах по незнакомым магистралям, чтобы потом, обогнув сверкающим полукругом вечерние улицы, вновь вернуться на нужную линию, отмеченную неровными чернилами на потрепанной карте.</text:p>
      <text:p text:style-name="P4">В первый же день, когда Ана еще только садилась в поезд неподалеку от инстута, сжимая в руке подаренную Илой схему надземки, у нее вновь возникло такое чувство, что она едет к кому-то на встречу, что ее, как и всех остальных, которые осаждали переполненные вагоны на противоположном перроне, тоже кто-то ждет. </text:p>
      <text:p text:style-name="P4">Поезд уносил Ану - сквозь вечерние сумерки и досаждающий шум нарушенных коммуникаций, сиплое хрипение дежурных динамиков и <text:soft-page-break/>занимавшиеся уличные огни - прочь от столпотворений на дублирующих закрытую северную магистраль линиях. С каждой станцией Ана все больше отдалялась от своего дома, как будто, только поехав в противоположную сторону, можно вернуться назад. Ведь все линии замыкаются в круг.</text:p>
      <text:p text:style-name="P4">Ила поначалу даже не могла поверить, что Ана серьезно относится к этому придуманному в шутку маршруту и действительно ездит через весь город домой - пока не погаснет небо и не зажгутся синие ночные огни. Это было так бессмысленно и безумно - проводить всю оставшуюся половину дня в поездах только чтобы избежать толкучки на станциях. Однако Ане казалось, что в ее блужданиях по линиям есть какой-то особенный смысл - как в запутанных номерах фрагментов, которые она слушала целые дни напролет.</text:p>
      <text:p text:style-name="P4">Частенько Ане даже удавалось найти в вагонах свободное местечко - особенно на одной из старых линий, последнему проведенному чернильной ручкой пунктиру в сбивчивом графике ее пути, по которой она доезжала до самой Гарни.</text:p>
      <text:p text:style-name="P4">По этой линии ходили старые выцветшие составы, незаслуженно снятые с производства еще до рождения Аны. Сидения в вагонах стояли не в два, а в три ряда, но и проходы между рядами были совсем узкие, и, в особо напряженные часы, сразу после рассвета или под закат рабочего дня, протиснуться по такому вагону оказывалось совсем непросто. Эти поезда, созданные для другого времени, за много лет до того, как Ана сделала свой первый вздох, когда даже радио работало иначе, очень нравились Ане. Ей казалось, что попала в другое время или в непонятный чужой город где-то за окраинами спящих земель, у нее есть семья, ее ждут, и уже не нужно каждый день разгадывать искаженные космические послания, все понятно и просто, как не было в ее жизни никогда.</text:p>
      <text:p text:style-name="P4">Город, пусть даже и тот же самый, по-прежнему расположенный по этот берег мертвого моря, с подветренной стороны, все равно как-то по-новому открывался Ане, точно она впервые была здесь, первый раз ездила по надземке. Ана побывала во многих районах, о которых и не слышала раньше. Пусть даже пролетая над ними в скоростном поезде и глядя сквозь стремительные отражения в окно.</text:p>
      <text:p text:style-name="P4">Ана нередко задерживалась на работе и, когда она ехала по последней линии - где были старые вагоны и странные вымышленные воспоминания - уже наступала ночь. </text:p>
      <text:p text:style-name="P4">Эстакада там пролегала выше чем обычно, и поезд, рассекая ночную сень, навстречу ветру, стремительно проносился над невысокими зданями старых кварталов, над узкими улицами с разреженным светом тусклых газовых фонарей, а потом, после неприметной станции, на которой никто <text:soft-page-break/>не выходил, и название которое Ана всегда забывала, шумно въезжал в новый недавно отстроенный район, и Ана даже прикрывала глаза от разноцветного сияния - казалось, что ночь уже завершилась, и наступил яркий электрический рассвет.</text:p>
      <text:p text:style-name="P4">Город был живым, по улицам искрился ток - даже в час тишины на свет не было запрета, - но улицы становились по мере того, как разгорались подкрашенным газом иллюминации, и поезд постепенно пустел с каждой остановкой. Можно было подумать, это этот огромный выцветший состав с неправильными сидениями в три ряда уносит Ану на какую-то заброшенную станцию, где весь день горит яркий электрический свет, но люди бывают так редко, что никто даже не помнит ее названия.</text:p>
      <text:p text:style-name="P4">Когда поезд проезжал через безвидные трущобы, лишенные ярких ночных цвет, и начинал скользить над новыми сверкающими кварталами, Ана обычно перебиралась поближе к окну - если места уже были свободны - и, склонив голову, смотрела на бездыханный город внизу. По стеклу, исцарапанному, с серыми клочками оборванных объявлений, скользили отблески городской иллюминации - переливчатые гирлянды, которые позабыли снять после отгремевшего праздника, уличные фонари, круглые как электрические наполненные газом планеты, красные маячки, точно призывные посадочные огоньки, синхронно мелькавшие на поднимавшихся в черное опрокинутое навзничь небо крышах. Отражения двоились и расходились по затертому стеклу неровными волнами, ярко вспыхивали и неумолимо гасли, а когда поезд проносился совсем рядом с бессветными глубами муниципальных зданий, где даже окна были залиты бетоном, исчезали совсем, и на какие-то мгновения окно гасло, отражая лишь глубокую черную темноту и лицо Аны в респираторной маске.</text:p>
      <text:p text:style-name="P4">Ана чувствовала, как от сидения телу ее передается частая судорога вагона. Внизу что-то немощно поскрипывало, был слышен шум ветра за окном, и столетний поезд, чудом еще ходивший по этой забытой линии, несся, превозмогая усталость металла, сквозь какую-то ненастоящую расцвеченную яркими огнями ночь.</text:p>
      <text:p text:style-name="P4">Ана слышала, как негромко разговаривают другие пассажиры, но все, что они говорили, после дня, проведенного в тяжелых наушниках, после скрипов и шорохов космических помех, казалось ей лишь навязчивой бессмыслицей. От города в окне, освещавшего миллионами огней пустоту ночного неба, ее отвлекала только музыка - протяжная или ритмичная, - которая играла в динамиках над головой всякий раз, когда поезд, усиленно замедляя свой ход, приближался к очередной станции.</text:p>
      <text:p text:style-name="P4">У каждой станции была своя мелодия - обычные названия, разные Самкары и Гарни, часто менялись в честь какого-нибудь события или человека, которых благополучно бы забыли, если б не эта странная <text:soft-page-break/>машинальная память в схемах линий скоростных поездов. Музыка же не менялась никогда.</text:p>
      <text:p text:style-name="P4">Ана выходила на Гарни - длинная протяжная нота, словно молитвенный напев, который на долгом выдохе тянет чей-то голос, потом быстро чередование грубых неказистых басов и резкое неуместное завершение, словно продолжение записи было кем-то рассеянно стерто, и музыкальное объявление обрывалось на полуслове, еще перед тем, как поезд останавливался напротив ночного перрона.</text:p>
      <text:p text:style-name="P4">Иногда, чтобы не пропустить нужную станцию, Ана вставала со своего удобного места у смотрового окна за одну станцию до Гарни и становилась, держась рукой за высокий поручень, напротив плотно сомкнутых дверей вагона, глядя на свое призрачное отражение - затянутые назад черные волосы, уставший взгляд, респираторная маска, которая страшно двоилась в многослойном стекле - поверх сливающихся от скорости очертаний соседних с ее домов улиц. Город после сумерек становился совсем незнакомым и чужим, даже прежде знакомые кварталы, и Ана все время боялась, что она уедет не туда, собьется с пути, попадет на линии, которые не отмечены на ее карте.</text:p>
      <text:p text:style-name="P4">Когда состав подходил к последней для Аны станции, вагоны становились почти пустыми, и даже уличная иллюминация за окнами гасла, уступая место темноте. Никому не нужно было ехать в тот непонятный район, куда уносился поезд, высадив Ану на Гарни, незадолго до наступления часа тишины. Редкие пассажиры, встречавшие с Аной ночь, как-то невольно привлекали ее внимание.</text:p>
      <text:p text:style-name="P4">Ана помнила пожилую женщину, сидевшую неподалеку от нее, прикрывая лицо платком, точно в поезде плохо пахло, хотя Ана не чувствовала никаких запахом. Заметив Ану, уже стоявшую напротив двери, бессильно повиснув на поручне, женщина быстро убрала платок от лица и стала как-то наигранно смотреть в другую сторону. В другой раз - молодой человек, сидевший, сцепив руки, нога на ногу, склонив голову, которая покачивалась в такт движению поезда, - быть может, давно уже пропустивший свою станцию.</text:p>
      <text:p text:style-name="P4">Один раз и Ана, особенно устав после работы, - от нескончаемых помех и духоты тесных комнат института у нее весь день болела голова - случайно задремала у окна, проехав нужную ей остановку.</text:p>
      <text:p text:style-name="P4">Ане снилось, что она едет на поезде, в вагонах, кроме нее, никого нет, старый состав проносится над одинаковыми строениями без окно, на улицах - ровная спокойная ночь. Сон был лишь монотонным продолжением утомительного дня, ее воображение оказалось не способным на большее, и она лишь видела, как медленно возвращается домой - до нужной ей станции еще много миль, ее никто не ждет, можно не <text:soft-page-break/>торопится.</text:p>
      <text:p text:style-name="P4">Ану не смогу потревожить даже нескладный гимн Гарни. Она проснулась от совсем уже незнакомой мелодии, ритмичной, со стремительно нарастающим темпом, напоминающей помпезный военный марш. Ана не сразу сообразила, где находится. Некоторое время она взволнованно озиралась по сторонам, надеясь увидеть в вагоне хоть кого-нибудь, кто мог бы объяснить ей, куда она приехала - и едва успела выйти на перрон перед тем, как закрылись двери.</text:p>
      <text:p text:style-name="P4">Станция была пуста - как и подобает в такой час. Ана никогда раньше не была в этом районе - по крайней мере в сумерках все казалось пугающе незнакомым, улица под ней, которая проваливалась вниз, в темноту безлюдной мостовой, была и вовсе лишена света, ни один из фонарей не горел, и лишь в стеклах здания напротив, когда она запрокидывала голову, чтобы посмотреть наверх, отражался какой-то тусклый безотносительный свет, не имевший источника.</text:p>
      <text:p text:style-name="P4">Ана попыталась рассуждать спокойно. Если только поезд, миновав последнюю станцию, не поехал назад - она никак не могла вспомнить, была ли линия Гарни круговой, а может, никогда и не знала об этом, - то все, что ей нужно - это всего лишь перейти на противоположную сторону улицы, где был другой перрон, и вернуться обратно. Но Ана почему-то продолжала стоять на перроне, глядя теперь уже на затянутое копотью ночное небо, на котором, совсем высоко, тускло поблескивали две звезды. Один из огоньков едва заметно плыл в темноте, скрывшись за редким облаком и заблестев вновь, над остроконечной крышей высокой бессветной башни. Спутник. Нив наверняка смог бы даже определить высоту орбиты, наблюдая за движением этой искусственной звезды. Они любили вместе смотреть на небо.</text:p>
      <text:p text:style-name="P4">Ана подумала, что именно так, непременно в такую ясную черную ночь, она всегда представляла его возвращение домой. Она поедет встречать его, неважно куда, на безвестную станцию, совсем одна, и будет ждать его на пустом перроне - непонятно, почему именно так, но в ее фантазиях никогда не было других людей - и будет ждать много часов, пока на небе не начнут загораться настоящие звезды, пока все небо над головой не заблестит сотнями созвездий, тусклых и ярких, далеких и близких, огоньками спутников связи, совершающих неторопливый оборот над планетой, почти неотличимых от звезд. И тогда он придет.</text:p>
      <text:p text:style-name="P4">Подул ветер, теплый, наверняка принесший запахи, которые Ана не различала. С противоположного перрона зазвучала блеклая приглушенная музыка.</text:p>
      <text:p text:style-name="P4">Когда вернется твой... - говорила Ила.</text:p>
      <text:p text:style-name="P4">И тут Ана поняла - ведь ничего не изменилось, она по-прежнему <text:soft-page-break/>ждет. Ничего и не могло измениться. Пусть даже она теперь возвращается домой вторую половину дня, проезжая через весь город на старых поездах. Пусть радио уже не ловит те же станции, что и раньше. Она по-прежнему ждет.</text:p>
      <text:p text:style-name="P4">Музыка стала громче, послышался высокий мужской голос, словно дрожащий от волнения - это было похоже на протяжную заупокойную молитву, которую играли на этой заброшенной бессветной окраине по ночам. Песня казалась Ане странно, мучительно знакомой и навевала тоску. Ана как-то потянулась к ней, ей хотелось узнать, кто включил приемник перед часом тишины.</text:p>
      <text:p text:style-name="P4">Она спустилась в ярко освещенный холл, где лишь стоял неодобрительно посмотревший на нее охранник, пересекла улицу и снова зашла в холл станции, с точно таким же охранником, смотревшим на нее с осуждением, ничего не говоря. Музыка стала громче, голос судорожно нарастал и как будто начинал фальшивить. Все вокруг словно бы искажалось вместе с этой песней, дальняя стена казалась ближе, чем та, у которой стояла Ана, потолок, падая под отвесным углом, превращался в пол.</text:p>
      <text:p text:style-name="P4">Ана начала дышать неровно и часто, голова закружилась, но ее все равно что-то тянуло к этой надрывной песне, и она даже не думала о приближающемся часе тишины. Так бывает, если внезапно осознаешь, что позабыла о чем-то важном - и какое-нибудь прохладное эхо, резонирующий рокот пролетающего корабля или мелькнувшее в стекле отражение как-то неуверенно, тоскливо напоминают о том, что забывать было нельзя.</text:p>
      <text:p text:style-name="P4">Ана невольно сунула руку в карман куртки и нащупала свернутую вчетверо записку от Нива - список навязчивых напоминаний, которые он оставил ей перед отъездом.</text:p>
      <text:p text:style-name="P4">Пункт первый. Длинное непонятное число, показавшееся Ане вначале радио-частотой - все подходило, даже цифры были знакомыми, - но, попытавшись настроить свой старый комнатный приемник, она не услышала ничего, кроме шума помех.</text:p>
      <text:p text:style-name="P4">Музыка стала тише, а затем совсем сникла. Казалось, что кто-то и правда игрался с неисправным приемником и решил наконец перенастроить частоту, переключившись с раздражающего унылого шума на новую волну, по которой транслируется идеальная темно-синяя тишина.</text:p>
      <text:p text:style-name="P4">Час тишины.</text:p>
      <text:p text:style-name="P4">Когда перестанет работать радио...</text:p>
      <text:p text:style-name="P4">Поднимаясь на перрон, Ана подумала, что ей, возможно, только послышалась эта бессвязная какофония - после долгого дня на работе, проведенного в тяжелых наушниках, слушая шум и думая о Ниве.</text:p>
      <text:p text:style-name="P4">У путей стоял мужчина - среднего роста, в темной одежде. Он как <text:soft-page-break/>будто прятался в тени широкой колонны - так, что его не было видно с противоположного перрона. Однако приемника у него не оказалось. Ана нерешительно стояла у прохода на перрон. Мужчина быстро взглянул и сразу отвернулся. Ана хотелось спросить его - у нее было столько вопросов, куда ее привез поезд, пока она спала, что за музыка играла здесь совсем недавно - но не решалась. Она прошла мимо незнакомца и встала у ограничительной полосы на краю перрона, взволнованно сжимая в кармане памятку Нива. Мужчина даже не смотрел на Ану, но в то же время можно было подумать, что он чего-то ждет.</text:p>
      <text:p text:style-name="P4">Ана обернулась, но незнакомец стоял, прислонившись к колонне, и вовсе не обращал на нее внимания. Ана вздохнула. Она слишком устала, ей нужно было возвращаться сегодня коротким путем. Поезда не было видно даже вдалеке.</text:p>
      <text:p text:style-name="P4">- Вы что-то хотели? - неожиданно раздался голос у нее за спиной.</text:p>
      <text:p text:style-name="P4">Ана вздрогнула. Мужчина смотрел на нее, как-то неприятно улыбаясь.</text:p>
      <text:p text:style-name="P4">- Нет, нет, - поспешно ответила Ана. - Я просто...</text:p>
      <text:p text:style-name="P4">- Ну как хотите, - хмыкнул мужчина. - Только имейте в виду, завтра меня уже здесь не будет.</text:p>
      <text:p text:style-name="P4">Динамики, висевшие над выходом с перрона, чуть слышно заскрипели, как будто кто-то проверял, по-прежнему ли работает громкая связь.</text:p>
      <text:p text:style-name="P4">- А что вы здесь делаете? - удивилась Ана, не понимая, о чем он говорит.</text:p>
      <text:p text:style-name="P4">- Жду поезда! - резко ответил мужчина и отвернулся.</text:p>
      <text:p text:style-name="P4">- А музыка... - начала Ана.</text:p>
      <text:p text:style-name="P4">- Какая музыка? - перебил ее мужчина. - Вам, судя по всему, и правда стоит сделать перерыв. - И добавил, чуть мягче: - Я буду здесь послезавтра.</text:p>
      <text:p text:style-name="P4">Ана кивнула головой, не зная, что ответить. Они какое-то время стояли молча. Громкоговорители продолжали шипеть как расстроенный радиоприемник. Ана беспокойно вглядывалась в темные пролеты улицы, ожидая, когда появится поезд. Она больше никого не ждала, на черном небе не стали загораться новые звезды, ей просто хотелось вернуться домой.</text:p>
      <text:p text:style-name="P4">- Как называется эта станция? - неуверенно спросила Ана.</text:p>
      <text:p text:style-name="P4">- Гхоса, - ответил мужчина, даже не глядя на нее.</text:p>
      <text:p text:style-name="P4">Ана достала из кармана схему транспортной сети и стала искать Гхосу. Оказалось, что поезд и правда увез ее совсем далеко. Следующая станция была уже конечной. Ана развернула памятку Нива, сложив ее вместе со схемой надземки, словно желая убедиться, что в записке ничего не говорилось про Гхосу.</text:p>
      <text:p text:style-name="P4"><text:soft-page-break/></text:p>
      <text:p text:style-name="P5">6</text:p>
      <text:p text:style-name="P4"/>
      <text:p text:style-name="P4">Ана всегда ненавидела утренние уколы, эту болезненную предписанную врачами процедуру, с которой начинался каждый день. Она старалась подготовиться к ней заранее - многоразовый шприц с длинной иглой и ампула еще с вечера лежали на столике у ее постели. Но иногда ей не хотелось даже просыпаться, зная, что ее ждет очередной укол, после которого ее нередко начинало тошнить, и весь день было такое чувство, что она никак не может проснуться.</text:p>
      <text:p text:style-name="P4">После того Ана стала жить вместе с Нивом - в своей тесной неприглядной квартире, на высоте в восемь этажей над бесшумной эстакадой, где бывало так душно по вечерам, а днем оконные стекла раскалялись от солнца, - утренние уколы уже не казались ей столь мучительными. Все делал Нив. У него отлично получилось, он умело обращался со шприцом. Иногда Ана даже не успевала что-то почувствовать, едва проснувшись, еще не успев прийти в себя - быстрая острая боль от укола, как странный ритуал пробуждения, после которого сон окончательно отступал, и начиналось утро - с поцелуя и легкой <text:s/>тошноты.</text:p>
      <text:p text:style-name="P4">Перед отъездом Нив почему-то больше всего беспокоился о том, как Ана будет справляться с этими болезненными инъекциями сама, как будто до их знакомства она не жила много лет одна. Как будто в действительности назначение волновало его куда сильнее, чем он старался показать, и он лишь неумело делал вид, что все, о чем беспокоится - это уколы.</text:p>
      <text:p text:style-name="P4">Ану удивляло все это. Бывали моменты, когда она думала, что он и сам боится уезжать, и ей нужно лишь просто попросить его остаться. Но она молчала. Чем-то ей даже нравилась эта преувеличенная забота, из-за которой она чувствовала приятное, какое-то беспомощное спокойствие, и ей начинало казаться, что отъезд Нива лишь приснился в навязчивом кошмаре, что уедет он еще так не скоро, а вернется так быстро, всего через несколько дней, через несколько часов - она просто придет домой из института, а он уже будет ее ждать.</text:p>
      <text:p text:style-name="P4">Нив каждое утро - в те последние дни - настойчиво пытался ей все объяснить, заставлял ее внимательно следить за своими действиями, когда делал очередной укол, медленно и осторожно, а Ана лишь сонно улыбалась, слушая его ровный и теплый голос, ей совсем не хотелось смотреть на многоразовый шприц со стальным поршнем, зажатый в его руке, ей хотелось закрыть глаза и поспать еще немного, ведь весь мир, едва проснувшись, был еще так нереален, а в комнате пахло духотой и <text:soft-page-break/>приторным подсластителем для напитком, а за плотно задвинутым окном уносились в сторону рассвета скоростные поезда. Солнечные блики плавно скользили по чистым стенам. Кровать еще сохранила тепло их тел, но Нив был уже одет - в наглухо застегнутой рубашке, с чуть помятым воротничком.</text:p>
      <text:p text:style-name="P4">День его отъезда тогда и правда был таким несбыточным и далеким.</text:p>
      <text:p text:style-name="P4">Ана хотела сказать, что всю жизнь делала себе уколы, что не нужно ей ничего объяснять, <text:s/>и она отлично справится и так, но почему-то молчала. <text:s/>Нив бережно протирал ей кожу кусочком ваты, смоченной шаром.</text:p>
      <text:p text:style-name="P4">Ана начинала вспоминать, как ее учили делать себе уколы в интернате - она уже не помнила кто, ей так же не хотелось смотреть, это было противно и больно, шприц казался огромным и страшным, а рука, перетянутая резиновым жгутом, затекала, но она помнила голос, мужской, настойчивый и терпеливый, который, впрочем, иногда раздраженно повышался, как будто ее первый врач на время забывал о том, что объясняет, как делать инъекции ребенку.</text:p>
      <text:p text:style-name="P4">Нет, нет, ты смотри, вот здесь бьется венка, ну видишь, ведь это совсем несложно - берем ампулу, вставляем ее в шприц, вот так, до щелчка, и больше ничего делать не надо, теперь просто посмотри (маленькая капелька заблестела на острие игры), это обязательно, это нужно делать непременно, это как... (не получается подобрать уместное сравнение), теперь перетягиваем руку чуть ниже локтя, теперь надо несколько раз энергично сжать и разжать кисть, да, как будто ты сжимаешь что-то (на ладони остается следы от ногтей), а теперь...</text:p>
      <text:p text:style-name="P4">Но ведь это и больно и как-то непонятно - самой медленно вводить иглу под кожу, прокалывая вену - а что если я вздрогну, игла сломается и - Ана вспоминала какой-то странный образ, то ли придуманный, то ли подсмотренный где-то, - и кровь начнет прыскать прыскать из отломанного кончика иглы.</text:p>
      <text:p text:style-name="P4">Хотя Ана никогда не ломала иглу, она часто не могла попасть в вену с первого раза - рука ее была вся исколота и болела, но, сколько бы раз ей не показывали, не пытались объяснить, насколько это просто - те люди в стерильно-белых халатах, не сохранившие в ее воспоминаниях лиц, от которых пахло формалином - она напрочь забывала все советы и наставления, стоило ей лишь взять в руки шприц.</text:p>
      <text:p text:style-name="P4">Когда Нив все-таки уехал, и утром Ану ждала только регулярная инъекция и спешные сборы на работу, превозмогая дурноту после укола, ей даже не хотелось просыпаться.</text:p>
      <text:p text:style-name="P4">Перед отъездом Нив оставил ей странную памятку - список каких-то невразумительных дел, многозначительные номера, адреса и названия, - <text:soft-page-break/>которую она в первое же утро без него, едва успев справиться с тошнотой от лекарства, нашла рядом с радио-приемником на столе. Нив ничего не говорил ей об этом, когда они прощались; памятка просто оказалась там же, где и программа радио-вещания с выписанными от руки частотами его любимых станций. Может, он вовсе и не оставлял эту памятку, даже не хотел, чтобы Ана ее нашла, а попросту забыл этот чуть помятый желтоватый лист бумаги на столе. Он поначалу хотел составить для нее поручения, длинный список, пункты в порядке убывания, но потом неожиданно передумал, даже не дописал свой список, осознав, как это глупо - писать ей напоминания о том, что сам боишься забыть. А может, он просто решил, что нет смысла планировать что-то так настойчиво и дотошно, когда уже совсем скоро он вернется домой. Грядущий праздник красок они встретят уже вместе. Вместе поедут в медицинский центр к новому врачу. Но странная записка так и осталась лежать на столе.</text:p>
      <text:p text:style-name="P4">Ана взяла ее с собой, аккуратно свернув и спрятав в кармане куртки - она подумала, что Нив забыл сказать ей перед отъездом о чем-то очень важном и оставил это послание, которое она должна прочитать как можно быстрее, еще в поезде, еще до того, как приедет в инстут. Ана сильно волновалась, ей казалось, что она сильно опаздывает, хотя и вышла из дома значительно раньше, чем обычно. Первое утро без него. Но нет, дни теперь нужно было считать в обратном порядке. Каждый новый рассвет сокращал расстояние, которое разделяло их.</text:p>
      <text:p text:style-name="P4">С того дня Ана всегда носила эту памятку с собой. Она многое в ней не понимала, как будто Нив нарочно пытался ее запутать, оставил ей зашифрованное послание, какие-то числа, длинные слова на гали, незнакомые названия - каждая запись под строгим порядковым номером, - которое нужно было еще мучительно разгадывать, используя ту же технику, что и при анализе фрагментов.</text:p>
      <text:p text:style-name="P4">Впрочем, кое-что в памятке было действительно полезно. Например, второй пункт, адрес медицинского центра, куда недавно перевели Ану, и где она должна будет теперь проходить регулярный осмотр. </text:p>
      <text:p text:style-name="P4">Иногда Ана думала, что Нив записал этот адрес для себя, как и все остальные малопонятные пункты - чтобы самому не забыть о том, что столько раз напоминал ей перед отъездом.</text:p>
      <text:p text:style-name="P4">Как проехать до станции. </text:p>
      <text:p text:style-name="P4">Как пройти пешком до центра. </text:p>
      <text:p text:style-name="P4">Потом новый адрес, новое дробное число. </text:p>
      <text:p text:style-name="P4">Ей казалось, что вся жизнь ее непоняно расписана на этом листке - ее боль, ее дыхание, монотонная работа, толкучка в поезде, одиночество, смерть - и все остальные бесчисленные пункты, один из другим, как будто всему вокруг присвоен собственный порядковый номер, путь пешком по <text:soft-page-break/>раскаленной улице, здание в абитинском стиле, после него еще одно, такое же, а затем следуют... - выход в город, медицинский центр, духота ожидания, пустыня перед дождем... - и другие странные числа, приметы, воспоминания, радиостанции, передающие помехи и тишину, названия на древнем языке, куда более важные, чем простые слова, даже звучание которых имеет особый смысл, из-за чего их нельзя часто произносить вслух. И ничего не понятно, и голова начинает болеть из-за отчаяния - номера по возрастанию, до самого края листа, до окраины города.</text:p>
      <text:p text:style-name="P4">Нив собирался съездить вместе с Аной в новый центр, показать ей дорогу, но не успел, закрутился перед отъездом - в конце концов это было не так уж и важно, он совсем скоро вернется, а ей нужно ездить к врачу только пару раз в год. Ана никогда не понимала смысл этого обследования, ей никогда не сообщали результат - известно было лишь то, что болезнь неизлечима и что после каждого визита ей обязательно выдадут новый рецепт.</text:p>
      <text:p text:style-name="P4">Ана вспомнила о том, что ей нужно скоро ехать на прием совсем случайно - одним бесцветным утром, когда даже с третьего раза не могла попасть в вену иглой, как много лет назад, когда впервые начинала сама делать себе уколы, и даже разбила одну из ампул, вставляя ее в шприц. Вначале она даже поехала по старому адресу, слишком поздно вспомнив, что ее перевели - в совсем другой конец города, не объясняя как обычно причин. Но памятка с новым адресом была у нее с собой. </text:p>
      <text:p text:style-name="P4">Как проехать до станции.</text:p>
      <text:p text:style-name="P4">Как пройти до здания пешком.</text:p>
      <text:p text:style-name="P4">Ана перепутала все эти сложные названия на древнем языке, которые ей было сложно даже выговорить вслух, села не на ту линию, долго бродила по улицам, спрашивая, как ей пройти, у прохожих, но никто не мог ей помочь, никто не знал, где находится медицинский центр. Она начинала думать, что в адрес в памятке такой же неправильный, как и длинные радио-частоты, по которым не было ничего, кроме невозмутимого молчания.</text:p>
      <text:p text:style-name="P4">Она устала. Респираторная маска точно забилась уличной пылью. Дышать было тяжело. Она уже не верила в то, что записанный в ее памятке под вторым пункто адрес действительно существует, когда наконец вышла, совершенно случайно, на медицинский центр.</text:p>
      <text:p text:style-name="P4">Здание казалось неотличимым от простых жилых домов на улице - высокое новое строение с выкрашенными в синий и красный округлыми израсцами на стенах, массивная изогнутая дугой арка над входом, коническая крыша. Ана и сама не понимала, что она ожидала увидеть. У дверей никого не было, никто не проверял входящих. Отворив дверь, она сразу попала в просторный хорошо освещенный зал, где все окна были <text:soft-page-break/>плотно закрыты, а электричество заменяло жаркое вечернее солнце.</text:p>
      <text:p text:style-name="P4">Ана сильно опоздала, однако новый встретил ее приветливо и любезно - он даже поднялся из-за стола и сделал несколько шагов на встречу к ней - как она будто она пришла в дорогой магазин, где собиралась что-то купить. </text:p>
      <text:p text:style-name="P4">Врач, высокий и худощавый, выглядел совсем не так, как ожидала Ана - он был похож на тех людей, с которыми она постоянно встречалась в надземки, невзрачная серая одежда, никаких белых халатов и едкого запаха лекарст, усталый влажный взгляд. Рабочий день уже подходил к концу, наверняка она последний пациент. Поначалу Ана даже почувствовала облегчение. Здесь все будет значительно проще, без обследований и надоедливых вопросов; он просто выпишет ей новое направление, и она вернется домой.</text:p>
      <text:p text:style-name="P4">Врач стоял, упираясь рукой в стол, ожидая чего-то от Аны. Она остановилась в дверях, как-то испуганно улыбаясь, не решаясь пройти. Облегчение вдруг сменилось странной неприязнью к этому незнакомому человеку. Было в его облике что-то неприятное и раздражающее - даже больше, чем длинный врачебный халат и медикаментозный смрад. Слегка помятый костюм казался на несколько размеров больше, и широкие рукава дрябло свисали с рук. Кожа на лице была бугристой, словно изъеденной; лоб прорезали глубокие мощины. Ана попыталась вспомнить название кожной болезни - сложное мучительное слово, - о которой слышала что-то раньше. </text:p>
      <text:p text:style-name="P4">В кабинете врача, как и в холле для ожидания этажом ниже, было свежо и прохладно. Во всем центре исправно работали сотни очистителей, выдыхая пронзительный стылый воздух, из-за которого, казалось, на стенах вот-вот выступит иней. Ане так легко дышалось без респираторной маски, что она совсем не чувствовала себя больной.</text:p>
      <text:p text:style-name="P4">- Так... - медленно проговорил врач, снова усаживаясь в свое скрипучее кресло.</text:p>
      <text:p text:style-name="P4">Ана наконец решилась к нему подойти.</text:p>
      <text:p text:style-name="P4">На столе лежали стопки каких-то измятых протоколов, тетрадей и папок, непонятные разрозненные листки, исписанные мелким невразумительным почерком. Сувенир в виде старинной реактивной ракеты придавливал бумагу, не давая ей упасть со стола.</text:p>
      <text:p text:style-name="P4">- Так, - повторил врач, непонятно долго всматриваясь в какой-то согнутый пополам лист, где было написано всего несколько слов.</text:p>
      <text:p text:style-name="P4">Он вел себя так, как если бы Ана была самым первым его пациентов, и до этого вечера ему не доводилось еще принимать больных, хотя по возрасту он вполне подходит на должность заведующего всем медицинским центром.</text:p>
      <text:p text:style-name="P4"><text:soft-page-break/>- Это не займет много времени, - сказал врач, продолжая разбираться в халатном беспорядке у себя на столе. - Нужно будет сделать всего лишь один небольшой тест. Нам как раз недавно привезли совсем новый аппарат.</text:p>
      <text:p text:style-name="P4">Ана наконец вспомнила название кожной болезни.</text:p>
      <text:p text:style-name="P4">Врач наконец оставил свои бессвязные бумаги и поднялся. Кресло снова шатко скрипнула. Они прошли в соседнюю комнату, где сильно пахло каким-то резким обжигающим препаратом, точно химически-белые стены недавно травили кислотой, и у Аны закружилась голова. Стол и неудобная скамейка в этом тесном квадратном помещении были затянуты плотной прозрачной пленкой. К столу был намертво привинчен массивный улогий аппарат, чем-то напоминавший человеческие легкие. Два выпуклых стеклянных резервуара разделял серебристый стальной стержень, как штифт механического позвоночника, криво упиравшийся в застеленную целлофаном проверхность стола. От вспученных колб поднимались широкими дугами две металлические трубки, которые тесно сходились вместе, уплощаясь на концах, точно кто-то судорожно сжимал их зубами от боли.</text:p>
      <text:p text:style-name="P4">Врач показал рукой рукой на скамейку, и Ана села. Сам же он встал напротив нее, перед аппаратом.</text:p>
      <text:p text:style-name="P4">- Так, - сказал он. - Все уже готово. Теперь просто попробуйте дышать через трубки... Нет, нет, дышите только ртом.</text:p>
      <text:p text:style-name="P4">Жидкость в прозрачных колбах начала пениться и бурлить. Ана чувствовала, как каждый вздох обжигает ей все горло. Легкие разрывало от боли. Рот наполнился горькой слюной.</text:p>
      <text:p text:style-name="P4">- Что чувствуете? - спросил врач.</text:p>
      <text:p text:style-name="P4">Ана отодвинулась от аппарата, собираясь ответить. Губы горели. От ее рта к изогнутым трубкам потянулась тонкая ниточка слюны.</text:p>
      <text:p text:style-name="P4">- Нет, нет! - поспешно сказал врач. - Продолжайте дышать!</text:p>
      <text:p text:style-name="P4">Ана продолжила дышать.</text:p>
      <text:p text:style-name="P4">В аппарате чтото кипело и потрескивало. Когда Ана пыталась сделать вздох, легкие ее наполнялись каким-то едким паром, который, казалось, пропитывал ее насквозь. Весь рот ее был полон горькой слюной, но Ана боялась, что если проглотит ее, то ее тут же вырвет, вывернет наизнанку. Липкая струйка потекла у нее по подбородку.</text:p>
      <text:p text:style-name="P4">- Вот, сплюньте, - сказала врач, пододвигая к ней судно.</text:p>
      <text:p text:style-name="P4">Ана резко дернулась от аппарата, дыхательная трубка поцарапала ей щеку с внутренней стороны, а громоздкие искусственные легкие шатко покачнулись на столе - терпеть уже не было сил, - и сплюнула в облезшее от постоянной чистки судно. Вся гортань воспалилась как во время катаракты, Ане хотелось прополоскать рот водой, но она не решилась попросить об это врача. Врач молча стоял над Аной и смотрел, как она, <text:soft-page-break/>согнувшись над судном, пытается справиться с тяжелым рвотным спазмом, сплевывая густую желтую слюну. Боль в груди нарастала. Губы Аны сводило от горечи.</text:p>
      <text:p text:style-name="P4">- Продолжайте дышать, - улыбаясь, сказал врач.</text:p>
      <text:p text:style-name="P4">Он коснулся аппарата на столе, повернув какой-то незаметный переключатель, потом провел пальцами по его металлическому хребту, как бы проверяя, что с устройством все в порядке, что Ана не нанесла ему вреда. Жидкость в округлых резервуарах заметно потемнела.</text:p>
      <text:p text:style-name="P4">Ана вновь зажала губами плотные трубки, от которых исходил резкий металлический вкус. Она попыталась представить - надеясь, что так ей будет легче перенести все эти необъяснимые мучения, - будто бы едкий пар, обдающий ее легкие, постепенно исцеляет ее. Лечение болезненно, но нужно терпеть, нужно продолжать дышать, и только тогда она станет такой же, как остальные, и ей больше не потребуется респираторная маска. Пар выжигает болезнь из ее тела, легкие судорожно расширяются, набирая воздух, пропитанный безжалостным препаратом, горечь скапливается во рту. </text:p>
      <text:p text:style-name="P4">Когда Ану рвало в судно, врач, наверное, продолжал внимательно рассматривать аппарат. Потемневшая, словно спекшаяся жидкость в стеклянных легких вспенилась, пузырьки оседали на стенках сосудов. Ана уже знала, что он скажет, когда отворачивалась от судна, вытирая губы. Врач так и не предложил ей воды.</text:p>
      <text:p text:style-name="P4">- Продолжайте дышать.</text:p>
      <text:p text:style-name="P4">Ана тяжело вздохнула, все тело ее дрожало.</text:p>
      <text:p text:style-name="P4">- Но я больше не могу, - тихо сказала Ана.</text:p>
      <text:p text:style-name="P4">- Плохо, - сказал врач и покачал головой.</text:p>
      <text:p text:style-name="P4">Это звучало как неутешительный диагноз. Ана даже пожалела о своих словах - ведь если она сделает над собой усилие, если она попытается...</text:p>
      <text:p text:style-name="P4">- Впрочем, - сказал врач, вновь что-то трогая на аппарате, - быть может, этого и достаточно.</text:p>
      <text:p text:style-name="P4">Жидкость в колбах осела, но так и не вернула свой первоначальный цвет.</text:p>
      <text:p text:style-name="P4">- Да, к сожалению, не самая приятная процедура, - сказал врач, закрывая за Аной дверь в упакованную пленкой комнату. - Но, к сожалению, необходимая. И весьма эффективная.</text:p>
      <text:p text:style-name="P4">Он сел в широкое кресло, которое со скрипом повернулась вокруг своей оси, по направлению к столу. Блестящая модель ракеты. Листки бумаги, исчерканные кем-то как во время припадка. Ана пристроилась на стуле напротив него. Голова у нее кружилась от слабости. Она взволнованно ждала, когда он что-нибудь скажет - почему дышать было так <text:soft-page-break/>мучительно, а жидкость в стеклянных колбах потемнела и стала похожа цветом на гной, настолько плохо то, что ее стошнило, для чего вообще этот аппарат - или хотя бы спросит, как она чувствовала себя последние дни. В старом центре ее всегда спрашивали. Хотя никогда и не слушали ответ.</text:p>
      <text:p text:style-name="P4">- Вы знаете... - начала Ана, влажно покашливая, говорить все еще было тяжело. - Вы знаете, мне... Мне последнее время становится немного хуже... И мне кажется, что это происходит... что это уколов.</text:p>
      <text:p text:style-name="P4">Врач посмотрел и несколько раз кивнул, поморщив губы.</text:p>
      <text:p text:style-name="P4">- Да, да, возможно... Это в принципе нормально. Сейчас я выпишу вам направление. Будете принимать новый препарат.</text:p>
      <text:p text:style-name="P4">И тут Ана поняла - она вовсе не была первым пациентом. Просто ее болезнь предсказуема и неинтересна, не нужно ничего исследовать, ставить диагноз, всегда известен исход. Все проходило также как и у сотен других - чередование симптомов, регулярные проверки, новые препараты до тех пор, пока она просто не перестанет дышать. И врач как будто боялся это показать.</text:p>
      <text:p text:style-name="P4">Врач протянул Ане тонкий почти прозрачный лист, отмеченный его размашистой торопливой подписью, и вежливо попрощался.</text:p>
      <text:p text:style-name="P4">- Вам станет лучше, - сказал он, но это звучало как приговор.</text:p>
      <text:p text:style-name="P4">Ана так и не решилась спросить его о том, что же делал похожий на человеческие легкие аппарат. Даже дома, спустя несколько часов после обследования, она все еще ощущала разъедающий запах кислоты и тяжелую боль в грудной клетке. Ее мучала жажда, которая не проходила, сколько бы она ни пила воды. Она не помнила даже, как смогла наконец заснуть - помнила только, что всю ночь почему-то работало радио, или же ей просто приснился такой странный бессветный сон, в котором не было ничего, кроме треска помех. Утром шприц и ампула уже ждали ее на столике у постели.</text:p>
      <text:p text:style-name="P4">После укола новым препаратом Ана почувствовала себя оглушенной как после контузии, тело ее налилось тяжестью, и она подумала, что стоит ей лишь задремать перед собственным отражением в окне, на секунду забыться, как она погрузиться в бесконечный затягивающий словно пучина сон, и никогда уже не сможет проснуться. Но нужено было продолжать дышать, просто дышать. Спустя какое-то время ей и правда стало легче, как и обещал врач. Удушье уже не мучало ее, даже спертый воздух в нагретой утренним солнцем комнате не беспокоил Ану. Она дышала ровно и глубоко, ее даже мучили приступы тошноты как после прежних уколов. На парализованной эстакаде эстакаде не горели огни, не проносились скоростные поезда, но это уже не беспокоило Ану. Улица в окне была тихой и бесцветной как обычно. Даже радио работало без помех.</text:p>
      <text:p text:style-name="P4">Третий пункт в памятке Нива. Ана не понимала - это было просто <text:soft-page-break/>длинное название одной из станций надземки. Она ездила туда еще до визита к врачу и не заметила ничего, что могло бы заинтересовать Нива. Следующий пункт - также станция надземки, которую Ане уже пришлось искать по карте движения поездов, той самой, с прочерченным синей ручкой маршрутом, придуманном вместе с Илой.</text:p>
      <text:p text:style-name="P4">Северная магистраль была по-прежнему закрыта, и улица, отключенная от живой транспортной сети, казалась пустой и заброшенной, оцепеневшей, как и Ана после утреннего укола.</text:p>
      <text:p text:style-name="P4">Все вокруг Аны двигалось как-то неправдоподобно медленно, как будто инъекция, после которой все еще ныла чуть ниже локтя ее левая рука, исказила ее ощущение времени. Полицейские вдалеке, продолжавшие невозмутимо сторожить запечатанный вход на станцию Нивартан, были похожи на окоченевшие куклы, в тошнотворно красной отталкивающей одежде, безвольные, скованные в движениях. Громоздская эстакада над головой затмевала утреннее солнца, и в ее ощеристой неровной тени все как будто мертвенно застывало. Ане было сложно даже заставить себя сделать шаг, не из-за того, что болели ноги или начинался приступ удушья, а из-за какого-то странного упорного сопротивления окружающего пространства. </text:p>
      <text:p text:style-name="P4">Черный полицейский виман, зависший над улицей на уровне эстакады, между пустыми сверкающими под солнцем путями и цветной стеной раскрашенного здания, медленно покачивался на волнах в дрожащей дымке кипящего от работающих двигателей воздуха. Нос его, в котором сходились в единую геометрическую плоскость ломаные панели обшивки, плавно поднимался, и весь корпус, мягко выписывая в воздухе округлую дугу, вновь обездвиженно замирал, тяжело повисая над тротуаром, синхронизировав амплитуду своих неустойчивых колебаний с сонным ритмом занимавшегося дня, точно огромный дышащий жаром гироскоп, достигнув тонкой неустойчивого баланса между собой и своей собранной в складки на дорожном камне тени. Улицы уходили в пустоту, небо казалось засвеченным как от фото-вспышки. Бесцветная толпа на Самкаре медленно, единой массой двигала в сторону подъема на перрон. Ану никто не толкал. Все как будто расступались вокруг нее.</text:p>
      <text:p text:style-name="P4">Пятый пункт в памятке - безотносительный номер, похожий на дробную частоту безвестной радио-станции, о которой никто ничего не знал. Ана попыталась настроить свой приемник, ведь это число наверняка имело особый смысл, однако не услышала ничего, кроме тишины. Как вечный перерыв в эфире. Все это было как-то связано - названия станций, радио-частота, визит к врачу, и лишь из-за укола, который ввел Ану в состояние беспомощного транса, она не могла понять, ощущить эту связь. Но зато дышать было легко.</text:p>
      <text:p text:style-name="P4"><text:soft-page-break/>Шестой пункт - снова число, теперь уже похожее на дату - цифры, выведенные второпях, разведены косыми росчерками, и вся эта скоропись разбита на равные части, но года нет, год неизвестен. Ана не понимала, было ли это вызывающим холодок ужаса совпадениям, когда незнакомые люди и числа вдруг обретают неожиданный смысл, стоит лишь совместить их в памяти, представить их вместе, один за другим, в том виде, в котором им отказала слепая действительность - или же Нив специально записал этот день, непременно под номером шесть, дату без указания года, хотя день и путешествовал из года в год, неотвратимо приближаясь к завершению этого сезона, а за ним и следующего, до последней отметки в календаре. Ведь наверняка же она ему говорила. Ведь это казалось ей таким важным - до того, как она нашла оставленный список на столе. Но зачем это было нужно - напоминать ей о том, что она никак не смогла бы забыть.</text:p>
      <text:p text:style-name="P4">День эфира, когда приходит новое сообщение, последовательность закодированных сигналов, похожая одновременно на небесную музыку и черный гортанный шум. Все сотрудники, согласно беспрекословной традиции, слушают звуковое послание, на тот момент еще лишенное смысла, в широком изломанном зале без окон. Тем временем во всех коридорах гаснет свет.</text:p>
      <text:p text:style-name="P4">Ана была уверена, что рассказывала Ниву, о том, как происходит прием, самая первая запись - сначала яркий свет, затем выжидательная тишина, когда нельзя говорить даже шепотом, ни слова, а потом первичный анализатор, уставившись мерцающими экранами в затаивших дыхание людей, начинает проигрывать странную, словно вывернутую наизнанку мелодию - и Нив слушал, ему было интересно, эфир, то, что происходит в здании с залитыми цементом окнами, а Ана увлеченно рассказывала ему обо всем, что могла вспомнить, о том, что, согласно специальным распоряжениям института, обо всем этом нельзя никому рассказывать, говорила, пока ей не становилось трудно дышать и не начинала кружиться голова, словно в шуме, которые издавали приемники и вычислительные машине, в сизом свете лучевых экранов, был весь смысл ее жизни, и ее ежедневная работа становилась вдруг такой увлекательной и значительной лишь из-за того, что она могла о ней рассказать. А Нив слушал, даже не решаясь перебивать ее вопросами, в потом записал дату следующего эфира под номером шесть. Наверное, сразу же после того, как в очередной раз настойчиво показывал ей, как нужно делать уколы. Наверное, даже не сомневаясь в том, что к этому времени он уже вернется домой.</text:p>
      <text:p text:style-name="P4">Новый препарат действовал, хотя Ана еще не до конца понимала как. Станция надземки под номером три - ведь так и правда было проще запомнить - оказалась на одной из северо-восточных линий, и Ана <text:soft-page-break/>постоянно проезжала мимо нее, в легкой полудреме, во время своего медленного возращения домой. Через станцию под номером четыре проходила закрытая северная магистраль, та ее часть, за сверкающим изгибом путем, где Ана ни разу не была. Радио-частота не работала. День эфира был завтра.</text:p>
      <text:p text:style-name="P4">Список продолжался и дальше, номера по возрастанию, новые многозначные числа и непонятные слова. Рука после укола болела, но боль была приглушенной и вялой, как от старого пореза, который зачем-то, из-за раздражающего зуда, потревожила вновь, содрав темные чешуйки запекшейся крови. Ана вновь стала замечать, как она дышит - воздуха не хватало, сейчас нужно сделать глубокий вздох. Нив предлагал ей делать уколы в бедро, но она не хотела - сама не понимая, почему. Поезд уносил ее к очередной пересадке. В вагоне звучала музыка, заглушая голоса людей.</text:p>
      <text:p text:style-name="P4">На работе - Ана снова опоздала - было людно даже в коридорах, как будто день начался с неурочного перерыва, и все вдруг вышли из комнат. С Аной кто-то поздоровался по пути - мельком, вполголоса, - но Ана даже не успела рассмотреть его лица. Ее опять ждал фрагмент под номером восемь-один-семь. Тишина, затем дыхание, затем ритмичные сигналы и снова тишина.</text:p>
      <text:p text:style-name="P4">Лентопротяжный механизм у магнитографа стал поскрипывать сильнее чем раньше - надо было сказать об этом Саду, ведь это могло помешать ее анализу сигналов. Тишина, с которой фрагмент начинался и которой он прерывался ближе к концу, перед последним аккордом записи, как-то странно смещалась в ее восприятии, превращаясь в дыхание, глубокое, ровное, частое, как у здорового человека, который сильно устал, который чего-то взволнованно ждет, а потом волнение смешивалось с резким шумом помех, точно разряды электричества раздавались в тяжелых наушниках, от которых голова невольно склонялась набок, и слышался прерывистый высокочастотный сигнал, восставший из хаоса звуков, на какие-то доли обретавший пронзительный смысл, чтобы затем утратить его вновь, грубо прерваться отрывистым щелчком магнитографа, отмотавшего до конца всю пленку.</text:p>
      <text:p text:style-name="P4">Ближе к перерыву дверь ее комнаты неуверенно приоткрылась, по стене скользнула бледная тень и внутрь медленно - или это только так казалось Ане - протиснулась Ила, как обычно забывшая постучать. Ане не хотелось ни с кем говорить. Она с трудом понимала, что делает, даже просто безостановочно прослушивая запись от начала до конца. Ила встала у двери, как будто ожидая чего-то. Ана сняла наушники и улыбнулась.</text:p>
      <text:p text:style-name="P4">- Привет, - сказала Ила. - Я к тебе уже второй раз заглядываю. Уж беспокоиться начала.</text:p>
      <text:p text:style-name="P4"><text:soft-page-break/>Диски магнитографа продолжали вращаться, наушники лежали на металлической консоли вычислительной машины.</text:p>
      <text:p text:style-name="P4">- Да, как-то не получается вовремя... - проговорила Ана.</text:p>
      <text:p text:style-name="P4">- Ты как? Все в порядке? - спросила Ила.</text:p>
      <text:p text:style-name="P4">Магнитограф остановился - запись была проиграна до конца.</text:p>
      <text:p text:style-name="P4">- Долго что-то твоего нет, - сказала Ила. - Я бы на твоем месте...</text:p>
      <text:p text:style-name="P4">Но Ана уже не слышала.</text:p>
      <text:p text:style-name="P4">- Ты знаешь, я... - сказала она и не договорила.</text:p>
      <text:p text:style-name="P4">- Да, тяжелый день сегодня, - улыбнулась Ила.</text:p>
      <text:p text:style-name="P4">Она по-прежнему стояла у входа, чуть притворив за собой дверь.</text:p>
      <text:p text:style-name="P4">- Я чего зашла-то, - сказала Ила. - Тебя Сад <text:s/>искал. Он сегодня весь день носится как угорелый. Такое событие, понимаешь ли. Просил меня передать тебе, чтобы ты зашла к нему, как только появишься.</text:p>
      <text:p text:style-name="P4">- Да, да, сейчас... - Ана зачем-то спешно осмотрела комнату и встала из кресла.</text:p>
      <text:p text:style-name="P4">- Я думаю, это не из-за опоздания, - уточнила Ила.</text:p>
      <text:p text:style-name="P4">Ана подошла к двери, и Ила посмотрела на нее, озабоченно нахмурившись, отступая в сторону.</text:p>
      <text:p text:style-name="P4">- Ты что-то хотела сказать? - спросила Ила.</text:p>
      <text:p text:style-name="P4">Ана помотала головой.</text:p>
      <text:p text:style-name="P4">Она уже собиралась выйти из комнаты, но Ила показала ей кивком на работающий магнитограф.</text:p>
      <text:p text:style-name="P4">Кабинет Сада был на другом этаже. В коридорах было по-прежнему людно, но Ану больше никто не не окликал по имени. Уже когда она подходила к кабинету Саду, ей показалось, что свет на потолоке на секунду мигнул - и сотни электрических машин, обезумев от перепадов напряжения, вывели неправильные закономерности во фрагментах.</text:p>
      <text:p text:style-name="P4">Ана открыла дверь.</text:p>
      <text:p text:style-name="P4">Кабинет у Сада был немногим больше той комнаты, в которой работала Ана - с такой же прямоугольной нише в центральной стене, заменявшей окно. На столе у него лежала стопка исписанных бумаг - как и у врача в медицинском центре.</text:p>
      <text:p text:style-name="P4">- Ну наконец-то, - <text:s/>сказал Сад, нетерпеливо поднимаясь. - Ты разве забыла, что сегодня нужно зачитывать отчет? Вот, садись...</text:p>
      <text:p text:style-name="P4">Он пододвинул стул.</text:p>
      <text:p text:style-name="P4">Сад всегда заставлял Ану читать отчет об анализе перед новым эфиром - он говорил, и это казалось безжалостной шуткой, что у нее красивый голос. Ана и правда забыла, что сегодня нужно будет записывать отчет. Она подумала, усаживаясь за стол, что Сад никогда не слышал ее голос в респираторной маске.</text:p>
      <text:p text:style-name="P4">Сад наклонил к ней высокий металлический микрофон.</text:p>
      <text:p text:style-name="P4"><text:soft-page-break/>- Так, - деловито сказал он, подражая врачу из центра и быстро перелистывая помятые листки бумаги. - Начинай читать вот отсюда, я пометил карандашом.</text:p>
      <text:p text:style-name="P4">Ана взяла лист и некоторое время молча просматривала текст, не понимая ни слова.</text:p>
      <text:p text:style-name="P4">- Ну что же ты? - возмутился Сад. - Запись же идет!</text:p>
      <text:p text:style-name="P4">Ана не нашла, что ответить.</text:p>
      <text:p text:style-name="P4">- Ладно, начнем с начала.</text:p>
      <text:p text:style-name="P4">Сад поставил магнитограф на перемотку.</text:p>
      <text:p text:style-name="P4">- Ты как себя чувствуешь сегодня? - спросил Сад. - А то ты какая-то медленная...</text:p>
      <text:p text:style-name="P4">- Да, да, - пробормотала Ана. - Я просто немного...</text:p>
      <text:p text:style-name="P4">- Ну вот и хорошо, - сказал Сад. - Теперь читай, когда я махну рукой. </text:p>
      <text:p text:style-name="P4">Он набрал полную грудь воздуха, и Ана почувствовала, что ей вновь становится тяжело дышать.</text:p>
      <text:p text:style-name="P4">- В качестве основы для частотного анализа, - начала она, - девяносто процентов центральных величин интервала были приняты за диапазон нормы, но при этом часть величин пришлось исключить...</text:p>
      <text:p text:style-name="P4">Сад удовлетворенно кивал головой.</text:p>
      <text:p text:style-name="P4">- Таким образом, - продолжала Ана - магнитограф тихо шипел, ловя каждое ее слово, - уже десять процентов результатов, полученных на первых стадиях анализа...</text:p>
      <text:p text:style-name="P4">Ана договаривала фразы уже на выдохе, и ей приходилось отворачиваться, чтобы сделать тяжелый судорожный вздох.</text:p>
      <text:p text:style-name="P4">Сад продолжал удовлетворенно кивать.</text:p>
      <text:p text:style-name="P4">Вечером, когда действие препарата закончилось, и происходящее вокруг обрело первоначальный хаотичный ритм, восстановились звуки, проступили в сумерках очертания расцвеченных огнями привычно суетливых улиц, у Аны снова был приступ удушья.</text:p>
      <text:p text:style-name="P4"/>
      <text:p text:style-name="P5">7</text:p>
      <text:p text:style-name="P4"/>
      <text:p text:style-name="P4">Город заканчивался там же, где и скоростная магистраль, которая, изменяя высоту и направление, огибала стальным кольцом названные в честь сторон света районы. Как ровно очерченный периметр, разделявший серую духоту столицы и пространство, которое, в зависимости от настроения или времени суток, было то открытое, то пустое, ограниченное лишь горизонтом, а по сути - зрением, уже не различавшем ничего вдалеке.</text:p>
      <text:p text:style-name="P4">Всегда можно было приехать к самой границе на поезде - требовалось лишь выйти из дома пораньше, когда еще не совсем рассвело, поезда ходят с увеличенными интервалами, но и почти никто их не ждет.</text:p>
      <text:p text:style-name="P4"><text:soft-page-break/>Город необъяснимо изменялся, когда приходилось ехать в противоположную привычному направлению сторону, к пустоте за горизонтом, которая начинала ощущаться во всем - в оттенках утреннего неба, в ветре, приносящим запах соли, который хлестал в приоткрытое окно, в навесных перронах станций, чьи названия как-то неопределенно отличались от названий других, центральных районов, точно эти древние слова не несли в себе никаких признаков места, и их давали исключительно на основе городской карты и безликой статистики имен. Над домами, которые казались бесплотными, как пустынные миражи, поднимались в облако смога прозрачные полосы дыма, едва различимые на фоне сумерек, хотя труб было не видно, и город еще спал, кроме электрических огней на магистрали, выдававших то, что цепь уже замкнута, на линии подается ток, и длинный состав из пустых вагонов, по медлительному расписанию, где-нибудь за границей привычных названий, уже подходит к последней станции, после которой, впрочем, нужно еще идти пешком.</text:p>
      <text:p text:style-name="P4">На окраине же высокие небоскребы в абитинском стиле, похожие на монотонные мемориальные стелы, выточенные из цельного камня, постепенно сменялись приземистыми закопченными постройками, расстояние между станциями надземки плавно увеличивалось в <text:s/>соответствии с законами распределения площади, шумные улицы становились безлюдными проулками, по которым никто не ходил, вместо череды нанизанных друг на друга кварталов, открывался вид на пустыри, оставшиеся от разрушенных зданий, заваленные медленно разлагающимся мусором, отходами жизни.</text:p>
      <text:p text:style-name="P4">Город постепенно сходил на нет, растворялся в полуденном зное или холодном ночном сумраке, и за последней эстакадой начиналось широкое ветренное море.</text:p>
      <text:p text:style-name="P4">Вдали, на барханах, по песчаным берегам, виднелись станции для очистки атмосферы, стоящие в каком-то запутанном порядке, на неравном отдалении друг от друга - если, конечно, не обманывали глаза. Эти башни - высокие, как ни одно из городских строений, необъяснимо возведенные там, где вместо фундамента был лишь рассыпающийся песок, с украшенными точеными узорами стенами - были похожи на величавые древние храмы, которые, вопреки законам физики, пытались дотянуться до бесцветных небес. На самой вершине каждой такой станции, в черном запашем окне, постоянно мигал огонек - словно маяк для плывующих по раскаленному небу кораблей, - иногда менявший цвет с синего на красный, и обратно.</text:p>
      <text:p text:style-name="P4">Море Анила было широкой впадиной, казавшейся безбрежной в сумерки, лишенной жизни, подернутой зыбким белесым песком, по <text:soft-page-break/>которому невозможно ходить, не увязнув по колени. За морем поднимались отвесные стены, изогнутые навстречу ветру как стальные щиты, а далеко за этой тщетной, постоянно разрушавшейся баррикадой, которая должны была препятствовать движению песка - так далеко, что обычный виман не смог бы пересечь разделявшую их пустыню - стояли, как говорили, огромные перерабатывающие заводы.</text:p>
      <text:p text:style-name="P4">После того, как город расширился, обступив берега Анилы, сильные морские ветра иногда приносили оттуда, со спящих земель, сумрачные облака, и уже никакие атмосферные станции не могли предотвратить ливней, во время которых город словно умирал - по иным линиям даже переставали ходить поезда. Если что и расцветало вопреки засухе в открытой пустыне, то после таких дождей обречено было на смерть. Песок на дне анильской впадины становился грязью, которая поднималась как во время потопа, чтобы разлиться ручьями по всей пустынной равнине, высыхая на жаре, неизменно приходившей на смену ливням, превращаясь в призраки рек. Прогнозы таких отвравленных дождей всегда тщательно подготавливались заранее - с параноидальным вниманием к малейшему сдвигу в движениях циклона, к возмущениям на выгоревшем небе Дёзы, - хотя все равно бывало и так, что черной ненастье оказывалось неожиданность и для самого предсказательного бюро.</text:p>
      <text:p text:style-name="P4">Ана провела раннее детство в интернате для особенных детей. Здание воспитательного центра, как его называли, располагалось на самой окраине города, за стальным скелетом эстакады, и из окна ее комнаты открывался ослепительный вид на безжизненное море, стены, обступавшие его берега и начинавшуюся за ними открытую пустыню, которая казалась бесконечной из-за обмана глаз, простираясь до самого горизонта, где невысокие барханы, застывшие остороконечные волны, сливались с небом, таким же бесцветным как и песок.</text:p>
      <text:p text:style-name="P4">Несколько раз Ана видела, как зарождается над пустыней дождь.</text:p>
      <text:p text:style-name="P4">Она ни разу не слышала упредительных прогнозов - детекторный приемник, <text:s/>непонятно забытый кем-то в ее комнате, умел принимать лишь одну станцию, которая упрямо игнорировала движения циклонов и изменение скорости ветра, передавая неразрабочивые новости и музыку сквозь постоянную пелену помех. О приближении дождя она узнавала сама. Часто перед грозой становилась так душно, что очистители в здании уже не успевали остужать воздух, задыхаясь от пустынной пыли и жары, а ей нельзя было открывать окно. Начинало смеркаться, мир за плотно сомкнутым окном сходил с ума, вечер опережал день, но они по-прежнему мучались от жары.</text:p>
      <text:p text:style-name="P4">Сосед Аны, живший вместе с ней в одной комнате, не умел говорить, хотя воспитательница звала его Болтуном.</text:p>
      <text:p text:style-name="P4"><text:soft-page-break/>В те дни у них не было имен.</text:p>
      <text:p text:style-name="P4">Ана уже не помнила свое позвище, как и лицо Болтуна, но она помнила радио, песню, которая играла по вечерам, дождь, принесенный ветром, и свои сны - куда лучше чем то, что происходило в действительности. Действительность начиналась с уколы и тошноты и продолжалась за окном, в мертвой пустыне, которая тянулась до горизонта, где прерывалась полоса реальности, и небо превращалось в песок. А пустыня никогда не менялась. Вернее, менялась всего лишь несколько раз за проведенное интернате время - когда начинался дождь.</text:p>
      <text:p text:style-name="P4">Однако некоторые совсем ранние воспоминания, еще до того, как Ана научилась говорить, - так, по крайней мере, она сама оценивала их давность - сохранились в ее памяти особенно ясно. А может, память обманывала ее, и это тоже были всего лишь сны.</text:p>
      <text:p text:style-name="P4">Все небо над морем затянула густая черная пелена, что-то ярко вспыхнуло, озарив на мгновение неясные очертания облаков, которые сливались в кошмарную наползающую на город дымку. Потом прогремел страшный, распадающийся на бессвязное эхо раскат, опаздывая за молнией, которая уже сверкала вновь, рассекая судорожными раздрядами небо. Казалось, что гром доносился откуда-то из глубины, из самых недр анильской впадины, которая была подернута пасмурной тенью, скрыта от глаз. Ана видела такое впервые в жизни. Она даже попыталась открыть окно - одна в комнате, без респираторной маски, Болтуна почему-то нет, - но тугая оконная ручка вросла в стальной переплет и, к счастью, не поддалась. Голубоватая электрическая вспышка вновь осветила на секунду береговые пески.</text:p>
      <text:p text:style-name="P4">Ана не помнила сам дождь - быть может, кто-то увел ее из комнаты, или же воспитательница, которая неизменно, как призрак, возникала перед ней, рассказывая о том, чего делать нельзя, затянула окно темной складчатой шторой, решив, что детям не стоит на это смотреть. Ана не помнила дождь, но она помнила шум дождя. Сначала тихий неуверенный шелест, капли, который с глухим стуком разбивались о невидимое стекло, а затем оглушающий шум падающей с неба воды, перебиваемый раскатами грома. А затем - тишина.</text:p>
      <text:p text:style-name="P4">После дождя еще долго нельзя было выходить во двор, все двери интерната закрывались, возможно, даже запрещалось покидать свои комнаты, Ана уже не помнила точно, но хотя бы позволяли смотреть в окно. Ненастные сумерки сменялись вечерними, ветер уносил черные тучи в сторону города, навстречу высоким башням из камня, на транспортных линиях загорались тревожные красные огоньки, но поезда все еще ходили - до самой последней минуты, пока их не настигнет гроза. Анильская впадина, которая отделяла опустошенные городские улицы от безмолвного <text:soft-page-break/>однообразия песков, была залита водой, за какой-то час превратившись из моря песка в настоящее море. Впрочем, Ана скорее всего просто придумала это. Или увидела во сне. </text:p>
      <text:p text:style-name="P4">Запахи. Запахи она помнила тоже. После дождя даже в интернате пахло какой-то резкой обжигающей свежестью, смесью озона и кислоты - очистители воздуха не выдерживали, становилось сложно дышать. Ана мучалась даже больше, чем от духоты перед дождем. В самый первый раз у нее был приступ, тогда еще не умели лечить все с помощью химии внутривенно, ее заставляли дышать через специальный ингалятор, но это было еще тяжелее, чем задыхаться. Весь оставшийся день ее тошнило, темнело в глаза как перед обмороком, болела голова, но дышать становилось легче.</text:p>
      <text:p text:style-name="P4">Первое ее воспоминание в жизни - толстая трубка в горле, резкий запах какого-то лекарства, выжигающий все ее тело изнутри. Белые бесплотные люди вокруг нее говорят вполголоса. Из-за трубки в горле, содравшей всю гортань, и отвратительного запаха Ану начинает тошнить, но желудок пуст, и она лишь чувстует, как что-то судорожно сжимается у нее внутри, а весь рот наполняется горькой слюной.</text:p>
      <text:p text:style-name="P4">Второе воспоминание. На лице Аны какая-то маска, которая больно врезается в щеки и давит на виски. Маска пахнет точно так же, как и то лекарство, из-за которого у нее был немой приступ рвоты. Эти события отделяют мгновения или же долгие годы. <text:s/>Дышать очень тяжело, приходится с силой втягивать в себя воздух. Кто-то ведет ее за руку, настойчиво тянет за собой, и она не сопротивляется, хотя ей совсем не хочется идти. Коридоры интерната из-за странного нарушения зрения кажутся бесконечно длинными и пустыми, но вот резкая полоса света разрезает спокойный сумрак искаженных помещений, и они выходят во двор. Небо совершенно желтое. Как песок. Время суток угадать невозможно. Какой-то мальчишка, у самого подъезда, на вид чуть старше Аны, замер, когда она спустилась вниз вместе со своим невидимым спутником, и странно выпучил глаза, уставился на нее, выронив от удивления что-то из рук. Ана пытается присмотреться, ей становится интересно, что же он уронил... После этого темнота.</text:p>
      <text:p text:style-name="P4">Болтун был ниже ее ростом, немного полным, с редкими сальными волосами - это все, что она помнила о его внешности. Он как-то неловко и настойчиво возник в ее воспоминаниях и остался там навсегда. Болтун все время молчаливо ходил за ней, куда бы она ни направлялась, даже если делала что-то наперекор запутанным правилам интерната. Одиночество пугало Болтуна точно так же, как Ану - его упрямое бессловесное преследование, его неотлучное присутствие везде, где бы она ни вспоминала себя потом. Болтун ничего не делал, не пытался заговорить с <text:soft-page-break/>ней на своем немом языке - Ана была уверена поначалу, что он непременно знает какие-нибудь особые жесты, когда слова складываются из дрожащих движений рук. Вскоре она постепенно привыкла к Болтуну, как если бы он позволял разделить на пару ее одиночество, и даже сама звала его с собой, хотя в этом и не было никакой нужды, кроме, разве что попытки сказать себе и ему, что она его все еще замечает. </text:p>
      <text:p text:style-name="P4">Ана помнила: </text:p>
      <text:p text:style-name="P4">его отдышку после того, как они поднимались вместе на самый последний этаж, через отвесные лестничные пролеты, только потому, что туда подниматься было нельзя;</text:p>
      <text:p text:style-name="P4">его иногда резкие конвульсивные движения, реакция на звук - где-то послышался голос, захрипело радио - точно все тело его начинало бить током;</text:p>
      <text:p text:style-name="P4">его <text:s/>сонное высокомерное безразличие ко всему, что не нарушало тишины, пока они не выходили из стен интерната;</text:p>
      <text:p text:style-name="P4">его ужас, когда он не мог ее узнать, - </text:p>
      <text:p text:style-name="P4">но она никак не могла вспомнить его лица. Ана даже забыла, если вообще знала хоть когда-то, почему он никогда не говорил - это была врожденная болезнь, порок речи, как ее неумение дышать выжженным воздухом Дёзы, или же ему просто нечего было сказать. И назвала его воспитательница Болтуном в насмешку за насупленную молчаливость, или же это прозвище он перенял от другого парня, который жил в интернате до него, как бы неумело заполняя его отсутствие, или же у воспитательницы иссякла фантазия.</text:p>
      <text:p text:style-name="P4">У них не было имен. А может, имена были просто забыты, поскольку не имели смысла - там, у границы города, перед пустыней - как и многое из того, что казалось таким реальным и значимым тогда. Распорядок дня, завтраки и обеды, обследование у врача, дворик у здания интерната, который был примечателен тем, что после него начинались пески.</text:p>
      <text:p text:style-name="P4">Через какое-то время прогулки с Болтуном стали чем-то столь важным для нее, как и уколы по утрам - ведь это было то, что делало ее особенной, отличало от остальных - бессменный сообщник, который покорно тащился за ней, куда бы она ни шла, даже если за это их ожидало неизбежное и злорадное наказание. Болтуну всегда доставалось тоже, как будто он сам принимал решения, а не повторял все за Аной. Но Болтун не обижался. Ана, невольно чувствуя свою ответственность, пыталась объяснить ему, что они делают, куда и зачем идут, но Болтун как будто и вовсе не замечал, что она обращается к нему - он не говорил сам и не ждал, что с ним будут разговаривать другие. Мало что могло нарушить его равнодушие. Однако он боялся ее респираторной маски.</text:p>
      <text:p text:style-name="P4">Всякий раз, когда Ана одевала ее, Болтун застывал от ужаса. Ана <text:soft-page-break/>пыталась подойти к нему, сказать, что это по-прежнему она, что ничего не изменилось, а это страшное устройство просто помогает ей дышать, но Болтун начинал панически пятиться и озирать по сторонам, то ли пытаясь позвать так кого-нибудь на помощь, то ли в надежде найти другую настоящую Ану. Потом Болтун начинал страшно разевать рот, как будто начинал задыхаться от выгоревшего воздуха пустыни, взгляд его становился бессмысленным и неподвижным, и Ана вдруг понимала, что это - его немой беспомощный крик, который никто никогда не услышит.</text:p>
      <text:p text:style-name="P4">Та непонятная связь между ними, какая-то глубокая взаимная привязанность, которая помогала им понимать друг друга без слов, неожиданно терялась, когда Ана одевала респираторную маску, лишая себя лица. Поэтому они никогда не выходили вместе во двор - там Ана не могла дышать сама, а Болтун не мог узнать ее в маске. Двор стал запретным, по-настоящему, а не как те маста в здании, куда по невнятным причинам не разрешала им ходить воспитательница. Выход во двор был той чертой, за которой они существовали только по-одиночке.</text:p>
      <text:p text:style-name="P4">Этот непреклонный час тишины, запрет покидать проветриваемые помещения воспитательного центра, нарушение которого обращалось кошмаром для них обоих, длился <text:s/>весь день, от рассвета до темноты, завершаясь лишь с заходом солнца, когда небо меняло свой цвет, а вместе с ним темнели пески. </text:p>
      <text:p text:style-name="P4">Поздно вечером, дождавшись, пока Болтун не заснет, а в небе не зажжется хотя бы один огонек, спутник или звезда, что не имело ровно никакого значения, Ана выскальзывала из комнаты, осторожно, чтобы не потревожить соседа, не забыв прихватить с собой респираторную маску. Конечно же, покидать свои комнаты в этот час было нельзя, но Ане даже нравилось своенравно нарушать очередные суровые порядки, к тому же ни одна из дверей - на лестничную клетку, на первый этаж, в темноту подъезда - не была закрыта. Так, по крайней мере, ей помнилось теперь. Вместе с сумерками сразу же пустели коридоры. Во всем здании выключался свет, и идти приходилось на ощупь, касаясь руками шершавых стен. Дойти до конца коридора, а потом спускаться по ступенькам, повисая на перилах, чтобы ненароком не поскользнуться, когда нога слепо проваливается в темноту. Потом надеть респираторную маску и отворить последнюю дверь.</text:p>
      <text:p text:style-name="P4">Ана никогда не уходила далеко, ей вовсе не хотелось забредать в пустыню или даже гулять по двору - достаточно было лишь встать неподалеку от подъезда, повернувшись спиной к городу, освещенному миллионами огней, и тяжело через силу дышать, с трудом привыкая к воздушным фильтрам, ощущая ровный бесстрастный холод, головокружительный простор ночного моря, отдававший запахом едкой <text:soft-page-break/>химии от ее респираторной маски. В небе над ней, сквозь полнуночную темноту и погасший с наступлением сумерек газ атмосферы, проступали редкие тусклые звезды. Впрочем, наверняка это было всего лишь сном.</text:p>
      <text:p text:style-name="P4">А еще Ане порою снилось, что Болтун начинал говорить, и сны эти становились безжалостными кошмарами - как и ее респираторная маска для Болтуна. Они были вместе во дворе, уже догорал закат, в интернате во всех комнатах выключили радио и приглушили свет. Ана оглядывается - тени за ней уже перескают весь двор до частокола ограды, которая также условна, как и туманная линия горизонта вдалеке, - она хочет что-то показать Болтуну, надеясь, что это неожиданно вызовет у него интерес, и тут слышит его его голос - ровный и громкий, но в то же время неживой, как у жестокого методичного механизма, когда речь, не связанная с дыханием, становится пустой и неодушевленной, теряет все признаки человечности. Болтун во сне произносил какие-то слова, громко и четко, глядя на Ану в упор, вытаращенными безумными глазами, однако то, что он говорил, было полностью лишено смысла, отдаваясь в надвигавшемся сумраке, рассыпаясь на эхо - лишь бессвязная последовательность ровно очерченных звуков, как речь сумасшедшего, который захлебывается от важности своего сообщения, безоглядно уверенный в том, что другие могут его понять. Ана просила Болтуна замолчать, зажимала уши руками, но он продолжал говорить - его разрывал этот бесконечный поток слов, накопившийся за все годы молчания, покорного согласия, немого безвольного следования за Аной по пятам.</text:p>
      <text:p text:style-name="P4">Ана видела, как начинается над пустыней дождь только дважды - второй раз уже когда жила в своей комнатке одна. Даже радио, начинавшее бессвязно хрипеть, как только над морем сгущались облака, не помогало от того гнетущего отчаянного чувства, которое не покидало ее после того, как ушел Болтун. Одиночество. Все передачи были уже прослушаны, музыка, одна и та же много лет подряд, уже не заполняла окружавшей ее тишины. Почему-то без Болтуна ее стало как-то особенно пугать царившее в интернате медленное болезненное молчание.</text:p>
      <text:p text:style-name="P4">Ана не была даже уверена в том, что же в действительности случилось с Болтуном. Он как будто просто исчез, устав от монотонных путешествий по затоптанным коридорам - все запретные места были изучены и исследованы, тайные комнаты найдены, и даже ночами уже снились отвесные пролеты лестниц над пыльной пропастью этажей, в которой даже шепот отражался эхом, отчего молчание, молчание Болтуна, становилось частью странной игры, повторявшейся каждый день. И Болтун оставил ее одну. Ана никак не могла это понять, но ей никто ничего не объяснял, словно о Болтуне боялись говорить вслух.</text:p>
      <text:p text:style-name="P4">Ана не могла просто смириться с тем, что он внезапно ушел, исчез, <text:soft-page-break/>вот так, без истории, просто сгинул как тень, и теперь никто не сопровождает ее во время бесцельных блужданий по коридорам, но зато можно выходить в любое время во двор. И она придумала ему историю. Историю Болтуна.</text:p>
      <text:p text:style-name="P4">Ана представляла, как Болтун однажды не пошел вслед за ней, когда она вновь захотела нарушить очередные бестолковые запреты - подробности не имели значения, все равно их обычно не сохраняет память. Впрочем, это случилось во вторую половину дня. Или даже вечером - в это время солнце уже печет не так сильно и можно даже смотреть на небо, не прикрывая глаза рукой. Болтун, никак не показывая признаков расстройства, такой же как и всегда - насупленный, с редкими сальными волосами - дождался, пока Ана не исчезнет в коридоре. Потом, с обычным своим вялым безразличием ко всему, что происходит вокруг, поднялся со стула у окна, в котором отражался желтый пустынный вечер, вышел из комнаты, аккуратно притворив за собой дверь, как будто собирался скоро вернуться - ведь его ждали стул, вид из окна, кровать и сон. Но Болтун не вернулся. Он прошел мимо других одинаковых закрытых дверей, навстречу широким лучам солнечного света, в которых блестела пыль - окнам на лестничной клетке, - потом спустился вниз, ступая медленно и осторожно, перешагивая ровно через одну ступень. Но все это и вправду неважно. Был вечер, садилось солнце, Болтун вышел во двор. И все с тем же молчаливым безразличием пошел дальше, перебрался через невысокий заборчик, потом стал забираться на отлогий бархан. Ана представляла - тонкая вереница следов, которые тут же засыпает ветер, скрывая даже самую тень чьего-то присутствия, и, совсем далеко, одинокая знакомая фигура, похожая на темную песчинку на фоне желтого песка. Смеркалось, и небо стало уже темно-серым. Впрочем, нет. Это было перед самым началом дождя.</text:p>
      <text:p text:style-name="P4">Черные комшмарно растущие облака над морем скрывали солнечный свет. Где-то вдалеке послышался раскат, поначалу тихий, а затем все громче и громче, доносившийся откуда-то из безжизенных песков - куда ушел навсегда Болтун, - и резко оборвался, затих, погаснув во все еще раскаленном вечернем воздухе. Ветер срывал с застывших волн на барханах рассыпающуюся пену песка.</text:p>
      <text:p text:style-name="P4">Ана не видела дождь, но слышала - помнила - шум воды. Неудержимое горе обветренного пустынного неба, надрывный плач. Под окном яростно бурлили потоки, превращая зыбкий налет песка во дворе в чавкающую пенистую грязь. Все небо обернулось водой, стало живым бушующим море, которое проливалось на анильскую впадину и город, отделенный от интерната высокими путями для скоростных поездов.</text:p>
      <text:p text:style-name="P4">Во время дождя закрывали все окна. В коридорах и комнатах гас свет, как будто из-за грозы нельзя было даже зажечь газовые лампы. А еще <text:soft-page-break/>воспитательница заставляла Ану выключить радио. Ана не понимала, почему. Это казалось ей несправедливым наказанием - пусть даже из-за ненастья приемник передавал лишь шипящий шум помех, - словно она, во время своих теперь уже одиноких блужданий по интернату опять забрела куда-то, где не полагалось быть.</text:p>
      <text:p text:style-name="P4">Ана совсем не помнила воспитательницу. Теперь она представлялась ей лишь какой-то невыразительной тенью, бесплотное присутствие которой ощущалось везде и повсюду, в каждом уголке разрушавшегося здания старого воспитательного центра, в каждом ее воспоминании. Быть может, воспитательница была из тех женщин, которых невозможно не забыть. Зато Ана хорошо помнила, что делала воспитательница - она выключала радио по вечерам и во время дождя.</text:p>
      <text:p text:style-name="P4">Каждый вечер, в неизменный час, по комнатному приемнику, умевшему различать в волнах эфира лишь единственную станцию, передавали одну и ту же песню - долгую и тоскливую как молитва. Высокий мужской тенор, музыка, совсем тихая, словно в тени голоса - Ана не разбирала слов, видимо, пели на каком-то наречии, а возможно, нарочно искажали привычный человеческий язык, чтобы песня превратилась в сокровенную бессмыслицу, язык богов. Голос судорожно, почти надрывно тянул бесцветные гласные, вздрагивая от хрипа помех, сбиваясь с пространного ритма заупокойной мелодии и вновь подхватывая свою бесконечную тоскливую песню. Ана удивлялась, как можно так долго напевно растягивать гласные и не задохнуться, но голос только набирался сил, сиплый статический шорох помех становился глуше, и песня уже звучала в воздухе, вырвавшись из приемника, охватывая сумеречную вечернюю пустоту вокруг нее. Но потом голос вновь затухал, медленно гас, сливаясь с игрой щипковых инструментов, заканчивая на выдохе свою грустную непонятную молитву.</text:p>
      <text:p text:style-name="P4">Ана так никогда и не узнал, о чем он пел. Она слышала, как кто-то - наверное, из взрослых - называл эту песню "плачь". Песня разливалась волнами подобно дождю, то затихая, то вновь разгораясь с новой силой - протяжные гласные, переливчатая мелодия, шипение помех. И потом даже пространные искажения приема были уже неважными, Ана смотрела в окна и придумывала историю для Болтуна, песня становилась для нее частью угасающего вечера. А потом воспитательница выключала радио.</text:p>
      <text:p text:style-name="P4">Ана представляла - в день, когда Болтун ушел навсегда в мертвые пески далеко за южным морем, перестало работать радио. </text:p>
      <text:p text:style-name="P4">И вовсе не потому что позабытая воспитательница выключила его перед началом дождя. Голоса, единственная радиостанция, по которой передавали новости о невыносимо огромном космическом корабле, обреченном лететь через вечную ночь три тысячи лет, пока не иссякнет <text:soft-page-break/>заряд всех батарей, пока не потеряется связь, и тоскливая напевная молитва по вечерам, и рассказы о жизни там, за эстакадой, в городе, где с наступлением сумерек загораются синие огни, заменяя собой свет звезд, и что-то еще, позабытое из-за нечеткого приема - все это распадалось на шорох и треск помех, бессмысленный и бессвязный, и ничего уже нельзя было собрать воедино, весь мир, та самая действительность, которая забывается быстрее чем сны, рассыпалась с закатом подобно песку, исчезая в дыхании пустыни - ветер, окрепший с началом сумерек, поднимал в воздух песчаные волны, где-то в сердце спящих земель начиналась ночная буря, а голоса тем временем затихали, медленно гасла заупокойная песня, и приемник бессильно замолкал. Свет во всем интернате приглушали, и это всегда <text:s/>поражало Ану - ведь она была уверена, что ток, проходивший через проводку в обшарпанных стенах, состоял в каком-то отдаленном физическом родстве с разрядами молний, от которых песок превращался в стекло. Потом закрывали тяжелыми шторами все окна - десять нельзя было смотреть на дождь. Потом происходило что-то еще - быть может, воспитательница предупреждала о чем-то. И, наконец, когда голос ее смолкал в душном полумраке комнаты, наступала глухая непроницаемая темнота.</text:p>
      <text:p text:style-name="P4">Самое невыносимое, даже больше, чем приступы удушья по вечерам, - это осознавать, что позабыла о чем-то важном, благодаря чему когда-то однообразные дни казались чуточку ярче, и все вокруг, даже песок, было исполнено смысла, и никак не можешь вспомнить, подобно сну, ускользнувшему в первые секунды пробуждения, и не вспомнишь никогда. Ана не раз пыталась найти интернат - тот самый изгиб эстакады, словно свисающий над песчаным обрывом, серое здание, похожее на сотни других, не имевшее ни примет, ни отличий, тот отвергающий законы перспективы вид на раскаленное мертвое море и высокую стену, преграждавшую путь нашествию песка, - но так и не смогла. И из-за этого ее детство, первые годы жизни, проведенные в воспитательном центре для больных детей, становилось каким-то нереальным, словно выдуманным - ведь этим душным наполненным миражами дням не было никаких подтверждений, а все ее воспоминания казались такими похожими на сны. Но в одном Ана была уверена точно - это невозможно придумать, это не могло ей просто присниться, - она видела, как рождается над пустыней дождь.</text:p>
      <text:p text:style-name="P4">Вспоминая об этом, Ана думала - в те дни для нее не было запретов, вернее, запреты существовали, но лишь для того, чтобы их нарушать, - однако она ни разу так и не решилась выглянуть в окно, пока шел дождь, довольствуясь лишь клокочущим шумом воды, стекавшей по стенам, превращавшей Анилу в настоящее море, а перешейки между песчаным <text:soft-page-break/>холмами - в русла призрачных рек. </text:p>
      <text:p text:style-name="P4">Тайна дождя всегда оставалась за закрытым окном.</text:p>
      <text:p text:style-name="P4">В последний раз она видела грозовые облака над дюнами незадолго до того, как ее отправили в город, в регулярное училище, где все умели говорить и могли дышать без респираторной маски. Отсутствие Болтуна тогда уже не ощущалось так остро, но Ана по-прежнему была одна - или же просто не помнила своего соседа, которые также мимолетно забылся, как и воспитательница, от которой остались только слова и поступки, но не она сама.</text:p>
      <text:p text:style-name="P4">Для тех детей, которых, как решил единодушный совет, переводили в другие заведения, в город, подальше от песков, огранизовали подготовительные классы, где рассказывали обо всем, что можно, бессистемно и невпопад - учили считать с помощью карандашей, складывать из бумажных букв странные слова на гали, общаться с богом (что, как запомнила Ана, нужно делать, непременно закрыв глаза), пользоваться коммутатором, принимать лекарства. А еще им рассказывали о происхождении мира (или жизни на Дёзе) - так увлекательно и непонятно, что это запомнилось Ане куда лучше остальных уроков.</text:p>
      <text:p text:style-name="P4">Существовало несколько теорий.</text:p>
      <text:p text:style-name="P4">В первой говорилось что-то о большом взрыве. Как поняла Ана, когда-то совсем давно, видимо, задолго до ее рождения, пустыня занимала значительно меньшую часть планеты, вместо дюн простирались бесконечные равнины, плоские настолько, что можно было увидеть человека за сотню миль, а во время дождя необязательно было закрывать шторами окна. Или же пустыня существовала всегда, однако даже самые ее удушливые и безжизенные места, где сейчас даже обычный человек не мог обходиться без респираторной маски, были обитаемы - неизвестно как, благодаря противоестественным технологиям, секреты которых оказались погребены под толщей песка или же по каким-то другим недосказанным причинам, люди раньше жили там, где жить было нельзя. Прямо посреди барханов поднимались высокие башни, эстакада, которая представлялась Ане вечной как ночное небо, рассекала мертвые океаны и моря, люди умели покорять всемогущую стихию песка. Но потом что-то произошло -их учитель поначалу называл это катастрофой, а потом вдруг произнес слово "война". Согласно законам распада атомов - дальше было непонятно, - высвобождаемая энергия может моментально уничтожить небольшой город, и даже в его окраинах в течение многих лет нельзя будет жить, словно само пространство, искаженное реакцией элементарных частиц, сохраняет страшную память о произошедшем. Так море Анила - лишь кратер, оставшийся после старой столицы, облемевший со временем, занесенный песком. Таким образом, в течении одного дня - а может, и <text:soft-page-break/>нескольких часов - их просвященные предки, обитавшие в самом сердце спящих земель, перестали существовать. Причины были неизвестны, зато, благодя упорным исследованиям и раскопкам в песках, ученые смогли обнаружить неоднозначные свидетельства того, что пустыня была обитаемой. Они находили оплавленные руины, безотносительные осколки, превратившиеся в стекло - из-за чудовищного огня, большого взрыва, который расплавляет даже камни. Ана, правда, не совсем понимала, как могут гореть камни, и ей казалось, что в то загадочное время, когда пустыня не была мертва, люди жили в домах из стекла - весь город был как будто прозрачный, днем в зеркальных стенах отражалось солнце и облака, а ночью - черная пустота неба и звезды.</text:p>
      <text:p text:style-name="P4">Название второй теории Ана даже не запомнила - словно было сложное и трудновыговариваемое, как стихи, которые они читали хором, чтобы научиться быстро говорить - учитель даже запнулся, когда его произносил. Суть теории сводилась к тому, что все подтверждения большого взрыва - лишь следы от ударов молнии да результат непомерная фантазия некоторых ученых - а жизнь на планету в действительности были занесена извне. (В этот момент учитель сосредоточенно хмурил брови и показывал пальцем на потолок). Занесена из космоса. Как поняла Ана - раньше люди жили совсем на другой локе, где-то на противоположном конце абсолютной тишины, разделявшей планеты, бездны звезд, открывавшейся взгляду ночью. Затем по каким-то причинам - естественно, неизвестным - они решили переселиться. Полет продолжался много дней, лет или столетий. Пока в итоге не была найдена Дёза. Поэтому все ныне живущие на границах песков - потомки далеких переселенцев, которые строили корабли, умевшие преодолевать пространство с немыслимыми в современной науке скоростями, даже быстрее, чем радио-волна. Но тут Ана не понимала - разве они тоже не умеют создавать такие корабли, разве Вимауна, о которой она столько слышала по своему премнику, не предназначена для того, чтобы отвезти избранных - тех, кого, как и ее, отвергает засушливая планета - в другой новорожденный мир, где не нужно бояться дождя, а воздух всегда чист и прохладен.</text:p>
      <text:p text:style-name="P4">Третью, теорию хаоса, Ана почти забыла - учитель рассказывал о ней как-то косноязычно и непонятно, как будто и сам с трудом понимал то, что безуспешно старался объяснить. Он много раз упоминал бога, а еще пустыню, небо и движение песков - последнее было запутанной метафорой, образом, который мог бы показаться впечатляюще поэтичным, если б они не наблюдали песчаный ветер по несколько раз на дню. Теория сводилась к тому, что никакой войны не было, их далекие предки тоже не бороздили космическую пустоту на фантастических кораблях, море Анила это след от огромного метеорита, у подножия которого впоследствии вырос <text:soft-page-break/>пустынный город, а жизнь - лишь череда неубедительных случайностей, как сочетание атомов кислорода и водорода, как химическая реакция в нижних слоях атмосферы, вызывающая затмение независимо от положения небесных светил, как помехи в приемнике Аны, похожие на тусклый дрожащий голос.</text:p>
      <text:p text:style-name="P4">Подготовительные уроки были длительными и скучными - в отличие от новостей по радио, вместо которых Ану заставляли сидеть в тесном помещении с другими детьми. Однако она приобрела немало полезных знаний.</text:p>
      <text:p text:style-name="P4">Так, Ана узнала о том, что при сложении быстро заканчиваются карандаши, что некоторые слова выглядят еще более непонятно, чем кажутся на слух, что мир возник из зачаточного хаоса, а бог, не имеющий тела, может принимать любые формы и присутствует везде и во всем. Наверное, поэтому она так и не решилась приоткрыть штору, когда над пустыней пошел ее последний дождь.</text:p>
      <text:p text:style-name="P4">Прогноз передавали еще вечером.</text:p>
      <text:p text:style-name="P4">Ана вернулась домой как обычно поздно, когда улицы уже опустели от сна. Она хотела лечь спать пораньше, выспаться - ведь завтра был день эфира и на завтра же обещали дождь, который шел всего несколько раз в году. Ожидаемый уровень осадков, скорость движения ветра, облачность. Ана беспокоилось о то, как бы дождь еще начался еще утром, сразу вслед за рассветом, не давая городу прийти в себя после беззвучной ночи, когда ей приходилось идити через несколько кварталов на Самкару, чувствуя после укола, что она все еще спит. Предсказательное бюро обещало осадки только ближе ко второй половине дня, но это совсем не успокаивало - слишком уж часто ошибались синоптики, постоянно путаясь в вопросах погоды. Ана знала, что многие будут ждать дождь еще с утра. Дождь, который обычно приносит со стороны мертвых песков.</text:p>
      <text:p text:style-name="P4">Ана проверила очиститель - легкая струя воздуха приятно била в ее протянутую ладонь - и села у окна.</text:p>
      <text:p text:style-name="P4">Уже совсем стемнело, окно ее отсвечивало синим из-за включившихся ночных фонарей, и Ане нужно было спать - ведь завтрашний день обещал стать таким сложным и важным, - но спать она не могла. Сонная одурь после укола давно прошла, и Ана вновь чувствовала тяжесть в груди при каждом вздохе. Комната - свет нигде не горел - была словно пропитана темнотой и пылью. Ана еще раз проверила очиститетль - он по-прежнему исправно работал, обдавая слегка прохладным воздухом ее дрожащие руки.</text:p>
      <text:p text:style-name="P4">Ана включила радио-приемник и покрутила ручку регулятора частоты. Она и сама не понимала, что ищет. Список любимых станций Нива на столе был давно просмотрел весь до края листа. Но там не <text:soft-page-break/>оказалось того, что искала Ана.</text:p>
      <text:p text:style-name="P4">Она медленно поворачивала ручку регулятора. Густая пелена помех сменялась пустым молчанием, а затем подвываниями, напоминающими шум ветра, и протяжными скрипами, которые были чем-то похожи на бессвязные мелодии некоторых станций надземки. Наконец, послылись чьи-то голоса - сначала неровно, едва пробивающиеся сквозь волны помех неустойчивого приема, а затем постепенно обретающие форму, выстраиваясь так, что уже можно было различить слова и даже отдельные фразы.</text:p>
      <text:p text:style-name="P4">О дожде больше не говорили.</text:p>
      <text:p text:style-name="P4">У Аны даже мелькнула мысль - а не послышался ли ей гнетущий несвоевременный прогноз химических осадков совпадавших по времени с приемов кодированных сигналов из вечной пустоты, не придумала ли она дождь сама после тяжелого дня на работе и этого странного вводящего в транс препарата, к которому медленно и неохотно привыкало ее тело.</text:p>
      <text:p text:style-name="P4">Однако даже в ночном сумраке, в черной полосе смога над неясными домами у горизонта, было что-то такое, волнующее и тревожное, напоминавшее ей о тех днях, когда она видела, как начинается в пустыне гроза.</text:p>
      <text:p text:style-name="P4">Голос по радио деловито рассказывал о чем-то. Новости, повтор утреннего выпуска. Кому нужны были новости в такой час. Голос иногда сбивался - его бесцеремонно перебивал отрывистый трес, и части слов, а то и целые предложения тонули в шуме. Невозможно было даже понять, о чем говорит ведущий - весь ночной повтор новостей, окруженный лишь темнотой на соседних частотах, состоял из сплошной раздражающей бессмыслицы. Казалось, что человек по радио говорит, волнуясь, невпопад, забывает начало предложения, неожиданно, даже не договорив до конца, меняет тему, путает слова.</text:p>
      <text:p text:style-name="P4">Ана вдруг подумала, что завтра и правда наверняка будет дождь - теперь в этом уже не было сомнений.</text:p>
      <text:p text:style-name="P4">Она еще немного повернула ручку регулятора частоты. Запоздалая передача, которая пробивалась через атмосферные помехи, электрические разряды, сверкавшие в грозовых облаках, собиравшихся где-то вдали за анильским морем, раздражала ее, хотя она и любила слушать такие новости в детстве. Приемник на секунду замолк, но потом голос зазвучал неожиданно громко и чисто - Ана давно не помнила такого ясного приема. Она тут же выключила приемник, словно испугавшись чего-то. В комнате повисла глубокая оглушающая тишина.</text:p>
      <text:p text:style-name="P4">Ана закрыла глаза и представила - шелест воды, громовые раскаты, окно в комнате, погасшее как экран ее вычислительной машины, не пропускающее света, - что завтра ее разбудит шум дождя, прекрасный и <text:soft-page-break/>страшный одновременно. Один из пунктов в памятке Нива - краткая инструкция по настройке комнатного очистетеля воздуха, переключению на режим внутренней циркуляции, что обязательно делать во время дождя. </text:p>
      <text:p text:style-name="P4">Нужно было спать, дышать становилось все сложнее.</text:p>
      <text:p text:style-name="P4">Опустившись на колени перед очистителем, Ана подумала, что завтра ее разбудит не шум дождя, а духота.</text:p>
      <text:p text:style-name="P4"/>
      <text:p text:style-name="P5">8</text:p>
      <text:p text:style-name="P4"/>
      <text:p text:style-name="P4">Если Ана долго пыталась понять тишину, проигрывая несколько раз один и тот же фрагмент, - даже когда магнитограф молчал, возвращаясь назад, к тому что уже было прослушано, - то начинались, словно вспыхивая в едкой темноте, навязчивые слуховые галлюцинации.</text:p>
      <text:p text:style-name="P4">Ана перематывала запись - отрывисто пощелкивали массивные кнопки со стершимися надписями, протяжно скрипел лентопротяжный механизм - как будто обращая время вспять, и начинала сначала, снова и снова, множество раз поряд. Матовые диски магнитографа вновь синхронно вращались вокруг своей оси, закручивая блестящую пленку, сохранившую, как кажется, лишь тень невиданного голоса, неотличимую от молчания - в сторону, <text:s/>противоположную той, куда движется часовая стрелка, - и Ане слышалась бодрая дробь дождя, столь редкого на Дёзе, завывание жаркого пустынного ветра, от которого у многих людей идет горлом кровь, неровные возгласы, зыбкие и призрачные, исчезающие, как только она старается прислушаться, тонкое пение во время молитвы, как бессильное послание, призыв, признание, переданное со скоростью света через миллиарды миль пустоты, раскаты грома, рев пролетающего корабля, совсем низко, опалив огнем бесконечно черное небо.</text:p>
      <text:p text:style-name="P4">Никакая вычислительная машина была не в силах разгадать то, что заключалось в простой тишине, особенно, если Ана ставила на паузу проигрыватель. Частотный анализ, нормальные величины, центральные величины, референтные величины - другие многозначительные термины, приемы, эвристики - все это становилось бесполезным и бессмысленным, как работающий очиститель воздуха во время дождя. Была только тишина, и собственные мысли, и непонятные видения, и странное чувство, что ты чего-то ждешь.</text:p>
      <text:p text:style-name="P4">Во время эфира все сотрудники института собирались на последнем этаже главного корпуса - там, куда весь год не пускали даже тех, кто имел особенный допуск, хотя это, как казалось на первый взгляд, не имело никакого смысла, кроме разве что странной попытки внушить всем ощущение какой-то таинственной значимости обычных канцелярных помещений, находившихся под запретом, кроме одно-единственного дня. <text:soft-page-break/>Церемония проходила в широком прямоугольном зале, где от яркого гальванического света - столь непривычного после дремотного сумрака глухих комнат и коридоров - начинали болеть глаза. В зале, как и полагалось в соответствии с новоявленными традициями института, не было - лишь высокие прямоугольные проемы в стенах, выкрашенные с испода в темно-синий ночной свет. В конце зала поднимался отлогой степенькой треугольный уступ непонятной площадки, похожей на символичную сцену неправильной формы, часть которой несоразмерно затягивал плотный занавес из грубой ткани - как будто и правда перед началом особенного неправильного представления. Стульев и скамей не было - все люди в зале должны были стоять как на молитве.</text:p>
      <text:p text:style-name="P4">Многие считали день эфира самым заметным событие в жизни института. Быть может, потому что других событий за весь год практически не происходило. В зале слышался взволнованный шепот - иногда совсем тихий, неотличимый от дыхания, иногда громче, неожиданно отчетливо и ясно, как будто кто-то ненарочно забывал, что нужно говорить впоголоса. Кто-то нервно покашливал, шелестела одежда - что-то было потеряно и срочно искалось по всем карманам. Люди менялись местами, некоторые пытались придвинуться поближе к остроконечной сцене, другие же, напротив, отходили дальше, к дверям. Ана даже чувствовала, как ей передается это радостное возбужденное волнение. Темная штора, которая закрывала сцена, придавала всему происходящему оттенок какой-то неестественности.</text:p>
      <text:p text:style-name="P4">Когда занавес опустится, все разговоры должны прекратиться.</text:p>
      <text:p text:style-name="P4">Разговаривать во время эфира беспрекословно запрещалось, и запрет этот многим представлялся вполне обоснованным, как если бы у него была отчетливая техническая причина - вроде того, что живые голоса мешают работе первичного анализатора. Правда, Илу, с которой Ана обычно приходила в зал на последнем этаже, чтобы слушать эфир, это никогда не останавливало. Вспоминая о своей подруге, молчать для которого было невыносимо - ведь именно в этот момент, в последние минуты перед началом приема, она непременно вспоминала, что о стольких вещах досадно позабыла рассказать - Ана представляла себе строгое лицо пожилового мужчины, который недовольно хмурился и прикладывал палец к губам.</text:p>
      <text:p text:style-name="P4">Тишина.</text:p>
      <text:p text:style-name="P4">В этот раз Ана разминулась с подругой и пришла в зал эфира одна. Опаздывать на эфир было также запрещено, еще до того, как опускался занавес на сцене все двери закрывались изнутри. Некоторое время Ана пыталась высмотреть Илу в толпе, но в зале собралось столько людей - многих из них Ана видела впервые, - что она уже не различала лиц.</text:p>
      <text:p text:style-name="P4"><text:soft-page-break/>Зато Ану сумел разглядеть Сад.</text:p>
      <text:p text:style-name="P4">Он радостно помахал ей издалека - рукав его нарядной куртки сполз до самого локтя - и стал протискиваться к Ане через толпу. Сад довольным и счастливым - как будто даже моложе, чем обычно. Его зачесанные назад волосы лоснились.</text:p>
      <text:p text:style-name="P4">- Что-то тут сегодня как-то... - сказал, вздыхая, он. - Я каждый год забываю, каково это. </text:p>
      <text:p text:style-name="P4">- И правда, - согласилась Ана.</text:p>
      <text:p text:style-name="P4">- Когда еще доведется увидеть всех в одном месте.</text:p>
      <text:p text:style-name="P4">Сад удовлетворенно кивал головой.</text:p>
      <text:p text:style-name="P4">- Кстати, - сказал он. - Я только что получил очень... интересные новости. Результаты нашего последнего анализа, как обычно в твоем исполнении, - Сад ухмыльнулся, - очень понравились.</text:p>
      <text:p text:style-name="P4">- Новости и правда интересные, - улыбнулась Ана.</text:p>
      <text:p text:style-name="P4">Сад как будто ожидал от нее чего-то. Он коснулся рукой своих волос, но, вспомнив о чем-то, резко отдернул руку.</text:p>
      <text:p text:style-name="P4">- А где твоя подруга? - спросил он.</text:p>
      <text:p text:style-name="P4">- Потерялась где-то, - сказала Ана, оглядываясь по сторонам.</text:p>
      <text:p text:style-name="P4">Где-то над головами, у ярких обжигающих светильников, послышалась неторопливая протяжная мелодия.</text:p>
      <text:p text:style-name="P4">Перед началом эфира всегда включали музыку, одну и ту же, вплоть до единого звука, за все годы работы Аны в институте, и музыка эта словно вводила собравшихся в транс - разговоры затихали, не слышалось больше шаркание ног, никто не пытался уже протолкнуться поближе к сцене или неуверенно отойти назад. <text:s/>Многие из новичков, наверное, даже думали, что уже началась трансляция, и они слышают небесную мелодию, сложенное по музыкальным законам послание, которое именно сейчас принимает самая большая в мире радио-антенна на орбите планеты.</text:p>
      <text:p text:style-name="P4">У сцены, там, где суетились люди в бесформенных серых униформах, всегда что-то происходило - слышались торопливые переговоры, скрежет каких-то непонятных механизмов, которые никак не удавалось рассмотреть за головами впереди стоящих - успокаивающая музыка не действовала на техников. Ана никогда толком и не видела, что происходит перед началом эфира - перед тем, как опускается занавес - ей не хотелось пробиваться в первые ряды, отталкивая остальных как во время толкучки в надземки, и она все время стояла поодаль, ближе к теперь уже закрытом выходу в коридор.</text:p>
      <text:p text:style-name="P4">- У меня такое чувство, что эта трансляция будет особенной, - неожиданно сказал Сад.</text:p>
      <text:p text:style-name="P4">Все трансляции были особенными. На посмотрела на Сада - на его новый украшенный пестрой вышивкой костюм, - но ничего не сказала.</text:p>
      <text:p text:style-name="P4"><text:soft-page-break/>- Не хочешь подойти ближе? - спросил Сад.</text:p>
      <text:p text:style-name="P4">Свет на секунду погас и разгорелся вновь, но уже не так ярко. Ана вздрогнула от неожиданности, подумав, что во всем здании опять отключился ток.</text:p>
      <text:p text:style-name="P4">- Пойдем быстрее, скоро начнется, - сказал Сад.</text:p>
      <text:p text:style-name="P4">Ана вспомнила, как кто-то, - наверное, Ила, которая любила такие истории - рассказывал ей, что, когда после музыкальной прелюдии начинается прием, во всех коридорах института одновременно отключается свет, перестают работать вычислительные машины, гаснут экраны, перекрываются подземные переходы между корпусами. Только в зале на последнем этаже по-прежнему горят лампы. Наступает час эфира, час тишины.</text:p>
      <text:p text:style-name="P4">- Скоро начнется, - повторил Сад.</text:p>
      <text:p text:style-name="P4">Вспышки угасающей мелодии, которые раздавались где-то у потолка, точно их порождали обжигающие газовые лампы, монотонно чередовались друг с другом и казалось, что музыка рассыпается на бессвязные звуки, легкие колебания воздуха, похожие на призывный сигнал перед началом трансляции, только замедленный в тысячи раз.</text:p>
      <text:p text:style-name="P4">Сад потащил Ану за руку к треугольной сцене, все еще таинственном скрытой от глаз, хотя занавес уже слегка покачивался, точно вздрагивал на ветру. Сад громко говорил: "Пропустите, я координатор!", - и люди испуганно расступались. Саду пришлось остановиться уже совсем недалеко от сцены - массивная штора начала медленно опускаться. Стоявшие в первых рядах замерли, как будто даже задержав дыхание от волнения. Остальные еще не понимали, что происходит. Музыка продолжала играть.</text:p>
      <text:p text:style-name="P4">Глазам Аны открылся - постепенно проявляясь, показываясь во весь рост, со всеми своими бесчисленными деталями - страшный, поднимавшийся до самого потолка механизм, первичный анализатор. Тень от шторы медленно спадала с него, аппарат еще не работал. Какой-то человек в мешковатой серой одежде раболепно стоял перед ним на коленях, копаясь в переплетениях цветных проводов, уродливо торчавших из открытого люка у подножия механизма. Как будто что-то было не в порядке.</text:p>
      <text:p text:style-name="P4">Музыка неожиданно смолкла - последнюю протяжную ноту безжалостно прервали в тот самый, казалось, момент, когда должна была начаться новая, из-за чего у Аны возникло странное ощущение какое-то недосказанности. Вступительная мелодия на завершилась как должна была, а резко оборвалась. В зале повисла глубокая <text:s/>пугающая тишина.</text:p>
      <text:p text:style-name="P4">Сад стоял рядом с Аной, воротник его рубашки помялся и выправился из-под куртки, но он не обращал на это внимания, напряженно <text:soft-page-break/>вглядываясь в анализатор. Занавес уже совсем опустился, соскользнув в прямоугольные проемы на сцены. Лючок, открывавший электрические артерии, захлопнулся с металлическим звоном. Человек в униформе поднялся - <text:s/>ноги у работника заболели из-за согбенной позы, и он вставал, неловко опираясь одной рукой о колено - и поспешно, но в то же время как-то прихрамывая удалился за край сцены, куда-то, в темный застенок, в который не проникал свет. Первичный анализатор стоял, упираясь мощными острыми стержнями в пол, как-то неустойчиво склонившись над залом; он был похож то на механическое насекомое, которое силилось сделать первый свой шаг, то на чудовищное металлическое божество, взиравшее с холодным презрением на свою собравшуюся в зале паству.</text:p>
      <text:p text:style-name="P4">Ана впервые видела первичный анализатор так близко.</text:p>
      <text:p text:style-name="P4">Это был самый совершенный в мире радио-приемник, созданный для того, чтобы ловить одну-единственную волну - закодированный послания, которые посылала станция-ретранслятор с орбиты планеты. Первичный анализатор был соединен с мощными вычислительными машинами, умевшими превращать переменный ток в сверхчеловеческие электрические мысли, и эти машины сразу же, как только гасла музыка, и вступление перед эфиром сменялось тишиной, начинали обрабатывать загадочные сигналы, чтобы не терять ни единой секунды.</text:p>
      <text:p text:style-name="P4">Ана вздохнула. Ожидание - после того, опустился занавес - длилось, как могло показаться, невыносимо долго. Наконец послышался низкий нарастающий гул - анализатор выключился. Все шесть его экранов, смотревшие в разные части зала, - как головы великого бога, которому подвластно все, кроме перепадов напряжения в сети - стали медленно разгораться.</text:p>
      <text:p text:style-name="P4">Ану так заворожило это зрелище - пугающая конструкция нечеловеческого роста, неразборчивые изображения, божественный или машинный язык, которые проявлялись в залитых синим экранах, пристально осматривавших зал, - что она даже не заметила, как начался эфир. Поначалу ей показалось, что гул от чудовищного устройства просто усилился, перешел на другую тональность, но этот резонирующий шум был уже частью трансляции, неясного послания, переданного с расстояния в несколько световых лет.</text:p>
      <text:p text:style-name="P4">Гул постоянно усиливался, в лучевых экранах анализатора синхронно мелькали непонятные символы и цифры, и машина словно сходила с ума от этого священного хаоса, непрерывного потока информации, посланной из пустоты. В зале вдруг запахло озоном, а у Аны закружилась голова. Потом к гулу присоединился высокий протяжный звук - как голос, который пыталась безуспешно имитировать расчетливая машина, - и Ана вдруг поняла, что не может уже следить за вычислениями, выводившимися на <text:soft-page-break/>экраны, все расплывалось у нее в глазах, а от шума закладывало в ушах. Это было похоже на искаженную музыку, которую воспроизводил неисправный проигрыватель.</text:p>
      <text:p text:style-name="P4">И тут Ана почувствовала волнующий холодок, словно озноб в помещении, где становилось душно из-за толпы дышавших в едином ретиме людей. Ана как будто только сейчас осознала, что это был прямой эфир, настоящий прямой эфир, живая трансляция, которую похожий на техногенное божество анализатор принимал от ретранслятора, из темноты стационарной орбиты, а тот в свою очередь - из далеких просторов космической пустоты. И все это безостановочно передавалось в оцепеневший зал, выводилось на экраны, а первичный анализатор пытался на ходу расшифровать сигналы, чтобы благодаря работе его мощных вычислительных слитное послание можно было разделить на сотни непоследовательных фрагментов, которые им предстоит слушать весь следующий год, чуть больше, чем год, перед началом другого эфира.</text:p>
      <text:p text:style-name="P4">Раздражающий гул стал тише, поблекнув, отступив на второй план, а протяжная электрическая нота зазвучала уже мягче и ниже, но в то же время отчетливее и ритмичнее, распадаясь на выверенные равные такты, теперь уже действительно напоминая грудной женский голос, произносившийся по слогам бессмысленные слова, точно бездушное устройство постепенно училась подражать речи людей. Это звучало так противоестественно и страшно - машинальное подражание тому, что беспомощный механический разум был не в силах понять. У Аны участилось сердцебиение, она подумала, что еще немного, и она потеряет способность понимать нормальную человеческую речь, что если кто-нибудь, если Сад вдруг решит поверхнуться к ней и, презирая запреты, произнести что-то едва различимым неуверенным шепотом, она не услышит ничего, кроме бесцветных сигналов, отдаленно напоминающих слова искаженного языка.</text:p>
      <text:p text:style-name="P4">Голос, или то, что казалось голосом, преврался сухим открывистым треском, и вновь усилился электрический гул.</text:p>
      <text:p text:style-name="P4">Ана посмотрела на Сада - тот стоял с серьезным сосредоточенным лицом, как будто сам, одновременно с машиной, пытался разгадать смысл только что прозвучавшей передачи. Ана представила, как он говорит ей, что это невозможно и необъяснимо, что бесплитоный корабль никак не может передавать запись женского голоса, что мнимый речитатив, вероятно, представляет собой лишь странные причуды помех. На лбу Сада выступил пот.</text:p>
      <text:p text:style-name="P4">Наступила неожиданная тишина - как бы новый фрагмент в трансляции, - которую лишь зыбко прерывал бледный медленный шорох, почти заглушенный шумом работающего первичного анализатора.</text:p>
      <text:p text:style-name="P4"><text:soft-page-break/>Ана подумала, что ей непременно достанется фрагмент с тишиной. Никакая вычислительная машина была не в силах разгадать то, что заключалось в обычном молчании.</text:p>
      <text:p text:style-name="P4">Ана наконец заметила Илу - та стояла совсем рядом с первичным анализатором, в первом ряду - настолько близко, что, казалось, синеватый свет выпученных экранов отражался у нее на лице. Ила тоже нарядилась в пеструю праздничную одежду, узоры у нее на рукавах напоминали чем-то завихрения огня, однако сама она была спокойной и как будто даже немного уставшей. Ила обнимала себя за плечи руками, словно ей было холодно, несмотря на духоту, и напряженно наблюдала за мельканием разборчивых символов на массивных экранах анализатора.</text:p>
      <text:p text:style-name="P4">Вместе с Илой стоял молодой мужчина - Ана не видела его раньше, возможно, его и правда совсем недавно перевели в институт. Можно было даже подумать, что они вместе - мужчина иногда прижимался к Иле плечом, склоняясь в сторону сцены, пытаясь рассмотреть что-то - символы на экранах, металлический скелет возвышавшегося над ними анализатора - Ана не могла понять, что.</text:p>
      <text:p text:style-name="P4">Шорох сначала усилился, а потом началось монотонное раздражающее шипение, которое снова оборвалось тишиной.</text:p>
      <text:p text:style-name="P4">Ила по-прежнему невозмутимо вглядывалась в хаотичные отблески на мониторах, будто бы не замечая никого вокруг. Было сложно поверить, что еще год назад Ила не могла вытерпеть молчание во время эфира. Ана даже начала сомневаться - а не обозналась ли она.</text:p>
      <text:p text:style-name="P4">Анализатор по-прежнему издавал лишь сдавленный электрический гул.</text:p>
      <text:p text:style-name="P4">Мужчина рядом с Илой повернулся в стороны Аны, почувствовав ее взгляд - он был совсем молод, возможно, даже младше Илы, и красив. Ана улыбнулась, представив, как завершится утомительная трансляция, будет снят невольный обет молчания, ее подруга вновь станет прежней - такой же, как и несколько часов назад - и начнет увлеченно рассказывать о своем новом знакомом - в коридорах с приглушенным светом, в пустеющем буфете, у входа в институт, перед тем, как они попрощаются, чтобы пойти домой.</text:p>
      <text:p text:style-name="P4">Тишина вновь сменилась причудливым шумом, послышался нарастающий как в самом начале трансляции гул, а потом - сначала зыбко и чуть заметно, а потом все сильнее и ярче - зазвучала тонкая пронзительная нота, которая прерывалась на едва ощутимые мгновения, и продолжалась снова, отчетливее и громче. Это было похоже на какой-то особый федеральный код - изощренный настолько, что теперь они и сами не могут его разгадать.</text:p>
      <text:p text:style-name="P4">Сад неожиданно закашлялся - лицо его было совсем красным и <text:soft-page-break/>лоснилось от пота, даже на воротнике выступили темные пятна. Он стал поспешно протирать лоб и шею скомканным цветастым платком. Ана испугалась - воздух в зале стал точно раскаленным, пропитанным пылью, от яркого света перед глазами расплывались круги, как будто все было сделано для того, чтобы вызвать у собравшихся недомогание, - однако дышать ей было на удивление легко, то ли из-за странного воздействия этого космического эфира, то ли из-за нового лекарства.</text:p>
      <text:p text:style-name="P4">Ана подумала о том, какой ей в итоге достанется фрагмент - что-нибудь из уже прозвучавшего или же еще не услышанное, быть может, даже самые последние отблески послания или же начало, вступительная тишина, каким окажется номер ее записи, больше или же необъяснимо меньше последнего. Она размышляла о том, есть ли и правда тайна логика во всех этих числах, в том, как непоследовательно нумеруются фрагменты, когда свист стал резко усиливаться. Первичный анализатор едва заметно вздрогнул и стал мелко дрожать, точно его било током. Свист становился все громче и гроче - до такой степени, что Ана почувствовала боль в ушах. Она попыталась успокоиться, глубоко вздохнула, закрыла глаза - такое иногда происходило во время эфира, никто не настраивал уровень громкости, в отличие от ее рабочего магнитографа здесь нельзя убавить звук, но совсем скоро это дикий шум вновь сменится бесцветной тишиной или слабым электрическим гулом или ритмичными колебаниями, напоминающими человеческий голос. </text:p>
      <text:p text:style-name="P4">Однако свист только продолжал нарастать.</text:p>
      <text:p text:style-name="P4">Огромный шестиглавный приемник неуклюже возвышался над залом, сверкая выпученным экранами, судорожно исторгая из себя истерический надрывный вопль. Высокий металлический скелет первичного анализатора немного покачивался, неровно упираясь в сцену блестящими стрежнями. Ана даже пожалела, что подошла вместе с Садом так близко к анализатору.</text:p>
      <text:p text:style-name="P4">Сосредоточенное задумчивое молчание, которое еще несколько мгновений назад царило в задыхающемся зале, неожиданно сменилось бессвязными шорохами, шелестом праздничных одежд, неразборчивым бормотаниям. Слышались резкие конвульсивные вздохи, влажный кашель, шарканье ног. Потом кто-то отрывисто вскрикнул - совсем неподалеку, за спиной у Аны. Ана обернулась - одновременно с Садом, лицо которого стало болезненно красным, точно воспалилась от пота кожа, - и в этот момент свист стал настолько громким, что казалось, будто сейчас разлетятся от звуковой волны даже сферические лампы на потолке, рассыпятся на искрящиеся осколки, и весь зал погружится в непроницаемую звеняющую темноту.</text:p>
      <text:p text:style-name="P4">Терпеть больше не было сил. Ана зажала уши руками, конвульсивно <text:soft-page-break/>согнувшись, наклонив голову, точно защищаясь от чего-то.</text:p>
      <text:p text:style-name="P4">Свист продолжал безостановочно нарастать. Никто не собирался отключать анализатор.</text:p>
      <text:p text:style-name="P4">Ана сильно сдавливала уши руками, но это не помогало. У нее потемнело в глазах, ноги дрожали от слабости. Кто-то резко оттолкнул Ану в сторону, и она чуть не упала - под ногами глухо отдавались тяжелые удары от чьих-то шагов - но Ана не решилась поднять голову. Пол в зале стал страшно раскачиваться в разные стороны, все окружающее пространство потеряло равновесие, Ана почему-то подумала, что сейчас на них упадет потолок. Кто-то рядом упал на колени.</text:p>
      <text:p text:style-name="P4">И тут свист прекратился, мгновенно сменившись тишиной.</text:p>
      <text:p text:style-name="P4">Некоторое время Ана еще чувствовала пульсирующее эхо от этого надрывного шума, а пол под ногами казался неровным и шатким, но потом она медленно подняла голову и недоверчиво убрала руки от ушей. Было и вправду совсем тихо. Все также ровно горел газовый свет на потолке. На экранах появлялись и исчезали неразборчивые синеватые отблески. Ана чувствовала себя как после контузии, перед глазами у нее расплывались темные круги. Люди вокруг двигались медленно и как будто через силу. Вот Сад, беззвучно открыв рот, тянул руку к слипшимся от пота волосам. Мужчина рядом все еще пытался выпрямиться, но однако нога его была полусогнута, а бесплотный рукав куртки беспомощно свисал вдоль тела.</text:p>
      <text:p text:style-name="P4">Анализатор не издавал ни звука, и Ана вначале подумала, что он отключился - перегорела цветная проводка, которую перед трансляцией не слишком добросоветстно проверял техник, - однако все шесть его экранов по-прежнему выводили какую-то информацию, и эфир продолжался, только они ничего не слышали, как будто потеряв слух.</text:p>
      <text:p text:style-name="P4">Но потом раздался сухой треск помех, Сад пригладил волосы на голове, мужчина рядом выпрямился во весь рост, и Ана облегченно вздохнула.</text:p>
      <text:p text:style-name="P4">Ана попыталась найти глазами Илу, но не смогла - ее подруга где-то потерялась, скрылась во взволнованной толпе. Ана беспокойно озиралась по сторонам, встретилась с вопросительными взглядом Сада, который вновь держал в руке захватанный платок и лишь торопливо покачала головой, поджав губы. Потом она заметила Илу. молодой мужчина словно нарочно скрывал ее своей спиной от Аны. Ила уже не выглядела такой спокойной и безразличной как раньше. Ее кофта с огненными узорами были расстегнута, а волосы растрепались, как будто она закрывала ими лицо.</text:p>
      <text:p text:style-name="P4">Анализатор тем временем транслировал гладкую бессветную тишину. После разрывающего барабанные перепонки свиста Ана перестала различать тонкие оттенки звуков - она даже не слышала электрический гул, <text:soft-page-break/>который издавала передающая автоматическое послание машина.</text:p>
      <text:p text:style-name="P4">Люди в зале постепенно успокоились. Ила наконец тоже заметила Ану и приветливо улыбнулась. Ана захотела помахать ей рукой, но не решилась - словно этот жест нарушил бы очередной бепрекословный запрет, священные правила поведения во время эфира. Или же руки просто не слушались ее.</text:p>
      <text:p text:style-name="P4">Сад снова вытирал платком лоб. Ила повернулась к своему спутники и что-то тихо сказал - а может быть, просто кивнула головой. Огромный транслятор на сцене передавал теперь шум пустынного ветра - глухой и ровный как бесконечный вздох. Молодой мужчина рядом с Илой сделал какой-то неопределенный жест рукой и неожиданно с интересом посмотрел на Ану. Сад убрал в карман скомканный платок.</text:p>
      <text:p text:style-name="P4">Снова выжидающая пауза в трансляции, несколько секунд тишины. Ана глубоко вздохнула и тут почувствовала, что ей становится трудно дышать. Голова была тяжелой как после долгого болезненного сна, от которого никак не можешь проснуться под действием лекарства.</text:p>
      <text:p text:style-name="P4">Первичный анализатор снова стал издавать медленно нарастающий гул - тот же самый, что и после краткой тишины в начале трансляции, точно это машинальное послание не имело конца и обречено было повторяться, пока в зале не выгорит весь воздух или не кончится ток, от которого работало безжалостная машина. Ана ощущала слабость во всем теле - она была не в силах даже повернуть голову, чтобы посмотреть на Илу. В напряженном гуле, который издавал анализатор, постепенно выделился тихий, но в то же время пронзительный свист. Сад что-то оторопело прошептал, невольно нарушив обет молчания. Ане показалось, что угловатый остов анализатора начинает медленно покачиваться на сцене.</text:p>
      <text:p text:style-name="P4">После окончания эфира люди в зале, принимая глубокое затишье лишь за продолжение трансляции, после которого вновь последуют электрические разряды, механический голос, свист, продолжали стоять до тех пор, не отключили анализатор - неприметный человек в серой униформе снова вышел на сцену и осторожно опустился на колени перед люком, скрывавшем переплетения раскрашенной проводки, все шесть экранов одновременно погасли, а занавес стал медленно подниматься, скрывая ослепшее электрическое божество. Но даже после этого было сложно поверить в то, что послание от Вимауны закончилось - и зал без окон, коридоры за ним, шестиглавая машина, издающая раздражающий гул, будут заперты на весь следующий год.</text:p>
      <text:p text:style-name="P4">Ане казалось, что она до сих пор слышит шум ветра, голоса, искаженные открытым пространством, гулкой пустотой, порождающей эхо, пронзительные сигналы, напоминающие федеральный код. </text:p>
      <text:p text:style-name="P4"><text:soft-page-break/>Свет на потолке загорелся с ослепительной яркой и захотелось даже прикрыть глаза рукой, двери открылись. Ана подумала, что в этот момент оживают, проявляясь из сумрака, коридоры, а во всех комнатах, одновременно, включаются сотни вычислительных машин.</text:p>
      <text:p text:style-name="P4">Сад, выглядевший так, словно он только что перенес смертельный приступ, кровоизлияние, нарушившее его координацию и речь, невнятно бормотал что-то, вытирая лицо уже расшитым рукавом - ему нужно куда-то идти, Ана понимала через слово, кто-то срочно его ждет, он должен что-то закончить.</text:p>
      <text:p text:style-name="P4">Люди в зале не торопились расходиться. Ана сама никак не могла прийти в себя. Дышать было по-прежнему тяжело, что-то словно давило на грудь, голова начинала кружиться. Во время трансляции Ана думала, что, как только отзвучит последний сигнал, и анализатор отключат от электрической сети, чувство сонного безразличия вновь вернется к ней, дышать опять станет легко, люди вокруг начнут шумно обсуждать произошедшее, Сад попробует неуместно пошутить, а Ила, делая вид, что трансляция ее совсем не впечатлила, расскажет о каких-нибудь причудливых слухах, в которые сама же не верит. Однако Сад неуверенной походкой направлялся к двери, а люди, оставшиеся в зале, боялись говорить даже шепотом, точно не хотели слышать звук собственного голоса.</text:p>
      <text:p text:style-name="P4">Ана медленно побрела к выходу из зала, пытаясь вспомнить, как нужно правильно дышать. Ила догнала ее уже в коридоре и предложила сходить в буфет. Она была одна.</text:p>
      <text:p text:style-name="P4">- Ну ты как? - сочувственно спросила Ила.</text:p>
      <text:p text:style-name="P4">Ана покачала головой.</text:p>
      <text:p text:style-name="P4">Ила пожаловалась, что после всех этих звуков, спертого воздуха, яркого освещения и долгого стояния на ногах, ей хочется пить, как будто автоматические послания от беспилотного корабля вызывали болезненную жажду.</text:p>
      <text:p text:style-name="P4">Они спустились в буфет.</text:p>
      <text:p text:style-name="P4">Ана неторопливо, как бы нехотя потягивала свой напиток. Дышать стало легко, но она по-прежнему чувствовала тяжесть в груди. Ана думала, что нужно вернуться домой, самым коротким путем, и сделать себе укол - в некоторых случаях дополнительная инъекция допускалась, даже была желательна, как уверяли ее врачи - и тогда до самого рассвета ее вновь не будет мучать удушья, она быстро заснет, и ей приснятся красивые прохладные сны. Но потом Ана вспомнила, что из-за безжалостных прогнозов дождя очиститель в ее квартире лишь бессмысленно перегоняет воздух, и там, наверное, страшная духота.</text:p>
      <text:p text:style-name="P4">В буфете почти никого не было - другим, видимо, не захотелось <text:soft-page-break/>освежающих напитков после эфира. Ила устало задумалась о чем-то и даже не притронулась к своему стакану, хотя и уверяла, что ей хочется пить.</text:p>
      <text:p text:style-name="P4">- Да, это было как-то... - неуверенно проговорила Ила. - Интересно, что это все означает? Это повлияет как-нибудь на...</text:p>
      <text:p text:style-name="P4">Ила замолчала на полуслове.</text:p>
      <text:p text:style-name="P4">- Сад мне говорил перед началом, что эта трансляция должна быть особенной, - сказала Ана.</text:p>
      <text:p text:style-name="P4">- Ну надеюсь, что ему понравилось, - хмыкнула Ила.</text:p>
      <text:p text:style-name="P4">Ана иногда думала, что ее подруга как-то необъяснимо недолюбливает Сада, хотя они никогда не говорили об это открыто. Но причин для этого не было. Впрочем, Ане иногда казалось, что Ила просто хотела читать статистику вместо нее.</text:p>
      <text:p text:style-name="P4">Ана ждала, когда же Ила заговорит наконец о своем новом знакомом, но та упрямо молчала.</text:p>
      <text:p text:style-name="P4">- Судя по тому, как он... выглядел после эфира, - сказала Ана, - видимо, не очень.</text:p>
      <text:p text:style-name="P4">Ила улыбнулась.</text:p>
      <text:p text:style-name="P4">- Хотя бы сегодня не было дождя, - сказала она.</text:p>
      <text:p text:style-name="P4">По стенкам стакана с напитком, стоявшего напротив Илы, медленно стекали прозрачные капли - как будто само стекло таяло в темплом сумраке буфета.</text:p>
      <text:p text:style-name="P4">Они некоторое время молчали.</text:p>
      <text:p text:style-name="P4">- А кто это был? - решилась наконец спросить Ана.</text:p>
      <text:p text:style-name="P4">Она сделала торопливый глоток, и напиток вдруг показался ей тошнотворно сладким. От резкого приторного вкуса у нее даже сводило губы.</text:p>
      <text:p text:style-name="P4">- Кто? - не поняла Ила.</text:p>
      <text:p text:style-name="P4">- Ну парень, с которым ты была во время эфира, - сказала Ана. - Или вы...</text:p>
      <text:p text:style-name="P4">- А... - кивнула Ила. - Да, он недавно к нам устроился. Мы только сегодня с ним познакомились...</text:p>
      <text:p text:style-name="P4">Она наконец взяла свой напиток, сделала небольшой глоток и тут же отставила стакан в сторону.</text:p>
      <text:p text:style-name="P4">- Он раньше где-то работал, - продолжала Ила, - то ли в транспортном бюро, то ли еще где... Короче, - Ила с влажным скрипом сдвинула стакан по затертой поверхности стола, - он мне такие вещи рассказывал про надземку.</text:p>
      <text:p text:style-name="P4">Напиток на дне оказался еще более сладким, его почти невозможно было пить. Видимо, не весь подсластитель растворился.</text:p>
      <text:p text:style-name="P4">- А я ему рассказал, как ты теперь ездишь домой, - добавила Ила.</text:p>
      <text:p text:style-name="P4"><text:soft-page-break/>Вечером, когда Ана вышла из института, небо над городом все еще было безоблачным - привычного цвета дюн южного моря, - однако стемнело необычно рано, и на стенах некоторых домов уже зажглись преждевременные синие фонари. Ана некоторое время стояла, вдыхая тусклые вечерний воздух - словно в ожидании дождя. Где-то вдалеке, увлекая за собой длинные слепые вагоны, пронесся по эстакаде поезд.</text:p>
      <text:p text:style-name="P4">- Хотя бы сегодня... - тихо пробормотала она.</text:p>
      <text:p text:style-name="P4">Она вновь поехала в противоположную от дома сторону, по разным скоростным путям, делая множество запутанных пересадок, хотя Ила и уверяла ее, что сегодня, из-за прогноза, давки не будет. Но Ане уже не собиралась возвращаться домой раньше обычного. Она как будто втайне хотела попасть под дождь. Или же просто понимала, что дома ее ждут только лекарства и духота.</text:p>
      <text:p text:style-name="P4">В вагонах и правда оказалось совсем не людно. Еще в первом забравшем ее неподалеку от работы поезде были свободные места. Ветер хлестал в приоткрытое окно.</text:p>
      <text:p text:style-name="P4">Улицы постепенно темнели, небо меняло свой цвет с пепельного на темно-серый, когда Ана делала очередную пересадку, и казалось, что поезда увозят ее в сумерки, когда над институтом все еще разливается солнечный свет.</text:p>
      <text:p text:style-name="P4">Ана вернулась домой ночью - на улицах, даже в старых кварталах уже горели синие фонари, непонятные прожектора, лучи которых осматривали погасшее небо, иногда высвечивали редкие пасмурные облака, однако обещанный дождь так и не начался, порывистый ветер приносил из-за домов запах песка и соли, а дорожный камень все еще был горячим после дневного солнцепека.</text:p>
      <text:p text:style-name="P4">Ана включила радио. На той частоте, по которой передавали неутешительный прозноз, были лишь тишина - как будто весь канал отключили, стерли за несвоевременную ошибку.</text:p>
      <text:p text:style-name="P4">В ее тесной комнате, завершавшейся широким окном, видом на улицы с высоты восьмого этаже, была почти невозможно дышать. Весь воздух выгорел перед началом дождя. Очиститель бесполезно шипел, продолжая работать в режиме внутренней циркуляции - Ана оставила его в таком состоянии, когда ушла на работу. Она переключила очиститель, но механизм заработал не сразу - он тихо вбирал в себя каленый чад улицы, затем с легким гулом раскручивал в своих недрах электрическую центрифугу, пока наконец не выдохнул слабую теплую струю воздуха.</text:p>
      <text:p text:style-name="P4">Потом Ана достала из тумбочки у кровати ампулу и многоразовый шприц. Резкий запах шара, которым она смачивала бинт, ударил ей в нос.</text:p>
      <text:p text:style-name="P4">Ана вернулась к приемнику. В это время обычно передавали новости - по одной из станций, частота которой была записана в памятке Нива на <text:soft-page-break/>столе. Прием был таким же ясным, как и день назад.</text:p>
      <text:p text:style-name="P4">- ...Хотя изначально было рассчитана совсем другая траектория, - заговорили по радио, - один из метеоритов, размеры которого...</text:p>
      <text:p text:style-name="P4">Ана задыхалась. После укола ей не стало легче.</text:p>
      <text:p text:style-name="P4">- ...прошел совсем недалеко от Дёзы. По оценкам ученым...</text:p>
      <text:p text:style-name="P4">Очиститель натруженно гудел, однако в комнате так и не стало прохладнее. Ана выключила свет - так дышать было почему-то легче. Радио продолжало работать.</text:p>
      <text:p text:style-name="P4">- Считается, что некоторые из кратеров, которые были обнаружены...</text:p>
      <text:p text:style-name="P4">Ана подумала, что очиститель и вовсе неисправен - что-то замкнуло в электрической цепи и, вместо того, чтобы охлаждать комнатый воздух, он лишь судорожно выдыхает углекислый газ, точно страшные механические легкие.</text:p>
      <text:p text:style-name="P4">- Возможные последствия, - голос по радио вздрогнул от неожиданных помех, - возможные последствия случая должны привести к неизбежности открытия.</text:p>
      <text:p text:style-name="P4">Ана закрыла глаза - препарат все еще не действовал, ей лишь сильнее захотелось спать.</text:p>
      <text:p text:style-name="P4">- Сочетание факторов, нарушающих всеобщее равновесие, - невозмутимо продолжал голос, - приводит к ощущению незащищенности. Через течение космического ветра предсказывается изменение траектории.</text:p>
      <text:p text:style-name="P4">Ана, продолжая тяжело дышать, вытащила из кармана сложенную вчетверо записку Нива. Новый фрагмент был получен. Сочетание факторов, нарушающих всеобщее равновесие. В полумраке ничего нельзя было разобрать - строчки сливались, - но включать свет Ане не хотелось.</text:p>
      <text:p text:style-name="P4">Ана придвинулась поближе к окну, к зыбкому уличному свету, которые распадался на призрачные отражения в многослойном стекле. Она как будто искала что-то - что-то, что поможет ей дышать.</text:p>
      <text:p text:style-name="P4">- ...и как следствие непонимания возможность столкновения с бесконечностью, когда, при обозначенной скорости...</text:p>
      <text:p text:style-name="P4">Ана выключила радио, но после этого в комнате стало словно еще темнее. Она напряженно всматривалась в список, но различила только аккуратные последовательные номера строк. Ана и сама не понимала, что она пытается найти в записке.</text:p>
      <text:p text:style-name="P4">Было уже поздно, наступил час тишины.</text:p>
      <text:p text:style-name="P4">И тут Ана вспомнила о пункте под номером девять - очередное загадочное число и безотносительный адрес, - которые именно сейчас, за несколько минут до того, как сильнодействующий препарат вызовет у нее паралич чувств, сонное оцепенение, приобрели вдруг пронзительно важный смысл, как будто она наконец поняла, что это означают эти названия и цифры, - назначенное время и место, там где они встретятся <text:soft-page-break/>снова, где она будет его ждать - и ей достаточно лишь еще раз прочитать, проверить эту запись в памятке Нива. </text:p>
      <text:p text:style-name="P4">Однако никакого пункта девять там не было.</text:p>
      <text:p text:style-name="P4"/>
      <text:p text:style-name="P5">9</text:p>
      <text:p text:style-name="P4"/>
      <text:p text:style-name="P4">Без Нива ей часто снились сны. Ночи были тусклые и душные. Очиститель воздуха у окна чуть слышно шелестел, а иногда и вовсе замолкал, словно захлебываясь уличной гарью. Этот шум поначалу не давал Ане уснуть, но потом ей начинало казаться, что это чье-то неровное больное дыхание - будто бы, забывшись во сне, перестаешь дышать, а потом просыпаешь, вздрогнув, от сонного удушья.</text:p>
      <text:p text:style-name="P4">Ее начинала будить тишина.</text:p>
      <text:p text:style-name="P4">Комната без электричества, лишь бледно освещенная синими отблесками из окна, казалась больше чем обычно. Все предметы вокруг - тумбочка, стол с приемником, даже часть перевернутой в пустоте кровати - теряли свой привычный дневной облик и медленно исчезали, отсупая в неравномерную темноту. Ана начинала всем телом ощущать страшную окружающую ее пустоту.</text:p>
      <text:p text:style-name="P4">Единственным, что связывало эту лишенную сна ночь и то время, когда вновь, после холодного молчания, заработают радио-станции, были запахи - жар и песок, принесенные ей много часов назад с улицы, резкая кислотная вонь препарата, вызывающего безразличие, смутный аромат сладкого супа из рафинированного концентрата, который Ана ела перед сном. Этот неприятный вкус все еще чувствовался во рту. Левая рука болела в месте от уколов. Ана представляла, что за окном не улица в призрачном свете газовых рожков, а мертвая безветренная пустыня, под пронзительно черным ночным небом, белесый, странно выцветший песок, одинаковые покатые дюны, которые тянутся до перевернутого горизонта, нарушая законы перспективы.</text:p>
      <text:p text:style-name="P4">Ана думала, что пролежит так всю ночь - в темноте, воображая вокруг себя безмолвные просторы спящих земель, чувствуя ноющую боль в руке и тошноту от растворимого супа. Утром Ана уже и не понимала, как, в какой момент, она смогла, наконец, заснуть. Но она всегда помнила, какие ей снились сны.</text:p>
      <text:p text:style-name="P4">Ана видела то, чего в жизни не видела никогда.</text:p>
      <text:p text:style-name="P4">Облака над городом, густые и светлые, как невесомый тающий в воздухе пар, которые постепенно превращались в темные ненастные тучи. Дождь, во время которого никто не разбегался по домам, не начинали аварийно мигать огни на эстакадах, и люди, напротив, сами выходили на улицы, смотрели на пасмурное небо, вытирая мокрые счастливые лица, а <text:soft-page-break/>по тротуарам бурлили пенистые ручьи, вода стекала по расписанным стенам зданий, смывая яркую наложенную в несколько слоев краску. Просторные поля и холмы - одинаковые, точно один и тот же пейзаж отражался в воздухе, повторяясь до тех пор, пока хватало зрения - где по каким-то причудливым причинам можно было дышать без респираторной маски, и дыхание от холода обращалось в пар. Звездное небо, сотни неразборчивых созвездий, крохотные песчинки, яркие и туслые, разница в силе свечения которых придавала черному небу какую-то фантастическую глубину, и казалось, что над застывшими ночными улицами открывается вся вселенная, свет, бесконечно помноженный на темноту по непостижимым законам мироздания.</text:p>
      <text:p text:style-name="P4">Но потом эти образы сменялись другими, знакомыми и пугающими.</text:p>
      <text:p text:style-name="P4">Ана видела страшные черные корабли, невыносимо огромные, как ни одно из городских строений, которые в облаке огня поднимались над землей, затмевая собой солнце, превращаясь день в глубокую ночь. Непонятные сооружения, исполинские башни, похожие на древние храмы, такие высокие, что поднимались ввысь через всю атмосферу. Длинные коридоры, узкие и едва освещенные, с гаснущими лампами, чередовавшимися с пустотой, которые неотвратимо смыкались в один бесконечный тоннель, словно неправильный лабиринт, где всегда окажешься в одном и том же месте, куда бы ты ни пошла.</text:p>
      <text:p text:style-name="P4">И ей снился Нив.</text:p>
      <text:p text:style-name="P4">Именно он был во всех ее снах, он был в тех гигантских кораблях, сжигавших небо , его она искала в темных обманчивых лабиринтах. Ана хотела подойти к нему, но не могла - он лишь все больше отдалялся от нее. Ана хотела оклинуть его, но с ужасом понимала, что не может вспомнить, как его зовут.</text:p>
      <text:p text:style-name="P4">У него больше не было имени.</text:p>
      <text:p text:style-name="P4">Яркий дневной дождь превращался в пасмурную ночь, синяя долина, где воздух был чист и прохладен, сменялась затхлыми коридорами, тускло освещенными газовыми рожками на потолке. Сон постепенно переходил в другую фазу, когда образы, возникшие где-то на грани безумия и памяти, становятся пугающе похожи на действительность, и ты начинаешь безоговорочно верить всему, что происходит вокруг.</text:p>
      <text:p text:style-name="P4">Он никогда не был один.</text:p>
      <text:p text:style-name="P4">Ана видела его с другой женщиной, невысокой и худощавой - он шел вместе с ней по невзрачному коридору института, другие людей не было, а свет плавно гас за их спиной. Близился час эфира, говорить было запрещено. Но он упорно что-то шептал на ухо своей спутнице, обминая ее за плечо, и та отзывчиво улыбалась, прижималась к Ниву, не обращая внимания на темноту, которая неотвратимо надвигалась на них.</text:p>
      <text:p text:style-name="P4"><text:soft-page-break/>Ане было больно и обидно, ей не хотелось верить в его предательство. Нет, это не мог быть он, это кто-то другой, страшное наваждение, жестокий обман. Но Ана не могла обознаться. Он уже невозмутимо целовал другую женщину, игриво привлекая ее к себе. Женщина громко смеялась, как-то неестественно откидывая назад голову, точно кукла. У нее были длинные черные волосы, худые плечи и блестящие неподвижные <text:s/>глаза, с расширенными зрачками как у пьяной.</text:p>
      <text:p text:style-name="P4">Они не видели ее, она для них не существовала.</text:p>
      <text:p text:style-name="P4">Ана плакала во сне, отворачивалась, закрыв руками лицо, но все равно слышала их шепот, влажные звуки поцелуев, шелест одежды. Вся ее жизнь - мучительное ожидание, из-за которого считаешь в обратном порядке дни и, дойдя до самого конца, до последней даты, вновь начинаешь сначала, удушливое одиночество по вечерам, наедине с помехами по радио и подсвеченной газом ночью, вечно одинаковой, сколько бы ни минуло лет, воспоминания о тех днях, когда они еще были вместе, о том, как они прощались, о том, как он возвращался и уезжал - все это теряло смысл, обесцвечивалось, как череда малозначительных видений, ведь она не нужна ему больше, он забыл о ней, <text:s/>как будто и она, и весь этот перевернутый мир, город на границе песков, поезда и даже приступы удушья по вечерам продолжали жить лишь в его памяти, и в тот момент, когда он поцеловал незнакомую женщину с худыми плечами, бесследно сгинули, перестали существовать.</text:p>
      <text:p text:style-name="P4">Ближе к пробуждению сон становился хаотичным и бессвязным, яркие головокружительные образы сменяли один другой, как если бы ускорялось само течение времени, и необратимо искажались законы сновидения, благодаря которым оно обретало краткую стремительную жизнь. Путались мысли, смешивались краски, гасли звуки, вырождаясь в тишину. Все вокруг становилось призрачным и зыбким, нарушалась сама плотность пространства, как у пустынных миражей, превращающихся в знойную дымку, стоит лишь миновать очередной бархан, как будто та призрачная субстанция, которая связывала сны, придавая им очертания и цвет, начинала распадаться с приближением рассвета.</text:p>
      <text:p text:style-name="P4">Ане казалось, что все вокруг рассыпается как пепел после пожара, а ветер уносит этот невесомый прах, оголяя пустоту, которая их окружает. Становилось душно, воздух казался выгоревшим и пустым, точно вобравшим в себя горечь чужого дыхания, и пах то ли песком, то ли пылью - как в маленькой плотно закрытой комнатке, где едва работает очиститель.</text:p>
      <text:p text:style-name="P4">И неожиданно она вспоминала его имя. И выкрикивала его сквозь слезы - с ненавистью, как проклятие. Нив, вздрогнув, замирал, другая женщина исчезала как призрак, и Ана внезапно видела, как он начинает проваливаться в бессветную космическую пустоту. В глазах его читался <text:soft-page-break/>страх и непонимание, словно все, что происходило до этого, и вправду было лишь навязчивым миражем, навеянном вечной близостью бесконечной пустыни, и только теперь - это он, настоящий, тот, кто всегда помнит, тот, кого она ждет, и он наконец увидел ее, но его затягивает в вакуум, в пустоту.</text:p>
      <text:p text:style-name="P4">Ана понимала, что совершила что-то непоправимое, она кричала Ниву, умоляла простить - в этот миг ей хотелось пожертвовать всем, даже теми днями, которые оставились у нее перед тем, как тело вновь привыкнет к препаратам, и она опять начнет задыхаться во сне, только бы подарить ему хотя бы еще одно мгновение жизни. Но космическая темнота была неотвратима - как и пробуждение в душной комнате, с резким судорожным вздохом, словно вынырнув из тяжелого забытья.</text:p>
      <text:p text:style-name="P4">И по-прежнему едва работал очиститель воздуха. Дождь так и не пошел, было все еще темно. На тумбочке у постели лежали шприц и ампула, заготовленные перед сном.</text:p>
      <text:p text:style-name="P4">Нив всегда сам заботился об утренней инъекции перед отъездом, она почти разучилась делать это сама, поэтому даже шприц на тумбочке в первые секунды после пробуждения, возвращения в тусклую действительность, напоминал ей о том, что его больше нет. </text:p>
      <text:p text:style-name="P4">Ана встала не сразу и еще какое-то время лежала на постели, пытаясь прийти в себя после страшного непонятного сна, который снился ей уже множество раз подряд. Действительность - это то, что начинается с пробуждения и укола в вену на левой руке. Ана представляла голос Нива - как он говорит ей что-то об уколах - и вновь начинала засыпать. Вот здесь бьется венка. Резкий запах шара, которым он смачивал ватку, чтобы протереть ей кожу на руке. Но тут начинало хрипеть разбуженное радио, отрывистый треск грубо встревал в ровное течение ее мыслей, мешал воспоминаниям и зыбкому наступающему сну, и какой-то рефлектный неосознанный порыв прекратить этот надсадный шум, убавить громкость, выдернуть приемник из сети оказывался сильнее, чем даже чем сонная слабость и нежелание вставать.</text:p>
      <text:p text:style-name="P4">Сегодня был выходной - институт закрыли на перерыв длиною в день после оглушающего эфира, явления первичного анализатора - но Ана не могла оставаться дома, где пахло едким химическим препаратом после укола, а на столе лежал список неработающих радио-частот. </text:p>
      <text:p text:style-name="P4">Ане нужно было куда-нибудь пойти.</text:p>
      <text:p text:style-name="P4">Она и сама не понимала, зачем, куда собирается, когда спешно одевала куртку. Начинался преждевременный рассвет - казалось, что яркое багровое зарево поднимается со спящих земель, там, где стояли огромные перерабатывающие заводы. Где-то на восточной окраине города в это время поднимался в воздух сияющий аэростат, чтобы пересечь все <text:soft-page-break/>городское пространство, размеченное полосками кварталов и стальным кольцами эстакад, и скрыться на западе, плавно снижаясь, едва не касаясь остроконечных крыш высоких зданий в абитинском стиле, раскрашенных в яркие праздничные цвета. Ана почему-то представляла, как в тех районах, над которым пролетал медлительный дирижабль, переставали работать все радио-приемники, а в некоторых домах даже отключался свет.</text:p>
      <text:p text:style-name="P4">Ей нужно было идти.</text:p>
      <text:p text:style-name="P4">Ана пошла по-привычке к Нивартану, вход в который по-прежнему сторожили люди в красной форме, вспомнив о том, что теперь она садится на поезд совсем на другой линии, когда уже приближалась к станции. Ана хотела повернуть назад, но полицейские неожиданно заметили ее, и один из них - тот, что был выше и старше - подозвал Ану небрежным взмахом руки. Ана нехотя приблизилась. Все вокруг двигалось невыносимо медленно.</text:p>
      <text:p text:style-name="P4">Высокий полицейский - наверное, старший по званию, если у них были звания, а не только порядковые номера - внимательно разглядывал ее удостоверение. Гладко-выбритое лицо, напряженный взгляд, как у человека с дефектом зрения, который притворяется, что может видеть не хуже, чем другие. Ана боялась, что когда полицейский заговорит, когда спросит ее о чем-то - место проживания, имя (чтобы свериться с удостоверением), куда она направляется в этот час, - то она не поймет ни слова. Его речь покажется ей лишь бредовой бессмыслицей, случайным набором слов. Как у сумасшедших, которых никто не способен понять. Как у Болтуна, если бы тот умел говорить.</text:p>
      <text:p text:style-name="P4">- Вам придется снять респираторную маску, - сказал полицейский.</text:p>
      <text:p text:style-name="P4">Ана молчала, беспомощно глядя на полицейского. Она была не уверена, что поняла его правильно, что эти слова не послышались ей.</text:p>
      <text:p text:style-name="P4">- Снимите респираторную маску, - повторил полицейский.</text:p>
      <text:p text:style-name="P4">Он медленно, как бы бережно сложил ее удостоверение, но не отдавал. Ана хотела сказать что-то - она больна, ей нельзя дышать без респиратора, она раньше никогда... - но возражать было бессмысленно. Возможные последствия случая. Неизбежность открытия. Задержав дыхание, Ана стала снимать маску. Полицейский смотрел на нее в упор; его напарник стоял неподалеку, точно на страже, искоса поглядывая на них с каким-то подневольным пренебрежительным интересом.</text:p>
      <text:p text:style-name="P4">Теплый ветер обдавал лицо Аны. Первые секунды у нее было такое чувство, словно она лишилась лица. Потом ей захотелось вздохнуть - так сильно, что легкие стало распирать от тяжелой боли. Полицейский снова начал разворачивать ее удостворение - мятый захватанный лист - нарочито медленно, или это только казалось Ане.</text:p>
      <text:p text:style-name="P4">Она чувствовала, как кожа кожа у нее на лица, на висках и у крыльев <text:soft-page-break/>носа воспаленно горела. Боль в груди продолжала нарастать. Голова у нее закружилась. Ана умоляюще посмотрела на полицейского - сейчас он извинится, вернет удостоверение, разрешит снова надеть маску. Но полицейский молчал.</text:p>
      <text:p text:style-name="P4">Улица, странно темнеющая вдалеке, стала вдруг казаться пустой и бесконечно длинной. Темнота неотвратимо подступала к Ана. Тени от зданий, от парализованной эстакады страшно удлинялись, заполняя собой все окружающее пространство.Ана невольно попятилась назад и чуть не упала. Полицейский безынтересно взглянул на нее, но, ничего не сказав, вновь занялся удостоверением. И вдруг Ана подумала - а что изменится, если она начнет дышать?</text:p>
      <text:p text:style-name="P4">Полицейский нахмурился и как-то спешно свернул листок.</text:p>
      <text:p text:style-name="P4">- Можете... - не договорил он.</text:p>
      <text:p text:style-name="P4">Ана одела респираторную маску. Черная искусственная кожа, все еще влажная от пота, неприятно скрипевшая в руках, тут же тут же прилипла к лицу. Защелкнулись с резким отрывистым звуком крепления на затылке, и респиратор застыл, точно вставленный в позвоночник. Ана сделала глубокий судорожный вздох, боль в легких спала, и звук собственного дыхания, пропитанного хлынувшим запахом фильтром, сорвался на едкий хрип, как у человека. который пытается дышать через силу.</text:p>
      <text:p text:style-name="P4">- Станция закрыта, - сказал полицейский. - Выбирайте пути объезда, - и отвернулся, направившись к своему напарнику.</text:p>
      <text:p text:style-name="P4">Ана стояла, не двигаясь, все еще чувствуя обморочную слабость во всем теле, ожидая начало приступа. Снотворное опьянение после укола прошло. Ана старалась дышать медленно, ровно, глубоко, набирая в полную грудь едкий запах респираторных фильтров. Полицейские вдалеке о чем-то неторопливо говорили; тот, высокий, который допрашивал Ану, поправлял винтовку на длинном ремне, постоянно соскальзывавшую с его плеча. Они больше не обращали на Ану внимания - она прошла проверку и могла стоять здесь хоть до самого вечера, точно ожидая открытия станции.</text:p>
      <text:p text:style-name="P4">Дыхание постепенно восстанавливалось, Ане не становилось хуже. Она сделала несколько шагов по направлению к своему дома, повернувшись к Нивартану спиной. В ногах все еще чувствовалась слабость, идти было тяжело - тело непонятно отказывалось восстановить нарушенное равновесие, улица вдалеке все еще казалась затянутой темнотой.</text:p>
      <text:p text:style-name="P4">Но ей нужно было идти. Пути объезда. Город постепенно приходил в себя, бледнели и таяли тени, появлялись прохожие, торопливо материализуясь из пустоты. Ана чувствовала их взгляды, но не успевала рассмотреть лиц. Остановившись у проулка, который вел к соседней магистрали, Ана прислонилась к обшарпанной стене здания, прижавшись к <text:soft-page-break/>нему руками, ощущая тяжесть собственного тела, плотный глубокий дорожный камень под ногами, от которого уже начинало исходить тепло, словно пытаясь восстановить точку опоры.</text:p>
      <text:p text:style-name="P4">Ана направилась на Гарни - ближайшую к ее дому станцию после Нивартана - идти до Самкары не было ни желания, ни сил.</text:p>
      <text:p text:style-name="P4">Она села на первый же поезд в сторону северо-востока - туда, где серые здания, похожие издали на отраженную в тяжелом воздухе тень, заслоняли линию горизонта, багровый облачный рассвет, что создавало чувство какой-то мнимой бесконечной протяженности, точно город в этом направлении не обрывался никогда.</text:p>
      <text:p text:style-name="P4">Ана еще никогда не ездила в таком направлении по этой линии - или же просто не могла вспомнить, когда ей приходилось садиться на поезд с этого перрона.</text:p>
      <text:p text:style-name="P4">Вагон поначалу был почти пустым. Ярко сверкали окна, когда состав выезжал на открытую сторону улиц, и эти отблески странно усиливали ощущение окружающей ее пустоты. Солнечные блики падали на незанятые скамьи, отражались от поручней, скользили по затоптанному полу. Эстакада иногда поднималась вверх на несколько эстажей, поезд стремительно взлетал над улицей и казалось, будто бы они плывут в потоках раскаленного воздуха, навстречу занимавшемуся солнцу.</text:p>
      <text:p text:style-name="P4">Город с течением неторопливого <text:s/>утреннего времени или же по мере приближения к центральным районам волнующе оживал. Они пересекали соседние линии, идущие в направлении других окраин - и нередко в тот момент, когда по ним проходили поезда.</text:p>
      <text:p text:style-name="P4">Их состав, словно движимый ветром, слепо несся навстречу другому, и в тот момент, когда столкновение казалось неизбежным, взлетал вверх, повторяя контуры поднимавшейся над городом магистрали. Люди, которых Ана смутно успевала разглядеть в окне, спешно расходились по улицам. На перронах нетерпеливо толкались ожидающие, и постепенно в вагоны набилась целая толпа - все скамейки были заняты, кто-то вис на поручнях, пожилой мужчина пытался открыть заевшую створку окна. </text:p>
      <text:p text:style-name="P4">Ана не понимала куда едет. Вся грудь ее горела, но дышать было необычно легко. Глядя в окно на незнакомые здания, торговые центры, храмы и одинаковые перроны станций, Ана вдруг понял, что ей все равно, куда отвезет поезд - только бы это движение не прекращалось, только бы продолжала играть музыка из динамиков над головой. Ане хотелось уехать подальше - от эстакады, по которой не ходят поезда, от своей тесной квартиры на восьмом этаже, от страшных снов и духоты.</text:p>
      <text:p text:style-name="P4">Северо-восточная линия рассекала несколько районов точно сверкающее лезвие. Высота скоростных путей постоянно менялась по неизвестным причинам. Стиль архитектуры и плотность застройки <text:soft-page-break/>менялись в зависимости от улицы, жилые постройки и даже муниципальные здания становились ниже по мере приближения к горизонту, и даже улицы, едва успевшие ожить после ночного сна, снова пустели. Эстакада пролегала над тесными кварталами, где тень от длинного бесшумного состава, который как будто бы приводили в движение электричество и ветер, затмевала утреннее солнце, вызывая краткое затмение, как мелькание темноты в глазах, проходя над пустырями и свалками, над заброшенными домами, которые подлежали немедленному сносу, но продолжали стоять, из года в год, медленно разрушаясь, напоминая закопченные развалины после бомбардировок. </text:p>
      <text:p text:style-name="P4">Линия не замыкалась в круг.</text:p>
      <text:p text:style-name="P4">На одной из станций, отыграв последнюю мелодию, похожую на электрический шум, поезд остановился напротив непривычно узкого отвесного перрона, нарушавшего монотонный стиль других станций и как будто не собирался уезжать.</text:p>
      <text:p text:style-name="P4">Люди стали спешно выходить из вагонов. У Аны возникло такое чувство, что все, ехавшие вместе с ней до невыразительных окраин на северо-восток, пропустили свои станции, забыли вовремя выйти и в итоге приехали не туда.</text:p>
      <text:p text:style-name="P4">Ана замешкалась, не сразу разобрав, что станция действительно конечная, и поезд дальше не пойдет. Вдалеке показался какой-то человек невысокого роста - он шел сквозь вагоны, постоянно опираясь на спинки сидений, как будто не мог передвигаться без помощи рук. Ана поначалу приняла его за полицейского - из-за неуместного совпадения цвета форменной одежды, превратившейся, когда человек приблизился, в наглухо застегнутый комбинезон - и испугалась, решив, что у нее снова будут проверять документы. Но мужчина, остановившись рядом с Аной, лишь что-то неразборчиво пробормотал, глядя на нее слезящимися глазами. Впрочем, все было понятно и без слов.</text:p>
      <text:p text:style-name="P4">Ана вышла на перрон.</text:p>
      <text:p text:style-name="P4">Станция с пустыми флагштоками, которые забыли убрать после минувшего праздника красок, казалась заброшенной и пустой. Ветер усиливался порывами, поднимая с улиц пыль, и Ана даже прикрыла рукой глаза. Она почему-то представила, как развеваются на перроне невидимые флаги, синие и красные, ей даже послышался шелест материи, взволнованные разговоры людей, которые обращались в эхо, искажавшее слова, без конца повторяя звенящие окончания, подражая тому, как звучат голоса в отдалении, превращая в бессмыслицу человеческую речь. Раздались протяжные сигналы - первый, второй, третий, с каждым разом все тише, обрываясь на середине, точно невидимый громкоговоритель сбивался и пропускал отдельные ноты, - и поезд, простояший у перрона <text:soft-page-break/>дольше обычного, стал медленно набирать скорость, утаскивая за собой пустые вагоны.</text:p>
      <text:p text:style-name="P4">Ана понятия не имела, где находится. Линия завершилась, эстакада, снижаясь над улицей, уходила через откосый поворот улицы куда-то дальше на запад, скрываясь за стеной темно-серого унылого здания. Это было похоже на невзрачную заброшенную окраину, однако пустыни вдалеке, Ана видела лишь слепые, без окон, муниципальные постройки, казавшиеся бесформенными массивами из цельного камня, приземистые жилые дома, пережившие несколько поколений жильцов, искусственно выровненные площадки за колючим ограждением, заваленные разлагающимися отходами - точно место будущего строительство, которое уже много лет как не могли начать.</text:p>
      <text:p text:style-name="P4">Ана стала проверять карманы в поисках схемы линий надземки - той самой, что несколько дней назад дала ей Ила, с пометками синей ручкой, - но схемы нигде не было. Вероятно, Ана давно уже выложила ее из куртки.</text:p>
      <text:p text:style-name="P4">Ана всегда путалась в линиях надземки. Словно те, кто выросли в городе, как-то естественно и непринужденно приобретали способность разбираться в направлениях и поездах, с самого рождения наблюдая за тем, как проносятся под окнами переполненные составы. Ана же провела детсво на окраине - там, где завершалась скоростная магистраль, гасли городские огни, и было много песка, однообразные дюны бесконечной пустыни, которая всегда казалась понятной и простой. И в то же время непостижимой.</text:p>
      <text:p text:style-name="P4">Ане никак не могла вникнуть в ту логику, в те загадочные законы и принципы, согласно которым проектировалась городская транспортная сеть - почему одни линии огибали кольцом городские районы, а другие обрывались посреди улицы, почему в вагонах играла музыка, почему музыка эта казалась ей такой пронзительно резкая - чтобы ее было легче запомнить или невозможно, - почему эстакады проходили на разной высоте, спускаясь и поднимаясь над мостовой, а переходы между магистралями часто не обозначали на карте.</text:p>
      <text:p text:style-name="P4">Ана могла вернуться обратно - достаточно было лишь перейти на противоположную сторону улицы, на другой перрон - однако уезжать ей почему-то не хотелось. У нее вновь возникло чувство, что она приехала к кому-то на встречу, что она кого-то ждет.</text:p>
      <text:p text:style-name="P4">Раньше Ана даже боялась надземки.</text:p>
      <text:p text:style-name="P4">Ее пугали поезда, само движение которых как будто нарушало законы природы, станции с отверстыми перронами, тянувшимися через всю улицу, запутанные переходы между линиями, <text:s/>полицейские в красных формах, которые часто появлялись в залах для ожидания и останавливали случайных людей. </text:p>
      <text:p text:style-name="P4"><text:soft-page-break/>Как-то, когда Ану в очередной раз перевели в другой медицинский центр, где ей предписали проходить новое обследование, она полдня искала нужную станцию - длинное название, неверный адрес, продиктованный по коммутатору безразличным голосом, который отказался его поворить. Ане не помогала даже схема линий и советы случайных прохожих. Она уже отчаялась разобраться в том, как ей попасть на правильную линию, ту самую, которая отвезет ее на встречу с новым врачом. Непокорные поезда увозили ее все дальше и дальше, в неизвестном направлении, через незнакомые районы; линии, которые, казалось, должны были пересекаться, пролегали одна над другой, расходились в тоннелях, завершались необозначенным на схеме тупиком. Ана не понимала даже, как ей вернуться домой.</text:p>
      <text:p text:style-name="P4">На одной из станций, где было неуютно и шумно, и все люди как будто говорили на незнакомом ей языке, Ана решила, что никуда больше не поедет, что будет ждать здесь, не считая часов - пусть даже начнется час тишины, и ей придется провести в холле всю беззвучную насквозь синюю ночь - будет ждать, пока окончательно не разберется, пока наконец не поймет, как можно добраться до медицинского центра, где ее, наверное, никто уже и не ждет. </text:p>
      <text:p text:style-name="P4">Спустившись в холл, где не было даже полицейский, которые всегда могли подсказать маршрут, Ана спросила у одного мужчины, как ей доехать до станции, обозначенной неровной точкой на ее устаревшей карте, но тот лишь неуверенно покачал головой в ответ. К остальным Ана подойти не решалась - люди сторонились ее из-за респираторной маски.</text:p>
      <text:p text:style-name="P4">Ана уселась на скамейку напротив коммутатора и, тяжело вздыхая, - от волнения у нее затруднилось дыхание - склонилась над запутанной схемой линий надземки.</text:p>
      <text:p text:style-name="P4">Из динамиков над ее головой время от времени раздавался отрывистый гудок - на станцию прибывал очередной поезд, приносивший суету и шум и людей, у которых Ана так и не отваживалась спросить дорогу. Слышились голоса и топот ног, распахивались двери перрона. Люди торопливо проходили мимо Аны - вот кто-то шел так быстро, что оступился, сбившись с ритма, не рассчитав шаг в неуклюжей спешке, и чуть не упал, видимо, ухватившись за что-то - можно было подумать, что они не хотят ни секунды задерживаться в этом обветшалом холле, где пахнет рассохшейся штукатуркой и затхлым смрадом из мусорного бака, рядом с которым сидела Ана. Но Ана не чувствовала запахов. Ей даже казалось, что респираторная маска с каждым вздохом издает глухое протяжное шипение, - как надрывный хрип, когда пытаешься вздохнуть через силу - и этот странный шум отпугивает прохожих.</text:p>
      <text:p text:style-name="P4">Какой-то мужчина - аккуратно выглаженные коричневые брюки, <text:soft-page-break/>чистые новые ботинки с блестящими мысками - неожиданно остановился неподалеку от Аны. Это было противоестественно и необычно - в этом хаосе непрекрающейся спешки, когда другие боялись даже на секунду задержаться в холле станции. Ана быстро взглянула на него и вновь опустила голову. Мужчина был молод, но она не успела рассмотреть его лицо. Он продолжал стоять напротив, ожидая чего-то. Ана друг подумала, что мужчина хочет с ней заговорить, спросить о чем-то, быть может, он тоже потерялся и не может найти дорогу домой. Она невольно улыбнулась, представив, как будет ему помогать.</text:p>
      <text:p text:style-name="P4">Холл быстро опустел, никого, кроме них, уже не осталось, перестали раскачивать ведущие на улицу двери, динамик у потолка растерянно замолчал. Был краткий перерыв, немое затишье перед прибытием нового поезда. Мужчина прошелся вдоль скамейки, на которой сидела Ана, на секунду замер, как бы раздумывая о чем-то, а потом неторопливо направился к выходу. Ана, сама не понимая, зачем это делает - ведь никто из предыдущих прохожих, которых она донимала расспросами, так и не смог ей помочь - быстро поднялась со скамейки - замятая схема линий так и осталась лежать там, оставленная, уже не нужная - и, набрав полную грудь воздуха, насколько могла, громко оклинула его.</text:p>
      <text:p text:style-name="P4">Мужчина остановился. </text:p>
      <text:p text:style-name="P4">Он повернулся и посмотрел на Ану с недоумением и как будто даже страхом. Ана подошла к нему, часто вздыхая, взволнованно убирая прядь со лба.</text:p>
      <text:p text:style-name="P4">- Извините, - неуверенно проговорила она, - я немного заблудилась. Вы не могли бы мне помочь?</text:p>
      <text:p text:style-name="P4">Мужчина оторопело кивнул головой. <text:s/>Он был в новом тщательно отглаженном костюме, хотя его куртка, темно-синяя, как у пилотов, с широким мягким воротником, не подходила по цвету к остальной одежде. На его руке были часы, почему-то остановившиеся, согласно которым давно уже наступил час тишины. </text:p>
      <text:p text:style-name="P4">Мужчина напряженно смотрел на респираторную маску Аны. </text:p>
      <text:p text:style-name="P4">Она принялась искать в одежде карту, нащупала смятую забытую записку, на которой от времени уже расплылись чернила, и снова сунула ее в карман. Ана точно боялась, что мужчина, молча стоявший перед ней поглаживая лацкан куртки рукой с остановившимися часами, нетерпеливо извинится, и уйдет, сославшись на то, что ему нужно спешить, так и не дождавшись, когда она найдет свою карту. Потом она вспомнила, что оставила схему на скамье.</text:p>
      <text:p text:style-name="P4">Они вернулись к скамейке. Ана взяла помятую схему линий и, взмахнув ей, словно отряхая от пыли, протянула ее мужчине.</text:p>
      <text:p text:style-name="P4">- Вот, - сказала она. - Мне нужно на Прапату. Но я никак не разберусь, <text:soft-page-break/>как пересесть на эту вот линию...</text:p>
      <text:p text:style-name="P4">Мужчина аккуратно развернул, разгладил схему в своих руках.</text:p>
      <text:p text:style-name="P4">- Прапата? - переспросил он. - Сейчас посмотрим. Правда, я, честно говоря, тоже не очень...</text:p>
      <text:p text:style-name="P4">- Хуже меня, наверное, никто в этом не разбирается, - поспешила заверить его Ана. </text:p>
      <text:p text:style-name="P4">Она вдруг испугалась, что мужчина просто вернет ей бесполезную карту, с сожалением покачав головой. </text:p>
      <text:p text:style-name="P4">- Я уже с утра тут блуждаю, - сказала Ана.</text:p>
      <text:p text:style-name="P4">- Да, в этих схемах и правда можно запутаться, - сказал мужчина. - Они часто бывают... не совсем точными.</text:p>
      <text:p text:style-name="P4">Он немного оживился и даже улыбнулся Ане. Его перестала смущать респираторная маска, хотя он по-прежнему не решался смотреть Ане в глаза. Помощник Аны был молод, лишь немногим старше ее. Его лицо, плечи, руки - все это казалось Ане каким-то мучительно знакомым, как будто она встретила человека, которого знала много лет назад и успела уже почти забыть.</text:p>
      <text:p text:style-name="P4">- Вот, смотрите, - сказал мужчина, показывая Ане схему. Захватанный листок, весь в продолговатых складках, упрямо складывался пополам в его руке. - Отсюда вам нужно проехать три станции на юг, вот до этой станции, а там наверняка должен быть переход, хотя он здесь и не обозначен...</text:p>
      <text:p text:style-name="P4">Ана подумала, что сейчас он вернет ей карту надземки, попрощается, по-прежнему пытаясь не встречаться с ней взглядом, вяло улыбнется в ответ на ее благодарность, и уйдет, аккуратно шагая, точно боясь помять свои новые туфли, а она снова останется одна - неважно даже, поможет ли ей его наспех придуманный маршрут или вновь заведет на какую-нибудь заброшенную окраину города, где уже много лет никто не живет. </text:p>
      <text:p text:style-name="P4">Его новая праздничная одежда выглядела так несоотвественно для унылого буднего дня. Ботинки, которые он до этого не одевал ни разу. Наверняка он спешит куда-то, кто-то давно его ждет.</text:p>
      <text:p text:style-name="P4">- Я что-то не так объясняю? - немного обиженно спросил мужчина.</text:p>
      <text:p text:style-name="P4">- Нет, нет, извините, - сказала Ана. - Я просто совсем уже запуталась. Я сегодня уже весь день... - Она вздохнула. - Меня, наверное, уже начинает пугать само слово "пересадка".</text:p>
      <text:p text:style-name="P4">- А хотите я вам тут нарисую? - предложил мужчина. - Здесь не все так страшно как может показаться на первый взгляд. Вполне можно во всем этом... У вас есть ручка?</text:p>
      <text:p text:style-name="P4">Ана стала проверять свои карманы, хотя и знала, что не взяла с собой ручку. Они молча стояли - Ана, пыталась найти то, чего у нее нет, а мужчина по-прежнему показывал ей развернутую карту, - не зная, что делать.</text:p>
      <text:p text:style-name="P4"><text:soft-page-break/>- Давайте, я все-таки попробую объяснить, - начал мужчина. В голосе его слышалось нетерпение.</text:p>
      <text:p text:style-name="P4">Из динамика над ними раздался громкий гудок - новый поезд прибывал к платформе, - и Ана вздрогнула от неожиданности.</text:p>
      <text:p text:style-name="P4">- Давайте, - согласилась она.</text:p>
      <text:p text:style-name="P4">- Так вот, - продолжил мужчина. - Вам отсюда нужно доехать до станции...</text:p>
      <text:p text:style-name="P4">С перрона начали спускать люди - послышались голоса, звук шагов, затем новый пронзительный сигнал известил о том, что поезд отходит с перрона. Люди спешно выходили из холла, лишь мельком поглядывая на них. Мужчина что-то показывал пальцем на схеме, продолжая объяснять, как нужно сделать пересадку. Ана глубоко вздохнула - ей не хватала воздуха, - и ей снова показалось, что ее респираторная маска едко засвистела.</text:p>
      <text:p text:style-name="P4">Все приехавшие на станцию люди вышли из холла. Они снова остались одни. Мужчина перестал говорить и вежливо ждал, когда Ана скажет ему что-нибудь в ответ. И тут Ана решилась - ведь если он и откажется, если и правда куда-то спешит, жалея о том, что она задержала его на эти несколько неловких минут, то для нее все равно ничего не изменится - она просто поблагодарит его за беспокойство, извинится и попрощается, что ей придется сделать и и сейчас, даже если она ни о чем не попросит.</text:p>
      <text:p text:style-name="P4">- Извините, - дрогнувшим голосом сказала Ана. - Я понимаю, вы, наверное, куда-то... И это так... слишком много с моей стороны... Но, вы знаете, я...</text:p>
      <text:p text:style-name="P4">Ана вздохнула. Мужчина удивленно смотрел на нее, сжимая в руке карту.</text:p>
      <text:p text:style-name="P4">- Я так намучалась сегодня, - сказала Ана. - Вы не могли бы... - и добавила чуть тише, - меня проводить.</text:p>
      <text:p text:style-name="P4">Мужчина не говорил ни слова, растерянно сминая уголок карты. Ана решила, что его молчание и есть ответ.</text:p>
      <text:p text:style-name="P4">- Еще раз извините, - сказала Ана. - Мне и правда не стоило... Я совсем не хотела быть такой навязчивой. Просто я сегодня... Большое спасибо вам за помощь, - и протянула руку, чтобы забрать карту.</text:p>
      <text:p text:style-name="P4">- Подождите, я... - проговорил мужчина. - Я в принципе не против. В конце концов, - улыбнулся он и в этот момент впервые посмотрел Ане прямо в глаза, - почему бы и нет?</text:p>
      <text:p text:style-name="P4">Она почувствовала приятное тепло в груди. Ее вдруг перестал беспокоить наступающий приступ удушья, хотя каждый вздох по-прежнему давался ей с трудом. Все события этого запутанного дня, бесполезный утренний укол, вызвавший только головную боль и <text:s/>тошноту, <text:soft-page-break/>проблемы с дыханием, поиски медицинского центра, в существование которого она уже отказывалась верить, вдруг стали неважными, хотя она еще совсем недавно мечтала о том, чтобы ее метания поскорее закончились. Ана пожалела, что не может улыбнуться своему проводнику в ответ.</text:p>
      <text:p text:style-name="P4">- Ну что ж, - деловито сказал мужчина. - В таком случае нам нужно на противоположный перрон, - и отдал ей затертую схему линий, теперь уже и правда совсем не нужную.</text:p>
      <text:p text:style-name="P4">- Меня зовут Анасамарах, - сказала Ана таким голосом, словно извинялась за что-то.</text:p>
      <text:p text:style-name="P4">- А меня - Ниверт, - сказал мужчина. - Или Нив.</text:p>
      <text:p text:style-name="P4">Они вместе перешли улицу. Хотя Ана впервые за день чувствовала себя уверенно и спокойно - теперь не надо было ни о чем волноваться, постоянно сверяясь с картой движения поездов,</text:p>
      <text:p text:style-name="P4">можно довериться ему, Ниву, он знает, куда им нужна ехать, она уже не останется на незнакомой станции одна - дышать ей становилось все тяжелее, фильтры ее респираторной маски как будто совсем не пропускали воздух, и у Аны начинала обморочно кружиться голова. Но она старалась не подавать виду, не хотела выглядеть больной. </text:p>
      <text:p text:style-name="P4">Ана несколько раз переглядывалась с Нивом - он шел чуть впереди нее, они не говорили ни слова, пока поднимались на соседний перрон станции - стараясь улыбаться глазами. Она слышала где-то это выражение - улыбаться глазами, - хотя сама точно не понимала, что это значит. Ей хотелось снять респираторную маску.</text:p>
      <text:p text:style-name="P4">Поезда пришлось ждать недолго. Они стояли рядом, в конце перрона; Нив смотрел на пути, которые уходили в широкий неосвещенный тоннель в конце улицы. Со стороны можно было подумать, что они пара</text:p>
      <text:p text:style-name="P4">Ана думала, что Нив наконец попросит у нее схему линий обратно - ведь нужно же ему уточнить маршрут, - и она обязательно спросит его о чем-то, придумает тему для разговора. Однако Нив не спрашивал у нее карту.</text:p>
      <text:p text:style-name="P4">Они продолжали молчать и в поезде - в вагонах было много свободных мест, но Нив не стал садиться, и Ана тоже встала рядом с ним, напротив помутневшего от грязи окна.</text:p>
      <text:p text:style-name="P4">- А что там такого интересного на Прапате, - наконец сказал Нив, - что вы ищете ее весь день?</text:p>
      <text:p text:style-name="P4">- Там медицинский центр, - сказала Ана.</text:p>
      <text:p text:style-name="P4">Нив понимающе кивнул головой. Было видно, как он слегка отстранился от Аны.</text:p>
      <text:p text:style-name="P4">Вечернее солнце тускло мелькало в оконном стекле, исчезая за высокими раскрашенными домами. Их полупустой состав, словно <text:soft-page-break/>возвращавшийся в депо, начал усиленно замедляться под хрипение невыразительной музыки, похожей на электрический гул в проводах, которая смешивалась со скрежетом старого вагона.</text:p>
      <text:p text:style-name="P4">- Я не заразна, - сказала Ана.</text:p>
      <text:p text:style-name="P4">- Да, да, извините, - быстро проговорил Нив.</text:p>
      <text:p text:style-name="P4">- И не больна. Вернее...</text:p>
      <text:p text:style-name="P4">Ана глубоко вздохнула. В вагоне был тяжелый спертый воздух, боль в груди усиливалась, у Аны даже стали дрожать руки. Она могла бы попросить своего спутника приоткрыть окно, отодвинуть маленький продолговатый лючок наверху - так, чтобы в вагон прорвался порывистый искусственный ветер, холодный и резкий, как перед началом дождя, вместе с запахами, которых она не может почувствовать.</text:p>
      <text:p text:style-name="P4">но Ана боялась его об этом просить - ведь тогда он поймет, что ей плохо, что она не может дышать.</text:p>
      <text:p text:style-name="P4">- Это не совсем болезнь, - сказала Ана. - Просто...</text:p>
      <text:p text:style-name="P4">Она с трудом подбирала слова, пытаясь объяснить то, что не понимала сама. Было видно, что ей совсем не легко говорить об этом.</text:p>
      <text:p text:style-name="P4">- У меня есть некоторая... особенность, - сказала Ана. - И мне нужно время от времени проходить обследование.</text:p>
      <text:p text:style-name="P4">- Понятно, - сказал Нив.</text:p>
      <text:p text:style-name="P4">Поезд приближался к очередной станции - они выходили. С потолка зазвучал неторопливый музыкальный фрагмент, красивый и плавный, как те медитативные мелодии, что играли в храмах, самый ритм кототорых разительно не соответствует безостановочной будничной спешке. Потом динамик с резким треском замолчал.</text:p>
      <text:p text:style-name="P4">- И вообще со мной все в порядке. Я себе отлично чувствую, - сказала Ана, когда они выходили на перрон.</text:p>
      <text:p text:style-name="P4">- Да, я действительно не имел... - не договорил Нив.</text:p>
      <text:p text:style-name="P4">Он огляделся по сторонам, прищуриваясь от яркого вечернего солнца. Какой-то человек, торопившийся в отбывающий поезд, толкнул его плечом. Первая пересадка.</text:p>
      <text:p text:style-name="P4">- А вы хорошо разбираетесь в надземке, - беспомощно сказала Ана.</text:p>
      <text:p text:style-name="P4">Она не понимала, о чем еще его можно спросить, достаточно ли они знакомы, чтобы она вообще могла задавать какие-либо вопросы, не решит ли он, что она черезчур навязчива и не бросит ли ее здесь, на очередно незнакомой станции, посреди этого желтого пустынного вечера и духоты.</text:p>
      <text:p text:style-name="P4">- Вовсе нет, - сказал Нив.</text:p>
      <text:p text:style-name="P4">Они шли по улице - до соседней линии - и Ана даже не знала, далеко это или близко. Она не помнила, как Нив показывал ей нужную магистраль на карте, к тому же масштабы схематического рисунка никогда не соответствовали реальности, короткие переходы казались длинными, а <text:soft-page-break/>целые кварталы и широкие улицы теряли свлю протяженность, превращаясь лишь в маленькие едва заметные точки, словно даже измерение расстояний для карты производилось по каким-то особенным, непостижимым правилам.</text:p>
      <text:p text:style-name="P4">Нив шел слишком быстро, размашистым резким шагом, как у военных, и совсем не смотрел на Ану. Она с трудом поспевала за ним, грудь разрывало от боли, респираторная маска мешала дышать, но все равно не решалась попросить его ненадолго остановиться. Ана думала, что Нив торопиться вернуться домой. Удивительно, что он вообще согласился ей помочь.</text:p>
      <text:p text:style-name="P4">- На самом деле, - сказал Нив, оборачиваясь, словно чувствуя, что Ана начинает бессильно отставать, - я тоже не очень люблю надземку. Удивительно, что можно провести здесь всю жизнь и все равно не привыкнуть. Все постоянно меняется.</text:p>
      <text:p text:style-name="P4">- А вы давно в городе? - спросила Ана.</text:p>
      <text:p text:style-name="P4">- Да, - сказал Нив.</text:p>
      <text:p text:style-name="P4">- И я тоже.</text:p>
      <text:p text:style-name="P4">Он сбавил шаг, и Ане стало легче за ним поспевать. Почему-то все прохожие, попадавшиеся на пути, шли навстречу, к станции, через которую они приехали, как будто Нив тоже перепутал направления, и они опять шли в неправильную сторону.</text:p>
      <text:p text:style-name="P4">- Вы не подумайте, что я всегда такая, - сказала Ана. - Просто мне нечастно приходится ездить... Вернее, езжу я каждый день, но искать что-то...</text:p>
      <text:p text:style-name="P4">Нив хотел что-то сказать - возможно, снова о медицинском центре - но передумал.</text:p>
      <text:p text:style-name="P4">- А вы где живете? - спросил он.</text:p>
      <text:p text:style-name="P4">- Неподалеку от Нивартана. Ну знаете, старый район...</text:p>
      <text:p text:style-name="P4">- Да, примерно представляю, - Нив хмыкнул. - Нивартан... Мне кажется, оттуда даже немножко ближе до Прапаты, чем с той станции, где мы встретились.</text:p>
      <text:p text:style-name="P4">- Хорошо хоть, что только немножко, - сказала Ана. - Думаю, я бы скоро начала спрашивать, как мне вернуться домой.</text:p>
      <text:p text:style-name="P4">Нив улыбнулся.</text:p>
      <text:p text:style-name="P4">- Как-то... неправильно с их стороны, что вам даже нормально не объясняют, как нужно проехать, - осторожно сказал он.</text:p>
      <text:p text:style-name="P4">- Возможно, мне и объясняли, но я... - Ана покачала головой. - Наверное, у меня просто неправильная схема.</text:p>
      <text:p text:style-name="P4">- Да, - согласился Нив. - Наверное, в этом все дело.</text:p>
      <text:p text:style-name="P4">Ана пожалела, что не может рассмеяться.</text:p>
      <text:p text:style-name="P4">Они наконец пришли к нужной станции, занимавшей первые этажи в <text:soft-page-break/>недавно отстроенном жилом корпусе. В холле было необычно чисто и даже слегка прохладно - казалось, что можно дышать без респираторной маски.</text:p>
      <text:p text:style-name="P4">- А мне часто приходится ездить, - сказал Нив. - Я инженер. Занимаюсь... ну вы знаете...</text:p>
      <text:p text:style-name="P4">Полицейский в холле, утомленно ходивший рядом с коммутатором, поглядывал на них со скучающим интересом. Раздражающий гудок сообщил о приближении поезда.</text:p>
      <text:p text:style-name="P4"><text:s/>- А вы чем занимаетесь? - спросил Нив.</text:p>
      <text:p text:style-name="P4">Ана как будто ждала этого вопроса с самого начала их знакомства. Радио, фрагменты эфира, корабль, посылающий искаженные сигналы через миллиарды миль. В этом была вся ее жизнь. Ана не особенного беспокоилась о том, что многие из этих вещей категорически не рекомендовалось - как витиевато выражался кто-то из ее коллег, быть может, сам Сад - рассказывать за пределами института. Ей казалось, что она впервые в жизни говорила так увлеченно и долго. Ана даже забыла о том, что ей тяжело дышать.</text:p>
      <text:p text:style-name="P4">Нив заинтересовался ее рассказами - или же из вежливости изображал интерес. В новом поезде, которого им пришлось ждать, пока на перроне на набилась целая толпа народу, было уже довольно людно, однако Нив в этот раз сам поспешил занять свободные места у прохода.</text:p>
      <text:p text:style-name="P4">- Интересная, должно быть, у вас работа, - сказал он, когда поезд тронулся.</text:p>
      <text:p text:style-name="P4">- На самом деле не всегда, - сказала Ана. - Вернее... Что-то интересное происходит всего раз в год. А все остальное время я просто провожу в кабинете.</text:p>
      <text:p text:style-name="P4">- Да... Я бы тоже иногда хотел побольше времени проводить в кабинете.</text:p>
      <text:p text:style-name="P4">- Правда? - спросила Ана.</text:p>
      <text:p text:style-name="P4">Поезд набирал ход.</text:p>
      <text:p text:style-name="P4">- Пожалуй, что нет, - улыбнулся Нив.</text:p>
      <text:p text:style-name="P4">Когда они подходили к медицинскому центру - невыразительному пятиэтажному зданию, которое можно было отличить от других домов лишь по опознавательным вывескам у дверей, - то уже болтали как старые знакомые.</text:p>
      <text:p text:style-name="P4">- Ну надо же, - попробовал пошутить Нив, разглядывая монотонные стены центра, - я и сам, честно говоря, не был уверен в том, что мы его найдем.</text:p>
      <text:p text:style-name="P4">- А я сама бы точно не смогла... - сказала Ана. - Я даже не запомнила, как мы ехали.</text:p>
      <text:p text:style-name="P4">Она только сейчас поняла, что скоро он попрощается, встав перед ней в своих коричневых брюках и новой тщательно отглаженной куртке с <text:soft-page-break/>отложным воротником, пожелает ей удачи и уйдет, сожелая о том, на сколько городских кварталов увело его от дома это случайное знакомство.</text:p>
      <text:p text:style-name="P4">Они остановились неподалеку от входа в медицинский центр, напротив стены, покрытой высохшей на солнце серо-голубой штукатуркой, которая когда-то была синей. Какие-то люди торопливо проходили мимо, вся улица была в движении, по эстакаде проносились поезда, поднимался ветер, но Ане казалось, что вокруг застыло, замерло в бессмысленном ожидании.</text:p>
      <text:p text:style-name="P4">Ана лихорадочно думала, мысленно произносила фразы. Надо было предложить... точное время, место встречи... где-нибудь, на краю этого выгоревшего на солнце города, вечером или утром, когда температура ниже, и не так людно, в торговом центре с потолком из стекла, где она могла бы снять респираторную маску.</text:p>
      <text:p text:style-name="P4">- Было очень приятно с вами познакомиться, - сказал Нив. - Вам в ближайшее время никуда больше не нужно? Я был бы очень рад...</text:p>
      <text:p text:style-name="P4">Ну конечно же ей нужно. Ана и правда начала придумывать какой-то вымученный поезд, поиски несуществующей станции в транспортной сети, но в итоге они просто договорились о новой встрече. Там, куда Ана смогла бы доехать сама. Ей хотелось пригласить его к себе домой, но она не решилась - ведь это было так преждевременно, это могло его оттолкнуть.</text:p>
      <text:p text:style-name="P4">Уже на следующий день, после ненавистного уколы новым препаратом, она ехала в поезде с необычным волнующим чувством, что ее ждут, у нее свидание, и она не просто ищет жирную точку на неправильной схеме движения скоростных поездов.</text:p>
      <text:p text:style-name="P4">Иногда, вспоминая об этом дне - самого долгого за всю ее жизнь - Ана думала, что Нив захотел тогда с ней встретиться то ли из жалости, то ли из любопытства - желая узнать, что же скрывает ее респираторная маска. Она не была уверена, что он не разочаровался - раздражения на коже уже тогда были довольно сильными. Но почему он в таком случае вообще стал встречаться с ней?</text:p>
      <text:p text:style-name="P4">Первое время они много ходили по городу, хотя Ана совсем не любила гулять пешком. Она так и не решалась рассказать Ниву о своих приступах, зато могла часами говорить о работе. Когда несколько раз Ане становилось при нем совсем плохо, и у нее уже не получалось это скрывать, то ее пугало даже не то, что она не могла дышать - а то, что он видит это.</text:p>
      <text:p text:style-name="P4">Нив тоже был не против рассказать ей о своей работе. Ана взволнованно слушала его истории и словно искала совпадения между ними. Они оба любили радио - как и большинство людей на Дёзе. Нив не любил фотографии, и Ана сказала, что тоже не любит. В их работе было так много общего, но при этом Ана все дни проводила в тесной комнате, а <text:soft-page-break/>Нив постоянно получал новые направления - станции за городской чертой, радио-релейные сети, какие-то таинственные объекты, о которых он не мог говорить.</text:p>
      <text:p text:style-name="P4">Она так и не приглашала его к себе домой - поначалу не решалась, а потом ей было просто неловко показывать свою душную квартиру. Нив тоже не звал ее к себе. Они просто встречались как друзья или коллеги по работе, чтобы обсудить что-то или вместе пообедать или сходить в какой-нибудь музей освоения космоса, где фосфоресцирующие шары, подвешенные в темноте, изображали планеты, застывшие на каких-то неправильных траекториях вокруг электрического светила, как будто всю солнечную систему хватил паралич. Нив любил планетарии. А Ане было все равно куда идти. Им не могла помешать даже сокровенная темнота космических галактик и звезды, яркость света которых зависела от напряжения в электрической сети.</text:p>
      <text:p text:style-name="P4">Ниве быстро разобрался в том, где, в каких помещениях отфильтрованный воздух с легким привкусом хлора и озона был достаточно чистым для того, чтобы Ана могла снять респираторную маску. </text:p>
      <text:p text:style-name="P4">В ярком газовом свету под мерное дыхание очистителей Ана аккуратно размыкала металлические крепления своей уродливой черной маски, быстро прятала ее под одеждой и всегда улыбалась Ниву, как бы здоровая во второй раз - вот она, настоящая. И они превращались в самую обычную пару, на них уже никто не смотрел.</text:p>
      <text:p text:style-name="P4">В торговых центрах иногда было неприятно людно, от постоянно шума и заносчивых объявлений начинала болеть голова, но порой - точно можно выгадать час, как на некоторых станциях надземки, когда в перерывах между поездами в зале ожидания не увидишь никого, кроме полицейских - торговые центры становились опустошенным, застывали в тишине, которая вызывала смесь восторга и ужаса. Брошенные магазины, витрины с манекенами из подтаявшего воска, забегаловка, где кто-то оставил на столе недопитую чашку, вымытый до блеска пол. И она - без респираторной маски. Таким по крайней мере это сохранилось в ее памяти.</text:p>
      <text:p text:style-name="P4">Ана даже не решалась спросить Нива, живет ли он один. К кому он ехал тогда. Ждет ли его кто-нибудь по вечерам. Ей не хотелось знать ответ. Ей казалось, что они гуляли вместе много дней подряд, каждое утро она отправлялась на встречу, всегда в один и тот же час, а потом Нив поцеловал ее.</text:p>
      <text:p text:style-name="P4">Она о чем-то говорила, часто вздыхая - легкие ее устали от такого количества слов, на которые она без устали тратила свое дыхание, - а Нив просто склонился над ней и, ничего не говоря, глядя ей прямо в глаза - Ана пораженно замолчала - поцеловал ее, едва коснувшись губ.</text:p>
      <text:p text:style-name="P4">Ана смутилась. Она как будто не ожидала, что Нива может <text:soft-page-break/>заинтересовать в ней что-то, кроме разговоров. Нив пробормотал что-то, сконфуженно извиняясь - это произошло случайно, он не хотел, это был просто неосознанный порыв - так соответствовавший укромной тишине безлюдного торгового центра и больничному запаху неживого отфильтрованного воздуха, который наполнял их легкие.</text:p>
      <text:p text:style-name="P4">Весь оставшийся день Ана была молчаливой, а ночью долго не могла заснуть. Она думала, почему он поцеловал ее, почему именно тогда, так медленно и осторожно, словно боялся прикосновения. Это было так непривычно, так непонятно чувствовать себя привлекательной для кого-то. Быть может, он сам тут же пожалел об этом поцелуе, и поэтому даже стал извиняться.</text:p>
      <text:p text:style-name="P4">Они не виделись несколько дней, а когда встретились вновь, и Нив, почему-то дождавшись, когда она снимет респираторную маску, вновь начал оправдываться за свой поцелуй, Ана не дала ему договорить, она сказала сама...</text:p>
      <text:p text:style-name="P4">Ана часто представляла пустыню, когда вспоминала о первых днях их знакомства, хотя они никогда не ездили вместе на окраину, где ощущение пространства, свободы, открытого неба, которого так не хватало в застроенном городе, быстро сменялось гнетущим чувством пустоты, стоило лишь посмотреть на простиравшееся за последней улицей анильское море. Это было неестественно и даже страшно - помнить о том, чего в действительности не происходило тогда. Если только движение песков, порывы пустынного ветра, приносившего бесконечную пыль, которая забивала респираторные фильтры, не были как-то неделимо связаны с их знакомством, обстоятельствами их встречи, первой разлукой, первым его возвращением. Память не знала прошедшего времени. В воспоминаниях Аны не было разницы межде тем, что происходило несколько дней и многие годы назад.</text:p>
      <text:p text:style-name="P4">Они продолжали гулять вместе, ездить на поездах - Ана даже не запоминала названия станций, она думала только о том, когда, забежав с Нивом в какой-нибудь торговый центр, планетарий или ботанический сад, избавится наконец от своей респираторной маски, и Нив привлечет ее к себе, поцелует, нежно и в то же время настойчиво, а она будет обнимать его за широкие сильные плечи.</text:p>
      <text:p text:style-name="P4">Сокровенная темнота искусственных галактик, растения в герметичных колбах, казавшиеся крашеными муляжами, радиоприемники на витринах, умевшие ловить бессчетное количество волн, охватывавших уставшую планету, и респираторная маска, все время мешавшаяся, когда становилась ненужной - в руках или даже стыдливо спрятанная под куртку - все это сохранилось как невольное свидетельство, доказательство того, что они были вместе в те дни. Ана вспоминала - как Нив пытается открыть <text:soft-page-break/>для нее дверь и почему-то колеблется, как они встречаются на станции, и он не решается ее обнять, как помогает одется - они уходят из кафе, счет уже оплачен, - и ее респираторная маска грузно выдает из куртки. </text:p>
      <text:p text:style-name="P4">Нив всегда казался немного неловким. <text:s/>Ему как будто доставляло немало сложностей даже просто похвалить ее платье, которое она одевала на праздник. Можно было подумать, что Нив все время боится ненароком обидеть ее, сказать что-нибудь не то - как в день их знакомства в вагоне надземки. Но Ану не волновало это. Ее даже смешили его неуклюжие попытки пошутить, хотя он часто не говорил ничего смешного и сам же, растерянно понимая это, как-то странно улыбался, поджимая губы, словно извиняясь за что-то. И только во время поцелуев вся эта неловкость исчезала.</text:p>
      <text:p text:style-name="P4">Нив часто говорил ей, какие у нее красивые глаза, именно глаза - то, что не могла скрыть даже респираторная маска. Он говорил, что никогда даже не мог себе представить, что глаза бывают такого цвета - серые, почти голубые, как небо после дождя.</text:p>
      <text:p text:style-name="P4">А потом Нив уехал в первый раз - на ретранслирующую станцию за чертой города, к стене, преграждавшей движение песков, - и ждать его было так мучительно, что, когда, спустя целую вечность, длившуюся несколько дней, он наконец вернулся, Ана решилась пригласить его к себе домой. И попросила остаться.</text:p>
      <text:p text:style-name="P4">Она жила в старом районе, где недавно проложили высотные линии для поездов, выглядившие так противоестественно и неуместно среди обветшалых выцветших стен, в высоком обветренном доме, который построили еще до того, как пустыня начала подступать к городу. Ее тесная квартирка была на восьмом этаже, и Нив почему-то считал это число счастливым.</text:p>
      <text:p text:style-name="P4">Даже спустя много дней после того, как Нив переехал к ней, Ана не могла поверить, что она больше уже не одна. Как не могла потом поверить в то, что его нет, когда он снова уезжал. </text:p>
      <text:p text:style-name="P4">Дни вокруг тянулись медленно. Все вокруг напоминало ей о нем. Ожидание было таким долгим, что стало похоже на траур.</text:p>
      <text:p text:style-name="P4">Иногда Ане казалось, будто бы все то время, которое они встречались перед тем, как Нив поселился вместе с ней на восьмом этаже, длилось всего лишь один стремительный яркий день или даже несколько часов. Ты думаешь, что еще совсем недавно погас рассвет, что еще только утро, но тени от домов уже становятся длинными, близится вечер, сумерки, пустая и беззвучная ночь.</text:p>
      <text:p text:style-name="P4">Когда Ана возвращалась домой, то уже начинало темнеть.</text:p>
      <text:p text:style-name="P4">У нее не было приступа, которого она так боялась. Однако во время своих бесцельных блужданий по надземке она вновь заблудилась и долго <text:soft-page-break/>пыталась понять, как ей вернуться на нужную линию, по которой она сможет доехать до Гарни. У Аны больше не было чувства, что ее кто-то ждет, и она едет на встречу к кому-то - ее ждал лишь бесцветный одинокий вечер и радио-приемник, который, как ей казалось, она забыла выключить перед тем как уйти.</text:p>
      <text:p text:style-name="P4">Ана утомила это бесцельное путешествие, заброшенные окраины, на которых город словно умирал, станции, где никто не ждал поездов, и она хотела лишь скорее вернуться домой - наверняка очиститель воздуха уже заработал в полную силу, - но она не была даже уверена, что едет по правильной ветке. Однако ей не хотелось спрашивать у кого-то дорогу.</text:p>
      <text:p text:style-name="P4">Ана была уставшей и расстроенной, ее не пугали даже приближавшиеся сумерки и то, что она может провести всю ночь на какой-нибудь станции, ожидая, когда завершится час тишины. Она не сразу заметила, что на улице что-то происходит.</text:p>
      <text:p text:style-name="P4">На одной из остановок люди как-то необычно торопливо зашли в вагон, нервно оглядываясь на опустевшую платформу, и, когда поезд тронулся с судорожным рывком, под шум помех из динамиков - как эхо от непрозвучавшего объявления, - стали что-то взволнованно разглядывать в окно. </text:p>
      <text:p text:style-name="P4">Поезд двигался необычно шумно, Ана поначалу решила, что под конец дня, когда заканчивается действие ее препаратов, и дышать снова становится тяжело, ее начинают раздражать любые резкие звуки. Но потом она посмотрела в окно как и все остальные.</text:p>
      <text:p text:style-name="P4">Улицы для этого времени, еще до заката солнца, были необычно пусты - как будто незаметно объявили внеурочный час тишины или страшная тревога, беззвучная как в безвоздушном пространстве, распугала всех прохожих. Изредка можно было заметить одинокую фигуру какого-нибудь человека, бежавшего, точно спасаясь бегством, вдоль скоростных путей, по направлению к ближайшему зданию. </text:p>
      <text:p text:style-name="P4">Ана никак не могла понять, что происходит.</text:p>
      <text:p text:style-name="P4">Не раздавался истошный вой сирен, не пылали на стенах домов ярко-красные панические огни - лишь поезд с режущим свистом рассекал вечерний воздух, пролетая над безлюдными улицами. И только когда стекла вагонов стало обдавать уличной пылью, Ана вдруг увидела - волны песка над тротуарами, обрывки бумаги, которые бешено носились в воздухе, мечущиеся тени от фонарей на зданиях. Ветер. </text:p>
      <text:p text:style-name="P4">За окном что-то ярко блеснуло и затем, чуть опаздывая за молнией, послышался громовой раскат, отраженный от многочисленных стен, словно усиленный слепыми тоннелями кварталов.</text:p>
      <text:p text:style-name="P4">Ана видела зарождение дождя.</text:p>
      <text:p text:style-name="P4">Когда Ана подъезжала к станции, на которой собиралась выходить, то <text:soft-page-break/>по хлипким стенам вагона уже вовсю хлестал неудержимый ливень, улица в окне стала терять осязаемую плотность и привычные цвета, словно все вокруг смывали тяжелые потоки пены, а небо превратилось в ревущий водопад. Она заколебалась, решая, выбежать ли ей под дождь, на открытый перрон, или поехать дальше, не зная даже, куда завезет ее поезд. На какое-то мгновение ей показалось, что их длинный несущийся сквозь потоки воды состав даже не остановится на станции - музыка из динамиков не играла, поезд слишком поздно стал замедляться - машинист, наверное, не сразу заметил огни приближающейся станции, и Ану сильно качнуло от резкого торможения. Когда состав наконец остановился, она была единственной, кто выбежал в открывшиеся двери, прикрывая голову поднятным воротником куртки.</text:p>
      <text:p text:style-name="P4">Ана быстро пересекла перрон, но все равно успела намокнуть. Руки ее дрожали, она впервые в жизни попала под дождь. </text:p>
      <text:p text:style-name="P4">В зале ожидания собралась <text:s/>уже целая толпа. Некоторые даже стояли на лестнице, у подступов к платформе. Большинство из этих людей попали на станцию с улицы, перед началом грозы, и даже те, кто собирался уехать на поезде, не решались подняться на залитый дождем перрон.</text:p>
      <text:p text:style-name="P4">Ана спустилась вниз, отряхивая свою мокрую куртку. Широкий обмякший воротник тяжело свисал у нее на спине. В ботинки попала вода. На Ану смотрели как на прокаженную. Она попыталась протиснуться поближе к окну - ей вдруг захотелось посмотреть на дождь, гул которого отдавался в каменных стенах - и ее опасливо пропускали, некоторые даже боялись к ней прикоснуться.</text:p>
      <text:p text:style-name="P4">Но Ану почему-то совсем не беспокоило то, что она попала под дождь.</text:p>
      <text:p text:style-name="P4">Через окна зала ожидания, плотно закрытые, с широкими исцарапанными стеклами, по которым хлестали косые струи воды, было невозможно что-то увидеть. Ана стояла, вытирая капли со лба. Она подумала, что этот дождь, пропущенный бюро прогнозов, предсказанный на неверное время, должен был начаться даже не вчера, а много дней назад, вместо яркого лицемерного праздника, после которого до сих пор в некоторых районах висели обвислые флаги.</text:p>
      <text:p text:style-name="P4">Со стен в зале врубились громкоговорители - на полную громкость, до раздражающего электрического звона, и надсадный металлический голос предупреждал об изменении в графике движения поездов. Потом, словно устав от бессмысленных объявлений, механический диктор замолчал, и послышалась плавная успокаивающая музыка - видимо, громкую связь переключили на какую-то случайную радио-волну.</text:p>
      <text:p text:style-name="P4">Очистители воздуха не работали - если они вообще были на этой станции. В зале быстро стало душно. Люди громко разговаривали, <text:soft-page-break/>обсуждали неожиданный дождь. Некоторые жаловались на то, что им придется провести на этой захолустной окраине всю ночь, хотя вечер только начался - правда, из-за пасмурной темени на улице в это было трудно поверить.</text:p>
      <text:p text:style-name="P4">Ана старалась глубоко дышать, но все равно у нее начала болеть голова, и все вокруг потемнело, точно после резонирующих объялений в зале ожидания приглушили свет.</text:p>
      <text:p text:style-name="P4">Станция не была рассчитана на такую толпу народа. Ветер на улице обдавал отсыревшие стены домов пеной дождя, и воздух, пропитанный водой, которая зародилась в результате химических реакций, наверняка был обжигающе холодным, но двери и окна нельзя было открывать. Ана представила, что, если ей станет плохо, никто даже не попытается ей помочь - никто не вызовет врачей, да и те не поедут в дождь - люди решат, что у нее впечатлительный обморок из-за неожиданной грозы или же непонятный пугающий приступ, мгновенный паралич из-за того, что она попала под дождь. Впрочем, может быть, кто-нибудь попытается снять с нее респираторную маску. Хотя бы просто из любопытства. Или чтобы проверить, не перестала ли она дышать.</text:p>
      <text:p text:style-name="P4">Размеренно и глубоко.</text:p>
      <text:p text:style-name="P4">Медленная мелодия по радио сменилась другой, послышались легкие помехи, выдавашие природу сигнала, а новая музыка, ритмичная и быстрая, слоно стала пытаться выдерживать нервный ритм дождя.</text:p>
      <text:p text:style-name="P4">Казалось, что гроза будет длиться вечность.</text:p>
      <text:p text:style-name="P4">Ана отыскала в кармане памятку Ниву, беспомощно надеясь, что может найти в ней какое-нибудь объяснение происходящему. Она воспринимала все вокруг необычно отстраненно, словно во сне. Быть может, все же действие утреннего укола еще не успело завершиться.</text:p>
      <text:p text:style-name="P4">Ана развернула записку. Бумага уже истрепалась в местах сгибов. Адреса, незнакомые названия, которые звучали как древние заклятия, дробные числа радио-частот, описание того, как переключать комнатный очиститель воздуха на бесполезный режим внутренней циркуляции, когда он лишь с дрожащим гулом перегонял через себя духоту. Для кого все это писалось? И почему Нив просто оставил эту памятку на столе?</text:p>
      <text:p text:style-name="P4">Ана почувствовала немощную слабость в ногах. Она пробралась поближе к стене неподалеку от занятой скамейки и уселась прямо на затоптанный пол. Рядом стояла высокая цилиндрическая урна, вся почерневшая изнутри, но Ана не различала запахов. На улице шумел проливной дождь.</text:p>
      <text:p text:style-name="P4">Ана подумала - а зачем он всегда пытался объяснить ей, как разбираться в карте движения поездов? К врачу они всегда ходили вместе, и Ана никогда на ездила по надземке одна, только на работе, по одной и <text:soft-page-break/>той же северной магистрали, уже много лет подряд. Почему же тогда? Ведь они бы никогда познакомились, если б Ана не заблудилась в тот день. Не жалел ли он? О чем он думал, когда уезжал в последний раз?</text:p>
      <text:p text:style-name="P4">Стал плохо работать приемник, говорил он, кажется, незадолго перед отъездом. Они расставилсь, а его беспокоило радио. Плохо работает приемник, нет четкого сигнала, хотя, возможно, это просто атмосферные помехи. </text:p>
      <text:p text:style-name="P4">Ана постаралась сосредоточиться, вспомнить последние дни перед тем, как уехал Нива. Все вокруг - гул голосов в переполненном зале ожидания, музыка с металлическими нотками, шум ливня - потеряло вдруг всякое значение, как и то, что она не могла дышать.</text:p>
      <text:p text:style-name="P4">Вместо разговора о радио, Ана представила, как поздним вечером - кажется, на улице, потому что все вокруг было в синем свету газовых фонарей, - он наклонился к ней и сказал, улыбаясь, в ответ на что-то:</text:p>
      <text:p text:style-name="P4">- Некоторые вещи просто...</text:p>
      <text:p text:style-name="P4">Ана хотела возразить, но не успела.</text:p>
      <text:p text:style-name="P4">- С этим приходится жить... - И Нив отступил назад, отодвинулся в темноту.</text:p>
      <text:p text:style-name="P4">Ана попыталась вспомнить, о чем они говорили тогда, что она его спросила, почему он так сказал, но память отказывалась ей подчиняться, и она вновь увидела свою неясную комнату, вечерний сумрак и уличный свет из окна, из-за которого стены казались другого цвета, и шипящее радио на столе. Нив пытается настроить станцию и не может. Тишина сменяется шумом помех и обратно. Нив говорит, что надо купить новый приемник, когда он вернется.</text:p>
      <text:p text:style-name="P4">- Этот в любом случае уже слишком стар...</text:p>
      <text:p text:style-name="P4">Ана почти услышала его голос - но воспоминание тут же поблекло, исчезли окно и вид из окна, стол, приемник и Нив. Ана помнила, но увидеть уже не могла.</text:p>
      <text:p text:style-name="P4">Любил ли он ее? Или ему было просто любопытно? Или же он устал от одиночество, как и она сама - в этом городе, окруженном пустыней, где так много людей, что невозможно дышать. </text:p>
      <text:p text:style-name="P4">Ана глубоко взохнула, и ей вновь послышалось, что страшно захрипела ее респираторная маска. Что-то было не в порядка. Ана подумала о своем последнем визите к врачу, левая рука заболела - ей наверняка бы полегчало, если б она сделала себе еще один укол как раньше, как советовали в медицинском центре, когда становится совсем невыносимо по вечерам. Но у Аны ничего не было. И почему Нив не записал об этом в своей непонятной памятке - всегда брать с собой ампулу и шприц.</text:p>
      <text:p text:style-name="P4">Ана сидела, прислонившись спиной к стене. Ей казалось, что свет в <text:soft-page-break/>холле медленно гаснет, голоса людей тускнеют и сливаются в неразборчивый шум, их движения становятся плавными, незавершенными. Вот какой-то мальчик, совсем еще маленький, настойчиво тянет руку к своей матери и замирает, фигура его тает в сумраке. Пожилой мужчина на скамейке, листавший изжелтевшую самодельную тетрадь, устало морщится, касается пальцами лба, и прошитые нитками страницы, ненароком выскользнув из рук, начинают, растрепавшись, падать с вядым шелестом рядом с Аной и вдруг застывают над полом. Даже грохот ливня как будто становился тише, но Ана по-прежнему отчеливо слышала каждый свой вздох.</text:p>
      <text:p text:style-name="P4">Ана снова закрыла глаза, попробовав сосредоточиться на образах - комната, приемник, Нив, - чтобы вновь услышать его голоса и почувствовала, как ее затягивает глубокая головокружительная темнота. Она, должно быть, ненадолго потеряла сознание - или же все действительное произошло за несколько секунд. Толпа в холле внезапно оживилась, послышались возбужденные крики - а, может, Ана просто так реагировала на человеческие голоса.</text:p>
      <text:p text:style-name="P4">Она открыла глаза.</text:p>
      <text:p text:style-name="P4">Дождь закончился и, хотя на улице было по-прежнему темно - непонятно, то ли из-за пасмурной половоки неба, то ли потому что действительно наступили сумерки, - люди с какой-то панической спешкой стали ломиться в двери зала. Никто как будто не сомневался, что это лишь краткий перерыв перед началом еще более сильного дождя и нужно найти место получше, с просторным холлами, работающими очистителями, удобными скамьями, где можно переждать, пока не завершится это светопреставление, а возможно, и провести всю ночь. Ана услышала, как кто-то говорил, что совсем недалеко от станции, один квартал вниз по улицу, есть большой торговый центр и что тот должен еще работать в эти часы.</text:p>
      <text:p text:style-name="P4">Люди задевали Ану, некоторые даже спотыкались о ее ноги. Она попробовала встать. Двери были широко распахнуты в ненастные сумерки, в зал тянуло холодом, таким противоестественным в середине жаркого сезона. Но идти Ана не могла - ее качало. Она даже с трудом поднялась <text:s/>- в глазах тут же потемнело, - и стояла, уперевшись руками в стену. Она была уверена, что если ее кто-нибудь толкнет - хотя бы вскользь заденет плечом, - то она тут же упадет на затоптанный пол и больше встать уже не сможет.</text:p>
      <text:p text:style-name="P4">Когда зал ожидания опустел, Ана осторожно, точно калека, медленно передвигая дрожащими ногами, выбралась на улицу. Дышать после дождя было необычно легко, хотя ей казалось, что в легких у нее оседает едва различимый запах кислоты, который не могла остановить даже респираторная маска. Вместо неба над головой был черный клубящийся <text:soft-page-break/>дым.</text:p>
      <text:p text:style-name="P4">На большинстве домов, казавших недавно покрашенными из-за размокшей штукатурки, не было даже водостоков, и мыльная дождевая пена стекала прямо по стенам, образуя на тротуаре глубокие лужи ручьи. </text:p>
      <text:p text:style-name="P4">Ветер был таким сильным, что мешал ей идти. С вывесок и фонарей, неровно державшихся в металлических опорах, слетали брызги воды, рассыпаясь на мостовой - и казалось, что дождь начинается вновь. По небу, полностью затянутому тучами, нельзя было даже определить время суток. Быть может, те люди из зала не успеют даже дойти до своего торгового центра до того, где-то над городом, в черных тучах, накопится статическое электричество, и брошенные улицы осветит вспышка грозы. Везде погаснет свет, точно нельзя расходовать электричество во время дождя, остановятся все транспортные линия - поезда встанут прямо посреди линий, замерев на улицами, выключат все очистители воздуха, и в городе до самого утра будет нечем дышать.</text:p>
      <text:p text:style-name="P4">Ана нерешительно стояла посреди улицы, под эстакадой, думая, куда ей идти. Она чувствовала себя значительно лучше, но это было похоже на краткое возвращение к жизни после комы - лишь на строго размеренное по больничным часам время - перед тем, как вновь провалиться в мертвящий сон. Когда забываешь дышать во сне, но не просыпаешься от удушья.</text:p>
      <text:p text:style-name="P4">Она могла пойти в торговый центр, как и остальные - меньше квартала вниз по улице - или куда-нибудь еще, где есть просторные помещения, герметично закрытые, охлаждаемые сотнями очистителей, и воздух не закончится так быстро, как в зале ожидания на станции. Или можно было попытаться добраться до соседней линии, по которой все еще ходят поезда, и вернуться домой, где работает радио и очиститель воздуха.</text:p>
      <text:p text:style-name="P4">Ветер продолжал усиливаться. Ана достала из кармана памятку Нива. Названия станций надземки, радио-частоты, непонятные цифры, даты, адреса. Ана вдруг почувствовала, насколько бессмысленным и ненужным был этот список. Нив как будто странно подшутил над ней на прощание. А она все время носила эту бесполезную памятку с собой.</text:p>
      <text:p text:style-name="P4">Ана порвала список прямо по полосе сгиба; затрепанная бумага разошлась легко и беззвучно. Над ней вместе с ревущим ветром пронесся скоростной поезд, уходивший вдаль, откуда приехала Ана, ослепляя сумеречную улицу прожекторными фарами. Ана разорвала памятку снова. И еще раз. И еще. Как можно мельче. Пока сложенная во много слоев бумага не перестала поддаваться. Ана скомкала в руке обрывки - почему-то влажные, хотя дождь еще не начался - <text:s/>и бросила их в пенистый ручей, который стекал вниз по пологому тротуара, к расселине у стены дома.</text:p>
      <text:p text:style-name="P4">И тут Ана почувстствовала резкую, отдающуюся во всем теле боль в груди. Комок бумаги неотвратимо таял в ручье, разворачиваясь, впитывая <text:soft-page-break/>воду. Ана упала на колени, зачерпнула его ладонью, но была уже поздно. Чернила расплылись, намокшая бумага расслаивалась, стоило лишь коснуться ее пальцем. Она уничтожила самое дорогое, что у нее было, предала воспоминания. Теперь она уже не услышит голос Нива, осталась только пустота. Теперь она никогда не узнает, что он хотел сказать, о чем собирался написать - тогда, в тот пронзительный день, перед его последним отъездом.</text:p>
      <text:p text:style-name="P4">Ана была готова отдать все что угодно, вытерпеть мучительный приступ удушья, провести всю ночь под дождем, только бы вернуть назад время, сохранить записку.</text:p>
      <text:p text:style-name="P4">Ана заплакала, ее словно разрывало изнутри. Стон, заглушенный фильтрами респираторной маски, превращался в хрип. Все было напрасно, все потеряло смысл. Ана продолжало сжимать в руке липкие клочки бумаги, ставшие синими от растворившихся чернил. <text:s/>Дышать снова стало тяжело, однако Ана не могла остановиться. Слезы стекали по респираторной маске, она вздрагивала как от холода. Все потеряно, она теперь одна. Ана попыталась снять респираторную маску, но та словно прилипла к ее лицу, а непослушные дрожащие пыльцы отказывались снять зажимы. И тут она глубоко, через силу, вздохнула и замерла, словно задерживая слезы вместе с дыханием. Ана бросила разорванную памятку на тротуар. Небо вдалеке, над серыми силуэтами домов у горизонта, стало совсем черным. Еще один поезд пролетел по эстакаде - последний, как подумала Ана, перед тем, как парализует весь город. Она посмотрела вслед удаляющемуся составу и, словно в подтверждение ее слов, огни на эстакаде стали вспыхивать красным. Дыхание ее постепенно восстановилось, но она чувствовала себя уставшей, обессиленной, больной. Ана закуталась в свою отяжелевшую от воды куртку и пошла - с трудом, превозмогая усталость - вниз по улице. Над высокими домами вдалеке уже вовсю поливал дождь.</text:p>
      <text:p text:style-name="P4"/>
      <text:p text:style-name="P4"/>
      <text:p text:style-name="P6">ВОЗВРАЩЕНИЕ</text:p>
      <text:p text:style-name="P5"/>
      <text:p text:style-name="P5">1</text:p>
      <text:p text:style-name="P4"/>
      <text:p text:style-name="P4">Ночью в городе было почти не видно звезд. Небо, бледно подсвеченное синим у горизонта - неустанное городское освещение, бессмысленное, ведь в этот час, согласно закону, никого не должно быть - постепенно темнело в вышине, поднимаясь над домами, которые казались бесформенными развалинами в разреженном ночном воздухе, возвращая себе свой естественный глубокий цвет, но не звезды, которые пыталось <text:soft-page-break/>заменить электричество.</text:p>
      <text:p text:style-name="P4">Под этим открытым небом, в котором отражалась пустота, ваккум вселенной, но только не свет, рассеянный в атмосфере, все казалось нереальным и бесплотным, теряло естественные очертания, сливалось с темнотой, и даже вездесущий свет ночных фонарей становился чем-то вроде навязчивых галлюцинации, объяснимых и изученных, как миражи в пустыне.</text:p>
      <text:p text:style-name="P4">Изредка в вышине можно было заметить одну или две тусклые песчинки, хотя все равно, уверившись в то, что свет от города мешает настоящим созвездиям проснуться, казалось, что это вовсе не звезды, а спутники связи, по яркости свечения которых можно определить высоту орбиты, совершающие свой круговой полет над планетой.</text:p>
      <text:p text:style-name="P4">Спутники часто выходили из строя.</text:p>
      <text:p text:style-name="P4">Это было подобно смерти, замедленной агонии, когда чувствуешь как медленно умирает твое тело. Сведенные судорогой мышцы, у которых живую ткань заменяет эластичная резина, а вместо крови - теплая вода, сжимают грудь и спину так сильно, что, кажется, сейчас не выдержат кости. Все тело изнывает от боли, а во рту чувствуется металлический привкус крови. Вздохнуть почти невозможно, смертельная тяжесть подбирается до самого горла, и все вокруг начинает застилать темнота - как небо, лишенное звезд. Почему-то в этот момент думаешь, что именно так должен чувствовать себя человек, умирающий от удушья - зрение становится ненужным из-за отсутствия света, медленно умирают все органы, тебя словно вытолкнули в пустоту, в бесконечное пронизывающее одиночество вселенной, где жизнь длится мгновения. И в тот момент, когда понимаешь, что тело твое уже отказывается сопротивляться боли, что боль поглотила его целиком, и даже мертвая хватка резиновых мышц не в силах противостоять обезумевшей силе притяжения,внезапно становится легче, напряженные мышцы костюма ослабевают, ты уже можешь вздохнуть и, приподнявшись, все еще не веря в то, что снова обрел зрение, видишь в иллюминатор удивительную звездную ночь.</text:p>
      <text:p text:style-name="P4">Корабль Адхини выходил из атмосферы Дёзы в сто двенадцатый раз. И во второй раз - вместе с Нивом.</text:p>
      <text:p text:style-name="P4">После кольца ветров, окружавших планету, и короны газов, химический состав которых все еще подвергался усиленному исследованию, начинались концентрические круги орбит - всего девять, у всех свои названия, похожие на имена давно умерших людей, - на высоте от нескольких сотен до двадцати тысяч миль.</text:p>
      <text:p text:style-name="P4">Все спутники последней орбиты образовывали <text:s/>единое кольцо, вереницу постепенно удаляющихся огней, сокращавшую расстояние между людьми, и казалось, что их сосредоточенное существование во тьме <text:soft-page-break/>орбиты настолько взаимосвязано и едино, что, стоит лишь одному из спутников выйти из строя, как вся система неизбежно выбьется из ритма, начнут хаотично мигать сигнальные маячки, а затем коммуникационная линия погаснет, точно размокнутая электрическая цепь. Но спутники часто ломались, а вместо них продолжали работать другие, перехватывая их сообщения и транслируя их дальше, по релейной линии, пока ослабевающую радио-волну не принимал другой скрытый в тени Дёзы спутник. Но если бы станция вышла из строя, то ее никто не смог бы заменить. </text:p>
      <text:p text:style-name="P4">Об этом Ниву сказали еще перед первым полетом - наверное, считая, что данный факт должен вселить в него чувство гордости за свой труд - но Нив почувствовал лишь страх, как человек, осознающий, что одно его неверное действие может вызвать катастрофу.</text:p>
      <text:p text:style-name="P4">У всех спутников - даже у самых старых и бессмысленных, умевших передавать лишь похожий на ритмичный контрапункт федеральный код, давно забытый, вышедший из моды - были названия, обязательно на гали, длинные и волнующие, как имена богов. И только станция оставалась безымянной. Вместо этого у нее был номер - несколько цифр, дробный знак и окончание, отсчитывающее остаток, - похожий на странную космическую радио-частоту.</text:p>
      <text:p text:style-name="P4">Когда Нив впервые прилетел на станцию, то сильно нервничал, считая, что ему непременно поручат какое-нибудь невыносимо сложное задание, жестокий тест на профессиональные навыки, на умение справляться с ситуацией, преодолевать сопротивление потерявшего опору тела, и если он не справится, если бдительные наблюдатели с Дёзы окажутся недовольными исполнением дотошных инструкций, то ему никогда больше не позволят увидеть эту звездную ночь.</text:p>
      <text:p text:style-name="P4">Но ничего не происходило.</text:p>
      <text:p text:style-name="P4">Скучная профилактика, однообразные дни в невесомости, когда пытаешься привыкнуть к тому, что перестал ощущать разницу между положениями в пространстве, жизнь по утвержденному командованием расписанию, плановая проверка всех систем, дотошные отчеты, регулярные выходы на связь с механическим голосом в командном центре, который говорил словно по инерции, повторяя слова, никогда не меняя интонации.</text:p>
      <text:p text:style-name="P4">Самым <text:s/>ярким воспоминанием о полете стало чувство тошноты и легкого расстройства координации, когда Нив спустился из корабля на выжженную посадочную полосу в доке. Вокруг стоял тяжелый разъедающий легкие чад. </text:p>
      <text:p text:style-name="P4">Их вышли встречать - люди в медицинской форме и люди в форме военной полиции, все в масках, как того требовали инструкции. Они <text:soft-page-break/>повели Нива, бережно держа его под руки и ничего не говоря, с таким видом, что разговоры строго запрещены по уставу встречи, а он с трудом волочил ноги, оглядываясь на обгорелый остов корабля, радуясь этой молчаливой деловито помощи, словно отучившись ходить самостоятельно.</text:p>
      <text:p text:style-name="P4">Ощущения того, что он был в космосе, за пределами планеты, так и не появилось. Ниву казалось, что он пережил двухнедельные пытки. Именно это в центре называли космической программой.</text:p>
      <text:p text:style-name="P4">Все эти дни, которые измерялись по часам, а не по движению солнца, всегда одна и та же сторона планеты, страшное чувство, что ты запаян в герметичной камере, выброшенной за пределы знакомого мира, в пустоту, где не распространяется звук, и какое-то необъяснимое нарушение чувства окружающего пространства, нарушение представлений о собственном теле, нарушение сна и непрекращавшаяся сонная слабость в постоянном полумраке из-за распоряжений экономить электричество, хотя батарей на станции хватило бы еще на сотни лет, а затем возвращение на Дёзу, чудовищное испытание, еще худшее, чем при взлете, во время которого не выдерживает кровеносная система, глаза застилает кровью и кажется, что весь мир вывернут наизнанку. У Нива даже остались синяки от <text:s/>эластичных мышц противоперегрузочного костюма, сжимавших тисками тело в безуспешных попыток остановить приток крови к голове. </text:p>
      <text:p text:style-name="P4">Нив был сначала удивлен, а потом, когда дурнота и головокружение прошли, и он снова привык к неуклюжей тяжести своего тела, досадно разочарован, хотя никому об этом не говорил. В конце концов это просто работа. Работа, о которой мечтают многие - как и он сам когда-то.</text:p>
      <text:p text:style-name="P4">Но во время второго своего полета - хотя по-прежнему не было никаких чрезвычайных происшествий, все та же бессветная плановая проверка, невесомость, лишавшая сна, предписанная правила экономия электричества и ненастоящий воздух, вернее, заменявшая его смесь газов, рождавшаяся в результате химического синтеза, которой они дышали все эти дни - Нив вдруг изменил свое мнение.</text:p>
      <text:p text:style-name="P4">Станция, которую он не понял, не увидел в первый раз, неожиданно представилась ему не просто еще одним спутников связи, с самой большой радио-антенной из тех, что когда-либо строили на Дёзе, а таинственным святилищем, выведенном на самую высокую орбиту их иссушенной планеты, центром космического радио, все принципы работы которого были Ниву отлично известны, как того требовали его должность и профессия, однако начинали казаться неисследимыми. Само существование этой станции было противоестественным, нарушало все законы физики, действие которых, наряду с законами здравого смысла, ослабевало тем сильнее, чем больше они удалялись от Дёзы, как будто в темноте космического пространства переставали иметь силу принципы <text:soft-page-break/>любых человеческих наук, и станция, поднимаясь на самую верхнюю точку, на высоту в двадцать тысяч миль над вечной пустыней, начинала обращать пространство во время, двигаться со скоростью света, оставаясь неподвижной, принимать сигналы, прошедшие через миллиарды миль пустоты. </text:p>
      <text:p text:style-name="P4">Нив подумал, что у станции есть имя, но имя это нельзя произносить вслух.</text:p>
      <text:p text:style-name="P4">Нив работал вместе с тремя другими техниками, старшим инженером профилактической команды. Каждый год его командна должна была убедиться, что станция готова к приему сигналов от исследовательского корабля, летевшего в произвольно выбранную точку в пространстве, официально названную Анади, где не было никаких туманностей или звездных систем, лишь пустота, бессмысленная, как центр бесконечности - со скоростью, которую не мог бы вынести ни один живой человек.</text:p>
      <text:p text:style-name="P4">Проверки всегда шли по строгому плану, и от от плана этого, казалось, нельзя было отступать, даже если станция сойдет с девятой орбиты и начнет падать в пески спящих земель. На все случаи существовала дотошная инструкция, выученная Нивом наизусть как молитва. Все проверки были расписаны по часам. Нива избавляли от необходимости принимать решения, оставалось лишь усердно следить за тем, как выполняют свои обязанности другие и составлять машинальные отчеты о ходе проверок. Часто работы было так много, что Нив почти не видел своих коллег, но даже когда они отдыхали, то часто проводили время в нерешительнолм молчании - им казалось, что каждое их слово записывается и передается в командный центр на Дёзе - и они попросту не знали, о чем можно говорить.</text:p>
      <text:p text:style-name="P4">Каждому отводилась своя каюта, тесный отсек в глубине цилиндрических коридоров, где фотографии - один и тот же вид на анильское море, в желтых тонах, с таким же неестественным засвеченным небом - заменяли собой иллюминаторы. Тяжелее всего становилось во время положенного отдых, условной ночью, которая начиналась по часам, когда приходилось мучаться от бессоницы, пытаясь найти удобное положение в пространстве, никогда не знавшем силы тяготения, не предназначенном для жизни, думая, что вид пустыни на стене напоминает не о доме, а об окружающей их пустоте. В эти моменты, на грани сна, болезненно обострялось восприятие, и можно было услышать усталый стон металла, треск приборов в далеких отсеках, методично васчитывающих очередной никому ненужный отчет, ровный гул в бесконечных коридорах, которые проваливались в темноту и другие слуховые галлюцинации. А потом, незаметно, вдруг приходило понимание, что ты находишься внутри самого большого в мире радиоприемника, <text:soft-page-break/>который принимает сигналы из других миров. Тем временем южный полюс планеты затягивала тень.</text:p>
      <text:p text:style-name="P4">Станция представлялась необъяснимо огромной - помещения под кодовыми номерами, длинные, уходящие в темноту туннели, машинные отсеки, заставленные вычислительными машинами, которые не выключались никогда, - но Нив всегда ощущал какую-то тесно, возможно, из-за искусственного воздуха, который казался пропитанным кислотой как после дождя и тусклого электрического света. На него давила темнота.</text:p>
      <text:p text:style-name="P4">Иллюминаторы на станции были только в одном помещении, которое все называли рубкой. Там - рядом с неизменным видом на одну и ту же сторону планеты, не более реальным, чем фотографии пустыни в каютах - они регулярно отчитывались перед командным центром. Говорил всегда только Нив, а все остальные, согласно уставу, должны были безмолвно присутствовать на церемонных сеансах связи. Там же они нередко собирались вместе во время перерывом - и не решались говорить.</text:p>
      <text:p text:style-name="P4">Со станцией никогда ничего не случалось. Другие техники, летавшие на профилактику задолго до Нива, даже не могли вспомнить, чтобы хоть раз что-нибудь переставало работать. Можно было подумать, что их миссия заключалась вовсе не в проверке исправности всех приборов, ретранслятора, приемной антенны, питающих элементов, срок службы которых во много раз превышал продолжительность жизни любого из них, а в чем-то другом, куда более значительном, что от них старательно скрывали, как если бы само человеческое присутствие изменяло что-то в работе приборов, выдаваших разные показания в зависимости от напряжения в электрической сети.</text:p>
      <text:p text:style-name="P4">После второго полета был длительный перерыв - Нива заменили на другого техника, не удосужившись даже объяснить причины. Он уже решил, что никогда больше не полетит на станцию - это вызывало у него странное облегчение и огорчало одновременно - но потом пришло распоряжение, что он утвержден в составе экипажа, в той же должности, что и раньше, на новый полет. Третий, в жизни Нива.</text:p>
      <text:p text:style-name="P4">Адхини был небольшим грузовым кораблем, способным садиться и даже взлетать без ракетоносителя и преодолевать небольшие расстояния в пределах солнечной системы - до ближайших планет. Нив всегда мечтал отправиться туда, в темноту, где, казалось, само распространение света происходило по особым законам, к другим мирам, ради которых приходилось выдерживать куда более жестокие перегрузки, чем во время обычного орбитального полета, но у него была другая миссия, даже более важная, как убеждал он себя.</text:p>
      <text:p text:style-name="P4">Станция, наполовину скрытая черной тенью, была похожа на расколотый купол древнего храма, страшно тонущий в темноте. Адхини <text:soft-page-break/>медленно приближался к ней - на самой маленькой тяге, в абсолютной тишине. Нив все еще сидел, крепко привязанный тугими ремнями к креслу. В иллюминаторе проплывал подсвеченный солнцем нимб Дёзы, пустынные кратеры помноженные на слитные серые плато городов, отталкиваемый прочь из поля зрения той силой, которая неумолимо тянула их вперед, и у Нива не было сил даже повернуть голову, чтобы посмотреть вслед исчезающей планете. </text:p>
      <text:p text:style-name="P4">Тело его не успело справиться с обморочным ощущением легкости и какой-то зияющей пустоты внутри, словно, вырвавшись из гравитационного колодца, все предметы начинают терять плотность и массу, и он сам превращается в призрака и лишь по привычке считает себя живым, принимая память за реальные ощущения - жжение в легких, тяжесть в ногах, пульсирующая боль под левым веком, из-за которой подводит зрение.</text:p>
      <text:p text:style-name="P4">Грудь и спина болели, обожженные судорожной хваткой эластичной мускулатуры костюма. Все еще не верилось, что мучения закончились, перегрузки сменились невесомостью, а рев моторов - оглушающей тишиной, но станция, вернее огни, условно обозначавшие ее скрытые в тени очертания, уже проступали вдалеке, сменив в иллюминаторе сгинувшую планету.</text:p>
      <text:p text:style-name="P4">Это было похоже на священнодействие, под звук собственного дыхание, сбившегося с ритма, на торжественный обряд в непроницаемом вакууме - плавная, выверенная до каждого малейшего движения стыковка с гигантской приемной антенной на последней орбите, после которой сила гравитации Дёзы окончательно ослабевала, и циклический порядок сменялся жутким хаосом открытого космоса.</text:p>
      <text:p text:style-name="P4">Нив смотрел в иллюминатор на то, как станция неумолимо притягивает их к себе, как постепенно возникает из пустоты вытянутый стыковочный шлюз - словно он всегда был рядом, и им лишь не хватало света, - на котором синхронно мигают сигнальные маяки, и поднимается, сначала наискозь, а затем выравниваясь по направлению часовой стрелки, потускневший едва различимый номер - кодовое обозначение станции, напоминающее радио-частоту. </text:p>
      <text:p text:style-name="P4">Все было в точности так же, как и во время предыдущего полета, как будто по-другому и не могло быть - по их кораблю пробежала дрожь, раздался неприятный громкий сигнал, которым рефлекторный автомат, отслеживавший их движение, извещал о превращении двух искусственных тел в одно большое подчиненное законам кругового движения тело, и что-то вокруг, что-то в воздухе на корабле неуловимо изменялась.</text:p>
      <text:p text:style-name="P4">Хотя, соответственно должности, Нив единолично отвечал за проведение всей профилактики, в действительности все его руководство <text:soft-page-break/>сводилось к проверке, насколько точно исполняются инструкции и приказы, подгтовленные на Дёзе за много дней до их полета. Сначала они должны были проверить питательные элементы и включить систему жизнеобеспечения - терморегуляторы, генераторы кислорода, рециркуляцию воздуха. Этим занимался Нибхат, специалист во всем, что поддерживало их существование в замкнутом пространстве на самой высокой орбите, а Нив должен был сопровождать его, хотя помощь Нибхату никогда не требовалась.</text:p>
      <text:p text:style-name="P4">Они плыли в темноте по узкому коридору, держась руками за поручни в стенах и освещая себе путь мощным прожекторными фонарями. Нив знал - по крайней мере, так рассказывали другие, - что даже при выключенных генераторах на станции еще сохранялся воздух, дыхание сотен людей, побывавших здесь до них.</text:p>
      <text:p text:style-name="P4">Освещая монотонные стены фонарем, Нив вдруг подумал, что станция, когда не работают все эти многочисленные машины, благодаря которым они могут дышать, похожа на склеп.</text:p>
      <text:p text:style-name="P4">Первоначальная проверка и включение систем жизнеобеспечения - когда остальные члены команды оставались на Адхини, а Нив вместе с Нибхатом совершали свой обход - длилась несколько часов. Все это время они дышали воздухом из невесомых баллонов за спинами, который вызывал опьянение и легкую тошноту. Даже когда начинала работать циркуляция, они не снимали, как того требовал устав, свои маски. Работал в основном Нибхат, а Нив лишь безучастно следил за его действиями. После включения системы, Нибхат проводил диагностику, несколько раз подряд проверял показания приборов, а затем - короткий кивок головой, лицо, лишенное выражения, в черной кислородной маске - они перебиралась в следующее помещение, проплывая по очередному длинному туннелю.</text:p>
      <text:p text:style-name="P4">Нибхат летала на станцию дольше Нива, однако он проверял все системы с такой тщательностью, что можно было подумать, будто ему поручили это впервые, прочитав прощальное напутствие о том, насколько важен и незаменим его труд.</text:p>
      <text:p text:style-name="P4">Они не снимали маски, пока все системы не начинали работать, и наконец, когда станция оживала, восстанавливалось энергоснабжение, коридоры освещались приглушенным светом, а у потолков тихо шуршали воздуховоды, Нибхат поднимал бесполезную маску и, протерев ладонью потное лицо, удовлетворенно вздыхал. Ниву каждый раз хотелось сказать ему что-то ободряющее, похвалить за выполненный труд, но он не мог подобрать слова. Им еще предостояло настроить передатчик для первого сеанса связи с Дёзой, чтобы отчитаться за проделанную работу.</text:p>
      <text:p text:style-name="P4">Станция неотвратимо проваливалась в тень.</text:p>
      <text:p text:style-name="P4"><text:soft-page-break/>Через иллюминатор в рубке была видна глубокая ночь на южной стороне планеты. Хотя Нив прекрасно знал, что над городом, над морем Анила, ночь по сравнению с крайним югом всегда спешит на несколько часов, и там уже занимается рассвет, но почему-то, глядя на затмение планеты, ему было так сложно представить обычные городские улицы, дома в абитинском стиле, синий свет газовых фонарей, словно все это существовало лишь в его воображении, а в действительности на Дёзе была лишь мертвая пустыня и безграничная темнота.</text:p>
      <text:p text:style-name="P4">Нив всегда сам зачитывал отчет, подготовленный согласно официальным формулярам. После того, как он заканчивал говорить, ответ из центра приходил не сразу - невидимый оператор с машинным голосом, обезличенность которого требовали сами законы космической связи,</text:p>
      <text:p text:style-name="P4">никогда не торопился, и его рассудительное неторопливое заключение раздавалось из коммуникатора после гнетущего промедления, как будто командный центр и станция были разделены не двадцатью тысячами, а двадцатью миллионами миль. Это было так неестественно и странно - молча ждать ответа из центра, слушая легкое потрескивание на линии. Из-за таких задержек Нив словно начинал физически ощущать, как далеко находится человек, с которым он говорил.</text:p>
      <text:p text:style-name="P4">После этого наступал час тишины.</text:p>
      <text:p text:style-name="P4">На следующий день - они продолжали измерять время по часам, как на Дёзе, хотя законы планетарного времени теряли смысл на орбите, позволяя сохранить лишь призрачную неправдоподобную связь с теми голосами внизу, что исправно передавало их радио - нужно было начать проверку главной антенны, такой огромной, что ее строили из готовых блоков, доставленных ракетоносителями, уже на орбите, в невесомости и черной пустоте вакуума, там, где переставали действовать законы тяготения, из-за которых ее раздавил бы собственный вес.</text:p>
      <text:p text:style-name="P4">Нив руководил по инструкции.</text:p>
      <text:p text:style-name="P4">Хотя послание с Вимауны приходило лишь раз в год - интервал между передачами плавно увеличивался по мере того, как корабль удалялся от планеты - станция работала все время, гудели вычислительные машины, тратился заряд вечных, как их называли, батарей, и приемная антенна продолжала ловить разнообразные шумы - случайные обрывки передач от других кораблей, адресованные в пустоту послания, причудливый федеральный код, похожий на мелодию для душевнобольных, треск помех - как будто весь спутник космической связи терпеливо ждал какого-то другого, помимо неразборчивых сигналов с Вимауны, послания.</text:p>
      <text:p text:style-name="P4">Все это исправно протоколировалось, сохранялось на магнитную ленту и хранилось до прибытия профилактической команды, которая должна была изучить эти записи непоследовательных шумов, после чего <text:soft-page-break/>они навсегда стирались из памяти. Нив сам проверял все данные о работе антенны за последний год. Он спускался в машинный отсек, где потолочный свет был особенно ярким, а голова начинала болеть от низкочастотного гула вычислительных устройств, неустанно просчитывавших длину и амплитуду безымянных радио-сигналов, электромагнитый мусор эфира, и, привязав себя ремнями к неудобному креслу, слишком узкому, сжимавшему таз жесткими боковыми поручнями, словно его создали те, кто имел лишь относительное представление о строении человеческого тела, просматривал все записи, сделанные после того, как на станции в последний раз были люди.</text:p>
      <text:p text:style-name="P4">Эти архивы не имели ни малейшего смысла. Нив не знал, зачем нужно проверять это бессвязное эхо от случайных передач, пытаясь определить их источник и темное беззвучное происхождение - другой спутник, сошедший с ума из-за изменения солнечной фазы, корабль, летящий от ближайших планет. Однако так полагалось по инструкции. Приятель Нива, Акар, говорил, что так, возможно, легче всего убедиться в работоспособности антенны, хотя его объяснение казалось беспомощным и <text:s/>неубедительным, особенно учитывая тот факт, что, перед тем как приступить к изучению шума, они выполняли и стандартную программу диагностики антенны.</text:p>
      <text:p text:style-name="P4">Записи подслушанных передач, которые Нив утомленно штудировал в специальном отсеке, где стены украшал такой же снимок анильского моря, как и в его каюте, нужно было проверить и перепроверить, тщательно и дотошно, и эта ненавистная бессмысленная процедура отнимала у него больше суток.</text:p>
      <text:p text:style-name="P4">Несколько лет назад, когда первичный анализатор на Дёзе не смог сам расшифровать сигналы, приходящие с Вимауны, многие были уверены, что это проблема на станции, и антенну проверяли сотни раз подряд - несколько команд вылетали на девятую орбиту, сменяя друг друга на изнурительной вахте, но ничего так и не смогли найти. В итоге все склонились к тому, что произошли непредвиденные неполадеки на Вимауне, вышли из строя передатчики, обезумел автопилот или наблюдается эффект Апараса, как называли его ученые, из-за которого сигналы от корабля, по мере его удаления от Дёзы, загадочно искажаются под действием неизвестных излучений - в том неизученном пространстве, откуда ведется автоматическая передача - и теряют какие-то существенные признаки, которые отличают кодированное послание и обычный шум. Но Нив иногда представлял себе, что проблема все же на станции, что ее просто никто не мог заметить раньше, и неожиданно, проверяя архивы записанного на ленту шума, он обнаружит какую-нибудь незначительную деталь, маленькую ошибку, повлекшую за собой катастрофический сбой <text:soft-page-break/>всего оборудования, искажая, точно ядерная реакция, весь эфир.</text:p>
      <text:p text:style-name="P4">Незадолго до перерыва к Ниву заглянул Акар, техник, с которым они часто работали вместе. Нив подружился с ним во время первого полета - несколько часов слаженного молчания сближали. Акар был почти того же возраста, что и Нив, хотя выглядел старше, - возможно, из-за того, что у него начинали седеть волосы на висках.</text:p>
      <text:p text:style-name="P4">- Все как обычно? - спросил Акар вместо приветствия.</text:p>
      <text:p text:style-name="P4">Нив почти разочаровано кивнул головой. Он снял наушники и по привычке попытался положить их на консоль, но они, отлетев в сторону, на какое-то мгновение повисли на проводе, точно сила притяжения на станции в этот миг необъяснимо восстановилась и лишь перепутала верх с низом, а потом плавно поплыли в воздухе.</text:p>
      <text:p text:style-name="P4">- Я уже почти с ума схожу от этих проверок, - сказал Нив. - И еще столько всего осталось... Просто нет сил уже.</text:p>
      <text:p text:style-name="P4">- Я тебя немного отвлеку, если ты не против, - сказал Акар.</text:p>
      <text:p text:style-name="P4">Нив заинтригованно посмотрел на своего друга.</text:p>
      <text:p text:style-name="P4">Акар с недовольным хрипом устраивался в кресле напротив Нива - видно было, что он еще не привык к невесомости, движения его казались грубыми и неловкими. Акар посмотрел на снимок на стене, указал на него пальцем и, улыбаясь, хотел что-то сказать, но передумал.</text:p>
      <text:p text:style-name="P4">- Давно хотел с тобой поговорить, - проговорил он, наконец разобравшись с креслом. - Еще с прошлого раз. Но как-то...</text:p>
      <text:p text:style-name="P4">Нив намекающе посмотрел на потолок.</text:p>
      <text:p text:style-name="P4">- Да нет здесь ничего! - хмыкнул Акар. - Уж поверь мне, больно им нужно... К тому же я не собираюсь говорить ни о чем противозаконном.</text:p>
      <text:p text:style-name="P4">- Так в чем же дело? - спросил Нив.</text:p>
      <text:p text:style-name="P4">Ближе к перерыву на станции изменилось освещения - как будто упало напряжение в электрической сети, свет стал глуше и мягче и вызывал усталую сонливость, а вид на пустыню в отсеке казался более темным, чем обычно, как будто солнечный день на неудачной фотографии превратился в ранние сумерки над морем дюн.</text:p>
      <text:p text:style-name="P4">- В прошлый раз, - начал Акар, - когда мы проверяли сведение сигналов на ретрансляторе, я заметил одну странную... особенность, и я...</text:p>
      <text:p text:style-name="P4">Нив вдруг понял, что ему даже сложно заставлять себя вдумываться в то, о чем говорил Акар. Голова у него болела. После нескольких часов, проведенных в наушниках, ему начинали мерещиться бессвязные искаженные эхом металлических туннелей звуки, словно запись обрывочных сигналов не кончалось, хотя он и отключил магнитограф.</text:p>
      <text:p text:style-name="P4">- А почему ты мне об этом сообщаешь только сейчас? - сказал Нив. </text:p>
      <text:p text:style-name="P4">Ниву хотелось спросить об этом с властным возмущением - ведь, согласно инструкциям, ему полагалось знать обо всем, что происходило на <text:soft-page-break/>станции, - но на возмущение у него просто не было сил.</text:p>
      <text:p text:style-name="P4">- Дело в том, - Акар кашлянул и как-то неловно помялся, - что я заметил это только во время перепроверки, а потом уже не смог ничего найти. Может, я просто устал и мне показалось. В любом случае мне не хотелось... ну ты сам понимаешь...</text:p>
      <text:p text:style-name="P4">- Ну ты все-таки решил мне об этом сказать, - продолжил за него Нив, - а значит все-таки не считаешь, что тебе показалось?</text:p>
      <text:p text:style-name="P4">- Может, и показалось, - вздохнул Акар, - но я постоянно думаю об этом. Ведь я проверял несколько раз. Очень сложно так ошибиться.</text:p>
      <text:p text:style-name="P4">- И что ты предлагаешь? - спросил Нив.</text:p>
      <text:p text:style-name="P4">Акар уже собирался ответить, но Нив его опередил:</text:p>
      <text:p text:style-name="P4">- Хотя нет, предложу я. Будем считать, что этого разговора не было. Вернее... Просто продолжим проверки по плану. Если останется время, то проведем дополнительные проверки на сведение, а пока, - Нив хотел развести руками, но вместо этого получился странный нелепый жест, словно он падает и пытается восстановить равновесие, - пока тут в действительности нечего обсуждать.</text:p>
      <text:p text:style-name="P4">- Да, я понимаю, - согласился Акар.</text:p>
      <text:p text:style-name="P4">Он отщелкнул ремень, сжимавший его грудь, привстал из кресла и потянулся к выходу. Нечего обсуждать.</text:p>
      <text:p text:style-name="P4">- Просто я хотел, чтобы ты знал, - сказал он, остановившись у выхода из отсека и нырнул в коридор.</text:p>
      <text:p text:style-name="P4">Во время перерыва в рубке Акар был хмур и неразговорив - казалось, что он даже жалеет о том, что рассказал о своих опасениях Ниву. Нив относился к Акару с уважением, но поверить в то, что тот умудрился найти ошибку в сведении, которую сам же потом не смог подтвердить, он никак не мог. И Акар понимал это.</text:p>
      <text:p text:style-name="P4">На следующий день Нив по-прежнему проверял данные по работе антенны, но никак не мог сосредоточиться. Он постоянно думал о том, как Акару, такому дотошному и правильному, могло померещиться расхождение сигналов. Можно было подумать, что это сама станция, ее темные коридоры, утробная тишина, так действуют на людей, и сам он тоже, после очередного полета, начнет замечать то, чего нет.</text:p>
      <text:p text:style-name="P4">На следующий день, незадолго до перерыва, произошла первая на памяти Нива неполадка - начал сбоить генератор, и в отсеке, где он сидел, замигал свет, а вычислительная машина, обезумевшая от перепадов напряжения, вывела на экран какую-то бессмыслицу. Нив уже решил, что это ему лишь померещилось - после его удручающих мыслей об Акаре и надуманной ошибке в сведении сигналов, - но через несколько минут отключилась система рециркуляции воздуха.</text:p>
      <text:p text:style-name="P4">Воздуховоды, равномерно шелестевшие у потолка, застыли, и <text:soft-page-break/>несколько секунд в отсеке была глубокая тишина, как в безвоздушном пространстве, где не поднимается звуковая волна, а потом засвистел высокочастотный аварийный сигнал, от которого начинали болеть барабанные перепонки, и освещение резко сменилось на красный, как будто глаза затянуло кровавым полотном.</text:p>
      <text:p text:style-name="P4">Нив стал поспешно выбираться из кресла и даже забыл отключить магнитограф, отбросив в сторону ненужные наушники, в которых назойливо шипел чей-то искаженный голос. В коридоре, быстро хватаясь за поручни в стенах, Нив почувствовал, как у него трясутся руки. Нужно было успокоиться. Ведь действия в таких ситуациях также описывались в предусмотрительной инструкции. </text:p>
      <text:p text:style-name="P4">Нив столкнулся с Акаром, который посмотрел на него так, словно совсем недавно предупреждал о том, что подобное может случиться. Нив ничего ему не сказал, молча проскользнув вниз, к другим отсекам, все еще пытаясь унять дрожь в руках. Нибхат, которого Нив застал в его каюте, уже одевал кислородную маску. <text:s/></text:p>
      <text:p text:style-name="P4">Тоннель, который вел в отсек с генератором, был темным - здесь свет отключился совсем, и только негромко звучала у потолка аварийная сигнализация, похожая на тонкий протяжный свист. Казалось, что даже система оповещения о неполадках вышла из строя. Нив видел, как взволнованно дышал Нибхат - он хватался за поручни в стенах так, словно боялся, что сейчас провалится в темноту, широкий луч его фонарика беспомощно метался по коридору.</text:p>
      <text:p text:style-name="P4">Жилые отсеки оставались у них за спиной, они медленно удалялись от последнего источника света, и станция, по мере того, как тускнело аварийное освещение, вновь возвращалась в свое исходное состояние - лишенная человеческого присутствия, со всеми этими машинами, которые преобразывавали электромагнитное излучение в ток.</text:p>
      <text:p text:style-name="P4">Нив пытался успокоить себя - это должно было рано или поздно произойти, все эти системы работали уже много лет, и их осмотр даже не являлся приоритетной задачей во время ежегодных проверок. Но все равно, уже после первого своего полета, Нив как-то необъяснимо верил в то, что со станцией ничего не может произойти, что неизменность всех их плановых проверок, работа сотен вычислительных машин, циркуляция воздуха и бесперебойные электрические сети были такими же несомненными, как и их размеренное движение по орбите, как ощущение невесомости собственного тела. </text:p>
      <text:p text:style-name="P4">Они передвигались медленно, как если бы экстренная экипировка, с маской во все лицо и массивными баллонами за спиной - бесполезная, но обязательная по инструкции, хотя генераторы по-прежнему исправно работали - стесняла их движения. Нив слышал каждый свой вздох, и от <text:soft-page-break/>чистого обжигающего воздуха, поступавшего через резиновые трубки, начинала кружиться голова. И из-за этого все вокруг - темнота впереди, красное марево аварийного освещения за спиной, звук собственного дыхания - становилось еще более нереальным.</text:p>
      <text:p text:style-name="P4">Высокочастотный свист аварийной системы постепенно отдалялся - они спускались в темноту. У Нива было такое чувство, что все законы физики были нарушены, и они пробираются через искаженное пространство к сошедшей с ума машине, которая скоро начнет выкачивать воздух из станции в пустоту. Тоннель, по которому они спускались вниз, был точно такой же, как и предыдущий - с такими же погасшими лампами у потолка и поручнями на стенах. Внизу тускло горел какой-то безотносительный свет.</text:p>
      <text:p text:style-name="P4">Спустившись в отсек, Нив снял маску - его лицо вспотело, дышать через респиратор становилось тяжело. Нибхат удивленно посмотрел на него и тоже снял маску.</text:p>
      <text:p text:style-name="P4">- Ты как? - спросил Нив.</text:p>
      <text:p text:style-name="P4">- Да все отлично, - быстро сказал Нибхат. - Немного... А ты спокоен, как...</text:p>
      <text:p text:style-name="P4">Акар не смог подобрать сравнения.</text:p>
      <text:p text:style-name="P4">- Это только кажется, - сказал Нив. - Хотя меня, наверное, больше испугало то, как неожиданно все это... Второй полет - а почему-то начинаешь думать, что со станцией никогда ничего не может произойти.</text:p>
      <text:p text:style-name="P4">Нибхат кивнул.</text:p>
      <text:p text:style-name="P4">- Это просто неполадка, - продолжал Нив, повторяя те же слова, которыми он сам себя пытался убедить в том, что ничего страшного не произошло. - Все это работает уже черт знает с какого года. Некоторые из цепей, наверное, перегорели, поэтому отключился свет в коридорах и перестала работать система рециркуляции.</text:p>
      <text:p text:style-name="P4">- Да, ты прав, - сказал Нибхат и одел маску.</text:p>
      <text:p text:style-name="P4">Он прикрепил фонарик к металлической скобе у входа в отсек - так, чтобы его луч освещал противоположную стену - и стал открывать щиток с предупредительными желтыми пиктограммами, по-прежнему тяжело дыша.</text:p>
      <text:p text:style-name="P4">- Остальные, наверное, даже рады, что что-то наконец случилось, - сказал Нив, хотя Нибхат и не мог ему ответить в маске. - За все эти годы...</text:p>
      <text:p text:style-name="P4">Нибхат закрыл щиток и, странно примкнув к стене, как будто его прижимала к ней непонятная сила, давление в десятки атмосфер, переместился вглубь комнаты.</text:p>
      <text:p text:style-name="P4">Просто смотреть на то, как он работает, было невыносимо.</text:p>
      <text:p text:style-name="P4">- Да, сегодняшний отчет центру будет... Они, видимо, будут... - сказал, путаясь в словах, Нив просто потому что ему было невыносимо молчать.</text:p>
      <text:p text:style-name="P4"><text:soft-page-break/>Нибхат открывал уже третий щиток.</text:p>
      <text:p text:style-name="P4">- Если здесь все в порядке, то мы можем посмотреть еще... - Нив лихорадочно соображал, вспоминая соответствующие распоряжения. - Тут ведь... не так много...</text:p>
      <text:p text:style-name="P4">Свет на потолке загорелся - неожиданно ярко, так что Нив даже прикрыл лицо рукой, но все равно перед глазами поплыли красные круги, как следы от ожогов на сетчатке. Нив уже привык к темноте, и электрический свет, сопровождавшийся мерным гудением газовым ламп,</text:p>
      <text:p text:style-name="P4">стал раздражать его даже больше, чем аварийная сигнализация.</text:p>
      <text:p text:style-name="P4">Нибхат повернулся к Ниву и, не снимая маски, привычно кивнул головой. Работа сделана. Нибхат аккуратно закрыл щиток, как если бы одно неправильно движение могло вновь привести к замыканию во всей сети, снял со стены фонарь, и они направились в следующий отсек. Рециркуляция все еще не работала.</text:p>
      <text:p text:style-name="P4">В коридоре, соединявшем технические отделения станция, по-прежнему приглушенно свистела неисправная сигнализация. </text:p>
      <text:p text:style-name="P4">Хотя фонари уже были не нужны, Нибхат забыл выключить свой, и круглое отражение от его луча скользило по стенам. Нив подумал, что Нибхат, должно быть, переживает из-за того, что ничего не заметил во время первоначального осмотра, когда они включали систему жизнеобеспечения, возвращая станцию из сна.</text:p>
      <text:p text:style-name="P4">Нив нес свою маску в руке - хотя воздух в коридорах был спертым, у него по крайней мере не было привкуса кислоты, как у концентрированного кислорода из баллонов у них за спиной.</text:p>
      <text:p text:style-name="P4">В следующем отсеке Нибхат встал у прохода и уже собирался вновь прикрепить фонарь к скобе рядом с дверью.</text:p>
      <text:p text:style-name="P4">- Что ты делаешь? - спросил Нив.</text:p>
      <text:p text:style-name="P4">Нибхат раздраженно мотнул головой и наконец отключил фонарь. Затем, слегка оттолкнувшись от стены, поплыл в центр отсека.</text:p>
      <text:p text:style-name="P4">Нив стоял в дверях, оглядывая пустой и светлый коридор.</text:p>
      <text:p text:style-name="P4">- Надо бы еще раз проверить генератор, - сказал он. - Если отключится генератор, то это будет... несколько более...</text:p>
      <text:p text:style-name="P4">Нибхат кивнул головой.</text:p>
      <text:p text:style-name="P4">Он вел себя как человек, который понимает, что, если он не поторопится, что если хоть немного замешкается и пропустит тот момент, когда свист у потолка станет вызывающе громким, сменив тревожную тональность предупреждения на вопль безнадежной паники, то вся станция лишится жизни, воздух будет бить фонатами в пустоту, антенна перестанет принимать обращенные в никуда сигналы, и они неотвратимо провалятся в окружающую их пустоту - но при этом пытается себя успокоить, сосредоточиться, понимая, что из-за спешки он только наделает <text:soft-page-break/>непозволительных ошибок, и поэтому все его движения какие-то неестественно медленные, напряженные, а дыхание частое и тяжелое.</text:p>
      <text:p text:style-name="P4">- Да сними ты уже эту маску, - сказал Нив. - Без нее дышать значительно легче.</text:p>
      <text:p text:style-name="P4">Нибхат остановил на секунд, посмотрел на Нива и снял маску, точно безропотно подчиняясь приказу. </text:p>
      <text:p text:style-name="P4">- Как там дела? Что-то не получается? - спросил Нив.</text:p>
      <text:p text:style-name="P4">- Разбираюсь, - сказал Нибхат.</text:p>
      <text:p text:style-name="P4">- Тебе ничем не нужно помочь? - предложил Нив. - А то я...</text:p>
      <text:p text:style-name="P4">Нибхат лишь помотал головой. Ему нужно было исправить это самому.</text:p>
      <text:p text:style-name="P4">Когда система рециркуляции наконец заработала, раздражающий свист сигнала наконец отключился, и Нив на какое-то мгновение решил, что он потерял слух. Нибхат, по распоряжению Нива, стал проверять генератор кислорода - делал все то же самое, что и в первый их день на станции.</text:p>
      <text:p text:style-name="P4">Нив следил за его работой. Неисправность была устранена, но он почему-то не чувствовал облегчения.</text:p>
      <text:p text:style-name="P4">- Ну вот и все, - сказал Нив. - Все снова работает. Небольшое разнообразие в наших проверках. Осталось только доложить...</text:p>
      <text:p text:style-name="P4">Нив и сам не понимал, как отреагирует центр на сообщение об этих неполадках - они могли прекратить все работы, направить на станцию новую команду, чтобы сделать повторную проверку или же просто похвалить за уверенные и расчетливые действия, благодаря которым неисправность удалость ликвидировать так быстро.</text:p>
      <text:p text:style-name="P4">Уверенные и расчетливые, подумал Нив.</text:p>
      <text:p text:style-name="P4">- Да, извини, - сказал Нибхат, в четвертый раз проверяя показания приборов. - Просто я был немного... застигнут врасплох всем этим.</text:p>
      <text:p text:style-name="P4">- Ты отлично справился, - сказал Нив.</text:p>
      <text:p text:style-name="P4">Когда Нибхат стал в пятый раз проверять генератор кислорода, Нив остановил его.</text:p>
      <text:p text:style-name="P4">- Ладно, хватит, - сказал он. - Все закончено. Ты молодец.</text:p>
      <text:p text:style-name="P4">Все было закончено. Свет везде горел, тихо шипели воздуховоды. Нив подумал, как сообщить центру о произошедшем. Во время первоначального осмотра, проведенного под моим руководством, ничто не указывало на возможность выхода из строя... Было оперативно устранено... Проведена полная дополнительная проверка всех систем. На настоящий момент...</text:p>
      <text:p text:style-name="P4">Приглушенный голос из передатчика после продолжительного молчания, когда все собравшиеся в рубке даже стали растерянно перешептываться, наконец произнес:</text:p>
      <text:p text:style-name="P4"><text:soft-page-break/>- Хорошо. </text:p>
      <text:p text:style-name="P4">Снова молчание.</text:p>
      <text:p text:style-name="P4">- Вы считаете, что можно выполнять профилактику по плану?</text:p>
      <text:p text:style-name="P4">Вопрос был задан так, как если бы единственным ответом на него было "да". <text:s/>Да, несомненно. Конечно же, да. Даже если бы навсегда отключился генератор кислорода, и во всей станции погас свет, можно было бы продолжать профилактику.</text:p>
      <text:p text:style-name="P4">- Хорошо, - повторил голос. - На сколько часов вы отстаете от графика?</text:p>
      <text:p text:style-name="P4">Все смотрели на Нива так, словно он действительно мог принимать какие-то важные решения, а не просто следовать дотошной инструкции. За иллюминатором в рубке была неизменная звездная ночь. Нив подумал, что в городе в это время уже начинает светать, поднимается в воздух священный аэростат, символизирующий утреннее зарево, и первые поезда, после перерыва длиною в ночь, проносятся по эстакадам над сумеречными улицами.</text:p>
      <text:p text:style-name="P4">На следующий день Нив уже заканчивал проверку записей всего, что перехватила за прошедший год приемная антенна. Следующей по плану работ была диагностика ретранслятора. Нив сам взялся прослушать запись последнего эфира, вспомнив о своем недавнем разговоре с Акаром. Это было вовсе не обязателшьно и не являлось частью сведения сигналов, за которое отвечал Акар, однако Нив сам никогда не слушал послания от Вимауны, и ему вдруг захотелось почувствовать то де, что и Ана, которая проводила целые дни в наушниках - как будто он мог разобраться, понять, что же привиделось тогда Акару, лишь проиграв запись на магнитной пленке.</text:p>
      <text:p text:style-name="P4">Все на станции словно бы ждали того, что вновь в металлических стенах зазвучит протяжный аварийный сигнал, отключится свет, перестанет поступать воздух или тепло. Во время перерыва коллеги Нива были еще менее разговорчивы, чем обычно. Нив заметил, как <text:s/>Акар подставляет лицо под легкую струю из воздуховода, устало сощуривая глаза.</text:p>
      <text:p text:style-name="P4">Очередной сеанс связи с центром был таким же, как обычно. Выжидающее молчание людей, собравшихся в рубке, плавное шипение приемника, мерцание приборов на панели, хаотичное, постоянно сбивавшееся с ритма. Дёза в иллюминаторе почти сливалась с темнотой.</text:p>
      <text:p text:style-name="P4">Нив в этот раз говорил с трудом, горло у него пересохло от волнения, хотя он уже давно привык к отчетам перед центром, к их монотонным неторопливым ответам, которые приносила с Дёзы радио-волна. Достаточно было лишь говорить то, что от тебя ожидали услышать, то, что следовало говорить по инструкции. Но Нив все равно беспокойно <text:soft-page-break/>покашливал и запинался.</text:p>
      <text:p text:style-name="P4">Проведены работы... Успешно завершено... Наверстывают графика... Благодаря стараниям... Хорошо. <text:s/>Голос в приемнике словно впитывал в себя холод <text:s/>окружающей пустоты, становился блеклым, обезличенным, неодушевленным. Динамики в рубке немного резонировали, когда голос произносил некоторые слова. Хорошо. Сообщение. Совместно. Продолжайте. Затем бесцветная пауза, точно связь разомкнулась на несколько секунд, и погасли в темноте радиорелейные пути. Планета заходила в тень.</text:p>
      <text:p text:style-name="P4">По завершению сеанса связи Нив позволил себе задержаться в рубке чуть дольше обычно, глядя в иллюминатор на черную планету, он направился вместе с Акаром в отсек, где их ждал Эвам, в окружении никогда не смолкавших вычислительных машин. Акар заметно воодушевился после того, как Нив и правда начал проверку всех протоколов ретранслятора; он был словно благодарен за то, что его стали воспринимать всерьез. </text:p>
      <text:p text:style-name="P4">- А ты ведь говорил, что твоя жена работает в том самом институте, - сказал Акар, когда они вместе пробирались по коридору в машинный отсек.</text:p>
      <text:p text:style-name="P4">- Да, как-то неохотно ответил Нив.</text:p>
      <text:p text:style-name="P4">Акар уважительно качнул головой.</text:p>
      <text:p text:style-name="P4">Они почти не говорили о его жене, их дружба ограничивалась работой. Акар хотел спросить еще о чем-то, но не решился.</text:p>
      <text:p text:style-name="P4">- Надеюсь, мы ничего не найдем, - неожиданно сказал Нив.</text:p>
      <text:p text:style-name="P4">Тоннель, по которому они пробирались, уходил вверх, но там, у плотно сомкнутой створки далекого отсека, было темнее - наверное, перегорели какие-то лампы - и казалось, что они неуверенно, неумело пытаясь справляться с невесомостью, поднимаются в темноту. </text:p>
      <text:p text:style-name="P4">В самом отсеке тоже было сумрачно и шумно, точно весь ток поглощали десятки вычислительных машин, издававших ровный электрический гул, и даже лампы на потолке тускнели.</text:p>
      <text:p text:style-name="P4">Эвам, самый молодой из их команды, прилетевший на станцию в первый раз, сидел, ссутулившись у широкого экрана, как-то странно вцепившись в поручни недобного узкого кресла, точно неведомая сила пыталась поднять его к потолку.</text:p>
      <text:p text:style-name="P4">- Ты чего сидишь впотьмах? - сказал Акар.</text:p>
      <text:p text:style-name="P4">Эвам посмотрел на них невидящим взглядом - как у человека, который спит наяву - и ничего не сказал. Акар недовольно покашлял и стал возиться с тумблерами на стене - что-то опять не включалось.</text:p>
      <text:p text:style-name="P4">- Как успехи? - спросил Нив.</text:p>
      <text:p text:style-name="P4">Он слегка оттолкнулся от стены и заскользил вглубь отсека. Акар <text:soft-page-break/>продолжал возиться с переключателями у дверей.</text:p>
      <text:p text:style-name="P4">- Пока... ничего... - ответил Эвам, странно растягивая слова.</text:p>
      <text:p text:style-name="P4">Ниву вдруг показалось, что он чувствует, как станция медленно изменяет свое положение в пространстве - это движение, которое ощущалось всем телом, было почти неуловимо, как колебания воздуха от истошных сигналов вычислительной машины Эвама, нервно сообщавшей о конце записи и об ошибках ввода. </text:p>
      <text:p text:style-name="P4">Нив улыбнулся, решив, что он сам, должно быть, выглядит так же, как Эвам, после нескольких часов сосредоточенного прослушивания записей космического шума и изучения системных протоколов. Когда приходится изо дня в день проверять эти безотносительные бесплотные данные, начинаешь терять ощущение реальности. Нив подумал, что должна чувствовать его жена, которая целыми днями анализирует фрагменты эфира.</text:p>
      <text:p text:style-name="P4">- Мне нужен магнитограф, - сказал Нив. - Здесь где-то должен быть...</text:p>
      <text:p text:style-name="P4">Эвам не сразу отреагировал на его слова и, лишь когда Нив повторил свой вопрос, то, вспохватившись, стал торопливо оглядываться по сторонам в поисках проигрывателя. В отсеке загорелся яркий свет - Акар удовлетворенно хмыкнул.</text:p>
      <text:p text:style-name="P4">- Так ведь лучше, не правда ли? - сказал он.</text:p>
      <text:p text:style-name="P4">- Не уверен, - сказал Нив, глядя, сощурившись, на потолок.</text:p>
      <text:p text:style-name="P4">Нив чувствовал какое-то гнетущее волнение, хотя ему доводилось слушать разрозненные обрывки сигналов с Вимауны и раньше. Он поставил пленку, одел наушники и включил магнитограф. За спиной Акар что-то настойчиво втолковывал Эваму, склонившись вместе с ним над экраном вычислительной машины. От яркого обжигающего света болели глаза.</text:p>
      <text:p text:style-name="P4">Нив слушал записи эфира несколько часов подряд. Они были так похожи на тот случайный шум и обрывки призрачных передач, по записям которых он совсем недавно проверял исправность приемной антенны. Ниву хотелось рассказать об этом кому-то, как если бы всего лишь за половину своего орбитального дня, между сеансом связи и отключением света во время часа тишины, когда приходилось заставить себя заснуть, он умудрился понять то, что многие годы не могли разгадать другие, первичный анализатор, десятки инженеров в институте, их никогда не отключавшиеся вычислительные машины, Ана. Но потом он понимал, что рассказывать в действительности было не о чем, да и вся его работа лишена смысла - не внесенная в план работ, нарушающая беспрекословные инструкции, сводящая с ума.</text:p>
      <text:p text:style-name="P4">Акар и Эвам весь оставшийся день занимались сведением сигналов и, конечно же, не нашли никаких ошибок. Нив был уверен, что их <text:soft-page-break/>дотошная проверка не принесет никаких результатов и дальше, что проблема в самой Вимауне, в немыслимом расстоянии, преодоленном слабеющим радио-сигналом, в неизвестных излучениях других солнечных систем, через которые пролетает пилотируемые машиной корабль, а сама станция, антенна, ретранслятор работают так же исправно, как и в первые дни на орбите.</text:p>
      <text:p text:style-name="P4">Однако Нив пристально следил за работой своих коллег, спрашивал о результатах, старательно показывая свой интерес, не жалея обидеть своим безразличием Акара.</text:p>
      <text:p text:style-name="P4">Ночью Нив никак не мог заснуть - тело его все еще не привыкло к невесомости, хотя прошло уже несколько дней с их прилета. Даже когда он был на станции впервые, ему так не досаждало это чувство противоестественной бесплотности, потеря точки опоры для собственного тела, когда путается верх с низом и лишь по косвенным признакам, вроде положения намертво прикрепленных к полу к предметов, фотографии анильского моря, выключенным светильникам на потолке, можно восстановить неуверенное зыбкое равновесие.</text:p>
      <text:p text:style-name="P4">Нив старался думать только о работе, это успокаивало его, возвращало из страшного сумрака к знакомой расчисленной действительности, где все было предсказуемо и понятно. План на завтра. Отчет перед командным центром в нервной напряженной тишине рубки. Несмотря на недавние проблемы с электроэнергией, удалось наверстать график работ. В силу этого хотелось бы особенно отметить... Выделять сотрудников во время отчет было не принято, хотя и не запрещалось. Нив подумал, как поведет себя Акар, если он упомянет его при следующем сеансе связи. Текущие проверки не выявили никаких аномалий. Благодаря стараниям... удалось... и теперь мы даже опережаем... Анализ системных протоколов ведется согласно... Решено провести ряд дополнительных проверок... Смещение, нет сведение сигналов. </text:p>
      <text:p text:style-name="P4">Нив все еще не мог заснуть. Он чувствовал, как станция медленно меняет свое положение в пространстве, а вместе с ней и весь его отсек - с потухшими лампами на потолке и блеклой фотографией южной пустыни - проваливается в какую-то бессветную пропасть, за границы его зрения, и он остается один на один с пустотой. </text:p>
      <text:p text:style-name="P4">Нив представлял, как он вместе рассматривает что-то на экране вычислительной машине. Эвам медленно нажимает на кнопки - кажется, что пальцы его окоченели и не сгибаются, отрывисто пощелкивает клавиатура, раздаются резкие сигналы, конец записи, неправильный ввод - а затем руки Эвама соскальзывают в темноту. Акар говорит что-то неразборчивое, показывает на экран, но Нив ничего не может разглядеть, синие строчки текста сливаются перед ним, превращаясь в какие-то <text:soft-page-break/>непонятные символы.</text:p>
      <text:p text:style-name="P4">- Вот здесь, - говорит Акар, и Нив отчетливо слышит его голос. - А еще здесь и здесь. Как будто две совершенно разные записи.</text:p>
      <text:p text:style-name="P4">Ниву хочется возмущенно возразить ему, он уверен, что его друг заблуждается, однако изображение на экране по-прежнему неразборчиво, и в этот момент Нив с ужасом осознает, что он единственный, кто не может прочитать записи протокола, которые вычислительная машина выводит на экран.</text:p>
      <text:p text:style-name="P4">Все эти мысли, хаотичные воспоминания о прошедшем дне вызывали у Нива неприятную болезненную слабость, его тело как будто медленно покидала жизнь, он не мог двинуться, даже вздохнуть было тяжело. Нив начинал постепенно засыпать, но как только связь между ним и окружающим пространством начинало блекнут, ему вдруг казалось, что он тонет, захлебывает в глухой тишине отсека, что ему нечем дышать.</text:p>
      <text:p text:style-name="P4">Мысли о работе не помогали. Нив пытался заставить себя думать о чем-то однородном, повторяющемся, как бесконечные отражения, как звезды, как коридоры на станции, в которых неизбежно путаются направления, и вся станция превращается в безвыходный лабиринт. Округлые металлические стены, переходящие в потолок, прорези работающих воздуховодов, из-за которых безлюдную пустоту технических коридоров наполняет шум слабого механического дыхания, газовые лампы, всегда на равных расстояниях, свет которых постепенно тускнеет, каждая следующая горит тише, чем предыдущая, из-за чего вся станция плавно смещается в темноту, решетки на стенах исчезают, отключается подача воздуха, коридоры переходят в ваккум в пустоту. Нет, это не это. Нив попытался представить, как он сам пробирается по коридору в очередной машинный отсек. Неизменно тусклый свет, но равномерный, везде одинаковый, ровные поручни тянутся по стенам, коридор заканчивается поворотом и начинается новый, точно такой же коридор. Затем дверь в отсек... Нет, - Нив поморщился с закрытыми глазами, - все должно быть однообразно, неизменно. Затем еще один коридор.</text:p>
      <text:p text:style-name="P4">Когда Нив наконец засыпал, то никогда не видел снов. Он помнил, он был уверен в том, что на станции ему ни разу не снились сны. Ни в одну из предыдущих ночей, которые в старательно воссозданной темноте этой искусственной ночи казались бесчисленными, хотя он и летал на станцию только второй раз. Как будто самая большая в мира радио-антенна над голова мешала приему сновидений.</text:p>
      <text:p text:style-name="P4">На следующий день все опять шло согласно плану. Акар и Эвам делали сведение, а Нив продолжал слушать записи сигналов с Вимауны. Они работали в одном отсеке - у него за спиной, - и Ниву постоянно казалось, что сейчас Акар радостно вскрикнет - хотя что могло быть <text:soft-page-break/>радостного в ошибке ретранслятора - Нив не слышал их голоса, даже совсем убавляя громкость магнитографа.</text:p>
      <text:p text:style-name="P4">Когда они закончили делать первую проверку, Нив отправил Эвама работать в другой отсек, и Акар стал заниматься поисками расхождений в сигналах в одиночку. У них был график. От которого нельзя было отсутпать.</text:p>
      <text:p text:style-name="P4">Акар вел себя так, словно сама природа ошибки такова, что ее невозможно обнаружить при первом сведении. Нив почти завидовал его убежденности.</text:p>
      <text:p text:style-name="P4">Во время перерыва коллеги Нива казались более оживленными чем обычно, как будто никого уже не беспокоили мнительные подозрения, что их могут подслушивать с Дёзы, и все привыкли к станции, к ее коридорам и пустоте. О перебоях в питании больше не вспоминали.</text:p>
      <text:p text:style-name="P4">Нибхат, который на тот момент занимался проверкой энергосбережения, увлеченно рассказывал о том, как он познакомился со своей подругой во время недавнего праздника в городе. Он машинально жевал толстый рассохшийся брикет, похожий цветом на известку. Это был их стандартный паек, который утолял голод, но после него всего равно хотелось есть. Нибхат рассказывал о каком-то праздничном представлении, когда факир подбрасывал в воздух веревку, и она не падала, оставаясь висеть, как в невесомости, точно магическая связь неба и земли. Правда, уточнял Нибхат, фокус срабатывал только в том случае, если выпить много шара.</text:p>
      <text:p text:style-name="P4">Все смеялись. Их работа подходила к концу.</text:p>
      <text:p text:style-name="P4">Во время передачи с командным центром Нив собирался в очередной раз сообщить об успехах проверки, о том, что не обнаружено никаких ошибок, что станция работает так же исправно, как и годы назад. </text:p>
      <text:p text:style-name="P4">Неожиданно вмешались сильные помехи - столь неестественные, когда находишься внутри гигантского радио-приемника на орбите планеты. Обезличенный голос рассыпался в шорохе и треске, как будто само излучение солнца препятствовало связи.</text:p>
      <text:p text:style-name="P4">Ниву приходилось просить повторить. Он думал, что на Дёзе, в городе, в этот момент занимается рассвет.</text:p>
      <text:p text:style-name="P4">Голос говорил:</text:p>
      <text:p text:style-name="P4">- Как вы оцениваете... - снова помехи, стирающие из эфира целые слова, - ... работ?</text:p>
      <text:p text:style-name="P4">Нельзя было просить повторить бесконечно. Приходилось догадываться, о чем их могут спросить.</text:p>
      <text:p text:style-name="P4">Во время приема в рубке по-прежнему говорил только Нив, никто не пытался вмешиваться, все ждали его ответов. Такова была его роль. Он стал голосом станции. Он отвечал за всех присутствующих. Он всегда <text:soft-page-break/>действовал по инструкции. У него был план работ.</text:p>
      <text:p text:style-name="P4">Акар снова стал понурым и задумчивым. Он не мог найти никаких ошибок в работе ретранслятора, и это угнетало его. Нив знал, что он занимается проверкой сведения уже в третий раз.</text:p>
      <text:p text:style-name="P4">Ночь Нив опять не могу заснуть. </text:p>
      <text:p text:style-name="P4">Мысли о работе больше не помогали. Нив даже не мог представить себе плавно плывущим по бесконечно одинаковому коридору, что-то постоянно вмешивалось, металлические стены исчезали, все вокруг заполнял вакуум, электрический свет превращался в сияние звезд, как если бы он потерял контроль над своим воображением.</text:p>
      <text:p text:style-name="P4">Нив стал думать об Ане - как она просыпается по утрам без него, сама делает себе укол, едет в переполненном вагоне в институт. Это было похоже на сон, но только Нив не переставал бодрствовать - он слышал шелест воздуховодов в своем отсеке, глухие металлические удары в стенах, которые раздавались из самых недр станции, из бесчисленных машинных отделений, но при этом видел город, неправдоподобно точно воссозданный по памяти, длинные тени на мостовых, серые улицы в начале пасмурного рассвета, и дождь, столь редкий на выжженной планете, на который никто обращал внимания. И жизнь - движение скоростных поездов, опережавших ветер, черные виманы над каменными домами, толкучка на станциях - продолжалась своим чередом. Ана стояла напротив окна вагона, ухватившись двумя руками за поручень. Нив особенно ясно представил себе ее глаза, такие красивые и уставшие, хотя день только начинался, набирал оборот, люди в поезде говорили все громче, шипели громкоговорители, изрыгая бессвязную музыку и треск помех. </text:p>
      <text:p text:style-name="P4">Постепенно всем эти мысли заставили его заснуть, Нив перестал сопротивляться страшному ощущению пустоты, окружавшей его, и провалился в темноту.</text:p>
      <text:p text:style-name="P4">Под утро его разбудил Акар. Свет в отсеке Нива еще не горел, но дверь была открыта, а в коридоре уже зажглись все лампы, и отблески от них, как причудливо казалось Ниву, плыли по металлической стене напротив него. Лицо Акара было бледным и словно состарившимся. Он явно не спал всю ночь. Во взгляде его читались усталость и страх.</text:p>
      <text:p text:style-name="P4">- Извини, - прошептал Акар, - но ты должен это увидеть. Пойдем...</text:p>
      <text:p text:style-name="P4">- Ты что... - простонал Нив. - Ты всю ночь...?</text:p>
      <text:p text:style-name="P4">- Пойдем, - настойчиво повторил Акар.</text:p>
      <text:p text:style-name="P4">И они поплыли по коридору. Нив даже не был уверен, зачем его разбудил Акар. Он думал, что ему снился какой-то сон - впервые за все время, которое он провел на станции, - однако сон ускользнул от него в первые секунды пробуждения, и он никак не может его вспомнить. Нив с упреком посмотрел на Акара.</text:p>
      <text:p text:style-name="P4"><text:soft-page-break/>- Что случилось? - спросил Нив.</text:p>
      <text:p text:style-name="P4">Он все еще чувствовал парализующую слабость после сна. Было сложно сосредоточиться на чем-то.</text:p>
      <text:p text:style-name="P4">- Да, - быстро ответил Акар, устало поморщившись. - Я тебе говорил. Сведение.</text:p>
      <text:p text:style-name="P4">Когда Нив в шутку представлял, как Акар обнаружит все-таки свою клятую ошибку в сведении, то всегда видел его самодовольное и гордое лицо, но Акар был измотан и испуган - как человек, который нашел то, что вовсе не собирался находить.</text:p>
      <text:p text:style-name="P4">Они проскользнули в отсек. Горел свет. Работала вычислительная машина.</text:p>
      <text:p text:style-name="P4">- Вот здесь, - сказал Акар, неподвижно глядя перед собой.</text:p>
      <text:p text:style-name="P4">- Что зесь? - спросил Нив.</text:p>
      <text:p text:style-name="P4">Он напряженно всматривался в синие строчки системной протокола на мерцающем лучевом экране.</text:p>
      <text:p text:style-name="P4">- Ну здесь же, здесь! </text:p>
      <text:p text:style-name="P4">Акар как-то нервно дернулся и нетерпливо посмотрел на Нива.</text:p>
      <text:p text:style-name="P4">- Слушай, - сказал Нив. - Я с трудом сейчас соображаю. Ты меня разбудил... Давай во всем спокойно разберемся.</text:p>
      <text:p text:style-name="P4">- Да, извини, - проговорил Акар, устало вздыхая. - Сейчас...</text:p>
      <text:p text:style-name="P4">Он присел в кресло и повернул к Ниву экран.</text:p>
      <text:p text:style-name="P4">- Вот посмотри, это сигнал... - Акар осекся, точно говорил на выдохе, и ему не хватило воздуха. - А это...</text:p>
      <text:p text:style-name="P4">- Не вижу, - сказал Нив.</text:p>
      <text:p text:style-name="P4">- Как не видишь? - возмутился Акар. Вот же, я показываю!</text:p>
      <text:p text:style-name="P4">Нив потер руками лицо. Ему хотелось спать. Он чувствовал себя так, словно мучался от бессоницы много дней поряд и, когда наконец сумел избавиться от всего, что мешало ему заснуть, забылся, провалился в болезненный тревожный сон, его бессердечно разбудили и заставили пялиться в монитор.</text:p>
      <text:p text:style-name="P4">- Знаешь, я не могу до бесконечности потакать твоим безумствам, - раздраженно сказал Нив. - Я тебе уже сказал, я ничего не вижу. И если ты проспишься, то...</text:p>
      <text:p text:style-name="P4">Акар перебил его - он стал громко зачитывать данные с экрана. Нив хотел остановить его - было уже достаточно, он не собирался и дальше терпеть эти безумства - но Акар, казалось, перестал его замечать. Оставаться вместе с ним уже не имело смысла. Нив в сердцах подумал, что обязательно сообщит о произошедшем центру. Он оттолкнулся от спинки кресла, слегка не рассчитав усилие, и его стало относить к стене, а не к закрытому люку отсека. Нив уперся в стену рукой и еще раз подтолкнул себя к двери. Ему хотелось только спать. У него еще был час или два <text:s/>перед <text:soft-page-break/>тем, как согласно их распорядку, начнется рабочий день. Акар продолжал говорить. Его голос звучал бесстрастно и ровно как запись.</text:p>
      <text:p text:style-name="P4">Уже открывая дверь, Нив вдруг замер и обернулся. Акар замолчал и с укором посмотрел на Нива.</text:p>
      <text:p text:style-name="P4">- Где это? Не может быть! - выдохнул Нив.</text:p>
      <text:p text:style-name="P4">Он заскользил обратно, борясь с сонным нарушением координации.</text:p>
      <text:p text:style-name="P4">- Покажи!</text:p>
      <text:p text:style-name="P4">- Я только что это делал, - сказал Акар.</text:p>
      <text:p text:style-name="P4">- Покажи еще раз, - настойчиво повторил Нив.</text:p>
      <text:p text:style-name="P4">- Вот здесь. - Акар стал водить пальцем по экрану. - И здесь. Очевидное расхождение.</text:p>
      <text:p text:style-name="P4">Нив увидел.</text:p>
      <text:p text:style-name="P4">- Да и правда, - озадаченно произнес он.</text:p>
      <text:p text:style-name="P4">Он не мог поверить в то, что показывал экран.</text:p>
      <text:p text:style-name="P4">- Но ведь это...</text:p>
      <text:p text:style-name="P4">- Незначительно? - предложил Акар.</text:p>
      <text:p text:style-name="P4">- Да, неужели ты думаешь, что это могло повлиять на работу первичного анализатора? К тому же машина могла ошибиться при выводе записей протокола из-за скачка напряжения, ты же знаешь - такое бывает.</text:p>
      <text:p text:style-name="P4">- Я проверил десять раз, - сказал Акар.</text:p>
      <text:p text:style-name="P4">Нив еще раз посмотрел на синие строчки на экране.</text:p>
      <text:p text:style-name="P4">- Такое ничтожное, - ошеломленно сказал он. - Автоматическая проверка и близко не смогла бы... Я не могу поверить, что из-за такой мелочи...</text:p>
      <text:p text:style-name="P4">- Я знаю только одно, - сказал Акар. - Допустимое количество расхождений при сведении - ноль. Без уточнения, насколько они могут быть значительными. </text:p>
      <text:p text:style-name="P4">В этот момент Нив даже пожалел о том, что Акар нашел свою ошибку в сведению, которая еще несколько часов назад казалась причудливым вымыслом, невозможным согласно самому порядку вещей, - не нужно было разрешать ему делать дополнительные проверки, не нужно было самому проверять запись последнего эфира.</text:p>
      <text:p text:style-name="P4">- И что теперь? - сказал Нив. - Ты ведь понимаешь, что это впервые за все время существования станции.</text:p>
      <text:p text:style-name="P4">- Я понимаю, что подобные ошибки возникают уже много лет подряд, и просто мы первые кто смог их заметить, - сказал Акар и добавил: - Нужно немедленно сообщить в центр.</text:p>
      <text:p text:style-name="P4">Нив несколько раз проверил этот злополучный фрагмент протокола. Не оставалось сомнений - его друг нашел ошибку в сведении. Когда они напрявлялись в рубку, то Нив почему-то подумал, что расхождение сигналов - это экстренная ситуация, а в экстренных ситуациях освещение <text:soft-page-break/>должно смениться на красный, и зазвучать пронзительный аварийный сигнал.</text:p>
      <text:p text:style-name="P4">Резонирующий голос из приемника как всегда была неестественно спокоен:</text:p>
      <text:p text:style-name="P4">- Сколько раз вы сами проверил результат? - спросил он.</text:p>
      <text:p text:style-name="P4">Нив попытался вспомнить, сколько раз в таких случаях полагалось проверить результаты, полученные другим сотрудником. Ведь в этом и заключалась его основная обязанность - проверять, как работают другие.</text:p>
      <text:p text:style-name="P4">- Четыре раза, - сказал он.</text:p>
      <text:p text:style-name="P4">Они собрали в рубке всех остальных инженеров - в спешке, ничего не объясняя, сказав лишь то, что у них внеплановый сеанс связи с центром. Нибхат и Эвам, наверное, думали, что на станции вновь какие-то неполадки, перестала работать система жизнеобеспечения, они сходят с орбиты, и страшная непонятная сила выталкивает их в пустоту.</text:p>
      <text:p text:style-name="P4">- Вы пытались определить причины расхождения? - спросил голос.</text:p>
      <text:p text:style-name="P4">Причины расхождения? Но ведь расхождение невозможно. Они пытались определить, что расхождение действительно есть.</text:p>
      <text:p text:style-name="P4">- Вы и сотрудник, нашедший расхождение, должны определить причины расхождения, -методично говорил голос. - Остальные сотрудники должны сделать повторную проверку сведения. Мы ждем подробного отчета во время следующего сеанс связи.</text:p>
      <text:p text:style-name="P4">Нив даже не думал о том, что придется искать причины расхождения сигналов. Он посмотрел на Акара, но тот лишь непонимающе покачал головой.</text:p>
      <text:p text:style-name="P4">- Они надеются, что мы за несколько часов решим эту проблему, - сказал Акар, когда Нив отключил передатчик.</text:p>
      <text:p text:style-name="P4">- Но мы ведь ее создали, - сказал Нив.</text:p>
      <text:p text:style-name="P4">Они снова плыли по коридору, который уходил в темноту - туда, где тускнели лампы, или же начинали подводить глаза, уставшие от электрического света - и казалось, что коридор бесконечно огибает всю станцию по кругу. Нив пытался отталкиваться от поручней на стенах, чтобы поспевать за Акаром, но руки его дрожали.</text:p>
      <text:p text:style-name="P4">Завтра - последний их день на станции. По крайней мере так было до того, как он проснулся. Впрочем, Нив хорошо представлял себе, что произойдет в ближайшие часы. Они ничего не найдет. Голос из передатчика - возможно, им снова начнут мешать помехи - будет все таким же бесстрастным. Нив зачитает свой отчет - результатов нет.</text:p>
      <text:p text:style-name="P4">- Меня больше беспокоит, что Нибхат и Эвам ничего не найдут, - сказал Акар. - Как и ты сам поначалу.</text:p>
      <text:p text:style-name="P4">И они вышлют другую команду - Нив в этом не сомневался. До начала эфира, до того, как зашифрованный сигнал с Вимауны дойдет до <text:soft-page-break/>станции, еще было время. А их отправят на Дёзу, где будут долго держать как заключенных, заставляя отвечать на одни и те же вопросы. И они больше никогда не полетят на станцию.</text:p>
      <text:p text:style-name="P4">- Я даже не знаю, как искать эту... причину расхождения, - продолжал говорить Акар, словно сам с собой.</text:p>
      <text:p text:style-name="P4">Нив чувствовал себя так же, как и в тот день, когда он вместе с Нибхатом продирался через темноту коридора, чтобы устранить неполадки в системе рециркуляции воздуха - только на лице его не было дыхательной маски.</text:p>
      <text:p text:style-name="P4">- Ты ве</text:p>
      <text:p text:style-name="P4">дь понимаешь, что нас скорее всего уже никогда не пошлют на станцию, - сказал Нив с упреком, как будто обвиняя Акара в том, что тот нашел расхождение.</text:p>
      <text:p text:style-name="P4">- Почему? - удивился Акар. - Я лично никогда не понимал, как они там определяют состав команды. Я летаю сюда уже черт знает сколько лет подряд, хотя наверняка не все отзывы обо мне были такими уж положительными. Так что я бы не загадывал.</text:p>
      <text:p text:style-name="P4">И тут Ниву вдруг захотелось вернуться домой, в город, к Ане. Завтрашний день должен быть последним. Станция, ее погребальный сумрак и тишина, вновь стала казаться ему безжизненной и пустой - в ней не было ничего священного, только старая электрическая проводка. Пусть ему дадут новое назначение, он поедет в другой город, в пустыню, в спящие земли - как бы далеко его не отправили, это все равно будет ближе, чем вечная ночь на высоте в двадцать тысяч миль.</text:p>
      <text:p text:style-name="P4">- Я думаю, мы еще станем героями, - в шутку сказал Акар.</text:p>
      <text:p text:style-name="P4">Его лицо в нечетком свете потолочных ламп машинного отсека казалось совсем осунувшимся и бескровным - Нив подумал, что Акар, должно быть, не спал далеко не единственную ночь.</text:p>
      <text:p text:style-name="P4">И вдруг он понял - Акар нашел на станции именно то, что хотел найти, то, ради чего он сюда прилетел. И смог убедить в этом всех остальных. Как сумасшествие, которое передается всем окружающим. А что он сам хотел искал на станции, почему хотел вернуться сюда? Сны - как будто в том, чтобы увидеть сон, находясь внутри громадной радио-антенны, было и правда что-то магическое. Планету в тени, то, как день сменяет ночь, удивительную звездную ночь в иллюминаторе в рубке. </text:p>
      <text:p text:style-name="P4">А в городе по ночам было почти не видно звезд.</text:p>
      <text:p text:style-name="P4"/>
      <text:p text:style-name="P5">2</text:p>
      <text:p text:style-name="P4"/>
      <text:p text:style-name="P4">Когда газовое освещение, придававшее городским улицам оттенки пустынного миража, уступало рассвету, и небо медленно прояснялось, <text:soft-page-break/>окрашиваясь в цвет вечных дюн, где-то далеко, за южным морем, начинали подниматься высокие фонтаны песка. Взрывов было совсем не слышно, как в вакууме, точно утренний воздух, дрожащий от зноя, препятствовал распространению ударной волны, но песчаные струи разлетались в разные стороны, поднятые чудовищной в тротилловом эквиваленте силой, и, на мгновение застыв над песчаным покровом, оседали бесцветной пылью, но стоило только развеятся клубам после первого взрыва как тут же, на небольшом отдалении, вздымалась в небо новая волна, а за ней, даже не дождавшись, пока улягутся брызги, еще одна, снова и снова - казалось, что начинается страшный песчаный шторм, непредсказанный бюро прогнозов, но вблизи от города ничто не предвещало бури - море было спокойно и мертво как всегда.</text:p>
      <text:p text:style-name="P4">Нив знал - это взрывают дюны, превращая пустыню в пустошь, где вид с любого ракурса настолько одинаков, что теряется различие между сторонами света, и лишь ветер по-прежнему дует в одном направлении - туда, где высятся первые дома и начинается скоростная магистраль. Так возводили новые стены, пытаясь восстановить периметр, призванный остановить неустанное наступление песка, но эти неустойчивые заграждения сами же неотвратимо поддавались натиску ветру, старые стены разрушались под напором пустыни, из-за чего строительство не прекращалось никогда. </text:p>
      <text:p text:style-name="P4">День был неестественно жарким - обычно так еще не припекало в этом сезоне, особенно в столь ранний час. </text:p>
      <text:p text:style-name="P4">Дёза встретила Нива фонтанами из песка.</text:p>
      <text:p text:style-name="P4">Первое время после полета он всегда чувствовал себя так, словно только что проснулся от коматозного сна. Все, происходившее вокруг, эта неуместная суета, шум просыпающихся улиц, реактивный рокот кораблей, пролетающих над домами в зареве огня, было каким-то чужим, далеким и не касалось его вовсе - Нив ощущал свою непричастность к этой странной неразумной жизни, он был изгнанником, вернувшимся назад, как будто две недели, проведенные на орбите, внутри гигантской радио-антенны в несколько миль длиной, лишили его тех чувств, что еще совсем недавно наполняли весь этот мир смыслом, изменили его навсегда.</text:p>
      <text:p text:style-name="P4">Делать ничего не хотелось. От радио, по которому с гипнотичной настойчивостью повторяли одни и те же передачи, начинала болеть голова. После простой прогулки по улице он выбивался из сил. Было сложно снова ходить самому, чувствуя странную непокорную тяжесть каждого шага, онемелость мышц, которая быстро сменялась болью в ногах и дышать воздухом, пропитанном миллионами запахов - раскаленного камня и песка, уличного чада и пота, благовоний и сладкой гнили с ближайшего базара, - оглушавших его, вызывая временный паралич чувств, так, что хотелось <text:soft-page-break/>одеть респираторную маску. Теплый пустынный ветер, приносивший пыль с берегов анильского моря, обжигал при каждом вздохе легкие, и Ниву было сложно заставить себя куда-то выходить - неосвещенная, всегда в тени, комнатка на восьмом этажа становилась спасительным убежищем, ее ровная расчитанная теснота, стены, смыкающиеся под прямыми углами, ощущение замкнутого пространства успокаивали его, отдаляя от того непонятного мира за окном, который продолжал жить по своим невозмутимым законам.</text:p>
      <text:p text:style-name="P4">Все вокруг было таким огромным. Дома в десятки этажей высотой, эстакады, которые тянулись на несколько миль, переполненные улицы, площади с толпами людей - все это пространство, заполненное хаосом и криком, и ослепительная белизна бесконечной пустыни, начинавшейся за последним кольцом, было непостижимым и невозможным, как и сны, которые снились ему каждую ночь после возвращения. </text:p>
      <text:p text:style-name="P4">Непривычно было ощущать тяжесть своего тела и то, как кровь иногда резко приливала в голове, а в глазах темнело в предверии обморока, но еще тяжелее становилось понимать, что <text:s/>этот мир, бывший когда-то привычным настолько, что даже не заслуживал внимания, </text:p>
      <text:p text:style-name="P4">стал вдруг пронзительно чужим. </text:p>
      <text:p text:style-name="P4">Врачи предупреждали его, что первые дни нужно быть особенно осторожным - возвращение к обычной жизни, после тишины и размеренного покоя на последней орбите, всегда давалось с трудом, поэтому не стоит торопиться, на все требуется время - это все равно что приходить в себя после долгого сна. Ему, как больному, предоставляли почетный отпуск, а врачи предписывали совершать специальные прогулки, не слишком долгие и не слишком короткие, чтобы мышцы вновь вспомнили тяжесть земли, настольно советовали соблюдать особый рацион, от одной мысли о котором Нива начинало тошнить, не менять резко положение в пространстве, держаться подальше от анильского моря, где воздух особенно губителен после тщательно выверенной смеси газов, которой он дышал на орбитальной станции, не ездить по скоростных линиям, глотать таблетки, чтобы восстановить нормальное давление крови. Однако, когда Нив все же решался выйти из дома, то он чувствовал себя комфортно только поездах - особенно поздним вечером, когда вагоны пустели, и не было раздражающего шума и разговоров. Поезда напоминали Ниву о станции - из-за своей какой-то механической слаженности и монотонности, ровного гула ветра за окнам, тусклого освещения в вагонах, включавшегося, когда уже начинало темнеть, и длинных тоннелей, бессветных, насквозь черных, в которые иногда влетал стремительный состав.</text:p>
      <text:p text:style-name="P4">Ана старалась возвращаться с работы пораньше - ей хотелось <text:soft-page-break/>проводить с Нивом по многу часов каждый день, как будто его не было несколько лет, а не пару недель, словно расстояние в двадцать тысяч миль изменяло законы времени. Нив боялся обидеть Ану, старался радоваться, когда заставал ее в их тесной квартире на восьмом этаже, слушал вместе с ней вечернее радио, несмотря на головную боль, но в действительности он еще не принадлежал Дёзе, он был по-прежнему там, у иллюминатора в рубке, в сумеречных тоннелях, переходящих один в другой, в отсеках, где сотни вычислительных машин неустанно составляют системные протоколы, а искусственный воздух отдает легким привкусом кислоты. За время, проведенное на станции, он успевал привыкнуть к какой-то пронзительной резонирующей пустоте этого орбитального храма, принимающего сигналы, прошедшие в пустоте световой год.</text:p>
      <text:p text:style-name="P4">Нив почему-то был уверен, что команда для следующего полета начинала формироваться сразу же после завершения миссии. Когда их, вернувшихся на Дёзу, еще только отправляли в медицинский центр, где торопливые врачи пытались определить, насколько губительно влияние невесомости и пустоты на человеческий организм, прописывали лекарства от сонной, как это почему-то называли, болезни, в главном управлении проводилось закрытое совещание, без стенографии и протоколов, в душном сумрачном помещении, куда не проникал солнечный свет.</text:p>
      <text:p text:style-name="P4">В действительности было неизвестно, кто и как определяет, нужно ли исключить кого-нибудь из старой команды, обучить новых специалистов или даже полностью пересмотреть весь состав. Руководители космической программы <text:s/>могли бы использовать отчеты Нива, которые, в чем он не сомневался, всегда записывались на пленку и прослушивались во время таких собраний множество раз, однако все его донесения были бессодержательно краткими, согласно официально принятым нормам, и единственным, что отличало разные миссии в протокольной записи, на магнитной пленке, которая тщательно сохраняла следы их пребывания на высоте в двадцать тысяч миль, были имена членов команды.</text:p>
      <text:p text:style-name="P4">После медицинского обследования они получала новые назначения - для некоторых временные, - и обычная жизнь вновь принимала свой обычный ритм, продолжаясь после </text:p>
      <text:p text:style-name="P4">перерыва. Дёза постепенно переставала казаться незнакомой и чужой, впечатления о станции тускнели, снова начинали сниться сны. И потом, словно нарочно выдержав паузу, приходило официальное извещение об утвержденном составе команды, которая полетит на станцию через год. </text:p>
      <text:p text:style-name="P4">Кто-то, быть может, Акар, даже пошутил, что у них наверняка есть специальная машина, хитроумный аппарат, использующий сложную механику, перепады напряжения или бессвязный радио шум - странную <text:soft-page-break/>эвристику, которая в действительности сводится к простому случайному выбору, - и что таким образом определяется новый состав. Судьба инженера, которая зависит от выбора безмозглой машины - это казалось смешным и в то же время правдоподобным. </text:p>
      <text:p text:style-name="P4">Впрочем, Нив совсем не смеялся, когда через три месяца после своего самого первого возвращения домой, узнал, что его утвердили в должности старшего инженера для проведения профилактических работ на орбитальной станции номер ... в следующем году. Он дословно помнил эту формулировку. По каким-то причинам он не чувствовал, что хорошо справился с работой. Он даже считал, что скорее мешал, чем помогал другим членам команды. Однако его утвердили. Поистине - случайный выбор вычислительной машины. Тот же самый, неумолимый и непредсказумый, который теперь выдал другое случайное число, и Ниву пришла издевательская благодарность за успешный труд, талантливое руководство, умение оперативно справляться с экстренными ситуациями, а также назначение на новую должность, в песках.</text:p>
      <text:p text:style-name="P4">О назначении каждому сообщали индивидуально. Знать заранее, кто полетит с тобой, было запрещено, хотя причины этого запрета никогда не раскрывались, как если бы он не имел под собой никаких разумных оснований, кроме странного малодушного суеверия. Извещение пришло вскоре после того, как Нив вновь привык чувствовать тяжесть своего тела и перестал принимать лекарства от пониженного давления - значительно раньше, чем обычно. Его переводили на ответственную, как деловито подчеркивалось в письме, должность, в специальное подразделение с длинным порядковым номером, под юрисдикцией другого министерства, и ему предстояло совершать еженедельные проверки на радио-релейных путях за морем Анила. В официальном письме даже описывались условия его работы, три выходных вместо одного, служебный виман, который будет забирать его в середине каждой недели и возвращать через несколько дней обратно, бесплатное страхование жизни, пересмотр компенсации через год.</text:p>
      <text:p text:style-name="P4">Все было описано так торжественно - читая письмо, Ниву даже слышалось, как бесцветный голос зачитывает строчки на повышенных тонах, - словно ему сообщали о почетном повышении, которого он так долго ждал. А о полете на станцию ничего не говорилось, как если бы он никогда не летал. Пустыня. Беззвучные взрывы песка, встретившие Нива, когда он только вернулся.</text:p>
      <text:p text:style-name="P4">Нив пытался убедить себя в том, что эта работа куда интересней его бесполезного руководства на станции, что Ана, даже несмотря на обещанные еженедельные поездки, наверняка обрадуется его новой должности, ведь ей было так мучительно чувствовать ту пустоту, что разделяет их, когда он улетает на орбиту, что теперь им будет проще, легче, <text:soft-page-break/>что работа на станции не давало ему ничего, кроме мучительных перегрузок и сонной болезни по возвращении.</text:p>
      <text:p text:style-name="P4">Нив рассказал ей об этом назначении - вечером, когда она вновь стала задерживаться на работе, и он ждал ее, нетерпеливо расхаживая по комнате, а потом долго не решался начать разговор, точно стесняясь говорить о своем нежданном повышении.</text:p>
      <text:p text:style-name="P4">Ана выслушала, но ничего не говорила и лишь выжидающе смотрела на Нива, надеясь, что он сам подскажет ей - вздохом, вглядом, едва заметной улыбкой, - хорошая ли это новость. Она, наверное, и не понимала, о чем говорит - пустыня, радио-релейные пути, виман, который увозить его в пески. Она просто не знала, что сказать.</text:p>
      <text:p text:style-name="P4">Нива смущало ее молчание.</text:p>
      <text:p text:style-name="P4">- Так что теперь мы уже не совсем коллеги, - сказал он, чтобы хоть как-то нарушить молчание.</text:p>
      <text:p text:style-name="P4">- И ты будешь уезжать каждую неделю? - тихо спросила Ана.</text:p>
      <text:p text:style-name="P4">Нив вдруг подумал, что эта еженедельная разлука расстроит ее даже больше, чем его полеты на девятую орбиту. Он попытался убедить - ее и самого себя, - что им теперь будет лучше, что это всего лишь несколько дней в пустыне, совсем близко, что, доехав до последней станции, конца линии, там, где пустыня сменяет город, она сможет даже увидеть, за стенами, которые препятствуют наступлению песков, те высокие дюны, за которыми будет скрывается его новая станция.</text:p>
      <text:p text:style-name="P4">Ана молчала.</text:p>
      <text:p text:style-name="P4">- И я по крайней мере буду на этой планете, - попытался пошутить Нив.</text:p>
      <text:p text:style-name="P4">Ана глубоко дышала, обдумывая его слова. Тихо шелестел у окна очиститель воздуха.</text:p>
      <text:p text:style-name="P4">- Да, ты знаешь, - сказала наконец она. - Наверное, это и правда хорошо. Тебе так тяжело даются эти возвращения.</text:p>
      <text:p text:style-name="P4">Нив почувствовал какой-то неестественный озноб, хотя в комнате, несмотря на работающий очиститель, было душно и жарко.Уже давно стемнело, но звезды заменяло синеватое марево ночных фонарей. Возвращаться всегда тяжело, подумал Нив. Особенно, когда пытаешься бороться с болезненной тяжестью во всем теле, с головокружением, обморочной темнотой в глазах недоумевая, зачем людям на этой стареющей планете столько бессмысленного открытого пространства.</text:p>
      <text:p text:style-name="P4">- По крайней мере, ты будешь здесь, - сказала Ана, обнимая Нива за плечи.</text:p>
      <text:p text:style-name="P4">Он чувствовал ее неровное дыхание на своей коже.</text:p>
      <text:p text:style-name="P4">- А я уж как-нибудь переживу, что некоторые вечера мне придется проводить одной, - улыбнулась она.</text:p>
      <text:p text:style-name="P4"><text:soft-page-break/>- На самом деле мы даже больше времени будем проводить вместе, - сказал Нив. - Я ведь теперь целых три дня отдыхаю.</text:p>
      <text:p text:style-name="P4">- Да, я на работе, а у тебя выходной, - сказала Ана.</text:p>
      <text:p text:style-name="P4">Она глубоко и быстро вздохнула, словно собиралась о чем-то сказать, но промолчала. Нив почувствовал, как все ее тело чуть заметно вздрагивает. Ее губы и лоб были горячими.</text:p>
      <text:p text:style-name="P4">- Ты хорошо себя чувствуешь? - озабоченно спросил Нив.</text:p>
      <text:p text:style-name="P4">- Да, - сказала Ана. - Просто сегодня... - Она произнесла это слово на выдохе и глубоко вздохнула. - Просто я немного устала... </text:p>
      <text:p text:style-name="P4">Нив поцеловал ее в лоб.</text:p>
      <text:p text:style-name="P4">- Я рада за тебя, - сказала Ана.</text:p>
      <text:p text:style-name="P4">- Ты знаешь, я ведь, наверное, даже смогу встречать тебя у самого института после твоей работы, - сказал он.</text:p>
      <text:p text:style-name="P4">- Обещаешь? - сказала Ана.</text:p>
      <text:p text:style-name="P4">Ее руки, ее губы, ее дыхание. Нив вдруг почувствовал, что это назначение было и вправду хорошей новостью. С самого утра, только узнав о своем переводе, он как будто ждал, пока кто-нибудь убедит его, что он должен остаться здесь, что ему не нужна эта гигантская радио-антенна, принимающая сигналы, которые никто не может понять, эта сумрачная станция, где тело становится бесплотным, где твое дыхание зависит от сотен старых машин, где все расчислено и сверено с инструкциями, каждая минута проходит под присмотром камер, каждое твое действие притязательно оценивается и обо всем нужно было составлять отчет, где никогда не снятся сны.</text:p>
      <text:p text:style-name="P4">Нив обнял Ану. Болезненное тепло ее тела, неспокойный ритм дыхания передавались ему, но Ана улыбалась. У нее были такие красивые глаза. В ее взгляде чувствовалась какая-то умиротворяющая усталость, и грусть, и любовь. Эта ночь, пусть и лишенная звезд, была только для них, а не для вечно работающих машин, как в те дни на станции, где само твое существование кажется неестественным и искусственным - за пределами планеты, которую им не дозволено покидать.</text:p>
      <text:p text:style-name="P4">Но на следующее утро Ана вновь заговорила о его назначении. Нив делал ей укол, и Ана сидела как обычно на постели, даже не открывая глаз. Тень от крестовины окна, перемежаемая с солнечными бликами, растянулась по стене. В комнате пахло сном и шаром.</text:p>
      <text:p text:style-name="P4">- Скажи, а эти твои поездки... - медленно проговорила она. - Это ведь там, где были взрывы в песках?</text:p>
      <text:p text:style-name="P4">- Наверное, - сказал Нив.</text:p>
      <text:p text:style-name="P4">Он поднял на свет шприц - было видно, как плывет на свету пыль - и слегка надавил на поршень, чтобы выпустить воздух. </text:p>
      <text:p text:style-name="P4">- Мне еще не сообщали деталей.</text:p>
      <text:p text:style-name="P4"><text:soft-page-break/>Ана вздрогнула и, поморщившись, недовольно посмотрела на свою перетянутую жгутом руку.</text:p>
      <text:p text:style-name="P4">- Сегодня было больно, - пожаловалась она.</text:p>
      <text:p text:style-name="P4">- Извини, - сказал Нив.</text:p>
      <text:p text:style-name="P4">Он достал пустую ампулу из многоразового шприца.</text:p>
      <text:p text:style-name="P4">- А почему ты спрашиваешь?</text:p>
      <text:p text:style-name="P4">Он снова протирал ей кожу пропитанной шаром ватой - там, где был едва заметный след от укола.</text:p>
      <text:p text:style-name="P4">- Да так, - сказала Ана. - Ты ведь знаешь, я все детство провела с видом на пустыню.</text:p>
      <text:p text:style-name="P4">Нив улыбнулся.</text:p>
      <text:p text:style-name="P4">- Да, наверное, в этом есть... - не договорил он.</text:p>
      <text:p text:style-name="P4">Он посмотрел в окно и попытался представить, что, вместо перекрытой эстакадой улицы, домов, окрашенных тусклым рассветом и серого городского ландшафта вдалеке, перед ним бесконечная пустыня, выточенные ветром дюны, которые простирается до тех пор, пока глаза не перестают различать детали, все вдалеке сливается в единую зубыку полосу, и это досадное бессилие зрения создает ощущение горизонта, который отделяет небо от песка.</text:p>
      <text:p text:style-name="P4">- Может быть, я тоже увижу, как над морем начинается дождь, - добавил он.</text:p>
      <text:p text:style-name="P4">Ана вспомнила, что хотела послушать прогноз погоды на завтра, точно не доверяла своим глазам и очистителю, который захлебывался от раскаленного уличного воздуха, но не смогла настроить радио. Нив тоже не нашел ни одной частоты, по которой передавали бы прогноз. Хотя и так было понятно, что ожидается засушливая жара, из-за которой кажется, что весь город, высокие потресканые стены, камень мостовых обращается в пыль. Завтра начинался праздник красок - выходной у них обоих, - и он никогда не слышал, чтобы во время праздника красок шел дождь, как если бы это противоречило законам природы.</text:p>
      <text:p text:style-name="P4">Нив собирался обсудить с Аной, чем они займутся на следующий день, но забыл, провозившись с приемником, и им удалось поговорить только вечером. Ана планировала весь день кататься по городу, пересаживаясь с одной линии на другую, пролетая в скоростном составе над теми районами, где она никогда не была. Это было странно и непонятно, Нив помнил, что она не любила раньше поезда, однако Ана заговорила о своей идее еще задолго до праздника, и ее было бессмысленно переубеждать.</text:p>
      <text:p text:style-name="P4">Однако Ана не решалась предложить план для их праздничного путешествия, шутливо признаваясь в том, что сама не знает, куда в действительности хочет поехать, и Ниву предстояло разработать особый <text:soft-page-break/>маршрут - так, чтобы они не попадали в толкучку на станциях и в поездах, но могли бы и посмотреть, как преобразился к празднику город. Ана была уверена, что он разбирается в карте транспортной сети так, словно проектировал ее сам, и Ниву пришлось сидеть весь вечер после работы, склонившись над схемой линий надземки и делать пометки, вычерчивая синей ручки тонкие ломаные отрезки, помечая те станции, куда им можно отправиться по утру.</text:p>
      <text:p text:style-name="P4">К празднику красок часто реставрировали многие дома, однако ближе к окраине масштабное восстановление часто сменялось торопливым украшением фасадом, косметическим ремонтом, и у некоторых зданий просто перекрашивали стены, освежая яркими красками старый потресканый орнамент. По всем улицам развешивали пестрые флаги, гирлянды фонарей, зажигавшихся ближе к ночи, на окна клеили вырезанные из крашеной бумаги фигурки, а музыка из динамикой играла не только в поездах.</text:p>
      <text:p text:style-name="P4">Нив беспокоился, как Ана перенесет этот засушливый день, когда даже в городе чувствуется дыхание окружающей их пустыни, и ветер приносит с юга жару и песок - вдруг ей станет плохо из-за духоты, у нее начнется приступ, она не сможет дышать - и старался продумать их праздничной путешествие так, чтобы всегда можно было быстро вернуться домой.</text:p>
      <text:p text:style-name="P4">Они вышли рано утром, когда на некоторых домах даже не погасли ночные огни - так хотела Ана, хотя еще чувствовала слабость после укола - и направились в сторону станции Нивартан, откуда всегда оба уезжали на работу, в разное время, Нив заметно раньше, чтобы успеть добраться до другого конца города. Их прогулка, как и вся улица, ничем не выдавашая грядущее торжества, напоминало начало обычного буднего дня, только теперь они были вместе.</text:p>
      <text:p text:style-name="P4">В праздник, вопреки всем законам природы, день длился дольше, чем обычно, и после сумерек электрическое освещение должно было заменить солнечный свет, поэтому весь город еще спал, никто никуда не торопился, и по пути им даже не попадались другие прохожие.</text:p>
      <text:p text:style-name="P4">Ана жаловалась на холод, потирала руками плечи, хотя, несмотря на ранние часы, уже начинало припекать. Ветер был теплым, а небо - чистым и светлым, без облаков. Нив хотел предложить Ане вернуться, его пугал ее странный озноб после укола, но не решался - она так ждала этого праздника, он не мог заставить ее весь день пролежать в постели.</text:p>
      <text:p text:style-name="P4">Старый район к празднику почти не украшали. Не было неоновых гирлянд на стенах и других иллюминаций, которые обещали в новостях, позабыли и про пестрые флаги, и лишь некоторые жильцы, вопреки унынию этих заброшенных кварталов, словно желая напомнить самим себе <text:soft-page-break/>о праздничном дне, приклеили на стекла своих окон яркие фигурки - силуэты людей, вырезанные из бумаги, невозможных цветов, всегда с распостертыми руками, точно в детских альбомах, замеревшие в причудливых позах - как движение, изображенное в состоянии покоя, - и все это так соответствовало праздничному дню, к которому долго готовился весь город и который начинался с пустоты безлюдных улиц.</text:p>
      <text:p text:style-name="P4">Издали крашеные апликации на окнах теряли форму, переставая быть узнаваемыми, превращаяясь в какие-то неровные овалы - желтые облака, синие планеты, - и становилось невозможно определить, что же они в действительности изображали, из-за чего стекла казались заляпанными приторно-яркой краской. Нив вдруг пожалел, что сам не догадался вырезать праздничные фигурки из бумаги и наклеить их на стекло с внутренней стороны окна. Ана наверняка была бы рада. У них последнее время так мало радостных событий в жизни. Но Ана все равно улыбалась, выжидающее оглядываясь по сторонам, как будто ждала чего-то, и прижималась к руке Нива.</text:p>
      <text:p text:style-name="P4">Потом они увидели несколько растяжек, совсем невысоко над землей, под эстакадой, и одинокий флаг над питейной вдалеке, пока еще благоразумно закрытой. Нивартан был уже неподалеку. </text:p>
      <text:p text:style-name="P4">Они уехали со станции в почти пустом вагоне - праздник еще не начался. </text:p>
      <text:p text:style-name="P4">Ана сидела у окна - она бы прислонилась к стеклу лбом, но ей мешала респираторная маска - и смотрела на проносящиеся мимо дома. Они выходили на той станции, где она хотела. Ана не знала названий, она просто говорила - когда начинала играть музыка, и весь состав, вздрагивая, заглушал свой ход, - что им обязательно нужно посмотреть на эту древнюю гармию, недавно отреставрированную, с чистыми яркими израсцами на стенах, которые переходили в бурый столетний камень, что нужно прочитать эту вывеску, что она обязательно хочет постоять на перроне,который накрывала как саван тусклая густая гирлянда, от которой исходила тень, а не свет.</text:p>
      <text:p text:style-name="P4">Город постепенно оживал - на станциях появлялись людей в нарядных одеждах, внешний вид которых был так необычно уместен во всем это мельтешении цветов и легкой безвкусице праздничного дня. В вагоне стало шумно, все смеялись, пересказывали выпуски новостей, обсуждали то, что происходит в центральных районах. Нив волновался, что Ане снова нездоровится, но на не показывает вида, чтобы не расстраивать его - она иногда замирала, задерживая дыхание, сидела, не двигаясь, и лишь неподвижно смотрела в окно.</text:p>
      <text:p text:style-name="P4">Ниву даже показалось, что он разбудил ее от странного нездорового сна, когда лишь слегка тронул за плечо и сказал, что им нужно выходить - <text:soft-page-break/>здесь, по его задумке, они пересаживались на другую линию, чтобы объехать праздничные толпы стороной.</text:p>
      <text:p text:style-name="P4">И снова они сидели в безлюдном вагоне, и музыка над головой играла только для них.</text:p>
      <text:p text:style-name="P4">Ана, также устроившись у окна, с интересом разглядывала крашенные дома, людей внизу в модных одеждах, предпочитавших скоростным составам неторопливые прогулки пешком, полицейских, истошный цвет формы которых неожиданно вписывался в общую гамму. Ана просила выйти на некоторых станциях, и они выходили, но часто даже не спускались с перрона. Нив начинал думать, что она пытается отыскать какое-то место - не зная ни направления, ни адреса, ни названий, - о котором давно забыла и вспомнила лишь ненароком, случайно, как сон. Нив не знал, как ее об этом спросить. На одной из станций они просто стояли на ничем не примечательном перроне, наблюдая за прохожими внизу. Ветер перебирал материю флагов, украшавших парапет на перроне, словно считая их цветные складки. Они приехали в самый обычный район, охожий на тот, в котором жили, почти не тронутый праздничной кутерьмой. Пустыня была далеко, много миль по скростным путям на юг, но почему-то казалось, что уже за этой улицей начинаются барханы, и дорожные камень сменяют раскаленные пески.</text:p>
      <text:p text:style-name="P4">У Нива возникло такое чувство, что праздник отменили из-за пониженного атмосферного давления, магнитных бурь, которые мешали приему радио-сигналов, и остались только флаги, которые трепал ветер.</text:p>
      <text:p text:style-name="P4">Ана молчала. Нив вопросительно кивнул головой, посмотрев на Ану, но та лишь молча пожала плечами. Она убрала прядь волос со лба и тяжело вздохнула. Нет, я не знаю, зачем мы здесь. Быть может, подумал Нив, ей просто понравилась музыка, которая играла, когда поезд подходил к станции.</text:p>
      <text:p text:style-name="P4">- Ты не устала? - спросил он.</text:p>
      <text:p text:style-name="P4">- Нет, все хорошо, - сказала Ана, но глаза ее говорили об обратном.</text:p>
      <text:p text:style-name="P4">Дальше по плану у них была остановка в большом торговом центре. Нив беспокоился, что там может оказаться людно - из-за питейных заведений и распродаж, приуроченных к праздничному дню, - но Ане требовался отдых, а в центре работали сотни очистителей, и воздух был таким свежим, что начинала кружиться голова. Они могли пообедать, выпить сладкие напитки, о чем-нибудь поговорить.</text:p>
      <text:p text:style-name="P4">Ана сняла респираторную маску.</text:p>
      <text:p text:style-name="P4">В той забегаловке, под самым потолком, где за перилами открывался вид на первый этаж, а Нив, точно официант, приносил различные блюда на подносе, Ана неожиданно разговорилась. Она спрашивала Нива обо всем, что они видели во время путешествия по надземке, сколько лет этим <text:soft-page-break/>зданиям, у которых десятки раз перекрашивали фасад, когда включат все иллюминации, почему на линиях, где они проезжали, почти не было людей. Они сидели на балконе, под ними тянулись отвесные изломы высоких лестниц, люди поднимались и спускались, громкоговорители вразнобой передавали о чем-то - Нив не различал слов.</text:p>
      <text:p text:style-name="P4">Ана пила напиток из высокого стакана, а Нив взял себе немного шара. Он даже почувствовал, что слегка опьянел - хотя и выпил совсем немного. Ему вдруг захотелось остаться здесь - до самого конца этого суматошного дня - и больше никуда не ездить по надземке.</text:p>
      <text:p text:style-name="P4">- А как называется эта станция? - спросила Ана. - Ну та, что здесь рядом.</text:p>
      <text:p text:style-name="P4">Щеки ее раскраснелись, но она дышала без маски легко и непринужденно.</text:p>
      <text:p text:style-name="P4">- Келиван, - ответил Нив.</text:p>
      <text:p text:style-name="P4">Ана задумалась, точно решая что-то.</text:p>
      <text:p text:style-name="P4">- И куда поедем теперь? - спросила она, отодвигая стакан.</text:p>
      <text:p text:style-name="P4">- А куда бы ты хотела? - сказал Нив. - Вернее, - поспешил добавить он, - может быть, что-нибудь такое, что ты давно хотела посмотреть?</text:p>
      <text:p text:style-name="P4">Ана покачала головой.</text:p>
      <text:p text:style-name="P4">- Я, помнится, с интересом как-то съездил в тот район, где жил раньше, много лет назад, - сказал Нив. - Хотя и с трудом вспомнил дорогу.</text:p>
      <text:p text:style-name="P4">- Если искать такие места, то мы не вернемся домой к салюту, - улыбнулась Ана.</text:p>
      <text:p text:style-name="P4">- Пожалуй...</text:p>
      <text:p text:style-name="P4">Шар был необычно горьким и обжигал все горло даже после маленького глотка.</text:p>
      <text:p text:style-name="P4">- Или можем съездить в музей планет, - предложил Нив.</text:p>
      <text:p text:style-name="P4">Пора было идти. Нив взял куртку, перекинутую через спинку стула, проверил, что ничего не забыл на столе. Ты точно не устала? Этот румянец на щеках. Но Ана лишь покачала головой. </text:p>
      <text:p text:style-name="P4">Их путешествие по городу еще не закончилось. Праздник едва успел начаться, и им еще нужно столько всего посмотреть.</text:p>
      <text:p text:style-name="P4">Когда они спускались по лестнице, то объявления в динамиках, звучавшие, казалось, над самой головой сливались в неразборчивый крикливый шум, бесцеремонно перебивая друг друга - бодрый голос начинал торжественно зазывать всех на какую-то распродажу, только в этот день, невозможные скидки, никак нельзя пропустить, и его заглушала ритмичная музыка, похожая на танцевальную, доносившаяся со всех сторон - звуковые волны окатывали их так, что даже закладывало в ушах, - а затем слышались протяжные гудки, и уже совсем другой голос, в другой тональности, с манерным выражением, подхватывал прерванное <text:soft-page-break/>объявление и на одном дыхании приглашал всех спутиться, подняться, найти этаж, отдел под номером таким-то, какой-то магазин, после чего обрывался, и вместо этого новый диктор радостно поздравял всех с торжеством.</text:p>
      <text:p text:style-name="P4">Нив подумал, что в торговом центре и правда становится неспокойно, но в то же время чувствовал какое-то приятное успокаивающее безразличие, легкий туман, неловкую бессвязность в движениях, точно выпитый шар напоминал ему первых днях после возвращения, когда его тело еще не успело привыкнуть к гравитации планеты.</text:p>
      <text:p text:style-name="P4">Они спустились в холл на первом этаже, перебивающие друг друга голоса стали приглушенными, оставшись где-то высоко, наверху. </text:p>
      <text:p text:style-name="P4">Ана одела респираторную маску.</text:p>
      <text:p text:style-name="P4">На станции собралась целая толпа. Большинство теснились на перроне, но даже в зале ожидания было людно, и им пришлось пропустить один поезд. Нив немного ошибся, планируя их путешествие, или же они слишком задержались в торговом центре. Он обнимал Ану за плечо, ограждая ее от толпы, когда они проталкивались к вагону. </text:p>
      <text:p text:style-name="P4">Им нужно было проехать все две остановки, и тогда они вновь перейдут на линию, где тихо и безлюдно.</text:p>
      <text:p text:style-name="P4">Нив опять стал беспокоиться за Ану. Если бы сегодняшний день был рабочим, он обязательно уговорил бы ее остаться дома. Нив снова хотел спросить ее о самочувствии, но не решился, подумав, что уже замучал ее своими навязчивыми расспросами. Как будто у нее может начаться приступ только из-за того, что она подумает об этом.</text:p>
      <text:p text:style-name="P4">Когда они сели в другой поезд - Ана непременно у окна, - то Ниву показалось, что они, ненадолго сбившись с пути, заблудившись на бесчисленных переходах между линиями и наспех украшенных к празднику станциях, потерявшись в этом цветном празднике, во время которого часть города заброшенно пустела, а иные районы были заполнены толпами людей, вновь вернулись на нужную магистраль, и Ана опять смотрит в окно на раскрашенную улицу, часто вздыхая и придерживаясь за спинку соседнего сидения рукой, когда поезд начинает замедляться перед очередной станцией.</text:p>
      <text:p text:style-name="P4">Нива смущало их молчание, хотя Ана всегда становилась неразговорчивой, когда одевала респираторную маску, и он стал зачем-то рассказывать ей о городе - общая площадь, протяженность всех траспортных линий, сложенная вместе, суммарная высота всех зданий, среднее количество места на одного человека - сам даже не понимая, откуда знает все это.</text:p>
      <text:p text:style-name="P4">Ана слушала его с удивлением, даже позабыв о городе в окне. Она смотрела на Нива так, словно никогда не представляла, что город настолько <text:soft-page-break/>большой, а людей так много, а здания такие высокие, хотя вся эта забавная статистика не имела никакого смысла.</text:p>
      <text:p text:style-name="P4">Они немного отклонились от намеченного маршрута и вышли на станции со звучным названием на гали, рядом с которой был музей планет. Нив и сам не слишком понимал, зачем он повел туда Ану. Музей был сумрачным и каким-то безжизненным, экспозиция не пользовалась популярностью, поэтому в его помещениях всегда соблюдалась невольная тишина, которая, вместе с приглушенным освещением, безвоздушного пространства, где не может распространяться звук.</text:p>
      <text:p text:style-name="P4">Нив беспокоился, что музей может быть закрыт - кому, кроме них, могло бы понадобиться слоняться в этот день по душным бессветным комнатам, раглядывая подсвеченные газовым светом макеты планет, - однако двери здания оказались открыты.</text:p>
      <text:p text:style-name="P4">Музей был совсем небольшим - лишь несколько сквозных комнат, где глаза поначалу, не успев привыкнуть к темноту, не различали ничего, кроме искусственных небесных тел, повисших высоко над полом в непроницаемой темноте. Ана даже не решилась снять респираторную маску.</text:p>
      <text:p text:style-name="P4">В первом вступительном зале была выставлена модель солнечной системы, подвешенная на незаметных металлических нитях под самым потолком. Нива всегда удивляли ее несоответствующие пропорции, эллипсические нити неровных орбит. Дёза, непонятно мглистого света, была даже больше чем ярко подсвеченный солнечный шар в центре.</text:p>
      <text:p text:style-name="P4">В других комнатах, в странном порядке, смысл которого был понятен только создателям этой экспозиции, красовались огромные глобусы других известных планет их солнечной системы, при оформлении которых снимки с исследовательских кораблей дополнялись художественным вымыслом, и рисованые поверхности получились настолько детальными, что можно было разглядеть даже тонкие узоры ландшафта - перешейки гор, трещины в коре, потоки застывшей магмы, движущиеся пески, похожие на ртуть.</text:p>
      <text:p text:style-name="P4">Нив остановился рядом с глобусом Дёзы, разглядывая города, напоминавшие мелкие соты с россыпью разноцветных огней - как если бы освещение кварталом составляло знаки на неведомом языке, послание в пустоту на поверхности планеты. Весь ландшафт Дёзы восстанавливался по спутниковым фотографиям, однако часть планеты была снята днем, другая же - в темное время суток, и на всю поверхность неровно ложилась тень. Нив пытался найти анильское море - он почему-то был уверен, что его видно с орбиты, но всю южную окраину города скрывала ночная темнота.</text:p>
      <text:p text:style-name="P4">- Ты что-то хотел мне показать? - спросила Ана.</text:p>
      <text:p text:style-name="P4">В последнем зале, который был в точности таким же, как и самый <text:soft-page-break/>первый, в центре красовалась причудливая конструция, похожая на модель солнечной системы. Только теперь Дёза, большая и яркая как солнце, была уже в центре, и над ней смыкались концентрические круги всех девяти орбит. Тонкая проволока, изображавшая траектории движения искусственных объектов под действием гравитации, матово поблескивала в темноте, отражая электрический свет светящейся Дёзы. Название каждой орбиты было выведено на гали - буквы подсвечивались изнутри, и, если долго всматриваться в неподвижный макет, то казалось, что они медленно плывут в темноте.</text:p>
      <text:p text:style-name="P4">Спутники на макете изображать не стали - никто, пожалуй, даже не знал их точное число, - и лишь на девятой синхронной орбите, Авайяве, - эта надпись казалась самой большой и яркой - красовалась станция, изображенная в виде купола, мертвенно застывшего над электрической планетой. </text:p>
      <text:p text:style-name="P4">Когда они вышли из музея, то Нив даже прикрыл от яркого света глаза.</text:p>
      <text:p text:style-name="P4">- Куда теперь? - улыбнулась Ана.</text:p>
      <text:p text:style-name="P4">Они вернулись на перрон и сели на ближайший поезд в сторону северо-востока. Нив уже забыл о своем маршруте - ему просто хотелось ехать дальше, неважно куда, в центральные ли районы, в другой конец города, на окраину, к пескам.</text:p>
      <text:p text:style-name="P4">Когда поезд уже отбывал, Нив заметил в окне, как на некоторых зданиях начинают загораться преждевременные синие фонари - приближался вечер.</text:p>
      <text:p text:style-name="P4">Ане как будто захотелось поближе рассмотреть эти новые в праздничной гамме цвета. Они вышли на одной из станций. Люди, стоявшие на перроне, заняли в поезде их места. Это было похоже на смену караула - ранний вечер, забытый пост на высоте в несколько этажей над бурлящей улицей, растрепанные ветром пестрые флажки, укрепленные на перилах перрона. Длинные полосы яркой материи мягко струились в воздухе. Нив слышал тихий шелест, напоминавший шум дождя. Но над ними была лишь бесконечная серая пустота.</text:p>
      <text:p text:style-name="P4">Нив подумал, что, когда смотришь на это бесцветное небо, невозможно поверить, что где-то там, на высоте в несколько тысяч миль, спутники, многих из которых уже больше сотни лет, передают над планетой радио-волны, а совсем высоко станция с самой большой в мире приемной антенной, которая похожа на древний храм, которую ночами видно даже из города, когда атмосфера не пропускает свет настоящих звезд, совершает свой медленный круговой полет, оставаясь в то же время неподвижной.</text:p>
      <text:p text:style-name="P4">Они стояли у перил, рядом с дрожащим на ветру знаменем цвета <text:soft-page-break/>зари. Ана ничего не говорила и лишь молча смотрела на узкую улицу внизу, наполовину скрытую тенью от эстакады. Ветер как-то неправильно отбросил назад один из флагов в сторону перрона.</text:p>
      <text:p text:style-name="P4">- Поехали домой, - тихо сказала Ана.</text:p>
      <text:p text:style-name="P4">- Тебе стало хуже? - обеспокоенно спросил Нив.</text:p>
      <text:p text:style-name="P4">- Нет, я просто...</text:p>
      <text:p text:style-name="P4">Ана повернулась к Ниву. Ветер неожиданно усилился, красное праздничное знамя часто трепыхалось за ее спиной, обмотавшись вокруг флагштока.</text:p>
      <text:p text:style-name="P4">- Я просто устала, - сказала она. - Так много впечатлений было сегодня.</text:p>
      <text:p text:style-name="P4">И они поехали обратно - снова по разным линиям, на разной высоте над уровнем моря, в непохожих поездах, старых и новых, пустых и людных - но теперь уже не выходили на разных станциях, хотя праздничные иллюминации стали ярче, улицы сверкали, словно цветные газовые фонари оспаривали этот день у надвигающихся сумерек, по стеклам вагонов проносились стремительные отражения неоновых гирлянд, но Ана даже не смотрела в окно.</text:p>
      <text:p text:style-name="P4">- Как ты себя чувствуешь? - спросил Нив.</text:p>
      <text:p text:style-name="P4">Ана ничего не ответила и лишь непонятно кивнула головой.</text:p>
      <text:p text:style-name="P4">- Надо было все-таки придумать маршрут покороче, - сказал Нив.</text:p>
      <text:p text:style-name="P4">- Все в порядке. Я... - Ана склонила голову на плечо Ниву. - Сегодня было так хорошо. Спасибо тебе.</text:p>
      <text:p text:style-name="P4">Они вернулись домой.</text:p>
      <text:p text:style-name="P4">Ана включила радио, Нив пошел на кухню разогреть воду для супа, но когда вернулся, с кружкой в руке, то Ана уже спала. Она лежала в постели, не раздеваясь, респираторная маска осталась на столе, радио продолжало работать - диктор наигранно-торжественным голосом рассказывал, какие гуляния и представления, мимо которых они проезжали на поезде, происходили в городе. Через несколько часов должен был начаться праздничный </text:p>
      <text:p text:style-name="P4">обстрел ночного неба.</text:p>
      <text:p text:style-name="P4">Нив присел рядом с Аной, не зная, что ему делать. Он хотел прикрыть ее одеялом, но в комнате было душно и тепло, а Ана легла прямо в верхней одежде, даже не сняв свою длинную куртку. Перепутаные волосы закрывали ее лицо. Она дышала тяжело и неровно, на ее щеках выступил болезненный румянец.</text:p>
      <text:p text:style-name="P4">Еще когда Нив возился на кухне, то решил предложить завтра остаться дома - устроить себе продолжение праздника, о котором никто не будет знать, кроме них. И пусть город уже поблекнет, пусть они даже весь день проведут в своей квартире, напротив плотно закрытого окна. Все это <text:soft-page-break/>не имеет никакого значения. </text:p>
      <text:p text:style-name="P4">Но Ана уже спала.</text:p>
      <text:p text:style-name="P4">У Нива было такое чувство, словно он забыл о чем-то мучительно важном, что задумал сделать еще утром, когда планировал их путешествие по праздничному городу, и теперь весь этот день так и останется незавершенным, прерванным ее преждевременным сном.</text:p>
      <text:p text:style-name="P4">Нив сел за стол, выключил радио. В руке его по-прежнему была бесполезная теперь кружка с кипятком. До часа тишины оставалось еще несколько часов. На улице внизу слышались крики, задорное улюлюкание, проносились по эстакаде сверкающие огнями поезда. Даже их заброшенный район, все здания в котором выцвели от старости, продолжал отмечать праздник.</text:p>
      <text:p text:style-name="P4">Нив поднялся из-за стола и осторожно, ступая бесшумно, украдкой, как вор, прошел по комнате - хотя Ану не смог разбудить даже громкий голос ведущего по радио, - снял с вешалки свою куртку, одел ботинки, погасил свет. Потом он открыл входную дверь, запер ее собой, </text:p>
      <text:p text:style-name="P4">стараясь как можно тише поворачивать ключ, и стал спускать по лестнице вниз. Другие жильцы тоже выходили из своих квартир, кто-то громко разговаривал этажом ниже, скрипели дверные петли. </text:p>
      <text:p text:style-name="P4">Уже в подъезде Нив нерешительно остановился. Ему вдруг показалось, будто бы он забыл что-то. Но нет, дверь закрыта, очиститель воздуха работает, Ана спит.</text:p>
      <text:p text:style-name="P4">На улице было уже не так жарко как днем. Ане наверняка понравилась бы эта легкая сумеречная прохлада, такая непривычная после тесной духоты их наглухо запертой квартиры. Дул странный ветер с запахом песка и соли. Под эстакадой, неподалеку от их дома, толпилась разнаряженная молодежь, но на Нива никто не обращал внимания.</text:p>
      <text:p text:style-name="P4">Нив глубоко вздохнул и пошел вниз по улице, по направлению к станции Нивартан, точно собирался вновь повторить их дневное путешествие на поезде, но теперь уже один. В паре кварталов от их дома была небольшая забегаловка с яркой переливчатой вывеской над входом - единственной праздничной иллюминацией во всем старом районе.</text:p>
      <text:p text:style-name="P4">Нив сомневался, работает ли еще эта питейная - обычно все подобные заведения, согласно беспрекословным правила порядка, принятым в городе, закрывались еще до темноты. Но</text:p>
      <text:p text:style-name="P4">забегаловка была открыта - вероятно, тоже в честь праздника. На улице подул сильный ветер, и Нив подумал, как бы и вправду не пошел дождь.</text:p>
      <text:p text:style-name="P4">Внутри оказалось много народа. Нив взял себе бутылочку шара у недружелюбной женщины за стойкой и попытался найти свободный столик - ему не хотелось ни с кем говорить. Лампы на потолке часто мерцали, <text:soft-page-break/>издавая неприятное потрескивание, и все вокруг, стены с бессвязными фотографиями старейших гармий, песчаных дюн и тоннелей, пол и потолок, даже лица людей казалось <text:s/>желтым. Как будто яркое освещение мешало бы пить.</text:p>
      <text:p text:style-name="P4">Свободных столиков не было, и Ниву пришлось подсесть к мужчине, который тоже был один и тоже пил шар. Нива беспокоило что-то, он словно надеялся на то, что этот день, проведенный вместе с Аной, поможет ему во всем разобраться - его новая работа, пустыня, орбитальная станция, - но Ана спала у них дома, а он пил в одиночестве шар.</text:p>
      <text:p text:style-name="P4">Он думал, что совсем уже скоро поедет в пустыню - туда, где взрывали дюны, или еще дальше, в самое сердце песков, где даже обычные люди не могут дышать без респираторной маски. Зато он будет проводить больше времени с Аной. Кто-то говорил, что небо в пустыне ночами черное и ясное, что можно даже увидеть звезды.</text:p>
      <text:p text:style-name="P4">Его сосед поднял рюмку, как бы предлагая безмолвный тост. Нив поддержал. Шар был приторным и теплым, Нив поморщился, его стало подташнивать, и он отвернулся, вытирая губы рукой. <text:s/>Его сосед что-то сказал и, ухмыльнувшись, вновь наполнил свою рюмку.</text:p>
      <text:p text:style-name="P4">В помещении громко говорили, слышалась сдавленная музыка из приемника за стойкой, резко хлопали дверью - кто-то торопился домой. Послышался даже звон разбитой посуды. Нив подумал, зачем он пришел сюда. Его мутит от здешнего пойла, Ана может проснуться и не увидит его, а он даже не оставил записки, он просто ушел, закрыв за собой дверь. Вдруг ей станет плохо - в душной комнате, где едва работает очиститель. Кружка с кипятком давно уже остыла на столе. Нужно было вернуться. Но Нив не вставал.</text:p>
      <text:p text:style-name="P4">Чувство тошноты постепенно прошло, и Нив выпил еще, на выдохе, стараясь быстрее проглотить шар как какое-то отвратительное лекарство. Шар обжег все его горло, в голове помутнело. Нужно было вернуться, но Нив не уходил. Он вдруг подумал, что есть вещи, которые даже важнее ему, чем Ана, чем ее самочувствие по вечерам. И в тот же миг эта мысль показалась ему чудовищной, как будто он совершил невольное предательство, просто подумав об этом, и Ана уже никогда его не простит.</text:p>
      <text:p text:style-name="P4">Сосед пытался с ним заговорить, но Нив лишь угрюмо кивал головой. Он налил себе третью рюмку. Шар теперь совсем не походил рвотное зелье, и Ниву захотелось выпить еще. Ему уже не нужно было никуда возвращаться. Он чувствовал приятное тепло и слабость во всем теле. Праздник завершался здесь, в скверном освещении, рядом с пьяным незнакомцем, под звуки протяжной музыки, искаженной треском помех.</text:p>
      <text:p text:style-name="P4">Нив закрыл глаза и представил, как он летит в вимане над пустыней - под ним тянутся бессчисленные дюны, одинаковые, вплоть до тоненьких <text:soft-page-break/>ручейков песка, оставленных ветром, а город где-то далеко, в дрожащем мареве зноя, и похож на мираж.</text:p>
      <text:p text:style-name="P4">Нив снова наполнил рюмку.</text:p>
      <text:p text:style-name="P4">- Скоро начнут палить, - дружелюбно сказал его сосед и снова поднял свою рюмку, предлагая очередной непонятный тост.</text:p>
      <text:p text:style-name="P4">Праздник завершался, забегаловка стала постепенно пустеть. Нив взял себе еще шара, не понимая, почему он продолжает сидеть в этом прогорклом помещении, которое давно бы уже закрылось, если б не измененный в честь праздника распорядок дня. Нив чувствовал вялое отупение от шара, делать ничего не хотелось, свет в питейной, казалось, стал еще глуше, а улица в окне была совсем черной, словно уже наступила глубокая ночь.</text:p>
      <text:p text:style-name="P4">Музыка перестала играть - кто-то переключил приемник на вечерние новости и прибавил громкость. Оглушающий голос рассказывал о готовящемся салюте. Можно было подумать, что эта поздняя передача должна была напомнить засидевшимся питейной, что пора уже идти домой. Но Нив даже не прислушивался. Не слышал он и своего соседа, который продолжал что-то бессвязно говорить. Он был уже пьян, но странная боль не проходила.</text:p>
      <text:p text:style-name="P4">Пора было возвращаться домой. Ана могла проснуться. Нив выпил последнюю рюмку, вновь почувствовав какую-то тошнотворную приторную горечь. С него было достаточно. Он вдруг понял, что не может долго смотреть на один и тот же предмет - все вокруг начинало расплываться, ему было сложно просто сосредоточиться на чем-то, какой-то одной мысли, желании. Он с трудом поднялся из-за стола. Радио настойчиво хрипело ему вслед что-то о грядущей ночной канонаде.</text:p>
      <text:p text:style-name="P4">На улице стало темнее, хотя на стенах домов уже зажглись синие ночные огни. Небо было все таким же серым, все также дул ветер.</text:p>
      <text:p text:style-name="P4">Нив медленно побрел по улице, под эстакадой, возвращаясь домой, но вдруг остановился. Город пугающе преобразился за то время, что он провел в питейной - Нив не знал, куда он идет. Хотя его тошнило после последней рюмки, и он с трудом заставлял себя держаться на ногах, ему захотелось выпить еще. Все не должно было так завершаться.</text:p>
      <text:p text:style-name="P4">Наверху, навстречу ему, понеслись два ярких ослепляющих огня. Фасады зданий, выхваченные из темноты прожекторным фарами, казались сделанными из рассыхающегося гипса - точно весь город был лишь бесформенной бутафорией, наспех прикрытой сонными сумерками. Огни пронеслись над Нивом, обдав его непривычно холодным ветром, и устремились дальше, как бы показывая верный путь.</text:p>
      <text:p text:style-name="P4">Нив пошел вслед за поездом. Его слегка покачивало - он старался держаться ровно середины тротуара, как будто от этого зависело его <text:soft-page-break/>равновесие. Ноги Нива отяжелили - идти приходилось через силы. Когда он только вернулся со станции и лежал на обследовании в медицинском центре, врач, осматривавший его, - Нив даже не запомнил его лица - говорил, что какое-то время ему нельзя будет употреблять алкоголь. Причины для воздержания не объяснялись, как будто и не было никаких физиологических причин, кроме напыщенного суеверия, обычая, которому следуют уже больше ста лет - нельзя быть пьяным, еще не до конца привыкнув к этому грубому материальному миру, изнывающему от бесконечного шума и жары, бессмысленно огромным. Но тот срок, о котором говорил врач, уже давно прошел, Нив должен был привыкнуть. Скоро он улетает в пустыню, где тоже видно звезды по ночам.</text:p>
      <text:p text:style-name="P4">На улице все еще попадались другие люди, случайные прохожие, одежда которых казалась в сумерках одинаково серой, а лица - неясными и расплывчатыми, словно темнота стирала их личности. Все они вышли посмотреть, послушать, как загородная батарея, отстроенная специально для праздников, начнет слепо обстреливать ночное небо. Нив хотел подойти к ним и сказать, что они ошибаются - они все равно ничего не услышат, ведь в вакууме не распространяется звук.</text:p>
      <text:p text:style-name="P4">Улица и вправду вдруг стала пустой, лишенной формы и цвета - и Нив с трудом пробирался через эту пустоту, руки его дрожали, дышать было тяжело - ведь воздуха вокруг становилось все меньше.</text:p>
      <text:p text:style-name="P4">Кто-то окрикнул его. Нив как будто явственно услышал свое имя, и этот громкий возглас за спиной испугал его. Звук не может распространяться. Нив свернул в черный пахнущий горклым дымом проулок. Главная улица вместе с эстакадой оставалась за спиной. Нив встал, опираясь рукой о шершавую стену - дальше идти уже не было сил.</text:p>
      <text:p text:style-name="P4">Нив уселся на тротуар - медленно опускаясь, придерживаясь рукой за что-то темное и холодное, - но все равно поскользнулся в конце, сильно ударился спиной о какой-то стальной выступ. Но все это уже не имело никакого значения. Над Нивом нависала огромная черная стена. На улице, где-то вдалеке, в синем тумане ночного освещения, раздавались какие-то шаги, бесплотные голоса, гортанный шум ветра, окрепший с наступлением темноты, точно порывистое движение воздуха как-то непонятно зависело от освещения. Ветер напоминал о пустыне. Час тишины запаздывал. Пронесся по эстакаде скоростный поезд - стремительные отблески из его окон на секунду осветили проулок. </text:p>
      <text:p text:style-name="P4">Нив подумал, что ему не стоило уходить из питейной - он мог бы провести там всю ночь, праздник бы не кончался, по радио бесконечно передавали бы одну и ту же песню, один и тот же выпуск новостей, в котором пафос и интонации ведущего заменяют смысл, и оттого он подходит для любого случая. Потом, спустя некоторое время, в тепле, в <text:soft-page-break/>духоте, в нарочито желтом свет ламп, из-за которого кожа становится выцветшей, как у покойников, после какой-то бесчисленной рюмки, от чудовищного салюта вылетели бы все стекла, и над городом загорелось бы небо, выжженная страшным химическим огнем атмосфера превратилась бы в вакуум, и это было бы так пронзительно красиво - наверное, как ночное сияние на крайнем севере. Его сосед, пьющий шар уже несколько дней подряд, рассказывал бы ему о том, что чувствует человек, выброшенный в безвоздушное пространство - десять секунд жизни, легкие разрывает от боли, невозможно вздохнуть, все движения сковывает темнота. Похоже на приступ у Аны.</text:p>
      <text:p text:style-name="P4">Ему надо было выпить еще. Тогда сразу бы полегчало. Он невовремя завершил. По совету врача, шара нужно было выпить значительно больше. Ему просто необходимо вернуться. Ана. Питейная. Должна быть открыта всю ночь. Нельзя выходить на улицу в час тишины. Ночь запретна. Разговаривать в музее планет можно только шепотом. Речь нарушает эффект присутствия.</text:p>
      <text:p text:style-name="P4">Нив попробовал встать, но руки его скользили по гладкому камни, ноги неуклюже подворачивались. Надо было выпить еще. Нив вспомнил, как что-то беспокоило его несколько часов назад, но не мог понять что. </text:p>
      <text:p text:style-name="P4">Голоса отдалялись. Нарушение тишины. Последний поезд. Скоро начнется салют. Значимость момента все более усиливается с его приближением. Арт-обстрел ночного неба, которое иногда отвечает метеоритным дождем.</text:p>
      <text:p text:style-name="P4">Нив закрыл глаза.</text:p>
      <text:p text:style-name="P4">Он летел над пустыней. Одинаковые барханы, бесконечный океан песка, высокое полуденное солнце - в особой точке равновесия между небом и землей. Виман летит по необычной траектории, повторяя в воздухе плавные изгибы дюн, слегка покачиваясь под натиском встречного ветра.</text:p>
      <text:p text:style-name="P4">Нив подумал, что вот, наконец-то, вот, что беспокоило его, но как же он был глуп, как же не понять, насколько в действительности рад своему назначению - он станет покорителем пустыни, этих использованных земель, будет исправно следить за тем, чтобы радио-волны, специальная станция имени моря Анила, передавались по недавно остроенной релейной цепи, от одного приемника к другому, от одного к другому, до самого горизонта, пока не закончится весь запас свободного пространства.</text:p>
      <text:p text:style-name="P4">Виман летел над пустыней. Навстречу солоноватому ветру, который обдавал его горячим песком, как пенными брызгами во время прибоя. Песок барабанил по обшивке.</text:p>
      <text:p text:style-name="P4">Нив думал, что через несколько лет, когда его вклад в покорение мертвых пространств, безжизненность которых, впрочем, наверняка напускная, отметят на очередном закрытом заседании командного центра, <text:soft-page-break/>когда ему дадут лишний выходной за выслугу лет, когда Ана... </text:p>
      <text:p text:style-name="P4">Нив снова безуспешно попробовал подняться.</text:p>
      <text:p text:style-name="P4">Когда Ана сможет наконец дышать без респираторной маске - в тех синих городах без признаков человеческого присутствия, о которых ей часто снились сны, - когда море песка выйдет из берегов, когда весь город превратится в пустыню...</text:p>
      <text:p text:style-name="P4">Где-то совсем близко - так, что задрожали бесчисленные городские стены - раздался оглушающий громовой раскат, <text:s/>а затем снова и снова - как тяжелая поступь, раскалывающая темные улицы. Нив вздрогнул, панически всплеснул руками, попытавшись ухватиться за что-то, но его руки проваливались в темноту. В проулке пахло едким дымом, глаза все еще не привыкли к темноте, нужно было срочно вставать. Нив с трудом поднялся на ноги, голова у него болела, во рту чувствовалась отвратительная горечь, хотелось пить. </text:p>
      <text:p text:style-name="P4">Гром послышался снова - казалось, что он доносился с самой улицы, лишь в нескольких шагах от него, там где еще совсем недавно ходили люди и пролетали скоростные поезда, а теперь слепая звуковая волна разбивалась в ночном сумраке о каменные стены.</text:p>
      <text:p text:style-name="P4">Нив выбрался из проулка. Спина его горела от боли. Идти было все еще тяжело, но голова его прояснилась, он уже понимал, где находится - широкая мостовая, закрытая магистраль, газовая вывеска над каким-то зданием, свет фонарей, который спорил с ночной темнотой и неумолимо уступал ей, особенно вдалеке, где завершалась улица. Надо было возвращаться домой.</text:p>
      <text:p text:style-name="P4">Теперь раскаты, казалось, доносились откуда-то сверху, обрушивались с неба на ночной город. Нив поднял голову. Небо было черным и пустым. И снова взрывная волна с грохотом разбилась о стены домов, у Нива закружилась голова, а вся улица зашаталась в такт.</text:p>
      <text:p text:style-name="P4">Нива стошнило. </text:p>
      <text:p text:style-name="P4">Судорожные спазмы скручивал все его тело, он прислонился плечом к какому-то столбу. На глазах у него выступили слезы. Нива выворачивало даже когда желудок опустел, тело его словно отторгало выпитый шар.</text:p>
      <text:p text:style-name="P4">Когда наконец он успокоился, глубоко и судорожно вздохнул, то почувствовал, как по лицу его стекали слезы. Нив снова посмотрел на небо - пустое, без звезд. И тут он понял, что плачет вовсе не потому, что его тошнило.</text:p>
      <text:p text:style-name="P4">Ему по-прежнему казалось, что улица сотрясается от пальбы. Больше он никогда... А через несколько лет эти улицы занесет песком, через несколько лет Ана... Нив упал на колени и заплакал.</text:p>
      <text:p text:style-name="P4">Вновь усилился ветер. Нив вспомнил, как в шутку думал днем, что может начаться дождь. Он поднялся, страшное эхо праздничного салюта <text:soft-page-break/>словно подгоняло его, близился час пустоты, час тишины.</text:p>
      <text:p text:style-name="P4">Нив быстро зашагал по улице. Он уже совсем не чувствовал себя пьяным. Он был уверен, что Ану разбудила эта <text:s/>оглушающая канонада, и она волнуется, не зная, куда он ушел, ждет его, сидя у окна. По радио тем временем передают отголоски бессвязных дневных новостей.</text:p>
      <text:p text:style-name="P4">Нив шел, ссутулившись, стараясь не смотреть вверх. Темнота над домами давила на него. Через несколько лет - это еще так далеко. Это совсем в другой жизни. В другом месте. Не здесь. Это так же далеко, как и...</text:p>
      <text:p text:style-name="P4">Уже миновав Нивартан - страшное эхо от праздничного салюта затихла, тишина нагоняла его - он не удержался и вновь посмотрел на небо. Где-то в вышине заблестела звезда.</text:p>
      <text:p text:style-name="P4"/>
      <text:p text:style-name="P5">3</text:p>
      <text:p text:style-name="P4"/>
      <text:p text:style-name="P4">Ничего не было обнаружено. Коридоры станции после отбоя заполняла звенящая пустота - казалось, что от человеческого присутствия осталось лишь угасающее эхо, как будто Нив был один во всем этом чудовищном комплексе, лишенном гравитации и света, наедине с самим собой.</text:p>
      <text:p text:style-name="P4">Он так устал, что не мог заснуть - тело его наконец привыкло к невесомости, однако, стоило ему закрыть глаза, как перед ним, в пульсирующей темноте, в которой отдавались биения его сердца, возникали дрожащие синие цифры, кодовые инструкции, многозначные пометки дат - непрерывные отражения с лучевых экранов, бесконечные системные протоколы, которые он просматривал уже много дней подряд. Изображение, прерываемое резким магнитным треском, расходилось волнами, точно на воображемый экран действовало какое-то излучение, которое препятствовало мерной работе чувствительного устройства. Символы, которые монотонная вычислительная машина неустанно выводила не экран, вздрагивали и расслаивались, превращаясь в другие непонятные знаки, и Нив, напряженно вглядываясь в эту неясную рябь, безуспешно силился понять, о чем же пытается сообщить ему машина.</text:p>
      <text:p text:style-name="P4">Ничего не было обнаружено. Результат, который с самого начала представлялся неизбежным и которого Нив тщетно пытался избежать. Во время очередного сеанса связи Нив просто не мог больше ничего сказать, и голос в приемнике, казалось, впервые обрел человеческие эмоции.</text:p>
      <text:p text:style-name="P4">- Хорошо, - раздалось после секундного молчания. - К вам будет направлена группа проверки. Ждите прилета через восемнадцать часов.</text:p>
      <text:p text:style-name="P4">Нив молча кивнул головой, как будто радиосвязь могла передавать жесты. </text:p>
      <text:p text:style-name="P4"><text:soft-page-break/>Он непроизвольно сжимал пальцы, сцепив руки за спиной - встав как во время рапорта перед неумолимым командованием, глядя через иллюминатор на чёрную планету.</text:p>
      <text:p text:style-name="P4">- Теперь надо будет еще и им помогать обнаружить расхождения, - сказал Акар, когда раздраженный голос отключился.</text:p>
      <text:p text:style-name="P4">Ночью Нив не мог заснуть.</text:p>
      <text:p text:style-name="P4">Синие отблески с лучевых экранов преследовали его, точно навсегда отпечавшись на сетчатке глаз. Ниву даже казалось, что он начинает понимать те знаки, которые проносились перед ним в темноте. Он пытался убедить себя в том, что все это - лишь следствие напряжения последних дней и усталости, результат мучительной бессоницы и той болезни, с каким-то невыразительным названием, от которой старадают все путешественники в безвоздушном пространстве. Теперь уже от них ничего не зависит, уже со следующего дня решением проблемы будет заниматься новая команда, однако странные видения не отпускали его.</text:p>
      <text:p text:style-name="P4">Через восемнадцать часов. Уже меньше, чем восемнадцать часов. Было понятно, что их возвращение откладывается - Ана будет ждать его и волноваться, не зная, что произошло. Об их полетах не рассказывают по радио, командный центр не передает послания членам семьи.</text:p>
      <text:p text:style-name="P4">На следующий день, проснувшись на несколько часов раньше обычного, Нив сразу отправился в отсек, точно надеясь, что за те несколько часов, которые оставались у них перед прибытием новой команды, они сумеют доказать, что им не нужна эта навязанная помощь с Дёзы, что они могут во всем разобраться сами, что они подготовят самый подробный отчет, исправят все ошибки - нужно лишь еще немного времени, хотя бы день, один-единственный день.</text:p>
      <text:p text:style-name="P4">Акар уже сидел в отсеке напротив вычислительной машины. Он выглядел еще более изможденным, чем вчера.</text:p>
      <text:p text:style-name="P4">- Что-то ты сегодня поздно, - попробовал пошутить Акар, заметив Нива.</text:p>
      <text:p text:style-name="P4">Нив вдруг подумал, что вся их работа лишена смысла, как будто сами средства,которые они используют, все эти вычислительные машины, которые так легко сходят с ума от перепадов напряжения, просто не способны настолько точно проверить сведение, чтобы исключить все малейшие расхождения. Ошибка вовсе не в сигналах, которые станция посылает на Дёзу, ошибка в них самих.</text:p>
      <text:p text:style-name="P4">- Они все равно прилетят, - вдруг сказал он Акару.</text:p>
      <text:p text:style-name="P4">- Я знаю, - ответил Акар.</text:p>
      <text:p text:style-name="P4">Они сидели некоторое молча - Ниву казалось, что всего лишь несколько минут. Приглушенно потрескивали вычислительные машины, мерцали лучевые экраны. Потом Акар вдруг сказал:</text:p>
      <text:p text:style-name="P4"><text:soft-page-break/>- Шесть часов.</text:p>
      <text:p text:style-name="P4">Нив удивленно обернулся к нему, словно желая спросить о чем-то, но лишь просто кивнул головой.</text:p>
      <text:p text:style-name="P4">Их работа не имела смысла.</text:p>
      <text:p text:style-name="P4">Когда Акар, зачем-то отчитывавший время, сказал, что остался всего один час, они решили сделать перерыв и переместились в рубку.</text:p>
      <text:p text:style-name="P4">Корабль показался на радаре раньше положенного времени. </text:p>
      <text:p text:style-name="P4">Пульсирующая точка медленно приближалась к центру экрана, исчезая, когда ее смывала круговая волна - принимаемые датчиками станциями отражения радио-волн - и появляясь вновь. Машина методично отслеживала полет, издавая сигналы разной тональности, все громче и выше, по которым можно было определить, насколько близко к ним находится корабль, даже не глядя на экран. Но Ниву почему-то казалось, что это станция, наполовину погруженная во тьму, призывает корабль к себе.</text:p>
      <text:p text:style-name="P4">Нив подумал, что надо бы встретить людей на том корабле. И он должен пойти один. Или нет, вместе с Нибхатом - как обычно, когда они вместе включали систему жизнеобеспечения или чинили отключившуюся рециркуляцию воздуха и свет.</text:p>
      <text:p text:style-name="P4">Когда они передвигались по тоннелю к шлюзу, то Ниву казалось, что лампы у потолка горят ярче, чем обычно, хотя это был все тот же свет, который окружал его последние дни, напряжение в сети оставалось неизменным - Нибхат регулярно проверял работу всех систем после недавней аварии. Но свет все равно резал Ниву глаза.</text:p>
      <text:p text:style-name="P4">Группа проверки состояла из четырех человек - так же, как и их команда, - но говорил всегда один, высокий упитанный мужчина с крупными чертами лица, который все время как-то странно поджимал губы и втягивал щеки, точно старался изменить свое лицо, придать ему какое-то позабытое выражение. У него было длинное имя - Пратифалан, - но он разрешил называть его просто Прат, наверное, думая, что эта легкая фамильярность позволит ему скорее разговорить инженеров.</text:p>
      <text:p text:style-name="P4">Сразу же по прибытии Прат предложил всем собраться в рубке, чтобы, как он выразился, объяснить ситуацию. Он ни о чем не спрашивал, не требовал подробных отчетов. Он говорил сам.</text:p>
      <text:p text:style-name="P4">Два других человека из прилетевшей с ним команды остались у дверей рубки, преграждая остальным выход. Они напоминали людей из военной полиции - из тех, которые на Дёзе проверяют документы у прохожих по вечерам. Эвам испуганно косился на них, остальные же делали вид, что не замечают охранников у выхода из рубки.</text:p>
      <text:p text:style-name="P4">- Мне бы хотелось, чтобы все поняли меня правильно, - сказал Прат. - Моя цель - помочь вам оценить возникшую проблему и вместе с вами <text:soft-page-break/>подготовить подробный отчет для центра. Я здесь, чтобы помочь, - добавил он, улыбаясь.</text:p>
      <text:p text:style-name="P4">Лицо Прата на секунду расслабилось, щеки одрябли, а губы стали полными и пунцовыми как у толстяка.</text:p>
      <text:p text:style-name="P4">Помочь оценить проблему, подумал Нив. Как можно оценить проблему. Ему захотелось спросить Пратифалана - вернее, просто Прата, - как сильно им придется задержаться на станции.</text:p>
      <text:p text:style-name="P4">- Для этого нам необходимо составить план действий, - продолжал Прат. - Поймите, что это в наших общих интересах. Чем быстрее мы придем к единому...</text:p>
      <text:p text:style-name="P4">Нив и Акар переглянулись. Было сложно понять, о чем вообще говорит этот человек - возникало такое впечатление, что он уверен, будто бы вся команда Нива скрывает какую-то важную информацию, и его задача - помочь... призвать к сотрудничеству... оказать незаменимую... <text:s/>план действий... в общих интересах... - заставить их во всем признаться как во время допроса.</text:p>
      <text:p text:style-name="P4">Прат продолжал говорить, убеждая всех в том, насколько важно открытое сотрудничество и какую незаменимую помочь он может оказать. Как будто он в действительности не понимал даже причину своего приезда и произносил стандартную заготовленную речь, частично забытую да и составленную совсем для другого случая.</text:p>
      <text:p text:style-name="P4">Прат много говорил о себе и ничего - о других людях, которые прибыли вместе с ним на станцию. Нив не выдержал и сказал:</text:p>
      <text:p text:style-name="P4">- Извините, а не могли бы и вправду перейти к плану действий? Мы можем предоставить вам отчет о всех работах, проведенных на станции. Последние несколько часов мы пытались определить причины расхождения сигналов, но, к сожалению...</text:p>
      <text:p text:style-name="P4">- Вы старший инженер? - перебил его Прат.</text:p>
      <text:p text:style-name="P4">- Да.</text:p>
      <text:p text:style-name="P4">- Разумеется, вы правы, - Прат как-то брезгливо улыбнулся. - И у меня, конечно же, есть детальная инструкция от центра... И мне, бесспорно, понадобятся все ваши отчеты.</text:p>
      <text:p text:style-name="P4">Прат замолчал, сжимая и растягивая губы так, что весь рот его становился белым. Видимо, речь его наконец закончилась. Никто в рубке не решался его еще о чем-то спросить.</text:p>
      <text:p text:style-name="P4">- Что-нибудь еще? - спросил Прат, разглядывая приборную панель на консоли, ярдом с которой он стоял.</text:p>
      <text:p text:style-name="P4">Нив вдруг подумал, что Прат заметно нервничает, что, несмотря на все свои непонятные речи, Прат еще в большем замешательстве, чем они сами.</text:p>
      <text:p text:style-name="P4">- Хотелось бы действительно понять, что от нас требуется, - <text:soft-page-break/>вмешался Акар.</text:p>
      <text:p text:style-name="P4">- Разумеется, - сказал Прат. - От вас требуется выполнять свою работу.</text:p>
      <text:p text:style-name="P4">Он произнес это с непонятным укором, точно Нив и его команда до этого самовольно игнорировали распоряжения из командного центра, и он прилетел только за тем, чтобы настоятельно напомнить им об обязанностях.</text:p>
      <text:p text:style-name="P4">- Работу по плану, - продолжал Прат, - первоначальному плану, который у вас был. Ведь ваши проверки еще не закончены, не так ли? И даже... произошедшее не отменяет того факта, что остальные системы должны быть...</text:p>
      <text:p text:style-name="P4">Прат вздохнул с наигранной усталостью и обвел тупым бесцветным взглядом всех собравших в рубке людей.</text:p>
      <text:p text:style-name="P4">- Я же займусь всем остальным, - заключил он.</text:p>
      <text:p text:style-name="P4">- Правильно ли я понимаю, - спросил Нив, - что нам следует прекратить все работы по проверке сведения?</text:p>
      <text:p text:style-name="P4">- А разве... - начал Прат, собираясь, видимо, упрекнуть Нива в том, что тот недостаточно внимательно слушал его бредовое выступление, но передумал. - Пока, да, - сказал Прат. - Об остальном я сообщу позже.</text:p>
      <text:p text:style-name="P4">Он вновь уставился на приборную панель. Выступление закончилось, все были свободны. Кроме Нива, которого Прат попросил проводить его до отсека с протокольными вычислительными машинами. Нив боялся, что Прат опять начнет говорить ему о необходимости сотрудничества и своей непонятной помощи, но Прат поначалу и вовсе молчал, неуклюже пробираясь по тоннелю вслед за Нивом.</text:p>
      <text:p text:style-name="P4">- Да, каждый раз как в первый, - сказал он наконец, когда они уже отдалились от рубки, и свет впереди казался совсем тусклым - длинный коридор замыкала темнота. - Так сложно привыкнуть к этой... воздушности. - Прат выразительно покачал перед собой рукой, словно желая убедиться, что собственное тело еще ему подчиняется.</text:p>
      <text:p text:style-name="P4">- А потом сложно привыкать к ее отсутствию, - сказал Нив.</text:p>
      <text:p text:style-name="P4">Когда они уже были в машинном отсеке, Нив надеялся, что Прат хотя бы попросит показать ему ошибку в сведении - но тот лишь быстро осмотрел работающие машины, как бы удостоверяясь, что Нив привел его в нужное место, и натянуто улыбнулся.</text:p>
      <text:p text:style-name="P4">- Отлично, - сказал он. - Но не буду вас больше отвлекать.</text:p>
      <text:p text:style-name="P4">- Вы разберетесь, где... - начал Нив.</text:p>
      <text:p text:style-name="P4">- Разумеется, - сказал Прат, отворачиваясь.</text:p>
      <text:p text:style-name="P4">Нив направился к двери.</text:p>
      <text:p text:style-name="P4">- Да, кстати, - окликнул его Прат. - Те отчеты, о которых вы говорили, - он снова как-то неестественно улыбнулся. - Я бы с удовольствием <text:soft-page-break/>взглянул на них.</text:p>
      <text:p text:style-name="P4">Нив вышел в коридор. Он не понимал, что происходит, но ему больше не хотелось думать об этом.</text:p>
      <text:p text:style-name="P4">Дейстовать согласно инструкции. План работ.</text:p>
      <text:p text:style-name="P4">Нив торопливо поднимался вверх по тоннелю, быстро перехватывая руками поручни на стенах. Он был почти рад тому, что больше не нужно заниматься проверкой сведения - эта работа сводила его с ума, он был в тупике и не знал, где и как нужно искать причину ошибки.</text:p>
      <text:p text:style-name="P4">Неподалеку от своей каюты Нив встретил Акара, который словно нарочно пожидал его, чтобы поговорить. Нив понимал, что Акара наверняка сильно расстроило указание прекратить все работы, связанные с ретранслятором. Он даже думал, что Акар начнет возмущаться действиями Прата, - хотя тот в действительности почти ничего не предпринимал, - что он и пришел к нему для того, чтобы высказать свои обиды, но Акар лишь печально сказал, что мог бы и сам разобраться в проблеме, если бы ему дали еще немного времени.</text:p>
      <text:p text:style-name="P4">- Да, - согласился Нив, хотя в действительности от его утренней решимости самостоятельно разобраться во всех проблемах не осталось и следа. </text:p>
      <text:p text:style-name="P4">Нив вдруг почуствовал, что его смущает присутствие друга - как будто даже мысли о том, чтобы смириться с распоряжениями Прата, прекратить поиски расхождения, поддавшись усталости, были слабовольным предательством, из-за которого он не мог смотреть Акару в глаза.</text:p>
      <text:p text:style-name="P4">После прибытия группы проверки все на станции вновь стали молчаливыми - как в самые первые дни, - и боялись обсуждать что-то даже во время перерыва. У Нива было гнетущее чувство, что он в действительности неправильно понимает причины приезда Прата - когда это ясно всем остальным, кроме него, - но он решался поговорить об этом даже с Акаром.</text:p>
      <text:p text:style-name="P4">Прат все время проводил в машинном отсеке и выбирался в рубку лишь во время сеансов связи, постоянно жалуясь на невесомость. Он даже ни о чем не спрашивал Нива после того, как получил от него отчеты. Но спустя два дня, когда их работы, согласно плану, подходили к концу, Прат неожиданно вызвал к себе Акара.</text:p>
      <text:p text:style-name="P4">Это было во время перерыва, как будто Прат специально ждал, когда все на станции соберутся в рубке. Нив был уверен, что Акар задержится у него ненадолго, и потом, следующим по списку, к Прату пойдет сам Нив. Однако даже вечером - когда, согласно всем синхронизированным часа на станции, на Дёзе начинался закат, - Акара не было в его каюте.</text:p>
      <text:p text:style-name="P4">Нив не мог просто ждать. Он выбрался из своего отсека и стал <text:soft-page-break/>медленно скользить вниз - длинный тоннель шел под уклон, и Ниву казалось, что он постепенно проваливается в бессветные недра станции. Было сумрачно и тихо. Свет потолочных ламп и правда напоминал вечерний.</text:p>
      <text:p text:style-name="P4">У отсека, где, как считал Нив, Прат допрашивал его товарища, дежурило два человека - из тех, что прилетели вместе с Пратом. Они закрывал собой дверь в отсек, а другой, напротив него, преграждал проход, удерживаясь за настенные поручни. Они не заметили Нива - или же он просто был им неинтересен. Нив неуверенно приблизился, и тогда тот, что сутулился у стены взглянул на него - тихо, беззлобно - и покачал головой.</text:p>
      <text:p text:style-name="P4">- Мне нужно поговорить со своим инженером, - сказал Нив и нервно закашлялся. - Это срочно. Я хотел бы...</text:p>
      <text:p text:style-name="P4">Человек у стены ничего не ответил и лишь снова качнул головой. Второй, у двери, даже не обращал на Нива внимания.</text:p>
      <text:p text:style-name="P4">Продолжать спрашивать о чем-то не имело смысла. Нив замер перед охранниками, не зная, что ему делать. Просто повернуться и подняться обратно, вверх, в своей отсек, точно в камеру заключения, было бы постыдной трусостью. Эти люди, лишенные имен, которые, как говорил Акар, лишь мешают им выполнять свою работу, не имеют права так вызывающе нарушать все заведенные здесь порядки, они не могут ему препятствовать, он может передвигаться по станции, когда ему вздумается - у него есть обязанности, план, график работ.</text:p>
      <text:p text:style-name="P4">Свет, гулкая тишина тоннеля. Нив словно почувствовал, как металлические стены станции гудят от электрического напряжения, как тусклый свет разливается по ее заизолированным венам, как мерно дышат воздуховоды. Он еще раз кашлянул - ему хотелось пить, в горле пересохло как от простуды - и направился к охранникам, судорожно хватаясь за широкие сваи в стенах.</text:p>
      <text:p text:style-name="P4">Тот, у стены, который умел лишь невыразительно качать головой, пораженно уставился на Нива, а затем метнулся вперед, преграждая ему путь. Его товарищ вытянулся и напрягся, прижавшись к двери, защищая своим телом проход в отсек. Нив продолжал двигаться вперед. Он был готов к тому, что сейчас человек, вставший перед ним, резко оттолкнет его назад, в глубь коридора, или даже попробует ударить, и между ними завяжется драка - абсурдная потасовка в невесомости, - но охранник, когда Нив подошел к нему вплотную, неожиданно отступил, плавно откатился к стене, пропуская его. Второй охранник продолжал закрывать собой дверь, глядя на Нива с какой-то собачьей неприязнью. Они так ничего и не сказали, как будто им запретили говорить.</text:p>
      <text:p text:style-name="P4">Свет, гулка тишина тоннеля. Нив придвинулся к человеку, который преграждал ему проход в отсек, почти касаясь его плечом, и, с силой <text:soft-page-break/>оттолкнувшись от стены, заскользил вниз по коридору - охранники наверняка уставились ему вслед, - широко взмахивая руками, точно ныряя в разреженный искусственный воздух. Он неудачно врезался в стену, оттолкнулся вновь и так проскользил до самого конца коридора - скрывшись из виду, в тени, за поворотом - и остановился, тяжело вздыхая, удерживаясь дрожащими руками за поручни, но чувствуя себя так, слоно только что совершил безумный подвиг, хотя в действительности всего лишь прошел мимо двух молчаливых людей.</text:p>
      <text:p text:style-name="P4">Дальше по коридору было только техническое отделение с генераторами кислорода, после которого сведенные с потолком стены упирались в тяжелую металлическую перегородку с серебристыми наличниками по краям, напоминавшую чем-то наглухо заваренный иллюминатор.</text:p>
      <text:p text:style-name="P4">Нив зашел в технический отсек - внутри было шумно и необычно душно - и закрыл за собой дверь. Он чувствовал, что почему-то не может вернуться назад. Нужно было остаться здесь хотя бы на какое-то время - как будто он и правда пришел по делу, ему необходимо что-то проверить, сверить показания приборов. Нив не мог даже представить, как вновь будет пробираться по коридору - мимо двух человек, которые уже несколько часов подряд охраняли отсек, где о чем разговаривали Прат и Акар.</text:p>
      <text:p text:style-name="P4">Нив стал осматривать генераторы - огромные короба, издававшие низкочастотный раздражающий гул. Потом открыл силовой щиток на стене.</text:p>
      <text:p text:style-name="P4">Он так и остался в отсеке - на всю ночь. Нив уселся в кресло рядом с силовым щитком и, пристегнув себя ремнем, долго пребывал в беспомощной болезненной дреме - духота и шум от генераторов мешали ему заснуть. Поначалу он следил за машинами, которые создавали воздух и думал, о чем Прат может несколько часов подряд допрашивать его друга, а потом как-то резко, неожиданно провалился в сон.</text:p>
      <text:p text:style-name="P4">Утром у Нива - из-за того, что он всю ночь провел в техническом отсеке - сильно болела голова. Возвращаясь по коридору к себе, он даже не думал о двух охранниках, с которыми не хотел сталкиваться вчера, и их действительно уже не оказалось у машинного отделения, проход был свободен, все также тускло горели потолочные лампы, затухая впереди, из-за чего создавалось впечатление, что на всей станции медленно отключается свет.</text:p>
      <text:p text:style-name="P4">Нив встретился с Акаром в отделении, где они делали последние проверки. </text:p>
      <text:p text:style-name="P4">- Ката! - воскликнул Акар, увидев Нива. - Ты где был? Я заходил к тебе несколько раз утром.</text:p>
      <text:p text:style-name="P4">- Да... мне просто нужно было проверить... - неуверенно проговорил <text:soft-page-break/>Нив и выжидающе посмотрел на Акара. - Ты как?</text:p>
      <text:p text:style-name="P4">Акар был сильно взволнован - его запавшие глаза лихорадочно поблескивали, как и в то утро, когда он обнаружил ошибку в сведении.</text:p>
      <text:p text:style-name="P4">- Он увидел! - сказал Акар. - Я ему все показал.</text:p>
      <text:p text:style-name="P4">- Увидел ошибку? - переспросил Нив. - И что он сказал об этом?</text:p>
      <text:p text:style-name="P4">- Ну как обычно, в своей манере - так, что в итоге ничего не понятно. Но он согласен, что это могло... повлиять на первичный анализатор.</text:p>
      <text:p text:style-name="P4">- Но что вы делали так долго? - спросил Нив. - Он ведь продержал тебя до самого позднего вечера.</text:p>
      <text:p text:style-name="P4">- Да, мы там долго сидели, - согласился Акар. - Я уж не решился тебя вчера будить. Он хотел, чтобы я показал ему, как именно мне удалось обнаружить расхождение. Говорил, что хочет понять, почему его не могли найти другие... Странный вообще тип... Фактически пришлось перепроверить один довольно большой фрагмент.</text:p>
      <text:p text:style-name="P4">Нив кивнул головой. Если бы он вчера не потащился к машинному отделению, где были Прат и Акар, то узнал бы обо всем значительно раньше.</text:p>
      <text:p text:style-name="P4">- Но он увидел, - повторил Акар. - Мне удалось ему все показать.</text:p>
      <text:p text:style-name="P4">- И что будет дальше? - спросил Нив. - Он ни о чем не говорил?</text:p>
      <text:p text:style-name="P4">- Да нет, я же говорю, - вздохнул Акар. - Непонятно ничего. Впрочем, он обещал что-то такое обсудить с центром.</text:p>
      <text:p text:style-name="P4">Головная боль Нива продолжала усиливаться. Он выпил несколько таблеток, но они не помогали - его лишь начало подташнивать. Нив подумал, что всему виной волнение и беспорядочные события последних дней - но теперь их работы закончены, им предстоит последний отчет. </text:p>
      <text:p text:style-name="P4">Через несколько часов он уже докладывал командному центру, что все запланированные работы завершены, и больше не было обнаружено никаких проблем.</text:p>
      <text:p text:style-name="P4">- Хорошо, - бесцветно сказал голос из приемника. - Поздравляю с завершением вашей миссии.</text:p>
      <text:p text:style-name="P4">- Мы ждем дальнейших указаний, - сказал Нив.</text:p>
      <text:p text:style-name="P4">- Поздравляем с успешно завершенной работой, - повторил голос и смешался с треском помех.</text:p>
      <text:p text:style-name="P4">Нив разобрал только последнее слово - домой.</text:p>
      <text:p text:style-name="P4">- Не понял, повторите, - сказал Нив.</text:p>
      <text:p text:style-name="P4">Ему показалось, что он даже слышит дыхание людей, собравшихся в рубке. Прат стоял рядом с ним. Нива уже мутило от головной боли.</text:p>
      <text:p text:style-name="P4">- Пора возвращаться домой, - проскрипел голос.</text:p>
      <text:p text:style-name="P4">Нив не помнил, чтобы его команда так радовалась возвращению - все улыбались, даже Прат поздравил их, повторив те же слова, что и голос из приемника. Но когда рубка опустела, он приблизился к Ниву - движения <text:soft-page-break/>его стали ровным и четкими, видно было, что он уже успел освоиться в невесомости - и сказал:</text:p>
      <text:p text:style-name="P4">- Проводите меня до моего отсека.</text:p>
      <text:p text:style-name="P4">И они вместе поплыли по коридору.</text:p>
      <text:p text:style-name="P4">Прат поначалу ничего не говорил и лишь молча следовал за Нивом, иногда немного обгоняя его и отставая вновь.</text:p>
      <text:p text:style-name="P4">- А вы, я смотрю, освоились, - сказал Нив, чтобы нарушить молчание.</text:p>
      <text:p text:style-name="P4">- Да, да, - деловито сказал Прат, втягивая щеки. - Ко всему можно привыкнуть, - и добавил чуть позже: - У меня есть к вам несколько вопросов. Это не займет много времени. Вы, надеюсь, не против уделить мне пару минут?</text:p>
      <text:p text:style-name="P4">Нив недоуменно взглянул на него.</text:p>
      <text:p text:style-name="P4">- ...Перед отъездом, - добавил Прат, неприятно улыбаясь.</text:p>
      <text:p text:style-name="P4">Он пропустил Нива вперед в отсек. Потом проскользнул вслед за ним и запер дверь изнутри. Нив подумал, что сейчас в коридор выползут молчаливые охранники и встанут на часах. Прат небрежно указал рукой на кресло.</text:p>
      <text:p text:style-name="P4">- У нас большие проблемы, - сказал Прат, когда Нив устроился. - Я думаю, вам придется мне кое-что объяснить.</text:p>
      <text:p text:style-name="P4">- Проблемы? - переспросил Нив. - Но мне казалось, что центр...</text:p>
      <text:p text:style-name="P4">- Разумеется, вы больше не нужны на станции! - резко перебил его Прат. - Но это не отменяет того факта, что нам все же необходимо во всем разобраться.</text:p>
      <text:p text:style-name="P4">- Я готов ответить на любые ваши вопросы, - сказал Нив.</text:p>
      <text:p text:style-name="P4">Прат несколько раз кивнул головой и как будто сразу же успокоился, расслабленно вытянувшись в кресле напротив Нива.</text:p>
      <text:p text:style-name="P4">- Скажите, - неожиданно спросил Нив, - а все-таки какова ваша роль во всем этом? С тех пор, как вы прибыли, мы не продвинулись ни на шаг. Возможно, если бы мы продолжили работать...</text:p>
      <text:p text:style-name="P4">Но Прат, казалось, не слышал его. Нив потер рукой лоб. Головная боль не проходила.</text:p>
      <text:p text:style-name="P4">- Есть несколько... - сказал Прат, - непонятных моментов... Прежде всего, согласно вашим же отчетом и словам вашего сотрудника, поначалу никаких расхождений обнаружено не было, но вы тем не менее решили проводить дополнительные проверки.</text:p>
      <text:p text:style-name="P4">- Акар считал, что нужно их сделать, - сказал Нив. - Он хороший специалист, и я доверяю его чутью.</text:p>
      <text:p text:style-name="P4">- То есть вы были согласны с тем, что даже когда ничего не было обнаружено во время планового сведения... - Прат сделал небольшую паузу, - чутье вашего специалиста поможет ему найти ошибку?</text:p>
      <text:p text:style-name="P4">Нив замешкался, не зная, что ответить. Прат продолжал.</text:p>
      <text:p text:style-name="P4"><text:soft-page-break/>- Также мне непонятно, почему вы уделили такое внимание именно системе ретрансляции. Почему не были проведены дополнительные проверки всех остальных систем?</text:p>
      <text:p text:style-name="P4">Нив почувствовал резкую колющую боль в висках. </text:p>
      <text:p text:style-name="P4">- Слушайте, - сказал он. - Я действовал согласно плану работ. Сотрудник обратился ко мне с просьбой провести дополнительные проверки. Сведение очень сложная задача, и он считал, что от него постоянно что-то... ускользает. И, как видите, в итоге он оказался прав.</text:p>
      <text:p text:style-name="P4">Прат пристально смотрел на Нива, поджимая губы и вытягивая челюсть, из-за чего щеки его становились худыми и запавшими. Нив поморщился от головной боли, касаясь пальцами виска. Прат заинтересованно качнул головой.</text:p>
      <text:p text:style-name="P4">- С вами все в порядке? - спросил он.</text:p>
      <text:p text:style-name="P4">- Да... да, все все отлично, - ответил Нив.</text:p>
      <text:p text:style-name="P4">- Хорошо, - сказал Прат. - Кстати, вы очень мне помогаете. Думаю, что наша беседа окажется даже короче, чем я изначально предполагал. У меня осталось всего несколько вопросов.</text:p>
      <text:p text:style-name="P4">Нив постарался сесть ровно - выпрямил спину, обхватил руками поручни кресла. Как будто Прат засомневал бы в правдивости его слов только из-за, что у Нива болит голова.</text:p>
      <text:p text:style-name="P4">- Итак, - продолжал Прат, - насколько я понимаю, если какой-нибудь сотрудник, допустим, Нибхат, подойдет к вам и скажет, что у него есть... подозрение или, лучше сказать, чутье, что надо срочно, и непременно несколько раз подряд, проверить систему... ну, скажем, систему жизнеобеспечения... то вы... - Прат вопросительно поднял руки. - Как вы поступите? Отмените возвращение домой? Сообщите центру, что не собираетесь пока улетать?</text:p>
      <text:p text:style-name="P4">- Сейчас несколько иная ситуация, - сказал Нив.</text:p>
      <text:p text:style-name="P4">- Иная? Позвольте узнать, в чем?</text:p>
      <text:p text:style-name="P4">- Сейчас все работы закончены, - сказал Нив. - Мы сообщили центру...</text:p>
      <text:p text:style-name="P4">- Я так понимаю, что на тот момент все работы по сведению были также закончены, - сказал Прат. - Но вас ведь это не остановило?</text:p>
      <text:p text:style-name="P4">- Я сделал что-то неправильно? - спросил Нив.</text:p>
      <text:p text:style-name="P4">- Напротив, я бы даже рекомендовал вас премировать, - осклабился Прат.</text:p>
      <text:p text:style-name="P4">- В чем же тогда большие проблемы, о которых вы говорили?</text:p>
      <text:p text:style-name="P4">Прат ничего не ответил. Нив почувствовал, как у него начинает непроизвольно вздрагивать щека.</text:p>
      <text:p text:style-name="P4">- Ладно, - сказал он. - Вернемся к... кстати, к системе жизнеобеспечения. Я так понимаю, что вскоре после прилеты были <text:soft-page-break/>проблемы?</text:p>
      <text:p text:style-name="P4">- Да, и я все описал подробно, - сказал Нив.</text:p>
      <text:p text:style-name="P4">Он подумал, что зря выпил таблетки от головной боли - от них почему-то стало только хуже.</text:p>
      <text:p text:style-name="P4">- Разумеется, разумеется, - кивнул Прат. - Но мне вот интересно, а ни у кого из ваших сотрудников не было... эээ... предчувствия, что что-то подобное может случиться?</text:p>
      <text:p text:style-name="P4">Нив молчал.</text:p>
      <text:p text:style-name="P4">- Ведь первоначальная проверка происходила под вашим контролем? - продолжал Прат. - И вы сами ничего не заметили, ничего... не почувствовали?</text:p>
      <text:p text:style-name="P4">- Нашей приоритетной задачей являлась проверка работосопобности систем приема и передачи информации, - сказал Нив.</text:p>
      <text:p text:style-name="P4">- Разумеется, разумеется. Вы абсолютно правы, - сказал Прав. - Я же говорю - вас нужно представить к награде.</text:p>
      <text:p text:style-name="P4">Он некоторое время молчал, наблюдая за Нивом - как доктор за своим пациентом.</text:p>
      <text:p text:style-name="P4">- Хорошо, - сказал Прат. - Я вижу, что вам уже немного утомила наша беседа. Но мы почти закончили. Вы мне многое прояснили. У меня осталось всего несколько вопросов.</text:p>
      <text:p text:style-name="P4">Нив поднял на Прата измученные глаза.</text:p>
      <text:p text:style-name="P4"/>
      <text:p text:style-name="P5">4</text:p>
      <text:p text:style-name="P4"/>
      <text:p text:style-name="P4">Небо над пустыней ночами всегда было черным и ясным, а после рассвета словно бы лишалось цвета. Город вдалеке становился похож на обманчивый мираж, высокие дюны, застывшие волны песка, поднятые ветром, казались бесконечными, а над головой зияла пронизительная пустота. Но глаза быстро уставали от однообразия барханов, а спустя несколько часов начиналась жара, и струящийся от зноя воздух как-то незаметно скрадывал окружающее пространство, превращая линию горизнота в очередной мираж.</text:p>
      <text:p text:style-name="P4">Иногда Нива посылали так далеко, что город и вовсе исчезал из вида, как будто никогда и не существовал, а пески меняли оттенок - от безжизненно-белого, как на равнинах неподалеку от анильского моря, до красного - как будто пассажирский корабль, рассекавший выжженое пустынное небо, пролетал через невидимую червоточину и оказывался на какой-то чужой незнакомой планете, в мире, существовавшем в другом цветовом спектре, в котором было так жарко, что дышать приходилось через тяжелую закрывающую все лицо маске.</text:p>
      <text:p text:style-name="P4">За все время, проведенное на радио-релейных путях, Нив так ни разу <text:soft-page-break/>и не увидел в пустыне дождя. Год выдался непривычно сухим и жарким. Это чувствовалось даже в городе, на улицах было душно даже в сумерки, во многих зданиях часто отказывали очистители воздуха, и даже ему становилось сложно дышать, Ану часто мучали приступы. Зато Нив видел бури - видел, как они начинались. Сначала где-то далеко, у самого горизонта, в небо поднимались клубящиеся тучи песка, ветер резко усиливался, обдавал лицо колкими песчаными брызгами, воздух как будто переставал быть прозрачным, а всего через несколько минут становилось темно как ночью, включалась дежурная тревога, и наглухо запирались все двери бункера, даже если, согласно прогнозам, буря должна была обойти их сторонй. Нив даже видел смерч над спящими землями, во время которого казалось, что вся планета, все эти мертвые пески, распадается на части, атмосфера нарушена, и воздух, вопреки законам физики, вихрями уходит в пустоту.</text:p>
      <text:p text:style-name="P4">Ниву не раз рассказывали о пустынном смерче еще задолго до того, как отправили работать на радио-релейные пути, он даже слышал записи передач со станций - взволнованные голоса (большинство видели смерч впервые), помехи, напомнавшие шорох песка, монотонные сигналы дежурной сирены, которая должна была предупреждать людей об опасности, но лишь выводила их из себя - однако все эти свидетельства представлялись ему какими-то нереальными, как если бы что-то подобное никогда не смогло бы случиться с ним. Он почему-то считал, что в пустыне чаще идут дожди, чем начинаются бури. Но уже во время третьей поездки он увидел смерч.</text:p>
      <text:p text:style-name="P4">Кханд, его коллега, который работал в пустыне уже много лет, вытащил его тогда из бункера, нарушив столько инструкций, что Нив даже сбился со счета и, показывая на темноту вдалеке, сказал:</text:p>
      <text:p text:style-name="P4">- Смотри. Нечасто такое бывает. - Он кашлянул и <text:span text:style-name="T1">повернулся</text:span> <text:span text:style-name="T1">к</text:span> <text:span text:style-name="T1">Ниву.</text:span> - Я впервые увидел смерч, когда работал здесь уже почти год. А ты... </text:p>
      <text:p text:style-name="P4">Кханд не договорил. Он был старше Нива почти вдвое - невысокий, сутулый, так, словно все его тело скрутило от какой-то мучительного заболевание мышц и костей, с обгорелой шершавой кожей. Нив думал, что только пустыня могла изменять так людей.</text:p>
      <text:p text:style-name="P4">- Скоро запоет, - сказал Кханд, кивнув головой в сторону бункера.</text:p>
      <text:p text:style-name="P4">Нив удивлялся, хотя, разумеется, не решался открыто заговорить об этом с Кхандом, почему его до сих пор не заменили, не отправили в город, на более спокойную работу. Как будто о нем просто забыли, навсегда оставив в этих песках.</text:p>
      <text:p text:style-name="P4">- Так что можешь считать, что тебе повезло, - сказал Кханд.</text:p>
      <text:p text:style-name="P4">- Странное везение, - сказал Нив.</text:p>
      <text:p text:style-name="P4">Но Кханд как будто не слышал его, продолжая смотреть на <text:soft-page-break/>приближающуюся с запада тьму.</text:p>
      <text:p text:style-name="P4">- И все-таки как же это красиво, - сказал он. </text:p>
      <text:p text:style-name="P4">Кханд работал в том же бюро, что и Нив, и его тоже постоянно перебрасывали с одного объекта на другой, но они часто оказывались вместе на одной и той же станции. Кханд считал Нива неопытным новичком, который не понимает пустыню, хотя понимать там, как считал Нив, было нечего - средний годовой уровень осадков (в этом году не выпал), температура ночью и днем, пески, дюны, менявшие свой цвет от белого до красного, бури, вызывавшие солнечное затмение, заградительные стены, радио-релейные пути - и постоянно давал ему какие-нибудь навязчивые советы, рассказывал о том, что ему довелось повидать за все то время, что он работал тут инженером. К примеру, Нив узнал, что ежегодно на Дёзу падает сто тысяч тонн космической пыли, которая необратимо изменяет климат планеты, и сотни метеоритов оказываются погребенными в спящих песках - от некоторых даже остаются воронки почти в милю длиной.</text:p>
      <text:p text:style-name="P4">Кханд знал множество подобных мелких фактов, которые обычному человеку, привыкшему к скучной предсказуемости города, к тому, что взгляд всегда ограничен серыми стенами домов и сверкающими на солнце эстакадами, показались бы невероятными. Однако постепенно его рассказы становились все менее интересными, Нив и сам накопил немало историй - спящие земли, где все могут дышать только через респираторные маски, песчаные бури, смерч. Но он никогда не видел дождя.</text:p>
      <text:p text:style-name="P4">Кханд работал и жил в пустыне, а Нива, после нескольких дней, проведенных на очередной станции, черный точно покрытый копотью виман, похожий на военный, отвозил обратно в город - неизменно вечером, когда спадала жара и <text:s/>даже можно было ходить по песку в обычных ботинках, не опасаясь обжечь ноги.</text:p>
      <text:p text:style-name="P4">Кханд всегда выходил встречать Нива - если во время очередного двухдневного назначения они оказывались вместе на одной передающей станции, - но никогда его не провожал.</text:p>
      <text:p text:style-name="P4">Быть может, он не любил корабли, нарушавшие своим истошным ревом сосредоточенный покой пустыни, или даже сам город, который, как он считал, когда-нибудь обязательно занесет песком. А может, в отличие от Нива, ему просто не к кому было возвращаться.</text:p>
      <text:p text:style-name="P4">Виман летел над пустыней. Иногда Нив сидел в пассажирском отсеке совсем один, чувствуя себя как заключенный, которого отвозят в участок военной полиции, чтобы провести пристрастный допрос, иногда вместе с ним возвращались в город и другие инженеры, но они редко разговаривали - все уже мысленно были дома, пустыня оставалась позади. Рев раскаленных двигателей за спиной заглушал шум ветра, сумрачные дюны в <text:soft-page-break/>узком проеме смотрового окна казались мелкой рябью на огромной песчаной равнине.</text:p>
      <text:p text:style-name="P4">Нив обычно проводил в пустыне только одну ночь. Виман привозил его рано утром, еще до начала иступляющей жары, и забирал вечером, когда уже смеркалось, и небо становилось багровым у горизонта. <text:s/>Иногда, в поздние сумерки, когда все обитатели станции уже спали, Нив выходил из здания, чтобы посмотреть на ночное небо - даже не одевая респираторную маску и лишь замотав лицо полотенцем, как однажды показал ему Кханд, хотя сам он считал, что в этом нет никакого смысла.</text:p>
      <text:p text:style-name="P4">Нив смотрел на звезды, десятки созвездий, которые в городе можно было увидеть лишь в музее планет. Здесь, вдали от искусственного газового света, которые окрашивал небо в голубоватые тона, можно было увидеть даже спутники на всех девяти орбитах и станцию с длинным номером вместо названия - самую большую и яркую, которая всегда неподвижно сверкала над северным крестом. Но порою Нив, словно забыв о звездах, разглядывал темно-серый ландшафт города вдалеке, если его еще было видно у линии горизонта, и думал об Ане - она, наверное, уже спит, в городе давно наступило время, когда нельзя выходить из дома, - представляя себе заупокойную тишину их старого квартала, синий газовый свет, эстакаду, по которой уже не ходят поезда. Все это, как верил Кханд, будет когда-нибудь погребено под песком.</text:p>
      <text:p text:style-name="P4">Они пролетали над высокими стенами, отделявшими море от открытой безбрежной пустыни, препятствовавшими движению песков. Приближаясь к мору Анила, виман обычно снижался, хотя Нив никогда не понимал, почему. Он видел в окне анильскую впадину, черную, словно наполненную пустотой, очистительные башни, красивые и величественные в легкой вечерней темноте, встречавшие виман ярко пульсирующими огнями. Нив думал, что Ана в детстве видела их каждый день, из окна в своей комнате, когда жила где-то на краю города, в позабытом уже интернате.</text:p>
      <text:p text:style-name="P4">Во время песчаной бури обычно закрывали все окна, как будто даже смотреть на пустынный ветер считалось скверной приметой. Буря могла продолжаться несколько часов. Нив сидел в полумраке - после того, как переставала работать упредительная сирена, электрические лампы приглушали, и они начинали светить лишь вполсилы, как будто в этом также был особенный тайный смысл или традиция, которой Нив не понимал - и слушал истошный вой урагана и шум песка, который разбивался о стены бункера. В иные моменты бункер, его гулкие металлические своды, напоминал Ниву об орбитальной станции, а иногда он просто думал, что опять не сможет долго заснуть из-за этого шума, а под утро их так занесет песком, что сложно будет открыть двери. Кханд, <text:soft-page-break/>которого как будто радовало любое ненастье, рассказывал ему о том, сколько слов есть на гали для обозначения песка.</text:p>
      <text:p text:style-name="P4">Виман иногда подбрасывало в воздушных потоках, корабль сильно кренился, а затем, резко восстанавливал равновесие - пилот, видимо, спешно поворачивал штурвал, пытаясь справиться с усилившимся ветром, - и к Ниву на это мгновение возвращалось почти забытое чувство, тело его на какие-то доли секунды теряло ощущение веса, и он невольно хватался руками за выступы на стенах. Корабль летел сквозь раскаленное течение пустыни.</text:p>
      <text:p text:style-name="P4">Ему хватало лишь одного слова. Даже нет - ему и вовсе не требовались слова. Какого бы цвета ни были пески - пустыня всегда казалась Ниву одинаковой. А Кханд любил пустыню и все время пытался объяснить Ниву свою любовь, не мог поверить, как кто-то может не чувствовать это.</text:p>
      <text:p text:style-name="P4">Если они выходили вместе в пески, то Кханд говорил без умолку, даже если его едва было слышно из-за респираторной маски.</text:p>
      <text:p text:style-name="P4">Ниву нередко снилась его болтовня, преследовала его как морок каждую ночь, и он видел во сне, как разговаривает с Кхандом, как они идут куда-то далеко, за много миль от бункера, солнце печет их непокрытые головы, песок обжигает ноги через подошвы башмаков, но они упорно продолжают идти.</text:p>
      <text:p text:style-name="P4">Путь обратно всегда казался Ниву значительно длиннее. Он был уверен, что виман летит медленее, чем раньше, что <text:s/>ему препятствует ретивое течение ветров, повернувшее вспять, прочь от города, чтобы не дать им вернуться, или что пилот выбрал неверный маршрут, они потерялись в вечернем небе над песками - быть может, уже начинается ураган, и огромные волны песка поднимаются за ними, нагоняя корабль. Нив чувствовал, как весь корпус корабля дрожит, как поскрипывают панели обшивки, и эта судорога уставшего металла пугала его. Виман снижался над анильским морем, пролетал над впадиной точно над глубокой черной бездной, и Нив знал, что впереди, совсем близко, его ждет сверкающий огнями город, но не мог разглядеть его в иллюминатор.</text:p>
      <text:p text:style-name="P4">Кханд давал дюнам имена. Словно безымянные пески пугали его, без имени пустыня теряла форму. Вот этот песчаный холм называется Тапами, а тот, чуть дальше, широкий и низкий, - Тапати. Кханд повторял несколько раз, опасаясь, что Нив перепутает названия, а то и вовсе их забудет. Тапати, Тапами. Море безликого песка. Небу, пустынному небу, Кханд тоже дал название, Анасам, словно и небо было песком.</text:p>
      <text:p text:style-name="P4">Ниву иногда снилась Ана, но во сне он никогда не видел ее лица.</text:p>
      <text:p text:style-name="P4">Виман пролетал над пограничной эстакадой, после которой начинались прибрежные пески, и начинал снижаться. Оставалось совсем <text:soft-page-break/>немного. По линиям внизу проносились поезда, сверкали маячки на высотных путях, можно было даже разглядеть спешащих людей на улицах. <text:s/>У Нива возникало такое чувство, словно он вернулся в реальный мир, где не бывает песчаных бурь, по ночам нельзя выходить из дома, а утром на улицах стоит гомон от толп людей, которые спешат к станциям надземки.</text:p>
      <text:p text:style-name="P4">Однажды, после очередного похода в пески вместе с Кхандом, Ниву приснилось, что он уходит глубоко в пустыню, в самое сердце спящих земель, не со своим навязчивым другом, а вместе с Аной. Дышать там, где воздух становился непрозрачным от жары, без респираторной маски было нельзя - Нив знал об этом во сне, однако они все равно отправились в пустыню в обычной одежде, без всякого снаряжения, Нив даже не прикрыл лицо полотенцем, как делал по совету Кханда, а Ана обмоталась грязным серым платком, оставив открытыми только глаза, удивительные серые глаза. Нив не знал, куда они идут, но был уверен, что их поход очень важен. Призрачный город за спиной постепенно скрывался за высокими перекатами песка.</text:p>
      <text:p text:style-name="P4">Виман на несколько секунд зависал в воздухе - Нив видел в иллюминатор, как струится вокруг корабля жар от работающих двигателей - и начинал плавно снижаться над широкой крышей здания, медленно поворачиваясь вокруг своей оси. Корабль был объят облаком кипящего воздуха. В иллюминатор уже почти ничего не получалось разглядеть. Казалось, что нечеткий городской ландшафт, тающий в мареве, лишь иллюзия, и когда Нив выйдет из вимана, то снова увидит только пески.</text:p>
      <text:p text:style-name="P4">До того, как Нива перевели на радио-релейные пути за южным морем, и он только слышал о том, что некоторые люди в бюро работают на передающих станциях в песках, ему почему-то казалось, что вода в пустыне представляет большую ценность, что ее постоянно не хватает, запасы строго ограничены и расчислены в жестоких нормах на человека, и даже тем, кто проводит там лишь несколько дней, приходится постоянно страдать от жажды. Так, наверное, считали все в городе, ведь дожде в пустыни бывают редко, и даже та вода, которая падает с неба несколько раз в год, непригодна для питья. Однако на станциях никогда не было недостатка воды, не было никаких норм и ограничений, но все равно, хотя Нив и догадывался, что воду не привозят из города, а производят с помощью специальных генераторов, в устройстве которых ничего не понимал даже Кханд - все равно Нив иногда боялся, что закончится вода. Никакие генераторы - если даже путем неведомых химических реакций они создают питьевую воду из песка - не помогут им, если они уйдут в пустыню, где мгновенно исчезают следы, и дюны со всех сторон одинаковы, из-за чего так сложно найти дорогу назад. Где температору настолько высока, что каждый вздох обжигает легкие. Нив и сам не <text:soft-page-break/>понимал, почему он думает об этом - ему не приходилось никогда выходить в пустыню, вся работа происходила на станциях, в герметичных бункерах, защищенных от жары и песка, и только Кханд порой упрямо вытаскивал его наружу, чтобы показать высокий гребень песка, которому он только что дал едва произносимое название на гали, или бурю, которая бушевала в десятках милях от них.</text:p>
      <text:p text:style-name="P4">Виман опускался на посадочную площадку, двигатели смолкали, захлебнувшись огнем, и на несколько секунд в пассажирском отсеке гас свет - они сидели в полной темноте. Потом открывались двери и, вместо песчаных дюн, Нив видел ровную поверхность крыши и пустое серое небо. Их всегда встречал один и тот же молодой мужчина, в ярком желтом жилете, который неизменно говорил - с возвращением на твердую землю, - хотя они ступали на каменную на крышу высокого здания, с которого город представлялся вполне обозримым <text:s/>- были видны последние дома у окраин и песчаная коса берегов анильского моря.</text:p>
      <text:p text:style-name="P4">Ноги вязли в песке, идти было тяжело. Воду с собой они обычно носили в больших округлых флягах, похожих на кассетные мины, словно оставшиеся со времен какой-то страшной бесчеловечной войны. Ниву снилось, что он ушел с Аной со станции вечером - они взяли с собой фляги, прикрыли серой материей лица, но, когда они отдалилсь от бункеров, вдруг начало светать, словно там, в сердце пустыни, куда они направлялись, никогда не наступала ночь.</text:p>
      <text:p text:style-name="P4">Смеркалось, на некоторых улицах уже загорались синие огни, другие прохожие почти не встречались по пути город, реже проносились по эстакадам поезда. После исступляющей жары песков вечерние улицы казались промерзшими насквозь, Нив даже чувствовал озноб, потирая руками плечи, а небо без звезд вызывало странное неприятное чувство, схожее с внезапным приступом слепоты. Город медленно вступал в новую фазу суток, готовился к наступлению часа тишины. </text:p>
      <text:p text:style-name="P4">Некоторые из прилетевших с Нивом инженером еще задерживались на крыше, начинали говорить о чем-то с человеком в желтом жилете - последние события в городе, недавний песчаный шторм, - но Ниву нужно было спешить. Он знал, что Ана ждет его, что она будет ждать, даже если ей станет плохо, что она не сможет заснуть, пока не увидит его.</text:p>
      <text:p text:style-name="P4">Они не говорили, не произносили ни слова - Нив был необъяснимо уверен во сне, что разговаривать в пустыне нельзя. Быть может, из-за того, что, когда говоришь, то, вместе с дыханием, тело теряет влагу. Они шли вглубь пустыни. Ана смотрела на Нива своими удивительными глазами, она была так красива, несмотря на то, что лицо ее закрывала грязная чалма. Ниву хотелось пить.</text:p>
      <text:p text:style-name="P4">Он шел к ближайшей станции надземки, никогда не заходил по пути. <text:soft-page-break/>До часа тишины было еще несколько часов, но Нив все равно торопился, словно боялся, что может не успеть - опоздает сбившийся с графика поезд, северная линия окажется закрытой, или даже вся надземка перестанет работать раньше, и ему придется провести эту холодную расцвеченную электрическим светом ночь в безлюдном зале ожидания. </text:p>
      <text:p text:style-name="P4">Ноги у Нивы ныли, а голова была тяжелой от усталости. Возвращение из раскаленных песков в привычный мир давалось ему нелегко, словно он не летел на вимане, а прошел все это расстояние - десятки миль по мертвым равнинам - пешком. Последний день его поездки всегда был самым тяжелым - вчера в это время он засыпал бы уже в своей комнате в бункере, где очистители едва справлялись с тем, чтобы понизить температору воздуха до той степени, когда переставала гореть кожа и выступать пот на лбу. Но осталось совсем немного. Скоростной поезд довезет его до самого дома, где его ждет Ана.</text:p>
      <text:p text:style-name="P4">Они понимали друг друга без слов. Он устал, ему хочется пить. Во сне ему не нужно было слов, чтобы сказать об этом.</text:p>
      <text:p text:style-name="P4">Ана остановилась и удивленно посмотрела на него. Ее серые глаза.</text:p>
      <text:p text:style-name="P4">Они же взяли с собой фляги с водой. </text:p>
      <text:p text:style-name="P4">Но они идут в сердце пустыни, в самый центр спящих земель, где вечный полдень и никогда не идет дождь. Город уже скрылся за горизонтом, они уходят навсегда. </text:p>
      <text:p text:style-name="P4">Фляги с водой.</text:p>
      <text:p text:style-name="P4">Ана сняла с пояса похожую на кассетную мину флягу, отвернула с влажным скрипом пробку.</text:p>
      <text:p text:style-name="P4">Нив уже почти почувствовал приятную холодную влагу во рту. </text:p>
      <text:p text:style-name="P4">Ана продолжала смотреть на него - долгим непонимающим взглядом, словно он забыл о чем-то очень важном и теперь даже не понимает, в чем смысл их путешествия в пески. Как он мог забыть? Ана медленно наклонила флягу.</text:p>
      <text:p text:style-name="P4">Она ждет его. Сев в поезд, Нив начинал бояться, что состав не остановится на нужной станции, увезет его дальше, в центр города, пролетит сквозь старый район, поэтому даже заунывная мелодия Нивартана, после которой открывались двери на пустой перрон, казалась ему жизнерадостной. Он приехал. Оставалось меньше квартала пешком.</text:p>
      <text:p text:style-name="P4">Ана медленно переворачивала флягу. </text:p>
      <text:p text:style-name="P4">Нет, нет, что же ты делаешь, нам ведь нужна вода! </text:p>
      <text:p text:style-name="P4">Ана смотрела на него с недоумением. Они выходят в пустыню навсегда, города уже нет, анильское море вышло из берегов. </text:p>
      <text:p text:style-name="P4">Нив хотел остановить ее, перехватить у нее флягу из рук, но не мог пошевелиться. Чувство влаги во рту сменила сухая ядовитая горечь. И тут вместо воды из фляги посыпался песок, тонкие струйки песка, которые <text:soft-page-break/>поднимал и уносил ветер.</text:p>
      <text:p text:style-name="P4">Они уходят навсегда.</text:p>
      <text:p text:style-name="P4">Иногда Ана встречала его. Она стояла у подъезда, но никогда не уходила дальше по улице, словно боялась, что они могут разминуться. Очиститель воздуха над входом в их домов обдавал ее теплом. Нив пытался убедить Ану, что не стоит ждать его у подъезда, что в этом нет никакого смысла, что он может задержаться - ведь нельзя предсказать пустыню, - и тогда ей придется стоять там несколько часов. Но Ана не слушала его. Ведь благодаря этому они встречались на несколько минут раньше.</text:p>
      <text:p text:style-name="P4">Время в пустыне тянулось так медленно, что Ниву порой казалось, будто бы в городе за время его отсутствия прошел уже целый год, отгремели пропущенный праздник цветов, поднялись над улицами новые эстакады, сменились расписания поездов, а Ана извелась от ожидания. Нив был рад, когда ему неожиданно пришло официальное письмо - сообщение о срочном переводе, в котором даже не уточняли, где теперь ему придется работать. Он устал от пустыни. Пустыня ничего не дала ему, кроме странных пугающих снов. Он знал, что Кханд поначалу расстроится, но, скорее всего, скоро вновь найдет себе новичка, еще незнакомого со всем этими пронизывающими кошмарами пустыни, которого будет донимать рассказами о космической пыли и цвете песка. А потом Нив узнал, что его вновь возвращают в космическую программу, он будет работать в городе, а на следующий год полетит в качестве старшего инженера на орбитальную станцию, принимающую сигналы с Вимауны. Его бы обрадовало это известие, если б он не беспокоился о том, как вновь скажет о своем назначении Ане, которая уже привыкла к его поездкам за море, привыкла к тому, что он встречает ее по вечерам и что даже когда его нет, их разделяют десятки, а не тысячи миль.</text:p>
      <text:p text:style-name="P4">Именно поэтому он сначала рассказал о своем новом назначении Кханду.Ему почему-то ему хотелось делать это на станции, во время их привычных вечерних бесед, и они вышли из бункера - в ранние сумерки, - когда Нив не спал в пустыне можно было говорить.</text:p>
      <text:p text:style-name="P4">Кханд какое-то время молчал, глядя на потускневшее небо, а потом, вздохнув, сказал:</text:p>
      <text:p text:style-name="P4">- Да, недолго ты тут задержался. Года ведь даже не прошло?</text:p>
      <text:p text:style-name="P4">- Когда меня переведут будет ровно год, - сказал Нив.</text:p>
      <text:p text:style-name="P4">- Всего год... - медленно проговорил Кханд.</text:p>
      <text:p text:style-name="P4">Нив подумал - этот год длился для него так долго, что он уже начал забывать, как занимался чем-то другим, кроме проверки оборудования на передающих станциях в песках. Но ничего не сказал. Кханд наверняка чувствовал себя так, словно его перевели сюда совсем недавно, всего лишь <text:soft-page-break/>несколько дней назад.</text:p>
      <text:p text:style-name="P4">- Как-то они тебя... - сказал Кханд. - Обычно здесь остаются дольше. Если, конечно...</text:p>
      <text:p text:style-name="P4">- Скажи, - неуверенно начал Нив, - а тебя не удивляло, почему ты сам остаешься здесь так долго?</text:p>
      <text:p text:style-name="P4">Кханд посмотрел на Нива и, усмехнувшись, сказал:</text:p>
      <text:p text:style-name="P4">- Я бы на твоем месте скорее удивлялся, почему ты сам задержался здесь так недолго. Признавайся, заявление о переводе подавал?</text:p>
      <text:p text:style-name="P4">- Нет, - покачал головой Нив.</text:p>
      <text:p text:style-name="P4">Они снова молчали.</text:p>
      <text:p text:style-name="P4">- Жалко, конечно, - сказал наконец Кханд, - но ты знаешь, - он поморщился, вглядываясь в вечернее небо, - там ведь тоже в каком-то смысле пустыня.</text:p>
      <text:p text:style-name="P4">Нив был уверен, что в его последние дни в пустыне обязательное что-то случится - буря занесет всю станцию, черный смерч, как и предсказывал Кханд, разрушит их бункер и приблизится к самому городу, сломаются генераторы, и они останутся без воды, а может, даже пойдет дождь, невероятный ливень, никогда до этого не виданный за анильским морем, который затопит всю пустыню.</text:p>
      <text:p text:style-name="P4">Но ничего не происходило. Ему даже перестали сниться сны. Пустыня отторгала его, это год его жизни был закончен.</text:p>
      <text:p text:style-name="P4">После возвращения из песков Нив обычно несколько дней проводил дома - ему полагался отдых, от жары и той странной скованности в движениях, ограниченных несколькими комнатами бункера да близлежащими дюнами,в которой ему приходилось мириться на станциях в песках. </text:p>
      <text:p text:style-name="P4">Ана продолжала ездить на работу, и Ниву было нечем заняться. Он путешествовал по городу, ездил в поездах, часто проводил по много часов на окраине, безлюдной даже в начале дня, где, за последней эстакадой, открывалось невозмутимое анильское море, а вокруг было так пусто и тихо, что казалось, будто город постепенно умирает, превращаясь в пустыню.</text:p>
      <text:p text:style-name="P4">Нив часто встречал Ану после работы, ждал ее у здания института, и они вместе ехали домой. Ана была счастлива, ей нравилась его работа в пустыне - и пусть он уезжает на два дня каждую неделю, зато потом встречает ее по вечерам, и они столько времени проводят вместе.</text:p>
      <text:p text:style-name="P4">Нив долго не решался сказать ей о своем переводе.</text:p>
      <text:p text:style-name="P4">- Если пустыня спокойна, - говорил Кханд, когда они сидели в бункере и пили никогда не кончавшуюся воду, - то, считай, что скоро начнется сильная буря или даже смерч. </text:p>
      <text:p text:style-name="P4">- Это примета или...? - недоверчиво спрашивал Нив.</text:p>
      <text:p text:style-name="P4"><text:soft-page-break/>- Уж не знаю почему, - качал головой Кханд, - но все годы, что я здесь провел, так было всегда.</text:p>
      <text:p text:style-name="P4">Нив думал, что он хочет просто запугать его в последние дни, обижается на него, втайне думая, что Нив сам в действительности просил о переводе. Поэтому и истории его все больше были похожи на кошмары и казались выдуманными. Пустыня чувствует, пустыня знает. Кханд слишком много времени провел в пустыне. Лицо его состарилось раньше времени, и кожа одрябла. А Нив видел за окном только раскаленные пески.</text:p>
      <text:p text:style-name="P4">Кханд замечал озабоченность Нива и считал, видимо, что Нив и сам начал расстраиваться из-за перевода. Он уверял Нива, что тот наверняка вернется, что пустыня уже навсегда изменила его, и что он теперь не сможет жить без пустыни, как-то рассеянно забывая о том, как совсем недавно называл космические пустоши родственными выжженным солнцем пескам. А Нив думал, как он расскажет о своем новом назначении Ане - шло время, а она все еще была уверена в том, что он будет работать за анильским морем и весь следующий год. Ниву казалось, что только это, только то, что Ана по-прежнему не знает о его переводе, все еще связывает его с пустыней. Кханд же продолжал рассказывать ему истории - часто и много, как в самые первые дни.</text:p>
      <text:p text:style-name="P4">Как-то, возвращаясь в город во время сильного встречного ветра, из-за которого корабль постоянно подбрасывало как на волнах, Нив понял, что не может больше молчать. То, что Ана до сих пор не знала о назначении Нива, продолжая строить несбыточные планы, мучало Нива как жажда.</text:p>
      <text:p text:style-name="P4">Он был уверен, что теперь-то уже все ей расскажет, именно сейчас, именно в этот вечер, не откладывая ни на один день. Он даже стал представлять, как начнет этот неловкий разговор, какими будут его первые слова, но Ана снова ждала его у подъезда - она выглядела уставшей, даже больной, взгляд у нее был уставший, словно она страдала от бессоницы, но в то же время счастливый, когда она заметила Нива.</text:p>
      <text:p text:style-name="P4">Нив обнял ее. Они стояли под массивным коробом очистителя, который обдавал их горячим воздухом, напоминающим ветер пустыни.</text:p>
      <text:p text:style-name="P4">На следующий день, отправив Ану на работу, Нив вышел из дома и сел на поезд на ближайшей станции, Нивартан. Он попал в самый час пик, в вагоне было не протолкнуться, но Нив не хотел оставаться дома, он мог просто ждать, когда она вернется. Нив поехал на окраину города, туда, где завершалась последняя магистраль.</text:p>
      <text:p text:style-name="P4">Уже близился полдень, когда Нив брел по пустынной улочке мимо старых заброшенных домов. День выдался ясным, от дорожного камня исходил жар, воздух пах песком и солью. Казалось, что, встав посреди улицы и прикрыв от солнца глаза, можно увидеть всю пустыню, до самого края - там, где начинаются другие города. Ветер, поднимавший легкие <text:soft-page-break/>облака песчаной пыли, которой уже был засыпан весь тротуар. Дрожащий от зноя воздух. Высокие атмосферные станции, которые вдалеке были похожи на тонкие синие тени над белым песком, отражавшем свет полуденного солнца. Море Анила, над которым когда-то даже боялись летать, суеверно считая, что оно приносит несчастье. Красные дюны спящих земель, где можно дышать только в респираторной маске. Нив думал, что так он прощается с пустыней, пусть даже вскоре ему предстоит лететь туда вновь, и последняя поездка еще не близко. Время не имело значения. Нив впервые почувствовал, что будет тосковать об этих мертвых песках. Пустыня навсегда изменила его, говорил Кханд.</text:p>
      <text:p text:style-name="P4">Нив провел весь день на краю города - хотя ему казалось, что прошел лишь час - и ближе к вечеру поехал встречать Ану. В поездах опять были целые толпы людей, приходилось расталкивать других, чтобы просто втиснуться в переполненный вагон, где голова начинала болеть от тяжелой духоты, сумбурной музыки из хрипящих громкоговорителей и навязчивого гомона от разговоров. Нив поражался, как люди в таком шуме могут понимать и даже просто слышать друг друга.</text:p>
      <text:p text:style-name="P4">Кханд еще говорил, что звездное небо - это тоже пустыня. Пустыня, по сравнению с которой они ничтожны, точно песчинка песка.</text:p>
      <text:p text:style-name="P4">На некоторых зданиях уже начинали загораться вечерние огни, и Нив беспокоился, что опаздывает. Он потерял чувство времени. Но Ана все равно будет его ждать. Приехав на последнюю остановку, Нив стал спешно продираться сквозь толпу, обступившую перрон, слепо напиравшую на него, пытаясь вновь затащить в вагон.Он с трудом пробился к выходу с перрона, резко отталкивая других локтями - слышались возмущенные возгласы и даже стоны, но Нив ни на кого не обращал внимания. Ему нужно было спешить.</text:p>
      <text:p text:style-name="P4">Ана ждала Нива у входа в институт. Она заулыбалась, увидев его, показывая, что совсем не расстроилась из-за того, что он опоздал - ведь главное, что он здесь, главное, что он наконец пришел. Однако, когда Нив приблизился к Ане, она нахмурилась и обеспокенно посмотрела ему в глаза.</text:p>
      <text:p text:style-name="P4">- Что-то случилось?</text:p>
      <text:p text:style-name="P4">- Нам нужно поговорить, - сказал ей Нив.</text:p>
      <text:p text:style-name="P4"/>
      <text:p text:style-name="P5">5</text:p>
      <text:p text:style-name="P4"/>
      <text:p text:style-name="P4">Виман летел над пустыней. Нив обычно не любил разговаривать с другими пассажирами - с него и так хватало чужих рассказов. Достаточно было лишь приветственного кивка головой и часа отстраненного молчания, пока их корабль плыл в потоках раскаленного воздуха, повторяя, как <text:soft-page-break/>казалось Ниву, все плавные изгибы дюн. Но в этот раз ему хотелось поговорить. В конце концов, сколько таких поездок ему осталось?</text:p>
      <text:p text:style-name="P4">В последние дни он даже стал с интересом слушать россказни Кханда - выходил с ним вместе в пустыню по ночам, совсем недалеко от бункера, когда все остальные уже спали, и Кханд показывал ему дюны, которым он дал имена. </text:p>
      <text:p text:style-name="P4">Ведь это был год жизни, целый год его жизни, о котором он будет потом вспоминать.</text:p>
      <text:p text:style-name="P4">В вимане рядом с ним сидел невысокий парень - совсем юный, по виду только что закончивший училище. Парень заметно волновался, крепко держался за поручни кресла и как будто даже боялся смотреть в иллюминатор. Виман слегка покачивало на воздушных волнах.</text:p>
      <text:p text:style-name="P4">- Первый раз? - спросил его Нив.</text:p>
      <text:p text:style-name="P4">Парень закивал головой.</text:p>
      <text:p text:style-name="P4">- К этому быстро привыкаешь, - попытался успокоить его Нив. - Меня тоже поначалу немного... выводили из себя эти полеты. Просто ветер сейчас очень сильный. Но иногда бывает, - зачем-то добавил он, - и совсем не такое.</text:p>
      <text:p text:style-name="P4">Парень смотрел на него, ничего не говоря, точно хотел о чем-то спросить, но не решался. Нив подумал, что он стал вести себя как Кханд. Осталось только рассказать какую-нибудь историю о песчаной буре или смерче, который с каждым годом неотвратимо надвигается на город. Хотя нет. Все эти истории уже были рассказаны.</text:p>
      <text:p text:style-name="P4">- А ты когда-нибудь видел, как в пустыне идет дождь? - спросил Нив.</text:p>
      <text:p text:style-name="P4">Виман как будто начал замедляться, снижаясь над высокими барханами, но Нив был уверен в том, что ему это лишь кажется. Путь обратно всегда длиннее, и это уже его собственная история - ведь Кханд ничего не смог бы рассказать об этом, он никогда не возвращался.</text:p>
      <text:p text:style-name="P4">- Кстати, меня зовут Ниверт, просто Нив, - сказал он.</text:p>
      <text:p text:style-name="P4">- А я - Гаматх, - ответил парень.</text:p>
      <text:p text:style-name="P4">- Интересное имя, - задумчиво проговорил Нив, качнув головой, - для человека, который... путешествует по пустыне.</text:p>
      <text:p text:style-name="P4">Парень как-то натянуто улыбнулся и обеспокоенно посмотрел в иллюминатор. Белые пески отражали яркое вечернее солнце, и, если долго смотреть на проносящиеся под ними дюны, то глаз переставал различать очертания пустынных равнин и казалось, что все вокруг корабля заливает заливает какой-то слепящий безжизненный свет.</text:p>
      <text:p text:style-name="P4">- Дождь в пустыне? - переспросил Гаматх. - Наверное, это... необычное зрелище. Нет, я раньше никогда...</text:p>
      <text:p text:style-name="P4">- Ну, в таком случае у тебя... - Нив выразительно качнул рукой, пытаясь подобрать нужные слова. - Это самое удивительное, что есть... <text:soft-page-break/>самое... Знаешь, как будто нарушаются все законы природы.</text:p>
      <text:p text:style-name="P4">Гаматх снова кивнул головой и ничего не сказал.</text:p>
      <text:p text:style-name="P4">Разговор не клеился. Гаматх был слишком взволнован, чтобы слушать истории о дожде в пустыне, который Нив сам никогда не видел. Нив закрыл глаза, надеясь, что уснет, и час полета пройдет быстрее, чем обычно.</text:p>
      <text:p text:style-name="P4">Сон не шел, и Нив видел перед собой пески - однообразное полотно бесконечной пустыни. Он пытался представить город - вечерние улицы, каменные стены высоких зданий с выцветающим орнаментом, на которых мелькают отблески от проносящихся по эстакаде скоростных поездов, привычный мотонный шум кварталов, голоса, топот ног, хриплые объявления по громкоговорителям, но снова видел пустыню, улицы обращались в пески, дома становились дюнами, как будто он потерял власть над своим воображением. Пустыня угрожающе надвигалась на него, словно он падался в пески с высоты, и Нив никак не мог избавиться от этого видения.</text:p>
      <text:p text:style-name="P4">Нив открыл глаза. Гаматх по-прежнему сутулился в кресле, неподвижно глядя перед собой. Иллюминатор заливала белизна.</text:p>
      <text:p text:style-name="P4">И тут виман сильно встряхнуло - корму резко подбросило вверх, а затем весь корабль накренился, потеряв равновесие, и грузно перевернулся на бок. Кто-то вскрикнул, Нив, еще не отдавая себя отчета в том, что происходит, непроизвольно взмахнул руками, точно надеясь ухватиться за что-то, и чудовищная сила отбросила его в сторону, он разбил кисть о какую-то перегородку, боль на секунду обожгла его руку, и повис на ремне безопасности, тисками обхватившем его грудь.</text:p>
      <text:p text:style-name="P4">Гаматх сжал губы, точно сдерживаясь, чтобы не закричать, и так сильно вцепился в подлокотники кресла, что пальцы его побелили. Корабль начал выпрямляться, все еще следуя пикирующей траектории, Нив снова устроился в кресле, потирая ушибленную кисть, и хотел уже снова успокоить своего соседа, сказать, умудренно улыбаясь, что и не такое бывает, но в этот момент в пассажирском отсеке загорелись у потолка красные лампы, и раздался истеричный аварийный сигнал.</text:p>
      <text:p text:style-name="P4">Невозможно было понять, что происходит. Гаматх с надеждой посмотрел на Нива, но тот уже и сам не мог ничего сказать. Виман продолжал снижаться - весь корпус корабля дрожал, двигатели истошно ревели. Пески стремительно надвигались на них. Нив уже видел в иллюминаторе, как из-за ветра, поднятого их кораблем, вздымался в небо белесый песок. Ему вдруг тоже стало страшно, он осознал, что виман падает, звучит, разрывая барабанные перепонки, сигнализация, все вокруг кажется залитым кровью из-за аварийного освещения, и никто не говорит ни слова -все словно онемели от ужаса</text:p>
      <text:p text:style-name="P4"><text:soft-page-break/>Нив закрыл глаза. Ана. Пустыня внезапно передумала отпускать его. Даже если он выживет при крушении... Десятки миль безжизненных дюн. Всего лишь еще одна история Кханда.</text:p>
      <text:p text:style-name="P4">Удара не было. Пилот умудрился выровнять виман уже над самыми барханами и, зависнув в облаке едкой гари и клубящейся песчаной пыли, поднятого надрывно ревущими двигателями, посадил корабль в пыщущее пекло песков. Несколько секунд виман еще сотрясался от конвульсивных вибраций моторов, словно пилот никак не мог их заглушить, но потом во всем отсеке отрубился свет, и наступила тишина. Кто-то должен был открыть снаружи двери. Добро пожаловать, с возвращением на твердую землю.</text:p>
      <text:p text:style-name="P4">В пассажирском отсеке повисла пугающая тишина.</text:p>
      <text:p text:style-name="P4">- А вот такого уже ни разу не случалось, - сказал Нив Гаматху, чтобы хоть как-то нарушить молчание.</text:p>
      <text:p text:style-name="P4">Парень все еще сидел, напряженно согнувшись, вцепившись в подлокотники руками, точно его сковал паралич. </text:p>
      <text:p text:style-name="P4">- Наш пилот молодец, - добавил Нив.</text:p>
      <text:p text:style-name="P4">Заскрипели двери. В открытом проеме показалась вечерняя пустыня, в пассажирский отсек дохнуло жаром.</text:p>
      <text:p text:style-name="P4">Вместе с ними летели еще два инженера, судя по всему знакомые - они сидели вместе в другом конце пассажирского отсека. Один из них разбил голову при экстренной посадке и прикрывал рану запачканным кровью платком, пока его товарищ помогал ему подняться.</text:p>
      <text:p text:style-name="P4">Они вышли из вимана. Нив глубоко вздохнул, почувствовав, как жар обжигает его легкие. Было безветрено, однако судя по песчаной дымке на далекими холмами, это затишье обещало продлиться недолго. Нив осмотрел виман - они приземлились у самого подножия высокого бархана, тень которого скрывала корабль. На вимане не было заметно никаких повреждений. На крыше корабле поблескивали тусклые красные огоньки - пилот, наверное, включил маяки, как и полагалось в таких случаях, однако Нив сомневался, что кто-то сможет их заметить.</text:p>
      <text:p text:style-name="P4">Пилот начал что-то объясниять - двигатели потеряли тягу, произошла рассинхронизация. Нив почему-то никак не мог сосредоточиться и не слушал то, о чем он говорил. Все и так было понятно - виман больше не сможет взлететь.</text:p>
      <text:p text:style-name="P4">Пилот был все еще в маске. Нив подумал, что он, наверное, просто забыл ее снять.</text:p>
      <text:p text:style-name="P4">- Но связь работает, - сказал пилот. - Так что все... Я вызвал спасательную команду - они будут здесь совсем скоро.</text:p>
      <text:p text:style-name="P4">Ниву захотелось поблагодарить пилота - ведь если бы не он... ведь только благодаря ему... их жизни... невероятное спасение... ведь это почти <text:soft-page-break/>подвиг, посадить виман в пески без двигателей... - но все, о чем он мог подумать, звучало слишком выспренне и неестественно, словно он собирался произносить торжественную речь.</text:p>
      <text:p text:style-name="P4">- Скоро - это как? - спросил мужчина с раной на голове, морщась от боли.</text:p>
      <text:p text:style-name="P4">- Мне сложно сказать... точно, - ответил, запинаясь, пилот. - Мы довольно далеко от ближайшей... Но я послал сигнал, они легко могут нас обнаружить, и обычно... Я уверен, - добавил он, - что спасательная команда уже летит.</text:p>
      <text:p text:style-name="P4">- Я спрашиваю, потому что... - Мужчина указал рукой на облака песка вдалеке. - Наверняка это скоро накроет нас.</text:p>
      <text:p text:style-name="P4">Вокруг было безветрено и тихо. Нив вспомнил рассказы Кханда, о том, что в пустыне нужно бояться тишины, которая всегда предвещает начало бури.</text:p>
      <text:p text:style-name="P4">- Да и не отходите далеко от корабля, - поспешно сказал пилот. - Ни в коем случае... не уходите далеко, в пустыню. Локатор никогда не работает достаточно точно... Я включил сигнальные огни, так что нас заметят... надеюсь. К тому же, если ветер усилиться, нам лучше будет переждать внутри. Правда, я уже не смогу включить там свет...</text:p>
      <text:p text:style-name="P4">И нас занесет песком, подумал Нив, но ничего не сказал. Они будут ждать спасателей в наглухо закрытом корабле, под толщей песка, в темноте, слушая завывание ветра. И тогда точно никто не сможет разглядеть их сигнальные огни.</text:p>
      <text:p text:style-name="P4">Пилот некоторое время молчал, оглядывая собравшихся у корабля людей.</text:p>
      <text:p text:style-name="P4">- Все будет хорошо, - ободряюще сказал он. - Они будут здесь совсем уже скоро.</text:p>
      <text:p text:style-name="P4">- Мы пойдем внутрь, - сказал один из инженеров, придерживая своего товарища, прижимавшего окраваленный платок к голове. - У вас есть бинты?</text:p>
      <text:p text:style-name="P4">- Да, конечно... у меня там... сейчас, - проговорил пилот. - Извините...</text:p>
      <text:p text:style-name="P4">Он быстро зашагал к кораблю.</text:p>
      <text:p text:style-name="P4">- Спасибо вам, - неожиданно сказал Гаматх, стоявший рядом с Нивом.</text:p>
      <text:p text:style-name="P4">Пилот обернулся и кивнул головой.</text:p>
      <text:p text:style-name="P4">Он вернулся к виману и забрался в его черную обесточенную кабину.</text:p>
      <text:p text:style-name="P4">Нив поднял голову и посмотрел на темно-синее прозрачное небо, на котором начинали появляться первые звезды.</text:p>
      <text:p text:style-name="P4">Ана. Скоро она выйдет на улицу и будет ждать его у подъезда, на стенах домов зажгуться синие вечерние огни, последний поезд пронесется по эстакаде, а она все еще будет стоять. Странная боль сдавила Ниву грудь.</text:p>
      <text:p text:style-name="P4">Ей часто бывает плохо по вечерам. Так трудно дышать. Очиститель <text:soft-page-break/>воздуха в их квартирке плохо работает, а они все никак не соберутся купить другой. Даже радио перестает ловить любимые станции, превращая вечерние трансляции в надсадный треск помех.</text:p>
      <text:p text:style-name="P4">Нив почувствовал, как начинает подниматься легкий ветерок. Песчаная пыль струилась у него под ногами, таяли за спиной его запутавшиеся следы. Он непроизвольно вздохнул полной грудью, и горячий пустынный воздух с тяжелым запахом соли обжег ему легкие. Нив подумал, что неплохо бы вернуться к кораблю, укрыться в глубокой темноте пассажирского отсека, где пилот, так и не снявший маску, помогал забинтовать инженеру голову. Нив направился к кораблю. Ноги его увязали в песке.</text:p>
      <text:p text:style-name="P4">Пилот, не слишком аккуратно обвязав голову инженера бинтом - криво намотанная марля напоминала странный головной убор, как будто созданный специально для пустыни - какое-то время нерешительно стоял посреди сумрачного пассажирского отсека, а потом снова вернулся в кабину, как если бы все еще не терял надежды оживить двигатели корабля. </text:p>
      <text:p text:style-name="P4">Ветер заносил в виман белесую песчаную пыль. </text:p>
      <text:p text:style-name="P4">Нив подумал, что если корабль так и не взлетит, то через несколько дней его полностью заметет песком.</text:p>
      <text:p text:style-name="P4">Гаматх тоже вернулся в виман и сел рядом с Нивом, на то же место, что и во время полета. Он как-то нетерпеливо поглядывал на Нива, но ничего не говорил.</text:p>
      <text:p text:style-name="P4">- Нервничаешь? - спросил его Нив.</text:p>
      <text:p text:style-name="P4">- Да, - признался Гаматх, - немного... Как, кстати, ваша рука?</text:p>
      <text:p text:style-name="P4">Нив только сейчас вспомнил о своем ушибе - он посмотрел на левую кисть, где с тыльной стороны ладони была длинная кривая ссадина и потемневший кровоподтек. Но он почему-то не чувствовал боли.</text:p>
      <text:p text:style-name="P4">- Да, ерунда, - сказал Нив и небрежно взмахнул рукой.</text:p>
      <text:p text:style-name="P4">- Скажите, - спросил Гаматх. - А вы давно работаете в пустыне?</text:p>
      <text:p text:style-name="P4">- Почти год, - ответил Нив и добавил, горестно усмехаясь: - Скоро меня переводят.</text:p>
      <text:p text:style-name="P4">- Я вообще обычно даже люблю летать, - сказал Гаматх, - но сегодня... даже не знаю... был сам не свой. Как будто предчувствовал...</text:p>
      <text:p text:style-name="P4">Нив несколько раз кивнул головой, даже не глядя на паренька. Теперь уже ему не хотелось говорить.</text:p>
      <text:p text:style-name="P4">Сигнальные маяки отбрасывали красноватые отблески на покатые волны песка вокруг корабля. Они не закрывали двери пассажирского отсека, чтобы не сидеть в темноте, и Нив чувствовал горячий ветер на своем лице. Песок как будто скрипел у него на зубах.</text:p>
      <text:p text:style-name="P4">- Как вы думаете, - спросил Гаматх, - а они правда... быстро прилетят?</text:p>
      <text:p text:style-name="P4"><text:soft-page-break/>- Скоро мы это узнаем, - ответил Нив.</text:p>
      <text:p text:style-name="P4">Не может же она ждать его всю ночь. Улицы опустеют, начнется час тишины. Виманы не всегда прилетают в точно намеченный срок, они вполне могут задержаться на несколько часов. В конце концов полет могли отложить. Но нет, она ни за что не будет думать так - ведь такого ни разу не происходило за весь этот год.</text:p>
      <text:p text:style-name="P4">- А меня ждут, - говорил Гаматх. - И могло же такое случиться... В первый же день.</text:p>
      <text:p text:style-name="P4">Всех ждут. Нив задумчиво кивал головой.</text:p>
      <text:p text:style-name="P4">- А вы летали целый год...</text:p>
      <text:p text:style-name="P4">- Некоторые и всю жизнь летают, - сказал Нив. - Просто нам не повезло. Хотя в каком-то смысле...</text:p>
      <text:p text:style-name="P4">Скоро они прилетят. Скоро все это закончится. Он уговорит Ану остаться завтра дома, и они проведут вместе весь день. Скоро все это происшествие будет казаться ему лишь бессмысленным кошмарным сном - вроде тех, когда он шел вместе с Аной вглубь пустыни, до тех пор, пока не отнимались ноги, и их собственные следы не заметало песком.</text:p>
      <text:p text:style-name="P4">Продолжало смеркаться, небо в вышине было уже совсем черным. Ветер усиливался, песок уже барабанил по обшивке корабля. Скоро придется закрыть двери, и они окажутся в полной темноте.</text:p>
      <text:p text:style-name="P4">- Что-то случилось? - спросила Ана.</text:p>
      <text:p text:style-name="P4">Нив совсем не хотел ее напугать. Вечернее солнце окрашивало стены зданий в цвет песка из спящих земель. Сотни очистителей, уродовавших пыльный фасад института, дышали на них жаром.</text:p>
      <text:p text:style-name="P4">- Нам нужно поговорить, - сказал Нив. - Ничего страшного. Просто я...</text:p>
      <text:p text:style-name="P4">Нив вспотел, пока пробирался к Ане через толпу. Непринужденная прогулка по окраине города странно измотала его - он устал даже больше, чем после напряженного рабочего дня.</text:p>
      <text:p text:style-name="P4">- Все в порядке, - сказал Нив.</text:p>
      <text:p text:style-name="P4">Ана смотрела на него непонимающими глазами. На улицах стало душно под вечер, точно весь воздух выгорел за жаркий солнечный день. Они медленно шли по тротуару, навстречу спешащей со стороны надземки толпе.</text:p>
      <text:p text:style-name="P4">- А в чем же тогда дело? - тихо спросила она.</text:p>
      <text:p text:style-name="P4">Низкое вечернее солнце было багровым как в пустыне перед началом бури - казалось, что сейчас поднимется ветер, и занесет все улицы песком.</text:p>
      <text:p text:style-name="P4">- Меня переводят, - сказал Нив. - Снова. На следующий год я опять полечу на станцию.</text:p>
      <text:p text:style-name="P4">- Когда? - дрогнувшим голосом спросила Ана.</text:p>
      <text:p text:style-name="P4">Они уходили все дальше, вниз по улице, словно в сердце пустыни, <text:soft-page-break/>где дышать можно было только в респираторной маске.</text:p>
      <text:p text:style-name="P4">Уже совсем стемнело и лишь призрачно белели в широком проеме отсека бесчисленные дюны. Она были в десяти, может, в пятнадцати милях от большой стены, спасающей город от нашествия пустыни, от берегов анильского моря - если запастись водой, если одеть маску, как у пилота, которая оставляет открытыми только глаза и наверняка позволяет дышать даже там, где люди без репиратора не могут сделать и одного вздоха, если все время идти, не останавливаясь, не оглядываясь назад, то был бы, шанс, вероятность, которую можно просчитать математически, вывести на основе формулы из температуры воздуха, собственного отчаяния и протяженности пути, что сможешь добраться до города. Если, конечно, вода не превратится в песок.</text:p>
      <text:p text:style-name="P4">- Но ты ведь всегда этого хотел, - сказала Ана.</text:p>
      <text:p text:style-name="P4">Институт вдали скрывала знойное марево, поднимавшееся от раскаленного тротуара - или это только казалось Ниву.</text:p>
      <text:p text:style-name="P4">- Я уже и сам не понимаю, чего я хотел, - сказал он.</text:p>
      <text:p text:style-name="P4">И почему она так боялась этих звезд, этой пронзительной пустоты над ними, которая открывалась по ночам? Кто-то в вимане недольно сказал, что "совсем скоро", по заверениям пилота, длится уже не первый час. Нив видел, кто говорил, - быть может, человек с перебинтованной головой - он слышал только голос. Пилот же не может знать. Возможно, их просто не могут найти - аварийные огни на вимане слишком тусклые, чтобы их можно было разглядеть в сумерках. Да и сами они не замечают спасательного корабля, который проносится высоко над пустыней. Ана наверняка все еще ждет его у подъезда.</text:p>
      <text:p text:style-name="P4">- Ты, наверное, так рад, что снова полетишь... туда... - неуверенно сказала она и тут же добавила, словно желая себя успокоить: - И теперь ты не будешь уезжать так часто.</text:p>
      <text:p text:style-name="P4">Не будешь встречать ее по вечерам. Нив понимал, что им нужно поговорить, обсудить эти нежданные перемены, как будто он мог убедить ее, убедить самого себя в том, насколько лучше станет теперь их жизнь, стоит ему только увидеть лицо Аны. Нив чувствовал, как ему мешает ее респираторная маска.</text:p>
      <text:p text:style-name="P4">- А ты не хочешь куда-нибудь зайти? - предложил он. - Здесь по пути есть... Подождем, пока на станциях не станет посвободнее.</text:p>
      <text:p text:style-name="P4">Холодные напитки - подсластитель добавлен по вкусу.</text:p>
      <text:p text:style-name="P4">В вимане было много воды. Пусть и без света, но при необходимости корабль мог бы стать им убежищем во время бури. Им ничего не угрожало. Только Ана по-прежнему ждала его.</text:p>
      <text:p text:style-name="P4">- Извини, - сказал Нив. - Но я правда... Правда больше не хочу возвращаться в пустыню.</text:p>
      <text:p text:style-name="P4"><text:soft-page-break/>Нив невольно засыпал, даже несмотря на неудобную позу в жестком поскрипывающем кресле - было уже поздно, в этом время они обычно ложились спать. Но он не хотел спать в этом корабле, который медленно заносило песком - боялся даже не заснуть, а проснуться от того, что не может дышать, с хрипом, отчаянно хватая ртом воздух, в кромешной темноте опечатнного пассажирского отсека.</text:p>
      <text:p text:style-name="P4">Нив поднялся и, слегка покачнувшись - голова была тяжелой, ноги болели, а во рту все пересохло - направился ко все еще открытой двери пассажирской. Гаматх удивленно посмотрел на него, но ничего не сказал. Нив вышел из корабля.</text:p>
      <text:p text:style-name="P4">Его ноги проваливались в рыхлый песок, и каждый шаг давался с трудом, хотя совсем еще недавно он спокойно расхаживал вокруг корабля. Что-то изменилось за прошедшие часы. <text:s/>Окрепший сумрачный ветер развевал его расстегнутую куртку. Нив шел прямо, удаляясь от корабля, сам не понимая, что делает и куда идет.</text:p>
      <text:p text:style-name="P4">Выбившись из сил, почувствовав, что уже не может больше бороться с зыбким песком, Нив остановился у высокой дюны и посмотрел на небо. Была почти уже ночь. Даже песок теперь не обжигал ноги так сильно, как днем, но дышать все еще было тяжело.</text:p>
      <text:p text:style-name="P4">- Хорошо, что ты предложил зайти, - сказала Ана, снимая респираторную маску. - Толкаться сейчас в поезде мне совсем не хотелось.</text:p>
      <text:p text:style-name="P4">Она казалась уставшей и расстроенной, кожа у нее на висках сильно воспалилась.</text:p>
      <text:p text:style-name="P4">- Ты... как? - спросил ее Нив. - Сегодня на редкость душный день. Слышал даже, как говорили, что скоро может быть гроза. Хотя их прогнозы...</text:p>
      <text:p text:style-name="P4">- Все отлично, - сказала Ана. - Просто устала немного. Но у нас там свежо и хорошо - ты же знаешь...</text:p>
      <text:p text:style-name="P4">- Да... - улыбнулся Нив.</text:p>
      <text:p text:style-name="P4">- А ты что делал?</text:p>
      <text:p text:style-name="P4">- Да так, шатался по городу, - ответил Нив.</text:p>
      <text:p text:style-name="P4">- Интересно, наверное, было? - улыбнулась Ана.</text:p>
      <text:p text:style-name="P4">Она сделала глоток из своего стакана и стала массировать пальцами виски.</text:p>
      <text:p text:style-name="P4">- Остался еще день, - сказал Нив. - Потом у нас обоих выходной. Придумаем что-нибудь действительно интересно.</text:p>
      <text:p text:style-name="P4">Ана снова улыбнулась и почему-то отодвинула от себя стакан.</text:p>
      <text:p text:style-name="P4">- А знаешь... А что будет на следующий год? - неожиданно сказала она. - Тебя так часто переводят...</text:p>
      <text:p text:style-name="P4">Многие работают на одном месте всю жизнь - как Кханд, который уже и забыл, что на этой планете есть что-то, кроме песков. Нив был так <text:soft-page-break/>взволнован из-за своего перевода, что даже ни разу не задумывался, до того вечера в кафе, о таких вещах. Что будет через год. Но ведь год - это так долго. Это почти целая жизнь.</text:p>
      <text:p text:style-name="P4">- Куда бы меня ни перевели... - начал он, но не договорил.</text:p>
      <text:p text:style-name="P4">Интересно, а как называется этот песок - выгоревший и бесцветный, так похожий на пепел в ночном свете звезд. Нив уже запутался во всей этой странной, слегка безумной науке по изучению жизни там, где жить было нельзя. Людям из города нет до всего этого никакого дела - как было и с ним, всего лишь меньше года назад. Кханд, любивший изображать из себя мудрого наставника, произносил столько названий, пустыня была полна странно звучащих слов. Сколько же нужно слов для обозначений песка? Сколько нужно слов для того, чтобы ни одна дюна не осталась безымянной. Тапами, Тапати. Долина Атана. Кханд наверняка дал бы название и песчаному холму, рядом с которым стоял Нив.</text:p>
      <text:p text:style-name="P4">За спиной его послышался шум шагов, и Нив обернулся.</text:p>
      <text:p text:style-name="P4">- Я знаю, - сказала Ана, коснувшись его руки. </text:p>
      <text:p text:style-name="P4">Слова были не нужны.</text:p>
      <text:p text:style-name="P4">Гаматх остановился перед Нивом, упираясь в колени руками и тяжело вздыхая. Бежать по расползающемуся под ногами песку было тяжело.</text:p>
      <text:p text:style-name="P4">- Далеко же вы зашли, - сказал он.</text:p>
      <text:p text:style-name="P4">- Что-то случилось? - спросил Нив.</text:p>
      <text:p text:style-name="P4">А он хорошо держится, подумал Нив, хотя так нервничал во время полета. Еще немного, и Гаматх сам начнет давать Ниву заботливые советы - что делать, когда виман совершает аварийную посадку в открытой пустыне.</text:p>
      <text:p text:style-name="P4">- Ветер продолжает усиливаться, - сказал парень. - В корабль уже столько песка намело. Мы решили закрыть дверь. Все равно не исключено, что сегодня они даже не прилетят.</text:p>
      <text:p text:style-name="P4">Неужели они смирились с этим. Нет, нужно просто ждать. Пилот же говорил. Они не могут оставить их здесь на всю ночь. Ветер сдувал с барханов песок. Нив продолжал рассматривать небо, не глядя на паренька.</text:p>
      <text:p text:style-name="P4">- Я сейчас приду, - сказал он.</text:p>
      <text:p text:style-name="P4">- Давайте, - кивнул Гаматх и заковылял обратно к виману.</text:p>
      <text:p text:style-name="P4">Нив глубоко вздохнул - воздух уже не обжигал легкие, как раньше - и пошел вслед за пареньком.</text:p>
      <text:p text:style-name="P4">- Ну что, пойдем?</text:p>
      <text:p text:style-name="P4">- А ты больше не...?</text:p>
      <text:p text:style-name="P4">- Да, я правда немного устала, - поморщилась Ана. - Безумный день...</text:p>
      <text:p text:style-name="P4">Воздух в пассажирском отсеке вимана был спертым, пахло горячим песком и кровью. Постарадавшему инженеру поменяли повязку на голове - со второго раза получилось наложить бинт аккуратнее, но белая марля все <text:soft-page-break/>равно уже чуть покраснела от крови, и мужчина обессиленно спал, прислонившись спиной к стене - а может, и просто был без сознания. Кто-то спросил, не задохнуться ли они, когда закрывали дверь. Пилот теперь был вместе с ними, видимо, оставив свои попытки оживить двигатели, но Нив не видел в темноте его лица. </text:p>
      <text:p text:style-name="P4">Осталось совсем немного, скоро они прилетят.</text:p>
      <text:p text:style-name="P4">Дверь вимана сдвигалась с трудом, слышно было, как скрипит в пазах песок, электроприводы не работали. У Нива возникло такое чувство, словно они готовятся к началу страшной песчаной бури - как на станциях, вметсе с Кхандом, когда начинала вопить сирена, и они спешно опечатывали бункер, закрывали все окна...</text:p>
      <text:p text:style-name="P4">Дверь закрылась с глухим лязгом. Кто-то зажег огонек - возможно, спички - но его тут же заставили потушить.</text:p>
      <text:p text:style-name="P4">- А как надолго хватит батарей? - спросил кто-то в темноте. - Когда погаснут маяки?</text:p>
      <text:p text:style-name="P4">Нив не расслышал ответ. Из-за духоты в пассажирском отсеке хотелось спать. Он пытался сопротивляться этой парализующей слабости, продолжал думать об Ане, но все равно провалился в черное болезненное забытье. Он видел, как падает в бесконечную темноту, не чувствуя ни сожаления, ни страха - лишь ощущение непрестанного свободного падения.</text:p>
      <text:p text:style-name="P4">Прошло несколько минут или часов. Кто-то растолкал его. Нив проснулся, вздрогнув - первой его мыслью было то, что он проспал уже несколько дней подряд. Двери вимана были открыты.</text:p>
      <text:p text:style-name="P4">- Они уже садятся, - раздался взволнованный шепот. - Они уже здесь.</text:p>
      <text:p text:style-name="P4">Нив с трудом поднялся - все тело его болело - и сделал несколько шагов по направлению к открытой двери.</text:p>
      <text:p text:style-name="P4">Внутри, кроме него и Гаматха, никого уже не было. Все стояли у вимана - даже мужчина с перебинтованной головой опирался на плечо своего товарища - и смотрели на ночное небо.</text:p>
      <text:p text:style-name="P4">Корабль медленно спускался перед ним из черной ночной пустоты, озаряя дюны огнем от работающих двигателей, поднимая волны песка. Их обдавало колкими брызгами, они прикрывали лица руками, но никто почему-то не догадывался отойти.</text:p>
      <text:p text:style-name="P4">Все происходящее казалось Ниву каким-то нереальным, это было похоже на видение из сна. Приземляющийся виман включил мощный газовый прожектор, осветивший безжизненно-белые пески вокруг. Стало так ярко, что пришлось отвести глаза, прикрывая их рукой. Ветер, поднятый спасательным кораблем, затих, но двигатели все еще продолжали работать, даже когда корабль уже сел - выпущенные шасси глубоко погрузились в вязкий песок, - хотя уже тише, не поднимая с дюн такую <text:soft-page-break/>бурю песка и лишь выдыхая из огромного сопла струящийся жар.</text:p>
      <text:p text:style-name="P4">По-прежнему горел прожектор - теперь уже нацеленный в небо, рассекающий широким расходящимся лучом ночную темноту.</text:p>
      <text:p text:style-name="P4">Двери вимана открылись, послышались голоса.</text:p>
      <text:p text:style-name="P4">- Кому-нибудь нужна медицинская помощь? - крикнул человек в яркой люминисцентной одежде, спрыгнувший на песок из открытого отсека.</text:p>
      <text:p text:style-name="P4">Было видно, что внутри горит свет, работают очистители воздуха.</text:p>
      <text:p text:style-name="P4">Нив не расслышал, что ему ответили - должно быть, он сам заметил инженера с перевязанной головой - и сделал какой-то жест рукой людям в корабля. Из спасательного вимана спустился высокий мужчина в таком светящемся наряде и стал помогать пострадавшему инженеру подняться в пассажирский осек.</text:p>
      <text:p text:style-name="P4">Их быстро провели в спасательный корабль, кто-то даже постоянно покрикивал, подгоняя их - люди были сонными и уставшими, онемев от спертого воздуха и жары.</text:p>
      <text:p text:style-name="P4">Инженер, помогавший устроить на сидении своего товарища с перебинтованной головой, -</text:p>
      <text:p text:style-name="P4">тот постоянно закрывал глаза и казался мертвецки пьяным - что-то отрывисто сказал и зачем-то выбежал наружу, вернулся в их заметенный песком виман. Видимо, он забыл какую-то вещь.</text:p>
      <text:p text:style-name="P4">Спасатель нетерпеливо крикнул ему вслед:</text:p>
      <text:p text:style-name="P4">- Давайте быстрее, мы не может долго ждать!</text:p>
      <text:p text:style-name="P4">Спасательная команда заметно нервничала - казалось, они боятся даже на лишнюю минуту задержаться в пустыне, как будто в любой момент мог начаться ужасающий ураган.</text:p>
      <text:p text:style-name="P4">Нив сел рядом с иллюминатором - на то самое месте, где он сидел в разбившемся корабле. Кто-то сунул ему в руку бутылку с водой, ничего не говоря. Вода была все еще холодной. Нив прислонил бутылку ко лбу, а затем к щеках. От резкого непривычного холода у него даже заболела голова.</text:p>
      <text:p text:style-name="P4">Виман начал взлетать. Луч прожетора теперь падал вниз, освещая брошенные дюны. Однако под ними вздымывалось густое облако клубящегося песка, и разглядеть что-то было непросто. Лишь когда они взлетели выше, Нив заметил брошенный виман, наполовину занесенный песком, на котором все еще мигали сигнальные маячки. Надолго ли хватит батарей. Будет скоро погребен под толщей белого песка.</text:p>
      <text:p text:style-name="P4">Гаматх теперь разместился в другой части пассажирского отсека - наверное, он был суеверен и не хотел больше садиться на то же самое место, что и раньше, как Нив. Парень о чем-то негромко говорил со спасателем. Другой человек - должно быть, врач - снимал повязку с головы <text:soft-page-break/>пострадавшего инженера.</text:p>
      <text:p text:style-name="P4">Рядом с Нивом сидел их старый пилот - уже без своей дыхательной маски. На вид он был лишь немногим старше Нива. Пилот заметил, что Нив смотрит на него и улыбнулся. В руках у него тоже была бутылка воды.</text:p>
      <text:p text:style-name="P4">- А вы давно летаете в пустыню? - спросил его Нив.</text:p>
      <text:p text:style-name="P4">- Всю жизнь, - ответил пилот.</text:p>
      <text:p text:style-name="P4">- И что, это было в первый раз?</text:p>
      <text:p text:style-name="P4">Виман летел над пустыней. Корабль слегка кренился на бок, двигатели ревели сильнее, чем обычно - или это только казалось Ниву после напряженной тишины в бессветном пассажирском отсеке, когда он безуспешно боролся со сном. В иллюминаторе быстро мелькали песчаные холмы. Их новый пилот как-то настойчиво торопился, хотел поскорее покинуть территорию мертвых песков. Они уже подлетали к анильскому морю. Вдалеке показался город в сонном мареве синеватых огней. Была уже глубокая ночь.</text:p>
      <text:p text:style-name="P4">Нив сделал еще глоток из бутылки. Холодная вода пьянила его, точно шар. Ему казалось, что он не сможет даже подняться из кресла. Все тело его онемело.</text:p>
      <text:p text:style-name="P4">- А вы тут как долго? - спросил его пилот, вращая в руках все еще неоткрытую бутылку с водой.</text:p>
      <text:p text:style-name="P4">- Почти уже год, - ответил Нив.</text:p>
      <text:p text:style-name="P4">Год жизни, целый год жизни, о котором он будет потом вспоминать.</text:p>
      <text:p text:style-name="P4">Виман плавно снижался на темной бездной анильского моря. Открытая пустыня уже оставалась позади, они только миновали заградительные стены. Вскоре внизу показался какой-то странный чернеющий пустырь на месте разрушенного здания, завеленный кучей бесформенной мусором, а за ним - высокая, сверкающая магистраль.</text:p>
      <text:p text:style-name="P4">Пилот тоже посмотрел в иллюминатор. Низкие неприметные здания постепенно сменились высокими каменными небоскребами в абитинском стиле, стены которых были усеяны сотнями тускло светящихся ламп. Они наконец здесь - с опозданием в половину ночи. Но Ниву почему-то казалось, что они все еще остаются в пустыне, что раскаленный ветер, жара, жажда и песок преследуют его, хотя ему в действительности даже не хотелось пить.</text:p>
      <text:p text:style-name="P4">Нив подумал, а спустя много лет... - нет, спустя хотя бы год, когда они вместе с Аной поедут во время какого-нибудь очередного праздника на окраину города, где не так людно и можно спокойно отдохнуть от шума и толпы, когда он будет смотреть на анильское море, обнимая Ану за плечо - вспомнит ли он в действительности хоть о чем-нибудь, кроме аварии их корабля.</text:p>
      <text:p text:style-name="P4">Нив задумался и выронил из рук бутылку, расплескав воду по полу. <text:soft-page-break/>Корабль заходил на посадку. Это еще не конец - через несколько дней ему опять предстоит вернуться. Но скоро он улетит отсюда навсегда.</text:p>
      <text:p text:style-name="P4"/>
      <text:p text:style-name="P5">6</text:p>
      <text:p text:style-name="P4"/>
      <text:p text:style-name="P4">Его разбудила сигнализация - тонкий протяжный писк над головой. Нив не сразу сообразил, что происходит. Он в своем отсеке, он больше не спит. На потолке мигали красные аварийные лампы. Он добрался до двери, все еще плохо соображая после сна и выскользнул в коридор.</text:p>
      <text:p text:style-name="P4">У Нива было такое чувство, словно ему только что снился какой-то очень важный пронзительный сон - вопреки тем необъяснимым законам, которые действовали на станции и не только мешали сновидениям, но даже не давали ему по многу часов заснуть, - но он никак не может его вспомнить.</text:p>
      <text:p text:style-name="P4">В длинном тоннеле, уходящем к машинному отделению, тоже горел аварийный свет. Нив заметил сначала Нибхата, а затем и Акара - они, видимо, спешили к нему. На Нибхате даже была, как и полагалось, респираторная маска, и он часто, тяжело дышал, с силой втягивая в себя воздух.</text:p>
      <text:p text:style-name="P4">Первой по инструкции следовало проверить приемную антенну.</text:p>
      <text:p text:style-name="P4">- Который сейчас час? - устало спросил Нив, когда спускались по коридору.</text:p>
      <text:p text:style-name="P4">Никто не знал времени.</text:p>
      <text:p text:style-name="P4">Нив подумал, что чувствовал бы себя лучше, если б так и смог заснуть и всю ночь бы провел, прислушиваясь к странному сдавленному шуму в сквозных тоннелях, который нередко мерещился ему после того, как на станции выключали свет. </text:p>
      <text:p text:style-name="P4">С приемной антенной все было в порядке, невозмутимо работали десятки вычислительных машин в отсеке, приборы не показывали скачков напряжения в сети.</text:p>
      <text:p text:style-name="P4">- Может, рециркуляция? - предпложил Акар. - Как в прошлый раз...</text:p>
      <text:p text:style-name="P4">- Но сейчас-то она, очевидно, работает, - сказал Нибхат.</text:p>
      <text:p text:style-name="P4">- Может, был какой-нибудь сбой, который не зафиксировали приборы. И из-за этого включилась сигнализация. А теперь рециркуляция заработала снова.</text:p>
      <text:p text:style-name="P4">- Невозможно, - покачал головой Нибхат. - Тогда бы сигнализация отключилась.</text:p>
      <text:p text:style-name="P4">- Только если нет каких-нибудь проблем в самой системе аварийного оповещения, - усмехнулся Нив. - Тем не менее надо проверить.</text:p>
      <text:p text:style-name="P4">Они снова вышли в коридор. <text:s/>У Нива от непрестанного высокочастотного свиста разболелась голова, но именно благодаря <text:soft-page-break/>головной боли он начинал постепенно верить в реальность происходящего - в то, что все это, пульсирующий красный цвет, истошная тревога, Нибхат в респираторной маске, не было странным кошмаром, который приснился ему в последний день станции.</text:p>
      <text:p text:style-name="P4">Система рециркуляции воздуха также исправно работали, вычислительные машины не зафиксировали никаких отключений.</text:p>
      <text:p text:style-name="P4">- Ложная тревога? - хмуро предположил Акар, потирая рукой лоб. Видно было, что он тоже не успел прийти в себя после сна.</text:p>
      <text:p text:style-name="P4">- Вариант с неисправной сигнализацией становится все меньше похож на шутку, - согласился Нибхат.</text:p>
      <text:p text:style-name="P4">Оставались только генераторы кислорода. Они направились к очередному отсеку. Свист аварийной системы постепенно усиливался - или это только мерещилось Ниву.</text:p>
      <text:p text:style-name="P4">- Что-то со станцией творится... в этот раз, - проговорил Нив, когда они плыли по коридору.</text:p>
      <text:p text:style-name="P4">Акар, постоянно отстававший от них, что-то невнятно проговорил в знак согласия.</text:p>
      <text:p text:style-name="P4">Нибхат держался впереди всех, энергично перехватывая руками поручни на стенах, несмотря на тяжелое астматичное дыхание. Из-за мелькающего аварийного освещения Ниву казалось, что его фигура на какие-то мгновения исчезает в кровавом мареве.</text:p>
      <text:p text:style-name="P4">В отсеке с генераторами кислорода было пугающе тихо. Они замерил, не веря своим глазам. Генераторы действительно отключились. Все.</text:p>
      <text:p text:style-name="P4">- Вот... ката... - пораженно пробормотал Нибхат и открыл щиток на одном из высоких металлических коробов в центре отсека.</text:p>
      <text:p text:style-name="P4">- Как так, все же было бы в порядке... Ты же проверял, - сказал Акар.</text:p>
      <text:p text:style-name="P4">Нибхат ничего не отвечал. Он недовольно закрыл щиток и переместился ко второму генератору, затем оставил и его тоже и подплыл к стене, оттолкнувшись от короба, к силовой панели, на которой мигали два красных огонька.</text:p>
      <text:p text:style-name="P4">- Мы переключились на баллоны, - сказал Нибхат, - но их надолго не хватит. Нужно срочно сообщить в цетр.</text:p>
      <text:p text:style-name="P4">Нибхат повернулся к Ниву. Лицо его раскраснелось, лоб был потным.</text:p>
      <text:p text:style-name="P4">- А я попробую все-таки здесь разобраться.</text:p>
      <text:p text:style-name="P4">Нив стал спешно пробираться по коридору к рубке, стараясь сильно отталкиваться от стен. Он больно ударился плечом. Из-за волнения он вновь стал таким же неуклюжим, как и в самые первые дни на станции. </text:p>
      <text:p text:style-name="P4">По пути ему встретился Прат - тот сначала удивленно уставился на него, а затем что-то прокричал ему вслед, - но Нив не обращал на него внимания. Связь с центром. Он действовал по инструкции.</text:p>
      <text:p text:style-name="P4"><text:soft-page-break/>- Стало ли известно, что послужило причиной неисправности? - бесстрастно спросил голос из передатчика.</text:p>
      <text:p text:style-name="P4">- Мой инженер сейчас пытается выяснить причину, - сказал Нив. - Но мне кажется, что стоит выслать за нами корабль на тот случай, если...</text:p>
      <text:p text:style-name="P4">- Хорошо, - прозвучал отдающий металлическим звоном голос. - Мы вышлем к вам Адхини. Ориентировочное время прибытия - через восемнадцать часов. Начиная с этого момента мы будем выходить на связь каждые два часа. Следующий сеанс связи в...</text:p>
      <text:p text:style-name="P4">Но Нив уже не слушал. Восемнадцать часов. Он силился вспомнить, на сколько должно хватить резервных запасов воздуха в баллонах.</text:p>
      <text:p text:style-name="P4">После того, как передача с центром завершилась, все собравшиеся в рубке, даже Прат, выжидающе смотрели на Нива, как будто были уверены, что он должен что-то сказать.</text:p>
      <text:p text:style-name="P4">- Ситуация под контролем, - проговорил Нив и тут же пожалел, подумав, насколько глупо прозвучали эти слова. - Сейчас подключилась резервная магистраль. Баллонов со сжатым воздухом хватит на... - Ниву не понимал, как он мог забыть такие вещи. - И в любом случае, я уверен, мы в ближайшее время устраним неполадку.</text:p>
      <text:p text:style-name="P4">Нив подумал - а поверил ли ему хоть кто-нибудь, ведь ему даже не удалось изобразить уверенность в голосе. Но, с другой стороны, быть может Нибхат и правда уже обнаружил причину отключения генераторов, пока он пытался произносить свою речь.</text:p>
      <text:p text:style-name="P4">- Занимайтесь своими делами, - добавил Нив. - Можете считать, что ничего не произошло. Корабль необходимо было вызвать согласно процедуре, но... но в действительности мы и сами скоро устраним все проблемы. В течение ближайших часов. Скорее всего вы даже не заметите, как...</text:p>
      <text:p text:style-name="P4">Под потолком продолжал звучать протяжный аварийный сигнал.</text:p>
      <text:p text:style-name="P4">- А вы ведь проверяли генераторы кислорода, когда прилетели на станцию? - спросил Прат.</text:p>
      <text:p text:style-name="P4">- Да, - ответил Нив, - и в тот момент никаких признаков... ничего обнаружено не было.</text:p>
      <text:p text:style-name="P4">- А как могло так произойти, что тогда вы ничего не обнаружили, а сейчас отключились сразу все генераторы?</text:p>
      <text:p text:style-name="P4">- Я пока не готов давать отчет, - отрезал Нив. - Будьте уверены, что мы сообщим вам как только причина неполадки станет известна.</text:p>
      <text:p text:style-name="P4">Нив выбрался из рубки и отправился в отсек, где работал Нибхат. Из-за аварийного освещения все перед ним застилало какое-то кровавое марево, точно в глазах лопнули все кровеносные сосуды. Нескончаемая сигнализация словно подгоняла его.</text:p>
      <text:p text:style-name="P4">Неожиданно ярко-красный свет погас - на секунду стало темно так, <text:soft-page-break/>что Нив даже испуганно вздрогнул, крепко обхватив руками поручень, прижавшись к стене, решив, что его подводят глаза, но потом вновь загорелось обычное тусклое освещение. Замолк и сводящий с ума аварийный сигнал.</text:p>
      <text:p text:style-name="P4">Неужели он уже сделал это, подумал Нив. Нив даже пожалел, что связался с центром и вызвал корабль для эвакуации команды. Он радостно устремился в конец коридора, быстро перехватывая поручни на стенах.</text:p>
      <text:p text:style-name="P4">Генераторы по-прежнему не работали, дверца силового щитка на стене была открыта. В отсеке было душно, стоял запах горелой проводки. И Нибхата внутри не было.</text:p>
      <text:p text:style-name="P4">Нив недоуменно осмотрел генераторы, приблизился к силовому щитку. К стене был прикреплен открытый чемондан с инструментами Нибхата. Нив почувствовал, как на лбу у него начинает выступать испарина из-за странной необъяснимой духоты, как если бы воздуховоды у потолка сошли с ума из-за короткого замыкания и стали гнать в отсек раскаленные потоки. Нив не мог даже представить, что совсем недавно он умудрился провести в этом помещении всю ночь.</text:p>
      <text:p text:style-name="P4">Нив выбрался в коридор и встал у открытых дверей в отделение с генераторами кислорода. Дышать в коридоре было легче, а после того, как отключилась сигнализация Ниву казалось, что его окружает мертвая непроницаемая тишина - как в безвоздушном пространстве. </text:p>
      <text:p text:style-name="P4">Через несколько минут появился Нибхат.</text:p>
      <text:p text:style-name="P4">- Ты куда уходил? - спросил Нив как только Нибхат приблизился.</text:p>
      <text:p text:style-name="P4">- Да отключил этот аварийный сигнал, будет он неладен, - сказал Нибхат. - Так ведь лучше, не правда ли? Хотя бы думать можно...</text:p>
      <text:p text:style-name="P4">- Согласен, - сказал Нив. - А тебе удалось понять, что произошло?</text:p>
      <text:p text:style-name="P4">Они вернулись в отсек. Нибхат вновь стал возиться с генераторами. Лицо Нибхата совсем раскраснелось, как будто кровь прилила к голове из-за перепадов давления. Нив вдруг почуствовал легкое головокружение из-за духоты.</text:p>
      <text:p text:style-name="P4">- Пока ничего не понятно, - пробормотал Нибхат. - Может хоть без этой вопилки у меня получится сосредоточиться.</text:p>
      <text:p text:style-name="P4">Нив глубоко вздохнул. На секунду ему показалось, что он вспомнил сон, который, как он считал, снился ему ночью, перед тем, как его разбудил нервный писк аварийной системы, первый его сон на станции - но нет, то была лишь какая-то смутная тень, возможно, отголски другого приснившегося ему много лет назад сновидения, которое он также давно уже позабыл.</text:p>
      <text:p text:style-name="P4">- Я не нашел никаких неисправностей, - продолжал Нибхат. - Они просто перестали работать. И не включаются.</text:p>
      <text:p text:style-name="P4">Нив смотрел, как Нибхат медленно плавает в отсеке - от одного <text:soft-page-break/>генератора к другому.</text:p>
      <text:p text:style-name="P4">- А почему здесь так душно? - спросил Нив. - Так ведь не должно быть, даже если генераторы не работают. И именно в этом отсеке.</text:p>
      <text:p text:style-name="P4">- Здесь слабая система вентиляции.</text:p>
      <text:p text:style-name="P4">- До такой степени? - удивился Нив.</text:p>
      <text:p text:style-name="P4">Нибхат остановился и недовольно посмотрел на Нива.</text:p>
      <text:p text:style-name="P4">- Слушай, я пытаюсь разобраться с проблемой. И мне будет немного легче, если меня перестанут отвлекать.</text:p>
      <text:p text:style-name="P4">Нив даже не помнил, когда видел Нибхата таким раздраженным - хотя он знал его в действительности лишь несколько дней.</text:p>
      <text:p text:style-name="P4">- Ты надеюсь понимаешь, что тут тебе... надоедаю не из-за любопытства. Именно мне придется отчитываться перед центром. И именно меня все будут спрашивать, что у нас происходит, а не тебя.</text:p>
      <text:p text:style-name="P4">- Да, извини, - вздохнул Нибхат. - Но что ты хочешь, чтобы я ответил? Я пока не разобрался в проблеме. Да, ты абсолютно прав - здесь душно. Такой ответ тебя устроит?</text:p>
      <text:p text:style-name="P4">Нив подумал, что и правда стоит оставить Нибхата одного - все равно он ничем бы не смог ему помочь. </text:p>
      <text:p text:style-name="P4">Он сказал:</text:p>
      <text:p text:style-name="P4">- Я зайду перед следующим сеансом связи. И очень надеюсь, что ты сможешь мне сказать что-то кроме жалоб на то, что тебе все вокруг мешает работать.</text:p>
      <text:p text:style-name="P4">- Я тоже, - буркнул.</text:p>
      <text:p text:style-name="P4">Нив уже собирался уходить, но замешался и спросил:</text:p>
      <text:p text:style-name="P4">- Да, и ты не помнишь, на какое примерно время, ну с учетом дополнительных людей..., должно хватить баллонов?</text:p>
      <text:p text:style-name="P4">До следующего сеанса связи оставалось полтара часа.</text:p>
      <text:p text:style-name="P4">Нив вернулся в свою каюту и попытался заснуть в надежде, что ему снова приснился тот позабытый сон, который по каким-то причинам начал волновать его даже больше, чем отказ системы жизнеобеспечения, как если бы заснув он смог бы понять причины происходящего куда лучше, чем Нибхат, работающий в машинном отсеке. Нив и вправду начал засыпать. Ему казалось, что все вокруг как-то странно переместился в пространстве, зыбкое равновесие, державшее станцию на устойчивой орбите, нарушилось, и они неотвратимо проваливается в темноту. Его тело, лишенное веса, начинает наливаться тяжестью и медленно притягивается к полу.</text:p>
      <text:p text:style-name="P4">Но потом дверь его каюты открылась - он забыл запереть ее изнутри. Внутрь протиснулся Прат.</text:p>
      <text:p text:style-name="P4">- О, а я вас ищу, - сказал Прат. - Извините, если я... Но вы ведь обещали сообщить, как только будут какие-то изменения... Другие члены <text:soft-page-break/>команды беспокоятся.</text:p>
      <text:p text:style-name="P4">- Пока изменений нет, - сказал Нив, поднимаясь.</text:p>
      <text:p text:style-name="P4">- Да? А мне показалось... Да и сигнализация перестала работать...</text:p>
      <text:p text:style-name="P4">- Мы просто ее отключили.</text:p>
      <text:p text:style-name="P4">- С другой стороны, - продолжал Прат, - стало как-то душновато... Но это ведь, наверное, только кажется, да? Резервная магистраль ведь по-прежнему работает?</text:p>
      <text:p text:style-name="P4">- Разумеется, - хмыкнул Нив. - В противном случае мы...</text:p>
      <text:p text:style-name="P4">- Да, да, конечно, - закивал Прат.</text:p>
      <text:p text:style-name="P4">Лицо у него было влажным от пота, губы казались пунцовыми.</text:p>
      <text:p text:style-name="P4">- И все-таки я не понимаю, - сказал Прат. - Неужели вы даже не смогли обнаружить, почему генераторы перестали работать?</text:p>
      <text:p text:style-name="P4">Нив вытер рукавом куртки влажный лоб. Прат не ошибался - дышать стало сложно не только в отсеке с генераторами кислорода.</text:p>
      <text:p text:style-name="P4">- Слушайте, - сказал Нив; ему хотелось, чтобы Прат ушел, он готов был даже открыто попросить его об этом, - Нибхат отличный специалист. Я полностью уверен в том, что он... Сейчас Нибхат как раз занимается поисками причины неполадки. Я полностью уверен, что в ближайшее время все системы снова будут работать.</text:p>
      <text:p text:style-name="P4">- Разумеется, разумеется, - сказал Прат. - Но вы же сами понимаете, ситуация немного... нетипичная. Да и вся эта неизвестность... В общем, есть о чем поволноваться.</text:p>
      <text:p text:style-name="P4">- Волноваться не нужно, - сказал Нив. - Если мы даже не сможем починить генераторы, а я уверен, что сможем, то улетим отсюда на Адхини через... - Нив посмотрел на свои наручные часы, - меньше чем, через семнадцать часов.</text:p>
      <text:p text:style-name="P4">- Разумеется, - повторил Прат и направился к выходу. - Не буду вас больше... отвлекать, - добавил он.</text:p>
      <text:p text:style-name="P4">Нив подумал, что вот, наконец-то он сможет хоть ненадолго уснуть. До сеанса связи оставался лишь час.</text:p>
      <text:p text:style-name="P4">- И все-таки, - сказал Прат уже из коридора, как будто ни к кому не обращаясь, - и все-таки здесь стало душно.</text:p>
      <text:p text:style-name="P4">Во время следующей передачи с центром уже присутствовал и Нибхат, но говорил по-прежнему только Нив. Никаких изменений не было. Они все еще пытаются понять причины отказа системы жизнеобеспечения. Голос из приемника звучал так, словно его обладатель - где-то там, в двадцати тысячах миль под ними - и не ожидал услышать что-то другое.</text:p>
      <text:p text:style-name="P4">Следующий сеанс связи через два часа. Приемник отключился. Речей от Нива уже не ждали, и рубка быстро опустела, хотя Прат снова начал с расспросами, следуя за Нивом по коридору. Ниву совсем не хотелось с ним говорить, он смешно пообещал, что через два часа все наверняка <text:soft-page-break/>прояснится и закрылся в своей каюте. Однако спать он уже не мог. К тому же у Нива снова разболелась голова - из-за духоты и запаха горелой проводки, который словно преследовал его.</text:p>
      <text:p text:style-name="P4">Нив копался в своей аптечке, когда в отсек протиснулся Нибхат. Вид у него был обеспокоенный.</text:p>
      <text:p text:style-name="P4">- По-прежнему ничего? - спросил Нив.</text:p>
      <text:p text:style-name="P4">- Не совсем так, - ответил Нибхат. - Я проверил баллоны и получается так, что кислород почему-то расходуется слишком быстро. Его не хватит даже на десять часов.</text:p>
      <text:p text:style-name="P4">- Как так? - испугался Нив. - Утечка?</text:p>
      <text:p text:style-name="P4">- Очень может быть, что и правда утечка, - согласился Нибхат. - Я бы даже был рад, если бы это была утечка. Так по крайней мере... - Нибхат покачал головой. - В любом случае, я решил сразу же тебе сообщить. </text:p>
      <text:p text:style-name="P4">- Да, ты... - не договорил Нив.</text:p>
      <text:p text:style-name="P4">- Непонятно даже, что делать, - сказал Нибхат. - С генераторами тоже неясно.</text:p>
      <text:p text:style-name="P4">- Как непонятно? - возмутился Нив. - Нужно искать утечку! В противном случае мы даже не дотянем до прибытия корабля... Если, конечно, не произойдет чудо, и ты не заставишь работать систему жизнеобеспечения.</text:p>
      <text:p text:style-name="P4">- Искать? - хмыкнул Нибхат. - Ты хоть представляешь себе протяженность магистрали? На это может уйти много часов, куда больше, чем... у нас осталось.</text:p>
      <text:p text:style-name="P4">Нив совсем забыл про аптечку, и ее содержимое разлетелось в воздухе - моток бинтов, перетянутый клейкой лентой, какой-то гибкий прозрачный жгут, как дыхательная трубка для инкубирования больных, у которых отказывают легкие, таблетки в целлофановых упаковках.</text:p>
      <text:p text:style-name="P4">Нибхат даже не спросил его, что он ищет в аптечке.</text:p>
      <text:p text:style-name="P4">- Тогда сделаем так, - сказал Нив. - Ты продолжаешь заниматься генераторами. Только генераторами. Понимаешь?</text:p>
      <text:p text:style-name="P4">Нибхат кивнул головой.</text:p>
      <text:p text:style-name="P4">- А я с остальными буду искать утечку.</text:p>
      <text:p text:style-name="P4">Нив схватил проплывавшую рядом с ним с таблетку и присмотрелся к надписям на упаковке, потом раздраженно отшвырнул таблетку в сторону.</text:p>
      <text:p text:style-name="P4">- Как скажешь, - согласился Нибхат.</text:p>
      <text:p text:style-name="P4">- Сколько у нас есть времени, прежде чем..? - спросил Нив.</text:p>
      <text:p text:style-name="P4">- Я не уверен, - пробомотал Нибхат. - Еще же точно неизвестно, почему воздух уходит так быстро. Но... если судить по текущим показаниям... мне кажется, что не меньше пяти часов.</text:p>
      <text:p text:style-name="P4">Нужно было действовать быстро. У Нива возникло такое чувство, что <text:soft-page-break/>все происходящее лишь жестокая проверка для него - вроде мнительного допроса, который устроил ему Прат день назад, - и он должен доказать, что справиться с любыми проблемами.</text:p>
      <text:p text:style-name="P4">Нив решил ничего пока не сообщать Прату. У него не было времени подробно объяснять тому, что конкретно случилось, почему они не обнаружили это раньше и как могло такое произойти, если раньше все работало исправно.</text:p>
      <text:p text:style-name="P4">Нив взял с собой Акара и Эвама. Акар отнесся к новости спокойно, словно ожидал, что неполадками в генераторах все не закончится, а Эвам начал заметно паниковать.</text:p>
      <text:p text:style-name="P4">Им нужно было разделиться - чтобы быстрее проверить воздушную магистраль, - однако Нив не хотел отпускать Эвама одного. Руки у парня тряслись, он часто дышал. Нив думал, как бы приободрить его, когда они вместе спускались по тоннелю, но не мог ничего придумать.</text:p>
      <text:p text:style-name="P4">- Я не сомневаюсь, что Нибхат справится, - сказал он наконец. - Даже если мы ничего не найдем. Но это не значит... - поспешил добавить он, но не договорил.</text:p>
      <text:p text:style-name="P4">Нив знал, что они просто обязаны найти. Устранить утечку представлялось ему куда более посильной задачей, чем пытаться понять, почему отключились генераторы, которые бесперебойно работали много лет подряд, постоянно проходили обслуживание, десятки раз подвергались дотошным проверкам. Но давление в магистрали везде было равномерным - Нив составил их маршрут так, чтобы они все время пересекались с Акаром, но тот тоже ничего не находил. Магистраль казалась совершенно исправной, словно они просто дышали больше, чем это полагалось по инструкции.</text:p>
      <text:p text:style-name="P4">- Может, воздух расходуется слишком быстро не из-за какой-то утечки, - предположил Акар, в очередной раз сообщив, что ничего не может найти. - Ведь нас сейчас на станции почти в два раза больше людей.</text:p>
      <text:p text:style-name="P4">- Нибхат говорит, что запаса, если на станции только команда профилактики, должно хватать на пятьдесят часов, - сказал Нив. - Даже если это время уменьшить в два раза, то это явно не пять часов.</text:p>
      <text:p text:style-name="P4">Головная боль усиливалась. Нив уже давно дышал ртом - ему не хватало воздуха. Ему постоянно казалось, что длинные монотонные тоннели станции проваливаются куда-то вниз, в темноту, электрический свет постепенно тускнеет, и даже просто передвигаться в невесомости становится сложнее, чем раньше.</text:p>
      <text:p text:style-name="P4">Эвам был совсем бледный.</text:p>
      <text:p text:style-name="P4">- А может, кто-то ошибся в расчетах? - сказал Эвам дрожащим голосом. - Резервная магистраль когда-либо использовалась до нас?</text:p>
      <text:p text:style-name="P4">- Учитывая, что генераторы впервые вышли из строя, резервная <text:soft-page-break/>магистраль очевидно не использовалась, - сказал Акар.</text:p>
      <text:p text:style-name="P4">- Да, но это не значит... - Нив глубоко вздохнул. - Даже если кто-то, как ты говоришь, ошибся в расчетах, нам это сейчас никак не поможет - все равно надо проверить всю магистраль.</text:p>
      <text:p text:style-name="P4">Эвам что-то невнятно пробормотал в ответ.</text:p>
      <text:p text:style-name="P4">- Здесь не может быть ошибки, - добавил Нив, хотя в действительности совсем не был в этом уверен.</text:p>
      <text:p text:style-name="P4">Нив старался, чтобы его голос звучал как можно спокойнее - он совсем не взволнован, все под контролем, у них есть план - прямо как голос из передатчика, который отвечал неизменное "хорошо" на все его отчеты.</text:p>
      <text:p text:style-name="P4">Во время сеанса связи им вновь мешали помехи - Ниву приходилось повторять по несколько раз и слышать в ответ лишь надсадный хрип, в котором с трудом угадывались отдельные слова.</text:p>
      <text:p text:style-name="P4">Нив пожалел, что не сообщил о проблемах с резервной магистралью раньше - он так старался казаться расчетливым и хладнокровным, что совсем забыл об этом. И теперь они потеряли целый час - час, который они могли дышать.</text:p>
      <text:p text:style-name="P4">Нив сообщил по коммутатору о внеочередном сеансе связи и даже не стал дожидаться, пока все соберутся в рубке. Прав и его вспутники появились из коридора, когда Нив уже докладывал командному центру о новой проблеме - он чувствовал, что нельзя терять ни минуты, хотя только потерял целый час.</text:p>
      <text:p text:style-name="P4">- К сожалению, - сказал бесстрастный голос, - корабль не может прибыть на станцию раньше, чем через пятнадцать-шестнадцать часов. Вам необходимо устранить... какую-нибудь из проблем самостоятельно.</text:p>
      <text:p text:style-name="P4">Нив подумал, что этот ответ звучит как приговор. Шестнадцать часов. Два часа до следующего сеанса связи. Сколько еще сеансов связи им осталось?</text:p>
      <text:p text:style-name="P4">- А я, судя по всему, совсем не в курсе того, что происходит, - недовольно сказал Прат, когда Нив отключил передатчик. - Мы же с вами договаривались, что вы будете регулярно мне обо всем докладывать.</text:p>
      <text:p text:style-name="P4">- Вы знаете, - язвительно сказал Нив, - когда мы с вами договаривались, я считал, что я нас несколько больше времени. А сейчас я немного занят. Я пытаюсь спасти...</text:p>
      <text:p text:style-name="P4">Нив направился к выходу из рубки, но путь ему преградили молчаливые спутники Прата.</text:p>
      <text:p text:style-name="P4">- На разговор со мной не требуется много времени, - натянуто вежливо сказал Прат.</text:p>
      <text:p text:style-name="P4">Он вновь поджимал губы и даже чуть втягивал щеки, из-за чего лицо казалось каким-то фальшивым и неподвижным как резиновая маска.</text:p>
      <text:p text:style-name="P4"><text:soft-page-break/>- При это я проше вас сообщать мне обо всем не из прихоти, - голос Прата стал строже, затем снова смягчился, - а потому что действительно могу помочь.</text:p>
      <text:p text:style-name="P4">- И чем же вы можете помочь? - вспылил Нив. - Своими тупыми расспросами?</text:p>
      <text:p text:style-name="P4">Он решительно двинулся на охранника, смутно надеясь, что он отступится как и в прошлый раз и дадут ему выйти из рубки, однако охранник, напротив, лишь подался вперед, закрывая собой проход в коридор. Нив подумал - неужели он не понимает, - ему достаточно лишь слегка толкнуть его, чтобы он отлетел к стене.</text:p>
      <text:p text:style-name="P4">- <text:s/>Мне не особенно интересно, что вы думаете о моих методах, - раздраженно сказал Прат. - Я лишь все больше убеждаюсь в том, что все мои опасения оказались верны. На станции под вашим руководством происходит что-то не...</text:p>
      <text:p text:style-name="P4">Прат запнулся, так и не сумев подобрать нужное слово.</text:p>
      <text:p text:style-name="P4">- Будьте уверены, - сказал он, - что, когда мы вернемся, я непременно доложу обо всех своих наблюдениях в центр.</text:p>
      <text:p text:style-name="P4">- Если вернемся! - вырвалось у Нива.</text:p>
      <text:p text:style-name="P4">Он с ненавистью посмотрел на рослого мужчину, преграждавшего ему путь, нависавшему над ним, придерживаясь за наличники двери, и тот, как-то быстро переглянувшись с Пратом, неожиданно отодвинулся в сторону. Нив оттолкнулся от косяка двери и нырнул в коридор.</text:p>
      <text:p text:style-name="P4">- Подождите! - крикнул Прат и последовал за ним. - Нам вовсе не нужно ссориться. Ссоры ведь не помогут...</text:p>
      <text:p text:style-name="P4">Нив даже не смотрел на него быстро отталкиваясь от поручней на стенах. Прат отставал.</text:p>
      <text:p text:style-name="P4">- Я понимаю, что наше знакомство началось несколько... - говорил Прат, часто дыша. - Но вы недооцениваете мою помощь, я...</text:p>
      <text:p text:style-name="P4">Нив молчал. Голова его раскалывалась от боли.</text:p>
      <text:p text:style-name="P4">- Да, возможно, я и сам был во многом не прав, - говорил Прат, нагоняя его. - Но, вы понимаете, меня же специально обучали... Я хорошо знаком... Я понимаю, как нужно действовать в таких ситуациях.</text:p>
      <text:p text:style-name="P4">Нив перестал двигаться рывками и теперь просто перехватывал руками за поручень, придвинувшись почти вплотную к стене.</text:p>
      <text:p text:style-name="P4">- Вот, например, вы же проверял резервную магистраль, когда прилетели сюда? - спросил Прат.</text:p>
      <text:p text:style-name="P4">- Разумеется, - ответил Нив, передразнивая его интонацию.</text:p>
      <text:p text:style-name="P4">- И что вы делали? - спросил Прат и тут же добавил: - Поймите, я вовсе не сомневаюсь в том, что проверка была сделана... правильно. Меня просто интересует сама... технология, что конкретно вы делали...</text:p>
      <text:p text:style-name="P4">Нив остановился.</text:p>
      <text:p text:style-name="P4"><text:soft-page-break/>- Есть специальная машина, - сказал он. - С помощью нее можно проверить целостность магистрали и давление. Однако она совершенно бесполезна, если магистраль уже задействована.</text:p>
      <text:p text:style-name="P4">Прат непонимающе посмотрел на него.</text:p>
      <text:p text:style-name="P4">- Машина не электрическая, - начал объяснять Нив, - а пневматическая. Если же магистраль уже работает, то есть другие системы, которые постоянно мониторят...</text:p>
      <text:p text:style-name="P4">- Как я понимаю, - сказал Прат, - если мы находимся на резервном канале, то утечку или какую другую... схожую проблему можно найти практически мгновенно?</text:p>
      <text:p text:style-name="P4">- В теории - да, - ответил Нив.</text:p>
      <text:p text:style-name="P4">- А в чем же тогда у нас проблема? - спросил Прат и сам же продолжил: - Впрочем, дайте я угадаю, эти ваши системы ничего не показывают, но кислород в то же врем все равно расходуется слишком быстро?</text:p>
      <text:p text:style-name="P4">Нив кивнул головой.</text:p>
      <text:p text:style-name="P4">- Из чего следует, - рассудительно продолжал Прат, - что или у нас в действительности нет никакой утечки, но это, как ни странно, не самый обнадеживающий вывод, или что проблема, скорее всего, в самих этих системах?</text:p>
      <text:p text:style-name="P4">- Да, - сказал Нив, - примерно так мы и думаем.</text:p>
      <text:p text:style-name="P4">- А та пневматическая машина... - сказал Прат. - Она нужно только для проверки и не более? Я ведь так понимаю, она может работать абсолютно автономно от электрической сети?</text:p>
      <text:p text:style-name="P4">- Да, только для проверки, - ответил Нив. - Если хотите, можем уточнить это у Нибхата. Он должен прекрасно разбираться в устройстве самой машины. Только я совсем не понимаю, как это может помочь.</text:p>
      <text:p text:style-name="P4">- Я пока тоже. Но, вы знаете, у меня есть... какое-то предчувствие... - задумчиво проговорил Прат. - Вы, кстати, проверяли эту машину после того, как отказали генераторы?</text:p>
      <text:p text:style-name="P4">Голова у Нива болела так сильно, что было сложно даже просто сосредоточиться на чем-то. Ниву вдруг захотелось, чтобы кто-нибудь взял на себя командование, говорил ему, что надо делать.</text:p>
      <text:p text:style-name="P4">Он вернулся с Пратом назад, и они вместе свернули в другой коридор, миновали Акара, выходившего из своей каюты, который удивленно посмотрел им вслед.</text:p>
      <text:p text:style-name="P4">В отсеке, где стояла пневматическая машина, было темно. Лишь тихо блестела в сумраке серебристая поверхность большого угловатого устройства и слышался ровный монотонный гул. Нив стал шарить по стене в поисках тумблера, чтобы включить свет.</text:p>
      <text:p text:style-name="P4">- Как-то тут... - не договорил Прат.</text:p>
      <text:p text:style-name="P4"><text:soft-page-break/>Вот. Отрывистый щелчок. Нив слегка оттолкнулся от стены и медленно поплыл в дрожащем свету потолочных ламп.</text:p>
      <text:p text:style-name="P4">- Что-то не похоже, что эта штука выключена, - сказал Прат, касаясь ладонью серебристого кораба. - Слышите гул?</text:p>
      <text:p text:style-name="P4">- Действительно, - Нив наклонился к машине, прислонившись ухом к ее металлической поверхности. </text:p>
      <text:p text:style-name="P4">Слышался ровный утробный гул, чем-то напоминавший дыхание.</text:p>
      <text:p text:style-name="P4">- Но здесь нет никаких индикаторов, - удивленно сказал Прат. - Как вы вообще используете это устройство?</text:p>
      <text:p text:style-name="P4">- Вот здесь...</text:p>
      <text:p text:style-name="P4">Нив открыл небольшой щиток на боковой панели - внутри было два аналоговых циферблата, похожих на датчика давления у баллонов со сжатым газом.</text:p>
      <text:p text:style-name="P4">- Но они ведь оба на нуле, - оторопело сказал Прат.</text:p>
      <text:p text:style-name="P4">- Да, - ответил Нив. - Так и должно быть, когда машина не работает.</text:p>
      <text:p text:style-name="P4">- Но она же работает! Вы же сами слышите! - Голос Прата почти сорвался на крик.</text:p>
      <text:p text:style-name="P4">Нив снова прислушался к механизму. Металлический короб слегка вибрировал.</text:p>
      <text:p text:style-name="P4">- Думаю, нам не помешает помочь вашего друга, - сказал Прат уже более спокойным голосом.</text:p>
      <text:p text:style-name="P4">Свет у потолка загорелся ярче, стал пронзительно белым, как во время грозовой вспышки, а затем снова потускнел.</text:p>
      <text:p text:style-name="P4">Нибхат, недовольный поначалу, что его отвлекают от работы - Нив даже не смог внятно объяснить ему, что происходит, - замер от удивления, как только его провели в отсек.</text:p>
      <text:p text:style-name="P4">- Как? - выдохнул он. - Что вы сделали?</text:p>
      <text:p text:style-name="P4">- Мы ничего не делали, - сказал Нив. - Я только включил свет.</text:p>
      <text:p text:style-name="P4">- Да, вы тоже это чувствуете? - самодовольно сказал Прат. - Машина явно работает, хотя и непонятно...</text:p>
      <text:p text:style-name="P4">- Этого не может быть, - пробормотал Нибхат. - Она нужна, чтобы проверять исправной незадействованной магистрали. Она просто не предназначена...</text:p>
      <text:p text:style-name="P4">Он открыл щиток, но приборы ничего не показывали.</text:p>
      <text:p text:style-name="P4">- Но ведь что-то же она делает, - сказал Прат. - И, судя по всему, это что-то расходует наш кислород.</text:p>
      <text:p text:style-name="P4">- Невозможно, - повторил Нибхат. </text:p>
      <text:p text:style-name="P4">Он начал снимать с пневматической машины кожух. Нив принялся помогать ему - он не мог больше безучастно следить за происходящим.</text:p>
      <text:p text:style-name="P4">- Что вы делаете? - настороженно спросил Прат.</text:p>
      <text:p text:style-name="P4">- Хотим посмотреть, что внутри, - ответил ему Нив. - А у вас есть <text:soft-page-break/>другие предложения?</text:p>
      <text:p text:style-name="P4">Кожух не поддавался - видимо, он вообще не был съемным. Нибхат открутил несколько болтов, но кожух по-прежнему что-то держало. Тогда Нибхат вогнал отвертку по самую рукоять между тонкой пластиной защитного кожуха и стальным остовом машины. Нив с силой потянул вверх, и внутри что-то заскрежетало.</text:p>
      <text:p text:style-name="P4">- Остороженее, - обеспокоенно сказал Прат.</text:p>
      <text:p text:style-name="P4">- Если мы даже ее сломаем... - начал Нибхат и не договорил.</text:p>
      <text:p text:style-name="P4">Кожух со скрипом сдвинулся вверх - теперь он держался за корпус только с одной из четырех сторон.</text:p>
      <text:p text:style-name="P4">- Так, пошло... - удовлетворенно сказал Нибхат. - Давай, тяни!</text:p>
      <text:p text:style-name="P4">- Но мы ведь не знаем, что делает эта машина! - взмолился Прат.</text:p>
      <text:p text:style-name="P4">- Я уже сказал вам, - хмуро ответил Нибхат, вновь орудая отверткой как рычагом. - Она ничего не делает. Она практически бесполезна. По крайней мере сейчас.</text:p>
      <text:p text:style-name="P4">- И вы сами сказали, что она скорее всего виновата в утечке, - добавил Нив.</text:p>
      <text:p text:style-name="P4">- Но вы хоть знаете, как ее отключить? - спросил Прат.</text:p>
      <text:p text:style-name="P4">- Формально... - проговорил Нибхат, вновь загоняя отвертку в щель между кожухом и корпусом - последнее крепление никак не поддавалось, - формально, она она сейчас не работает...</text:p>
      <text:p text:style-name="P4">Кожух снова заскрипел, а гул внутри машины неожиданно усилился. </text:p>
      <text:p text:style-name="P4">- Поэтому...</text:p>
      <text:p text:style-name="P4">Послышался ломкий треск.</text:p>
      <text:p text:style-name="P4">- Отвечая на ваш вопрос...</text:p>
      <text:p text:style-name="P4">Мателлическая панель изогнулась и застонала.</text:p>
      <text:p text:style-name="P4">- Я скажу, что...</text:p>
      <text:p text:style-name="P4">Корпус стал наконец медленно подаваться вперед.</text:p>
      <text:p text:style-name="P4">- Давай, тяни! - крикнул Нибхат и сам присоединился к Ниву.</text:p>
      <text:p text:style-name="P4">Раздался протяжный скрип, а затем оглушительный хлопок - как будто взорвался баллон с кислородом. Кожух резко взметнулся вверх, ударившись о потолок и разбив лампу, которая с хрупким звоном разлетелась на блестящие искры. </text:p>
      <text:p text:style-name="P4">Из развороченной машины била мощная струя воздуха. Нибхат, проревев что-то нечленораздельное, бросился к машине, но его отбросило в сторону, и он беспомощно отлетел к стене точно поломанная кукла. Прат со страха вывалился в коридор. Нив метнулся к приборной панели в стене, но ничего не помогало. В отсеке запахло озоном, головная боль почти прошла, вместо этого Нив почувствовал головокружение - он был как будто пьяный, перед глазами все плыло. Струя воздуха, бившая из машины, сначала ослабла, а потом и вовсе иссякла.</text:p>
      <text:p text:style-name="P4"><text:soft-page-break/>- Надо отключить рециркуляцию! - крикнул Нибхат, который только что пришел в себя после удара, но было уже поздно.</text:p>
      <text:p text:style-name="P4"/>
      <text:p text:style-name="P5">7</text:p>
      <text:p text:style-name="P4"/>
      <text:p text:style-name="P4">Теперь их уже встречал не один человек в ярко-желтом жилете, а целая группа людей в неброских одеждах, похожих на служебную униформу. Неподалеку виднелся другой виман, чуть меньше того, на котором они прилетели из пустыни, с опозновательными крестами на боках. Вся посадочная площадка сверкала сигнальными огнями.</text:p>
      <text:p text:style-name="P4">Инженера с перевязанной головой увезли в медицинский центр, однако его не разрешили сопровождать даже другу, который долго спорил о чем-то с людьми в серых одеждах на крыше здания. Нив стоял поодаль, вместе с Гаматхом, и слышал только отдельные слова - сотрясение мозга... невозможно получить... вам придется...</text:p>
      <text:p text:style-name="P4">Над городом медленно плыли редкие облака, освещенные снизу прожекторными лучами, поднившимися от высоких зданий. Ниву вдруг показалось, что это ветер поднял в черное беззвездное небо тучи песка, и скоро здесь, на улицах, погрузившихся в тишину, начнется песчаная буря.</text:p>
      <text:p text:style-name="P4">Потом Нива вместе с Гаматхом и инженером, которого так и не пустили в медицинский виман, отвели в холл здания, на самый первый этаж - им даже пришлось включить электрический подъемник, обесточенный на ночь. </text:p>
      <text:p text:style-name="P4">В холле был бесплатный коммутатор, и все подходили к нему по очереди, чтобы позвонить домой. Нив оказался вторым. Он взволнованно дышал, представляя, как услышит голос Аны, как будет убеждать ее в том, что ничего не случилось - их вылет просто отложили из-за песчаной бури, и он мог сообщить ей раньше. </text:p>
      <text:p text:style-name="P4">Но никто не брал трубку.</text:p>
      <text:p text:style-name="P4">Нив ждал так долго, что коммутатор отрубился сам, сделав последний долгий зумер, который сменился какой-то неровной наэлектризованной тишиной. Нив слышал собственное дыхание в трубке.</text:p>
      <text:p text:style-name="P4">Он вдруг подумал, что Ана по-прежнему ждет его на улице у подъезда. Но нет, этого не могло быть. Скорее всего, она просто спит - быть может, ей даже стало плохо во сне, она видит кошмар, которые так часто заканчивались приступами удушья, и не может услышать его звонка.</text:p>
      <text:p text:style-name="P4">Гаматх, поговорив по коммутатору, удовлетворенно сел скамейку неподалеку от парадных дверей здания, мужчина, у которого Нив так и не поинтересовался, как его зовут, тоже не смог дозвониться родным и нервно расхаживал по холлу. Но потом сел рядом с Гаматхом. Нив думал, что люди, проводившие их в холл, скоро вернуться, объявят, что за ними <text:soft-page-break/>прибыл виман и развезут их по домам, но никто не приходил, и Нив понял, что им придется сидеть до самого рассвета.</text:p>
      <text:p text:style-name="P4">Он устроился на скамейка и постарался заснуть. Нив заставлял себя спать, как делал это когда-то на орбитальной станции, представляя череду повторяющихся объектов, одинаковые строения на бесконечной улице, длинный, уходящий в темноту коридор. Постепенно он погрузился в какое-то странное пограничной состояние, где-то на грани между бодроствованием и сном, а монотонные бесцветные образы, которыми он пытался награть на себя дрему, неожиданно сменились яркими видениями.</text:p>
      <text:p text:style-name="P4">Нив видел Ану. Она садилась на поезд на станции Нивартан. Нив откуда-то знал, что она забыла сделать утром укол, и ей постепенно становится плохо - сначала ей было просто сложно дышать, а потом она почувствовала пугающую болезненную слабость, и ее начало клонить в сон. Нив видел, как Ана сидит в вагоне поезда, бессильно склонив голову на бок, все остальные люди вокруг точно тени - одинаковая одежда, одинаковые лица, и никто не говорит ни слова, все замерли в уродливых неестественных позах и смотрят на Ану, не отрываясь следят за тем, как она перестает дышать. Поезд, движущийся так быстро, что невозможно ничего рассмотреть в окно, неожиданно влетает в огромный черный тоннель. Из всех динамиков в вагоне раздается истошный треск, но Ана продолжает спать. Когда поезд выезжает из тоннеля, то оказывается, что уже наступила глубокая ночь, и в небе над ними горят сотни ярких созвездий. Безмолвный город так красив под звездным небом. Нив поражается, что не замечал этого раньше. И тут каменные здания неожиданно превращаются в высокие дюны, буря застилает белым песком улицы, и только одинаковая эстакада все еще тянется над пустыней.</text:p>
      <text:p text:style-name="P4">Из динамиков теперь звучит музыка - незатейливая мелодия какой-то станции, в которой особенно выделяется одна высокая нота, из-за чего она постепенно становится похожа на протяжный аварийный свист, - но поезд продолжает двигаться, только теперь уже совершенно бесшумно. Нет даже свиста ветра за окном. Настал час тишины. Ана просыпается, ей все еще сложно дышать, но теперь уже можно снять респираторную маску - ведь в поезде больше никого нет. Маска падает на пол, Ана глубоко вдыхает ртом воздух и начинает что-то спешно искать в вагоне - заглядывает под сидения, опускается на пол. Нив откуда-то знает, что сейчас она произнесет его имя, но этого делать нельзя, нужно соблюдать тишину. Он хочет как-то предупредить ее, объяснить, что ей нужно молчать, что только так она сможет доехать до конца пути, но у него ничего не получается.</text:p>
      <text:p text:style-name="P4">В этот момент образы стали нечеткими и потеряли плотность, Нив осознал, что он не спит, его рука разболелась, затекла нога. </text:p>
      <text:p text:style-name="P4">Он открыл глаза и посмотрел на часы. Потом встал и подошел к <text:soft-page-break/>коммутатору. Он вновь ждал до тех пор, пока не прозвучал последний длинный сигнал, сменившийся напряженной тишиной в трубке. </text:p>
      <text:p text:style-name="P4">Ана по-прежнему не отвечала на звонок.</text:p>
      <text:p text:style-name="P4">До конца часа тишины оставалось не так много времени, однако Ниву было уже невыносимо ждать, сидя на скамейке, как другие. Гаматх все-таки умудрился заснуть - или притворялся, что спит - ссутулившись, сцепив на груди руки и низко склонив голову. </text:p>
      <text:p text:style-name="P4">Нив не мог больше ждать. Это было так глупо - он находился всего в нескольких кварталах от нее, три остановки на скоростном поезде, но вынужден сидеть здесь всю ночь.</text:p>
      <text:p text:style-name="P4">Большинство зданий в городе соединялись переходами - иногда это были глубокие подземные тоннели, едва освещенные запыленными лампами, иногда - обычные пристройки, соединявшие два непохожих, построенных в разное время дома, а иногда и открытые ветру балконы. Так делали на случай тревоги или дождя - Нив никогда точно не знал да и не задумывался об этом. </text:p>
      <text:p text:style-name="P4">Он некоторое время сидел с остальными на скамейке, уже не пытаясь заснуть, но потом встал и начал нервно расхаживать по холлу. Двери здания были плотно закрыты. Внутри, точно специально для них, горел тусклый электрический свет, который отражался в гладком покрытии пола. Нив попробовал открыть входную дверь с вытянутыми окнами, через которые было видно опустошенную ночную улицу - стекло в металлической раме хрупко звякнуло, но дверь не поддавалась. Нив вернулся к скамейке. Мужчина, которого не захотели отвезти вместе с другом в медицинский центр, тоже не спал и внимательно следил за Нивом, не говоря ни слова.</text:p>
      <text:p text:style-name="P4">Нив быстро пересек холл и вышел на лестничную клетку. Спуск на подземный этаж был закрыт.</text:p>
      <text:p text:style-name="P4">Он и сам не особенно представлял, что делает. Ана ждала его. Находиться в холле с стальными было невыносимо. Нив спустился вниз. Он оказался в узком и прямом тоннеле, было совсем темно, большинство потолочных ламп перегорело, пахло сыростью и мочой. Идти приходилось почти что на ощупь. Нив не знал, куда выведет его этот тоннель - он мог оказаться в соседнем корпусе, в другом здании или просто перед закрытой дверью. Голые ободранные стены с желтоватыми разводами о чем-то напоминали ему, словно он уже был здесь раньше. Впрочем, все подземные тоннели одинаковы.</text:p>
      <text:p text:style-name="P4">Нив не оказался перед закрытой дверью - коридор вывел его к темной лестничной клетке. Когда Нив начал подниматься, вверху послышались голоса. Разговаривали мужчина и женщина - где-то высоко, Нив не различал слов. Ему почему-то не хотелось, чтобы кто-то его увидел, как <text:soft-page-break/>будто час тишины действовал и внутри зданий, и он вышел на первом же этаже. Снова холл.</text:p>
      <text:p text:style-name="P4">Нив присел на скамейку - единственную во всем холле, примкнувшую к голой ярко выбеленной стене. Воздух в помещении казался непривычно свежим, хотя Нив не заметил вокруг ни одного очистителя, точно все они были заботливо спрятаны в стенах, а пол был покрыт каким-то глянцевым камнем изумрудного цвета.</text:p>
      <text:p text:style-name="P4">Нив удивленно осматривался по сторонам. Это не было похоже на обычное жилое или муниципальное здание. Наверняка парадный вход здесь закрыт даже днем.</text:p>
      <text:p text:style-name="P4">Для верности Нив все же проверил двери - разумеется, заперты. Должно быть, отсюда нет и прохода в соседние дома. Хотя он всегда может вернуться обратно. Нив продолжил осматривать холл.</text:p>
      <text:p text:style-name="P4">В самом конце, по центру, был отключенный электрический подъемник - плотно сомкнутый двери с узорным рифлением, блестящий золотистый наличник, словно и правда выполненный из драгоценного металла, полукруглый циферблат со стрелкой, которая замерла в положении "ноль". По бокам, симметрично, уходили вверх лестницы - но спуститься вниз можно было только с одной стороны, там, откуда пришел Нив. Оставалось только подняться наверх или вернуться назад.</text:p>
      <text:p text:style-name="P4">Голоса наверху уже затихли. Нив осторожно, стараясь ступать как можно тише, чувствуя себя как неумелый нарушитель, который вторгся в закрытый правительственный институт, поднялся до следующего этажа. Выход с лестничной площадки оказался закрыт. Нив стал подниматься выше. И снова закрытая дверь. Лестничная клетка была ярко освещена, стены все такие же стерильно белые как в холле, перила с фигурной резьбой. И пустота. Шаги отзывались гулким эхом. Теперь даже не верилось, что когда-то здесь слышались голоса.</text:p>
      <text:p text:style-name="P4">Нив остановился перед очередной запертой дверью, раздумывая, не вернуться ли ему назад. Потом снова стал подниматься наверх.</text:p>
      <text:p text:style-name="P4">Он старался считать этажи - третий, пятый, шестой. Теперь все это здание казалось ему заброшенным, как после беспощадного ремонта, во время которого изгнали всех жильцов, </text:p>
      <text:p text:style-name="P4">распотрошили квартиры, вытравив хлоркой все следы присутствия людей, и теперь здание закрыто круглые сутки.</text:p>
      <text:p text:style-name="P4">На одной из стен была варварски выведена чем-то черным кривая стрелка, указывающая вверх. Нив усмехнулся. Он поднялся чуть выше и увидел еще одну стрелку, которая</text:p>
      <text:p text:style-name="P4">предлагала уже противоположное направление. А потом он наткнулся на открытую дверь.</text:p>
      <text:p text:style-name="P4">Нив даже поначалу не поверил - ручка повернулась, дверь чуть <text:soft-page-break/>слышно скрипнула и подалась вперед. Он оказался в коридоре - было уже не так светло, как на лестничной клетке, - который завершался широким окном.</text:p>
      <text:p text:style-name="P4">Внизу - высоко же он забрался, - под многочисленными карнизами, виднелись застывшая в темноте эстакада. Прямо напротив, на стене противоположного здания, горели три круглых фонаря. Из-за них отражение Нива в стекле казалось неестественно синим. Он уперся руками в подоконник и, подтянувшись, попытался заглянуть за проем окна и тут увидел проход в соседнее здание. Он был на два, нет, на три этажа ниже - синеватый в призрачном ночном освещении тоннель, упиравшийся в массивные стены зданий, точно огромная каменная распорка. Но, третий по счету этаж, начиная с этого, если спускаться вниз, был закрыт. Нив совсем недавно проходил мимо него. Неужели все. Только путь назад. Ана. Потом Нив вспомнил о второй лестнице.</text:p>
      <text:p text:style-name="P4">Нив отошел от окна. Оставалось только понять, как попасть на вторую половину этажа.</text:p>
      <text:p text:style-name="P4">Нив глубоко вздохнул. Воздух, все такой же прохладный и свежий, казался ему каким-то неестественным, искусственным, точно в этом здании работали скрытые под штукатуркой беззвучные машины, наполняя вызывающим легкое головокружение газом безлюдные коридоры. Вполне вероятно, что выход на другую лестничную площадку закрыт, что закрыт проход в другое здание, что из другого здания нет выхода, и ему все-таки придется вернуться назад - в холл своего бюро, где Гаматх неумело притворяется, что спит, а Ана не отвечает на звонки по коммутатору. После нескольких дней в пустыне, после крушения вимана, Нив словно потерял способность ориентироваться в пространстве. "Твердая земля" под ногами была непривычна.</text:p>
      <text:p text:style-name="P4">Нив свернул за угол, обогнул глухую бесцветную стену и оказался в соседнем коридоре, который все также завершался окном. Поначалу ему даже показалось, что другого выхода с этого этажа нет, но потом он увидел дверь, которая неприметно темнела вдалеке. Открыта. Ярко освещенная лестничная клетка. Теперь спуститься ровно на три этажа.</text:p>
      <text:p text:style-name="P4">Нив стоял перед дверью, не решаясь даже коснуться ручки. Намалеванных стрелок на стене больше не было, никто теперь не указывал путь. Нив повернул круглую ручку. Она охотно поддалась, стала хлипко поскрипывать. Затем раздался щелчок. Он оказался в точно таком же сумеречном коридоре, как и три этажа назад. Если бы он с самого начала стал подниматься именно по этой лестнице...</text:p>
      <text:p text:style-name="P4">Проход оказался и вовсе открытым - широкий, без окон, лишь с выступами в стенах, закрашенными густой черной краской с мелкими ярко-синими точками. Нив не сразу сообразил, что так изображалось <text:soft-page-break/>звездное небо. Впереди уже виднелись сероватые стены другого здания.</text:p>
      <text:p text:style-name="P4">Новый коридор оказался более привычным - это уже напоминало обычный жилой дом, еопрятный и запущенный, вроде того, в котором Нив жил вместе с Аной. Безликие ячейки квартир, свет местами не горел, одна из ламп на потолка была даже зачем-то залеплена бумагой. Нив для верности обошел весь этаж - но нет, другого прохода не было. А окна в коридорах оказались слишком узкие, чтобы он мог что-нибудь в них разглядеть. Оставалось только спуститься вниз.</text:p>
      <text:p text:style-name="P4">Цокольный оказался самым обычным подъездом - и правда точно таким же как и в доме Нива.</text:p>
      <text:p text:style-name="P4">Нив почувствовал густой кислый запах напоминавший какое-то лекарство. Стены были грязными и обшарпанными, дверь на улицу - Нив проверил, аккурартно приоткрыв ее - не заперта. В лицо ему дохнул легкий ветер, тяжелый запах улицы, жар каменной мостовой, которая не успевала остыть даже за ночь. Однако выходить наружу не было смысла. Переход в соседнее здание располагался в самом подъезде и оказался открыт.</text:p>
      <text:p text:style-name="P4">Нив пошел дальше. Соседнее здание было похоже на огромный крытый рынок - широкая площадка со сводчатым потолком, который подпирали массивные железные колонны, была вся заставлена кубическими прилавками, стояла ужасная вызывающая тошноту тошнотворная вонь. Свет нигде не горел, и просторное помещение освещалось лишь бледным сиянием уличных фонарей из окон. Разглядеть что-то в тяжелом сумраке было непросто. Нив споткнулся обо что-то и чуть не упал; левая лодыжка стала гореть как после ожога. Нив остановился, потирая ногу, и оглядывая помещение - отсюда наверняка есть выход, переход в соседний дом. Если хотя бы горел свет. Он пошел вдоль прилавков - осторожно, стараясь больше ничего не задеть. Вскоре Нив и вовсе потерялся в этом зловонном торговом зале, позади него не было даже распашных дверей в коридор, из которого он пришел. Надо было идти строго прямо, подумал Нив. Слепо держать направление как только он вышел в торговый зал, никуда не сворачивать, даже не обходить прилавки - перелезать, если придется. Но было уже поздно.</text:p>
      <text:p text:style-name="P4">Запах гнили стал еще сильнее, и Ниву пришлось прикрыть лицо рукавом своей куртки. Отсюда просто должен быть выход, нужно лишь его найти. Нив подумал, что нужно просто держаться какой-нибудь стены, прислониться к ней, касаясь рукой обветшалой краски, как если бы он доверял своим глазам, и обойти по кругу все помещение. Да, именно так и нужно. Совсем неподалеку от Нива тихо мерцало синее окно, безжизненный вид на улицу в газовом свете ночных фонарей, и Нив быстро направился к нему, позабыв об осторожности, перестав смотреть себе под ноги, и снова ударился обо что-то лодыжкой.</text:p>
      <text:p text:style-name="P4"><text:soft-page-break/>Как будто кто-то нарочно расставил здесь все эти невидимые капканы. Но ведь это здание - крытый рынок, повсюду запечатанные торговые прилавки; быть может, здесь и правда есть какая-нибудь защита от воров. Нив пошел вдоль стены, слегка прихрамывая и касаясь штукатурки рукой. Глаза его только начали привыкать к темноте. Он видел справа от себя угловатые черные столы, массивно выпиравшие из сумрака, с какими-то мелкими неразборчивыми предметами на них. Свет из окон освещал лишь короткие участки стены и пол под ногами - дальше была темнота. Нив чувствовал, что кисть, которой он водил по стене, уже вся покрылась каким-то сыпучим мелом, но он продолжал плотно держаться стены, как будто был уверен, что, стоит ему лишь отвести руку, как все стены вместе с призрачными окнами исчезнут, и он окажется в центре пропитанной запахами пищевых отходов темноты. Он все делает неправильно, другой бы на его месте давно уже нашел выход. Другой, подумал Нив, никуда бы не пошел.</text:p>
      <text:p text:style-name="P4">Стена, рядом с которой шел Нив, никуда не исчезала - лишь осыпалась с шелестом старая штукатурка, - зато перед ним выросла новая черная стена, и Нив растерянно остановился. Он совсем не ожидал этого, ему казалось, что впереди его поджидал лишь непроницаемая темнота. Новая стена была облицована шершавым декоративным кирпичом. Нив уперся в нее, слепо ощупывая кирпичи руками. Неужели это и есть проход.</text:p>
      <text:p text:style-name="P4">Он пошел вдоль стены, теперь уже к центру торгового зала. Потом рука его, касавшаяся ровной кирпичной кладки, провалилась в темноту. Это и правда был переход. Без дверей, без света. Нив медленно пошел по кирпичному тоннелю, предупредительно глядя себе под ноги - но все равно ничего не было видно. Переход казался невыносимо длинным. Нив покачивался как пьяный, как будто координация его была нарушена из-за темноты. Тоннель плавно уходил вниз, под соседнее здание - быть может, он действительно вел в какое-нибудь подземное убежище, забытое и заброшенное, где уже много лет не включали свет.</text:p>
      <text:p text:style-name="P4">Нив уперся в массивную дверь. Закрыта? Но нет, нужно лишь сильнее толкнуть. Дверь со скрипом подалась вперед. Поначалу Нив даже прикрыл рукой глаза и резко отвернулся, точно в лицо ему стал светить слепящим фонарем ночной патруль. Глаза его привыкли к темноте.</text:p>
      <text:p text:style-name="P4">Перед ним была сеть тоннелей. Один вел прямо, а два других расходились в противоположные стороны, один поднимался выше, скорее всего, на поверхность улицы, а другой спускался вниз, еще глубже, где уже не так ярко горел свет. Ниву даже не пришлось выбирать - он стал словно чувствовать нужное направление. </text:p>
      <text:p text:style-name="P4">Нив быстро зашагал прямо. Он даже перестал хромать, хотя ушибленная в двух местах нога все еще болела. Воздух в подземном <text:soft-page-break/>тоннеле был пыльным и спертым, однако рвотная рыночная вонь, к счастью, исчезла, и везде горел яркий электрический свет. Нив подумал, что он, должно быть, совсем уже близко. Еще несколько шагов, меньше квартала пешком. Ана обнимет его, сразу же забудутся волнения этого безумного дня. Она поймет, как это хорошо, что его наконец-то переводят. Ведь пустыня любит только сумасшедших, как Кханд. В пустыне бушуют песчаные бури, падают корабли. Вода может превратиться в песок. И только на орбитальной станции, внутри самой большой в мире радио-антенны, никогда ничего не происходит.</text:p>
      <text:p text:style-name="P4">Нив уже почти предвкушал, как он встретится с Аной, когда уткнулся в закрытую дверь. Может быть, нужно лишь сильнее толкнуть. Но ручка не поворачивалась, дверь не поддавалась. Нив еще какое-то время беспомощно стоял у закрытой двери, словно надеясь, что кто-нибудь с другой стороны откроет ее для него. А что, если это уже все - и он теперь не выйдет отсюда? Где ему переждать до завершения часа тишины? Вернуться на пропитанный невыносимой вонью рынок?</text:p>
      <text:p text:style-name="P4">Нив вновь стоял перед развилкой. Теперь выбор был проще - вниз или вверх, - но он долго не мог решиться. Нив уже начал подниматься вверх, как вдруг почему-то передумал и повернул назад. Спускавшийся под землю коридор, в котором медленно гасли потолочные огни, вывел его в обычный сумрачный тоннель, где перегорела половина ламп. Опять запах размокшей штукатурки и мочи, желтоватые разводы на стенах. Нив подумал, что в каком-то из этих тоннелей он точно был раньше. Он быстро зашагал прямо, стараясь не думать о том, что вновь может наткнуться лишь на запертую дверь.</text:p>
      <text:p text:style-name="P4">Но дверей не было. Нив вышел сразу на лестничную площадку - теперь только вверх. Нив чувствовал, как у него дрожат руки, когда опирался о покатые перекошенные перила.</text:p>
      <text:p text:style-name="P4">Вскоре он оказался в холле - выбеленные стены, блестящий пол, отключенный электрический подъемник, полукруглый циферблат, стрелка на котором неизменно показывала на цифру "ноль".</text:p>
      <text:p text:style-name="P4">Нив стоял на сверкающем полу, в котором двоилось его серое отражение, и испуганно озирался по сторонам. Он был уверен, что каким-то образом вернулся назад, что все это время он просто ходил по кругу. Но нет - этого не может быть. Просто еще одно такое же здание, недавно обновленное - покрашенные стены, выложенный глянцевым камнем пол. Все те же две лестницы, уходящие вверх, и единственный спуск вниз - туда, откуда Нив только что пришел. Входные двери были плотно закрыты.</text:p>
      <text:p text:style-name="P4">Если все так похоже... Нив прошел мимо ажурных дверей электрического подъемника, но что-то смутило его, и он остановился. Большая кругая кнопка на серебристой подложке - вызов подъемника на <text:soft-page-break/>этаж - слабо, чуть заметно светилась. Если он работает... Нив нажал на кнопку, которая тихо щелкнула и загорелась уже другим светом. За плотно сомкнутыми дверями послышался сдавленный шум. Потом двери открылись. Нив зашел в кабину, обшитую изнутри рифлеными металлическими листами. Он хорошо помнил номер этажа. Три, пять, шесть. Где-то над головой послышалось мелодичное позвякивание - можно было подумать, что сейчас начнет играть незатейливая механическая мелодия, как в поездах. Подъемник остановился, двери со скрипом расползлись.</text:p>
      <text:p text:style-name="P4">Прямо напротив была невыразительная белая стена. На какое-то мгновение Нив даже подумал, что он оказался в каком-то замурованном тупике. Нив вышел из подъемника - справа и слева были узкие проходы в коридор. Ему нужно налево.</text:p>
      <text:p text:style-name="P4">Вытянутое окно вдалеке тускло светилось синим. Белая стена слева отвесно уходила куда-то вглубь. Никаких дверей, лишь открытый переход в соседнее здание с нарисованным звездным небом вместо окна.</text:p>
      <text:p text:style-name="P4">И снова жилой дом, голые стены, одинаковые двери квартир со стальными наличниками. Нив вдруг подумал, что если даже захочет, то уже не сможет вернуться обратно - все смешалось в его памяти, он просто забыл дорогу назад.</text:p>
      <text:p text:style-name="P4">Нив сначала быстро пошел по коридору, затем побежал. Стук собственных шагов преследовал его. Ана ждала его. Нив чувствовал, как что-то судорожно сжимается у него в груди.</text:p>
      <text:p text:style-name="P4">Нив бежал вниз по лестнице. Один пролет, другой, подъезд жилого дома, глухой и темный - дверь на улицу приоткрыта, словно кто-то нарочно оставил эту тонкую щель, полоску призрачного света. Нив выглянул на улицу.</text:p>
      <text:p text:style-name="P4">Он совсем не узнавал этот район. Улица, необычно широкая, с высокой эстакадой посередине, уходила вверх. Некоторые здания были ярко освещены как в центре города, однако рядом с ними виднелись и низкие невзрачные постройки, без единого фонаря на стенах - какие можно было увидеть разве что в захолустных трущобах.</text:p>
      <text:p text:style-name="P4">Было все еще темно. Нив вышел из подъезда, осторожно притворив за собой дверь, точно боялся, что даже слабый скрип привлечет к нему внимание, синий свет в фонарях на стенах домов мгновенно сменится на красный, завопит сирена - он нарушит час тишины. Нив задумался - а видел ли кто-нибудь в действительности ночной патруль. Быть может, на самом деле никто и не проверяет, как соблюдается после сумерек тишина.</text:p>
      <text:p text:style-name="P4">Невдалеке была станция надземки - высокий длинный балкон нависал черной теню над улицей. Если он успеет добежать туда, если зал ожидания не закрыт, если он вспомнит название станции... - то, <text:soft-page-break/>возщможно, поймет, где в действительности находится и как ему вернуться домой.</text:p>
      <text:p text:style-name="P4">Станция была совсем близко - нужно лишь пробежать наискозь через улицу, под тенью пересекающей улицу эстакады. Но Нив никак не решался. Он еще раз осмотрелся по сторонам. Но ведь даже то, что он просто стоит здесь, у подъезда, уже является нарушением часа тишины. Нив глубоко вздохнул и побежал.</text:p>
      <text:p text:style-name="P4">Станция оказалась дальше, чем он думал. Вытянутый перрон с рядом округлых стальных колонн как будто постоянно удалялся от него, страшно вытягивались какие-то безотносительные тени на тротуаре. Когда Нив миновал эстакаду, ему показалось, что кто-то окрикнул его. Он замер и испуганно обернулся. Никого не было. Лишь пустая улица в час тишины, растревоженная шумом его шагов.</text:p>
      <text:p text:style-name="P4">Нив пошел дальше, но уже тише. Он вдруг понял, что если ночной патруль действительно прочесывает улицы, то куда больше шансов, что полицейские заметят его, когда он бежит.</text:p>
      <text:p text:style-name="P4">Вход на станцию оказался закрыт. Нив встал, скрывшись в тени от перрона, думая, что делать дальше. Ана не может больше ждать. Эта ночь будет длиться вечно.</text:p>
      <text:p text:style-name="P4">Он стал подниматься вверх по улице, проверяя двери домов. Закрыто, закрыто, закрыто. Он подошел к зданию торгового центра, из которого наверняка было много переходов в соседние дома. И снова закрыто.</text:p>
      <text:p text:style-name="P4">Уже приближаясь к завершению улицы, где, за поворотом, Нив чувствовал это, его уже поджидал ночной патруль, который мог, подобно призракам, материализоваться из темноты, Нив наткнулся на открытую дверь.</text:p>
      <text:p text:style-name="P4">Обычный старый жилой дом, горклый подъезд, черная лестничная клетка, переходы справа и слева. Нив подумал, что надо бы вернуться в торговый центр, через который наверняка можно выйти на соседнюю улицу, где, как он предполагал, смутно вспоминая карту старых районов, и должен быть его дом, дом, в котором его ждала Ана.</text:p>
      <text:p text:style-name="P4">Нив пошел направо - всего несколько шагов, и он уже в подъезде соседнего дома - тот же грязный сумрак, лестница, спертый воздух, переход в еще одно здание, сколько же всего строений он миновал после торгового центра, Нив точно не помнил, надо было считать, ведь так несложно и запутаться, еще один переход, практически невозможно дышать из-за странного запаха гари, следующий подъезд, вероятно, последний, осталось совсем немного, быть может, через минут он будет уже дома.</text:p>
      <text:p text:style-name="P4">Нив остановился, чувствуя, как от усталости и волнения у него начинают дрожать ноги. В последнем подъезде не было перехода в <text:soft-page-break/>соседний дом. Почему он не смотрел, когда шел по улице, как соединены дома. Двери были закрыты, ведь кто-то же специально запирает их на ночь, человек с почетной обязанностью, местный жилец. Оставалось только подниматься наверх.</text:p>
      <text:p text:style-name="P4">Нив выходил на каждом этаже и искал переход. Он поднялся до шестого этажа, но так и не смог ничего найти. Может, это здание вообще не соединено с торговым центром. В этом не было бы ничего удивительного. Но Нив продолжэал упрямо подниматься наверх, до самого верхнего этажа, последней лестничной площадки, где лестница закончилась, упершись в массивный металлический люк - выход на крышу. Наверняка закрыт, можно даже не проверять. Но Нив все-таки из интереса толкнул люк, тот поддался, чуть приподнялся вверх, а потом снова осел под своей тяжестью. Нив с силой толкнул тяжелый люк, навалившись на него плечом.</text:p>
      <text:p text:style-name="P4">Улица с высоты казалась совсем узкой и темной - многие фонари не горели, и даже стальной скелет эстакады растворялся в сумраке. На крыше мигало несколько красных сигнальных маячков, а в центре была квадратная площадка, похожая на посадочную. Повсюду виднелись непонятные кубические трубы, разной высоты и ширины, слепо смотревшие в беззвездное небо.</text:p>
      <text:p text:style-name="P4">Интересно, нарушает ли он ночные распорядки тем, что просто стоит на крыше. Он все еще назодится в здании или он не находится в здании. Но здесь ведь точно нет патрулей. И, хотя он поднялся на - сколько же там было этажей? - хотя воздух здесь чище и даже легче дышать, на небе по-прежнему нельзя разглядеть ни единой звезды. И ему придется спускаться вниз снова, возвращаться, ведь нет другого пути с этой крыши. Нив уже направился к открытому люку, как вдруг остановился. Пожарный спуск.</text:p>
      <text:p text:style-name="P4">Нив метнулся к противоположной стороне крыши. И о чем он только думал. На такой высоте он сможет наконец определить, где находится, достаточно только посмотреть вниз, заглянуть за парапет, и пусть ночная улица кажется совсем незнакомой, он просто не привык смотреть на нее по ночам.</text:p>
      <text:p text:style-name="P4">Внизу, на противоположной стороне, виднелась еще одна станция, а совсем рядом, напротив дома, на крыше которого стоял Нив, была питейная с погасшей вывеской. Нив чувствовал, как каждый удар сердца отдается у него в висках. Это и правда была его улица, Ана совсем близко - осталось только найти, как он может спуститься.</text:p>
      <text:p text:style-name="P4">Нив стал спешно оглядываться по сторонам, руки его тряслись от нетерпения. Здесь обязательно должен быть пожарный спуск, он не зря преодолел все это расстояние, не зря спасался бегством от невидимого патруля.</text:p>
      <text:p text:style-name="P4"><text:soft-page-break/>В одной из труб неподалеку раздался громкий хлопок, затем отрывистый скрежет, и круглая решетка, прикрывавшая черное сопло трубы, резко взметнулась в небо. Нив вздрогнул и невольно прикрыл голову руками. Тяжелая решетка упала на крышу совсем неподалеку от него, подняв облако пыли. Из трубы била мощная струя воздуха. Нив пораженно замер - этому не было объяснения.</text:p>
      <text:p text:style-name="P4">Раздался еще один хлопок, затем еще один. Забрала труб взлетали вверх, некоторые даже переваливались через крышу. Вскоре из всех труб садили непрекращающиеся потоки воздуха. У Нива даже заложило уши от шума. Он почувствовал, как его охватывает паника - он не боялся так даже ночного патруля. Происходит что-то страшное и непоправимое - нужно скорее убираться с крыши, нет времени искать пожарный спуск.</text:p>
      <text:p text:style-name="P4">Нив бежал вниз по лестнице, перепрыгивая через ступеньки, затем по черным бессветным переходам между домами, пока наконец не вылетел в незапертую дверь. Но было уже поздно. Огромные короба очистителей воздуха на стенах всех зданий начали издавать сводящий с ума вой, шатко дрожали и срывались со стен, выброшенные бьющими потоками воздуха, разбивались на бессвязные осколки о тротуар совсем рядом с Нивом - так, что он едва успевал уворачиваться.</text:p>
      <text:p text:style-name="P4">Нив перебежал на противоположную сторону улицы и стал биться в закрытые двери - хотя одна должна была поддаться. Наконец он ввалился в какой-то подъезд и побежал вниз по лестнице, под землю. Он был уверен, что знает куда идет. Его встретил тусклый подземный тоннель - такой же, как и многие другие до него, с повторяющимися разводами на стенах. Нив немного успокоился и пошел уже медленнее, затем стал подниматься по лестнице. Открыл дверь. Перед ним был белый просторный холл.</text:p>
      <text:p text:style-name="P4"/>
      <text:p text:style-name="P4"/>
      <text:p text:style-name="P6">ПУСТЫНЯ</text:p>
      <text:p text:style-name="P5"/>
      <text:p text:style-name="P5">1</text:p>
      <text:p text:style-name="P4"/>
      <text:p text:style-name="P4">Некоторые вещи просто не происходят. Иногда кажется, что все вокруг - сны, после которых чувствуешь себя уставшей, как будто всю ночь лежала без сна, узнаваемые голоса ведущих по радио, зачитывающих одинаковые новости в один и тот же час, утренняя суматоха, давка в поездах, треск помех в тяжелых наушниках, вызывающих какую-то медленную, но настойчивую головную боль, и даже приступы удушья по вечерам - продлится совсем еще недолго, несколько дней, месяц, от силы год, и скоро все изменится, хотя и сама еще не понимаешь как. Все изменится, стоит только ему вернуться назад. Но потом, словно приходя в <text:soft-page-break/>себя после сильнодействующего лекарства, понимаешь, что ничего уже не будет прежним. Никогда.</text:p>
      <text:p text:style-name="P4">Снова начался дождь, как и предсказывало пасмурное небо. Ана стояла посреди огромного холла в роскошном торговом центре, куда раньше даже не решалась заходить. Одежда ее совсем высохла, дышать без респираторной маски было легко.</text:p>
      <text:p text:style-name="P4">В здании была прозрачная крыша - выложенные в виде пирамиды стеклянные панели. Ана подумала - не про этот ли торговый центр ей как-то рассказывала во время рабочего перерыва Ила, торговый центр, где никогда не бывает людно, очистители работают так усиленно, что поднимают сквозняк, а ночами, перед самым часом тишины, если спуститься на первый этаж, то можно увидеть через прозрачную крышу звезды. Но сейчас не было ничего, кроме темно-серых, почти черных туч, которые уносил куда-то сильный почти штормовой ветер - которые словно бы таяли в стекающей по над ее головой воде. Ана долго стояла посреди зала, подняв голову, глядя как растворяются в воде пасмурные облака, и ей начинало казаться, что все небо над каменными сводами этого похожего на колодец здания сделано из стекла.</text:p>
      <text:p text:style-name="P4">Ничего не изменится. Никогда. Но ведь это совсем не значит, что она должна смириться. Каждый новый день без него был невыносимым, каждая ночь, когда делала себе уколы, потому что не могла дышать.</text:p>
      <text:p text:style-name="P4">Ана была измотана, ей хотелось спать, но вернуться домой она не могла, пока не закончится дождь. Очистители воздуха в здании и правда работали так хорошо, что становилось даже немного прохладно. Ана даже пожалела, что не нашла этот торговый центр раньше. Здесь она просто могла дышать.</text:p>
      <text:p text:style-name="P4">В торговом центре было не так людно, как ожидала Ана, когда еще бежала по улице, спасаясь от начинающегося дождя. Многие, конечно, как и она, зашли, чтобы переждать ливень, но та толпа из зала ожидания на станции куда-то исчезла, растворившись во всех этих этажах, в магазинах за блестящими витринами, в просторных залах.</text:p>
      <text:p text:style-name="P4">Ана проходила мимо витрин, за которыми стояли манекены в нелепых манерных позах, в вычурных одеждах, которые никто никогда не носил. Магазины пустели. Выставленные на обозрение ненужные товары пылились за стеклом. Коммутаторы из какого-то раздражающе блестящего металла, похожие на какие-то страшные механические экспонаты, по ошибке привезенные сюда из музея современных искусств, аккуратные радио-приемники в корпусах с отделкой под дерево, бижутерия неестественных цветов, выставка напитков, разной степени крепости, в бутылкам из темного стрекла.</text:p>
      <text:p text:style-name="P4">Ана подумала, что они бы могли прийти сюда вместе с Нивом. Но <text:soft-page-break/>нет. Она остановилась. Глубоко вздохнула. Когда-нибудь она придет сюда одна.</text:p>
      <text:p text:style-name="P4">Ана нашла небольшое уютное кафе - на шестом, хотя это не имело никакого значения, этаже - и, заказав себе только напиток, присела за свободный столик. Даже в кафе, кроме нее, было лишь несколько человек- мужчина средних лет в помятой одежде, который пил что-то теплое - от его кружки поднимался пар, - семейная пара с ребенком лет десяти, понурым и тихим, словно обиженным на что-то, молодой парень, заказавший себе обильный ужин, а может, и запоздалый обед.</text:p>
      <text:p text:style-name="P4">Люди, которые встречались Ане, были медлительны и спокойны, они неторопливо делали покупки, негромко разговаривали друг с другом, заказывали напитки в кафе. Никто, казалось, не замечал, что где-то там, в этом стеклянном небе, затянутом пеленой дождя, сверкают электрические вспышки, проносится эхо от грома, и все вокруг стемнело до того, как начался закат. Все было слишком обычно, и оттого казалось Ане таким нереальным.</text:p>
      <text:p text:style-name="P4">Мужчина в мятой одежде закончил - последним, жадным глотком - свой горячий напиток и заказал еще чашку. Ана подумала, что он будет пить, пока не завершится дождь.</text:p>
      <text:p text:style-name="P4">Ана подумала, что кое-что в ее жизни все же изменится. Она больше не будет ждать. Пусть даже у нее осталось совсем немного времени, как говорят врачи. Все это время принадлежит ей. К тому же врачи постоянно ошибаются. Они просто не могут знать.</text:p>
      <text:p text:style-name="P4">Громкоговорители во всем центре предусмотрительно молчали, не слышно было даже навязчивых объявлений, музыки, котороая обычно заглушала мысли в таких местах. Люди проходили мимо Аны, спускались по лестницам вниз - с таким видом, словно они просто устали от бесцельных блужданий по торговому центру, сделали все покупки, уже и правда близится ночь, и теперь они возвращаются домой, хотя дождь все еще барабанил по крыше, и выходить было нельзя.</text:p>
      <text:p text:style-name="P4">Но все они исчезали как тени. Ане казалось, что торговый центр пустеет, что скоро она останется здесь совсем одна.</text:p>
      <text:p text:style-name="P4">Ана подумала - а дождется ли она того часа, когда тучи растаят в синем свете вечерних огней, небо станет ослепительно черным, каким не бывает никогда, и она действительно сможет увидеть звезды, спустившись на первый этаж.</text:p>
      <text:p text:style-name="P4">Она допила свой напиток, и на столе перед ней стоял пустой запотевший стакан, но уходить ей еще не хотелось. Вернее, уходить было некуда. Дождь только усиливался, продолжая чуть слышно шуметь где-то высоко над головой. Ана видела, как по прозрачной крыше стекает ручьями вода, словно ливень затопил уже весь город, нещадно смывая с улиц все <text:soft-page-break/>останки этого незавершенного дня.</text:p>
      <text:p text:style-name="P4">Когда Ана вернулась домой, небо было все еще пасмурным, хотя дождь давно перестал, и ослаб принесший все это ненастье ветер.По радио как обычно передавали вечерние новости, но говорили только о дожде. В этот день не было ничего важнее дождя.</text:p>
      <text:p text:style-name="P4">Ана слушала передачу, медленно засыпая за столом. Она даже не сняла верхнюю одежду, от которой пахло водой. Респираторная маска была пренебрежительно брошена на постель. Ана чувствовала болезненную слабость во всем теле, ей тяжело было даже просто поднять руку, чтобы смахнуть упавшую прядь со лба. Голова начинала болеть из-за спертого воздуха и раздражающего гула, который издавал бесполезный очиститель.</text:p>
      <text:p text:style-name="P4">Устало закрывая глаза, она проваливалось в черное беспамятство, на нее начинало действовать неуклонное притяжение сна, но потом резкий беспокойный голос диктора будил ее, Ана с трудом прислушивалась к хрипу приемника сквозь сон, даже не поднимая веки - она различала отдельные слова, фразы, несколько нот незатейливой мелодии, которые отделяли одну новость от другой, как музыкальные знаки препинания, но та тонкая нить, которая связывала все эти звуки, ускользала от нее, Ана даже и не пыталась вникнуть в смысл того, о чем говорил ведущий и начинала невольно следить за его интонациями, за потрескиванием помех, слабым и едва заметным, где-то в тени громкого, хорошо поставленного голоса и снова начинала засыпать.</text:p>
      <text:p text:style-name="P4">Ана была почему-то уверена в том, что по радио должны сообщить о чем-то очень важном, что ей непременно нужно узнать, что она обязательно должна услышать, пусть даже ей и хочется спать. Но диктор упрямо продолжал говорить о дожде:</text:p>
      <text:p text:style-name="P4">- ...были уверены, что фронт пройдет мимо, но...</text:p>
      <text:p text:style-name="P4">За окном начинали загораться синие фонари.</text:p>
      <text:p text:style-name="P4">- ...изменится течение ветра...</text:p>
      <text:p text:style-name="P4">Очиститель воздуха натруженно гудел, но в комнате все равно было душно. Или это только казалось Ане после чистых прохладных улиц.</text:p>
      <text:p text:style-name="P4">- ...рекордный уровень осадков за последние сто лет...</text:p>
      <text:p text:style-name="P4">Ане захотелось открыть окно. Ведущий программы новостей продолжал:</text:p>
      <text:p text:style-name="P4">- ...предупреждает, что ночью также возможны осадки. В связи с чем настоятельно рекомендуется...</text:p>
      <text:p text:style-name="P4">Утром Ана чуть не заснула в поезде - она просидела за столом почти всю ночь, а после болезненного укола ей только сильнее хотелось спать. Ила в тот день не пришла на работу - быть может, она попала под дождь, - и к Ане все утро никто не заходил. Даже рваная истеричная запись фрагмента действовала на нее усыпляюще, и до самого перерыва Ана <text:soft-page-break/>занималась не анализом хаотичных звуков на пленке, а боролась с затягивающим ее сном. В буфете Ана тоже сидела за столиком одна, пока к ней не подошел какой-то молодой мужчина, которого она даже не сразу смогла узнать.</text:p>
      <text:p text:style-name="P4">Мужчина - совсем молодой, точно его по ошибке назначили на должность в институте, вместо того, чтобы отправить в училище - держался неуверенно и даже робко. Его костюм, непритязательный и блеклый, был слишком теплым для этого сезона. Он начал разговор даже с приветствия, а просто сказал, что запомнил Ану еще по дню эфира.</text:p>
      <text:p text:style-name="P4">- Вы, должно быть... подруга Илы, - сказал он.</text:p>
      <text:p text:style-name="P4">Ана посмотрела на мужчину сонным взглядом, пытаясь вспомнить, где уже видела его лицо.</text:p>
      <text:p text:style-name="P4">- Да, - медленно сказала она. - Я вас тоже... Вы...</text:p>
      <text:p text:style-name="P4">Ана не договорила. Она подумала, что это ее первые сказанные за весь день слова - она привыкла к молчанию с самого утра.</text:p>
      <text:p text:style-name="P4">- Париспанда, - представился мужчина. - Ну или просто Пар, как хотите, - он усмехнулся, как будто сказал что-то смешное, но тут же добавил: - Вы, должно быть, и понятия не имеете, кто я? Я ведь тут совсем недавно...</text:p>
      <text:p text:style-name="P4">- Нет, нет, - сказала Ана. - Ила мне рассказывала о вас. Вы раньше работали...</text:p>
      <text:p text:style-name="P4">Ана о разговоре со своей подругой, когда она пыталась выведать у нее, с кем та пришла на эфир. Но сейчас он был ей совсем не интересен. Ана даже подумала, как бы мягко попросить его оставить ее одну.</text:p>
      <text:p text:style-name="P4">- Да, работал, - выдохнул Пар, усаживаясь за стол напротив Аны. - Вы не против...? - спросил, зачем-то оглядываясь по сторонам.</text:p>
      <text:p text:style-name="P4">Ана почти машинально покачала головой. Нет, не против. В конце концов ей все равно скоро уходить.</text:p>
      <text:p text:style-name="P4">- Пытаюсь вот привыкнуть к вашим... порядкам. Надо сказать, что здесь у вас, конечно, несколько...</text:p>
      <text:p text:style-name="P4">- Странно? - подсказала Ана.</text:p>
      <text:p text:style-name="P4">Ее даже начинал забавлять этот нелепый разговор.</text:p>
      <text:p text:style-name="P4">- Иначе, - поправил ее Пар. - Все никак не могу... адаптироваться. Сложновато поначалу - сидишь весь день один, как... в камере какой-то...</text:p>
      <text:p text:style-name="P4">- В камере - да, - рассмеялась Ана. - Это вы хорошо сказали. Раньше, кстати, все было не так сурово.</text:p>
      <text:p text:style-name="P4">Раньше. Как будто это было несколько столетий назад.</text:p>
      <text:p text:style-name="P4">- Да, я знаю, - сказал Пар. - Я как обычно выбрал самый удачный момент, чтобы перевестись.</text:p>
      <text:p text:style-name="P4">Ана вдруг подумала, что это Ила попросила его с ней заговорить. А он как нарочно выбрал именно тот день, когда ее неугомонная подруга <text:soft-page-break/>осталась дома, побоявшись даже выходить на улицу после дождя. Ана почувствовала непонятную обиду и раздражение. Какое ей дело. Зачем она...</text:p>
      <text:p text:style-name="P4">Пар молчал, видимо, пытаясь придумать новую тему для разговора. Ане не хотелось ему помогать. Он сам подошел к ней, она просто сидела одна.</text:p>
      <text:p text:style-name="P4">Пар наконец придумал.</text:p>
      <text:p text:style-name="P4">- Только не говорите Саду, - сказал он тихим голосом, склонившись к Ане, как заговорщик, - но из-за этого тусклого света и... шипения в наушниках мне постоянно хочется спать.</text:p>
      <text:p text:style-name="P4">Неужели он увидел. Действие укола так заметно? Ане показалось, что Пар издевается над ней. Зачем он говорит все это, неужели он не понимает, что она...</text:p>
      <text:p text:style-name="P4">- Пару раз я, правда, - продолжал Пар, не замечая, как побледнело лицо Аны, - прикорнул во время... анализа.</text:p>
      <text:p text:style-name="P4">Ана ничего не говорила.</text:p>
      <text:p text:style-name="P4">- Вы ведь тоже работаете с Садом? - не сдавался Пар.</text:p>
      <text:p text:style-name="P4">- Да, - сказала Ана.</text:p>
      <text:p text:style-name="P4">Сейчас она просто закончит есть, поднимется и уйдет. И к ней никто не зайдет до конца рабочего дня. Она никого не ждет.</text:p>
      <text:p text:style-name="P4">- Получается, что мы с вами, так сказать, непосредственные коллеги, - удовлетворенно сказал Пар.</text:p>
      <text:p text:style-name="P4">В институте всего два координатора. Неудивительно.</text:p>
      <text:p text:style-name="P4">Они снова некоторое время молчали. Пар наконец заметил перемену в настроении Аны и немного смутился. </text:p>
      <text:p text:style-name="P4">Было совсем не похоже на то, что Пар хотел над ней подшутить. Видимо, она слишком... И просто до сих пор так и не пришла в себя. Перерыв заканчивался. Скоро она уйдет, вернется в свою тесную комнатку, где ждали тяжелые наушники, оставленные на столе.</text:p>
      <text:p text:style-name="P4">Пар несколько раз пытался заговорить, даже чуть заметно открывал рот, но тут же кривил губы и начинал смотреть куда-то в сторону. Неужели он просто... Ана невольно улыбнулась. Ей даже захотелось как-то подбодрить своего нового знакомого.</text:p>
      <text:p text:style-name="P4">- На самом деле здесь очень даже интересно, - сказала она. - К тому же вы сразу попали на эфир.</text:p>
      <text:p text:style-name="P4">- Да, это было необычно, - согласился Пар. - Очень... уникальный опыт. Хорошо хоть Ила меня предварительно подготовила. Она говорила, что может быть... всякое. Но я-то уж точно не ожидал такого.</text:p>
      <text:p text:style-name="P4">- Ну я и сама не ожидала такого, - улыбнулась Ана. - Хотя работаю здесь уже много лет...</text:p>
      <text:p text:style-name="P4">Она вдруг пожалела, что сказала "много лет", как будто пыталась <text:soft-page-break/>этим подчеркнуть разницу в возрасте между ними - хотя в действительности и понятия не имела, сколько Пару лет. Ана совсем уже не чувствовала былого раздражения.</text:p>
      <text:p text:style-name="P4">- Кстати, - сказал Пар, - Ила говорила мне, что вы очень хорошо разбираетесь... - он снова запнулся, как будто забывал иногда самые обычные слова или никак не мог подобрать подходящее выражение, - в анализе. А я что-то совсем запутался со своим фрагментом. Может, вы мне немножко поможете?</text:p>
      <text:p text:style-name="P4">Ану вновь насторожили его слова. Они никогда не обсуждали с Илой работу.</text:p>
      <text:p text:style-name="P4">- Вы ведь знаете, что это запрещено? - спросила Ана.</text:p>
      <text:p text:style-name="P4">- Да, - ответил Пар.</text:p>
      <text:p text:style-name="P4">Он смотрел на нее так серьезно и невозмутимо, что ей даже захотелось рассмеяться. Почему бы и нет. В худшем случае Сад, который умудрялся узнавать обо всем, что происходило в институте без видимых свидетелей, опять прочитает ей какое-нибудь полушутливое наставление. Сад никогда не отчитывал ее всерьез.</text:p>
      <text:p text:style-name="P4">Они вместе спустились в кабинет Пара, в его "камеру". Оказалось, что Пар работает совсем недалеко от Аны. Коллеги. Было даже странно, что они раньше не сталкивались в коридоре. Хотя Ана обычно выходила из своей комнаты только в перерыв.</text:p>
      <text:p text:style-name="P4">- Вот, - сказал Пар, открывая дверь и пропуская Ану вперед. - Тесно, но зато уютно. Я, правда, еще не успел здесь обжиться. Мне бы хотелось как-нибудь тут все... украсить - но, увы, пока нет идей.</text:p>
      <text:p text:style-name="P4">Он стал куда смелее после того, как Ана согласилась ему помочь.</text:p>
      <text:p text:style-name="P4">- Да вы садитесь, - сказала он, отодвигая стул. - Сейчас я включу запись.</text:p>
      <text:p text:style-name="P4">Пар зачем-то придвинул магнитограф поближе - его тяжелый металлический корпус заскрипел по истертой поверхности стола. Пленка была уже заблаговременно перемотана на начало. </text:p>
      <text:p text:style-name="P4">Наушники Пара показались Ане еще тяжелее ее собственных - она даже склонила голову набок, слушая фрагмент. Пару достался невнятный усыпляющий шум, похожий на грудной женский голос.</text:p>
      <text:p text:style-name="P4">- Не так уж и сложно, - сказала она, терпеливо прослушав фрагмент до самого конца. Ей почему-то захотелось немного подразнить своего нового знакомого. - Я бы для начала попыталась понять, почему этот шум похож на голос. Ведь это же не может быть голос на самом деле.</text:p>
      <text:p text:style-name="P4">- Не может, - согласился Пар.</text:p>
      <text:p text:style-name="P4">- Потом можете попробовать найти повторяющиеся части, - деловито продолжала Ана. - Уже даже по первому прослушиванию ясно, что это будет сделать не так уж и сложно.</text:p>
      <text:p text:style-name="P4"><text:soft-page-break/>Прат кивал головой.</text:p>
      <text:p text:style-name="P4">- В общем, - подытожила Ана, с улыбкой глядя на Пара, - вам достался очень даже простой фрагмент. Я бы даже сказала, что специально рассчитанный на новичка. Боюсь, что некоторым повезло значительно меньше, и...</text:p>
      <text:p text:style-name="P4">Ана не договорила.</text:p>
      <text:p text:style-name="P4">- Вы думаете про тот звук? - спросил Пар.</text:p>
      <text:p text:style-name="P4">- Да, - сказала Ана. - Интересно, кому он достался... Его-то уж точно анализировать будет непросто.</text:p>
      <text:p text:style-name="P4">- Но можно ведь убавить громкость, - улыбнулся Пар.</text:p>
      <text:p text:style-name="P4">- Дело же не в громкости... Ладно...</text:p>
      <text:p text:style-name="P4">Ана начала вставать из-за стола. Но уходить ей совсем не хотелось. </text:p>
      <text:p text:style-name="P4">- Мне пора идти, - сказала она.</text:p>
      <text:p text:style-name="P4">Пар посмотрел на нее с сожалением.</text:p>
      <text:p text:style-name="P4">- Ох, вы знаете, - сказал он, - когда я в первый раз прослушал этот фрагмент, мне тоже захотелось встать и куда-нибудь уйти.</text:p>
      <text:p text:style-name="P4">Ана улыбнулась.</text:p>
      <text:p text:style-name="P4">- Мне правда пора... К тому же мне ведь не так повезло, как вам, - добавила Ана, - мне предстоит работа посложнее.</text:p>
      <text:p text:style-name="P4">Пар зачем-то вызвался ее проводить, и они стали вместе протискиваться к двери.</text:p>
      <text:p text:style-name="P4">- Извините, - сказал он, когда они наконец выбрались в безлюдный коридор. - Я пока еще не привык к такой тесноте.</text:p>
      <text:p text:style-name="P4">- Да, у нас, наверное, считают, что все это способствует аналитическому мышлению, - сказала Ана. - Хорошо хоть у вас нет этой... боязни закрытых пространств.</text:p>
      <text:p text:style-name="P4">- Мне последнее время начинает казаться, что есть, - как-то виновато сказал Пар.</text:p>
      <text:p text:style-name="P4">Ана рассмеялась.</text:p>
      <text:p text:style-name="P4">- Да, у вас там, наверное, были большие кабинеты, огромные холлы...</text:p>
      <text:p text:style-name="P4">Они остановились у ее двери.</text:p>
      <text:p text:style-name="P4">- Спасибо вам большое, - сказал Пар. - Вы мне очень помогли.</text:p>
      <text:p text:style-name="P4">Ане даже стало неудобно из-за того, что в действительности и не пыталась задуматься над его фрагментом.</text:p>
      <text:p text:style-name="P4">- Вы не против, если я буду иногда донимать вас своими... просьбами... А то так сложно освоиться поначалу. И, боюсь, мне еще придется поломать голову над этим фрагментом.</text:p>
      <text:p text:style-name="P4">Ана замерла, даже не отворив до конца дверь. Надо было что-то ответить.</text:p>
      <text:p text:style-name="P4">- Уверена, что вы скоро со всем разберетесь, - сказала она. - Я...</text:p>
      <text:p text:style-name="P4">- Ну тогда до скорых встреч, - Пар как будто услышал совсем не то, <text:soft-page-break/>что в действительности сказала она.</text:p>
      <text:p text:style-name="P4">Он стал удаляться по коридору, где-то за поворотом послышалось, как стукнула его дверь.</text:p>
      <text:p text:style-name="P4">Ана зашла в свою комнату, села за стол и включила экран. Изображение стало медленно проявляться, и Ана начала внимательно пролистывать протокол работы вычислительной машины, хотя и сама не понимала, что ищет. Потом она одела наушники и включила магнитограф. Резкий, резонирующий в ушах гул, затем громкие отрывистые сигналы. Что-то было неправильно, не так, как раньше - несколько часов назад.</text:p>
      <text:p text:style-name="P4">Ана глубоко вздохнула и почувствовала, что вздрагивает на выдохе. Она стащила с головы наушники, закрыла лицо руками и заплакала. Из груди ее вырвался невольный стон. Магнитограф продолжал работать, мерно гудела вычислительная машина, в брошенных на столе наушниках слышалось навязчивое шипение.</text:p>
      <text:p text:style-name="P4">Ана попыталась успокоиться. Ведь нет причины. Кто-нибудь может зайти. Увидеть ее. Она так и закрыла дверь. </text:p>
      <text:p text:style-name="P4">Ана встала из-за стола и, все еще вздрагивая, потянула дверь за ручку. И заплакала снова, еще сильнее, повалившись на колени. </text:p>
      <text:p text:style-name="P4">Она и сама не понимала, что не так. Ведь все же как обычно - этот день, вчерашний дождь, работа. Но она не могла остановиться.</text:p>
      <text:p text:style-name="P4">Когда Ана возвращалась вечером домой, на небе были все еще видны редкие пасмурные облака. Она какое-то время стояла у входа в институт - словно кого-то ждала - и смотрела на</text:p>
      <text:p text:style-name="P4">тусклую дрожащую звезду в вышине - единственную на всем небе и такую необычно раннюю. Ана подумала, настоящая ли это звезда, свет которой, миновав миллиарды миль пустоты, пробился через атмосферу планеты, или же спутник, космическая станция - огромный, выброшенный в вечную ночь аппарат, совершающий надменный полет над планетой.</text:p>
      <text:p text:style-name="P4">Темное облако скрыло звезду. Ана направилась к ближайшей станции надземки и поехала домой не длинным путем, который придумала вместе с Илой, а как раньше - через Самкару.</text:p>
      <text:p text:style-name="P4"/>
      <text:p text:style-name="P5">2</text:p>
      <text:p text:style-name="P4"/>
      <text:p text:style-name="P4">Известия всегда приходили в виде официального письма. Никто не доставлял новости лично. Инфограмма номер 565. Как будто номер имел значение.</text:p>
      <text:p text:style-name="P4">"Станция", - длинное число, - "роль не зависит от траектории. Неоценимый вклад. Система снабжения воздуха через мгновенное осознание аварии. Цепь химических реакций. Как одна из возможных причин сложения общей площади. Бесконечная благодарность кроется в <text:soft-page-break/>причинах возникновения газа. Взрыв, воздух, уходящий момент магистрали. Благодаря действиям приема, ровный сигнал, станция", - длинное число, - "продолжает восстановление траектории".</text:p>
      <text:p text:style-name="P4">Инфограмма номер 583. Ровно отпечатанный текст, без единой помарки.</text:p>
      <text:p text:style-name="P4">"Станция", - длинное число, - "благодаря очевидному отсутствию происшествия включение не было задержано. Благодарность в воспоминаниях становится понятна лишь через очертания трагедии. Иначе было бы невозможно само представление. Важнее только сохранение понимания. Станция", - длинное число, конец.</text:p>
      <text:p text:style-name="P4">Инфограмма номер 637.</text:p>
      <text:p text:style-name="P4">"Слова не могут прибегнуть к действию. Благодарность обретает форму через минуту тишины в час согласия. Хотя погребение памяти невозможно по решению сообщения было принято ритуальное сожжение вещей. Самого ценного".</text:p>
      <text:p text:style-name="P4">Инфограмма номер 718.</text:p>
      <text:p text:style-name="P4">"Слшдасгл распоряжению последнего здравого разума, пустыня обращается в пепел. И пусть унесет ветер. Для выражения целостности недостаточно звезд".</text:p>
      <text:p text:style-name="P4">Инфограмма номер 736.</text:p>
      <text:p text:style-name="P4">"Выражаем сожаления по поводу неясности. Почтить память через присутствие. Ведь так необходимо помнить, что смерть не является напрасной. Смирение происходит благодаря осознанию нашей помощи".</text:p>
      <text:p text:style-name="P4">Инфограмма номер 800.</text:p>
      <text:p text:style-name="P4">"Так как на предыдущее сообщение не последовало закономерного ответа, то, с условиями выражения сожаления, мы отменяет назначенную ранее дотацию. Выражаем сожаление по поводу непонятности. Станция", - длинное число, дата, конец.</text:p>
      <text:p text:style-name="P4">Ана сожгла все официальные письма в раковине. Письма были ужасны, особенно самое последнее. Они приходили к ней регулярно, раз в неделю. Первую инфограмму она получила еще до того, как закрыли станцию Нивартан, а последняя, самая страшная, пришла в тот день, когда ей приснилось, где находится почти забытый детский интернат, в котором она провела детство.</text:p>
      <text:p text:style-name="P4">Ане видела, как она едет в поезде, в старом дребезжащем составе, где сидения стоят в три ряда, стекла помутнели от времени, а пол шатко дрожит под ногами, когда они набирают скорость, против течения ветра, удаляясь от очередной остановки. Ане совсем немного лет - как детям, которых только начинают обучать грамоте, - но она одна и свободно дышит без респираторной маски. В вагоне, кроме нее, лишь несколько человек - бледные невзрачные тени. Идет дождь, но никто не боится дождя. Во сне <text:soft-page-break/>Ана даже не знает, куда уносит ее поезд, но улицы в окне, которые словно растворяются в потоках воды, кажутся совсем знакомыми - северо-восток, линия, которая идет до самой границы города, где жизнь бессильно замедляется, смолкают голоса, пустеют целые кварталы, брошенные под солнцепеком на произвол судьбы, а после последней эстакады открывается вид на песчаное море.</text:p>
      <text:p text:style-name="P4">Всякий раз когда поезд останавливается - музыку в вагонах почти не слышно из-за помех, никто не встает с сидений, перроны тоже пусты - ей хочется выйти, просто сидеть у мутного окна уже нет сил, Ана даже поерзывает от нетерпения, однако она не выходит, понимая, насколько важно доехать до самого конца, до самой последней линии. </text:p>
      <text:p text:style-name="P4">Ана нащупывает в кармане карту транспортной сети, столько раз выручавшую раньше, сохранившую торопливые пометки синими чернилами, позабытые маршруты пути, и зачем-то рвет ее - теперь карта только мешает. Ана сжимает обрывки - почему-то влажные, размякшие от воды - в руки и засовывает их обратно в карман. Она по-прежнему не имеет понятия, куда уносит ее поезд. Но дышать без респираторной маски так легко - и почему она раньше не думала об этом.</text:p>
      <text:p text:style-name="P4">Дождь прекращается, начинает ярко светить солнце. Близится конец транспортной сети. Ана видит в окно безлюдные, наполовину занесенные песком улицы. И потом Ана слышит во сне чей-то голос, кто-то говорит ей - пора, здесь нужно выходить.</text:p>
      <text:p text:style-name="P4">Она спрыгивает с сидения, несколько секунд стоит перед закрытыми дверями вагона, нетерпеливо переминаясь с ноги на ногу, потом выходит на перрон, спускается с перрона в зал ослепительно пустой ожидания, где никто никого не ждет, наконец оказывается на улице, под ногами хрустит песок, принесенный ветром, от которого идет горлом кровь, Ана снова в респираторной маске, снова резкий запах очищающих фильтров мешает ей дышать, но это уже неважно - там, вдалеке, улица завершается пустыней, там ее ждут.</text:p>
      <text:p text:style-name="P4">Ану разбудило радио. Она сразу же, еще до утренней инъекции, записала свой сон - в тот момент она была уверена, что действительно вспомнила, где находится интернат. А потом она сделала себе укол. И пришла последняя инфограмма.</text:p>
      <text:p text:style-name="P4">Выражаем сожаление по поводу непонятости. Станция с длинным номером. </text:p>
      <text:p text:style-name="P4">Ана все-таки взяла записку с приснившимся адресом с собой, хотя сон уже казался ей лишенным смысла.</text:p>
      <text:p text:style-name="P4">На работе она весь день старалась избегать Пара, хотя сама не понимала, почему. Ила заглянула к ней после полудня и пригласила в буфет, однако Ана отказалась, сказала, что не голодна. Она весь день <text:soft-page-break/>думала о сне - почему она увидела этот вымышленный эпизод из своего детства, почему именно сейчас - и никак не могла сосредоточиться на фрагменте. Ана даже отпросилась пораньше, сославшись на плохое самочувствие, и зачем-то действительно поехала по тому самому маршруту из сна.</text:p>
      <text:p text:style-name="P4">Когда она сидела в поезде на по северо-восточной линии, то уже начинало смеркаться, близился закат, но Ана зачем-то представляла, что до вечера еще много часов, едва перевалило за полдень, а сумерки начались из-за того, что над городом вновь сгущаются дождевые облака.</text:p>
      <text:p text:style-name="P4">Ана проехала мимо Гхосы, потом мимо станции, на которую она приехала когда-то, заснув от усталости в вагоне. Она добралась почти до самого конца магистрали, после чего перешла на другую линию. И поезд привез ее на самую окраину города, где был вид на анильское море, напоминавший чем-то фотографию в комнате Илы.</text:p>
      <text:p text:style-name="P4">Ана шла по пустынной улице. Вид на застывшее анильское море был знакомым и одновременно каким-то чужим, словно она и правда видела его раньше лишь на фотографии. Ничто вокруг не напоминало ей о детстве. Массивная эстакада уходила за темно-серую отвесную стену обветшалого здания, а дальше был лишь песок.</text:p>
      <text:p text:style-name="P4">Где-то вдалеке, уже за эстакадой, виднелась широкая огороженная площадка, заваленная черным бесформенным мусором. Ана остановилась и долго смотрела на эту свалку. К ней вела вереница следов на выжженном песке - совсем свежих, хотя теплый пустынный ветер начинал постепенно стирать отпечатки шагов вдалеке.</text:p>
      <text:p text:style-name="P4">Солнце уже садилось, ей пора было возвращаться. Ана вовсе не чувствовала себя разочарованной - она была спокойна и как будто даже удовлетворена. Этот день не прошел для нее бесследно как другие.</text:p>
      <text:p text:style-name="P4">В вагоне было совсем пусто, и даже поезд летел над улицами быстрее, чем обычно. </text:p>
      <text:p text:style-name="P4">Она больше не будет плакать. Никогда.</text:p>
      <text:p text:style-name="P4">Ана вернулась домой поздно и сразу же уснула - ее не мучали приступы удушья или сны, даже утром она чувствовала себя лучше чем обычно, но все равно сделала укол. Радио плохо работало, но это ее больше не волновало, особенно после инъекции, когда все вокруг стало казаться малозначительным и нереальным как сон.</text:p>
      <text:p text:style-name="P4">Ана вышла из квартиры, закрыла за собой дверь, стала неторопливо спускаться по лестнице. </text:p>
      <text:p text:style-name="P4">Открыла дверь подъезда.</text:p>
      <text:p text:style-name="P4">На улице было шумно и солнечно. Какие-то люди толпились у эстакады. Черный виман завис совсем низко над тротуаром и покачивался на воздушных волнах. Полицейские в красной форме проверяли у <text:soft-page-break/>прохожих документы. Этот уличный шум, запах едкой гари от работающих моторов корабля, который чувствовался даже в респираторной маске, словно пробудили Ану. Она подумала, осматривая эстакаду, что по северной линии вновь пустили ток, но поездов было не видно.</text:p>
      <text:p text:style-name="P4">Полицейские заметили ее, и один из них подозвал Ану небрежным взмахом руки. Ана нехотя приблизилась. Они кого-то искали.</text:p>
      <text:p text:style-name="P4">Полицейский - Ана не видела его раньше - отобрал у нее удостоверение и, бегло просмотрев его, недовольно уставился на Ану.</text:p>
      <text:p text:style-name="P4">- Ну? - сказал он. - И чего вы ждете?</text:p>
      <text:p text:style-name="P4">Она не ждет. Ана не сразу поняла, чего он хочет. Потом кто-то хлопнул полицейского тяжелой рукой по спине, полицейский обернулся, подошедший к нему был, наверное, старше по званию - Ана не понимала, что означают их нашивки, - и лицо его показалось уже знакомым.</text:p>
      <text:p text:style-name="P4">- Пусть идет, - сказал второй полицейский.</text:p>
      <text:p text:style-name="P4">Ане молча вернули удостоверение.</text:p>
      <text:p text:style-name="P4">Больше ее не останавливали по пути на работу, хотя на площади у Самкары полицейские тоже</text:p>
      <text:p text:style-name="P4">задерживали каких-то людей, которые - по только им одним известным причинам - казались подозрительными. По громкоговорителям на станциях что-то взволнованно передавали, но Ана не прислушивалась.</text:p>
      <text:p text:style-name="P4">В этот день Ана почти не опоздала, хотя, когда она произносила свое имя на последнем пункте контроля, оно казалось ей бессмысленным и чужим - Ана, Ана, Ана - ей пришлось повторить несколько раз, пока дверь наконец не открылась.</text:p>
      <text:p text:style-name="P4">Ила с утра не показывалась, наверное, обидевшись из-за того, что Ана не пошла с ней вчера в буфет, но, ближе к перерыву, к ней зашел Сад. Он выглядел обеспокоенным, лицо его раскраснелось и вспотело.</text:p>
      <text:p text:style-name="P4">- Как продвигается работа? - спросил он, хотя было заметно, что вовсе не это его интересовало.</text:p>
      <text:p text:style-name="P4">- Все... отлично, - неуверенно сказала Ана.</text:p>
      <text:p text:style-name="P4">Сад не стал уточнять.</text:p>
      <text:p text:style-name="P4">- У нас проблемы, - неожиданно сказал он. - Не знаю, что они там думают, но есть вероятность, что наше отделение расформируют. Они вообще хотят все изменить.</text:p>
      <text:p text:style-name="P4">Сад вздохнул и присел на край стола. Ана не понимала, почему он говорит ей все это.</text:p>
      <text:p text:style-name="P4">- Но как же так? - спросила она. - Мне казалось, что совсем недавно они были... довольны.</text:p>
      <text:p text:style-name="P4">- Как я уже говорил, - вздохнул Сад, - не знаю, о чем они там думают, - и тут же добавил, посмотрев на Ану: - Но это еще неокончательно, еще ничего не решено. И это... строго между нами. Хорошо?</text:p>
      <text:p text:style-name="P4"><text:soft-page-break/>Ана кивнула головой.</text:p>
      <text:p text:style-name="P4">Сад замолчал, как бы ожидая чего-то в ответ, но Ана не знала, что можно сказать.</text:p>
      <text:p text:style-name="P4">- Нам нужно подготовить подробный отчет, - продолжил Сад. - Как минимум за последний год. Собственно, они и послужит материалом...</text:p>
      <text:p text:style-name="P4">Сад, сделал несколько шагов до двери, потом снова вернулся к Ане.</text:p>
      <text:p text:style-name="P4">- Я бы очень хотел, чтобы ты мне помогла, - сказал он. - Уверен, у нас все получится.</text:p>
      <text:p text:style-name="P4">- Да, конечно, я... - начала Ана.</text:p>
      <text:p text:style-name="P4">- Ну вот и отлично, - Сад снова направился к двери. - Зайди ко мне через... - Он посмотрел на комнатные часы. - Я как раз успею все подготовить. А фрагмент, - он кивнул в сторону магнитографа, - подождет...</text:p>
      <text:p text:style-name="P4">- Да, конечно, - повторила Ана, - а что... что случится, если нас все-таки расформируют? Нас всех куда-то переведут?</text:p>
      <text:p text:style-name="P4">- Наверное, - ответил Сад. - Причем команда, естественно, не сохранится... Они нас собираются расформировать в принципе, - дрожащим голосом добавил он. - Будет что-то принципиально другое. Мне самому пока не объясняли...</text:p>
      <text:p text:style-name="P4">- Понятно, - сказала Ана.</text:p>
      <text:p text:style-name="P4">- Но будем надеяться, что этого не случится, - сказал Сад уже более бодрым голосом и вышел в коридор.</text:p>
      <text:p text:style-name="P4">Заниматься анализом Ана больше не могла. Она даже не понимала, насколько в действительности плохо то, о чем говорил Сад. Ее переведут, она будет заниматься чем-то другим. Больше никаких фрагментов, никакого эфира.</text:p>
      <text:p text:style-name="P4">Ана просидела так до начала перерыва, даже не не одевая наушники, не включая магнитограф. В буфете она тоже не обращала внимания ни на кого вокруг, пока к ее столику не подошла Ила. </text:p>
      <text:p text:style-name="P4">- Ты слышала? - спросила она вместо приветствия.</text:p>
      <text:p text:style-name="P4">- Да, - ответила Ана. У нее было сомнений, о чем говорит ее подруга. - Но мне казалось, что это...</text:p>
      <text:p text:style-name="P4">- Большая тайна, да? - усмехнулась Ила. - Об это уж знают все кому не лень. Не знаю, что там возомнил Сад...</text:p>
      <text:p text:style-name="P4">Ила вовсе не казалась расстроенной.</text:p>
      <text:p text:style-name="P4">- Этого можно было ожидать, - продолжила она, усаживаясь за стол рядом с Аной. - Сад все суетится, пытается что-то доказать, но мне кажется, это бесполезно.</text:p>
      <text:p text:style-name="P4">- Почему? - удивилась Ана.</text:p>
      <text:p text:style-name="P4">- Ну ты знаешь, как это обычно бывает, - сказала Ила. - Они уже все решили. Бесполезно что-то делать.</text:p>
      <text:p text:style-name="P4">Ана ничего не говорила. Она ведь может и просто жить на пособие. <text:soft-page-break/>Ей ведь совсем немного...</text:p>
      <text:p text:style-name="P4">- Тебе, наверное, нелегко, - сказала Ила. - Ты же так долго здесь работала... Но, может быть, это и к лучшему.</text:p>
      <text:p text:style-name="P4">- Не знаю, - ответила Ана.</text:p>
      <text:p text:style-name="P4">- Меня уже так достало это все. </text:p>
      <text:p text:style-name="P4">Ила раздраженно качнула рукой в сторону очереди у буфетных стоек.</text:p>
      <text:p text:style-name="P4">- И Сад с его вечными... Пар, кстати, уже подал заявление о переводе обратно, в свое транспортное бюро, - добавила Ила. - Недолго он тут задержался.</text:p>
      <text:p text:style-name="P4">- Не знаю, - повторила Ана. - Сад говорил, что еще ничего не решено. Зачем же подавать заявление сейчас?</text:p>
      <text:p text:style-name="P4">- Да все уже решено! - фыркнула Ила. - Я тоже подам заявку. Чего ждать-то?</text:p>
      <text:p text:style-name="P4">- Но зачем?</text:p>
      <text:p text:style-name="P4">- Как зачем? - Голос у Илы стал такой, словно она объясняла Ане очевидные вещи, которая та упорно отказывалась понять. - Лучше уж самому решить, куда перевестись, чем ждать, пока тебя... расформируют.</text:p>
      <text:p text:style-name="P4">Весь оставшийся вечер Ана провела вместе с Садом - они просматривали старые отчеты, Сад что-то нервно вычеркивал на старых мятых листках, потом вписывал снова, а Ана зачитывала все это на магнитограф - отчеты из институте традиционно отправлялись в виде записей. Под конец Ана уже перестала понимать, что же она зачитывает с листа - нормальные величины, центральные величины, диапазон нормы, - но Сад выглядел удовлетворенным, как будто они только что совместно доказали беспрекословную важность их работы, сохранив ее результаты, голос Аны на магнитную пленку.</text:p>
      <text:p text:style-name="P4">Но Ана не переставала думать о словах своей подруги.</text:p>
      <text:p text:style-name="P4">Вечером по радио передавали что-то о событиях в городе - необходимые проверки... сложный период... важность содействия... Ана слушала приемник до самого позднего вечера, действие лекарства прошло, дышать было легче, как будто последний укол полностью исцелил ее, и ей теперь уже не нужны инъекции по утрам. </text:p>
      <text:p text:style-name="P4">Ане совсем не хотелось спать. Она смотрела в окна, на черное небо - час тишины уже давно начался - и пыталась разглядеть тусклые едва заметные звезды. Она вдруг поняла, что даже рада этим странным неожиданным новостям о закрытии отдела. Наконец в ее жизни что-то изменится. Она может выбирать. Ночная улица казалась ей такой красивой - без поездов и утренней толпы, без ревущих полицейских кораблей. Была только тишина и пустота.</text:p>
      <text:p text:style-name="P4">Ана нашла на столе последнюю инфограмму и стала рвать ее на части - так, чтобы нельзя было разобрать и единого слова.</text:p>
      <text:p text:style-name="P4"><text:soft-page-break/>На следующий день Ана, даже не заходя к себе в кабинет, направилась к Саду. По пути ей встретился Пар. Он приветственно кивнул головой.</text:p>
      <text:p text:style-name="P4">- Я слышала, вы скоро уходите от нас, - сказала ему Ана.</text:p>
      <text:p text:style-name="P4">- Увы, - ответил Пар. - Видимо, не судьба. Хотя я уже почти начал привыкать.</text:p>
      <text:p text:style-name="P4">- Значит, вам больше потребуется моя помощь? - зачем-то сказала Ана.</text:p>
      <text:p text:style-name="P4">Пар ничего не ответил. Ана уже собиралась уходить, когда он вдруг спросил:</text:p>
      <text:p text:style-name="P4">- А вы как?</text:p>
      <text:p text:style-name="P4">- Хорошо, - ответила Ана. - Я тоже... - начала она, но не договорила и, улыбнувшись Пару на прощания, зашагала по коридору.</text:p>
      <text:p text:style-name="P4">Сад был удивлен ее раннему визиту. Он смотрел на нее почти испуганно, точно боялся, что теперь уже она сообщит ему очередную шокирующую новость об их институте.</text:p>
      <text:p text:style-name="P4">- Что-то случилось? - спросил он, поднимаясь из-за стола.</text:p>
      <text:p text:style-name="P4">- Я хотела бы с вами поговорить, - неуверенно сказала Ана.</text:p>
      <text:p text:style-name="P4">Она все еще стояла у двери, не решаясь проходить в комнату.</text:p>
      <text:p text:style-name="P4">- Да? - Сад поднялся из-за стола.</text:p>
      <text:p text:style-name="P4">На столе у него лежали какие-то разрозненные листки бумаги. Магнитограф со свистом перематывал пленку на начало.</text:p>
      <text:p text:style-name="P4">- Извините, я не знаю, как... - сказала Ана. - Я ведь здесь работаю с самого...</text:p>
      <text:p text:style-name="P4">Сад пристально смотрел на нее. Лицо у него вытянулось и стало непривычно бледным.</text:p>
      <text:p text:style-name="P4">- Вам стало... хуже? - тихо спросил он. - Я уверен, что мы сможет...</text:p>
      <text:p text:style-name="P4">- Нет, нет, со мной все в порядке, - поспешно ответила Ана.</text:p>
      <text:p text:style-name="P4">Она уже не была так уверена как раньше - всего несколько минут назад, когда только шла по коридору в кабинет Сада. Магнитограф громко щелкнул. Диски с магнитной пленкой остановились. Запись была перемотана на начало.</text:p>
      <text:p text:style-name="P4">- Я хотела бы перевестись, - сказала Ана.</text:p>
      <text:p text:style-name="P4">- Перевестись? - Сад от удивления резко качнул рукой и нечаянно смахнул со стало несколько листков бумаги. - Ну зачем же вы так! Я же говорил - еще нет никакого окончательного решения. Вот... Вот посмотрите...</text:p>
      <text:p text:style-name="P4">Сад начал что-то искать в своих бумагах, потом заметил, что несколько листков упало под стол и нагнулся, чтобы их подобрать.</text:p>
      <text:p text:style-name="P4">- У нас все получится, - сказал он, подобрав какую-то мятую распечатку. - Это просто проверка. Может, вам вчера показалось...</text:p>
      <text:p text:style-name="P4"><text:soft-page-break/>- Вы знаете, - сказала Ана. - Дело даже не в этом. Я вдруг поняла, что мне нужно... просто необходимо... Я же здесь работаю всю жизнь.</text:p>
      <text:p text:style-name="P4">Сад бросил распечатку на стол.</text:p>
      <text:p text:style-name="P4">- Но, так внезапно... - сдавленным голосом проговорил он. - И в вашем положении...</text:p>
      <text:p text:style-name="P4">Сад осекся, Ана продолжала стоять у двери.</text:p>
      <text:p text:style-name="P4">Сад вздохнул и, отвернувшись от Аны, зачем-то включил на магнитографе обратную перемотку - наверное, для того, чтобы хоть чем-то занять руки.</text:p>
      <text:p text:style-name="P4">- И куда вы хотите перевестись? - спросил он, не оборачиваясь.</text:p>
      <text:p text:style-name="P4">Ана сказала.</text:p>
      <text:p text:style-name="P4">Сад согнулся на столом, низко склонив голову, широко расставив локти, и стал часто вздрагивать. Ане в первую секунду показалось, что он плачет, но потом услышала судорожный хриплый смех.</text:p>
      <text:p text:style-name="P4">- Извините, - сказал Сад. - Извините, это нервное. Я просто... - Он посмотрел на Ану слезящимися глазами. - Я даже не знаю... Вы это серьезно?</text:p>
      <text:p text:style-name="P4">Ана обиженно молчала.</text:p>
      <text:p text:style-name="P4">- А вы знаете что... - Сад вскочил, подошел к Ане, коснулся ее плеча. - Я понимаю, что все мы очень устали последнее время. Столько было разных событий. Да и в городе творится...</text:p>
      <text:p text:style-name="P4">Сад вспотел. На лбу его блестели капельки пота, кожа в крыльях носа лоснилась.</text:p>
      <text:p text:style-name="P4">- Давайте разберемся, - сказал Сад, подводя Ану к столу, к стопкам мелко исписанных бумаг. - Я прекрасно понимаю, что так можно и не выдержать, особенно в вашем... Я думаю... Нет, я уверен, что вам стоит отдохнуть несколько дней... А может быть, даже больше, чем несколько дней.</text:p>
      <text:p text:style-name="P4">Ана попыталась возразить, но Сад не дал ей сказать.</text:p>
      <text:p text:style-name="P4">- Это будет полностью оплачиваемым. Полностью! - повторил он, как будто это было самое важное. - А потом вернетесь, с восстановленными силами, у нас тут тем временем все наладится...</text:p>
      <text:p text:style-name="P4">Сад замер, уставшись на свой стол, убрал руку у Аны с плеча. Потом снова уселся в кресло. Ана какое-то время не говорила ни слова, часто и тяжело вздыхая. Она подумала, что у нее начинается приступ.</text:p>
      <text:p text:style-name="P4">- Я не понимаю... - тихо произнесла наконец она, - вы не хотите воспринимать меня всерьез?</text:p>
      <text:p text:style-name="P4">- Ну что вы! - запротестовал Сад. - Я просто не хочу, чтобы вы принимали такие... поспешные решения...</text:p>
      <text:p text:style-name="P4">- Я и правда хочу уйти...</text:p>
      <text:p text:style-name="P4">Ана огляделась, ей захотелось сесть - разговор совсем выматал ее, <text:soft-page-break/>даже больше чем утренняя поезда по перемолненным линиям надземки, - но сесть было некуда.</text:p>
      <text:p text:style-name="P4">- О, ката!.. - Сад вздохнул и снова стал тереть руками лицо, как человек, который только что проснулся. - Вы разве не понимаете, что это... невозможно?</text:p>
      <text:p text:style-name="P4">- Почему? - спросила Ана.</text:p>
      <text:p text:style-name="P4">- Потому что такие переводы невозможны в принципе! - резко сказал Сад. - Это не перевод, это...</text:p>
      <text:p text:style-name="P4">Ана попятилась назад, к выходу из комнаты, и уперлась спиной в закрытую дверь.</text:p>
      <text:p text:style-name="P4">- Сядьте.</text:p>
      <text:p text:style-name="P4">Сад быстро вскочил из-за стола. Ана села. Сад склонился на дей и стал уговаривать так, словно она сошла с ума, а он пытается вернуть ей разум.</text:p>
      <text:p text:style-name="P4">- Даже если бы такой перевод был возможен - хотя это абсолютно исключено, абсолютно! - но предположим... если бы был возможен, то для вас...</text:p>
      <text:p text:style-name="P4">- В моем состоянии? - бесцветным голосом подсказала Ана.</text:p>
      <text:p text:style-name="P4">- Да!.. Нет... - Сад застонал и покачал головой. - Да, ваше состояние, к сожалению, не позволит вам. Для вам это было бы равносильно смертному приговору.</text:p>
      <text:p text:style-name="P4">- А что для меня не равносильно смертному приговору? - вдруг спросила Ана.</text:p>
      <text:p text:style-name="P4">- Вы не понимаете... - Сад присел перед Аной, согнув ноги в коленях, касаясь рукой поручня кресла. - У нас в отделе... все еще будет хорошо. Я лично не сомневаюсь в этом ни на... Но для вас, - он поднялся, - да, в вашем состоянии, это просто невозможно. Вы не сможете выдержать перегрузки. Это не перевод, это... приговор.</text:p>
      <text:p text:style-name="P4">Ана сидела, молча опустив голову.</text:p>
      <text:p text:style-name="P4">- А давайте просто перенесем этот разговор, - бодрым голосом предложил Сад. - Сделаем небольшую паузу. Несколько дней. Успокоимся. А потом все еще раз обсудим. Зачем же спешить? Ведь правда? Договорились?</text:p>
      <text:p text:style-name="P4">Ана кивнула головой.</text:p>
      <text:p text:style-name="P4">- Вы не расстраивайтесь, - добавил Сад, поглаживая Ану по плечу, как будто боялся, что она сейчас расплачется. - Все наладится. И это... все равно не вернет его... Вы разве не понимаете...</text:p>
      <text:p text:style-name="P4">Ана и правда с трудом сдерживала слезы, когда выходила из кабинета Сада. Но нет, она никогда больше не будет плакать.</text:p>
      <text:p text:style-name="P4">Ана долго сидела в своей комнате, вновь не одевая наушники. Она перематывала пленку с записью фрагмента на начало, а затем на конец. <text:soft-page-break/>Тонкая магнитная лента тянулась между двумя массивными дисковыми катушками, огибая высокие серебристые стержни - сначала маленький, затем большой, затем снова большой. Тонкий скрип лентопротяжного механизма как-то странно успокаивал ее.</text:p>
      <text:p text:style-name="P4">Потом к ней зашла Ила.</text:p>
      <text:p text:style-name="P4">- Привет, - выдохнула Ила, едва открыв дверь. - Сад как взбесился сегодня. Только что к нему заходила... С тобой все в порядке?</text:p>
      <text:p text:style-name="P4">- Да, - ответила Ана и добавила: - Немного нездоровится сегодня.</text:p>
      <text:p text:style-name="P4">- Но все ведь в порядке, да?</text:p>
      <text:p text:style-name="P4">- Я тоже заходила к Саду, - сказала Ана.</text:p>
      <text:p text:style-name="P4">- А... то-то он такой... не в себе, - сказала Ила. - Ты бы меня предупредила, а то мы и правда все как-то в один день...</text:p>
      <text:p text:style-name="P4">- Извини.</text:p>
      <text:p text:style-name="P4">Ила прошла в комнату.</text:p>
      <text:p text:style-name="P4">- Душновато тут у тебя...</text:p>
      <text:p text:style-name="P4">Ана кивнула.</text:p>
      <text:p text:style-name="P4">- Что, никак не клеится работа? - спросила Ила, показывая на брошенные на столе наушники.</text:p>
      <text:p text:style-name="P4">- Решила сделать небольшой перерыв.</text:p>
      <text:p text:style-name="P4">- А куда ты хочешь? - спросила Ила, улыбаясь и хитро прищуриваясь.</text:p>
      <text:p text:style-name="P4">- Я не знаю, - ответила Ана.</text:p>
      <text:p text:style-name="P4">На следующий день Ана не пошла на работа - ей и правда нездоровилось. Сад предлагал ей отдохнуть. Несколько дней. Больше, чем несколько дней. Ана все утро лежала в постели.</text:p>
      <text:p text:style-name="P4">Ей больше не снились сны. Дышать было легче, чем обычно. Исправно работал очиститель. Однако, проснувшись из-за захрипевшего радио, которое она забыла отключить, Ана не никак не могла уснуть снова.</text:p>
      <text:p text:style-name="P4">Она ворочалась в постели, но сон не шел - ей постоянно виделся Сад, в не по размеру тесном костюме, пуговицы рубашки расстегнуты у самого воротника, лицо у него то бледное, то лоснящееся от пота, он стоит перед ней, касаясь ее плеча, или сидит за столом в неудобном кресле, из которого, кажется, его тучная фигура вываливается через край, он перебирает помятые листки бумаги, не замечая, что на них ничего нет, говорит что-то, Ана даже чувствует его дыхание, но не слышит ни единого слова, пристально смотрит ей в глаза, как будто объясняясь в любви, и тут же отворачивается, Ана видит его спину и темные пятна пота на пиджаке. Она ненавидела Сада, презирала его за всю эту мнительность и деловитость, за то, что он вел себя так, точно от него и правда зависело что-то, за "у вас красивый голос" и "в вашем состоянии", за "приговор". Но потом вдруг начинала непонятно жалеть. Ана постоянно думала о своем вчерашнем разговоре с Садом, она помнила каждую фразу, каждое слово. Она думала, <text:soft-page-break/>почему Сад решил, что она не сможет выдержать перегрузки - она сможет, она должна.</text:p>
      <text:p text:style-name="P4">Но потом Ана стала вспоминать о том, как впервые увидела людей в противоперегрузочных костюмах и как Нив рассказывал ей о своем первом полете на орбиту.</text:p>
      <text:p text:style-name="P4">Это было за несколько лет до старта Вимауны. Ана поехала к докам, на пустынную и ветреную окраину. Она уже и не помнила, зачем.</text:p>
      <text:p text:style-name="P4">Нет ничего ужаснее этого, говорил Нив. Возможно, он немного выпил тогда. Вспоминая его слова, Ана чувствовала пронзительно резкий запах шара. Нет ничего страшней. Тело судорожно сдавливает со всех сторон, нет сил даже двинуть рукой. В глаза как будто попал песок, ты даже чувствуешь раскаленные песчинки под веками, которые обжигают слизистую оболочку, и ты начинаешь терять зрение - все вокруг сковывает тяжелая неотвратимая темнота.</text:p>
      <text:p text:style-name="P4">Ана помнила, как она брела вдоль заграждения, по которому проходил высоковольтный ток. Пустыня вдалеке была прекрасна.</text:p>
      <text:p text:style-name="P4">Вздохнуть почти невозможно, грудную клетку сдавливает со всех сторон, все мышцы сводит судорогой, ты понимаешь, что не можешь вынести больше, но боль только усиливается. Уже кажется, что сломаны все кости. Ты мечтаешь о том, чтобы потерять сознание.</text:p>
      <text:p text:style-name="P4">Ана видела, как совершает посадку большой грузовой корабль. Высоко в небо вспыхнула песчинка, похожа скорее на метеорит, чем на космическую баржу - и лишь странная пикирующая траектория, как ей казалось теперь, выдавало то, что этой сверкающей точкой в небе движет не только гравитация.</text:p>
      <text:p text:style-name="P4">Ты чувствуешь привкус крови во рту и медленно приходит осознание, что это конец. Даже сделать вздох уже не получается. Все вокруг темнеет, наступают сумерки, тело медленно умирает, ты уже не чувствуешь боли, тебя окружает пустая безграничная темнота...</text:p>
      <text:p text:style-name="P4">И в этот момент только мысли о тебе...</text:p>
      <text:p text:style-name="P4">Ану одновременно пугало и завораживало это зрелище - она видела, как массивный, похожий на острие стрелы корабль стремительно снижается, рассекая редкие сероватые облака, весь корпус его объят пламенем, вокруг него горит и вскипает воздух. Часто мелькают на посадной площадки маячки. Корабль садится. А потом Ана замечает пилотов - с трудом, ведь они совсем далеко, и их тяжело разглядеть. Ана даже чуть не касается высокой решетки под током, пытаясь рассмотреть, что же теперь происходит в доках.</text:p>
      <text:p text:style-name="P4">И только потом, когда корабль выбрасывает в пустоту орбиты, тяжесть спадает, и ты постепенно вновь начинаешь видеть - поначалу лишь расплывчатые пятна, какие-то цветные тени, но ты даже не различаешь <text:soft-page-break/>лица других людей, все вокруг в мареве, точно ты смотришь сквозь слезы. И потом ты вдруг понимаешь, что эта боль, которую ты едва перенес, в завершение которой до сих отказывается верить измученное тело, лишенное опоры, ощущения веса, эта боль, не дающая дышать, вызывающая пелену темноты, судорогу в легких, эта боль так странно знакома, как боль совсем не физическая, как будто страдания не тела...</text:p>
      <text:p text:style-name="P4">Ана видела людей, которые медленно выходили из корабля. Движения их были каким-то неловкими и неестественными, точно они только учились ходить. Люди были одеты в черные матовые скафандры, которые рассекали - вдоль спины, на груди и ногах - красные кровяные мышцы, словно их тела разошлись по швам, и кожа лопнула от перегрузок. Им кто-то помогает как калекам. Их располосованные тела ослабли. Ане становится страшно.</text:p>
      <text:p text:style-name="P4">Но возвращаться назад еще тяжелее и только мысли о том, что я наконец увижу тебя... Ты чувствуешь, как к голове приливает кровь, в глазах все становится красным, голова раскалывается от боли, ты уже не различаешь ничего, кроме цвета крови вокруг. Ты чувствуешь, как по лицу текут слезы и понимаешь - и эта мысль позволяет тебе вынести все мучения, - что это не может быть просто болью, оттоком и приливом крови, повышением кровяного давления. Это что-то еще. Это чувство, которое в этот момент становится прорывается наружу, захватывает тебя целиком. Когда на скорости двадцать пять миль в секунду входишь в огненную корону Дёзы.</text:p>
      <text:p text:style-name="P4">Я возвращаюсь домой.</text:p>
      <text:p text:style-name="P4"/>
      <text:p text:style-name="P5">3</text:p>
      <text:p text:style-name="P4"/>
      <text:p text:style-name="P4">Значимость момента все более усиливается с его приближением. Ожидание лишь усугубляет ощущение.</text:p>
      <text:p text:style-name="P4">Разговор с Садом постоянно откладывался. Ана стала бояться патрулей военной полиции, которые теперь часто останавливали людей на улице, проверяли документы, задавали какие-то вопросы, как будто все прохожие нарушали неведомый новый режим, последние распоряжения, вроде часа тишины в дневное время.</text:p>
      <text:p text:style-name="P4">Ана старалась обходить патрули, если видела вдалеке зависший полицейский виман или людей в кроваво-красной форме. Нередко она сворачивала на соседнюю улицу или даже проходила несколько кварталов через тоннели, соединявшие дома, из одного подеъзда в другой. Бывало и так, что она все равно сталкивалась с неугомонным патрулем и тогда старалась держаться подальше от полицейских, шла по стене дома, склонив голову, глядя себе под ноги, не понимая, что так вызывает только <text:soft-page-break/>большее подозрение.</text:p>
      <text:p text:style-name="P4">Из-за постоянных проверок давка на Самкаре только усилилась, и Ана часто опаздывала на работу. Ей приходилось пропускать много поездов, которые неистово осаждала толпа, даже не давая другим людям выходить из вагонов. Дирижабль, символизирующий рассвет, уже давно скрывался за крышами домов, смолкали объявления по громкоговорителям, которые уставали монотонно сообщать об увеличенном интервале в движении поездов, и даже толпа на площади под отвесным перроном станции начинала рядеть. И только полицейский патруль продолжал неустанно выискать кого-то среди собирающихся у подъема на станцию людей. </text:p>
      <text:p text:style-name="P4">Ощущение сонной слабости по утра прошло, но вернулись и приступы удушья - препарат, выписанной Ане во время последнего ее визита к врачу, переставал действовать.</text:p>
      <text:p text:style-name="P4">Сад как будто начал избегать ее, он быстро проходил мимо, если они встречались в коридоре, не заглядывал больше в ее кабинет. Ана целыми днями слушала свой бессвязный фрагмент. Домой она ездила теперь как и раньше - через Самкару.</text:p>
      <text:p text:style-name="P4">В поездах стало тише, чем прежде. Люди выглядели испуганными, не разговаривали друг с другом, а ехали молча, смотрели в заплывшие окна невидящими глазами. Лишь ночной город казался неизменным - старые районы, новые районы, дома, стены которых потемнели со временем, точно выгорев на солнце, раскрашенные в яркие цвета фасады, напоминавшие о последнем празднике красок и о том, что Ана одна. Музыка, звучавшая, когда поезд приближался к станциям, была утомительно знакомой - Ана помнила каждую ноту, каждый ее звук. Она не понимала, почему раньше любила ездить по надземке. Ее начинало мутить от этих бесконечных станций, однообразных механических мелодий, ошалевшей толпы, людей с остекленевшими глазами, которые плотно набивались в вагон на каждой остановке. Неужели только из-за того, что она была не одна?</text:p>
      <text:p text:style-name="P4">Иногда Ана выходила из поезда на какой-нибудь станции, далеко от дома, и не потому что ее выталкивали из вагона, как нередко бывало раньше, а потому что ей становилось сложно дышать. В залах ожидания нельзя было снимать респираторную маску. Порою Ана даже выходила на улицу, если забывала о времени и патрулях. Но дыхание все равно оставалось затрудненным.</text:p>
      <text:p text:style-name="P4">А на следующий день Ана встречалась на работе с Садом, и тот лишь кратко кивал головой в знак приветствия и торопливо уходил в сонный сумрак коридора - размасшистой походкой, насколько это было возможно для человека его роста, быстро взмахивая короткими руками.</text:p>
      <text:p text:style-name="P4">Ила тоже стала реже заглядывать к Ане. Она вся уже была в мыслях о <text:soft-page-break/>новой работе. Ана даже обрадовалась, когда Ила предложила ей сходить вместе в торговый центр на выходной, хотя последнее время предпочитала в свободное время оставаться дома - в ее квартире можно было по крайней мере дышать без респираторной маски.</text:p>
      <text:p text:style-name="P4">Это случилось за неделю до ухода Илы. Они договорились встретиться утром, на станции надземки, которая была недалеко от дома Аны. Когда Ана ехала на поезде, то подумала с улыбкой, что впервые за долгое время действительно едет к кому-то на встречу, что ее ждут - точное время, заранее оговоренное место, - что у нее есть какая-то цель.</text:p>
      <text:p text:style-name="P4">Ила немного опоздала. Ана, ожидая ее, сидела на скамейки в зале ожидания. В зале было двое полицейские, которые негромко разговаривали о чем-то, стоя у публичного коммутатора. Они не обращали на Ану внимания. Ана поначалу настроженно поглядывала на них, но полицейские никого не трогали, и Ану стало больше беспокоить опоздание Илы.</text:p>
      <text:p text:style-name="P4">Когда Ила, наконец, пришла, даже не извинившись за опоздание, и они вместе поехали в центр, Ана вновь заметила полицейских в вагоне поезда - они как будто пытались прятаться за стоящими людьми, но их красные фигури то и дело мелькали, когда состав начинался замедляться или же, судорожно раскачиваясь, точно они шли не по электрическим путям, а плыли в потоках воздуха, набирал ход после остановки.</text:p>
      <text:p text:style-name="P4">Ила торопливо рассказывала о чем-то, Ана пыталась прислушиваться, но постоянно отвлекалась на полицейских и, когда Ила спрашивала ее о чем-то, долго мешкала с ответом. Они вышли на станции со странным названием, о прибытии на которую извещала красивая переливчатая мелодия и, спустившись с перрона, через зал ожидания, мимо стоящих полицейских, вышли на улицу и зашагали в тени эстакады. Над ними пролетела длинная стремительная тень уходящего поезда. Ана заметила вдалеке еще один патруль. Им нужно было пройти несколько кварталов до следующей остановки.</text:p>
      <text:p text:style-name="P4">Ана быстро устала и пошла медленнее. Ила не сразу заметила, что ее спутница отстает и продолжала деловито шагать вперед, но потом остановилась, посмотрела на Ану.</text:p>
      <text:p text:style-name="P4">- А ты не была здесь раньше? - спросила Ила.</text:p>
      <text:p text:style-name="P4">- Да, наверное, - ответила Ана. - Я плохо запоминаю...</text:p>
      <text:p text:style-name="P4">Над ними пронесся еще один уходящий поезд. Они миновали патруль, из-за которого так разволновалась Ана - полицейские даже не посмотрели в их сторону. Ила вдруг начала рассказывать о своей новой работе, хотя раньше не так много распространялась о переводе и всегда отвечала уклончиво, точно боялась говорить об этом в институте.</text:p>
      <text:p text:style-name="P4">- А ты еще не решила, куда хочешь перевестись? - спросила Ила.</text:p>
      <text:p text:style-name="P4">Они стояли на перроне в ожидании нового поезда, было необычно <text:soft-page-break/>людно для выходного дня - <text:s/>многие почему-то не уходили с перрона и теснились у спуска в зал ожидания. Ана почувствовала, что ее легкие вновь как будто отказываются расширяться. Дышать приходилось через силу. У нее закружилась голова. Было жарко, солнце ярко горело на бесцветном небе так, что приходилось прикрывать глаза рукой, когда смотришь вверх. Сложно было поверить, что лишь несколько дней назад в городе шел проливной дождь. Здесь никогда не было дождя. Воздух пах гарью и каким-то едким химическим смрадом, который чувствовался даже в респираторной маске. </text:p>
      <text:p text:style-name="P4">- Нам, наверное, придется пропустить следующий поезд, - сказала Ила.</text:p>
      <text:p text:style-name="P4">Но они сели. Пришедший поезд оказался необъяснимо пустым, как если бы только что прибыл из депо, и их просто втолкали в вагон другие люди на перроне. Ила даже умудрилась занять для них места - у окна, в самом конце вагона. Громкоговоритель над головой завел какую-то невразумительную речь, но тут же сбился на сиплый хрип.</text:p>
      <text:p text:style-name="P4">- Нам скоро выходить, - сказала Ила.</text:p>
      <text:p text:style-name="P4">Поезд уверенно ускорялся, поднимаясь все выше над улицей - здесь эстакада шла вверх, четвертый, пятый, шестой этаж проносились за окном. Ана подумала, что точно никогда не была в этом районе. Нужно было запоминать как они ехали, на всякий случай, вдруг ей захочется сюда вернуться, однако Ана совсем не следила за дорогой.</text:p>
      <text:p text:style-name="P4">Ила молчала - рассказывать было больше не о чем. Послышалась протяжная мелодия, и состав после судорожного толчка стал усиленно тормозить. Ана вопросительно посмотрела на свою подругу, но та покачала головой.</text:p>
      <text:p text:style-name="P4">- Нет, еще рано.</text:p>
      <text:p text:style-name="P4">И они поехали дальше. Пути снова начали снижаться, поезд со стоном описал широкий полукруг - эстакада с плавным изгибом уходила в мягкую тень узкой улочки, тонкого перешейка между рядами высоких домов.</text:p>
      <text:p text:style-name="P4">- Теперь мы будем встречаться только по выходным, - сказала Ила и тут же добавила, повернувшись к Ане: - Слушай, а может, ты тоже...</text:p>
      <text:p text:style-name="P4">Снова остановка и снова еще рано. Только на следующей. Когда они наконец вышли, Ане казалось, что они совершили множество пересадок, пересекли весь город и были в пути много часов. </text:p>
      <text:p text:style-name="P4">Ила шла чуть впереди нее - она знала дорогу до торгового центра, она вела Ану. Им больше не встретилось ни одного патруля, и Ана немного успокоилась. Ее все еще мучала жара. Ветер неожиданно усилился и поднимал с асфальта мелкую - широкими волнами, как песок у анильского моря - и приходилось прикрывать рукавом лицо.</text:p>
      <text:p text:style-name="P4"><text:soft-page-break/>Ила предложила зайти сначала в кафе, освежиться. Разговор не клеился, Ана понимала, что надо как-то поддержать беседу, но ничего не могла придумать.</text:p>
      <text:p text:style-name="P4">- А Сад тебе ничего не говорил о... результатах проверки? - спросила Ила.</text:p>
      <text:p text:style-name="P4">Ана покачала головой.</text:p>
      <text:p text:style-name="P4">- Да, как-то он... - начала Ила, но не договорила. - Скоро ведь праздник, - сказала она. - Меня, правда, тогда уже... Но все равно. Надо придумать что-нибудь...</text:p>
      <text:p text:style-name="P4">- Да, надо, - согласилась Ана.</text:p>
      <text:p text:style-name="P4">Они провели в торговом центре не так много времени, как рассчитывали. Ана быстро устала ди и Илы обнаружились какие-то неотложные дела. Через несколько часов после их приезда в центре стали появляться полицейские - они никого не останавливали, даже не следили за людьми, просто ходили по торговым рядам, ровным и выверенным шагом, точно часовые, но Ана все равно была рада, когда Ила предложила ей вернуться назад.</text:p>
      <text:p text:style-name="P4">Она обещала проводить Ану до самого дома. Они быстро прошли несколько кварталов до станции - ветер был все таким же сильным, как утром, но жара спала, - а потом стали ждать поезда на необъяснимо пустом перроне.</text:p>
      <text:p text:style-name="P4">- Какой-то... странный день сегодня, - сказала Ила. - Такое впечатление, что...</text:p>
      <text:p text:style-name="P4">Объявили о приближении поезда, хотя на эстакаде вдалеке было ничего не видно.</text:p>
      <text:p text:style-name="P4">- Ты ведь тоже заметила, да?</text:p>
      <text:p text:style-name="P4">Ана прослушала - заметила что? Она не хотела переспрашивать и просто пожала плечами. Наконец вдалеке и правда показались прожекторные огни поезда, о котором преждевременно сообщил голос из динамиков на станции.</text:p>
      <text:p text:style-name="P4">Они сели - в вагоне было почти свободно. Ане досталось место у окна, а Ила примостилась рядом с ней. </text:p>
      <text:p text:style-name="P4">Поезд стал стремительно подниматься на улицей. Ана видела, как тень от их состава проносится по ярким стенам окружающих эстакаду домов. Было еще пару часов до заката, но Ана уже чувствовала болезненную вялость и усталость, как по вечерам.</text:p>
      <text:p text:style-name="P4">- Ты ведь знаешь, кстати, - сказала Ила, - Пар уже вернулся обратно, в свой транспортный отдел... Недолго он у нас задержался, конечно...</text:p>
      <text:p text:style-name="P4">Поезд влетел за поворот, Ана покачнулась и уперлась рукой в спинку стоящего впереди сидения.</text:p>
      <text:p text:style-name="P4">- Да и ты вот скоро, наверное... - продолжала Ила. - Сад уж совсем <text:soft-page-break/>места себе не находит.</text:p>
      <text:p text:style-name="P4">Поезд начал спускаться над улицей, приближалась новая станция. Ана смотрела на людей внизу, которые старались укрыться в тени эстакады, хотя солнце уже не светило так ярко, как несколько часов назад. В толпе по-прежнему мелькали полицейские в красной одежде.</text:p>
      <text:p text:style-name="P4">- А тебя часто останавливают? - неожиданно спросила Ана.</text:p>
      <text:p text:style-name="P4">- В смысле? Кто? - не поняла Ила.</text:p>
      <text:p text:style-name="P4">- Ну... патрули...</text:p>
      <text:p text:style-name="P4">Состав остановился у перрона, но двери какое-то время не открывались, словно машинист никак не мог решиться, пропускать ли ему в вагоны собравшихся на станции людей.</text:p>
      <text:p text:style-name="P4">- Да нет, ни разу, - ответила Ила. - А тебя, что...</text:p>
      <text:p text:style-name="P4">Поезд тронулся. У Аны было такое чувство, что она ездила по этой эстакаде уже сотни раз. На следующей выходить. Ила как-то торопливо поглядывала по сторонам, ерзала в кресла - было такое впечатление, что она и правда куда-то спешит. Сдавленный шум ветра за окном сменился захлебывающемся хором из динамиков.</text:p>
      <text:p text:style-name="P4">- Отлично съездили сегодня, - сказала Ила, поднимаясь еще до того, как остановился поезд. Она покачнулась и схватилась рукой за поручень под потолком.</text:p>
      <text:p text:style-name="P4">Они вышли, Ила снова шла впереди.</text:p>
      <text:p text:style-name="P4">- Надо как-нибудь... - начала она, но ее заглушил раскатистый рокот черного полицейского вимана, пролетевшего совсем низко над эстакадой.</text:p>
      <text:p text:style-name="P4">- Что-то и правда какой-то странный сегодня день, - сказала Ана. - Как будто они готовятся к чему-то.</text:p>
      <text:p text:style-name="P4">Когда подруги уже подходили к станции, на которой можно было сесть на поезд до самой Гарни, Ана сказала:</text:p>
      <text:p text:style-name="P4">- Ты знаешь, если ты торопишься, то я дальше уже могу доехать одна - здесь ведь прямая ветка.</text:p>
      <text:p text:style-name="P4">Люди в красных формах сторожили вход на станцию. Тусклый выцветший состав, едва отошедший от перрона, полетел им на встречу.</text:p>
      <text:p text:style-name="P4">- А ты точно не заблудишься? - улыбнулась Ила.</text:p>
      <text:p text:style-name="P4">Над ними пролетел еще один виман - казалась, что от рева его двигателей даже сотрясается под ногами тротуар, - и Ила как-то поспешно попрощалась, не стала настаивать на том, чтобы проводить Ану до дома и быстро зашагала обратно, вверх по улице, взмахнув на прощание рукой. Небо было чистым и серым, но Ане почему-то казалось, что скоро начнется дождь.</text:p>
      <text:p text:style-name="P4">Ана осталась одна, но полицейские не трогали ее - она была им неинтересна. Ана подумала, что ляжет спать, как только вернутся домой - и пусть еще рано и светло. Она зашторит окно. Ана представила, что <text:soft-page-break/>очиститель воздуха, оставленный включенным, охладил всю ее квартиру до озноба, она снимет респираторную маску, почувствует легкое приятное головокружение, когда начнет дышать полной грудью. Радио можно даже и не включать. С нее было достаточно новостей.</text:p>
      <text:p text:style-name="P4">Поезда она ждала недолго. В вагоне не оказалось свободных сидячих мест, но ей и не прошлось проталкиваться внутрь, как во время давки с рабочий день. Ана встала у окна, глядя на свое смутное расплывающееся отражение в тусклом стекле. Она вдруг почувствовала, что даже рада тому, что наконец рассталась с Илой, что едет домой одна и теперь ей нужно больше смущаться из-за неловкого молчания или слушать надоедливую болтовню ее подруги. Этот бессмысленный день, наконец, закончен. Ее ждет тишина.</text:p>
      <text:p text:style-name="P4">В вагоне не было ни одного полицейского. На улицах наконец начинало темнеть, словно прозрачная сероватая дымка постепенно застилала город, но осветительные приборы на стенах еще не горели, и небо еще сохраняло свой естестественный дневной цвет. Ана вздохнула. Она дойдет до дома от Гарни и не увидит ни одного патруля. Это она знала точно. Наконец-то снять респираторную маску. Никогда не останавливали. Не включать радио. Завтра снова. Скоро нужно опять к врачу.</text:p>
      <text:p text:style-name="P4">Поезд страшно заскрежетал, сильная волна толкнула Ану вперед, и она едва удержалась за поручень. На какое-то мгновение мигнули лампы на потолке. Машинист слишком сильно затормозил перед остановкой. Послышались взволнованные и возмущенные голоса, и тут же стала играть мелодия в динамиках, заглушая крикливое недовольство людей.</text:p>
      <text:p text:style-name="P4">Поезд остановился на станции. Перрон снова был на удивление пуст. Ане почему-то захотелось выйти. Над спуском в зал ожидания горела тусклая пыльная лампа, пустые столбики для флагштоков - ведь скоро праздник... надо что-то придумать... - чернели вдоль перил. Но нет, она слишком устала, она спешила домой, где можно снять респираторную маску и лечь пораньше спать. Все, что ей нужно - это сон.</text:p>
      <text:p text:style-name="P4">Двери вагона со скрипом закрылись, и Ана вдруг почувствовала, как что-то сжалось у нее в груди. Надо было выйти. Нет, надо было выйти. Поезд вновь стал как-то резко, рывками набирать скорость, и Ана с трудом удерживалась за поручень. Надо было выйти - подождать следующего поезда. От непонятного беспричинного волнения Ана вновь стало тяжело дышать.</text:p>
      <text:p text:style-name="P4">Когда динамики в потолке включились в следующий раз Ана сразу же узнала станцию - именно здесь она встречалась с Илой несколько часов назад. Ила опоздала.</text:p>
      <text:p text:style-name="P4">Двери открылись, и Ана как-то невольно вышла на перрон. Было ветрено, станция поднималась над улицей на высоту в четыре эстажа, но в <text:soft-page-break/>лицо все равно летела пыль с тротуаров, от которой едва спасала респираторная маска, оставлявшая незакрытыми глаза. Ана подняла воротник своей куртки, втянула голову в плечи, но все равно что-то смутно беспокоило ее. И тут она поняла. Откуда-то снизу, из зала ожидания, раздавался резкий раздражающий свист. Ана зажала ладонями уши, сильно сдавила голову, склонившись, глядя себе под ноги, но свист все равно не проходил. Ветер внезапно усилился, поднялся волной, резким порывом, окатив Ану мелкими песчинкакми, точно песком, занесенным из спящих земель, и Ана заспешила к спуску с перрона, к мутному свету лампы у открытой двери.</text:p>
      <text:p text:style-name="P4">Она вышла на лестницу. Внизу послышались голоса, звуки. Как будто кто-то играл в мяч. Потом громкий женский возглас. Свист сначала стих, стал приглушенным, точно звуковая волная разбивалась о невидимую преграду, а потом и вовсе смолк. Ана стала спускаться вниз. У нее было такое чувство, что она запуталась, что она не знает, как вернуться домой, и ей просто необходимо спросить у кого-нибудь дорогу - хотя до Гарни оставалось всего несколько остановок.</text:p>
      <text:p text:style-name="P4">В зале ожидания было несколько человек. Невысокий мужчина разговаривал о чем-то облаченным в утилитарно-красную форму охранником, который отвечал односложно, не глядя на собеседника. Ана прошла мимо, стараясь держаться непринужденно, побаиваясь даже смотреть в их сторону. Дальше. Женщина в длинной темной одежде сидела на скамье у стены и что-то медленно разворачивала, сминая в руках кусочки серебристой фольги, а перед ней стоял мальчик, совсем маленький - вероятно, ее сын - и нетерпеливо переминался с ноги на ногу.</text:p>
      <text:p text:style-name="P4">- Даддхи, даддхи, - клянчил мальчик.</text:p>
      <text:p text:style-name="P4">Мать спросила его о чем-то на гали, и мальчик, оглянувшись, нерешительно покачал головой.</text:p>
      <text:p text:style-name="P4">Ана не знала, что она делает здесь. Несколько часов назад, на этой скамье, она ждала свою подругу. Ана направилась к выходу, как будто вечерняя улица, ветер, загорающиеся синие огни могли...</text:p>
      <text:p text:style-name="P4">Она случайно задела за что-то ногой - маленький мячик, который откатился в сторону, под пустующую скамейку. Ана подумала, что мяч, должно быть, потерял тот мальчик, который клянчил что-то у своей матери. Она подошла подошла к пустой скамье и нагнулась, чтобы поднять мячик. Мяч - плотный, словно набитый песком - был обтянут какой-то грубоватой шершавой тканью, потускневшей от грязи.</text:p>
      <text:p text:style-name="P4">Мальчик заметил Ану и уставился на нее с удивление и как будто даже страхом. Ана попробовала улыбнуться ему, показывая грязный мучик. Паренек еще больше смутился, увидев свою игрушку в ее руке, и Ана поняла, что выглядит в своем наряде и маске, должно быть, не слишком <text:soft-page-break/>дружелюбно. Она отвлеклась, думая, как это нелепо - улыбаться, как тебе приходится дышать через респираторную маску. Мячик выскользнул у нее из руки и глухо шлепнулся на пол.</text:p>
      <text:p text:style-name="P4">В этот момент Ана вздрогнула и резко обернулась. Полицейский по-прежнему о чем-то неторопливо разговаривал с мужчиной. Где-то вдалеке виделся выход на перрон. Свист послышался снова - еще сильнее, чем раньше. Казалось, что звук исходит из самых стен, падает с потолка, что он повсюду. Ана вновь зажала уши руками.</text:p>
      <text:p text:style-name="P4">- Хаа! - шумно выдохнул мальчик, показывая на Ану пальцем.</text:p>
      <text:p text:style-name="P4">Мать потянула его за рукав и прикрыла лицо ладонью.</text:p>
      <text:p text:style-name="P4">Ана закрыла глаза, как будто это могло ей помочь.</text:p>
      <text:p text:style-name="P4">- Что с вами? - спросил мужчина, стоявший рядом с полицейским. Он подошел совсем близко к Ане, но она даже не смотрела на него.</text:p>
      <text:p text:style-name="P4">- Вы слышите это? - простонала Ана.</text:p>
      <text:p text:style-name="P4">- Что это? - удивился мужчина. - С вами все в порядке?</text:p>
      <text:p text:style-name="P4">Ана не ответила и шаткой походкой направилась к выходу со станции, продолжая зажимать ладонями уши, хотя свист от этого не становился тише.</text:p>
      <text:p text:style-name="P4">- Вам плохо? - послышался голос у нее за спиной, но она даже не обернулась.</text:p>
      <text:p text:style-name="P4">Она просто устала, ей не нужно было выходить. Нужно просто вернуться домой.</text:p>
      <text:p text:style-name="P4">Ана шла навстречу ветру. По мере того, как она отдалялась от станции свист постепенно стихал, потом вновь стал приглушенным, пока не погас в ранних сумерках. </text:p>
      <text:p text:style-name="P4">Ана дошла до следующей станции пешком. Дыхание ее сбилось, она часто и тяжело вздыхала. Ей хотелось только сладкого супа, который она заваривала из концентрата, и спать.</text:p>
      <text:p text:style-name="P4">На следующий день Ана не пошла на работу, вновь сказавшись больной. Все утро она думала об Иле, о Паре, даже о Саде и о том, как он торопливо здоровался с ней, проходя по коридоре, о фрагменте, который она пыталась разгадать уже много дней подряд.</text:p>
      <text:p text:style-name="P4">Потом Ана оделась и вышла из дома. Она села на поезд у Гарни, как и день назад - словно опять ехала на встречу с Илой. Но теперь ее уже никто не ждал.</text:p>
      <text:p text:style-name="P4">Утренняя толкучка уже спала, и Ана нашла себе свободное местечко у окна. Она чувствовала, что, хоть и пролежала все утро в постели, снова начинает засыпать. Как будто этот поезд, пыльный ветреный город в потертом стекле окна, разговоры других пассажиров, вибрация состава, которая передавалась ее телу, вводили ее в туманный наркотический транс. Ана не без усилия заставила себя подняться и, покачнувшись, вставала <text:soft-page-break/>напротив двери вагона, опираясь о спинку сидения. Не может же она заснуть стоя. Не может же она...</text:p>
      <text:p text:style-name="P4">Ее мысли путались, сбивались, когда музыка объявляла очередную станцию. Низкая нота, высокая, а это как звук на вычислительной машине Аны в институте - сообщение о системной ошибке. Стоя у самыъ дверей, Ана мешала людям со станций заходить в вагон, но ее никто не толкал - другие пассажиры как будто опасались ее, старались не задеть, некоторые даже шли к соседним дверям. Ана подумала, что, должно быть, и правда выглядит так, словно она не в себе.</text:p>
      <text:p text:style-name="P4">Ана вздрогнула, услышав первые знакомые ноты. Станция, на которой она вчера ждала Илу, станция, на которой она... Сила торможения толкнула ее в сторону, и она крепче ухватилась за спинку сидения - поезд подходил к станции.</text:p>
      <text:p text:style-name="P4">Двери открылись. Какие-то люди потянулись к поезду, другие, напротив, высыпали из вгаона, но платформа перед Аной казалась ей все такой напряженно пустой, как и день назад. Ана подумала, что в зале ожидания все тот же мальчик, потерявший мяч, клянчит что-то у своей матери, сидящей на той же самой скамье - и все это, пронзительная пустота перрона, которую не нарушали даже толпы людей, душераздирающий свист, похожий на аварийную сирену, охранник, вяло беседующий с мужчиной, мальчик, который клянчит что-то у матери на гали - все это не изменится никогда, и вчерашние события повторятся вновь, с точностью до единого звука, стоит ей лишь просто ступить на перрон.</text:p>
      <text:p text:style-name="P4">Ана нерешительно смотрела на платформу, не решаясь сделать и одного шага. Она стояла так, пока двери не закрылись. Поезд начал набирать скорость. Ана подумала с сожалением, что надо было все же выйти, осмотреться, разобраться во всем - но нет, сожалеть уже было поздно. Поезд несся над улицами, Ану покачивало в вагоне.</text:p>
      <text:p text:style-name="P4">Она проехала еще несколько станций и вышла. Ей нужно было пройти пару кварталов, она неожиданно точно вспомнила путь. Ана как будто поняла, что в действительности бывала здесь раньше, причем множество раз.</text:p>
      <text:p text:style-name="P4">Она шла под эстакадой, поезда бесшумно пролетали над ней. На улицах вновь было полно полицейских. Потом Ана ждала поезд уже на другом перроне - людей на станции оказалось даже меньше, чем вчера. Были уже рабочие часы. Но в вагоне прибывашего состава свободных места оказалось. Впрочем, Ане не хотелось сидеть. Она боялась, что заснет. Все равно ей скоро выходить. И она встала у самых дверей.</text:p>
      <text:p text:style-name="P4">Поезд начал подниматься над улицами, мелькали отражающие полуденное солнце окна домов. Затем поезд влетел в поворот. Мелодия из динамиков, толчок, торможение, станция. Нет, еще рано. Поезд снова начал <text:soft-page-break/>ускоряться. Ана точно знала, когда ей нужно выходить.</text:p>
      <text:p text:style-name="P4">Эстакада вновь начала снижаться над улицей. Глаза у Аны слипались, она с трудом стояла на ногах. Когда состав остановился, открыв двери на очередной пустующий перрон, Ана вышла из вагона, спустилась в холл, затем - на улицу, потом... Потом нужно пройти всего один квартал и, кажется, первый поворот налево.</text:p>
      <text:p text:style-name="P4">Она не сразу нашла здание торгового центра - ей даже пришлось возвращаться назад. Уже добравшись до торгового центра, поднявшись наверх, Ана сняла респираторную маску и потерла рукой лицо - кожа горела. Ана поднялась на самый последний этаж, затем спустилась вниз. В кафе ей сидеть почему-то не хотелось. Она вышла из торгового центра и пошла назад.</text:p>
      <text:p text:style-name="P4">Станцию Ана отыскала без труда, но поезда ей пришлось ждать долго, а пришедший состав оказался переполненным - так, что она с трудом протолкалась в вагон. Дышать в респираторной мыске вновь было тяжело и неприятно, но потом кто-то приоткрыл в вагоне окно - совсем неподалеку от Аны, несколько раз дернув на себя с трудом поддавшуюся створку, - и Ане в лицо ударил ветер, принесший запах улицы и песка. Поезд стремительно взлетал над мостовой.</text:p>
      <text:p text:style-name="P4">Ана доехала до станции, где нужно было делать пересадку. Она быстро миновала несколько кварталов до здания, в котором находилась нужная станция надземки, но, когда уже подходила, то заметила, что у входа, прямо на тротуар, приземлился полицейский виман, а люди в красных формах, стоящие возле него, пристрастно допрашивают какого-то человека.</text:p>
      <text:p text:style-name="P4">Ана нерешительно остановилась, не зная, куда ей еще можно пойти - она не знала другого пути домой. Ана думала подождать, пока виман не улетит, но полицейские не слишком торопились. Они продолжали допрашивать задержанного мужчину, проверяли его документы. Ана вздохнула и пошла по направлению ко входу на станцию.</text:p>
      <text:p text:style-name="P4">Она старалась выглядеть непринужденно. Как ведут себя люди, которых никогда не останавливают патрули? Надо было спросить у Илы. Нужно ли смотреть на полицейских, показывая, что тебе нечего скрывать и ты просто удивлена - ведь нечасто увидишь виман, вставший прямо под эстакадой - или, напротив, отвести взгляд в сторону...</text:p>
      <text:p text:style-name="P4">Ана приблизилась к полицейским. Один из них быстро вернул задержанному документы, что-то негромко сказал своему товарищу и направился к Ану. Ана остановилась. Нет, она что-то сделала неправильно. Надо было... Нет... В конце концов они просто проверяют документы.</text:p>
      <text:p text:style-name="P4">Полицейский неторопливо разглядывал ее удостоверение. Ана ждала, когда он попросит ее снять респираторную маску.</text:p>
      <text:p text:style-name="P4"><text:soft-page-break/>- Где вы работаете? - спросил полицейский, не глядя на Ану.</text:p>
      <text:p text:style-name="P4">Она ответила.</text:p>
      <text:p text:style-name="P4">- А что делаете здесь?</text:p>
      <text:p text:style-name="P4">Ана замешкалась - она не знала, что сказать. Что она делает здесь, зачем ездила в торговый центр, как ее занесло в этот район. Полицейский поднял голову и пристально посмотрел на Ану.</text:p>
      <text:p text:style-name="P4"/>
      <text:p text:style-name="P5">4</text:p>
      <text:p text:style-name="P4"/>
      <text:p text:style-name="P4">Ана любила гулять по городу вместе с Нивом, хотя и быстро уставала от хотьбы. У них было время друг друга только в выходные и, когда Нив работал в пустыне, по вечерам, если он встречал ее здания института и провожал домой.</text:p>
      <text:p text:style-name="P4">Она ждала этого весь день - было так сложно сосредоточиться на фрагменте, запись превращалась для нее лишь в бессвязный шум, она считала часы. А потом нетерпеливо ждала его у входа.</text:p>
      <text:p text:style-name="P4">Обычно Нив приходил раньше времени и сам поджидал ее у института, однако бывало и так, что он опаздывал, Ана стояла дверей, ее коллеги проходили мимо и удивленно поглядывали на нее.</text:p>
      <text:p text:style-name="P4">Вот спустился Сад, остановился перед Аной и как-то забавно поднял брови.</text:p>
      <text:p text:style-name="P4">- У меня тут встреча, - ответила Ана.</text:p>
      <text:p text:style-name="P4">Сад кивнул головой и пошел дальше, мелкими неуклюжими шажками, постоянно оглядываясь назад.</text:p>
      <text:p text:style-name="P4">Уже начинало смеркаться, дул пыльный пустынный ветер, Ане становилось трудно дышать. Она видела, как поезд на далекой эстакаде, поднимавшейся над уличными сумерками, замирал, остановившись у перрона - быть может, на нем приехал Нив, и сейчас он спешит к ней, быстро идет по мостовой, и ветер дует ему в лицо, пытаясь остановить, отсрочить время их встречи.</text:p>
      <text:p text:style-name="P4">Ана волновалась, она начинала нервно расхаживать у входа в институт. Спустилась Ила - она почему-то задержалась на этот раз. Ила знала, что Ана ждет Нива и вовсе не была удивлена. Она улыбнулась и махнула на прощание рукой, а затем быстро свернула в сторону, на соседнюю улицу.</text:p>
      <text:p text:style-name="P4">Ана не могла больше ждать. Что-то могло случиться. Он должен был уже приехать. Он не мог просто забыть. Она пыталась успокоить себя - поезда сейчас перегружены, толпы людей на станциях осаждают вагоны, сначала невозможно зайти, а потом выйти. Но нет, она все равно будет ждать.</text:p>
      <text:p text:style-name="P4">Когда Нив наконец появлялся, она бросалась к нему так, словно они <text:soft-page-break/>не виделись много лет, обнимала его за плечи, прижималась к груди. Все ее волнения проходили, но дышать было по-прежнему тяжело. Ей хотелось снять респираторную маску, поцеловать его, но зайти в здание института они не могли - туда пропускали только сотрудников.</text:p>
      <text:p text:style-name="P4">Они шли по направлению к станции, медленно, Нив старалася подстроиться под ее усталый неторопливый шаг. Ане было тяжело говорить, но она все равно пыталась болтать без умолку, рассказывать о чем-то - сплетни на работе, истории ее подруги и что она видела утром в поездах - только бы Нив не понял, насколько ей плохо.</text:p>
      <text:p text:style-name="P4">Потом они ехали на поезде - тогда еще не был закрыт Нивартан, и они доезжали до дома без пересадок. Но свободных мест в вагоне обычно все равно не оказывалось. Они стояли, держась за поручни. Нив обнимал Ану одной рукой. Она смотрела в окно, на то, как поезд проносится над улицами, словно поднимаясь вверх, в серое вечернее небо, над этим унылым городским гомоном и разношерстной толпой.</text:p>
      <text:p text:style-name="P4">Ана видела, как постепенно отдаляется улица, люди становятся все меньше, их движения - неразборчивыми, свет на стенах домов - все более тусклым, а воздух вокруг как будто теряет прозрачность, превращаясь в туман. Вот они уже поднялись над каким-то приземистым зданием, вот начинает проваливаться вниз блестящая под лучами вечернего солнца эстакада, и под ними, исчезая в подсвеченной городским светом туманной дымке, проносится скоростной пассажирский состав. Кажется даже, что виман покачивается из-за поднятых поездом волн ветра, но продолжает уверенно подниматься все выше, слышен надрывный рев моторов, весь корпус вздрагивает от вибраций, даже в иллюминатор виден шлейф огня, который они оставляют за собой.</text:p>
      <text:p text:style-name="P4">Внутри сумрачно. Видимо, таковы распорядки - держать заключенных в темноте. Лишь невыразительно горит у потолка маленькая круглая лампа, но ее слабое мерцание только оттеняет напряженную темноту пассажирского отсека. Кажется даже, что иллюминатор - весь город в его узком проеме тает в синеватом тумане - совсем не пропускает свет.</text:p>
      <text:p text:style-name="P4">Рядом с Аной сидел мужчина - тот самый, которого до нее допрашивали полицейские. Ана почему-то даже боялась смотреть в его сторону. Она думала, что вот сейчас он спросил ее о чем-то, а она не сможет ответить, что его наверняка задержали по какой-то очень серьезной причине, что он был задержан не просто так, и лишь она оказалась здесь по досадной ошибке. Однако мужчина ничего не говорил.</text:p>
      <text:p text:style-name="P4">Виман с ревом набирал скорость. Ана чувствовала, как ее вжимает в спинку сидения. Тугой ремень безопасности сдавливал ей горло, у нее начинала кружиться голова. Ана подумала, что это, наверное, похоже на то, <text:soft-page-break/>что описывал Нив, на ту боль, которая парализует тебя, когда корабль вырывается из притяжения планеты, пронзая синиюю, как городской свет, атмосферу планеты - только в тысячу, в тысячи раз слабее. Не сможет перенести, говорил ей Сад. В ее состоянии. Это равносильно. Приговор. Ане даже нравилось то чувство, которое она испытывала при ускорении. Все тело ее немело, скованное неослабевающей силой, вжимавшей ее в сидение. Из-за головокружения казалось, что она немного пьяна, и Ана даже забывала на какие-то мгновения о том, как тяжело ей дышать в этой тесной кабине, где она не могла даже снять респираторную маску.</text:p>
      <text:p text:style-name="P4">Ане хотелось поскорее избавиться от этого уродливого устройства - резина, металл и кислота, которая пропитывала ее легкие, - хотя сама она почему-то никогда не решалась предложить Ниву зайти куда-нибудь, где воздух достаточно чистый для того, чтобы она могла дышать самостоятельно. Но иногда предлагал сам Нив. Ана всегда соглашалась, даже если ей нездоровилась или чувствовала себя сильно уставшей - в конце концов, не было причин торопиться домой, особенно, если на следующий день не нужно идти на работе или же, если на следующий день Нив уезжал. Ана верила, что с ней ничего не может случиться - пусть даже у нее будет приступ удушья, от которого помогает только внутривенный укол, - пока Нив рядом с ней. </text:p>
      <text:p text:style-name="P4">Они всегда выбирали заведения, где герметичные двери не пропускали канцерогенный уличный воздух, а в специальных камерах, точно пунктах проверки, где пахло холодом и озоном - восхитительные до дрожи ощущения после изнуряющей жары, - специальные устройства, огромные короба, издававшие низкий сводящий с ума гул, сдували с них пыль и запах мостовой, освешие в складках одежды. Дышать было даже легче, чем дома, очистители работали на полную мощность, везде горел свет.</text:p>
      <text:p text:style-name="P4">- Снимите респираторную маску!</text:p>
      <text:p text:style-name="P4">Ана не сопротивлялась, не задавала вопросов. Ее провели, ухватив за рукав в темную тесную комнату, где посадили за голый облупленный стол.</text:p>
      <text:p text:style-name="P4">Через некоторое время к Ане зашел человек, одетый в обычный гражданский костюм какого-то пыльного цвета. Он казался уставшим и раздраженным и даже не стал садиться напротив Аны, а лишь утомленно склонился над ней, упираясь руками в стол.</text:p>
      <text:p text:style-name="P4">Ана снимала респираторную маску. Она была счастлива. Ана снова чувствовала яркие волнующие запахи. Где-то совсем рядом продавали ароматы для женщин. От Нива пахло пустыней и песком. Он целовал ее в губы. </text:p>
      <text:p text:style-name="P4">- Что вы там делали?</text:p>
      <text:p text:style-name="P4">Мужчина пристально смотрел Ану. Губы его странно кривились от <text:soft-page-break/>отвращения.</text:p>
      <text:p text:style-name="P4">- Я ходила в торговый центр, - тихо сказала Ана.</text:p>
      <text:p text:style-name="P4">- Одна?</text:p>
      <text:p text:style-name="P4">Они шли куда-нибудь, чтобы выпить сладкие напитки или просто прогуливались по торговым рядам - почти никогда ничего не покупая, Ане достаточно было просто смотреть. Большие радио-приемники - один такой занял бы половину ее стола, - жидкие ароматы в бутылочках из цветного стекла, целебные мази, от сыпи, от воспаления, разглаживающие морщины, бумага, чистая, чтобы писать, бумага, на которой было уже написано что-то, дорогие коммутаторы самых причудливых форм - чтобы вешать на стену или ставить на специально отведенный столик как музейный экспонат.</text:p>
      <text:p text:style-name="P4">Иногда Ана удивленно останавливалась у какого-нибудь аппарата - массивный хромированный корпус, странные загнутые трубки, напоминающие человеческие ребра, - не понимая его предназначения.</text:p>
      <text:p text:style-name="P4">- Что это? - испуганно спросила Ана.</text:p>
      <text:p text:style-name="P4">Мужчина не ответил.</text:p>
      <text:p text:style-name="P4">- Закатайте левый рукав, - сказал он.</text:p>
      <text:p text:style-name="P4">Ана подчинилась. Мужчина стал внимательно рассматривать следы от уколов на ее руке. Надо было колоть в бедро, как и советовал когда-то Нив.</text:p>
      <text:p text:style-name="P4">- Вы принимаете гана? - спросил мужчина.</text:p>
      <text:p text:style-name="P4">- Нет... - Ана закашлялась от волнения. - Вы знаете, я больна, мне необходимо каждое утро...</text:p>
      <text:p text:style-name="P4">- У вас есть направление от врача? - перебил ее мужчина.</text:p>
      <text:p text:style-name="P4">- С собой? - переспросил Ана.</text:p>
      <text:p text:style-name="P4">- А с кем еще? - скривил губы мужчина.</text:p>
      <text:p text:style-name="P4">- Слушай, а что это? - спросила Ана у Нива, дергая его за руку и показывая кивком головы на непонятный механизм.</text:p>
      <text:p text:style-name="P4">Нив насупился, долго разглядывая стоящее за витриной блестящее устройство. Видно было, что он и сам не знает, для чего нужен этот аппарат, однако не хочет признаваться.</text:p>
      <text:p text:style-name="P4">- Нет, извините, - сказала Ана, уставившись на потертую поверхность стола. - Направление дома. Но я могу...</text:p>
      <text:p text:style-name="P4">- Вы знаете, что это? - спросил мужчина, подходя к Ане.</text:p>
      <text:p text:style-name="P4">- Но я же не сделала ничего! - сказала Ана. - Я просто больна. У меня... Как вы не видите?</text:p>
      <text:p text:style-name="P4">- Но нам же нужно убедиться в том, что вы действительно чисты, - сказал мужчина.</text:p>
      <text:p text:style-name="P4">Раздался отрывистый гудок, и над дверью замигала большая сферическая лампа - как непонятный световой код, сигнал, передаваемый <text:soft-page-break/>посредством изменения напряжения в электрической сети. Ана вздрогнула. Мужчина, стоявший рядоми с ней, утомленно повернулся, смотрел несколько секунд на лампу, словно решая, как ему поступить, а потом быстро зашагал к выходу. Хлопнул дверью. Лампа, мигавшая с ритмичным пощелкиванием, погасла. Ана осталась одна.</text:p>
      <text:p text:style-name="P4">Они обычно задерживались на час или чуть больше и возвращались домой, когда уже спадала давка, начинало темнеть, а в поездах порой получалось найти свободные сидячие места. Иногда они даже садились рядом, и Ана прижималась к Ниву, склоняла голову ему на плечо. Она больше не смотрела в окно. Город был ей неинтересен. Этот день завершался, его медленно затягивала ночная пелена.</text:p>
      <text:p text:style-name="P4">Ана изучала непонятное устройство, которое ушедший мужчина как будто нарочно забыл на столе. Она что-то слышала об этом, но не могла вспомнить от кого. Наверное, это больно. Неужели они не могли просто проверить? Она никогда до этого не была... Ее никогда не задерживали.</text:p>
      <text:p text:style-name="P4">Другие пассажиры часто смотрели на них - девушка в уродливой респираторной маске, засыпающая на плече у молодого мужчины. Ана чувствовала приятную сонную слабость, так разительно отличавшуюся от болезненного бессилия, которое мучало ее после лекарств. Она вздрагивала, когда шатко покачивался их массивный состав. Нив обнимал ее одной рукой.</text:p>
      <text:p text:style-name="P4">Ана была уверена, что за ней кто-то наблюдает - не просто так они оставили ее одну. Она даже боялась вставать из-за стола и продолжала сидеть, сложив перед собой руки и неотрывно глядя на устройство, похожее чем-то на ее многоразовый шприц.</text:p>
      <text:p text:style-name="P4">Стены комнаты для допросов, когда-то белые, были словно покрыты плесенью. Газовые лампы у потолка издавали чуть слышный электрический гул и иногда едва заметно мерцали, как будто во всем здании были перепады напряжения в сети. Заплесневелые стены, голый потолок, белая дверь с угловатой скобой ручки, стол в центре, за которым сидела Ана, тоже когда-то белый, с облупившейся краской. Эта комната пугала Ану - даже больше, чем странный металлический шприц, лежавший перед ней на столе.</text:p>
      <text:p text:style-name="P4">Иногда она и правда засыпала в вагоне - ее будила музыка или резкие клевки поезда, замедляющего свой ход перед остановкой, скрип дверей и голоса людей на станции, а иногда и сам Нив.</text:p>
      <text:p text:style-name="P4">- Нам выходить, - говорил он совсем тихо, почти шепотом.</text:p>
      <text:p text:style-name="P4">И они выходили. В их старом районе в это время было уже пустынно, как будто, пока они ехали, успел уже начаться час тишины.</text:p>
      <text:p text:style-name="P4">Свет у потолка неожиданно погас. Ана испуганно дернулась, толкнула стол, и тот протяжно заскрипел в темноте. На секунду ей <text:soft-page-break/>показалось, что во всем здании отрубилось электричество, но в коридоре не было слышно ни голосов, ни торопливых шагов, ни других признаков паники. Глаза ее никак не могли привыкнуть к темноте. Она не видела ничего вокруг себя.</text:p>
      <text:p text:style-name="P4">Ана всегда грустила, если на следующий день Нив уезжал. Он чувствовал это и пытался подбодрить ее, планировал, как они проведут следующие выходные, но те дни, пока его не было, казались ей невыносимо длинными.</text:p>
      <text:p text:style-name="P4">- Эй!</text:p>
      <text:p text:style-name="P4">Ана стала смутно различать белесую поверхность стола, невзрачные стены и поднялась, опираясь на спинку стула, глядя прямо в черный потолок, словно надеясь, что так ее скорее услышат.</text:p>
      <text:p text:style-name="P4">- Эй! - повторила она. - Здесь выключился свет!</text:p>
      <text:p text:style-name="P4">Она и сама поняла, как нелепо это звучит. Выставив перед собой руки, она осторожным шажгами пошла в темноту и уперлась в шершавую стену как слепая.</text:p>
      <text:p text:style-name="P4">- Эй! Здесь кто-нибудь есть?</text:p>
      <text:p text:style-name="P4">Как-то Ана ждала Нива до тех пор, пока не начали загораться вечерние огни. Она не находила себе места. Она долго ходила кругами рядом с институтом, а потом села прямо на ступеньки у входа. Почему его нет. Он никогда. Что же могло произойти.</text:p>
      <text:p text:style-name="P4">И только потом она поняла, что Нива нет, он уехал, что никто не придет ее встречать. Как она могла об этом забыть.</text:p>
      <text:p text:style-name="P4">До станции было всего два квартала пешком - высокий отвесный перрон даже виднелся вдалеке, поднимаясь над вечерней улицей, - а потом прямая ветка до Нивартана, и поезда уже пусты. Однако Ане казалось, что она совсем далеко от дома, что она ни за что не успеет, не сможет вернуться до часа тишины.</text:p>
      <text:p text:style-name="P4">Нив уехал на много дней, ей страшно было даже представить, как надолго она осталась одна, как будет ждать его все это время.</text:p>
      <text:p text:style-name="P4">Поезд был пуст и мрачен. Ана вышла на той станции, где неподалеку был огромный торговый центр, в котором она гуляла вместе с Нивом. Ана представляла, что она по-прежнему с ним.</text:p>
      <text:p text:style-name="P4">Дверь открылась, и тут же резко включился свет. Ана невольно прикрыла рукой глаза и отпрянула от стены, точно ее обожгло током. В комнату зашел какой-то мужчина - не тот, что был раньше - лысый и ниже ростом, но тоже в гражданской одежде. Подмышкой у него была пухлая папка.</text:p>
      <text:p text:style-name="P4">- Сядьте, - сказал он ошалевшей Ане.</text:p>
      <text:p text:style-name="P4">Ана надеялась, что он хоть что-то скажет, как-то объяснит произошедшее - почему выключался свет, - но мужчина лишь сидел, <text:soft-page-break/>деловито похмыкивая и переворачивая листки в своей папке.</text:p>
      <text:p text:style-name="P4">Ана шла по торговому ряду. Ароматы, радио-приборы, украшения, даже экраны для вычислительных машин. Потом она остановилась у витрины со странным устройством, которое так никто и не купил.</text:p>
      <text:p text:style-name="P4">- Сядьте, - повторил мужчина.</text:p>
      <text:p text:style-name="P4">У него был невыразительный слабый голос, но он старательно пытался придать ему командные нотки. Ана вернулась к столу.</text:p>
      <text:p text:style-name="P4">- Значит, - сказал мужчина, сглатывая слюну, - вы работаете в...</text:p>
      <text:p text:style-name="P4">Он не договорил и нахмурил брови, читая что-то в своей папке. Ана ждала.</text:p>
      <text:p text:style-name="P4">- А что вы делали на станции сегодня? - спросил он.</text:p>
      <text:p text:style-name="P4">- Меня уже спрашивали, - сказала Ана. - Я просто ходила в торговый центр.</text:p>
      <text:p text:style-name="P4">- В рабочее время?</text:p>
      <text:p text:style-name="P4">- Мне нездоровилось. Я не пошла на работу.</text:p>
      <text:p text:style-name="P4">- Но пошли в торговый центр? Как это... - усмехнулся мужчина.</text:p>
      <text:p text:style-name="P4">Он захлопнул папку и положил ее на стол. Затем встал и прошелся по комнате. Остановился у стола. Мужчина взял в руки шприц, внимательно посмотрел на него, положил обратно на стол и покрутил вокруг своей оси.</text:p>
      <text:p text:style-name="P4">- У вас следы от уколов на руке, - сказал он.</text:p>
      <text:p text:style-name="P4">Ана уже не помнила, что ей тогда ответил Нив. Быть может, он просто промолчал, а она отвлеклась и спросила его уже о чем-то другом.</text:p>
      <text:p text:style-name="P4">Ана зашла в магазин. Она просто обычная покупательница. У нее легкое раздражение кожи на лице. Но продавец был занят разговором с другим посетителем и не обращал на нее внимания. Ана встала у прилавка, ожидая своей очереди. Круглые часы на стене показывали приближение сумерек.</text:p>
      <text:p text:style-name="P4">Мужчина неожиданно вышел из комнаты, как и его предшественник, хотя лампа над дверью больше не загоралась. </text:p>
      <text:p text:style-name="P4">Все в порядке. Они скоро во всем разберутся. </text:p>
      <text:p text:style-name="P4">Ана старалась дышать медленно и глубоко, но почувствовала, как потяжелала ее голова. В городе, наверное, уже закат. Ана ждала, что в ее комнате снова выключат свет, но свет по-прежнему горел. Ее зыбкая тень на полу сидела, согнувшись, над серым силуэтом стола.</text:p>
      <text:p text:style-name="P4">Ана удивлялась - на стенах не было видно ни единого воздуховода, однако ее совсем не мучало удушье. И тут, неожиданно, словно ненароком напомнив себе об этом, она почувствовала, как тяжело ей в действительности дышать. Именно поэтому голова становилась такой тяжелой, а тени на полу были темнее, чем обычно.</text:p>
      <text:p text:style-name="P4">Ана опять встала и, опираясь о стол, неверной походкой... Она была уверена, что теперь откачивают из комнаты воздух - с помощью каких-то <text:soft-page-break/>страшных невидимых механизмов. Даже тусклый свет от газовой лампы стал резал глаза.</text:p>
      <text:p text:style-name="P4">- Извините... - начала Ана.</text:p>
      <text:p text:style-name="P4">- Да? - Продавец поднял на нее глаза.</text:p>
      <text:p text:style-name="P4">- Извините, но я давно... - Ана повернулась, указывая рукой на витрину. - Я хотела вас спросить, а что это такое у вас там? Такое... </text:p>
      <text:p text:style-name="P4">Ана не смогла подобрать слов.</text:p>
      <text:p text:style-name="P4">- О! - оживился продавец.</text:p>
      <text:p text:style-name="P4">Это был среднего роста мужчина со слегка опухшим лицом. Он торопливо вышел из-за прилавка и направился к витрине.</text:p>
      <text:p text:style-name="P4">- Это совершенно особенная модель, - продолжил он. - Думаю, что не ошибусь, если даже скажу, что уникальная.</text:p>
      <text:p text:style-name="P4">Мужчина покачивал вытянутой ладонью, словно касаясь чего-то невидимого перед собой, но витрину не открывал.</text:p>
      <text:p text:style-name="P4">- Она сделана в точном соответствии с промышленными моделями, - сказал он. - Лишь немного меньше в размерах. У нас, - мужчина резко качнул рукой, как бы отбрасывая что-то в сторону, - осталось всего лишь два... а может быть, даже и один. Надо проверить.</text:p>
      <text:p text:style-name="P4">Он заспешил к прилавку.</text:p>
      <text:p text:style-name="P4">Ана думала, спросить ли его снова, для чего нужен этот аппарат. Мужчина так и не удосужился ей объяснить.</text:p>
      <text:p text:style-name="P4">- Два! - сказал он, сверившись с записями. - Но, думаю, они недолго здесь задержатся.</text:p>
      <text:p text:style-name="P4">- А что это? Как его... - начала Ана.</text:p>
      <text:p text:style-name="P4">- Более того! - перебил ее мужчина, неуклюже протискиваясь в узкий проем между прилавками. - Он будет служить практически вечно. С ним ничего не может произойти! А если даже и прозойдет, то производитель гарантирует вам бесплатный ремонт в течение...</text:p>
      <text:p text:style-name="P4">- Кто-нибудь! - простонала Ана. - Мне плохо! У меня...</text:p>
      <text:p text:style-name="P4">Голос ее гас вместе с дыханием, она понимала, что ее не услышат, даже если встанут совсем рядом с дверью в ее камеру.</text:p>
      <text:p text:style-name="P4">Ана села прямо на пол, обхватив руками колени - как будто так было легче дышать. Тень ее вздрагивала на полу.</text:p>
      <text:p text:style-name="P4">- Ну что? Ну как? - Мужчина выжидающе уставился на Ану.</text:p>
      <text:p text:style-name="P4">- Я не знаю. Мне надо... - сказала Ана.</text:p>
      <text:p text:style-name="P4">- Уверен, - мужчина вновь взмахнул рукой, рассекая воздух ребром ладони, - уверен, что вам хочется посмотреть на него поближе. Так ведь? - Он улыбнулся и шутливо пригрозил Ане пальцем. - Я ведь вижу...</text:p>
      <text:p text:style-name="P4">Дверь комнаты открылась. Внутрь зашел какой-то человек. Ана не поднимала голову, она видела лишь тень на полу.</text:p>
      <text:p text:style-name="P4">- Ваше имя? - спросила тень.</text:p>
      <text:p text:style-name="P4"><text:soft-page-break/>- Да, пожалуй, - сказала Ана.</text:p>
      <text:p text:style-name="P4">- Сейчас... - Продавец стал хлопать себя по карманам, слишком демонстративно, чтобы что-то и вправду искать. - Я, видимо, оставил там ключи. Секундочку! - сказал он громче и вернулся к прилавку.</text:p>
      <text:p text:style-name="P4">- Анасамарах.</text:p>
      <text:p text:style-name="P4">- Встаньте.</text:p>
      <text:p text:style-name="P4">Ана встала.</text:p>
      <text:p text:style-name="P4">- Меня уже допрашивали, - сказала она. - Много раз.</text:p>
      <text:p text:style-name="P4">- Вы знаете, какое наказание полагается за употребление гана? - спросила тень.</text:p>
      <text:p text:style-name="P4">- Вот! Ну конечно же! Ну что ж... - Мужчина с опухшим лицом вновь вернулся к Ане, потрясая ключами. - Сейчас, секундочку...</text:p>
      <text:p text:style-name="P4">Он стал возиться у витрины, сдвинул щелкнувшую скобу замка.</text:p>
      <text:p text:style-name="P4">- Мне плохо, - сказала Ана. - Я... больна. У меня сейчас будет приступ. Я...</text:p>
      <text:p text:style-name="P4">- Анасамарах, - повторила ее имя тень.</text:p>
      <text:p text:style-name="P4">Голос звучал уже тише, мягче. Потом была секундная тишина и послышались шаги, звук закрываемой двери.</text:p>
      <text:p text:style-name="P4">Продавец был разочарован - ей еще нужно подумать. Осталось всего два. Почти промышленная модель.</text:p>
      <text:p text:style-name="P4">Ана ехала в поезде и думала, как они купят его вместе с Нивом, когда он вернутся.</text:p>
      <text:p text:style-name="P4">Дверь закрылась. Ана ждала. Голые серые стены, освещение, казавшееся то тусклым, то ярким, белый обшарпанный стол. Ана даже не была уверена, сколько времени провела в этой душной камере для допросов - быть может, уже начался час тишины, и ей придется остаться здесь на всю ночь.</text:p>
      <text:p text:style-name="P4">Ана пыталась дышать медленно, глубоко и ровно, но зачастую не могла даже просто вздохнуть. Руки ее тряслись. Она сжалась у стены - так ей было почему-то легче.</text:p>
      <text:p text:style-name="P4">Вскоре в комнату вошел еще один человек - мужчина среднего роста, лысый.</text:p>
      <text:p text:style-name="P4">- Хорошо, - сказал он.</text:p>
      <text:p text:style-name="P4">Ана молча посмотрела на него.</text:p>
      <text:p text:style-name="P4">Прогулка по торговому центру успокоила ее - ей дышалось легко и свободно даже в респираторной маске, музыка над головой звучала совсем тихо, поезд увозил ее в беспробудную ночь.</text:p>
      <text:p text:style-name="P4">- Мы все проверили.</text:p>
      <text:p text:style-name="P4">Ана попыталась встать.</text:p>
      <text:p text:style-name="P4">Она сидела у окна, по-прежнему представляя, что рядом с ней Нив. Куда мы поедем завтра. Завтра мы снова вернемся сюда. Этот глубокий <text:soft-page-break/>вечер так безмятежно спокоен. Ана склонилась, чтобы положить голову Ниву на плечо, но чуть не упала из кресла - рядом никого не было.</text:p>
      <text:p text:style-name="P4">- Вы свободны, - сказал лысый мужчина.</text:p>
      <text:p text:style-name="P4">Ана стояла, опираясь рукой о стол и глядя на него непонимающим взглядом.</text:p>
      <text:p text:style-name="P4">- Это... все? - проговорила она.</text:p>
      <text:p text:style-name="P4">Но все равно - даже когда в динамиках зазвучала знакомая мелодия станции Нивартан, ей не хотелось вставать. Ане казалось, что поезд будет лететь над городом вечно, что никогда не закончится северная магистраль.</text:p>
      <text:p text:style-name="P4">- Я могу идти? - переспросила Ана.</text:p>
      <text:p text:style-name="P4">- Да, - ответил лысый мужчина. Он положил ее удостверение на стол. - Вы еще успеете вернуться домой, - и добавил, чуть тише: - Извините...</text:p>
      <text:p text:style-name="P4">Но Ана даже не знала, как идти до ближайшей станции от полицейского участка. На некоторых зданиях уже горели призрачные синие огни.</text:p>
      <text:p text:style-name="P4">Вся улица, от станции Нивартан, была в голубом тумане. Близился час тишины, но это совсем не волновало Ану. Как это красиво, думала она.</text:p>
      <text:p text:style-name="P4">Дышать было по-прежнему тяжело, ноги подкашивались. Поначалу Ана пыталась пойти за каким-то человеком, который вышел из участка вместе с ней, надеясь, что он приведет ее линиям надземки, но быстро отстала, потеряла его из вида.</text:p>
      <text:p text:style-name="P4">Другие прохожие почти не попадались ей по пути, весь старый район, вся улица от Нивартана до ее дома, уже погрузилась в сон.</text:p>
      <text:p text:style-name="P4">Наконец Ана увидела вдалеке высокий скелет эстакады, поднимавшийся над невзрачным трехэтажным строением, которое казалось совсем черным в собственной тени. Станция, к счастью, была неподалеку. Оставалось только спросить у кого-нибудь, как ей доехать до Гарни, и тогда этот кошмарный день закончится, его наконец сменит ночь. Ана чувствовала себя так, словно ее пытали несколько часов подряд, а потом бросили посреди города, чтобы ее подобрал ночной патруль.</text:p>
      <text:p text:style-name="P4">Загримированный фасад ее дома, освещенный редкими лампами, торчавшими из потресканых израсцов, казался чужим и незнакомым. Ана поднялась по лестнице - восемь этажей, она уже обычно уставала к пятому, - открыла дверь. Комната была сумрачной и пустой. Синий свет падал через незакрытое окно.</text:p>
      <text:p text:style-name="P4">Она боялась, что опоздает - линия была незнакомая, Ана не узнавала ни одну из мелодий, игравших в динамиках. Ей нужно проехать три остановки, всего три остановки, а затем перейти на другую ветку - и там, совсем рядом, будет Гарни.</text:p>
      <text:p text:style-name="P4">Ана включила радио - вечерние новости уже передавали, новости давно закончились, раздавался лишь треск помех.</text:p>
      <text:p text:style-name="P4"><text:soft-page-break/>Ане даже не верилось, когда она услышала мелодию Гарни - она наконец доехала, оставалось лишь совсем немного пройти пешком.</text:p>
      <text:p text:style-name="P4">Очиститель воздуха вновь захлебывался уличным воздухом, замолкая на несколько секунд и вновь начиная натруженно гудеть. Пора уже его заменить. Но скоро вернется Нив. Совсем скоро. И тогда они купят тот, другой.</text:p>
      <text:p text:style-name="P4">Ана шла быстро как только могла, ей казалось, что за ней неотвратимо следует ночной патруль. Добравшись до своей квартиры, она поспешно заперла дверь и ослабленно осела на пол. Все. Это конец.</text:p>
      <text:p text:style-name="P4">Казалось, что все станции не работают. По радио передавали лишь тишину и протяжное шипение помех.</text:p>
      <text:p text:style-name="P4"/>
      <text:p text:style-name="P5">5</text:p>
      <text:p text:style-name="P4"/>
      <text:p text:style-name="P4">Раньше, еще до знакомства с Нивом, Ана часто посещала храм. Ехать нужно было совсем недалеко, всего пару станций на скоростном поезде. Никто не принуждал к регулярным посещениям. Храм был больше похож на веколетний памятник, покрытый уличной пылью, который забыли отреставрировать, покрасить в аляповатые уличные цвета, как другие дома в этом районе. Тем не менее это было само высокое здание во всем северном округе. В редкие пасмурные дни и по вечерам, из-за смога, его вершина растворялось в сером небе, из-за чего храм казался гигантским кошмарным миражем, навеянным близостью пустыни. Храм имел форму пирамиды, с одним-единственным сквозным этажем. Внутри, если кто-то говорил чуть громче, чем шепотом, то стены начинали гулко резонировать, звенело над головой пугающее эхо. Нужно было соблюдать благоговейную тишину.</text:p>
      <text:p text:style-name="P4">Многие и ходили в храм как в музей впечатляющих древностей - согласно учению, способ поклонения не имел значения. Вера не исключала образа, но и не обязывала к нему. Объект поклонения также не имел знаия - у бога было множество ипостасей, бог был во всем. </text:p>
      <text:p text:style-name="P4">Еще в раннем детстве, когда Ана жила в интернате, она спрашивала у кого-то, - быть может, у безликой воспитательниц - действительно ли создатель способен принимать любую форму, быть частью всего одновременно, и означает ли это, что он может стать жарким пустыным ветром, обычным человеческим дыханием, пусть даже через респираторную маску, проливным дождем? В дожде, над пустыней, в той кромешной, подсвечиваемой электрическими вспышками грозы темноте, которая надвигалась на город из спящих земель, и вправду было что-то божественное - как и в глубоком сумраке внутри храма, когда казалось, что над головой простираются не монументальные каменные своды, а черный <text:soft-page-break/>беспредельный мрак обнаженной вселенной.</text:p>
      <text:p text:style-name="P4">Воспитательница не знала ничего о дыхании и дожде - или Ана уже не помнила, что та говорила в ответ, - но зато воспитательница знала о божественных ипостасях, человекоподобных, но оттого казавшихся такими не похожими на людей.</text:p>
      <text:p text:style-name="P4">В единственном вечно сумеречном зале внутри храма, в самом центре, освещенном блеклым электрическом светом от ламп, выполненных в форме свечей, сидело, широко расставив согнутые в коленях ноги, страшное непонятное существо. У него была синяя кожа, как у человека, который умер от удушья, шесть рук, тонких, почти женских, которыми неподвижное создание словно пыталось описать перед собой многозначительный круг, и шесть голов, шесть одинаковых лиц с пустыми незрячими белками вместо глаз и странным выражением губ, каким-то неосязаемым изгибом - то ли легкая мудрая улыбка, то ли гримаса с трудом сдерживаемой боли - как посмертный слепок с чьего-то лица. Бог восседал в окружении каменных стен, в дрожащей ауре неверного электрического света - он был безмолвен и мертв, выражение его лиц не менялось никогда.</text:p>
      <text:p text:style-name="P4">Говорить всегда приходилось шепотом, уважительно склонив голову перед изваянием божества - совсем тихо, так, что речь едва отличалась от дыхания - а иначе начинали гортанно звучать бессветные своды и казалось, что темнота начинает спускаться вниз, и гаснут электрические свечи, которые и так были не в силах развеять ощущение темноты, гнетущей пустоты этого огромного храма, освещая лишь небольшую дорожку к центру зала, слепые лица и синюю кожу медитирующего божества.</text:p>
      <text:p text:style-name="P4">Когда Ана впервые в жизни увидела первичный анализатор - в шумный и торжественный день эфира, к которому в институте готовились несколько недель, - то сразу вспомнила о шестиглавом боге из храма, его презрительном безразличии ко всему вокруг, о нетерпимости к любому шуму, даже тому, что издавал человеческий голос, вспомнила о своих визитах в храм, когда смотрела на мерцавшие перед ней синие экраны, на которых нельзя было ничего разглядеть.</text:p>
      <text:p text:style-name="P4">Ана несколько раз ходила в храм вместе с Илой - после работы, когда они вместе проезжали мимо ее дома, мимо станции Нивартан, или же в выходной, заранее договорившись о встрече, - но Ила не любила храм, ее пугала эта тишина и темнота, неподвижная фигура многоглавого бога и тусклый свет от похожих на свечи ламп. Ила как-то призналась в этом Ане, предложила вместо молчаливого поклонения синекожей статуе сходить в какой-нибудь торговый центр, на представление или просто посидеть в кафе. У каждого были свои способы поклонения божеству. Ила сказала, что, когда она в храме, когда смотрит на изваяние в центре и боится даже дышать из-за этой давящей на нее пустоты, ей кажется, что сейчас погаснет <text:soft-page-break/>даже бледный свет, который окружает нимбом фигуру воплощенного в камне бога, и они окажутся в абсолютной темноте, в погребальном сумраки, который охватит их с головой - так, что они никогда больше не увидят свет.</text:p>
      <text:p text:style-name="P4">Здание храма построили столетия назад, оно считалось одним из самых древних в городе, и после этого почти ничего не меняли, не красили фасад, не возводили пристройки, поэтому очистителей воздуха внутри не было, и Ана сама боялась находить внутри слишком долго, ей становилось трудно дышать, но она не могла снять респираторную маску. Однако что-то тянуло ее в храм, она приезжала на эту станцию на скоростном поезде, чтобы хотя бы несколько минут постоять в священном сумраке, перед вечно молчащим божеством. А потом она познакомилась с Нивом, и храм как-то неожиданно стал ей не нужен, у Аны больше не было потребность посещать его. Потом она ни раз хотела туда вернуться, но почему-то стала вдруг бояться ходить в храм одна. А Ила по-прежнему не любила такие святилища.</text:p>
      <text:p text:style-name="P4">Как-то Ане приснилось, что она едет вместе со своей подругой по воскрешенной северной магистрали. Ана и Ила точно знали, куда направляются во сне. Они проехали мимо станции Нивартан, но сам храм Ана не видела - ее разбудил утренний гим по радио, тяжелая бравурная музыка, показавшаяся ей вначале, когда Ана еще не совсем пришла в себя после затягивающего сновидения, мелодией какой-то безвестной станции, к которой приближается их поезд, но потом окончательно разгонавшей все остатки сна.</text:p>
      <text:p text:style-name="P4">Все утро, пока Ана ехала на работу, проходила пункты контроля и даже слушала, сидя в тяжелых наушниках, фрагмент, она не переставая думала о своем сне. Ана путалась, сбивалась, ей приходилось даже отматывать пленку на начало. Было так сложно сосредоточиться. Она постоянно вспоминала благоговейную темноту святилища и многоглавое божество.</text:p>
      <text:p text:style-name="P4">У Аны даже разболелась голова. Она сняла тяжелые наушники, выключила магнитограф и помассировала затекшую шею. До перерыва оставалось меньше часа, но ждать больше не было сил.</text:p>
      <text:p text:style-name="P4">Ана вышла в коридор. Свет в коридоре был тусклым и приглушенным. Ана знала, что такое освещение не должно было раздражать глаза, но ей это нечеткое дымчатое мерцание потолочных ламп напоминало о храме.</text:p>
      <text:p text:style-name="P4">Она неторопливо прошла мимо нескольких комнат. Дышать в коридоре было легче, чем в комнате, воздух казался даже слегка холодным, как в тех редких торговых центрах, где мощные очистители словно создавали собственную искусственную атмосферу для здания - резкий <text:soft-page-break/>пронизывающий холод, как дыхание вечной мерзлоты на полюсах планеты, который оседал во рту и на губах.</text:p>
      <text:p text:style-name="P4">Ана почувствовала себя спокойней. Ей некуда было торопиться. Она медленно шла мимо одинаковых дверей, за которым сосредоточенно работали ее коллеги. Ана вдруг вспомнила, что есть такой специальный свет, особая смесь газов, температура, напряжение в электрической сети, который вызывает у людей какое-то воодушевленное безразличие ко всему происходящему, легкую флегматичную вялость, когда ничего не хочется, когда ко всему относишься с равнодушием. Быть может, именно поэтому Ила на самом деле не любила храм.</text:p>
      <text:p text:style-name="P4">Комната Илы была чуть ли не в другом конце здания - их как будто нарочно посадили так далеко друг от друга. Ана обычно не так часто заходила к своей подруге, обычно Ила сама заглядывала к ней, хотя по трудовому распорядку это и не поощрялось.</text:p>
      <text:p text:style-name="P4">Ана остановилась у двери в кабинет Илы. На двери была табличка с номером, номером Илы. В отличие от фрагментов все двери были пронумерованы последовательно, и этот факт как будто избавлял от необходимости искать в этих номерах дополнительный смысл. Нив наверняка бы не согласился.</text:p>
      <text:p text:style-name="P4">Ана постучала, затем еще раз, но никто не отозвался. Ила могла быть занята прослушиванием фрагмента и не слышать ее стук. Ана засомневалась, а стоит ли отвлекать подругу - ведь часто, сбившись с нужного ритма, потеряв те зыбкие, с таким трудом выстроенные в мыслях логические последовательности, как бы ключи к пониманию космического послания, которое вот-вот готово раскрыться перед тобой, как будто и вовсе перестаешь различать во фрагменте что-то большее, чем раздражающий шум помех, а вся работа, проделанная до этого, теряет смысла. Но Ане так хотелось поговорить с кем-то.</text:p>
      <text:p text:style-name="P4">Она сама попробовала открыть дверь, но дверная ручка не поворачивалась - дверь была заперта. Коридор с тусклым электрическим светом показался Ане безжизненным, словно сумрачный тракт внутри слепого, с закрытыми окнами здания, где не было никого, кроме нее самой.</text:p>
      <text:p text:style-name="P4">Ана стала возвращаться к себе. Никто не проходил мимо. Ана подошла к своему кабинету и некоторое время стояла перед дверью, глядя на табличку с номером, ее номером. Ана медленно приоткрыла дверь. У нее было такое чувство, что она заходит в чужую комнату, где, приглушенном как подобает свете, напротив мерцающего лампового экрана, рядом с уныло поскрипывающем магнитографом, сидит, склонив голову набок, точно под тяжестью массивных наушников...</text:p>
      <text:p text:style-name="P4">Тень от двери скользнула по стене. В комнате никого не было. Вычислительная машина продолжала отрешенно просчитывать введенные <text:soft-page-break/>в нее комбинации, но все это не имело смысла. Результат одного и того же расчета мог отличаться в зависимости от напряжения в электрической сети, как мерцающий свет в газовых лампах, и еще в зависимости от чего-то другого, от каких-то еще причин, которые Ана никак не могла вспомнить.</text:p>
      <text:p text:style-name="P4">Ана села за стол, одела наушники, включила магнитограф. Илы больше. Она больше здесь не работает. Ила перевелась.</text:p>
      <text:p text:style-name="P4">Вскоре, когда Ана уже собиралась спускаться в буфет, к ней зашел Сад. Ана вздрогнула, когда услышала стук в дверь.</text:p>
      <text:p text:style-name="P4">- Хорошо, что я тебя застал, - сказал Сад.</text:p>
      <text:p text:style-name="P4">Он выглядел заметно спокойнее, чем все эти последние дни. Взгляд его казался немного отрешенным и меланхоличным, волосы были аккуратно зачесаны назад.</text:p>
      <text:p text:style-name="P4">- Там что-то... прояснилось? - спросила Ана.</text:p>
      <text:p text:style-name="P4">- Что? - Сад нахмурился и поправил воротник. - Нет, нет, по-прежнему ждем... Но я хотел поговорить с тобой совсем о другом. Ты уже была... Не хочешь спуститься в буфет?</text:p>
      <text:p text:style-name="P4">Они шла по коридору молча. Ана ждала, что Сад заговорит сам, будет спрашивать ее о переводе, но Сад молчал. В буфете он выбрал столик рядом с нишей в стене, имитирующей окно.</text:p>
      <text:p text:style-name="P4">- Что-то как-то я сегодня... Весь день хочется спать, - сказал он, глядя куда-то в сторону.</text:p>
      <text:p text:style-name="P4">Ана вдруг подумала, а не предложить ли ему... Сад поморщился и потер рукой лицо. Потом вновь поправил воротник рубашки. В буфере было и правда немного душно.</text:p>
      <text:p text:style-name="P4">- Скучаешь, наверное, без своей подруги, - сказал он, улыбаясь.</text:p>
      <text:p text:style-name="P4">Ана лишь тихо кивнула головой.</text:p>
      <text:p text:style-name="P4">- Я хотел с тобой поговорить, - сказал Сад, - по поводу твоего... перевода. Ты ведь наверняка не передумала? - Сад как-то странно усмехнулся.</text:p>
      <text:p text:style-name="P4">Ана ничего не говорила, но Сад как будто и не ждал, что она что-то ответит.</text:p>
      <text:p text:style-name="P4">- Я тут подумал, - сказал он, - конечно, то, что ты хочешь - это... Но есть ведь и другие, более реальные варианты...</text:p>
      <text:p text:style-name="P4">Сад не договорил. Он обеспокоенно посмотрел на Ану. Та старалась медленно и глубоко дышать.</text:p>
      <text:p text:style-name="P4">- С тобой все в порядке? - спросил он.</text:p>
      <text:p text:style-name="P4">- Я просто... - сказала Ана. - Наверное, тоже невыспалась сегодня... Все в порядке.</text:p>
      <text:p text:style-name="P4">Сад продолжил рассказывать о чем-то, по-прежнему не глядя на Ану. Он несколько раз прерывался, поправлял воротник, потом наконец расстегнул верхнюю пуговицу. Ане послышался за спиной знакомый голос <text:soft-page-break/>- звонкий, отрывистый, - она обернулась, но никого не увидела.</text:p>
      <text:p text:style-name="P4">- Ты уверена, что у тебя все в порядке? - спросил Сад. - Давно была у врача?</text:p>
      <text:p text:style-name="P4">- Нет... то есть, да, - проговорила Ана и неожиданно спросила: - А почему вы считаете, что я не смогу перенести... перегрузки? Мне кажется, я...</text:p>
      <text:p text:style-name="P4">Сад огорченно покачал головой.</text:p>
      <text:p text:style-name="P4">- Ты представляешь, что происходит с телом человека во время, когда корабль выходит из атмосферы? - сказал он. - Кровь накапливается в нижней части тела, а остальные органы начинают страдать от нехватки воздуха. Даже противоперегрузочный костюм несильно помогает... Профессиональные пилоты и то принимают специальные препараты, чтобы перенести боль...</text:p>
      <text:p text:style-name="P4">- Препараты? - переспросила Ана.</text:p>
      <text:p text:style-name="P4">- В любом случае, - продолжил Сад. - Это попросту невозможно. Тебя не переведут. Даже если...</text:p>
      <text:p text:style-name="P4">Он отпил из своего стакана и снова начал терзать воротник.</text:p>
      <text:p text:style-name="P4">- То, что я предлагаю, - сказал Сад, - это вполне реальный...</text:p>
      <text:p text:style-name="P4">Но Ана уже не слушала его.</text:p>
      <text:p text:style-name="P4">- Подумай об этом, - сказал Сад, когда они уже шли по коридору. - Если, конечно, не передумаешь уходить.</text:p>
      <text:p text:style-name="P4">После этого они молчали. Сад шел чуть впереди, как-то нелепо взмахивая руками, словно они жесты помогали ему идти. Уже на лестничной клетке, перед тем, как Ана вышла на своем этаже, он сказал:</text:p>
      <text:p text:style-name="P4">- Я зайду к тебе через несколько часов. Надо будет зачитать статистику. Возможно, это будет...</text:p>
      <text:p text:style-name="P4">Сад не договорил и, кивнув головой, стал подниматься наверх. Ила смотрела ему вслед.</text:p>
      <text:p text:style-name="P4">Работать над фрагментов она по-прежнему не могла. Она думала о препарате, который принимают, чтобы легче переносить перегрузки и о котором почему-то ничего не рассказывал Нив, о темном храме, куда все-таки поедет после работы одна, о том, что бог - это дыхание, даже когда она в респираторной маске, о том, что она давно уже не была у врача.</text:p>
      <text:p text:style-name="P4">Шипение в наушниках, искаженная запись фрагмента раздражала ее, но Ана не решалась отключить магнитограф. После очередного прослушивая Ане показалось, будто в комнате стало настолько душно, даже невозможно вздохнуть. Легкие словно отказывались расширяться. Ана бросила на стол наушники и, не отключая магнитограф, вышла в коридор. Ей вновь захотелось навестить Илу, рассказать ей о храме, но Илы в институте не было, она перевелась.</text:p>
      <text:p text:style-name="P4">Сад зашел к ней в конце рабочего дня - как и обещал.</text:p>
      <text:p text:style-name="P4"><text:soft-page-break/>- Готова? - спросил он, улыбаясь.</text:p>
      <text:p text:style-name="P4">Сад уже не выглядел таким хладнокровным как утром - волосы его растрепались, лицо было влажным от пота. Они вместе вышли в коридор. Сад снова держался чуть впереди, как бы показывая дорогу. Когда Сад уже открывал перед Аной дверью своего кабинета - скрипнули петли, прозрачная тень скользнула по пустой стене, - то Ана вдруг почувствовала... Но комната была пуста.</text:p>
      <text:p text:style-name="P4">- Давай, проходи, - сказал Сад замеревшей Ане.</text:p>
      <text:p text:style-name="P4">Ана подошла к столу и посмотрела на стопку разрозненных бумаг. Уголки некоторых листков были загнуты, как делаешь, если хочешь отложить что-то, отметить какой-нибудь важный документ, но не можешь найти под рукой карандаша.</text:p>
      <text:p text:style-name="P4">- Это и есть... - начала она.</text:p>
      <text:p text:style-name="P4">- Не все. - Сад закрыл дверь. - Садись, я объясню, что надо читать.</text:p>
      <text:p text:style-name="P4">Ана села.</text:p>
      <text:p text:style-name="P4">Сад придвинул к себе магнитограф и стал менять бобины с пленкой. Затем пододвинул к Ане микрофон.</text:p>
      <text:p text:style-name="P4">- Вот, - сказал он, протягивая ей листки бумаги. - И первый, и второй до конца... Только постарайся... - Сад на секунду помедлил. - Это должен быть наш лучший отчет.</text:p>
      <text:p text:style-name="P4">Ана кивнула головой.</text:p>
      <text:p text:style-name="P4">- А потом все разойдемся по домам, - сказал Сад.</text:p>
      <text:p text:style-name="P4">Ана внимательно просмотрела первый лист, затем второй. День. Эфир. Ответ. Невозможно.</text:p>
      <text:p text:style-name="P4">- Но я не понимаю, что здесь написано, - сказала она.</text:p>
      <text:p text:style-name="P4">- Дай-ка...</text:p>
      <text:p text:style-name="P4">Сад взял у нее помятые странички. Бумага казалась очень старой, пожелтевшей от времени, как будто этой статистике было много лет.</text:p>
      <text:p text:style-name="P4">- Ладно... - протянул Сад. - Неважно. Просто прочитай.</text:p>
      <text:p text:style-name="P4">- Просто читать? - спросила Ана.</text:p>
      <text:p text:style-name="P4">- Да, сейчас я включу магнитограф.</text:p>
      <text:p text:style-name="P4">- Расстояние невозможно измерить бесконечность, - произнесла Ана.</text:p>
      <text:p text:style-name="P4">- В микрофон! - сказал Сад и тут же добавил: - Погоди, а что ты читаешь?</text:p>
      <text:p text:style-name="P4">- Я не понимаю, - тихо сказала Ана.</text:p>
      <text:p text:style-name="P4">Сад опять забрал у нее листки.</text:p>
      <text:p text:style-name="P4">- Ладно, - сказал он. - Читай как можешь, я сейчас включу...</text:p>
      <text:p text:style-name="P4">Он щелкнул рычажком на матовой панели проигрывателя.</text:p>
      <text:p text:style-name="P4">- Только голос, - добавил Сад, склонившись, - не забывай про голос.</text:p>
      <text:p text:style-name="P4">Ана судорожно вздохнула - дышать в кабинете Сада было куда сложнее, чем в просторном коридоре - и начала читать, пытаясь <text:soft-page-break/>произносить слова таким же ровным бесстрастным голосом, какой был у полицейского, доправшившего ее первым в участке:</text:p>
      <text:p text:style-name="P4">- День. Эфир. Ответ. Невозможно. Измерение измерений как предел центральной нормы порождает ощущение бесконечности. Расстояние невозможно измерить...</text:p>
      <text:p text:style-name="P4">- Нет, ката! - почти выкрикнул Сад. - Что ты читаешь?</text:p>
      <text:p text:style-name="P4">- Но здесь... написано...</text:p>
      <text:p text:style-name="P4">- Это все неправильно. Так не должно быть!</text:p>
      <text:p text:style-name="P4">Сад устало потер ладонями лицо - как человек, который не может проснуться от навязчивого кошмара.</text:p>
      <text:p text:style-name="P4">- Ладно, закончим...</text:p>
      <text:p text:style-name="P4">- Но... - попыталась возразить Ана.</text:p>
      <text:p text:style-name="P4">- Это все неважно, - сказал Сад. - Иди, я разберусь сам, - и выключил магнитограф.</text:p>
      <text:p text:style-name="P4">Ана вышла в коридор. Тусклый свет, неестественно бледный, особое напряжение в элеткрической сети, которое так действует на людей, что они начинают испытывать безразличие ко всему, что происходит вокруг.</text:p>
      <text:p text:style-name="P4">Вечером, после работы, Ана поехала в храм.</text:p>
      <text:p text:style-name="P4"/>
      <text:p text:style-name="P5">6</text:p>
      <text:p text:style-name="P4"/>
      <text:p text:style-name="P4">Что нужно делать, если хочешь куда-то попасть? Есть станция надземки неподалеку от дома, до края города еще много миль, осталось лишь миновать старый квартар, где ветер поднимает с мостовой песчаную пыль, укрываясь от солнце в тени застывшей эстакады, отключенной - и теперь уже кажется, что навсегда - от транспортной сети. После утреннего укола уже ничего не чувствуешь. Только ноет левая рука. Сложно даже просто ити и дышать. От стерильного обжигающего запаха респираторных фильров начинает тошнить. Кажется, что легкие выжигает едким хлором. Но нужно идти, нужно дышать. В поезде, где все смотрят на тебя как на прокаженную, можно забываться, если будет свободное место, сесть, склонив голову, стараясь думать только о ритме дыхания, ведь дыхание, и неважно, что говорила воспитательница, это и есть бог.</text:p>
      <text:p text:style-name="P4">В выходной Ана ездила к докам за чертой города - посмотреть, как взлетают корабли. Ей казалось, что каждый день, какую бы погоду ни обещало бюро прогнозов, как бы ни запутывал направление ветер, приносящий из спящих земель удушливый жар пустыни, обязателельно поднимается в небо хотя бы один корабль, проходит сквозь пояс страшных ветров, которые окружают планету, преодолевает притяжение ценой чудовищный мучений всего экипажа, когда от боли сводит судорогой все тело и темнеет в глазах.</text:p>
      <text:p text:style-name="P4"><text:soft-page-break/>Ана обычно стояла у высоковольтных заграждений - одна, никого больше не интересовали доки в заурядный будний день, - пока не чувствовала болезненную слабость во всем теле. Небо было обморочно белым, поднимался волнами сильный колючий ветер, и ей казалось, что глаза ее начинают слезиться от песка.</text:p>
      <text:p text:style-name="P4">Когда Ана возвращалась домой, еще даже не начинало темнеть. Ей хотелось пить и есть, дышать становилось еще тяжелее чем утром. Мертвенное опустение космопорта, ветер и бесцветное небо так расстраивали ее, что она едва сдерживалась, чтобы не заплакать. Как будто Ана ездила на важную встречу, которую ждала много дней, но никто так и не пришел, о ней просто забыли, она осталась одна.</text:p>
      <text:p text:style-name="P4">Дома Ана сделала себе еще один укол - рука ее дрожала, и она никак не могла попасть в вену, - но ей не стало лучше, только чувство голода сменилось мучительной тошнотой. Ее стало мутить при одной мысли о еде. Ана решила лечь спать пораньше, чтобы набраться сил, и провалилась в черное странное забытье. Ей не снилось снов. На следующий день, после бессмысленной уже инъекции и безвкусного завтрака, который Ана с трудом заставила себя съесть, она снова поехала к докам. И снова стояла у высокой неприступной ограды до тех пор, пока не начала терять сознание от усталости.</text:p>
      <text:p text:style-name="P4">Ана ездила так много дней, но ни разу не видела, чтобы в доках взлетел хоть один корабль. В одно утро она просто не смогла поехать - ей было так плохо, что у нее не получалось даже встать с постели. Ана думала, спокойно и рассудительно, как если бы эти мысли совсем не касались ее, что если вдруг начнется смертельный приступ, от которого раньше помогали только выписанные врачом лекарства, то она так и останется лежать под солнечными лучами на своей измятой постели, никто не поможет ей, никто не услышит ее крик.</text:p>
      <text:p text:style-name="P4">Ей нужно было к врачу.</text:p>
      <text:p text:style-name="P4">Но на следующий день, едва оклемавшись, Ана поехала к докам снова. Ей нужно было увидеть взлетающий корабль куда сильнее, чем получить очередное направление на внутривенный препарат. Что-то было не так, Ана вышла из дома слишком рано или слишком поздно, а может, и в городе, как это уже случалось раньше, закрыли несколько линий надземки, и все ломанулись на дублирующие ветки, но Ана даже с трудом смогла подняться на перрон, прижимаясь к перилам лестницы, чтобы ее не столкнули спускающиеся вниз люди. Ана боялась толпы, ей не хотелось яростно проталкиваться в вагоны, как другие, да и не смогла бы, так как едва стояла но ногах, и приходилось пропускать поезда - она даже сбилась со счета, сколько уже переполненный составов проносилось мимо нее. Ана думала, что никогда уже не сможет уехать с Гарни, динамики истошно <text:soft-page-break/>орали над головой, прибывающие поезда обдавали стоящих на перроне людей раскаленным воздухом, но потом толпы неожиданно схлынула, и Ана наконец попала в поезд. Стоя у окна и глядя на стремительно отдалявшуюся платформу станции, Ана вдруг подумала, что ни разу еще не видела взлетающий корабль, потому что все время приезжает не туда - если хочешь куда-то попасть, то нужно точно значть направление пути - и зачем-то вышла на одной из станции задолго до того, как поезд пришел к окраине, вышла и встала на перроне, не зная, зачем она здесь. Рядом с ней стояли полицейские, смотревшие на нее зло и недоброжелательно, но Ана уже не боялась патрулей. И тут она снова услышала какой-то странный приглушенный свист, раздававшийся откуда-то снизу, из зала ожидания станции.</text:p>
      <text:p text:style-name="P4">Ана уже слышала его - совсем в другой части города, много дней назад. Ее пугал этот свист и привлекал одновременно. Она прошла мимо полицейских, продолжавших неотрывно следить за ней, оглянулась на пустые пути, по которым недавно ушел ее поезд, столько раз отвозивший ее на окраину, самый край города, где заканчивалась транспортная магистраль, каменные дома обращались в песок, а из старых доков когда-то взлетали в небо космические корабли. На какое-то мгновение ей показалось... Но нет, внизу было людно, снова мелькали фигуры в броских красных униформах, кто-то стоял у коммутатора, бережно закрывая другого человека - говорившего шепотом, прижав к уху трубку - спиной, все скамейки оказались заняты.</text:p>
      <text:p text:style-name="P4">Свист не исчезал, Ана по-прежнему слышала его. Звук на время сливался с гомоном толпы и треском обезумевших громкоговорителей, но потом усиливался снова, заглушая надсадный шум станции. Теперь уже казалось, что свист доносится издалека - быть может, из соседнего здания, в которое был тоннельный переход прямо из зала ожидания станции.</text:p>
      <text:p text:style-name="P4">Ана быстро пересекла зал. Ее как будто не замечали, кто-то даже сильно толкнул ее в плечо, но и Ана не обращала на других людей внимания. Свист звучал все громче. Ана вышла в тоннель, соединявший два здания - потолок был прозрачным как в смотровых помещениях на высоте в десятки этажей, но на стекле над ней лежала желтоватая песчаная пыль. Ана снова оглянулась назад - точно боялась, что если сделает еще несколько шагов вперед, то уже не сможет вернуться.</text:p>
      <text:p text:style-name="P4">Ана вышла из перехода в соседнее здание - какой-то крытый павильон, вроде продуктового рынка, напоминавшего о своем предназначении запахом сладковатой гнили. Людей на рынке было не так много. Кто-то спорил с сонными флегматичным продавцами, другие неторопливо проходили между прилавков. Свист усилился, хотелось даже зажать уши руками, вернуться назад, убраться побыстрее из этого <text:soft-page-break/>проклятого места, но Ана продолжала идти.</text:p>
      <text:p text:style-name="P4">Свист становился все громче. Каждый шаг давался Ане с трудом. Она вдруг почувствовала, что не может даже вздохнуть. </text:p>
      <text:p text:style-name="P4">Что-то происходило вокруг. Ана не сразу поняла. Людей точно ударило током, некоторые даже испуганно отшатнулись от прилавков. Лампы у потолка на мгновение погасли, а потом загорелись истошно красным, и тут же раздался чудовищный разрывающий барабанные перепонки рев. Мощная оглушающая сирена сбила Ану с ног. Все в глазах стало красным от аварийного света ламп. Ана зажала ушли руками и закричала сама - терпеть не было сил. Крик ее оборвался, выдохся, она не могла даже пошевелиться, не могла вздохнуть. В красном мареве вокруг нее панически метались какие-то неясные фигуры. Ана все еще стояла на коленях, зажимая уши руками, кто-то слепо налетел на ее, и она на упала на грязный пол. Вой сирены не прекращался, а только усиливался с каждой секундой, с каждым биением ее сердца. Ана попыталась вздохнуть, но не смогла. Респираторная маска мешала ей. </text:p>
      <text:p text:style-name="P4">Внезапно сирена прекратилась, Ана отняла руки от ушей, приподняла голову, но все еще не могла встать. Все вокруг по-прежнему тонуло в кровавом мареве, но Ана больше ничего не слышала - ни рева сирены, ни голосов людей. Она стала снимать респираторную маску.</text:p>
      <text:p text:style-name="P4">Казалось, что воздуха в помещении больше нет, и ее окружает лишь беспощадный вакуум. Вокруг мелькают какие-то пятна, она чувствует, как кровь пульсирует в ее висках. Ненужная теперь респираторная маска валялась рядом с Аной на полу, но она все еще пыталась вздохнуть. Ана глотала ртом воздух, в груди нарастала тяжелая боль. Дыхание. Бог. Легкие ее судорожно расширились, и Ана вздохнула, резко, с глубоким стоном, и тут же грубые оглушающие запахи обрушились на нее - пыль, витавшая в воздухе, гнилостная вонь, жженая резина. Ана почувствовала тошноту, голова у нее закружилась от этого яростного смрада, который она не ощущала никогда, но желание дышать было все равно сильнее. Ана перевернулась на бок, уперлась руками в пол и попыталась встать. Тело ее было тяжелым и непослушным, руки ослабленно дрожали. И тут Ана почувствовала, что кто-то обхватил ее за талию - сильная мужская рука, Нив - и легко поднял, поставил на ноги. Ана покачнулась, но мужчина не отпускал ее. Он потянул Ану куда-то в сторону, за собой - она попыталась что-то сказать, но вместо этого лишь застонала. Респираторная маска. Ана нагнулась, удерживаясь за сильную напряженную руку, и подняла маску с пола. А потом Нив повел ее за собой.</text:p>
      <text:p text:style-name="P4">Ана все еще плохо видела. Она спотыкалась, хотя пол под ногами был ровный. Казалось, что это из-за плотного красного свечения, которое охватывало все вокруг, стало так сложно идти. Они спускались куда-то <text:soft-page-break/>вниз - Ана не могла разобрать, ей стоило огромного труда сосредоточиться на том, чтобы не упасть со ступенек, даже несмотря на то, что ее придерживала сильная мужская рука. Слепой тоннель с кровавым подтеками на стенах словно проваливался в расцвеченную мигающими аварийными лампами пустоту. Ана по-прежнему задыхалась, у нее кружилась голова, но ее спаситель упорно тянул ее вперед. Потом они оказались в широком неожиданно шумном помещении, где пахло потом и мочой, а сигнальный красный свет сменился наконец с красного на холодный белый. К Ане постепенно возвращалась способность видеть. В этом подземном зале с темно-серыми точно влажными стенами было так много людей - Ана не видела такую толпу даже по утрам на площади перед Самкарой после того как закрыли северную магистраль. Эта бесформенная неоднородная масса, похожая на один огромный неразумный организм, упорно тянулась куда-то вглубь подземного этажа, к едва видным дверям, пытаясь, как подумала Ана, пробиться к выходу, наружу, наверх, туда, где можно дышать. Зачем он привел меня сюда? Ана приткнулась к стены, рука, поддерживавшая ее за талию, внезапно ослабла и исчезла. Ана дернулась, повернулась - так быстро, насколько смогла, - но Нива уже не было, он исчез в испуганной толпе, окружавшей ее.</text:p>
      <text:p text:style-name="P4">- Нив! - выкрикнула Ана, потратив на этот возглас весь воздух в легких.</text:p>
      <text:p text:style-name="P4">Но никто не слышал ее. Никто даже не обернулся. </text:p>
      <text:p text:style-name="P4">На подземном этаже стояла дикая вонь, пот, нечистоты, даже сырость, как в подвалах старинных домов. Ану уже мутило от этих грубых неприкрытых запахов. Она почему-то подумала, что здесь, в этом странном убежище, не включали свет уже много лет подряд. Ана стала одевать респираторную маску.</text:p>
      <text:p text:style-name="P4">Зачем он привел меня сюда? Ана осмотрелась вокруг. Она понятия не имела, что произошло, почему загорелся красный свет и включилась сирена, что все эти люди делают под землей. В респираторной маске Ана почувствовала себя увереннее - как будто снова обрела равновесие, - но дышать было все так же тяжело. Ана попыталась отойти в сторону, все еще касаясь одной рукой шероховатой поверхности стены. Ей обязательно нужно было найти его - почему он оставил ее здесь? - или хотя бы просто увидеть его лицо - теперь, когда к ней уже вернулось парализованное красными огнями зрение. Однако нога ее подвернулась, и Ана чуть не упала. Никто теперь не поддерживал ее, а она не могла идти одна. Ана села прямо на пол у стены. Какие-то нечетные фигуры проходили совсем рядом с ней, даже задевали ее ноги, но Ана продолжала сидеть. Она была уверена, что совсем скоро дыхание ее придет в норму, силы вернуться к ней.</text:p>
      <text:p text:style-name="P4"><text:soft-page-break/>Ана закрыла глаза. Всего несколько минут, а потом она обязательно его найдет. Ана стала невольно прислушивалась к тому, что творилось в убежище. Все вокруг, эти движущиеся тела, бесформенная масса, как будто говорили все разом на вдохе, слабые голоса сливались в единый гортанный крик, который страшно нарастал - пока не начинали болеть уши - и вдруг резко обрывался, захлебывался как от недостатка воздуха, и Ана на несколько мгновений слышала только тишину.</text:p>
      <text:p text:style-name="P4">Люди в бомбоубежище постепенно успокоились. Наверное, так действовало мертвенно-бледное освещение на стенах. Ана по-прежнему не понимала, что происходит. Почему Нив бросил ее посреди этого хаоса, когда она даже не может подняться на ноги, не может вздохнуть.</text:p>
      <text:p text:style-name="P4">Ана почуствовала, как начинает проваливаться в глубокую безраздельную темноту, точно пол разверзался под ней, раскалывались стены, и все вместе с ней неотвратимо затягивало в черный клокочущий омут, в бездну, куда никогда не падал свет. Все тело Аны сковала какая-то болезненная слабость. Ее поначалу пугало это парализующее бессилие, но потом Ана перестала бороться с наступающим сном, поддалась этому обморочному чувству, и в этот миг дыхание перестало беспокоить ее, голова уже не болела, шум толпы затих и стал звучать где-то вдалеке, совсем не нарушая оцепенелой тишины, окружающей ее.</text:p>
      <text:p text:style-name="P4">Прошло мгновение - а может, и несколько часов, - и кто-то вновь споткнулся об ее ноги. Ана вздрогнула и открыла глаза. В убежище стало значительно тише. Никто уже не толкался, пытаясь пробиться к по-прежнему закрытому выходу наверх или пытаясь найти кого-то, потерявшегося, как и сама Ана, во время паники. Иногда все еще слышались взволнованные возгласы, но большинство людей, смирившись, сидели на низких скамьях в центре помещения или прямо на полу, подстелив под себя куртки.</text:p>
      <text:p text:style-name="P4">Где-то в стенах захрипело радио. Ана, упираясь руками в пол, попробовала встать. Тело ее ныло от каменного холода пола. Невидимые глазу динамики разразились отрывистым треском, перешедшим в громкое шипение помех. Сейчас кто-то настроит нужную волну. Ана приподнялась.</text:p>
      <text:p text:style-name="P4">Идти было тяжело. Ана чувствовала себя как человек, который заново учиться ходить после почти смертельной, с трудом перенесенной травмы. Но помогать было некому. Люди удивленно и недоверчиво посматривали на Ану - как она медленно, шаткой походкой идет между скамьями, стараясь не упасть. Некоторые даже боязливо отворачивались от нее как от заразной. Ана напряженно смотрела по сторонам, но не видела ни одного знакомого лица.</text:p>
      <text:p text:style-name="P4">Она еле дошла до противоположной стороны зала и вновь уткнулась в стену. Нив. Где-то над головой зазвучал голос, ровный и спокойный, <text:soft-page-break/>похожий на тот, что объявлял о прибытии поездов на станциях:</text:p>
      <text:p text:style-name="P4">- Сохраняйте спокойствие...</text:p>
      <text:p text:style-name="P4">Ана отодвинулась от стены и посмотрела на высокие сомкнутые двери вдалеке, за головами бесчисленных людей, над которыми горел мутный желтый свет.</text:p>
      <text:p text:style-name="P4">- ...для вашей же безопасности...</text:p>
      <text:p text:style-name="P4">Она продолжила идти.</text:p>
      <text:p text:style-name="P4">Ведь он не мог просто так исчезнуть. Где он. Его унесло потоком толпы. Но он здесь. Он ищет ее. Ана шла осторожно, рассчитывая каждый шаг и выставив перед собой руку как слепая, не доверяя даже своим глазам. Он должен быть где-то здесь.</text:p>
      <text:p text:style-name="P4">- ...поступил неожиданный сигнал с орбитального... - хладнокровно объяснял голос. - Хотя изначально считалось, что траектория...</text:p>
      <text:p text:style-name="P4">Громкость передачи то слабла, то резко усиливалась в сопровождении потрескивания помех. Все в убежище взволнованно замолчали и слушали объявление.</text:p>
      <text:p text:style-name="P4">И тут Ана все поняла. Она остановилась. Было уже совсем недалеко до дверей, у которых стояла знакомая серая фигура. Она все поняла. Из космической пустоты падают на улицы столпы огня, заливая целые кварталы кипящей магмой - и при этом не слышно ни единого звука, как в пустоте. </text:p>
      <text:p text:style-name="P4">- ...по неизвестным пока причинам изменилась... поэтому возможно падение... - продолжал голос.</text:p>
      <text:p text:style-name="P4">Рассыпаются, превращаясь в пыль и песок, раскрашенные стены домов, тяжелый сверкающий скелет эстакады оседает на мостовую, складываясь под собственным весом, небо стало багровым как песок в сердце пустыни, ветер разносит по улицам бушующий огонь и едкий дым, застилающий все вокруг. Весь город превращается в огромную мертвую пустошь.</text:p>
      <text:p text:style-name="P4">- Сохраняйте спокойствие, - повторил невозмутимый голос. - Скоро... - и передача оборвалась.</text:p>
      <text:p text:style-name="P4">Вновь послышались обеспокоенные голоса. Люди вокруг обсуждали объявление. Кто-то, стоявший совсем рядом с Аной, говорил громко и нервно, ни к кому конкретно не обращаясь, но Ана смогла разобрать только отдельные слова на гали.</text:p>
      <text:p text:style-name="P4">Идти дальше не было смысла и сил. Ана нашла себе свободное место и села на пол, как другие. Какая-то полная женщина, оказавшаяся рядом, отодвинулась от нее.</text:p>
      <text:p text:style-name="P4">Ана попыталась сосредоточиться на дыхании. Не нужно думать о том, что происходит там, наверху. Они в самых недрах города. Им ничего не грозит. Даже если улицы над ними зальет огнем. Нив. Нет, здесь никого <text:soft-page-break/>нет, кроме нее. Во всем убежище вакуум, нерушимая пустота.</text:p>
      <text:p text:style-name="P4">И Ана снова закрыла глаза. Темнота охватила ее, и она отдалась ей целиком.</text:p>
      <text:p text:style-name="P4">Ана видела город. Как она ни старалась не думать о том, что происходит на улицах над ними, мысли о городе вновь вернулись к ней. Однако Ана видела не разрушения и огонь, который превращал в пепел крашеные камни и даже стальные своды эстакады, не падающие из рассеченных огненными вспышками небес метеориты, а дождь, проливной дождь, и ясное небо, потоки воды, которые бурлили по тротуарам, стекали по стенам, смывали краску с фасадов домов. Ана чувствовала прохладную пронизывающую свежесть. Пустынный песок под ногами, застилавший мостовые, превращался в речную грязь. Дышать было приятно и легко, но Ана понимала, что ее дыхание, что каждый ее вздох...</text:p>
      <text:p text:style-name="P4">Кто-то грубо толкнул ее в плечо. Ана открыла глаза. Над ней склонился человек в красном балахоне, на плече у него висела автоматическая винтовка. В первую секунду Ана подумала, что она в поезде, и ее разбудили на последней станции - там, где завершается магистраль. Потом она вспомнила все.</text:p>
      <text:p text:style-name="P4">- Все закончилось, - сказал человек в балахоне. - Можете идти, - и отвернулся, тут же потеряв к ней интерес.</text:p>
      <text:p text:style-name="P4">Ана поднялась на ноги. В убежище уже почти никого не осталось. Несколько полицейских ходили между рядами, высматривая тех, кто обессиленно заснул, как и Ана. Двери, к которым Ана до этого шла, были настежь открыты.</text:p>
      <text:p text:style-name="P4">Ана не помнила даже, как попала в это убежище - кто-то привел ее, когда она едва не теряла сознание - и не понимала, как ей вернуться назад, на улицу. И было ли еще куда возвращаться.</text:p>
      <text:p text:style-name="P4">Она некоторое время стояла, нерешительно оглядываясь по сторонам, но никого вокруг не было. Мимо нее прошел еще один полицейский.</text:p>
      <text:p text:style-name="P4">- Извините, - окликнула его Ана. - Вы знаете, я...</text:p>
      <text:p text:style-name="P4">Полицейский остановился и посмотрел на нее с интересом.</text:p>
      <text:p text:style-name="P4">- Вы не знаете, как можно вернуться на станцию? - спросила Ана.</text:p>
      <text:p text:style-name="P4">Она думала, что увидит весь город в развалинах. Будет стоять сильный запах дыма, а солнце - светить так ярко, что придется прикрыть рукой глаза. Но на улицей оказалось спокойно. Уже стемнело, горели фонари на стенах домов. По эстакаде пронесся, сверкая яркими окнами, скоростной поезд. Люди неспешно шли тротуарам. Все как обычно в этот час. Ничего не произошло. Ничего не было, даже дождя.</text:p>
      <text:p text:style-name="P4">Ана вернулась домой, но укол себе делать не стала. От уколов ей теперь все равно не становится лучше. Ана разогрела воду, сделала себе растворимый сладкий суп и включила радио. По радио передавали новости <text:soft-page-break/>- события дня, ошибочный сигнал со спутника, из-за которого решили, что на город обрушится метеоритный дождь. Ана выключила приемник. Голос ведущего, деловито сообщавшего об этих события - так, словно они произошли совсем давно и представляли лишь исторический интерес - был слишком похож на тот, что звучал в убежище. Сохраняйте убежище, поступил неожиданный сигнал.</text:p>
      <text:p text:style-name="P4">Очиститель воздуха в этот вечер работал исправно. Доев суп, Ана уселась на полу, прислонившись к нему лицом. Она чуть не заснула так и, уже в дреме, сонной походкой, перебралась на постель. Все закончилось. Все.</text:p>
      <text:p text:style-name="P4">На следующий день, дождавшись, пока схлынет утренняя давка, она вновь поехала к докам на окраину города, смотреть, как взлетают космические корабли.</text:p>
      <text:p text:style-name="P4"/>
      <text:p text:style-name="P5">7</text:p>
      <text:p text:style-name="P4"/>
      <text:p text:style-name="P4">Ана стала часто просыпаться от удушья, забывая дышать, захлебываясь в глубоком болезненном сне. Разрывающая легкие боль выталкивала ее из забытья в пустую черную комнату, Ана делала несколько глубоких резких вздохов, вздрагивая, как утопленник, которого только что вытащили из воды, жадно глотая ртом воздух. Ей редко снились сны, ночи были мучительными и бессветными, как бесконечная пропасть, падение в которую заканчивалось тем, что она переставала дышать. Очиститель снова начал сбоить, а часто и вовсе переставал работать.</text:p>
      <text:p text:style-name="P4">Однажды, проснувшись раньше чем обычно - все тело было влажным от пота, а голова болела как у человека, который проспал много дней подряд, - Ана как будто вспомнила, что ей нужно куда-то срочно ехать, хотя даже с трудом заставила себя подняться с постели. Надо было собираться. Комнатные часы показывали приближение рассвета. И жары. Радио, которое обычно будило ее по утрам, еще не работало, издавая тихое тоскливое шипение.</text:p>
      <text:p text:style-name="P4">Ана промыла водой лицо. Кожа - там, где маска прилегала особенно плотно - воспаленно раскраснелась. Лоб был горячим, а глаза влажно блестели, как у больной. У Аны вдруг возникло такое чувство, что она о чем-то рассеянно забыла - о чем-то очень дорогом ей важном, что никак нельзя было забывать. Ана метнулась в комнату, к столу, но там лежал лишь листок, выведенный рукой Нива, со списком радио-частот. За окном было все еще темно.</text:p>
      <text:p text:style-name="P4">Ана оделась и вышла из дома. Она ощущала себя как человек, проснувшийся от комы. На улицах еще никого не было, стояла тишина. Ана даже не помнила, когда в последний раз она просыпалась так рано. <text:soft-page-break/>Наверное, никогда. Стены домов казались серыми - даже те, фасады которых совсем недавно раскрасили в яркие цвета. По тротуару пролегала широкая темная тень от эстакады.</text:p>
      <text:p text:style-name="P4">Поезда в этот час появлялись очень редко - город еще только отходил от оцепенения ночи и часа тишины, - и Ана долго стояла на перроне, глядя на скрывающиеся за поворотом высотные пути. Ей даже начинало казаться, что ее комнатные часы ошиблись, еще глубокая ночь - слишком светлая из-за необъяснимый атмосферных явлений, придававших небу цвет пепла, вместо темноты, - и она своей ранней прогулкой нарушает беспрекословные законы города, ее скоро задержит полицейский патруль, отвезет в страшную белую комнату, где выключают свет, и уже не отпустят никогда. Но вскоре вдалеке показался состав. В вагонах тоже никого не было, и Ана села у кона. Она знала - ей предстоял неблизкий путь.</text:p>
      <text:p text:style-name="P4">Поезд набирал ход, мелькали в окне дома. Ана заметила, как проясняется вдалеке небо - над горизонтом, скрытом кубическим городским ландшафтом. Серая мгла таяла, со стороны песков поднималось багровое зарево зари. Ана подумала, что, наверное, в этот момент у восточной границы города запускают в небо аэростат.</text:p>
      <text:p text:style-name="P4">И тут она вспомнила, воспоминания нахлынули на нее. То, что никогда нельзя забывать. Ана вспомнила свой сон. Ей снилось, что она бежит по долине, где земля необычно синего цвета, небо в талой дымке легких перистых облаков, вдалеке виднеются такие же невозможно синие холмы. Ана бежит, спасается от кого-то. Она чувствует, что сейчас ее обязательно нагонят. Она в панике. Она боится даже оглянуться. Ана спотыкается, чуть не падает, потом снова задевает за что-то ногой и уже растягивается во весь рост на синей земле. Преследователи теперь совсем рядом. Ана даже слышит ровный топот их ног за спиной. Она поспешно поднимается и продолжает бежать, понимая, что уже поздно, что ее попытки спастись уже не имеют ни малейшего смысла. Они все равно схватят ее. Ана быстро устает, ей становится сложно дышать. Ана захлебывается, а люди в красных одеждах совсем уже близко. Ана даже слышит их голоса. Ана неожиданно понимает, что на этих синих равнинах, где воздух чист и до озноба прохладен, а вместо раскаленного песка влажная как после дождя земля, она может дышать без респираторной маски. Но маска по-прежнему на ней. И не такая как обычно. Новая маска закрывает все ее лицо, оставляя лишь уродливо вытянутые застекленные прорези для глаз. Ана пытается снять ее, но не может. Преследователи уже совсем близко. Ана спотыкается <text:s/>снова. Затем темнота.</text:p>
      <text:p text:style-name="P4">Сидя в поезде, Ана невольно потянулась рукой к респираторной маске. Вокруг было пусто, на нее никто не смотрел. Ана уже начала расстегивать плотный ремень, который, под волосами, обтягивал ее <text:soft-page-break/>затылок, но остановилась. Над головой заиграла тихая красивая музыка - Ане даже показалось, что она в жизни не слышала ничего прекрасней, - но потом мелодию грубо оборвал треск помех. Поезд прибывал к станции.</text:p>
      <text:p text:style-name="P4">Ана приехала к докам, когда уже совсем рассвело, и небо стало бесцветным как обычно. Она чувствовала странное беспричинное волнение, глядя на пустующую заброшенную взлетную полосу, как будто была необъяснимо уверена, что сейчас обязательно увидит то, ради чего ездила сюда уже много дней подряд.</text:p>
      <text:p text:style-name="P4">Она простояла несколько часов, но так и не увидела корабля. Ближе к вечеру Ана поехала домой. Она была разочарована, но совсем не чувствовала себя уставшей.</text:p>
      <text:p text:style-name="P4">В последующие несколько дней самочувствие Аны заметно улучшилось. Она и сама не понимала, почему. В ее жизни по-прежнему ничего происходило. Она так и не увидела в доках ни одного взлетающего корабля. Однако голова уже не болела, дыхание больше не беспокоило ее. Ана чувствовала себя здоровой и полной сил. Даже респираторная маска, казалось, была больше не нужна - Ана одевала ее лишь по привычке. Поначалу она была уверена, что ей необъяснимо полегчало, потому что она смогла вспомнить тот странный пугающий сон - синюю долину, тающие облака, людей в красных балахонах, уродливую маску, - который приснился ей неизвестно когда. Но потом Ана поняла, что просто уже несколько дней подряд не делает себе уколы по утрам. Ей нужно было к врачу.</text:p>
      <text:p text:style-name="P4">Ане не хотелось идти. Она боялась, объясняя себе это тем, что наверняка снова не сможет сразу найти дорогу, что не разберется без чьей-то помощи, как добраться до медицинского центра, хотя и была там всего несколько месяцев назад. Ана постоянно откладывала визит. Она понимала, что ей стало лучше совсем ненадолго, что это обманчивое чувство легкости куда страшнее недомогания по утрам, и уколы перестали действовать лишь потому что тело ее привыкло к лекарству, а это лишь означает, что ей надо пройти новое обследование, ей нужен новый рецепт. Однако Ане так не хотелось в это верить. Больше не было приступов удушья, головной боли. Она чувствовала себя выспавшейся по утрам, хотя спать теперь ложилась позднее. Она даже перестала ездить к докам в надежде увидеть взлетающий корабль. Нередко ей хотелось прямо на улице снять респираторную маску. Она стала нормальной, такой же, как все остальные. Даже воспаления на коже побледнели и теперь уже так не бросаются в глаза. Она чувствовала себя красивой. Ана сходила на представление в рагазал и смеялась вместе с остальными. В прохладном кафе в торговом центре она разговорилась с молодым мужчиной, который, наверное, и не знал, что она носит респираторную маску. Но все это время Ана понимала, что ей нужно к врачу.</text:p>
      <text:p text:style-name="P4"><text:soft-page-break/>Ана решилась поехать в медицинский центр в выходной, утром, однако не выдержала и вышла на одной из станций. Она думала, что вовсе не откладывает в очередной раз поездку, что просто ей нужно время, совсем немного времени, что не нужды торопиться, что медицинский центр будет открыт еще много часов. </text:p>
      <text:p text:style-name="P4">Ана направилась в ботанический сад. Она долго бродила по аранжерее, где, как она слышала, стояли в мутных инкубаторах из толстого стекла совсем не настоящие растения, а лишь искусные имитации, которые никогда не завядали и не цвели. Однако очистители работали в полную силу, было даже прохладно, и воздух пах водой как после дождя. У Аны было такое чувство, что после визита к врачу все изменится, что только сейчас она может спокойно дышать, чувствует себя здоровой и молодой. Там ей снова дадут направление на новый препарат. И она опять превратится в больную женщину в респираторной маске. Мир вокруг перестанет быть таким четким и ярким, таким реальным. Ей снова будет казаться, что весь этот город, надземка, размалеванные дома и синий свет по ночам лишь сумбурные видения из какого-то кошмарного сна.</text:p>
      <text:p text:style-name="P4">Ана ходила по аранжерее несколько часов. Она совсем не устала и как будто нарочно ждала, пока не станет слишком поздно, чтобы куда-то идти. Она долго стояла перед одной запотевшей витриной. Что-то разладилось там, внутри, все затянуло густым паром, и лишь смутно виднелся искривленный ствол ненатурального дерева, а по стеклу медленно стекали грузные капли. И вдруг Ана подумала - а что если ей действительно стало лучше, что если ей и правда больше не нужны ни уколы, ни респираторная маска. Ведь наверняка бывает такое и такое. Ведь возможно все. Она исцелилась. Лечение подействовало. У нее впереди еще много лет жизни. А все эти годы, затрудненное дыхание, мучительные инъекции по утра, уже совсем скоро будут и правда казаться ей лишь кошмарным сном. Она наконец проснулась. Она начинает жить.</text:p>
      <text:p text:style-name="P4">Ана торопливо вышла на улицу, не забыв однако надеть респираторную маску. Уже начинало темнеть, город стал пасмурно-серым, но Ана все еще могла успеть. Она ясно вспомнила, где находится медицинский центр. Она была уверена, что не заблудится, как в прошлый раз.</text:p>
      <text:p text:style-name="P4">На станции оказалось людно, но Ана не собиралась пропускать поезда. Она энергично проталкивалась в вагон. Она не могла не опоздать. Нужно было сделать еще две пересадки, а потом пройти три квартала пешком. Когда Ана приехала на последнюю станцию, то уже смерклось, и она даже засомневалась, работает ли еще медицинский центр. Конечно, она могла приехать завтра, но ей совсем не хотелось ждать.</text:p>
      <text:p text:style-name="P4">Но здание медицинского центра было открыто. Она успела. Теперь ей <text:soft-page-break/>не придется мучаться всю ночь, гадая, что же покажет обследование.</text:p>
      <text:p text:style-name="P4">Врач был удивлен, увидев Ану. Он стоял перед своим листком с каким-то листком бумаги в руки, похожим на рецепт, вроде того, что он выдал в прошлый раз Ане. Его бугристое некрасивое лицо было недовольно сморщено.</text:p>
      <text:p text:style-name="P4">- Вы? - выдохнул он, как-то сразу узнав Ану. - А я уже собирался уходить...</text:p>
      <text:p text:style-name="P4">Ана виновато улыбнулась. Врач посмотрел на часы.</text:p>
      <text:p text:style-name="P4">- Ну ладно, - снисходительно сказал он. - Раз пришли...</text:p>
      <text:p text:style-name="P4"/>
      <text:p text:style-name="P4">Врач уселся за стол и качнул пальцем фигурку ракеты, которая прижимала стопку бумаг. Ана стояла перед ним. Она взволнованно дышала, лицо ее раскраснелось. Она не знала, с чего начать.</text:p>
      <text:p text:style-name="P4">- Ну? - нетерпеливо спросил врач.</text:p>
      <text:p text:style-name="P4">- Вы знаете... - сказала Ана дрожащим от волнения голосом. - Я думаю... Мне кажется, что мне...</text:p>
      <text:p text:style-name="P4">Врач продолжал играть с пресс-папье в виде старинной ракеты, чуть выпятив нижнюю губы и часто кивая головой.</text:p>
      <text:p text:style-name="P4">- ...стало лучше...</text:p>
      <text:p text:style-name="P4">- Так, - сказал врач и стал что-то искать в своих бумагах. - Напомните-ка мне ваше имя. Вы...?</text:p>
      <text:p text:style-name="P4">- Анасамарах.</text:p>
      <text:p text:style-name="P4">- Так, Анасамарах. - Врач нашел какой-то лист, всмотрелся в него, но тут же отложил в сторону. - Да, да, все правильно. В последний раз вы приходили... - Он вновь зачем-то взглянул на часы. - Впрочем, неважно...</text:p>
      <text:p text:style-name="P4">Ана смотрела на него, затаив дыхание. Сейчас он подойдет к ней, проверит пульс, попросит несколько раз глубоко вздохнуть и скажет... Он сразу все поймет. Ей осталось совсем немного ждать.</text:p>
      <text:p text:style-name="P4">- Что ж, пройдемте, - сказал врач, показывая на дверь в соседнюю комнату.</text:p>
      <text:p text:style-name="P4">- Но я... - начала Ана.</text:p>
      <text:p text:style-name="P4">- Это не займет много времени, - добавил врач, улыбаясь.</text:p>
      <text:p text:style-name="P4">Они прошли в комнату, обтянутую целлофаном. Ана по-прежнему была уверена, что врач просто послушает ее дыхание. Просто он решил не делать этого в своем кабинете. В полном обследовании не было смысла. Все ведь и так понятно. Но врач предложил Ане сесть напротив страшного напоминающего человеческие легкие аппарата. Два выпуклых стеклянных резервуара были заполнены желтоватой жидкостью, похожей на желчь.</text:p>
      <text:p text:style-name="P4">- Так, вы знаете, что нужно делать, да? - сказал врач. - Дышите ртом, через трубки.</text:p>
      <text:p text:style-name="P4">- Но вы уверены... - проговорила Ана, испуганно поглядывая на <text:soft-page-break/>аппарат, однако врач не удостоил ее ответом.</text:p>
      <text:p text:style-name="P4">Ана начала дышать. Жидкость в прозрачных колбах вспенилась и забурлила, рвотная горечь обжигала Ане гортань. Она не выдержала и, отвернувшись от аппарата, тяжело закашлялась, прижимая руку в груди. Голова у нее закружилась. Врач пододвинул к Ане металлическое судно.</text:p>
      <text:p text:style-name="P4">- Вот, сплюньте, - сказал он.</text:p>
      <text:p text:style-name="P4">Ана склонилась над судном.</text:p>
      <text:p text:style-name="P4">- И продолжайте дышать, - добавил врач. - Извините, но это необходимо.</text:p>
      <text:p text:style-name="P4">- Но я... - с трудом проговорила Ана. - Мне ведь стало...</text:p>
      <text:p text:style-name="P4">- Дышите через трубки, - сказал врач, как-то странно задумчиво улыбаясь. - Еще совсем немного.</text:p>
      <text:p text:style-name="P4">Ана снова припала к аппарату. Она старалась дышать неглубоко, но ей все равно казалось, что едкие пары заполнили все ее легкие. Жидкость в колбах яростно клокотала. Врач внимательно следил за аппаратом. Ана снова закашлялась, склонилась над судом и ее стало рвать. Ана несколько раз глубоко вздохнула, подождав, пока не пройдет чувство тошноты, и снова повернулась к аппарату. Она была уверена, что врач опять скажет неизменное "продолжайте дышать", но, напротив, остановил ее, мягко коснувшись рукой плеча.</text:p>
      <text:p text:style-name="P4">- Достаточно.</text:p>
      <text:p text:style-name="P4">Голос у врача дрогнул. Жидкость в колбах аппарата потемнела и загустела, теперь она уже больше походила на гной. Врач протянул Ане сложенный как носовой платок бинт, и она вытерла губы.</text:p>
      <text:p text:style-name="P4">- Да... - протянул врач, качнув головой, и замолчал.</text:p>
      <text:p text:style-name="P4">Ана выжидающе смотрела на него.</text:p>
      <text:p text:style-name="P4">- Как самочувствие последнее время? - спросил наконец врач.</text:p>
      <text:p text:style-name="P4">Ана попыталась ответить, но рот ее сводило от едкой горечи.</text:p>
      <text:p text:style-name="P4">- Сейчас...</text:p>
      <text:p text:style-name="P4">Врач торопливо удалился, вышел в соседнюю комнату. Ана продолжала сидеть перед аппаратом. Темная жидкость прозрачных резервуарах успокоилась, пена стала спадать, медленно стекая по стенкам сосудов.</text:p>
      <text:p text:style-name="P4">- Вот, - сказал врач, вернувшись. Он протянул Ане стакан воды. - Прополощите рот.</text:p>
      <text:p text:style-name="P4">Ана набрала в рот воды и сплюнула в судно. Казалось, что врач уже забыл о своем вопросе, что ему это неинтересн. К тому же Ана и так говорила врачу о своем самочувствии как только пришла. Однако она чувствовала, что просто должна, что ей необходимо еще раз это сказать.</text:p>
      <text:p text:style-name="P4">- Последнее время, - начала Ана, - я чувствую себя хорошо... Мне стало лучше. Я даже думала...</text:p>
      <text:p text:style-name="P4"><text:soft-page-break/>Ана вновь закашлялась. Врач покачал головой.</text:p>
      <text:p text:style-name="P4">- Ладно, - сказал врач. - Давайте вернемся в мой кабинет</text:p>
      <text:p text:style-name="P4">Он снова положил руку ей на плечо.</text:p>
      <text:p text:style-name="P4">Ана встала. На секунду в глазах ее потемнело, и она даже покачнулась, схватившись за ручку двери. Врач обнял Ану за плечи и аккуратно провел к креслу для посетителей рядом со своим столом - словно больную, которая едва умела ходить. Потом он уселся сам, качнул пальцем фигурку серебристой ракеты, но не рассчитал усилие, и блестящее пресс-папье с глухим стуком грузно повалилось на стопку бумаг. Ана по-прежнему напряженно смотрела на врача, ждала, когда же он все ей объяснит - почему в этот раз она совсем не могла дышать через аппарат, почему жидкость в резервуарах так быстро изменила свой цвет. Быть может, это совсем не плохой знак.</text:p>
      <text:p text:style-name="P4">- Да, я не думал, что так быстро... - сказал врач как будто сам себе, даже не глядя на Ану.</text:p>
      <text:p text:style-name="P4">Он что-то записывал на листке бумаге. Фигурка ракеты по-прежнему лежала на боку.</text:p>
      <text:p text:style-name="P4">- Вы дадите мне направление на новое лекарство? - спросила Ана.</text:p>
      <text:p text:style-name="P4">Врач поднял голову.</text:p>
      <text:p text:style-name="P4">- Что-нибудь происходило последнее время? - спросил он. - Вы регулярно делаете уколы?</text:p>
      <text:p text:style-name="P4">- Да, но... - Ана сглотнула, во рту все еще чувствовалась горечь. - Последние несколько дней я не делала. От них только... начинало тошнить.</text:p>
      <text:p text:style-name="P4">Врач ничего не ответил. Он продолжал писать. Новое направление, подумала Ана. Ей показалось, что свет в комнате на секунду погас, но врач не обратил на это внимания. Он сидел, сутуло сгорбившись, спиной к незашторенному окну - к темноту почти уже ночному небу.</text:p>
      <text:p text:style-name="P4">- Но мне же стало лучше, - сказала Ана.</text:p>
      <text:p text:style-name="P4">- Это... ненадолго, - сказал врач.</text:p>
      <text:p text:style-name="P4">Ана не поняла. У нее было такое чувство, что врач никак не может ей что-то сказать, не может подобрать слова.</text:p>
      <text:p text:style-name="P4">- Почему? - спросила она и тут сказала сама: - Вы имеете в виду, если я не буду делать уколы?.. Но мне стало плохо от...</text:p>
      <text:p text:style-name="P4">Врач продолжал писать.</text:p>
      <text:p text:style-name="P4">- Вы выпишете мне новое направление? - спросила Ана.</text:p>
      <text:p text:style-name="P4">Врач вздохнул, откинулся в кресле, подняла со стола серебристую ракету и поставил ее на тот самый лист бумаги, на котором только что писал.</text:p>
      <text:p text:style-name="P4">- Я боюсь, что уже... - Он покачал головой. - Мне просто нечего вам выписать...</text:p>
      <text:p text:style-name="P4">Ана почувствовала страшный холодок на своей коже.</text:p>
      <text:p text:style-name="P4"><text:soft-page-break/>- Мне очень жаль, - сказал врач.</text:p>
      <text:p text:style-name="P4">- Но мне же стало лучше лучше! - сказала Ана.</text:p>
      <text:p text:style-name="P4">Ей не нужно было приходить. Этот пыточный аппарат отравил ее дыхание. Этот человек с какой-то отталкивающей болезнью кожи ничего не понимает. Он просто издевается. Он жестоко обманывает ее.</text:p>
      <text:p text:style-name="P4">- Я не понимаю... - сказала Ана. - Вы знаете, я... Я пойду к другому...</text:p>
      <text:p text:style-name="P4">Ана резко встала. Ей нужно было уйти, презрительно хлопнув дверью - прочь из этого медицинского центра с мертвенным светом электрических ламп. Однако в глазах у нее потемнело, и она покачнулась.</text:p>
      <text:p text:style-name="P4">- Подождите! - Врач привстал из-за стола. - Не нужно торопиться. Сейчас это пройдет. Посидите, отдохните. А я пока...</text:p>
      <text:p text:style-name="P4">- Но мне же стало лучше... - повторила Ана.</text:p>
      <text:p text:style-name="P4">Они сидели друг против друга - Ана, тяжело и часто дыша, врач, склонив голову, делая вид, что читает что-то в своих записях. Говорить было больше не о чем, но и просто молчать стало вдруг невыносимо.</text:p>
      <text:p text:style-name="P4">- И это... все? - спросила Ана и тут же пожалела об этом, подумав, как глупо и беспомозно звучали ее слова.</text:p>
      <text:p text:style-name="P4">Врач потер рукой подбородок и посмотрел на Ану мутными уставшими глазами.</text:p>
      <text:p text:style-name="P4">- Да, боюсь... - сказал он, скрывая часть лица ладонью, точно стесняясь собственных слов. - Мне очень жаль.</text:p>
      <text:p text:style-name="P4">Даже по лица врача чувствовалось, было видно, как ему тяжело и неприятно говорить в последний раз с пациентом. Особенно, если пациент - молодая женщина, которая еще несколько минут назад верила в то, что идет на поправку, которая еще может дышать, думать, говорить. И пусть даже ей приходится носить респираторную маску. Но совсем уже скоро...</text:p>
      <text:p text:style-name="P4">Ана медленно поднялась из кресла. Головокружение уже прошло, хотя теперь она чувствовала слабость во всем теле. Врач следил за ней, наверное, он решил, что Ана собирается уйти - ведь обсуждать уже было нечего, - но Ана вдруг замешкалась, задумалась о чем-то и подошла к окну.</text:p>
      <text:p text:style-name="P4">- Быть может, вы хотите что-нибудь? - спросил врач, повернувшись к ней. - Я могу вам выдать... У меня есть специальные материалы... - И он начал рыться в ворохе бумаг на столе.</text:p>
      <text:p text:style-name="P4">Ана молча покачала головой.</text:p>
      <text:p text:style-name="P4">- Вы знаете, - начала она, - почему-то даже сейчас... что бы вы ни сказали... Почему-то даже после... я все равно чувствую себя такой...</text:p>
      <text:p text:style-name="P4">Ана резко замолчала, как будто ей не хватило дыхания, чтобы выговорить последние слова, и осторожно вздохнула.</text:p>
      <text:p text:style-name="P4">Врач нервно заерзал в кресле.</text:p>
      <text:p text:style-name="P4">- Это больно? - вдруг спросила она.</text:p>
      <text:p text:style-name="P4">- Что? - От удивления врач даже выронил бумаги, на сей раз уже <text:soft-page-break/>яркие печатные буклеты, которые с шелестом соскользнули на пол. - А... нет, я не сказал бы. Я бы, напротив, даже сказал, что это совсем... Хотя, уверен, что мои материалы, специальные, - врач с ударением выговорил это слово, - материалы наверняка помогли бы вам избавиться от... беспокойства.</text:p>
      <text:p text:style-name="P4">Врач полез под стол за буклетами.</text:p>
      <text:p text:style-name="P4">- У меня нет беспокойства, - сказала Ана. - Вы не понимаете. Как раз, напротив. Вы знаете, я...</text:p>
      <text:p text:style-name="P4">Она опять не договорила.</text:p>
      <text:p text:style-name="P4">- Ну смотрите сами, - сказал врач, шумно выдыхая и распрямляясь в кресле; помятый буклет был у него в руке.</text:p>
      <text:p text:style-name="P4">Ана продолжала стоять у окна.</text:p>
      <text:p text:style-name="P4">- Но ведь это так глупо, - тихо сказала она, голос ее вздрогнул. - И почему именно сейчас, и... Совсем недавно я была бы, наверное, даже рада, что мне не придется... Но сейчас...</text:p>
      <text:p text:style-name="P4">Врач начал нервно листать свой буклет.</text:p>
      <text:p text:style-name="P4">- Ведь мне даже некому... - сказала Ана. - Но почему же тогда так...</text:p>
      <text:p text:style-name="P4">Ана опустила голову и закрыла лицо руками. Врач поднялся из-за стола - возможно, ему захотелось утешить ее, или же он просто решил закончить этот утомительный разговор.</text:p>
      <text:p text:style-name="P4">- Я так хочу жить, - прошептала Ана.</text:p>
      <text:p text:style-name="P4">Врач ничего не сказал - он лишь взглянул на нее и отвернулся. Некоторое время они молчали. Врач сцепил за спиной руки и едва заметно кивал головой - можно было подумать, что он чего-то нетерпеливо ждет. Последний разговор с пациентом. Можно просто молча постоять у окна.</text:p>
      <text:p text:style-name="P4">- Вы думаете, там у меня был бы шанс? - спросила вдруг Ана, посмотрев через отражения настенных ламп в окне на черное пустое небо.</text:p>
      <text:p text:style-name="P4">- Где там? - удивился врач.</text:p>
      <text:p text:style-name="P4">Ана не ответила.</text:p>
      <text:p text:style-name="P4">Рабочий день давно закончен. Скоро же на всех улицах зажгутся ночные синие огни. Врач тоже посмотрел на небо. Было заметно, что он чувствует себя обязанным - из врачебной этики, из чувства долга... Но ему так хотелось поскорее завершить этот разговор.</text:p>
      <text:p text:style-name="P4">- Почти сто миллионов миль, - сказала Ана.</text:p>
      <text:p text:style-name="P4">- Да, - сказал врач.</text:p>
      <text:p text:style-name="P4">В глубоко выгоревшем вечернем небе - точно затянутом тяжелым пепелым, который поднялся с окраины города, с морских берегов - было почти не видно звезд, но Ана все же умудрилась заметить несколько тусклых песчинок и одну, которая горела совсем ярко. Ана вспомнила, как Нив говорил ей, что некоторые из огоньков на ночном небе - те, свет которых кажется таким ярким и живым - это на самом деле не звезды, а <text:soft-page-break/>искусственные спутники на орбите на планеты, те, благодаря которым они могут слышать друг друга и принимают неразборчивые сигналы из далекой системы, которые часто выходят из строя, благодаря которым радио-вещание обволакивает весь известный ей мир призрачными волнами эфира. Спутники, которые, как рассказывал Нив, постепенно сходят с орбит, их неотвратимо притягивает к себе раскаленная под солнечными лучами Дёза, и они медленно падают в атмосферу, чтобы сгореть, превратиться в пылающие звезды, оказаться навеки погребенными в мертвым песках.</text:p>
      <text:p text:style-name="P4">- Я думаю, - сказал врач, - я думаю, что вам... что вам лучше...</text:p>
      <text:p text:style-name="P4">Он снова закашлялся, видимо, размышляя про врачебный этикет.</text:p>
      <text:p text:style-name="P4">- У вас же есть еще много... - сказала наконец врач. - У вас есть еще время, и вы многое можете сделать...</text:p>
      <text:p text:style-name="P4">Врач как-то резко замолчал, как будто вновь хотел предложить Ане какие-то материалы, но передумал. Ана ничего не ответила, продолжая смотреть в окно. Есть еще время. Многое сделать.</text:p>
      <text:p text:style-name="P4">- Вы только продолжайте делать уколы, - добавил врач.</text:p>
      <text:p text:style-name="P4">Он повернулся к Ане, как-то неуверенно поджимая губы. Ана невольно потерла свое левую руку чуть ниже локтя - там, где сильнее всего болело.</text:p>
      <text:p text:style-name="P4">- Пожалуй... - сказала она. - Пожалуй, я не буду больше делать уколы... Вы знаете, мне кажется, что от уколов...</text:p>
      <text:p text:style-name="P4">Врач собирался что-то возразить, но рабочий день уже давно закончился, ему пора было домой, ему хотелось поскорее завершить этот разговор, и он лишь негромко произнес:</text:p>
      <text:p text:style-name="P4">- Ну как хотите.</text:p>
      <text:p text:style-name="P4">- И это все? - снова спросила Ана.</text:p>
      <text:p text:style-name="P4">Врач опять кашлянул.</text:p>
      <text:p text:style-name="P4">- Я думаю... на самом деле... - Он посмотрел на часы, затем стал что-то шумно искать в кармане. - Я, пожалуй, все-таки мог бы записать вас...</text:p>
      <text:p text:style-name="P4">- Мне пора, - сказала Ана.</text:p>
      <text:p text:style-name="P4">Врач удивленно замер, не вынимая руки из кармана.</text:p>
      <text:p text:style-name="P4">- Ну что ж, до встречи, - сказал он.</text:p>
      <text:p text:style-name="P4">- До встречи, - сказала Ана.</text:p>
      <text:p text:style-name="P4">Уже на улице, в респираторной маске, она остановилась неподалеку от медицинского центра и посмотрела на звезду - ту самую, удивительно яркую - на темном пепельном небе.</text:p>
      <text:p text:style-name="P4">Когда Ана вернулась домой, тошнота и саднящая боль в легких уже прошли. Она вновь чувствовала себя здоровой, дышать было легко, она даже не замечала духоты в комнате. Ана подумала, что все бы отдала, только бы забыть этот разговор. Ей не стоило ходить. Даже неизвестность <text:soft-page-break/>лучше... Есть еще время, как говорил врач. Успеть сделать.</text:p>
      <text:p text:style-name="P4">Ана долго сидела у окна. Но звезд в старом районе было не видно.</text:p>
      <text:p text:style-name="P4">Успеть многое сделать. Ане не хотелось ничего делать. Это было все. Больше не надо ничего бояться. Заставлять себя терпеть эти уколы по утрам. Все это уже не имело никакого значения. Потому что так сказал врач.</text:p>
      <text:p text:style-name="P4">Ана вдруг почувствовала, как она ненавидит этого чванливого человека с некрасивым бугристым лицом - его манеру говорить, его полные неуклюжие руки, ворох бумаг на столе, пресс-папье в виде ракеты, все здание этого прОклятого медицинского центра, до которого нужно так долго идти пешком, эти вечно забитые поезда, людей на станциях, весь этот безумный город, тонущий в ночи. Почему она должна верить. Почему она должна вообще принимать все это всерьез. Она же чувствует сама. Она же знает.</text:p>
      <text:p text:style-name="P4">Ана никак не могла успокоиться. Она взволнованно ходила по комнате. Дыхание ее участилось, руки дрожали. Она пыталась слушать радио, но передавали лишь сумрачную тишину - было уже очень поздно. Врач наверняка ошибся. Его аппарат, обжигающий легкие едкой кислотой, неправильно работал. Ана решила, что обязательно пойдет к другому врачу, заставит его сделать полное обследование. Ведь ей же стало лучше, ее никто не может обмануть. Ей говорили, что ей осталось совсем немного времени еще несколько лет назад. Они и сами не знают, что говорят. Они ничего не понимают.</text:p>
      <text:p text:style-name="P4">Наконец Ана устала, почувствовала легкую сонную слабость. События прошедшего дня показались ей совсем не значительными, даже сон, в котором она бежала по синей равнине, и то имел куда большее значение, чем этот бессмысленный визит к врачу.</text:p>
      <text:p text:style-name="P4">Ана заснула, как-то неожиданно убедив себя в том, что ей и правда не нужны больше ни уколы, ни врач, потому что она здорова, и многое еще может успеть сделать, и у нее впереди еще целая жизнь.</text:p>
      <text:p text:style-name="P4"/>
      <text:p text:style-name="P5">8</text:p>
      <text:p text:style-name="P4"/>
      <text:p text:style-name="P4">Как-то Ане приснился сон, который она почти полностью забыла сразу же после пробуждения. Остались лишь отдельные зыбкие образы, словно исчезавшие на свету - когда комнату залил солнечный свет и стало хрипеть включенное радио. Ана видела, что она бежит по улице. Мир вокруг словно разорван на части, все цвета поблекли, остался лишь один нарастающий точно крик оттенок - красный, цвет крови, тот самый, когда, ослепленный пустынным солнцем, резко зажмуриваешь глаза, и несколько секунд все еще видишь пылающее марево как ожоги на чувствительной <text:soft-page-break/>сетчатке. Ана бежит по улице, и ее подгоняет какой-то безудержный вопль, нарастающий с каждой секундой, сметающий на своем пути весь город. И от него нет спасения.</text:p>
      <text:p text:style-name="P4">После этого сна Ана стала бояться громких звуков. Иногда даже шум ветра от проносящегося поезда пугал ее. Она вздрагивала, если слышала на улице какой-нибудь крик. Музыка, извещавшая в поездах о прибытии на станцию, казалась ей такой громкой, что хотелось зажать уши и закричать от боли.</text:p>
      <text:p text:style-name="P4">Вскоре Ану вновь стали мучать приступы удушья. Она просыпалась по утрам в поту. Ей больше не снились сны - или же она сразу забыла их, как только делала первый вздох, чувствуя в легких тяжелую нарастающую боль. Радио теперь всегда было отключено. За окном начинало медленно светать. Утро было точно таким же, как и день назад, как и много дней назад, но все вокруг изменилось.</text:p>
      <text:p text:style-name="P4">Ане отказали в переводе. В вашем состоянии. Слишком тяжелая работа. Вы не сможете. Теперь считалось, что она не сможет выдержать не только перегрузки во время взлета. Она продолжала жить на пособие.</text:p>
      <text:p text:style-name="P4"/>
      <text:p text:style-name="P4">Состояние ее быстро ухудшалось. Ана пробовала снова делать уколы - используя те ампулы, которые еще у нее оставались - но они вызывали лишь тошноту и болезненную слабость во всем теле. Ане по-прежнему казалось, что она чего-то ждет. Или кого-то. И только это странное тоскливое чувство помогало ей заставить себя по утрам вставать с постели, не давая новому дню начаться без нее.</text:p>
      <text:p text:style-name="P4">Ана перестала ездить на окраину города, в космопорт, недаясь как-нибудь увидеть взлет корабля. Она уже думала, что ей это не нужно. Теперь, когда она знает. Вместо этого Ана ходила в храм.</text:p>
      <text:p text:style-name="P4">Ближе к полюдню, когда в городе становилось тише, Ана выходила из дома, осторожно, оглядываясь на любые звуки, стараясь держаться подальше от других людей. Она боялась даже приближаться к надземке. В поездах было слишком шумно - хрипели динамики, поскрипывали расшатанные кресла, завывал ветер за окнами, громко разговаривали другие пассажиры. Ана шла пешком и, хотя ее сильно утомлял этот поход, - она часто останавливалась по пути, чтобы передохнуть, и все равно, добравшись наконец до храма, едва дышала от усталости - все равно это было лучше, чем рев громкоговорителей и толкучка в скоростных поездах. Если Ане везло, то по пути ей почти не попадались другие люди - все работали, в городе как будто вступал в силу неформальный час тишины, разве что бдительные патрули в красных формах не прочесывали улицы. Но бывало и так, что улица, однотипные дома, отличавшиеся друг друга лишь раскраской фасадов, таившие в своих стенах столько истошного <text:soft-page-break/>шума, оглушали ее - распахивались окна, доносилась истеричная музыка с балконов, чьи-то разговоры на повышенных тонах, даже пение, фальшивое и монотонное, словно кто-то читал нараспев монотонную молитву. Но самое страшное было, когда пролетал совсем низко над улицей полицейский виман, пикировал над мостовой, рассекая дрожащий от зноя воздух, и все вокруг сотрясалось из-за чудовищных раскатов от его двигателей. Ана обматывала голову куском плотной материи, но это не помогало. Казалось, что все ее тело начинает реагировать на громкий шум, она чувствует, как звуковая волна проходит сквозь нее, ее начинает бить агония. Если Ане удавалось увидеть виман заранее, то она всегда пыталась как-то спрятаться, уйти с его пути, забежать в подъезд или свернуть в какой-нибудь глухой переулок, но никогда не успевала. Корабль с чудовищным ревом проносился над ней, а она стояла, согнувшись, зажав уши, представляя, что у нее поломались все барабанные перепонки и по пальцам стекает кровь. Даже когда шум окончательно стихал, Ана все равно боялась убирать руки от ушей, точно боялась, что вот сейчас, вслед за кораблей, точно эхо запаздавшего грома, прокатится еще одна звуковая волна.</text:p>
      <text:p text:style-name="P4">И только в храме было тихо. Даже тише, чем ночами в ее квартире, когда улицы уже много часов как опустели с наступлением часа тишины. В храме всегда сохранялось молчание, даже если вместе с Аной были и другие прихожане, а массивные темные своды святилища не пропускали уличные звуки. Ана вспоминала, как Нив рассказывал ей когда-то о космической пустоте, о вакууме, где звук распространяется по особым законам, через тишину, и лишь воображение позволяет услышать то, что было сказано много лет назад, но все еще продолжает звучать, стоит лишь закрыть глаза. Ана представляла, что вакуум - это абсолютная тишина, где начинаешь слышать собственные воспоминания, их призрачное и мягкое звучание, которое беспрекословно подчиняется ее памяти, в отличие от того дикого хаоса, начинавшегося, когда она возвращалась из храма на яркую душную улицу. </text:p>
      <text:p text:style-name="P4">Ана щурила, прикрывала рукой глаза. Уже вовсю разгорался солнечный день. Нужно было спешить домой, пока волна шума вновь не накрыла улицы, и ждать позднего вечера, перед самым началом часа тишины, когда снова можно было выйти из дома и пройтись по освещенной синими фонарями мостовой.</text:p>
      <text:p text:style-name="P4">Но иногда Ане все-таки приходилось выбираться из своей квартиры днем. Она пыталась записаться на прием к другому врачу, который смог бы провести настоящее исследование, а не вынести ей приговор вместо направления на препарат. Ана поехала, с трудом превозмогая страх перед надземкой, в свой старый медицинский центр, который посещала еще в <text:soft-page-break/>прошлом году, до того, как ее перевели. Она думала, что ее прежний врач куда компетентнее нового - ему достаточно будет лишь кратко осмотреть ее, чтобы понять все ошибки его преступного коллеги, чтобы понять, что ее все еще можно лечить.</text:p>
      <text:p text:style-name="P4"><text:s/>Ане прождать сидеть в холле медицинского центра до самого вечера. Последний разговор с пациентом уже состоялся. Ее больше не хотел никто принимать. Какой-то мужчина, сидевший в холле вместе с Аной, пытался заговорить с ней, но голос его был таким резким и громким, что Ана ничего не говорила ему в ответ и лишь молча мотала головой как немая. Ей хотелось, чтобы он замолчал. Ана обрадовалось, когда мужчина наконец ушел - поднялся куда-то по лестнице, - но потом поняла, что кроме него никто не обращал на нее внимания, что она может просидеть здесь хоть несколько дней, и ее никогда не позовут. Врач был занят, как и несколько часов назад. Ане захотелось, чтобы этот мужчина вернулся, со своим громким голосом, от которого резало в ушах. Он хотя бы проявлял к ней интерес. Он считал ее нормальной, такой же, как другие. Он не знал, что ей даже отказывают в приеме у врача.</text:p>
      <text:p text:style-name="P4">Однако в медицинском центре было хотя бы тихо, в отличие от залитой солнцем улицы - особенно ближе к концу рабочего дня.</text:p>
      <text:p text:style-name="P4">Ана просидела так до сумерек и, когда жара спала, суматошный вечерний шум затих, и улицы оцепенели в преддверии ночи, поехала домой. По дороге она думала, что завтра обязательно приедет снова, что пусть сегодня ее так и не пригласили, но они не смогут игнорировать ее вечно, они наконец поймут, что ей нужно помощь, что она больна.</text:p>
      <text:p text:style-name="P4">Но потом Ана вдруг не вышла на своей станции - она поехала дальше и не потому что забыла. Еще несколько остановок, затем знакомая оглушающая музыка из динамиков, и в окнах показался перрон станции Гхоса.</text:p>
      <text:p text:style-name="P4">Ана вышла из поезда и торопливо спустилась в зал ожидания. Там было пусто и тихо. Ана и сама не до конца понимала, что она делает и почему не поехала домой. В зале ожидания даже не стоял привычный полицейский рядом с коммутатором. Наверное, он тоже уходил ближе к часу тишины. Ана села на примыкавшую к стене скамью.</text:p>
      <text:p text:style-name="P4">Дышать в зале ожидания станции было почему-то легче, чем в поезде - Ане даже захотелось снять респираторную маску. Она глубоко вдыхала воздух через пахнущие кислотой респираторные фильтры. Никто не мешал ей, никто не пытался с ней заговорить. Ана почувствовала приятную слабость. Ей даже показалось, что она перестает ощущать свое тело и словно плывет по воздуху. Все вокруг подчинялось ритму ее дыхания. </text:p>
      <text:p text:style-name="P4">И вдруг над головой раздался ужасный шум.</text:p>
      <text:p text:style-name="P4">Ана вздрогнула и вскочила. Динамики в зале страшно хрипели. <text:soft-page-break/>Машинальный нечеловеческий голос объявлял о прибытии поезда. </text:p>
      <text:p text:style-name="P4">Ана поспешно вышла на улицу - прочь от этого звенящего голоса и хрипа помех. Ей тут нечего было делать. И зачем потребовалось ехать сюда. Нужно возвращаться домой. Совсем близко показались огни поезда, который шел со стороны Гарни. Ана пересекла улицу, зашла в новый зал ожидания - здесь также не было полицейских и, к счастью, не шумели громкоговорители - и, дождавшись пока поезд не уйдет - ей казалось, что она слышит поскрипывание его дверей через всю улицу - стала подниматься на перрон.</text:p>
      <text:p text:style-name="P4">На перроне стоял человек, которого Ана уже видела раньше. Он как будто тоже узнал Ану и посмотрел на нее с интересом, но ничего сказал. Ана невольно кивнула головой, как бы здороваясь с ним, но прошла мимо, к краю перрона. Она просто ждет поезда. На путях было ничего не видно. Ана словно ощущала, как незнакомый мужчина - где-то там, за ее спиной, в вечернем сумраке перрона - уставился на нее напряженным взглядом. Она оглянулась.</text:p>
      <text:p text:style-name="P4">Мужчина подошел ближе.</text:p>
      <text:p text:style-name="P4">- Спокойный вечерок, правда? - сказал он, когда Ана посмотрела на него.</text:p>
      <text:p text:style-name="P4">Голос его был тихим и слабым, но Ана все равно поморщилась от боли.</text:p>
      <text:p text:style-name="P4">- Заблудились? - спросил мужчина.</text:p>
      <text:p text:style-name="P4">Ана помотала головой.</text:p>
      <text:p text:style-name="P4">Она отвернулась и вновь посмотрела на эстакаду вдалеке. Мужчина за ее спиной усмехнулся.</text:p>
      <text:p text:style-name="P4">Ана неожиданно разволновалась. Этот вечер, пугающе спокойный, станция, на которой не было людей, напоминали ей о том, как она приехала сюда в первый раз - еще до того, как познакомилась со своим новым врачом, до того, как тот выписал ей последнее направление на препарат, вызывавший головные боли и тошноту. Это было так давно - казалось, что много лет назад. Мужчина, стоявший у нее за спиной, никак не мог ее запомнить.</text:p>
      <text:p text:style-name="P4">Ана снова обернулась, но на перрона уже никого не было. Ана стала удивленно оглядывать платформу и потом заметила, что мужчина стоит неподалеку от спуска в зал, словно прячась от нее в тени колонны.</text:p>
      <text:p text:style-name="P4">Ана подошла к нему.</text:p>
      <text:p text:style-name="P4">- Ну что, надумали? - спросил мужчина.</text:p>
      <text:p text:style-name="P4">Ана кивнула головой.</text:p>
      <text:p text:style-name="P4">Послышался сводящий с ума скрип из динамиков - эстакаду осветил яркий белый свет, стремительно разгоравшийся, летевший к ним навстречу. Ане захотелось зажать уши руками, но она старалась терпеть эту боль. Она <text:soft-page-break/>вдруг подумала, что скоро все мучения закончатся. Совсем скоро. Мужчина, самодовольно улыбаясь, запустил руку во внутренний карман своей куртки.</text:p>
      <text:p text:style-name="P4">Дома Ана сделала себе первый укол. Она даже не помнила, что произошло после этого. На следующее утро она проснулась, сидя за столом. Голова ее была ясной, воздух в комнате казался прохладным и чистым. Уличный шум больше не беспокоил ее. Она чувствовала себя излечившейся. Ей больше не нужен был врач, незачем было к нему ходить.</text:p>
      <text:p text:style-name="P4">И Ана пошла в храм.</text:p>
      <text:p text:style-name="P4">Ее не беспокоило то, что на улицах было людно, играла какая-то безотносительная музыка, напоминавшая все когда-либо слышанные мелодии разом, раздавались непонятные объявления, хлопали двери подъездов, даже пронисились над головой корабли.</text:p>
      <text:p text:style-name="P4">В храме не оказалось никого, кроме Аны. Она стояла несколько минут в каком-то сосредоточенном молитвенном одиночестве, но потом сумрачная тишина и синекожее изваяние беспристрастного бога стали угнетать ее. Ане захотелось пойти куда-нибудь, где много людей, яркий свет, где она сможет снять респираторную маску и будет такой же, как все.</text:p>
      <text:p text:style-name="P4">Ана весь день провела в ближайшем торговом центре, обедала в кафе, бродила по торговым рядам, ничего не покупая, пока вдруг не почувствовала, что ее снова начинают пугать звуки - поначалу только совсем громкие, вроде неожиданно прозвучавшего со стен объявления или хрупкого звона, раздавшегося из открытой лавки, а потом и обычные голоса, даже шум открывающихся дверей.</text:p>
      <text:p text:style-name="P4">Был уже вечер. Ана снова поехала на Гхосу. Скоростной поезд, как ей казалось, невыносимо медленно скользил по путям, точно начинавшиеся сумерки мешали его движению. В вагонах стоял отвратительный ор, хотя на последних станциях вместе с Аной ехало всего несколько человек.</text:p>
      <text:p text:style-name="P4">Ана боялась, что мужчины, который любил прятаться в тени, уже не будет, однако он по-прежнему стоял на перроне. Мужчина как будто специально поджидал Ану, зная, что она обязательно придет.</text:p>
      <text:p text:style-name="P4">- Спокойный вечерок, правда? - сказал он, улыбаясь.</text:p>
      <text:p text:style-name="P4">Возвращаться домой было еще тяжелее, чем ехать на Гхосу - эти несколько остановок длились целую вечность.</text:p>
      <text:p text:style-name="P4">Уже в своей квартире Ана, не раздеваясь, села у окна, вставила ампулу в многоразовый шприц и закатала левый рукав. Ампула выглядела точно так же, как и те, другие, с препаратом, после которого начинало тошнить и хотелось спать. Прозрачная жидкость. Ана попала в вену со второго раза, а потом закрыла глаза, откинулась на спинку стула.</text:p>
      <text:p text:style-name="P4">Ей казалось, что тело ее стало легким, почти невесомым. Темная комната, едва освещенная уличным светом из окна, начинает странно <text:soft-page-break/>расширяться, стены сливаются с потолком, пол проваливается вниз, и вся комната словно превращается в длинный бесформенный тоннель. Но это ощущение было приятным - Ана почувствовала тишину, спокойствие, безмятежность. Она даже включила радио - чтобы послушать выпуск вечерних новостей, - как раньше, когда она еще работала в институте, когда она еще не делала себе уколы по вечерам.</text:p>
      <text:p text:style-name="P4">На следующий день, рано утром, Ана поехала на окраину города, к докам, чтобы посмотреть как взлетают космические корабли.</text:p>
      <text:p text:style-name="P4"/>
      <text:p text:style-name="P5">9</text:p>
      <text:p text:style-name="P4"/>
      <text:p text:style-name="P4">Пустыня всегда казалась неизменной, высокие песчаные холмы опадали, появлялись новые барханы, преображались целые выжженные солнцем равнины, в зависимости от сезона изменялись скорость и направление ветра, после дождя песок по берегам анильского моря превращался в грязь и часто, если ливень длился несколько часов подряд, все вокруг покруг покрывала тонкая пелена воды, но пустыня никогда не менялась. Каждое утро начиналось с того, что Ана видела в окно дюны в легкой дымке поднятой ветром пыли и небо, такое же белесое как и пустыня, из-за чего вдалеке, у линии горизонта, оно сливалось с песком.</text:p>
      <text:p text:style-name="P4">Ана часто представляла, как она уходит в пустыню и идет, пока не отнимаются ноги. Видимо, когда тебя окружают безжизенные пески, а весь день занят тем, что пытаешься научиться дышать респираторную маску, то воображение просто не способно на большее. А еще Ана мечтала улететь в космос, к далеким холодным планетам, где холмы и поляны такого же цвета, как город по вечерам, где даже ей не потребуются отдающие кислотой респираторные устройства, где нет песка, а дыхание от холода обращается в пар. Улететь на корабле, о котором постоянно говорили по радио в те дни.</text:p>
      <text:p text:style-name="P4">Ана иногда даже завидовала Болтуну. Ей казалось, что молчание ее друга это особый тайный дар, как сверхъестественная способность, которой лишены другие, так безрассудно тратящие свое дыхание на разговоры. Болтун больше видит и понимает, он знает, почему дождь над морем идет так редко, почему город становится синим по вечерам, почему небо, как и песок, меняет цвет, а радио начинает так плохо работать в сумерки, куда ведет высокая эстакада неподалеку от интерната, почему иногда из глубокого ночного неба падают яркие стремительные огни, о которых не хочет говорить воспитательница, почему Ана не может дышать как другие, без респираторной маски. Он никогда не видит в своих снах безликую пустыню. И он все время молчит. Ана верила, что, если однажды Болтун все же начнет говорить, словно проснувшись от своего тяжелого <text:soft-page-break/>безмолвия, то он обязательно расскажет ей все, что знает, поделиться тайнами, на которые только ему был известен ответ. Ана ждала этого и боялась. Она была уверена, что не поймет ни слова - речь Болтуна будет ужасной, как у безумца, но как еще мог говорить человек, который с рождения наложил на себя обет молчания, как будто с самого начала, с самого первого первого дня своего под изнуряющим солнцем Дёзы, с самого первого вздоха, знал что-то такое, о чем не притяно говорить вслух. Ана завидовала Болтуну. Она продолжала жить в мире, где пустыня всегда неизменна, где каждое утро надо делать болезненные уколы и надевать уродливую черную маску, из-за которой ее сторонились другие ребята, всякий раз, когда она выходила во двор. И Ане продолжали сниться сны, в которых она не видела ничего, кроме песка.</text:p>
      <text:p text:style-name="P4">Когда Болтун, как представляла Ана, навсегда ушел в самое сердце спящих земель, и она осталась в своей маленькой комнатке с видом на песчаное море совсем одна, то первые дни очень сильно скучала по своему молчаливому другу, смотрела целыми днями на безмолвные дюны и ждала, когда Болтун вернется. Ана чувствовала себя так, как если бы ее бросил друг, единственный ее собеседник, с которым она могла бы поделиться своими секретами, если бы ей было что рассказать. После того, как Болтун ушел, Ане постоянно хотелось поговорить с кем-нибудь. Воспитательница задерживалась в ее комнате так ненадолго, что Ана даже не могла запомнить ее лица. Другие дети не любили ее, - быть может, им не нравилась ее черная дыхательная маска или молчаливый друг, который всегда ходил вслед за ней, пока не бросил ради того, чтобы уйти в пустыню. Ана нередко разговаривала сама с собой или с детекторным радио-приемником, по которому вместе с хрипами помех рассказывали о том, что происходит там, куда ведет эстакада. Порою Ана даже представляла, что вместе с ней в комнате - также смотрит на вечерние дюны в окно, на то, как ветер поднимает песчаную пыль в преддверии бури, о которой их уже успела предупредить воспитательница, также слушает сводки уже запомненных наизусть новостей, также молчит - невидимый для других призрак Болтуна.</text:p>
      <text:p text:style-name="P4">Однако все это - одиночество по утрам, мысли о пустыне, воображаемый Болтун, вернувшийся из спящих земель - продлилось совсем недолго, быть может, лишь несколько дней, а потом к Ане стали приходить какие-то люди, всегда в одно и то же время, вскоре после укола и рассвета, которые отводили ее в специальную комнату, где было окон и от искусственного освещения начинали болеть глаза, и разговаривали с ней несколько часов подряд.</text:p>
      <text:p text:style-name="P4">Один из этих людей, высокий и тощий мужчина, представился ей в самый первый день. У него было странно и непонятное имя - Ана <text:soft-page-break/>расслышала только "олог", - но потом кто-то объяснил ей, что этот человек приехал из города, и Ана успокоилась, словно в городе у людей всегда были странные имена.</text:p>
      <text:p text:style-name="P4">Они говорили о Болтуне.</text:p>
      <text:p text:style-name="P4">Ана понимала не все вопросы и часто отвечала невпопад - ее внимательно слушали, терпеливо кивая головой, а затем повторяли вопрос снова. Так продолжалось несколько дней. В комнате всегда горел яркий электрический свет.</text:p>
      <text:p text:style-name="P4">Ана не понимала, зачем приходят эти странные люди. Она думала, что после очередной невыносимо долгой встречи, задав все свои вопросы, они наконец расскажут ей, что же в действительности произошло. Однако они лишь настойчиво продолжали спрашивать, спрашивали и спрашивали, и Ана никак не могла объяснить им, что она ничего не знает и не понимает, что она просто скучает по Болтуну.</text:p>
      <text:p text:style-name="P4">- Ты ведь много времени проводила с ним, правда? - спросил Олог в самую превую их встречу, мягким и ласковым голосом, улыбаясь и глядя ей прямо в глаза, с какой-то снисходительной жалостью, точно она была душевнобольной. - Можешь рассказать, что вы делали, как играли вдвоем?</text:p>
      <text:p text:style-name="P4">- Мы ничего не делали, - сказала Ана. - Мы просто гуляли.</text:p>
      <text:p text:style-name="P4">Олог был высоким сухощавым мужчиной - казалось, что его ноги не помещаются под столом, когда он садится напротив Аны. От него пахло крахмалом и каким-то резким отвратительным лекарством, которое не мог перебить даже насыщенный сладковатый аромат одеколона. Лицо его было бескровным и серым.</text:p>
      <text:p text:style-name="P4">- А как вы... - натянуто улыбался он, склоняясь к Ане, - а как вы общались друг с другом?</text:p>
      <text:p text:style-name="P4">Ана даже застыла от удивления, чуть приоткрыв рот и испуганно глядя на своего мучителя. Она никак не могла понять, что он хочет услышать в ответ.</text:p>
      <text:p text:style-name="P4">- Общались? - переспросила она.</text:p>
      <text:p text:style-name="P4">- Ну, вам ведь нужно было как-то понимать друг друга, - Олов откинулся на спинку стула; стул шатко заскрипел. - Вы общались с помощью жестов... или как-то еще? Не бойся, - добавил Олог, улыбаясь. - Мне просто интересно.</text:p>
      <text:p text:style-name="P4">Ана молчала.</text:p>
      <text:p text:style-name="P4">- Ну хорошо...</text:p>
      <text:p text:style-name="P4">Олог встал и заходил по комнате.</text:p>
      <text:p text:style-name="P4">- Когда вы шли куда-то вместе... - сказал он. - Он ведь все время ходил за тобой... Ты ему объясняла, говорила что-то? Почему он все время ходил за тобой?</text:p>
      <text:p text:style-name="P4">Олог остановился рядом с Аной. Голос его стал резче, и Ана <text:soft-page-break/>взволнованно заерзала на стуле.</text:p>
      <text:p text:style-name="P4">- Мы просто... - понимали друг друга, - сказала она.</text:p>
      <text:p text:style-name="P4">- Просто понимали! - усмехнулся Олог. - Просто...</text:p>
      <text:p text:style-name="P4">Ана напряженно следила за тем, как он расхаживал широкими шагами перед столом. В комнате было душно.</text:p>
      <text:p text:style-name="P4">- Да ты не бойся, - сказал Олог своим прежним мягким голосом. - Я тоже просто пытаюсь понять.</text:p>
      <text:p text:style-name="P4">Ана начинала думать, что в исчерзновении Болтуна кроется какая-то пугающая тайна, что, может быть, ее друг и правда ушел в пустыню, и никто не может понять почему.</text:p>
      <text:p text:style-name="P4">Встречи с Ологом всегда происходили рано утром, сразу после рассвета - Ане только делали укол, и она не успевала даже послушать радио. Вместе с Ологом на их беседах - в той неприятной тесной комнатке, где все время горел электрический свет - присутствовала только молодая женщина, высокая и красивая, как запомнилось Ане, но женщина ничего не говорила, лишь иногда улыбалась Ане, если замечала, как та любопытно разглядывает ее, и все время что-то записывала в длинный блокнот с откидными листами. Ана даже не знала, как ее зовут.</text:p>
      <text:p text:style-name="P4">- А зачем вы уходили со двора? - спросил Олог. - Я вовсе не буду ругаться, - Ана почувствовала, что его неестественная улыбка пугает ее даже больше, чем резкий голос и колючий электрический свет. - Просто расскажи... Быть может, вы искали что-то?</text:p>
      <text:p text:style-name="P4">- Мы очень редко выходили вместе во двор, - сказала Ана. - Ему не нравилось, когда я... А мне тоже не нравилось там гулять.</text:p>
      <text:p text:style-name="P4">- Разве? - удивился Олог. - А ты, кстати, не знаешь, что делал Болтун без тебя?</text:p>
      <text:p text:style-name="P4">Ана попробовала представить Болтуна одного - какой он был на самом деле, когда на него никто не смотрел, когда Аны не было рядом, - но у нее ничего не получалось. Ана пыталась сосредточиться - вот начался рассвет, они проснулись, ее увели делать укол, Болтун проводил ее немым и пристальным взглядом, потом закрылась дверь, и он остался один. Их комната возникала в воображении Аны по частям - узкие постели, на которых так неудобно спать, одна с растрепанным одеялом, привычный вид из окна, невольно возникавший перед ней всякий раз, когда она закрывала глаза, стол с потускневшим лаком, пустой, с искусственным цветком в игрушечной вазе, колченогие стулья, пыльное хрипящее радио, стоящее на подоконнике, чуть повернутое в сторону ее кровати. Ана пыталась расставить все эти предметы по местам, воссоздавала свою комнату с тщательным вниманием к каждой детали, к теням на голых стенах, трещинам на потолке, залежам пыли в углах, но Болтун так и не появлялся - он исчезал всякий раз, когда она выходила с врачом в коридор. Ана могла <text:soft-page-break/>только представить, как Болтун идет неровной заплетающейся походкой - ноги по самые щиколотки увязают в бесцветном песке - по пустынной равнине, навстречу жаркому обжигающему солнцу.</text:p>
      <text:p text:style-name="P4">- Он куда-то... ушел? - тихо спросила Ана.</text:p>
      <text:p text:style-name="P4">- Что? - не понял Олог. - Почему ты так решила? - и нахмурился. - А ты вообще знаешь, - спросил он, - знаешь, что произошло с Болтуном?</text:p>
      <text:p text:style-name="P4">Ана взволнованно молчала, напряженно глядя ему в глаза. Красивая женщина что-то записывала в блокнот.</text:p>
      <text:p text:style-name="P4">Ана думала, что эти беседы будут продолжаться бесконечно - или, по крайней мере, до тех пор, пока у нее не появится новый сосед. Олог все время пытался добиться от нее чего-то, хотя никак не могла понять, каких ответов он от нее ждет. </text:p>
      <text:p text:style-name="P4">- Сегодня, - сказал Олог на следующий день, когда все утро было пасмурно, по радио передавали тревожные прогнозы дождя, и над анильским морем сгущались темные, как дым от пожарищ, грозовые облака. - Сегодня у нас будет необычная беседа. - Он склонился к Ане, широко улыбаясь. - Мы не будет говорить о твоем друге. Ты ведь наверняка уже устала от этих разговоров, да? Мы поговорим о тебе.</text:p>
      <text:p text:style-name="P4">Ана не понимала.</text:p>
      <text:p text:style-name="P4">- Скажи, - продолжал Олог, - чем ты любишь заниматься? Какая твоя любимая... игра?</text:p>
      <text:p text:style-name="P4">- Мы... не играли, - сказала Ана. - Мы просто...</text:p>
      <text:p text:style-name="P4">- Ну неужели... - нетерпеливо сказал Олог. - Хорошо, - добавил он, привычно откидываясь на спинку шаткого стула. - Расскажи, чем ты любишь заниматься.</text:p>
      <text:p text:style-name="P4">Она любила гулять по здания интерната вместе с Болтуном, подниматься на запретные этажи, но вовсе не потому что им упрямо хотелось нарушить чьи-то бдительные наставления, а потому что им просто было больше некуда идти. Она любила слушать свой старый детекторный приемник, даже когда он совсем плохо работал и не передавал ничего, кроме помех.</text:p>
      <text:p text:style-name="P4">- А почему ты не играешь с другими детьми? - спросил Олог. - Ты же дружила только с Болтуном, ведь так?</text:p>
      <text:p text:style-name="P4">Ана не знала, что ответить.</text:p>
      <text:p text:style-name="P4">- Ладно, - улыбнулся Олог. - Расскажи мне лучше о радио. Я, кстати, тоже большой любитель. Здесь, наверное, не очень четкий сигнал?</text:p>
      <text:p text:style-name="P4">И Ана рассказала ему о радио - о грустной протяжной песне, похожей на молитву, звучавшую в одно и то же время по вечерам, о дежурных выпусках новостей, статистках и сводках, в которых не понимала ни слова, об огромном космическом корабле, двигатели которого больше, чем все здание интерната, который при взлете затмит собой солнце, и тень накроет <text:soft-page-break/>всю пустыню, настанет ночь, который скоро улетит к далеким и неведанным мирам.</text:p>
      <text:p text:style-name="P4">- Интересно, - сказал Олог.</text:p>
      <text:p text:style-name="P4">Красивая женщина что-то записала в блокнот.</text:p>
      <text:p text:style-name="P4">- А Болтун тоже любил слушать радио?</text:p>
      <text:p text:style-name="P4">- Да, он любил, - сказала Ана.</text:p>
      <text:p text:style-name="P4">Когда Олог отпустил ее, и Ана вернулась в свою комнату, уже вовсю лил дождь. Ана пропустила рождения дождя - из-за всех этих разговоров, мучительных расспросов, из-за рассказов о том, что она любит, из-за Болтуна.</text:p>
      <text:p text:style-name="P4">Окно уже было зашторено. Капли разбивались о стекло, слышался постоянно нарастающий шум воды.</text:p>
      <text:p text:style-name="P4">А потом Олог просто перестал приходить. У него закончились вопросы, красивая женщина исписала свой блокнот до конца. Как-то утром Ана смотрела, как ей делают непременный укол, после которого ей всегда хотелось спать и думала, что сейчас врач попросить ее приложить к руке влажную ватку, потом откроется дверь, и ее снова уведут в закрытую тесную комнатку без окна. Но никто не пришел. Она снова осталась одна.</text:p>
      <text:p text:style-name="P4">Ана почти жалела о том, что теперь никто не допрашивает ее по утрам. Она вновь была никому не интересна, с ней никто не говорил. Только врач, который отводил ее делать уколы, иногда что-то спрашивал, без интереса, даже не дожидаясь ответа, приветливо и безразлично, как человек, пытающийся изобразить эмоции, которых нет.</text:p>
      <text:p text:style-name="P4">Ана продолжала ждать Болтуна. Он вернутся из пустыни, преображенный. От него будет пахнуть песком и спекшейся кровью. Он увидит в самом сердце спящих земель что-то такое, что обычные люди не видели никогда, и вернутся, чтобы рассказать ей об этом.</text:p>
      <text:p text:style-name="P4">Ане медленно протирали кожу ваткой. Ана не знала, зачем это нужно делать, она думала, что это какой-то особый ритуал, который нужно обязательно совершать перед уколом, чтобы лекарство подействовало. Затем врач поднимал на свет шприц - с уже вставленной ампулой - и смотрел на него, несколько раз щелкая ногтем по стеклу. Ана думала, что он, наверное, повторял эти движения миллионы раз в своей жизни.</text:p>
      <text:p text:style-name="P4">Однажды, когда Ана слышала вечером молитвенную песню, за несколько минут перед тем, как отправиться спать - дрожащий голос сливался с помехам, дюны были багряными, а небе уже горели звезды, - она вдруг поняла, что Болтуна больше нет. Ана как будто все время знала об этом, но не хотела признаваться самой себе. Она поняла, зачем приходил Олог, и почему он больше никогда не придет.</text:p>
      <text:p text:style-name="P4">Ана так и не привыкла к острой колющей боли от уколов. "Совсем небольно", говорил врач, не глядя на нее, и медленно вводил в вену иглу. У <text:soft-page-break/>Аны внутри все сжималось от страха. Потом врач начинал также медленно опускать поршень шприца.</text:p>
      <text:p text:style-name="P4">Поначалу Ана ничего не чувствовала. Лишь тихо ныла рука в месте укола. Потом начиналось легкое головокружение, как после шара, и комната вокруг начинала терять резкость, острые углы у стен смягчались, все становилось расплывчатым и каким-то бесплотным, ничто не имело значения, дышать было легко. Комната превращалась в длинный коридор с нечеткими стенами, Ана чувствовала, как тело ее становится невесомым, как она начинает бессильно проваливаться с бессветную пустоту. Больше не нужно думать о том, как дышать, не нужно ничего делать, остается лишь подчиниться этому приятному чувству невесомости, отдаться ему целиком. Но потом привычные мысли и волнения постепенно возвращались и, хотя уже не были такими яркими как до укола, все же мешали до конца насладиться ощущением этого свободного падения в бесконечную пустоту.</text:p>
      <text:p text:style-name="P4">Ана волновалась, что он поймет, догадается, что с ней что-то не так. Они договорились о встрече на станции, Ана просто не могла придумать ничего другого. Это и было самым разумным местом, на пересечении прямым, двух скоростных магистралей, на пограничной территории, где их никто не заметит, где все время толпы народа и нельзя ни услышать голосов, ни разобрать лиц. И все же он может почувствовать, может понять. Но ведь она не рассказывала ни о чем, ведь они не виделись так долго - у нее новый препарат, с новыми побочными действиями, но это нестрашно, она чувствует себя значительно лучше, почти здоровой, полной сил.</text:p>
      <text:p text:style-name="P4">Разговоры людей в переполненном вагоне, в котором Ана ехала на встречу, даже музыка, звучавшая из динамиков, казались призрачными и приглушенными - Ана пыталась прислушаться к невыразительной беседе за своей спиной, но не могла разобрать ни слова. Как будто после укола она потеряла способность понимать человеческую речь.</text:p>
      <text:p text:style-name="P4">Он уже ее ждал. Он стоял рядом с коммутатором - все скамейки в зале ожидания были заняты, - и Ана не сразу заметила его. В зале было шумно, людно, как и ожидала Ана. Они выбрали для встречи самый подходящий час.</text:p>
      <text:p text:style-name="P4">Он словно не сразу узнал ее в респираторной маске и как-то смутился. Он хотел что-то предложить, указывая кивком головы на постоянно открывавшиеся двери зала ожидания - быть может, пойти куда-нибудь, где Ана сможет дышать сама, где ему не будет так неловко, - но ничего не сказал.</text:p>
      <text:p text:style-name="P4">- Ты... как? - спросил он. Его полное лицо раскраснелось.</text:p>
      <text:p text:style-name="P4">- Хорошо, - сказала Ана.</text:p>
      <text:p text:style-name="P4"><text:soft-page-break/>- У нас совсем немного времени, - сказал он.</text:p>
      <text:p text:style-name="P4">Он вел себя так, словно боялся слежки. Не нужно привлекать к себе внимания, полицейский сейчас занят допросом какого-то горемыки, проверяет его документы, фигуру в красном балахоне заслоняют проходящие мимо люди, но полицейский как нарочно стоит под потолочной лампой, в прожекторном луче, электрические лампы горят даже днем, света из окон недостаточно, полицейский в любой момет может к ним подойти. Но нет - их скрывает толпы, их окружают другие люди, даже Ана ничем не выделяет от остальных. Поэтому-то они и решили встретиться в час пик, там, где они сами не могут узнать друг друга.</text:p>
      <text:p text:style-name="P4">- Это было совсем непросто, - сказал Сад и полез во внутренний карман куртки. - Ты... уверена? - спросил он, глядя Ане в глаза.</text:p>
      <text:p text:style-name="P4">Она не сомневалась, что он спросит об этом, он не мог не спросить. И она была ни в чем не уверена - как можно верить во что-то, как весь город кажется похожим на пустынный мираж, а голоса людей - на призрачное эхо? Только голос Сада был другим.</text:p>
      <text:p text:style-name="P4">- Я думаю, тебе не нужно объяснять... - сказал Сад. - Мне жаль, что все так... Но в конце концов это ведь то, что ты так хотела?</text:p>
      <text:p text:style-name="P4">Он вновь пристально посмотрел на Ану, как бы ожидая, что она подтвердит его слова, что ему станет от этого легче. Но Ана молчала. Она вдруг подумала, что уверена только в одном - ее новый препарат скоро перестанет действовать, и ее опять будет страдать от приступов удушья, пока просто не перестанет дышать во сне.</text:p>
      <text:p text:style-name="P4">Сад протянул Ане сложенный вчетверо лист бумаги, искоса поглядывая в сторону полицейского.</text:p>
      <text:p text:style-name="P4">- Это... - проговорил он и неожиданно добавил: - Извини.</text:p>
      <text:p text:style-name="P4">- Спасибо тебе, - сказала Ана.</text:p>
      <text:p text:style-name="P4">- Мне пора идти, - сказал Сад.</text:p>
      <text:p text:style-name="P4">Они разошлись. Сад стал подниматься по лестнице на перрон, крепко держась за перила, чтобы его не столкнули вниз люди, спускавшиеся в зал ожидания. Полицейский по-прежнему допрашивал кого-то, не глядя на них. Ана вышла на улицу. Было душно и безветрено. Казалось, что уже целую сотню лет не шел дождь.</text:p>
      <text:p text:style-name="P4">Ана чувствовала жар, исходящий от тротуара даже через обувь. Кто-то толкнул ее, спеша ко входу на противоположный перрон, и извинился, даже не оборачиваясь. Ана держала руку в кармане - там, где был свернутый вчетверо листок от Сада. У нее оставался всего один день. А потом весь этот город, бесцветное небо, пустыня исчезнут навсегда.</text:p>
      <text:p text:style-name="P4">Ане не хотелось возвращаться домой - там ей нечего было делать. Ана думала, чем бы заняться в этот последний день. У нее еще оставалась гана, дышать было легко, она чувствовала себя здоровой и сильной - <text:soft-page-break/>просто еще не успевшей прийти в себя после тяжелого затягивающего сна. Который длился всю ее жизнь. Скоро толкучка на станциях спадет, все разъедутся по своим делам, и она сможет гулять по городу хоть до самого часа тишины, последнего часа тишины.</text:p>
      <text:p text:style-name="P4">Ана просидела почти час в ближайшей забегаловке, где было людно и шумно, где она даже не решалась снять респираторную маску, и ничего не заказывала, так как к ней никто не подходил, а потом пошла обратно к станции, на которой встречалась с Садом. Она решила поехать на окраину города, чтобы посмотреть на море Анила - в последний, как и многое другое, происходящее за этот день, раз.</text:p>
      <text:p text:style-name="P4">Было все также жарко. Ана чувствовала, как по лбу ее стекают капли пота. Когда Ана заходила в зал ожидания, то подумала, что придирчивый полицейский все еще продолжает мучительно допрашивать какого-то мужчину, в бесчисленный проверяя его документы, но в зале никого не было, совсем никого, и это удивило Ану даже больше, чем если бы полицейский и правда по-прежнему вел бы пристрастный допрос. Это казалось невозможным. Обычно к полудню станции пустели, но Ана никогда не видела их совсем пустыми в такой час. На перроне тоже никого не было. И тут Ана подумала - все правильно, именно такой она и хочет запомнить последнюю поездку на край кгорода, к анильскому морю, к песчаным берегам.</text:p>
      <text:p text:style-name="P4">Ана ехала в безлюдном вагоне, никто не заходил на станциях, город оцепенел, превратился в пыльную каменную пыстуню, пока она сидела в забегаловке, не снимая респираторную маску. Ехать нужно было долго, до самой окраины - почти так же долго, как и к докам в космическом порту, - только теперь поезд вез ее в противоположную сторону.</text:p>
      <text:p text:style-name="P4">Как-то неожиданно начался вечер, хотя Ане казалось, что прошло совсем немного времени - небо, начиная каменной гряды бесформенных строений у горизонта, постепенно меняло оттенок, переходя их бледно-серого в почти черной, как будто глубокая космическая пустота медленно приоткрывалась над всей планетой, и где-то высоко горела яркая одинокая звезда, наверняка ненастоящая.</text:p>
      <text:p text:style-name="P4">Ее чувство времени исказилось. Ана понимала, что скоро ей придется сделать еще один укол, ей это будет необходимо, но она пока не хотела возвращаться домой. Окраина встретила ее порывистым ветром и запахом гниющих отбросов, который доносился со свалки, выросшей на месте ее интерната. Море Анила было прекрасно в эту позднюю вечернюю мглу. Сонный свет фонарей лишь вселял в Ану ощущение какой-то тоскливой безмятежности, как будто вся улица, оставшаяся без людей, медленно плыла навстречу волн из бесцветного песка. Атмосферные станции, на вершинах которых вспыхивали разноцветные огни, плавно удалялись от <text:soft-page-break/>города, по береговой линии, в неубывающую темноту, словно там, в пустыне, давно уже наступила ночь. А пустыня была все также неизменна. Ана думала, что видела те же самые дюны много лет назад, в детстве, когда верила, что улетит когда-нибудь на космическом корабле, отправится в звездную пустоту за миллиарды миль от их бездыханной планеты, и никогда не вернется назад.</text:p>
      <text:p text:style-name="P4">Ана улыбнулась. Она вовсе не ошибалась в детстве. Все вокруг ошибались, но только не она. Болтун вовсе не умер - он ушел в пустыню, потому что ему надоело жить вместе с людьми. А она улетит с этой планеты, в звездную пустыню, о которой всегда мечтал Нив. Она исполнит его мечту.</text:p>
      <text:p text:style-name="P4">Ана снова нащупала в кармане свернутый вчетверо листок. Ее начинало слегко подташнивать, голова была тяжелой - начиналось отступление ганы, близилось время, когда ей придется сделать еще один укол. Но Ане не хотелось уходить, хотя до дома было еще далеко, а на всех улицах уже включился синий газовый свет. Она чувствовала себя так, словно забыла сделать то, ради чего приехала сюда в свой последний день. Забыла выполнить последнее распоряжение, последнюю волю.</text:p>
      <text:p text:style-name="P4">- Будь ты проклята! - сказала Ана, глядя на песчаные холмы, которые начинались за эстакадой. <text:s/>А потом пошла к станции надземки.</text:p>
      <text:p text:style-name="P4">Дома было пусто, душно и плохо работало радио. У Аны оставалось только две ампулы - совсем немного, но этого должно было хватить. Меньше, чем через сутки ее уже здесь не будет. Меньше, чем через сутки ей уже никогда не потребуется делать уколы. Там, за пределами этого гравитационного колодца, этой вечной пустыни, ей не нужно будут никакие препараты, чтобы просто дышать.</text:p>
      <text:p text:style-name="P4">Ана вставила одну из ампул в шприц. Затем попыталась настроить приемник - новости, помехи, чьи-то неразборчивые голоса. Она не собиралась слушать всю эту бессмысленную болтовню о мире, который был для нее не более важен, чем полузабытые видения из сна. Она хотела найти музыку, но музыки нигде не было. К тому же Ану начинал раздражать громкий шум. Она выключила приемник и стала перетягивать руку жгутом, затем протерла кожу смоченной шаром ваткой, затем легко и умела ввела в вену иглу - было совсем не больно - и стала медленно опускать поршень шприца, как врач, который делал ей уколы в детстве. Первые несколько секунд она не ощущала ничего, кроме легкого волнения, а потом темнота поглотила ее.</text:p>
      <text:p text:style-name="P4">Ана проснулась за столом - она так и не смогла перебраться в постель. Все тело ее болело. Радио по-прежнему не работало - она так и не включила его после укола. Ана испуганно дернулась - неужели она опоздала, - но не нет, было еще совсем рано, за окном даже не начало <text:soft-page-break/>светать. Но все равно уже нужно было отправляться. Нужно было приехать заранее - хотя бы за несколько часов.</text:p>
      <text:p text:style-name="P4">Ана одела респираторную маску, взяла с собой шприц и последнюю ампулу, завернув их в платок, и вышла на лестничную клетку. Потом долго возилась с замком - сначала ключ не поворачивался, а после этого она долго не могла его достать. Заперев наконец дверь, Ана подумала, зачем она вообще решила закрывать свою квартиру - ведь она больше никогда не вернется сюда.</text:p>
      <text:p text:style-name="P4">Нужно успокоиться. Спускаясь вниз по лестнице, Ана думала, что это странно - она в последний раз в своем доме, в последний раз поедет от станции Нивартан, в последний раз чуть не заснет, устроившись у окна в пустом вагоне, глядя на проносящиеся мимо дома.</text:p>
      <text:p text:style-name="P4">На территорию порта еще никого не пускали, и Ане пришлось ждать у высоковольтной ограды, глядя на доки вдалеке. Как и до этого, много дней подряд. Она простояла так несколько часов, уже давно рассвело, огромный корабль вдалеке неподвижно высился над взлетной полосой - можно было с трудом разглядеть каких-то людей в серых одеждах, которые быстро ходили вокруг него. Потом что-то ярко вспыхнуло, на стенах кубических построек порта замелькали красные отблески, а из взлетной шахты повалил густой черный дым. Ана испугалась, подумала, что корабль улетит без нее - но нет, это был всего лишь прогрев двигателей перед стартом.</text:p>
      <text:p text:style-name="P4">Она была единственной, кто ждал, когда наконец начнут пускать в порт. Снова вокруг никого не было. Но Ана уже не придавала этому никакого значения.</text:p>
      <text:p text:style-name="P4">Ворота наконец открылись - автоматически, со скрипом поднимаясь вверх. Погасли огоньки на ограде, предупреждавшие о том, что через решетку пропущен высоковольтный ток. Ана зашла, и хмурый полицейский стал внимательно проверять ее документы. Ана показала сначала удостоверение, а затем бумагу, которую передал ей Сад. Полицейский просмотрел все это несколько раз, но все равно был недоволен. По всей округе прокатились громкие сотрясающие земли раскаты, из взлетной шахты снова выплеснулся кипящий огонь.</text:p>
      <text:p text:style-name="P4">Ана шла до приземистых построек доков пешком. Дорога была каменна и узкая, покрытая пылью так, как будто по ней давно никто не ходил. Вокруг нее простиралась мертвая выжженная земля. Ана шла быстро как только могла, она бы побежала, но ей почему-то казалось, что на территории порта бежать нельзя. Она думала, что корабль может взлететь в любую секунду.</text:p>
      <text:p text:style-name="P4">У невысокого прямоугольного строения с кривым антеннами на крыше ее снова встретил полицейский и стал проверять документы. <text:soft-page-break/>Полицейский почти не смотрел на Ану. Его даже не смущала ее респираторная маска.</text:p>
      <text:p text:style-name="P4">Ану пропустили внутрь и сказали ждать. Она села на скамью, напротив стены с нарисованным звездным небом. В комнате было прохладно из-за усиленно работающих очистителей. Ана сняла респираторную маску.</text:p>
      <text:p text:style-name="P4">Потом к ней подошли - еще один неразговорчивый мужчина, но на сей раз уже в серой форме. Он не представился и лишь приветственно кивнул головой. Ана встала. Мужчина попросил у нее "направление", затем удостоверение. Он долго смотрел переданные ему бумаги, даже не глядя на Ану, как и другие до него. Ана почему-то подумала, что сейчас он попросит ее надеть респираторную маску, но мужчина ничего не сказал. Он провел ее в соседнее здание и попросил подождать. Ана села напротив еще одной стены, на которой было нарисовано звездное небо.</text:p>
      <text:p text:style-name="P4">Где-то на улице послышался громовой раскат. Ана вскочила, подбежала к окну, но все вокруг было затянуто дымом.</text:p>
      <text:p text:style-name="P4">Вскоре к Ане подошел еще один человек. Ана подумала, что он снова попросит у нее документы и проведет в еще один из бессмысленных корпусов с размалеванной в ночные цвета стеной, но мужчина просто сказал:</text:p>
      <text:p text:style-name="P4">- Пора.</text:p>
      <text:p text:style-name="P4">- Извините, а вы не могли бы... - сказала Ана. - Тут нет места, где я могла бы..?</text:p>
      <text:p text:style-name="P4">Человек хмуро посмотрел на нее и кивнул головой.</text:p>
      <text:p text:style-name="P4">- Пойдемте.</text:p>
      <text:p text:style-name="P4">Ана пошла за ним.</text:p>
      <text:p text:style-name="P4">Он отвел ее вглубь здания, затем они спустились на подземный этаж, прошли через сумрачные коридор и наконец остановились у какой-то двери.</text:p>
      <text:p text:style-name="P4">- Здесь, - сказал мужчина.</text:p>
      <text:p text:style-name="P4">Ана открыла дверь. В комнате с белыми кафельными стенами горел яркий свет, пахло мочой и краской. Ана чуть не упала - весь был влажным и скользским. Она подошла к раковине и включила воду, отвернув вентель до самого упора. Мощная струя воды с клокочущим шумом разбивалась о дно раковины, и ее обдавало брызгами. Ана закатала рукав куртки и, сама не понимая зачем, подставила руку под струю воды. Затем достала из внутреннего кармана шприц и ампулу.</text:p>
      <text:p text:style-name="P4">Руки ее дрожали, она не взяла с собой резиновый жгут да и боялась, что кто-нибудь неожиданно зайдет и поэтому никак не могла попасть в вену. Ана глубоко вздохнула - резкий запах мочи сильно бил в нос - и попыталась успокоиться. Она несколько раз энергично сжала и разжала <text:soft-page-break/>кисть и наконец сделала укол. Ана сразу же почувствовала, как закружилась голова, а скользский пол словно поплыл под ногами. Надо было сосредоточиться. Они не должны заметить. Ана завернула шприц и использованную ампулу в платок и сунула сверток в мусорное ведро рядом с раковиной. Потом промыла лицо холодной водой, опустила рукав. Кожа на руке, в месте от укола, горела как после ожога. Ана несколько секунд секунд смотрела на свое отражение в зеркале над раковиной, но ей казалось, что лицо ее застилает густой туман.</text:p>
      <text:p text:style-name="P4">В дверь нетерпеливо постучали.</text:p>
      <text:p text:style-name="P4">Ана осторожно, стараясь не поскользнуться, вышла из комнаты. Мужчина поджидал, прислонившись спиной к стене.</text:p>
      <text:p text:style-name="P4">- Готовы? - спросил он, увидев Ану.</text:p>
      <text:p text:style-name="P4">- Да, - сказала Ана.</text:p>
      <text:p text:style-name="P4">- Пойдемте, - сказал он.</text:p>
      <text:p text:style-name="P4">Они поднялись наверх и вышли из здания. На улице сильно пахло какой-то едкой химической гарью, Ана вдруг поняла, что забыла одеть респираторную маску, вздрогнула от испуга, вдыхая разъедающий легкие дым, но потом подумала, что все это уже неважно.</text:p>
      <text:p text:style-name="P4">Мужчина провел Ану до очередного небольшого строения с кривыми антеннами на крыше. Внутри разрисованного неба уже не оказалось, вместо этого на длинном металлическом столе, как в кабинете паталагоанатома, лежал аккуратно разложенный противоперегрузочный костюм.</text:p>
      <text:p text:style-name="P4">- Вы должны все оставить здесь, - сказал мужчина. - И переодеться.</text:p>
      <text:p text:style-name="P4"/>
      <text:p text:style-name="P4">Он вышел, и Ана стала раздеваться, аккуратно складывая свою одежду на стул. В комнате было неожиданно холодно, Ана даже чувствовала легкий ветерок, который поднимали очистители воздуха. Ледяной каменный пол обжигал ее босые ноги. Респираторная маска валялась на полу - Ану случайно уронила ее и не хотела уже поднимать. Ей по-прежнему казалось, что комната невообразимо изменяется в размерах, исчезает, открывая бесцветную головокружительную пустоту, низкий потолок, растворяются в странной зыбки как в воздушных волнах стены.</text:p>
      <text:p text:style-name="P4">Ана стала натягивать противоперегрузочный костюм.</text:p>
      <text:p text:style-name="P4">Костюм, черного матового цвета, неприятно лип к телу. Высокий ворот сильно сдавливал горло. Ана как будто даже перестала чувствовать свои руки и ноги, ей было сложно даже пошевелиться. Она вдруг поняла, что ей снова трудно дышать, хотя всего несколько минут назад она сделала себе укол, вколола последнюю ампулу. Только не сейчас. Ведь осталось совсем немного.</text:p>
      <text:p text:style-name="P4">Она с трудом, безуспешно пытаясь восстановить координацию - <text:soft-page-break/>выставляя перед собой руки, точно балансировала на краю обрыва, который мерещился ей в наркотическом бреду - вышла из комнаты. Мужчина все также ждал ее снаружи.</text:p>
      <text:p text:style-name="P4">- Вы как? - спросил он.</text:p>
      <text:p text:style-name="P4">- Не... непривычно, - пробормотала Ана.</text:p>
      <text:p text:style-name="P4">Мужчина кивнул головой с таким видом, словно именно это и ожидал услышать.</text:p>
      <text:p text:style-name="P4">Они пошли к кораблю. Перед глазами Аны все расплывалось, ей было сложно даже просто идти прямо. Несколько раз она оступалась и чуть не падала, однако ее проводник не обращал на это внимания.</text:p>
      <text:p text:style-name="P4">Они подошли к кораблю, рядом с которым высилось похожее на уродливый металлический скелет сооружение. Они зашли в подъемник, похожий на шаткую клетку, и тот с раздражающим электрическим гулом потащил их наверх. Ноги у Аны дрожали и подгибались. Она прислонилась к решетчатой стене, чтобы не упасть. Подъемник, вздрогнув, остановился. Кто-то помог ей выйти, поддержал ее - Ана уже не разбирала лиц. Вскоре она оказалась в непроницаемой душной темноте. Ее усадили в глубокое жесткое кресло, а затем Ана осталась одна. Только слышался гул каких-то работающих устройств, который лишь усиливал ощущение тишины.</text:p>
      <text:p text:style-name="P4">Ана дышала часто и глубоко, у нее начинался приступ, но это же не беспокоило ее - она сделала все, что требовалось, она добилась своего. Ана поддалась сковывающей ее слабости и тут же перестала чувствовать духоту кабины, сжимавший горло плотный воротник костюма, усталость и головную боль.</text:p>
      <text:p text:style-name="P4">Ей казалось, что она ненадолго заснула - а может, и просто на секунду закрыла глаза, - когда ее потревожил страшный раскатистый рев, от которого содрогался весь корпус корабля. Было по-прежнему темно - лишь тускло мерцали синими и красными огоньками приборы. Ана зажала уши руками. Рев продолжал усиливаться, Ана открыла рот, но кто-то словно лишил ее голоса, и она не смогла даже закричать.</text:p>
      <text:p text:style-name="P4">Затем чудовищная сила вдавила ее в кресло, мышцы костюма вспухли и сжали упругим обручем все тело, рев сменился заглушающим мысли гулом. Ана чувствовало, как сила ускорения сдавливает ее грудную клетку и не могла даже вздохнуть.</text:p>
      <text:p text:style-name="P4">Нив! Его имя словно вспыхнуло перед ней. Тело ломило от боли. В отсеке неожиданно включился яркий свет, вспыхнули в темноте ровные металлические стены, громоздские панели по бокам. Ана зажмурила глаза. Она корчилась в огромном неповоротливом кресле, ва самом центре отсека, точно прикованная к страшному пыточному аппарату. Все тело ее сводило судорогой. Натяжные камеры противоперегрузочного костюма, <text:soft-page-break/>конвульсивно вспухшие, похожие на оголенные человеческие мышцы, нещадно сжимали ее спину и грудь. Ана не могла дышать, не могла даже пошевелить рукой, не могла вскрикнуть от боли, но продолжала думать о нем. Нив!</text:p>
      <text:p text:style-name="P4">Боль продолжала усиливаться. Ане казалось, что тело ее изменяется в размерах, вытягиваются искривленные силой притяжения ноги, уродливо распухают ступни, а герметичный цельнометаллический отсек, ее пыточная камера, напротив, начинает стремительно сжиматься, как бы под давлением воздуха, который рассекал корабль, пытаясь вырваться из планетарного притяжения. Это уже не было простой физической болью. Ана чувствовала себя так же, как и в тот день, когда поняла, что Нив уже никогда не вернется к ней. Он тоже ушел в пустыню, к сердцу спящих змель, туда, откуда уже не возвращаются назад. Только его пустыня была черной как ночь.</text:p>
      <text:p text:style-name="P4">Невыносимое давление выкручивало ей руки, все вокруг искажалось, как в бреду, металлические стены отсека сместились под странным наклоном, далекое казалось близким, синие и красные огни мелькали уже повсюду. Потом у Аны стало темнеть в глазах. Темнота неотвратимо надвигалась на нее, смыкалась над ней плотным кольцом, лишая ее зрения. Но сильнее всего этого была боль в груди.</text:p>
      <text:p text:style-name="P4">Ана почувствовала, что плачет. Пыточное кресло, к которому она была прикована гравитацией и привязана ремнями, медленно поплыло навстречу темноте. Нив! Давление в четыре раза превышающее вес моего тела сжимает мою грудь, кровь оттекает к ногам, отказывает зрения, внутренние органы начинают умирать от недостатка кислорода. Но все это неважно, Нив. Я люблю тебя. Эта темнота и эта боль не имеют значения. Эта планета не хочет меня отпускать. Рука Аны соскользнула с подлокотника, и стала выкручиваться на излом - Ана почти услышала, как начинают хрустеть кости. Но я знаю, что это все неважно. Все это нереально. Реально лишь мое чувство к тебе, Нив.</text:p>
      <text:p text:style-name="P4">Гул внезапно прекратился, оборвался абсолютной непроницаемой тишиной, и в этот боль разом отступила, Ану как будто вытолкнуло из кресло, и лишь ремни безопасности удержали ее. Ее тело стало вдруг невесомым, легкие как будто сами расширялись, когда Ана пыталась вздохнуть. В иллюминаторе показались пронзительно яркие звезды и залистый солнцем диск Дёзы. Они были на орбите.</text:p>
      <text:p text:style-name="P4">Корабль плавно плыл в пустоту. Ана улыбнулась, удовлетворенно закрыла глаза. Она смогла, она выдержала это. Что бы ни говорил Сад и ее врачи. Это не приговор. Нив.</text:p>
      <text:p text:style-name="P4">Внезапно раздался протяжный раздражающий свист. Ана открыла глаза. В отсеке мигал красный аварийный свет, индикаторы на всех <text:soft-page-break/>приборах словно взбесились. Что-то было не в порядке. Корабль, медленно скользивший по орбите, вдруг резко наклонился в сторону Дёзы. Вновь послышался нарастающий гул.</text:p>
      <text:p text:style-name="P4">Тело Аны снова стало бить в конвульсиях от боли, глаза горели, точно в них попал раскаленный песок, все вокруг казалось красным, цвета крови. Корабль входил в атмосферу.</text:p>
      <text:p text:style-name="P4">Ана попыталась закричать, но что-то мешало ей, крик комком застрял у нее в горле. Грудь разрывалась от боли. Корабль рассекал корону газов, которая окутывала Дёзу, проходил в облаке магмы через пояс ветров. </text:p>
      <text:p text:style-name="P4">Нет, это невозможно, этого не должно было произойти. Ана чувствовала, как тело ее словно распадается на части, а все вокруг заливает кровь. Она потеряла сознание.</text:p>
      <text:p text:style-name="P4">Когда Ана пришла в себя, то почувствовала только острую пылающую боль в горле - через всю ее гортань проходила какая-то толстая теплая трубка, торчавшая изо рта. Она попробовала открыть глаза - даже через веки она видела, что вокруг нее светло, - но не смогла. Потом до Аны стали доноситься слабые приглушенные голоса.</text:p>
      <text:p text:style-name="P4">Говорили мужчина и женщина. Голос женщины почти сбивался на шепот - она как будто боялась разбудить Ану.</text:p>
      <text:p text:style-name="P4">- И как еще долго... - сказала мужчина.</text:p>
      <text:p text:style-name="P4">Женщина что-то неразборчиво прошептала в ответ, а затем сказала чуть громче:</text:p>
      <text:p text:style-name="P4">- Ждать...</text:p>
      <text:p text:style-name="P4">Голоса постепенно отдалялись, но послышался странный звук, похожий на скрип расстроенного приемника, который то затихал, то усиливался. К Ане постепенно возвращалось ощущение своего тела - она смогла даже пошевелить рукой. Ана попробовала приподняться, но не смогла - ее все еще сковывала тяжелая болезненная слабость. Трубка в горле мешала ей дышать, и у нее по-пренжнему не получалось даже открыть глаза. Но звук продолжал усиливаться. Ана конец смогла поднять руку и стала вытаскивать трубку изо рта, с трудом сдерживая рвотные спазмы. Когда она наконец достала трубку, слегка поцарапав себе нёбо, то залилась в тяжелом влажном кашле, сплевывая на подушку горькую слюну. Но дышать стало значительно легче. Потом Ана содрала клейкую ленту с век и открыла глаза.</text:p>
      <text:p text:style-name="P4">Она была в стерильно-белой ярко освещенной комнате, хотя не первый взгляд и было непонятно, откуда падал свет. Кроме нее в больничной палате никто не лежал, хотя рядом с Аной стояли пустые затянутые плотным полиэтиленом кровати. </text:p>
      <text:p text:style-name="P4">Ана приподнялась, упираясь в кровать рукой, и села. Боль в горле постепенно стихала. Ана чувствовала себя живой, дышать было совсем не <text:soft-page-break/>тяжело, тело вновь начинало ее слушаться. На маленьком столике у двери стоял старый пыльный радио-приемник - стрекла на его вытянутом табло, показывающая положение регулятора частоты, застыла между двух многозначных чисел, и радио на полной громкости транслировало причудливый шум помех. Ана подумала, что именно этот звук пробудил ее от паралича.</text:p>
      <text:p text:style-name="P4">Она встала на ноги. Голова у нее закружилась, в глазах потемнело, и она вновь упала на постель. Но потом встала опять. Она была в какой-то длинной белой одежде, похожей на простыню, натянутую поверх голого тела. Ноги были босыми, и их обжигал холод пыльного пола.</text:p>
      <text:p text:style-name="P4">Ана подошла к приемнику на столике и несколько секунд смотрела на него, словно решая, что делать. Потом покрутила ручку регулятора, протяжное завывание поначалу усилилось, но потом сменилось похожим на дыхание шипением, которое постепенно смолкло, слившись с тишиной. Ана выключила радио. Затем открыла дверь.</text:p>
      <text:p text:style-name="P4">Длинный коридор с рядами одинаковых дверей по бокам завершался вдалеке широким окном. Ана почувствовала, что она уже была здесь, что она узнает эти пыльные стены, эти круглые лампы на потолке. В далеком оконном проеме виднелось белесое марево песков и бледное выжженное небо.</text:p>
      <text:p text:style-name="P4">Ана не знала, куда идет, но ноги как будто сами вели ее. Она уже не обращала внимания на холод пола. Надо было спуститься вниз. Ана прошла по коридору и остановилась у одной из дверей, выглядевшей точно так же, как и остальные. Она вспомнила, именно здесь был выход на лестничную клетку, здесь они когда-то играли с Болтуном, вернее, играла она, словно получая странное необъяснимое удовольствие, расхаживая в неположенное время, в час, когда отключали радио, по запретным этажам, а Болтун лишь молчаливо следовал за ней.</text:p>
      <text:p text:style-name="P4">Наверху снова послышались голоса - мужской и женский, - и Ана стала поспешно спускаться вниз, ее не должен был никто видеть, ведь ей не полагалось никуда ходить, она должна была лежать в постели, затянутой полиэтиленом, с резиновой трубкой в горле.</text:p>
      <text:p text:style-name="P4">Ана спустилась вниз. Цокольный этаж здания был почему-то похож на подъезд обычного жилого дома, где пахло краской и мочой, но когда Ана отворила входную дверь, то ей даже пришлось прикрыть от неожиданности глаза. Перед простиралась ослепительная белоснежная пустыня, начинавшаяся сразу за порогом, точно весь двор интерната занесло песком.</text:p>
      <text:p text:style-name="P4">Все еще прикрывая ладонью глаза от беспощадного пустынного солнца, Ана вышла из подъезда. Песок обжигал ее босые ноги, было больно делать каждый шаг, но еще больнее - просто стоять на месте. По <text:soft-page-break/>лицу Аны стекали слезы, однако она не могла вернуться. Ей нужно было идти.</text:p>
      <text:p text:style-name="P4">Где-то вдалеке виднелся город - высокие каменные строения, выглядевшие уныло-серыми, как если бы глаз переставал различать на таком расстоянии цвета. Да и весь город казался каким-то бесплотным и напоминал навязчивый пустынный мираж. Ана отвернулась и направилась в противоположную сторону. Она шла, вздрагивая от боли, навстречу кошмарной клокочущей темноте - надвигался проливной дождь или даже ураган. Резко усилился ветер и обдавал ее лицо песком. Ана не всегда даже успевала прикрыться руками, и песок попадал ей в глаза.</text:p>
      <text:p text:style-name="P4">Здание интерната скрылось где-то позади, утонуло в песке. Ана чувствовала сильную постоянно нарастающую боль в груди, которая была сильнее, чем даже жар от песка, обжигавший ее ноги и заглушала все остальные чувство - как будто только благодаря этой боли она находила в себе силы идти дальше. Дышать стало тяжело, раскаленный пустынный воздух обжигал легкие, Ана изнывала от усталости, ослабленно дрожали ее ноги, увязавшие в горячем бесцветном песке, но продолжала идти.</text:p>
      <text:p text:style-name="P4">Ей осталось совсем немного - лишь несколько шагов, несколько судорожных вздохов. Она не оглядывалась - смотреть назад не имело смысла, здание интерната исчезло за дюнами, городской мираж словно растаял на ветру. Ана смотрела вперед, на приближающуюся темноту. Всего несколько шагов, думала Ана. А потом я упаду, и зыбучий песок поглотит меня, и я сама стану песком. Но это чувство в груди, эта боль, эта память о том, казалось, позабыто уже давным-давно - это то во мне, что никогда не умрет.</text:p>
      <text:p text:style-name="P4">Вдалеке засверкала молния, потом по пустыне прокатился тяжелый раскатистый гром, напоминавший поступь неумолимого шестирукого божества. В руках его лук и копье. Все шесть голов его смотрят на Ану. Его взгляд затмевает солнце, а дыхание обращается в жаркий пустынный ветер, от которого идет горлом кровь. Но Ана продолжает идти.</text:p>
      <text:p text:style-name="P4">Где-то там, в самом центре пустыни, рождается дождь. Шаг, еще один шаг. И нет ничего страшнее дождя, дождя со спящих земель, где есть лишь темнота, безвоздушное пространство, глубокий сумрак, который затягивает всю планету.</text:p>
      <text:p text:style-name="P4">Еще один шаг.</text:p>
      <text:p text:style-name="P4">Ана уже не видела, куда идет, воспаленные глаза слезились. Песок, поднятый ветром, обжигал кожу. Ноги стали тяжелыми, и Ане приходилось делать невыносимое усилие просто для того, чтобы идти. Но она уже не чувствовала боли - кроме той, что росла у нее в груди.</text:p>
      <text:p text:style-name="P4">Город давно стал миражом, обратился в песок, слился с пустыней. Ее интернат словно никогда не существовал. Разгневанное божество <text:soft-page-break/>шествовало по пустыне. Скоро все спутники сойдут с орбиты, сгорят в атмосфере и упадут пылающими огнями в красные пески. Навеки замолкнут все передатчики, и никто больше не услышит человеческую речь. Будет греметь гром, поднимется буря, а потом настанет вечный час тишины, в память о тех, кто навсегда остался в пустыне, и уже не будет никаких следов того, что они жили когда-то - лишь осколки, погребенные в дюнах, лишь прах, смешанный с песком.</text:p>
      <text:p text:style-name="P4">А потом все начнется снова.</text:p>
      <text:p text:style-name="P4">Ана остановилась. Идти дальше уже не было сил. Ей показалось, что на лицо ей упали горячие капли дождя, и что этот последний дождь исцелит ее, превратит всю пустыню в море, а потом отступит - и вновь возникнет город, поднимутся из песка высокие стены, зажгутся бесчисленные огни, поезда начнут ходить по эстакадам, и музыка как молитва, как первая передача нового мира польется из тысяч приемников, прерываемая легким шумом помех.</text:p>
      <text:p text:style-name="P4">Но она уже не вернется назад.</text:p>
      <text:p text:style-name="P4"/>
      <text:p text:style-name="P4">21.06.2009</text:p>
      <text:p text:style-name="P4">16.10.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1H22M19S</meta:editing-duration>
    <meta:editing-cycles>19</meta:editing-cycles>
    <meta:generator>OpenOffice.org/3.1$Win32 OpenOffice.org_project/310m11$Build-9399</meta:generator>
    <dc:date>2010-03-17T01:25:40.55</dc:date>
    <dc:creator>Василий Воронков</dc:creator>
    <meta:document-statistic meta:table-count="0" meta:image-count="0" meta:object-count="0" meta:page-count="320" meta:paragraph-count="3272" meta:word-count="119235" meta:character-count="770874"/>
    <meta:user-defined meta:name="Info 1"/>
    <meta:user-defined meta:name="Info 2"/>
    <meta:user-defined meta:name="Info 3"/>
    <meta:user-defined meta:name="Info 4"/>
  </office:meta>
</office:document-meta>
</file>